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121"/>
    <style:style style:name="ce4" style:family="table-cell" style:parent-style-name="Default" style:data-style-name="N108"/>
    <style:style style:name="ce5" style:family="table-cell" style:parent-style-name="Default" style:data-style-name="N122"/>
    <style:style style:name="ce9" style:family="table-cell" style:parent-style-name="Default" style:data-style-name="N61"/>
    <style:style style:name="ce10" style:family="table-cell" style:parent-style-name="Default" style:data-style-name="N121"/>
    <style:style style:name="ce11" style:family="table-cell" style:parent-style-name="Default" style:data-style-name="N108"/>
    <style:style style:name="ce1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  <table:table-cell table:number-columns-repeated="4"/>
        </table:table-row>
        <table:table-row table:style-name="ro1">
          <table:table-cell office:value-type="float" office:value="10.16" calcext:value-type="float">
            <text:p>10.16</text:p>
          </table:table-cell>
          <table:table-cell table:formula="of:=[.A2]*8065.54429" office:value-type="float" office:value="81945.9299864" calcext:value-type="float">
            <text:p>81945.9299864</text:p>
          </table:table-cell>
          <table:table-cell office:value-type="float" office:value="1.35" calcext:value-type="float">
            <text:p>1.35</text:p>
          </table:table-cell>
          <table:table-cell table:style-name="ce9" office:value-type="float" office:value="1.18" calcext:value-type="float">
            <text:p>1.18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9.999" calcext:value-type="float">
            <text:p>9.999</text:p>
          </table:table-cell>
          <table:table-cell table:formula="of:=[.A3]*8065.54429" office:value-type="float" office:value="80647.37735571" calcext:value-type="float">
            <text:p>80647.37735571</text:p>
          </table:table-cell>
          <table:table-cell office:value-type="float" office:value="1.37" calcext:value-type="float">
            <text:p>1.37</text:p>
          </table:table-cell>
          <table:table-cell table:style-name="ce9" office:value-type="float" office:value="1.18" calcext:value-type="float">
            <text:p>1.18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9.84" calcext:value-type="float">
            <text:p>9.84</text:p>
          </table:table-cell>
          <table:table-cell table:formula="of:=[.A4]*8065.54429" office:value-type="float" office:value="79364.9558136" calcext:value-type="float">
            <text:p>79364.9558136</text:p>
          </table:table-cell>
          <table:table-cell office:value-type="float" office:value="1.4" calcext:value-type="float">
            <text:p>1.4</text:p>
          </table:table-cell>
          <table:table-cell table:style-name="ce9" office:value-type="float" office:value="1.17" calcext:value-type="float">
            <text:p>1.17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9.686" calcext:value-type="float">
            <text:p>9.686</text:p>
          </table:table-cell>
          <table:table-cell table:formula="of:=[.A5]*8065.54429" office:value-type="float" office:value="78122.86199294" calcext:value-type="float">
            <text:p>78122.86199294</text:p>
          </table:table-cell>
          <table:table-cell office:value-type="float" office:value="1.42" calcext:value-type="float">
            <text:p>1.42</text:p>
          </table:table-cell>
          <table:table-cell table:style-name="ce9" office:value-type="float" office:value="1.17" calcext:value-type="float">
            <text:p>1.17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9.537" calcext:value-type="float">
            <text:p>9.537</text:p>
          </table:table-cell>
          <table:table-cell table:formula="of:=[.A6]*8065.54429" office:value-type="float" office:value="76921.09589373" calcext:value-type="float">
            <text:p>76921.09589373</text:p>
          </table:table-cell>
          <table:table-cell office:value-type="float" office:value="1.43" calcext:value-type="float">
            <text:p>1.43</text:p>
          </table:table-cell>
          <table:table-cell table:style-name="ce9" office:value-type="float" office:value="1.16" calcext:value-type="float">
            <text:p>1.16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9.393" calcext:value-type="float">
            <text:p>9.393</text:p>
          </table:table-cell>
          <table:table-cell table:formula="of:=[.A7]*8065.54429" office:value-type="float" office:value="75759.65751597" calcext:value-type="float">
            <text:p>75759.65751597</text:p>
          </table:table-cell>
          <table:table-cell office:value-type="float" office:value="1.43" calcext:value-type="float">
            <text:p>1.43</text:p>
          </table:table-cell>
          <table:table-cell table:style-name="ce9" office:value-type="float" office:value="1.15" calcext:value-type="float">
            <text:p>1.15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9.253" calcext:value-type="float">
            <text:p>9.253</text:p>
          </table:table-cell>
          <table:table-cell table:formula="of:=[.A8]*8065.54429" office:value-type="float" office:value="74630.48131537" calcext:value-type="float">
            <text:p>74630.48131537</text:p>
          </table:table-cell>
          <table:table-cell office:value-type="float" office:value="1.43" calcext:value-type="float">
            <text:p>1.43</text:p>
          </table:table-cell>
          <table:table-cell table:style-name="ce9" office:value-type="float" office:value="1.15" calcext:value-type="float">
            <text:p>1.15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9.117" calcext:value-type="float">
            <text:p>9.117</text:p>
          </table:table-cell>
          <table:table-cell table:formula="of:=[.A9]*8065.54429" office:value-type="float" office:value="73533.56729193" calcext:value-type="float">
            <text:p>73533.56729193</text:p>
          </table:table-cell>
          <table:table-cell office:value-type="float" office:value="1.43" calcext:value-type="float">
            <text:p>1.43</text:p>
          </table:table-cell>
          <table:table-cell table:style-name="ce9" office:value-type="float" office:value="1.14" calcext:value-type="float">
            <text:p>1.14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8.984" calcext:value-type="float">
            <text:p>8.984</text:p>
          </table:table-cell>
          <table:table-cell table:formula="of:=[.A10]*8065.54429" office:value-type="float" office:value="72460.84990136" calcext:value-type="float">
            <text:p>72460.84990136</text:p>
          </table:table-cell>
          <table:table-cell office:value-type="float" office:value="1.43" calcext:value-type="float">
            <text:p>1.43</text:p>
          </table:table-cell>
          <table:table-cell table:style-name="ce9" office:value-type="float" office:value="1.14" calcext:value-type="float">
            <text:p>1.14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8.856" calcext:value-type="float">
            <text:p>8.856</text:p>
          </table:table-cell>
          <table:table-cell table:formula="of:=[.A11]*8065.54429" office:value-type="float" office:value="71428.46023224" calcext:value-type="float">
            <text:p>71428.46023224</text:p>
          </table:table-cell>
          <table:table-cell office:value-type="float" office:value="1.45" calcext:value-type="float">
            <text:p>1.45</text:p>
          </table:table-cell>
          <table:table-cell table:style-name="ce9" office:value-type="float" office:value="1.15" calcext:value-type="float">
            <text:p>1.15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8.731" calcext:value-type="float">
            <text:p>8.731</text:p>
          </table:table-cell>
          <table:table-cell table:formula="of:=[.A12]*8065.54429" office:value-type="float" office:value="70420.26719599" calcext:value-type="float">
            <text:p>70420.26719599</text:p>
          </table:table-cell>
          <table:table-cell office:value-type="float" office:value="1.46" calcext:value-type="float">
            <text:p>1.46</text:p>
          </table:table-cell>
          <table:table-cell table:style-name="ce9" office:value-type="float" office:value="1.15" calcext:value-type="float">
            <text:p>1.15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8.61" calcext:value-type="float">
            <text:p>8.61</text:p>
          </table:table-cell>
          <table:table-cell table:formula="of:=[.A13]*8065.54429" office:value-type="float" office:value="69444.3363369" calcext:value-type="float">
            <text:p>69444.3363369</text:p>
          </table:table-cell>
          <table:table-cell office:value-type="float" office:value="1.46" calcext:value-type="float">
            <text:p>1.46</text:p>
          </table:table-cell>
          <table:table-cell table:style-name="ce9" office:value-type="float" office:value="1.15" calcext:value-type="float">
            <text:p>1.15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8.492" calcext:value-type="float">
            <text:p>8.492</text:p>
          </table:table-cell>
          <table:table-cell table:formula="of:=[.A14]*8065.54429" office:value-type="float" office:value="68492.60211068" calcext:value-type="float">
            <text:p>68492.60211068</text:p>
          </table:table-cell>
          <table:table-cell office:value-type="float" office:value="1.47" calcext:value-type="float">
            <text:p>1.47</text:p>
          </table:table-cell>
          <table:table-cell table:style-name="ce9" office:value-type="float" office:value="1.15" calcext:value-type="float">
            <text:p>1.15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8.377" calcext:value-type="float">
            <text:p>8.377</text:p>
          </table:table-cell>
          <table:table-cell table:formula="of:=[.A15]*8065.54429" office:value-type="float" office:value="67565.06451733" calcext:value-type="float">
            <text:p>67565.06451733</text:p>
          </table:table-cell>
          <table:table-cell office:value-type="float" office:value="1.47" calcext:value-type="float">
            <text:p>1.47</text:p>
          </table:table-cell>
          <table:table-cell table:style-name="ce9" office:value-type="float" office:value="1.15" calcext:value-type="float">
            <text:p>1.15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8.266" calcext:value-type="float">
            <text:p>8.266</text:p>
          </table:table-cell>
          <table:table-cell table:formula="of:=[.A16]*8065.54429" office:value-type="float" office:value="66669.78910114" calcext:value-type="float">
            <text:p>66669.78910114</text:p>
          </table:table-cell>
          <table:table-cell office:value-type="float" office:value="1.47" calcext:value-type="float">
            <text:p>1.47</text:p>
          </table:table-cell>
          <table:table-cell table:style-name="ce9" office:value-type="float" office:value="1.15" calcext:value-type="float">
            <text:p>1.15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7.999" calcext:value-type="float">
            <text:p>7.999</text:p>
          </table:table-cell>
          <table:table-cell table:formula="of:=[.A17]*8065.54429" office:value-type="float" office:value="64516.28877571" calcext:value-type="float">
            <text:p>64516.28877571</text:p>
          </table:table-cell>
          <table:table-cell office:value-type="float" office:value="1.46" calcext:value-type="float">
            <text:p>1.46</text:p>
          </table:table-cell>
          <table:table-cell table:style-name="ce9" office:value-type="float" office:value="1.16" calcext:value-type="float">
            <text:p>1.16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7.749" calcext:value-type="float">
            <text:p>7.749</text:p>
          </table:table-cell>
          <table:table-cell table:formula="of:=[.A18]*8065.54429" office:value-type="float" office:value="62499.90270321" calcext:value-type="float">
            <text:p>62499.90270321</text:p>
          </table:table-cell>
          <table:table-cell office:value-type="float" office:value="1.46" calcext:value-type="float">
            <text:p>1.46</text:p>
          </table:table-cell>
          <table:table-cell table:style-name="ce9" office:value-type="float" office:value="1.22" calcext:value-type="float">
            <text:p>1.22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4"/>
        </table:table-row>
        <table:table-row table:style-name="ro1">
          <table:table-cell office:value-type="float" office:value="7.514" calcext:value-type="float">
            <text:p>7.514</text:p>
          </table:table-cell>
          <table:table-cell table:formula="of:=[.A19]*8065.54429" office:value-type="float" office:value="60604.49979506" calcext:value-type="float">
            <text:p>60604.49979506</text:p>
          </table:table-cell>
          <table:table-cell office:value-type="float" office:value="1.48" calcext:value-type="float">
            <text:p>1.48</text:p>
          </table:table-cell>
          <table:table-cell table:style-name="ce9" office:value-type="float" office:value="1.21" calcext:value-type="float">
            <text:p>1.21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4"/>
        </table:table-row>
        <table:table-row table:style-name="ro1">
          <table:table-cell office:value-type="float" office:value="7.293" calcext:value-type="float">
            <text:p>7.293</text:p>
          </table:table-cell>
          <table:table-cell table:formula="of:=[.A20]*8065.54429" office:value-type="float" office:value="58822.01450697" calcext:value-type="float">
            <text:p>58822.01450697</text:p>
          </table:table-cell>
          <table:table-cell office:value-type="float" office:value="1.49" calcext:value-type="float">
            <text:p>1.49</text:p>
          </table:table-cell>
          <table:table-cell table:style-name="ce9" office:value-type="float" office:value="1.22" calcext:value-type="float">
            <text:p>1.22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4"/>
        </table:table-row>
        <table:table-row table:style-name="ro1">
          <table:table-cell office:value-type="float" office:value="7.085" calcext:value-type="float">
            <text:p>7.085</text:p>
          </table:table-cell>
          <table:table-cell table:formula="of:=[.A21]*8065.54429" office:value-type="float" office:value="57144.38129465" calcext:value-type="float">
            <text:p>57144.38129465</text:p>
          </table:table-cell>
          <table:table-cell office:value-type="float" office:value="1.46" calcext:value-type="float">
            <text:p>1.46</text:p>
          </table:table-cell>
          <table:table-cell table:style-name="ce9" office:value-type="float" office:value="1.23" calcext:value-type="float">
            <text:p>1.23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4"/>
        </table:table-row>
        <table:table-row table:style-name="ro1">
          <table:table-cell office:value-type="float" office:value="6.888" calcext:value-type="float">
            <text:p>6.888</text:p>
          </table:table-cell>
          <table:table-cell table:formula="of:=[.A22]*8065.54429" office:value-type="float" office:value="55555.46906952" calcext:value-type="float">
            <text:p>55555.46906952</text:p>
          </table:table-cell>
          <table:table-cell office:value-type="float" office:value="1.42" calcext:value-type="float">
            <text:p>1.42</text:p>
          </table:table-cell>
          <table:table-cell table:style-name="ce9" office:value-type="float" office:value="1.23" calcext:value-type="float">
            <text:p>1.23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4"/>
        </table:table-row>
        <table:table-row table:style-name="ro1">
          <table:table-cell office:value-type="float" office:value="6.702" calcext:value-type="float">
            <text:p>6.702</text:p>
          </table:table-cell>
          <table:table-cell table:formula="of:=[.A23]*8065.54429" office:value-type="float" office:value="54055.27783158" calcext:value-type="float">
            <text:p>54055.27783158</text:p>
          </table:table-cell>
          <table:table-cell office:value-type="float" office:value="1.38" calcext:value-type="float">
            <text:p>1.38</text:p>
          </table:table-cell>
          <table:table-cell table:style-name="ce9" office:value-type="float" office:value="1.24" calcext:value-type="float">
            <text:p>1.24E+00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4"/>
        </table:table-row>
        <table:table-row table:style-name="ro1">
          <table:table-cell office:value-type="float" office:value="6.526" calcext:value-type="float">
            <text:p>6.526</text:p>
          </table:table-cell>
          <table:table-cell table:formula="of:=[.A24]*8065.54429" office:value-type="float" office:value="52635.74203654" calcext:value-type="float">
            <text:p>52635.74203654</text:p>
          </table:table-cell>
          <table:table-cell office:value-type="float" office:value="1.34" calcext:value-type="float">
            <text:p>1.34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4"/>
        </table:table-row>
        <table:table-row table:style-name="ro1">
          <table:table-cell office:value-type="float" office:value="6.358" calcext:value-type="float">
            <text:p>6.358</text:p>
          </table:table-cell>
          <table:table-cell table:formula="of:=[.A25]*8065.54429" office:value-type="float" office:value="51280.73059582" calcext:value-type="float">
            <text:p>51280.73059582</text:p>
          </table:table-cell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string" calcext:value-type="string">
            <text:p>[23]</text:p>
          </table:table-cell>
          <table:table-cell table:number-columns-repeated="4"/>
        </table:table-row>
        <table:table-row table:style-name="ro1">
          <table:table-cell office:value-type="float" office:value="6.199" calcext:value-type="float">
            <text:p>6.199</text:p>
          </table:table-cell>
          <table:table-cell table:formula="of:=[.A26]*8065.54429" office:value-type="float" office:value="49998.30905371" calcext:value-type="float">
            <text:p>49998.30905371</text:p>
          </table:table-cell>
          <table:table-cell office:value-type="float" office:value="1.39" calcext:value-type="float">
            <text:p>1.39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A27]*8065.54429" office:value-type="float" office:value="49199.820169" calcext:value-type="float">
            <text:p>49199.820169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8]*8065.54429" office:value-type="float" office:value="48393.26574" calcext:value-type="float">
            <text:p>48393.26574</text:p>
          </table:table-cell>
          <table:table-cell office:value-type="float" office:value="1.38" calcext:value-type="float">
            <text:p>1.3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A29]*8065.54429" office:value-type="float" office:value="47586.711311" calcext:value-type="float">
            <text:p>47586.711311</text:p>
          </table:table-cell>
          <table:table-cell office:value-type="float" office:value="1.37" calcext:value-type="float">
            <text:p>1.37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A30]*8065.54429" office:value-type="float" office:value="46780.156882" calcext:value-type="float">
            <text:p>46780.156882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A31]*8065.54429" office:value-type="float" office:value="45167.048024" calcext:value-type="float">
            <text:p>45167.048024</text:p>
          </table:table-cell>
          <table:table-cell office:value-type="float" office:value="1.36" calcext:value-type="float">
            <text:p>1.36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A32]*8065.54429" office:value-type="float" office:value="43553.939166" calcext:value-type="float">
            <text:p>43553.939166</text:p>
          </table:table-cell>
          <table:table-cell office:value-type="float" office:value="1.36" calcext:value-type="float">
            <text:p>1.36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A33]*8065.54429" office:value-type="float" office:value="41940.830308" calcext:value-type="float">
            <text:p>41940.830308</text:p>
          </table:table-cell>
          <table:table-cell office:value-type="float" office:value="1.36" calcext:value-type="float">
            <text:p>1.3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4]*8065.54429" office:value-type="float" office:value="40327.72145" calcext:value-type="float">
            <text:p>40327.72145</text:p>
          </table:table-cell>
          <table:table-cell office:value-type="float" office:value="1.36" calcext:value-type="float">
            <text:p>1.36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A35]*8065.54429" office:value-type="float" office:value="38714.612592" calcext:value-type="float">
            <text:p>38714.612592</text:p>
          </table:table-cell>
          <table:table-cell office:value-type="float" office:value="1.38" calcext:value-type="float">
            <text:p>1.38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A36]*8065.54429" office:value-type="float" office:value="37101.503734" calcext:value-type="float">
            <text:p>37101.503734</text:p>
          </table:table-cell>
          <table:table-cell office:value-type="float" office:value="1.39" calcext:value-type="float">
            <text:p>1.39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A37]*8065.54429" office:value-type="float" office:value="35488.394876" calcext:value-type="float">
            <text:p>35488.394876</text:p>
          </table:table-cell>
          <table:table-cell office:value-type="float" office:value="1.43" calcext:value-type="float">
            <text:p>1.4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A38]*8065.54429" office:value-type="float" office:value="33875.286018" calcext:value-type="float">
            <text:p>33875.286018</text:p>
          </table:table-cell>
          <table:table-cell office:value-type="float" office:value="1.45" calcext:value-type="float">
            <text:p>1.45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9]*8065.54429" office:value-type="float" office:value="32262.17716" calcext:value-type="float">
            <text:p>32262.17716</text:p>
          </table:table-cell>
          <table:table-cell office:value-type="float" office:value="1.49" calcext:value-type="float">
            <text:p>1.49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40]*8065.54429" office:value-type="float" office:value="31455.622731" calcext:value-type="float">
            <text:p>31455.622731</text:p>
          </table:table-cell>
          <table:table-cell office:value-type="float" office:value="1.51" calcext:value-type="float">
            <text:p>1.51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41]*8065.54429" office:value-type="float" office:value="30649.068302" calcext:value-type="float">
            <text:p>30649.068302</text:p>
          </table:table-cell>
          <table:table-cell office:value-type="float" office:value="1.53" calcext:value-type="float">
            <text:p>1.53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A42]*8065.54429" office:value-type="float" office:value="29842.513873" calcext:value-type="float">
            <text:p>29842.513873</text:p>
          </table:table-cell>
          <table:table-cell office:value-type="float" office:value="1.56" calcext:value-type="float">
            <text:p>1.56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43]*8065.54429" office:value-type="float" office:value="29035.959444" calcext:value-type="float">
            <text:p>29035.959444</text:p>
          </table:table-cell>
          <table:table-cell office:value-type="float" office:value="1.58" calcext:value-type="float">
            <text:p>1.58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44]*8065.54429" office:value-type="float" office:value="28229.405015" calcext:value-type="float">
            <text:p>28229.405015</text:p>
          </table:table-cell>
          <table:table-cell office:value-type="float" office:value="1.6" calcext:value-type="float">
            <text:p>1.6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A45]*8065.54429" office:value-type="float" office:value="27422.850586" calcext:value-type="float">
            <text:p>27422.850586</text:p>
          </table:table-cell>
          <table:table-cell office:value-type="float" office:value="1.62" calcext:value-type="float">
            <text:p>1.62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A46]*8065.54429" office:value-type="float" office:value="26616.296157" calcext:value-type="float">
            <text:p>26616.296157</text:p>
          </table:table-cell>
          <table:table-cell office:value-type="float" office:value="1.65" calcext:value-type="float">
            <text:p>1.65</text:p>
          </table:table-cell>
          <table:table-cell office:value-type="float" office:value="2.69" calcext:value-type="float">
            <text:p>2.69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A47]*8065.54429" office:value-type="float" office:value="25809.741728" calcext:value-type="float">
            <text:p>25809.741728</text:p>
          </table:table-cell>
          <table:table-cell office:value-type="float" office:value="1.68" calcext:value-type="float">
            <text:p>1.68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A48]*8065.54429" office:value-type="float" office:value="25003.187299" calcext:value-type="float">
            <text:p>25003.187299</text:p>
          </table:table-cell>
          <table:table-cell office:value-type="float" office:value="1.72" calcext:value-type="float">
            <text:p>1.72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9]*8065.54429" office:value-type="float" office:value="24196.63287" calcext:value-type="float">
            <text:p>24196.63287</text:p>
          </table:table-cell>
          <table:table-cell office:value-type="float" office:value="1.75" calcext:value-type="float">
            <text:p>1.75</text:p>
          </table:table-cell>
          <table:table-cell office:value-type="float" office:value="2.92" calcext:value-type="float">
            <text:p>2.9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50]*8065.54429" office:value-type="float" office:value="23390.078441" calcext:value-type="float">
            <text:p>23390.078441</text:p>
          </table:table-cell>
          <table:table-cell office:value-type="float" office:value="1.79" calcext:value-type="float">
            <text:p>1.79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51]*8065.54429" office:value-type="float" office:value="22583.524012" calcext:value-type="float">
            <text:p>22583.524012</text:p>
          </table:table-cell>
          <table:table-cell office:value-type="float" office:value="1.83" calcext:value-type="float">
            <text:p>1.83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52]*8065.54429" office:value-type="float" office:value="21776.969583" calcext:value-type="float">
            <text:p>21776.969583</text:p>
          </table:table-cell>
          <table:table-cell office:value-type="float" office:value="1.87" calcext:value-type="float">
            <text:p>1.8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A53]*8065.54429" office:value-type="float" office:value="20970.415154" calcext:value-type="float">
            <text:p>20970.415154</text:p>
          </table:table-cell>
          <table:table-cell office:value-type="float" office:value="1.91" calcext:value-type="float">
            <text:p>1.91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54]*8065.54429" office:value-type="float" office:value="20163.860725" calcext:value-type="float">
            <text:p>20163.860725</text:p>
          </table:table-cell>
          <table:table-cell office:value-type="float" office:value="1.96" calcext:value-type="float">
            <text:p>1.96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55]*8065.54429" office:value-type="float" office:value="19357.306296" calcext:value-type="float">
            <text:p>19357.306296</text:p>
          </table:table-cell>
          <table:table-cell office:value-type="float" office:value="2.03" calcext:value-type="float">
            <text:p>2.03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56]*8065.54429" office:value-type="float" office:value="18550.751867" calcext:value-type="float">
            <text:p>18550.751867</text:p>
          </table:table-cell>
          <table:table-cell office:value-type="float" office:value="2.1" calcext:value-type="float">
            <text:p>2.1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57]*8065.54429" office:value-type="float" office:value="17744.197438" calcext:value-type="float">
            <text:p>17744.197438</text:p>
          </table:table-cell>
          <table:table-cell office:value-type="float" office:value="2.17" calcext:value-type="float">
            <text:p>2.17</text:p>
          </table:table-cell>
          <table:table-cell office:value-type="float" office:value="3.77" calcext:value-type="float">
            <text:p>3.7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58]*8065.54429" office:value-type="float" office:value="16937.643009" calcext:value-type="float">
            <text:p>16937.643009</text:p>
          </table:table-cell>
          <table:table-cell office:value-type="float" office:value="2.23" calcext:value-type="float">
            <text:p>2.23</text:p>
          </table:table-cell>
          <table:table-cell office:value-type="float" office:value="3.92" calcext:value-type="float">
            <text:p>3.9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9]*8065.54429" office:value-type="float" office:value="16131.08858" calcext:value-type="float">
            <text:p>16131.08858</text:p>
          </table:table-cell>
          <table:table-cell office:value-type="float" office:value="2.3" calcext:value-type="float">
            <text:p>2.3</text:p>
          </table:table-cell>
          <table:table-cell office:value-type="float" office:value="4.07" calcext:value-type="float">
            <text:p>4.0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60]*8065.54429" office:value-type="float" office:value="15324.534151" calcext:value-type="float">
            <text:p>15324.534151</text:p>
          </table:table-cell>
          <table:table-cell office:value-type="float" office:value="2.38" calcext:value-type="float">
            <text:p>2.38</text:p>
          </table:table-cell>
          <table:table-cell office:value-type="float" office:value="4.26" calcext:value-type="float">
            <text:p>4.26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61]*8065.54429" office:value-type="float" office:value="14517.979722" calcext:value-type="float">
            <text:p>14517.979722</text:p>
          </table:table-cell>
          <table:table-cell office:value-type="float" office:value="2.51" calcext:value-type="float">
            <text:p>2.51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62]*8065.54429" office:value-type="float" office:value="13711.425293" calcext:value-type="float">
            <text:p>13711.425293</text:p>
          </table:table-cell>
          <table:table-cell office:value-type="float" office:value="2.63" calcext:value-type="float">
            <text:p>2.63</text:p>
          </table:table-cell>
          <table:table-cell office:value-type="float" office:value="4.63" calcext:value-type="float">
            <text:p>4.63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63]*8065.54429" office:value-type="float" office:value="12904.870864" calcext:value-type="float">
            <text:p>12904.870864</text:p>
          </table:table-cell>
          <table:table-cell office:value-type="float" office:value="2.76" calcext:value-type="float">
            <text:p>2.76</text:p>
          </table:table-cell>
          <table:table-cell office:value-type="float" office:value="4.84" calcext:value-type="float">
            <text:p>4.8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64]*8065.54429" office:value-type="float" office:value="12098.316435" calcext:value-type="float">
            <text:p>12098.316435</text:p>
          </table:table-cell>
          <table:table-cell office:value-type="float" office:value="2.92" calcext:value-type="float">
            <text:p>2.92</text:p>
          </table:table-cell>
          <table:table-cell office:value-type="float" office:value="5.07" calcext:value-type="float">
            <text:p>5.0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65]*8065.54429" office:value-type="float" office:value="11291.762006" calcext:value-type="float">
            <text:p>11291.762006</text:p>
          </table:table-cell>
          <table:table-cell office:value-type="float" office:value="3.1" calcext:value-type="float">
            <text:p>3.1</text:p>
          </table:table-cell>
          <table:table-cell office:value-type="float" office:value="5.32" calcext:value-type="float">
            <text:p>5.3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66]*8065.54429" office:value-type="float" office:value="10485.207577" calcext:value-type="float">
            <text:p>10485.207577</text:p>
          </table:table-cell>
          <table:table-cell office:value-type="float" office:value="3.29" calcext:value-type="float">
            <text:p>3.29</text:p>
          </table:table-cell>
          <table:table-cell office:value-type="float" office:value="5.61" calcext:value-type="float">
            <text:p>5.61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67]*8065.54429" office:value-type="float" office:value="9678.653148" calcext:value-type="float">
            <text:p>9678.653148</text:p>
          </table:table-cell>
          <table:table-cell office:value-type="float" office:value="3.55" calcext:value-type="float">
            <text:p>3.55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A68]*8065.54429" office:value-type="float" office:value="9275.3759335" calcext:value-type="float">
            <text:p>9275.3759335</text:p>
          </table:table-cell>
          <table:table-cell office:value-type="float" office:value="3.7" calcext:value-type="float">
            <text:p>3.7</text:p>
          </table:table-cell>
          <table:table-cell office:value-type="float" office:value="6.08" calcext:value-type="float">
            <text:p>6.08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69]*8065.54429" office:value-type="float" office:value="8872.098719" calcext:value-type="float">
            <text:p>8872.098719</text:p>
          </table:table-cell>
          <table:table-cell office:value-type="float" office:value="3.86" calcext:value-type="float">
            <text:p>3.86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[.A70]*8065.54429" office:value-type="float" office:value="8468.8215045" calcext:value-type="float">
            <text:p>8468.8215045</text:p>
          </table:table-cell>
          <table:table-cell office:value-type="float" office:value="4.03" calcext:value-type="float">
            <text:p>4.03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]*8065.54429" office:value-type="float" office:value="8065.54429" calcext:value-type="float">
            <text:p>8065.54429</text:p>
          </table:table-cell>
          <table:table-cell office:value-type="float" office:value="4.25" calcext:value-type="float">
            <text:p>4.25</text:p>
          </table:table-cell>
          <table:table-cell office:value-type="float" office:value="6.62" calcext:value-type="float">
            <text:p>6.6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72]*8065.54429" office:value-type="float" office:value="7662.2670755" calcext:value-type="float">
            <text:p>7662.2670755</text:p>
          </table:table-cell>
          <table:table-cell office:value-type="float" office:value="4.5" calcext:value-type="float">
            <text:p>4.5</text:p>
          </table:table-cell>
          <table:table-cell office:value-type="float" office:value="6.77" calcext:value-type="float">
            <text:p>6.7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73]*8065.54429" office:value-type="float" office:value="7258.989861" calcext:value-type="float">
            <text:p>7258.989861</text:p>
          </table:table-cell>
          <table:table-cell office:value-type="float" office:value="4.77" calcext:value-type="float">
            <text:p>4.77</text:p>
          </table:table-cell>
          <table:table-cell office:value-type="float" office:value="6.91" calcext:value-type="float">
            <text:p>6.91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[.A74]*8065.54429" office:value-type="float" office:value="7097.6789752" calcext:value-type="float">
            <text:p>7097.6789752</text:p>
          </table:table-cell>
          <table:table-cell office:value-type="float" office:value="4.91" calcext:value-type="float">
            <text:p>4.91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A75]*8065.54429" office:value-type="float" office:value="6855.7126465" calcext:value-type="float">
            <text:p>6855.7126465</text:p>
          </table:table-cell>
          <table:table-cell office:value-type="float" office:value="5.05" calcext:value-type="float">
            <text:p>5.05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[.A76]*8065.54429" office:value-type="float" office:value="6613.7463178" calcext:value-type="float">
            <text:p>6613.7463178</text:p>
          </table:table-cell>
          <table:table-cell office:value-type="float" office:value="5.17" calcext:value-type="float">
            <text:p>5.17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77]*8065.54429" office:value-type="float" office:value="6452.435432" calcext:value-type="float">
            <text:p>6452.435432</text:p>
          </table:table-cell>
          <table:table-cell office:value-type="float" office:value="5.31" calcext:value-type="float">
            <text:p>5.31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[.A78]*8065.54429" office:value-type="float" office:value="6210.4691033" calcext:value-type="float">
            <text:p>6210.4691033</text:p>
          </table:table-cell>
          <table:table-cell office:value-type="float" office:value="5.44" calcext:value-type="float">
            <text:p>5.44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79]*8065.54429" office:value-type="float" office:value="6049.1582175" calcext:value-type="float">
            <text:p>6049.1582175</text:p>
          </table:table-cell>
          <table:table-cell office:value-type="float" office:value="5.57" calcext:value-type="float">
            <text:p>5.57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[.A80]*8065.54429" office:value-type="float" office:value="5887.8473317" calcext:value-type="float">
            <text:p>5887.8473317</text:p>
          </table:table-cell>
          <table:table-cell office:value-type="float" office:value="5.67" calcext:value-type="float">
            <text:p>5.67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81]*8065.54429" office:value-type="float" office:value="5645.881003" calcext:value-type="float">
            <text:p>5645.881003</text:p>
          </table:table-cell>
          <table:table-cell office:value-type="float" office:value="5.71" calcext:value-type="float">
            <text:p>5.71</text:p>
          </table:table-cell>
          <table:table-cell office:value-type="float" office:value="6.83" calcext:value-type="float">
            <text:p>6.83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[.A82]*8065.54429" office:value-type="float" office:value="5484.5701172" calcext:value-type="float">
            <text:p>5484.5701172</text:p>
          </table:table-cell>
          <table:table-cell office:value-type="float" office:value="5.66" calcext:value-type="float">
            <text:p>5.66</text:p>
          </table:table-cell>
          <table:table-cell office:value-type="float" office:value="6.73" calcext:value-type="float">
            <text:p>6.73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A83]*8065.54429" office:value-type="float" office:value="5242.6037885" calcext:value-type="float">
            <text:p>5242.6037885</text:p>
          </table:table-cell>
          <table:table-cell office:value-type="float" office:value="5.52" calcext:value-type="float">
            <text:p>5.52</text:p>
          </table:table-cell>
          <table:table-cell office:value-type="float" office:value="6.66" calcext:value-type="float">
            <text:p>6.66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[.A84]*8065.54429" office:value-type="float" office:value="5081.2929027" calcext:value-type="float">
            <text:p>5081.2929027</text:p>
          </table:table-cell>
          <table:table-cell office:value-type="float" office:value="5.34" calcext:value-type="float">
            <text:p>5.34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85]*8065.54429" office:value-type="float" office:value="4839.326574" calcext:value-type="float">
            <text:p>4839.326574</text:p>
          </table:table-cell>
          <table:table-cell office:value-type="float" office:value="5.13" calcext:value-type="float">
            <text:p>5.13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A86]*8065.54429" office:value-type="float" office:value="4597.3602453" calcext:value-type="float">
            <text:p>4597.3602453</text:p>
          </table:table-cell>
          <table:table-cell office:value-type="float" office:value="4.86" calcext:value-type="float">
            <text:p>4.86</text:p>
          </table:table-cell>
          <table:table-cell office:value-type="float" office:value="6.89" calcext:value-type="float">
            <text:p>6.89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A87]*8065.54429" office:value-type="float" office:value="4436.0493595" calcext:value-type="float">
            <text:p>4436.0493595</text:p>
          </table:table-cell>
          <table:table-cell office:value-type="float" office:value="4.58" calcext:value-type="float">
            <text:p>4.58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88]*8065.54429" office:value-type="float" office:value="4194.0830308" calcext:value-type="float">
            <text:p>4194.0830308</text:p>
          </table:table-cell>
          <table:table-cell office:value-type="float" office:value="4.3" calcext:value-type="float">
            <text:p>4.3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89]*8065.54429" office:value-type="float" office:value="4032.772145" calcext:value-type="float">
            <text:p>4032.772145</text:p>
          </table:table-cell>
          <table:table-cell office:value-type="float" office:value="3.91" calcext:value-type="float">
            <text:p>3.91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90]*8065.54429" office:value-type="float" office:value="3790.8058163" calcext:value-type="float">
            <text:p>3790.8058163</text:p>
          </table:table-cell>
          <table:table-cell office:value-type="float" office:value="3.36" calcext:value-type="float">
            <text:p>3.36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91]*8065.54429" office:value-type="float" office:value="3629.4949305" calcext:value-type="float">
            <text:p>3629.4949305</text:p>
          </table:table-cell>
          <table:table-cell office:value-type="float" office:value="3.03" calcext:value-type="float">
            <text:p>3.03</text:p>
          </table:table-cell>
          <table:table-cell office:value-type="float" office:value="9.31" calcext:value-type="float">
            <text:p>9.31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92]*8065.54429" office:value-type="float" office:value="3468.1840447" calcext:value-type="float">
            <text:p>3468.1840447</text:p>
          </table:table-cell>
          <table:table-cell office:value-type="float" office:value="2.92" calcext:value-type="float">
            <text:p>2.9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93]*8065.54429" office:value-type="float" office:value="3226.217716" calcext:value-type="float">
            <text:p>3226.217716</text:p>
          </table:table-cell>
          <table:table-cell office:value-type="float" office:value="2.81" calcext:value-type="float">
            <text:p>2.81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94]*8065.54429" office:value-type="float" office:value="3064.9068302" calcext:value-type="float">
            <text:p>3064.9068302</text:p>
          </table:table-cell>
          <table:table-cell office:value-type="float" office:value="3.03" calcext:value-type="float">
            <text:p>3.03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A95]*8065.54429" office:value-type="float" office:value="2822.9405015" calcext:value-type="float">
            <text:p>2822.9405015</text:p>
          </table:table-cell>
          <table:table-cell office:value-type="float" office:value="3.28" calcext:value-type="float">
            <text:p>3.28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[.A96]*8065.54429" office:value-type="float" office:value="2580.9741728" calcext:value-type="float">
            <text:p>2580.9741728</text:p>
          </table:table-cell>
          <table:table-cell office:value-type="float" office:value="3.57" calcext:value-type="float">
            <text:p>3.57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97]*8065.54429" office:value-type="float" office:value="2419.663287" calcext:value-type="float">
            <text:p>2419.663287</text:p>
          </table:table-cell>
          <table:table-cell office:value-type="float" office:value="3.92" calcext:value-type="float">
            <text:p>3.92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[.A98]*8065.54429" office:value-type="float" office:value="2258.3524012" calcext:value-type="float">
            <text:p>2258.3524012</text:p>
          </table:table-cell>
          <table:table-cell office:value-type="float" office:value="4.24" calcext:value-type="float">
            <text:p>4.24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A99]*8065.54429" office:value-type="float" office:value="2016.3860725" calcext:value-type="float">
            <text:p>2016.3860725</text:p>
          </table:table-cell>
          <table:table-cell office:value-type="float" office:value="4.7" calcext:value-type="float">
            <text:p>4.7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A100]*8065.54429" office:value-type="float" office:value="1774.4197438" calcext:value-type="float">
            <text:p>1774.4197438</text:p>
          </table:table-cell>
          <table:table-cell office:value-type="float" office:value="5.24" calcext:value-type="float">
            <text:p>5.24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101]*8065.54429" office:value-type="float" office:value="1613.108858" calcext:value-type="float">
            <text:p>1613.108858</text:p>
          </table:table-cell>
          <table:table-cell office:value-type="float" office:value="5.9" calcext:value-type="float">
            <text:p>5.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102]*8065.54429" office:value-type="float" office:value="1371.1425293" calcext:value-type="float">
            <text:p>1371.1425293</text:p>
          </table:table-cell>
          <table:table-cell office:value-type="float" office:value="6.78" calcext:value-type="float">
            <text:p>6.78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103]*8065.54429" office:value-type="float" office:value="1209.8316435" calcext:value-type="float">
            <text:p>1209.8316435</text:p>
          </table:table-cell>
          <table:table-cell office:value-type="float" office:value="8.18" calcext:value-type="float">
            <text:p>8.18</text:p>
          </table:table-cell>
          <table:table-cell office:value-type="float" office:value="31.2" calcext:value-type="float">
            <text:p>31.2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[.A104]*8065.54429" office:value-type="float" office:value="1048.5207577" calcext:value-type="float">
            <text:p>1048.5207577</text:p>
          </table:table-cell>
          <table:table-cell office:value-type="float" office:value="9.91" calcext:value-type="float">
            <text:p>9.91</text:p>
          </table:table-cell>
          <table:table-cell office:value-type="float" office:value="36.7" calcext:value-type="float">
            <text:p>36.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105]*8065.54429" office:value-type="float" office:value="806.554429" calcext:value-type="float">
            <text:p>806.554429</text:p>
          </table:table-cell>
          <table:table-cell office:value-type="float" office:value="13.2" calcext:value-type="float">
            <text:p>13.2</text:p>
          </table:table-cell>
          <table:table-cell office:value-type="float" office:value="44.7" calcext:value-type="float">
            <text:p>44.7</text:p>
          </table:table-cell>
          <table:table-cell table:number-columns-repeated="2" office:value-type="string" calcext:value-type="string">
            <text:p>[21]</text:p>
          </table:table-cell>
          <table:table-cell table:number-columns-repeated="4"/>
        </table:table-row>
      </table:table>
      <table:table table:name="Au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V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table:formula="of:=LOG10([.A2])" office:value-type="float" office:value="1.02897770520878" calcext:value-type="float">
            <text:p>1.02897770520878</text:p>
          </table:table-cell>
          <table:table-cell table:formula="of:=[.A2]*8065.54429" office:value-type="float" office:value="86220.6684601" calcext:value-type="float">
            <text:p>86220.6684601</text:p>
          </table:table-cell>
          <table:table-cell office:value-type="float" office:value="1.242" calcext:value-type="float">
            <text:p>1.242</text:p>
          </table:table-cell>
          <table:table-cell office:value-type="float" office:value="0.935" calcext:value-type="float">
            <text:p>0.93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LOG10([.A3])" office:value-type="float" office:value="1.02530586526477" calcext:value-type="float">
            <text:p>1.02530586526477</text:p>
          </table:table-cell>
          <table:table-cell table:formula="of:=[.A3]*8065.54429" office:value-type="float" office:value="85494.769474" calcext:value-type="float">
            <text:p>85494.769474</text:p>
          </table:table-cell>
          <table:table-cell office:value-type="float" office:value="1.247" calcext:value-type="float">
            <text:p>1.247</text:p>
          </table:table-cell>
          <table:table-cell office:value-type="float" office:value="0.942" calcext:value-type="float">
            <text:p>0.942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table:formula="of:=LOG10([.A4])" office:value-type="float" office:value="1.02160271602824" calcext:value-type="float">
            <text:p>1.02160271602824</text:p>
          </table:table-cell>
          <table:table-cell table:formula="of:=[.A4]*8065.54429" office:value-type="float" office:value="84768.8704879" calcext:value-type="float">
            <text:p>84768.8704879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table:formula="of:=LOG10([.A5])" office:value-type="float" office:value="1.01786771896351" calcext:value-type="float">
            <text:p>1.01786771896351</text:p>
          </table:table-cell>
          <table:table-cell table:formula="of:=[.A5]*8065.54429" office:value-type="float" office:value="84042.9715018" calcext:value-type="float">
            <text:p>84042.9715018</text:p>
          </table:table-cell>
          <table:table-cell office:value-type="float" office:value="1.255" calcext:value-type="float">
            <text:p>1.255</text:p>
          </table:table-cell>
          <table:table-cell office:value-type="float" office:value="0.955" calcext:value-type="float">
            <text:p>0.95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table:formula="of:=LOG10([.A6])" office:value-type="float" office:value="1.01410032151962" calcext:value-type="float">
            <text:p>1.01410032151962</text:p>
          </table:table-cell>
          <table:table-cell table:formula="of:=[.A6]*8065.54429" office:value-type="float" office:value="83317.0725157" calcext:value-type="float">
            <text:p>83317.0725157</text:p>
          </table:table-cell>
          <table:table-cell office:value-type="float" office:value="1.26" calcext:value-type="float">
            <text:p>1.26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table:formula="of:=LOG10([.A7])" office:value-type="float" office:value="1.01072386539177" calcext:value-type="float">
            <text:p>1.01072386539177</text:p>
          </table:table-cell>
          <table:table-cell table:formula="of:=[.A7]*8065.54429" office:value-type="float" office:value="82671.8289725" calcext:value-type="float">
            <text:p>82671.8289725</text:p>
          </table:table-cell>
          <table:table-cell office:value-type="float" office:value="1.265" calcext:value-type="float">
            <text:p>1.265</text:p>
          </table:table-cell>
          <table:table-cell office:value-type="float" office:value="0.967" calcext:value-type="float">
            <text:p>0.96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table:formula="of:=LOG10([.A8])" office:value-type="float" office:value="1.0068937079479" calcext:value-type="float">
            <text:p>1.0068937079479</text:p>
          </table:table-cell>
          <table:table-cell table:formula="of:=[.A8]*8065.54429" office:value-type="float" office:value="81945.9299864" calcext:value-type="float">
            <text:p>81945.9299864</text:p>
          </table:table-cell>
          <table:table-cell office:value-type="float" office:value="1.27" calcext:value-type="float">
            <text:p>1.27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table:formula="of:=LOG10([.A9])" office:value-type="float" office:value="1.00346053210951" calcext:value-type="float">
            <text:p>1.00346053210951</text:p>
          </table:table-cell>
          <table:table-cell table:formula="of:=[.A9]*8065.54429" office:value-type="float" office:value="81300.6864432" calcext:value-type="float">
            <text:p>81300.6864432</text:p>
          </table:table-cell>
          <table:table-cell office:value-type="float" office:value="1.275" calcext:value-type="float">
            <text:p>1.275</text:p>
          </table:table-cell>
          <table:table-cell office:value-type="float" office:value="0.982" calcext:value-type="float">
            <text:p>0.982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10([.A10])" office:value-type="float" office:value="1" calcext:value-type="float">
            <text:p>1</text:p>
          </table:table-cell>
          <table:table-cell table:formula="of:=[.A10]*8065.54429" office:value-type="float" office:value="80655.4429" calcext:value-type="float">
            <text:p>80655.4429</text:p>
          </table:table-cell>
          <table:table-cell office:value-type="float" office:value="1.28" calcext:value-type="float">
            <text:p>1.28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919" calcext:value-type="float">
            <text:p>9.919</text:p>
          </table:table-cell>
          <table:table-cell table:formula="of:=LOG10([.A11])" office:value-type="float" office:value="0.996467890261717" calcext:value-type="float">
            <text:p>0.996467890261717</text:p>
          </table:table-cell>
          <table:table-cell table:formula="of:=[.A11]*8065.54429" office:value-type="float" office:value="80002.13381251" calcext:value-type="float">
            <text:p>80002.13381251</text:p>
          </table:table-cell>
          <table:table-cell office:value-type="float" office:value="1.285" calcext:value-type="float">
            <text:p>1.285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table:formula="of:=LOG10([.A12])" office:value-type="float" office:value="0.992995098431341" calcext:value-type="float">
            <text:p>0.992995098431341</text:p>
          </table:table-cell>
          <table:table-cell table:formula="of:=[.A12]*8065.54429" office:value-type="float" office:value="79364.9558136" calcext:value-type="float">
            <text:p>79364.9558136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763" calcext:value-type="float">
            <text:p>9.763</text:p>
          </table:table-cell>
          <table:table-cell table:formula="of:=LOG10([.A13])" office:value-type="float" office:value="0.989583289311005" calcext:value-type="float">
            <text:p>0.989583289311005</text:p>
          </table:table-cell>
          <table:table-cell table:formula="of:=[.A13]*8065.54429" office:value-type="float" office:value="78743.90890327" calcext:value-type="float">
            <text:p>78743.90890327</text:p>
          </table:table-cell>
          <table:table-cell office:value-type="float" office:value="1.295" calcext:value-type="float">
            <text:p>1.295</text:p>
          </table:table-cell>
          <table:table-cell office:value-type="float" office:value="1.005" calcext:value-type="float">
            <text:p>1.00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686" calcext:value-type="float">
            <text:p>9.686</text:p>
          </table:table-cell>
          <table:table-cell table:formula="of:=LOG10([.A14])" office:value-type="float" office:value="0.986144464710521" calcext:value-type="float">
            <text:p>0.986144464710521</text:p>
          </table:table-cell>
          <table:table-cell table:formula="of:=[.A14]*8065.54429" office:value-type="float" office:value="78122.86199294" calcext:value-type="float">
            <text:p>78122.86199294</text:p>
          </table:table-cell>
          <table:table-cell office:value-type="float" office:value="1.3" calcext:value-type="float">
            <text:p>1.3</text:p>
          </table:table-cell>
          <table:table-cell office:value-type="float" office:value="1.012" calcext:value-type="float">
            <text:p>1.012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611" calcext:value-type="float">
            <text:p>9.611</text:p>
          </table:table-cell>
          <table:table-cell table:formula="of:=LOG10([.A15])" office:value-type="float" office:value="0.982768577251012" calcext:value-type="float">
            <text:p>0.982768577251012</text:p>
          </table:table-cell>
          <table:table-cell table:formula="of:=[.A15]*8065.54429" office:value-type="float" office:value="77517.94617119" calcext:value-type="float">
            <text:p>77517.94617119</text:p>
          </table:table-cell>
          <table:table-cell office:value-type="float" office:value="1.304" calcext:value-type="float">
            <text:p>1.304</text:p>
          </table:table-cell>
          <table:table-cell office:value-type="float" office:value="1.017" calcext:value-type="float">
            <text:p>1.01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537" calcext:value-type="float">
            <text:p>9.537</text:p>
          </table:table-cell>
          <table:table-cell table:formula="of:=LOG10([.A16])" office:value-type="float" office:value="0.979411782634435" calcext:value-type="float">
            <text:p>0.979411782634435</text:p>
          </table:table-cell>
          <table:table-cell table:formula="of:=[.A16]*8065.54429" office:value-type="float" office:value="76921.09589373" calcext:value-type="float">
            <text:p>76921.09589373</text:p>
          </table:table-cell>
          <table:table-cell office:value-type="float" office:value="1.308" calcext:value-type="float">
            <text:p>1.308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465" calcext:value-type="float">
            <text:p>9.465</text:p>
          </table:table-cell>
          <table:table-cell table:formula="of:=LOG10([.A17])" office:value-type="float" office:value="0.976120618299816" calcext:value-type="float">
            <text:p>0.976120618299816</text:p>
          </table:table-cell>
          <table:table-cell table:formula="of:=[.A17]*8065.54429" office:value-type="float" office:value="76340.37670485" calcext:value-type="float">
            <text:p>76340.37670485</text:p>
          </table:table-cell>
          <table:table-cell office:value-type="float" office:value="1.313" calcext:value-type="float">
            <text:p>1.313</text:p>
          </table:table-cell>
          <table:table-cell office:value-type="float" office:value="1.027" calcext:value-type="float">
            <text:p>1.02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393" calcext:value-type="float">
            <text:p>9.393</text:p>
          </table:table-cell>
          <table:table-cell table:formula="of:=LOG10([.A18])" office:value-type="float" office:value="0.972804322336578" calcext:value-type="float">
            <text:p>0.972804322336578</text:p>
          </table:table-cell>
          <table:table-cell table:formula="of:=[.A18]*8065.54429" office:value-type="float" office:value="75759.65751597" calcext:value-type="float">
            <text:p>75759.65751597</text:p>
          </table:table-cell>
          <table:table-cell office:value-type="float" office:value="1.318" calcext:value-type="float">
            <text:p>1.318</text:p>
          </table:table-cell>
          <table:table-cell office:value-type="float" office:value="1.032" calcext:value-type="float">
            <text:p>1.032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322" calcext:value-type="float">
            <text:p>9.322</text:p>
          </table:table-cell>
          <table:table-cell table:formula="of:=LOG10([.A19])" office:value-type="float" office:value="0.969509098596567" calcext:value-type="float">
            <text:p>0.969509098596567</text:p>
          </table:table-cell>
          <table:table-cell table:formula="of:=[.A19]*8065.54429" office:value-type="float" office:value="75187.00387138" calcext:value-type="float">
            <text:p>75187.00387138</text:p>
          </table:table-cell>
          <table:table-cell office:value-type="float" office:value="1.323" calcext:value-type="float">
            <text:p>1.323</text:p>
          </table:table-cell>
          <table:table-cell office:value-type="float" office:value="1.038" calcext:value-type="float">
            <text:p>1.038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253" calcext:value-type="float">
            <text:p>9.253</text:p>
          </table:table-cell>
          <table:table-cell table:formula="of:=LOG10([.A20])" office:value-type="float" office:value="0.966282562167463" calcext:value-type="float">
            <text:p>0.966282562167463</text:p>
          </table:table-cell>
          <table:table-cell table:formula="of:=[.A20]*8065.54429" office:value-type="float" office:value="74630.48131537" calcext:value-type="float">
            <text:p>74630.48131537</text:p>
          </table:table-cell>
          <table:table-cell office:value-type="float" office:value="1.328" calcext:value-type="float">
            <text:p>1.328</text:p>
          </table:table-cell>
          <table:table-cell office:value-type="float" office:value="1.045" calcext:value-type="float">
            <text:p>1.04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184" calcext:value-type="float">
            <text:p>9.184</text:p>
          </table:table-cell>
          <table:table-cell table:formula="of:=LOG10([.A21])" office:value-type="float" office:value="0.963031875053898" calcext:value-type="float">
            <text:p>0.963031875053898</text:p>
          </table:table-cell>
          <table:table-cell table:formula="of:=[.A21]*8065.54429" office:value-type="float" office:value="74073.95875936" calcext:value-type="float">
            <text:p>74073.95875936</text:p>
          </table:table-cell>
          <table:table-cell office:value-type="float" office:value="1.333" calcext:value-type="float">
            <text:p>1.333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117" calcext:value-type="float">
            <text:p>9.117</text:p>
          </table:table-cell>
          <table:table-cell table:formula="of:=LOG10([.A22])" office:value-type="float" office:value="0.959851954799605" calcext:value-type="float">
            <text:p>0.959851954799605</text:p>
          </table:table-cell>
          <table:table-cell table:formula="of:=[.A22]*8065.54429" office:value-type="float" office:value="73533.56729193" calcext:value-type="float">
            <text:p>73533.56729193</text:p>
          </table:table-cell>
          <table:table-cell office:value-type="float" office:value="1.338" calcext:value-type="float">
            <text:p>1.338</text:p>
          </table:table-cell>
          <table:table-cell office:value-type="float" office:value="1.053" calcext:value-type="float">
            <text:p>1.053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table:formula="of:=LOG10([.A23])" office:value-type="float" office:value="0.956648579205203" calcext:value-type="float">
            <text:p>0.956648579205203</text:p>
          </table:table-cell>
          <table:table-cell table:formula="of:=[.A23]*8065.54429" office:value-type="float" office:value="72993.1758245" calcext:value-type="float">
            <text:p>72993.1758245</text:p>
          </table:table-cell>
          <table:table-cell office:value-type="float" office:value="1.345" calcext:value-type="float">
            <text:p>1.345</text:p>
          </table:table-cell>
          <table:table-cell office:value-type="float" office:value="1.058" calcext:value-type="float">
            <text:p>1.058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8.984" calcext:value-type="float">
            <text:p>8.984</text:p>
          </table:table-cell>
          <table:table-cell table:formula="of:=LOG10([.A24])" office:value-type="float" office:value="0.953469743253401" calcext:value-type="float">
            <text:p>0.953469743253401</text:p>
          </table:table-cell>
          <table:table-cell table:formula="of:=[.A24]*8065.54429" office:value-type="float" office:value="72460.84990136" calcext:value-type="float">
            <text:p>72460.84990136</text:p>
          </table:table-cell>
          <table:table-cell office:value-type="float" office:value="1.35" calcext:value-type="float">
            <text:p>1.35</text:p>
          </table:table-cell>
          <table:table-cell office:value-type="float" office:value="1.063" calcext:value-type="float">
            <text:p>1.063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formula="of:=LOG10([.A25])" office:value-type="float" office:value="0.950364854376123" calcext:value-type="float">
            <text:p>0.950364854376123</text:p>
          </table:table-cell>
          <table:table-cell table:formula="of:=[.A25]*8065.54429" office:value-type="float" office:value="71944.6550668" calcext:value-type="float">
            <text:p>71944.6550668</text:p>
          </table:table-cell>
          <table:table-cell office:value-type="float" office:value="1.355" calcext:value-type="float">
            <text:p>1.355</text:p>
          </table:table-cell>
          <table:table-cell office:value-type="float" office:value="1.067" calcext:value-type="float">
            <text:p>1.06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table:formula="of:=LOG10([.A26])" office:value-type="float" office:value="0.947237607870666" calcext:value-type="float">
            <text:p>0.947237607870666</text:p>
          </table:table-cell>
          <table:table-cell table:formula="of:=[.A26]*8065.54429" office:value-type="float" office:value="71428.46023224" calcext:value-type="float">
            <text:p>71428.46023224</text:p>
          </table:table-cell>
          <table:table-cell office:value-type="float" office:value="1.36" calcext:value-type="float">
            <text:p>1.36</text:p>
          </table:table-cell>
          <table:table-cell office:value-type="float" office:value="1.072" calcext:value-type="float">
            <text:p>1.072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8.551" calcext:value-type="float">
            <text:p>8.551</text:p>
          </table:table-cell>
          <table:table-cell table:formula="of:=LOG10([.A27])" office:value-type="float" office:value="0.932016906434201" calcext:value-type="float">
            <text:p>0.932016906434201</text:p>
          </table:table-cell>
          <table:table-cell table:formula="of:=[.A27]*8065.54429" office:value-type="float" office:value="68968.46922379" calcext:value-type="float">
            <text:p>68968.46922379</text:p>
          </table:table-cell>
          <table:table-cell office:value-type="float" office:value="1.386" calcext:value-type="float">
            <text:p>1.386</text:p>
          </table:table-cell>
          <table:table-cell office:value-type="float" office:value="1.089" calcext:value-type="float">
            <text:p>1.089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8.266" calcext:value-type="float">
            <text:p>8.266</text:p>
          </table:table-cell>
          <table:table-cell table:formula="of:=LOG10([.A28])" office:value-type="float" office:value="0.917295400945689" calcext:value-type="float">
            <text:p>0.917295400945689</text:p>
          </table:table-cell>
          <table:table-cell table:formula="of:=[.A28]*8065.54429" office:value-type="float" office:value="66669.78910114" calcext:value-type="float">
            <text:p>66669.78910114</text:p>
          </table:table-cell>
          <table:table-cell office:value-type="float" office:value="1.419" calcext:value-type="float">
            <text:p>1.419</text:p>
          </table:table-cell>
          <table:table-cell office:value-type="float" office:value="1.102" calcext:value-type="float">
            <text:p>1.102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7.999" calcext:value-type="float">
            <text:p>7.999</text:p>
          </table:table-cell>
          <table:table-cell table:formula="of:=LOG10([.A29])" office:value-type="float" office:value="0.903035696788497" calcext:value-type="float">
            <text:p>0.903035696788497</text:p>
          </table:table-cell>
          <table:table-cell table:formula="of:=[.A29]*8065.54429" office:value-type="float" office:value="64516.28877571" calcext:value-type="float">
            <text:p>64516.28877571</text:p>
          </table:table-cell>
          <table:table-cell office:value-type="float" office:value="1.45" calcext:value-type="float">
            <text:p>1.45</text:p>
          </table:table-cell>
          <table:table-cell office:value-type="float" office:value="1.108" calcext:value-type="float">
            <text:p>1.108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7.749" calcext:value-type="float">
            <text:p>7.749</text:p>
          </table:table-cell>
          <table:table-cell table:formula="of:=LOG10([.A30])" office:value-type="float" office:value="0.88924566089298" calcext:value-type="float">
            <text:p>0.88924566089298</text:p>
          </table:table-cell>
          <table:table-cell table:formula="of:=[.A30]*8065.54429" office:value-type="float" office:value="62499.90270321" calcext:value-type="float">
            <text:p>62499.90270321</text:p>
          </table:table-cell>
          <table:table-cell office:value-type="float" office:value="1.483" calcext:value-type="float">
            <text:p>1.483</text:p>
          </table:table-cell>
          <table:table-cell office:value-type="float" office:value="1.106" calcext:value-type="float">
            <text:p>1.106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7.514" calcext:value-type="float">
            <text:p>7.514</text:p>
          </table:table-cell>
          <table:table-cell table:formula="of:=LOG10([.A31])" office:value-type="float" office:value="0.875871190727366" calcext:value-type="float">
            <text:p>0.875871190727366</text:p>
          </table:table-cell>
          <table:table-cell table:formula="of:=[.A31]*8065.54429" office:value-type="float" office:value="60604.49979506" calcext:value-type="float">
            <text:p>60604.49979506</text:p>
          </table:table-cell>
          <table:table-cell office:value-type="float" office:value="1.512" calcext:value-type="float">
            <text:p>1.512</text:p>
          </table:table-cell>
          <table:table-cell office:value-type="float" office:value="1.093" calcext:value-type="float">
            <text:p>1.093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7.293" calcext:value-type="float">
            <text:p>7.293</text:p>
          </table:table-cell>
          <table:table-cell table:formula="of:=LOG10([.A32])" office:value-type="float" office:value="0.862906213562998" calcext:value-type="float">
            <text:p>0.862906213562998</text:p>
          </table:table-cell>
          <table:table-cell table:formula="of:=[.A32]*8065.54429" office:value-type="float" office:value="58822.01450697" calcext:value-type="float">
            <text:p>58822.01450697</text:p>
          </table:table-cell>
          <table:table-cell office:value-type="float" office:value="1.519" calcext:value-type="float">
            <text:p>1.51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7.085" calcext:value-type="float">
            <text:p>7.085</text:p>
          </table:table-cell>
          <table:table-cell table:formula="of:=LOG10([.A33])" office:value-type="float" office:value="0.850339854583479" calcext:value-type="float">
            <text:p>0.850339854583479</text:p>
          </table:table-cell>
          <table:table-cell table:formula="of:=[.A33]*8065.54429" office:value-type="float" office:value="57144.38129465" calcext:value-type="float">
            <text:p>57144.38129465</text:p>
          </table:table-cell>
          <table:table-cell office:value-type="float" office:value="1.5" calcext:value-type="float">
            <text:p>1.5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table:formula="of:=LOG10([.A34])" office:value-type="float" office:value="0.838093138445598" calcext:value-type="float">
            <text:p>0.838093138445598</text:p>
          </table:table-cell>
          <table:table-cell table:formula="of:=[.A34]*8065.54429" office:value-type="float" office:value="55555.46906952" calcext:value-type="float">
            <text:p>55555.46906952</text:p>
          </table:table-cell>
          <table:table-cell office:value-type="float" office:value="1.47" calcext:value-type="float">
            <text:p>1.47</text:p>
          </table:table-cell>
          <table:table-cell office:value-type="float" office:value="1.085" calcext:value-type="float">
            <text:p>1.08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6.702" calcext:value-type="float">
            <text:p>6.702</text:p>
          </table:table-cell>
          <table:table-cell table:formula="of:=LOG10([.A35])" office:value-type="float" office:value="0.826204423499253" calcext:value-type="float">
            <text:p>0.826204423499253</text:p>
          </table:table-cell>
          <table:table-cell table:formula="of:=[.A35]*8065.54429" office:value-type="float" office:value="54055.27783158" calcext:value-type="float">
            <text:p>54055.27783158</text:p>
          </table:table-cell>
          <table:table-cell office:value-type="float" office:value="1.442" calcext:value-type="float">
            <text:p>1.442</text:p>
          </table:table-cell>
          <table:table-cell office:value-type="float" office:value="1.107" calcext:value-type="float">
            <text:p>1.10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6.526" calcext:value-type="float">
            <text:p>6.526</text:p>
          </table:table-cell>
          <table:table-cell table:formula="of:=LOG10([.A36])" office:value-type="float" office:value="0.814647069451856" calcext:value-type="float">
            <text:p>0.814647069451856</text:p>
          </table:table-cell>
          <table:table-cell table:formula="of:=[.A36]*8065.54429" office:value-type="float" office:value="52635.74203654" calcext:value-type="float">
            <text:p>52635.74203654</text:p>
          </table:table-cell>
          <table:table-cell office:value-type="float" office:value="1.427" calcext:value-type="float">
            <text:p>1.427</text:p>
          </table:table-cell>
          <table:table-cell office:value-type="float" office:value="1.135" calcext:value-type="float">
            <text:p>1.13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6.358" calcext:value-type="float">
            <text:p>6.358</text:p>
          </table:table-cell>
          <table:table-cell table:formula="of:=LOG10([.A37])" office:value-type="float" office:value="0.803320523578754" calcext:value-type="float">
            <text:p>0.803320523578754</text:p>
          </table:table-cell>
          <table:table-cell table:formula="of:=[.A37]*8065.54429" office:value-type="float" office:value="51280.73059582" calcext:value-type="float">
            <text:p>51280.73059582</text:p>
          </table:table-cell>
          <table:table-cell office:value-type="float" office:value="1.424" calcext:value-type="float">
            <text:p>1.424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6.199" calcext:value-type="float">
            <text:p>6.199</text:p>
          </table:table-cell>
          <table:table-cell table:formula="of:=LOG10([.A38])" office:value-type="float" office:value="0.792321636351574" calcext:value-type="float">
            <text:p>0.792321636351574</text:p>
          </table:table-cell>
          <table:table-cell table:formula="of:=[.A38]*8065.54429" office:value-type="float" office:value="49998.30905371" calcext:value-type="float">
            <text:p>49998.30905371</text:p>
          </table:table-cell>
          <table:table-cell office:value-type="float" office:value="1.427" calcext:value-type="float">
            <text:p>1.427</text:p>
          </table:table-cell>
          <table:table-cell office:value-type="float" office:value="1.215" calcext:value-type="float">
            <text:p>1.215</text:p>
          </table:table-cell>
          <table:table-cell table:number-columns-repeated="2" office:value-type="string" calcext:value-type="string">
            <text:p>[1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10([.A39])" office:value-type="float" office:value="0.778151250383644" calcext:value-type="float">
            <text:p>0.778151250383644</text:p>
          </table:table-cell>
          <table:table-cell table:formula="of:=[.A39]*8065.54429" office:value-type="float" office:value="48393.26574" calcext:value-type="float">
            <text:p>48393.26574</text:p>
          </table:table-cell>
          <table:table-cell office:value-type="float" office:value="1.422" calcext:value-type="float">
            <text:p>1.422</text:p>
          </table:table-cell>
          <table:table-cell office:value-type="float" office:value="1.306" calcext:value-type="float">
            <text:p>1.30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LOG10([.A40])" office:value-type="float" office:value="0.770852011642144" calcext:value-type="float">
            <text:p>0.770852011642144</text:p>
          </table:table-cell>
          <table:table-cell table:formula="of:=[.A40]*8065.54429" office:value-type="float" office:value="47586.711311" calcext:value-type="float">
            <text:p>47586.711311</text:p>
          </table:table-cell>
          <table:table-cell office:value-type="float" office:value="1.43" calcext:value-type="float">
            <text:p>1.43</text:p>
          </table:table-cell>
          <table:table-cell office:value-type="float" office:value="1.334" calcext:value-type="float">
            <text:p>1.334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LOG10([.A41])" office:value-type="float" office:value="0.763427993562937" calcext:value-type="float">
            <text:p>0.763427993562937</text:p>
          </table:table-cell>
          <table:table-cell table:formula="of:=[.A41]*8065.54429" office:value-type="float" office:value="46780.156882" calcext:value-type="float">
            <text:p>46780.156882</text:p>
          </table:table-cell>
          <table:table-cell office:value-type="float" office:value="1.432" calcext:value-type="float">
            <text:p>1.432</text:p>
          </table:table-cell>
          <table:table-cell office:value-type="float" office:value="1.364" calcext:value-type="float">
            <text:p>1.364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LOG10([.A42])" office:value-type="float" office:value="0.755874855672491" calcext:value-type="float">
            <text:p>0.755874855672491</text:p>
          </table:table-cell>
          <table:table-cell table:formula="of:=[.A42]*8065.54429" office:value-type="float" office:value="45973.602453" calcext:value-type="float">
            <text:p>45973.602453</text:p>
          </table:table-cell>
          <table:table-cell office:value-type="float" office:value="1.438" calcext:value-type="float">
            <text:p>1.438</text:p>
          </table:table-cell>
          <table:table-cell office:value-type="float" office:value="1.388" calcext:value-type="float">
            <text:p>1.38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LOG10([.A43])" office:value-type="float" office:value="0.7481880270062" calcext:value-type="float">
            <text:p>0.7481880270062</text:p>
          </table:table-cell>
          <table:table-cell table:formula="of:=[.A43]*8065.54429" office:value-type="float" office:value="45167.048024" calcext:value-type="float">
            <text:p>45167.048024</text:p>
          </table:table-cell>
          <table:table-cell office:value-type="float" office:value="1.442" calcext:value-type="float">
            <text:p>1.442</text:p>
          </table:table-cell>
          <table:table-cell office:value-type="float" office:value="1.418" calcext:value-type="float">
            <text:p>1.41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LOG10([.A44])" office:value-type="float" office:value="0.740362689494244" calcext:value-type="float">
            <text:p>0.740362689494244</text:p>
          </table:table-cell>
          <table:table-cell table:formula="of:=[.A44]*8065.54429" office:value-type="float" office:value="44360.493595" calcext:value-type="float">
            <text:p>44360.493595</text:p>
          </table:table-cell>
          <table:table-cell office:value-type="float" office:value="1.452" calcext:value-type="float">
            <text:p>1.452</text:p>
          </table:table-cell>
          <table:table-cell office:value-type="float" office:value="1.442" calcext:value-type="float">
            <text:p>1.442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LOG10([.A45])" office:value-type="float" office:value="0.732393759822968" calcext:value-type="float">
            <text:p>0.732393759822968</text:p>
          </table:table-cell>
          <table:table-cell table:formula="of:=[.A45]*8065.54429" office:value-type="float" office:value="43553.939166" calcext:value-type="float">
            <text:p>43553.939166</text:p>
          </table:table-cell>
          <table:table-cell office:value-type="float" office:value="1.454" calcext:value-type="float">
            <text:p>1.454</text:p>
          </table:table-cell>
          <table:table-cell office:value-type="float" office:value="1.478" calcext:value-type="float">
            <text:p>1.47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LOG10([.A46])" office:value-type="float" office:value="0.724275869600789" calcext:value-type="float">
            <text:p>0.724275869600789</text:p>
          </table:table-cell>
          <table:table-cell table:formula="of:=[.A46]*8065.54429" office:value-type="float" office:value="42747.384737" calcext:value-type="float">
            <text:p>42747.384737</text:p>
          </table:table-cell>
          <table:table-cell office:value-type="float" office:value="1.462" calcext:value-type="float">
            <text:p>1.462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LOG10([.A47])" office:value-type="float" office:value="0.716003343634799" calcext:value-type="float">
            <text:p>0.716003343634799</text:p>
          </table:table-cell>
          <table:table-cell table:formula="of:=[.A47]*8065.54429" office:value-type="float" office:value="41940.830308" calcext:value-type="float">
            <text:p>41940.830308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LOG10([.A48])" office:value-type="float" office:value="0.707570176097936" calcext:value-type="float">
            <text:p>0.707570176097936</text:p>
          </table:table-cell>
          <table:table-cell table:formula="of:=[.A48]*8065.54429" office:value-type="float" office:value="41134.275879" calcext:value-type="float">
            <text:p>41134.275879</text:p>
          </table:table-cell>
          <table:table-cell office:value-type="float" office:value="1.478" calcext:value-type="float">
            <text:p>1.478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10([.A49])" office:value-type="float" office:value="0.698970004336019" calcext:value-type="float">
            <text:p>0.698970004336019</text:p>
          </table:table-cell>
          <table:table-cell table:formula="of:=[.A49]*8065.54429" office:value-type="float" office:value="40327.72145" calcext:value-type="float">
            <text:p>40327.72145</text:p>
          </table:table-cell>
          <table:table-cell office:value-type="float" office:value="1.484" calcext:value-type="float">
            <text:p>1.484</text:p>
          </table:table-cell>
          <table:table-cell office:value-type="float" office:value="1.636" calcext:value-type="float">
            <text:p>1.63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LOG10([.A50])" office:value-type="float" office:value="0.690196080028514" calcext:value-type="float">
            <text:p>0.690196080028514</text:p>
          </table:table-cell>
          <table:table-cell table:formula="of:=[.A50]*8065.54429" office:value-type="float" office:value="39521.167021" calcext:value-type="float">
            <text:p>39521.167021</text:p>
          </table:table-cell>
          <table:table-cell office:value-type="float" office:value="1.49" calcext:value-type="float">
            <text:p>1.49</text:p>
          </table:table-cell>
          <table:table-cell office:value-type="float" office:value="1.698" calcext:value-type="float">
            <text:p>1.69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LOG10([.A51])" office:value-type="float" office:value="0.681241237375587" calcext:value-type="float">
            <text:p>0.681241237375587</text:p>
          </table:table-cell>
          <table:table-cell table:formula="of:=[.A51]*8065.54429" office:value-type="float" office:value="38714.612592" calcext:value-type="float">
            <text:p>38714.612592</text:p>
          </table:table-cell>
          <table:table-cell office:value-type="float" office:value="1.504" calcext:value-type="float">
            <text:p>1.504</text:p>
          </table:table-cell>
          <table:table-cell office:value-type="float" office:value="1.748" calcext:value-type="float">
            <text:p>1.74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LOG10([.A52])" office:value-type="float" office:value="0.672097857935718" calcext:value-type="float">
            <text:p>0.672097857935718</text:p>
          </table:table-cell>
          <table:table-cell table:formula="of:=[.A52]*8065.54429" office:value-type="float" office:value="37908.058163" calcext:value-type="float">
            <text:p>37908.058163</text:p>
          </table:table-cell>
          <table:table-cell office:value-type="float" office:value="1.546" calcext:value-type="float">
            <text:p>1.546</text:p>
          </table:table-cell>
          <table:table-cell office:value-type="float" office:value="1.784" calcext:value-type="float">
            <text:p>1.784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LOG10([.A53])" office:value-type="float" office:value="0.662757831681574" calcext:value-type="float">
            <text:p>0.662757831681574</text:p>
          </table:table-cell>
          <table:table-cell table:formula="of:=[.A53]*8065.54429" office:value-type="float" office:value="37101.503734" calcext:value-type="float">
            <text:p>37101.503734</text:p>
          </table:table-cell>
          <table:table-cell office:value-type="float" office:value="1.598" calcext:value-type="float">
            <text:p>1.598</text:p>
          </table:table-cell>
          <table:table-cell office:value-type="float" office:value="1.822" calcext:value-type="float">
            <text:p>1.822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LOG10([.A54])" office:value-type="float" office:value="0.653212513775344" calcext:value-type="float">
            <text:p>0.653212513775344</text:p>
          </table:table-cell>
          <table:table-cell table:formula="of:=[.A54]*8065.54429" office:value-type="float" office:value="36294.949305" calcext:value-type="float">
            <text:p>36294.949305</text:p>
          </table:table-cell>
          <table:table-cell office:value-type="float" office:value="1.648" calcext:value-type="float">
            <text:p>1.648</text:p>
          </table:table-cell>
          <table:table-cell office:value-type="float" office:value="1.852" calcext:value-type="float">
            <text:p>1.852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LOG10([.A55])" office:value-type="float" office:value="0.643452676486187" calcext:value-type="float">
            <text:p>0.643452676486187</text:p>
          </table:table-cell>
          <table:table-cell table:formula="of:=[.A55]*8065.54429" office:value-type="float" office:value="35488.394876" calcext:value-type="float">
            <text:p>35488.394876</text:p>
          </table:table-cell>
          <table:table-cell office:value-type="float" office:value="1.69" calcext:value-type="float">
            <text:p>1.69</text:p>
          </table:table-cell>
          <table:table-cell office:value-type="float" office:value="1.882" calcext:value-type="float">
            <text:p>1.882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LOG10([.A56])" office:value-type="float" office:value="0.633468455579586" calcext:value-type="float">
            <text:p>0.633468455579586</text:p>
          </table:table-cell>
          <table:table-cell table:formula="of:=[.A56]*8065.54429" office:value-type="float" office:value="34681.840447" calcext:value-type="float">
            <text:p>34681.840447</text:p>
          </table:table-cell>
          <table:table-cell office:value-type="float" office:value="1.742" calcext:value-type="float">
            <text:p>1.74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LOG10([.A57])" office:value-type="float" office:value="0.6232492903979" calcext:value-type="float">
            <text:p>0.6232492903979</text:p>
          </table:table-cell>
          <table:table-cell table:formula="of:=[.A57]*8065.54429" office:value-type="float" office:value="33875.286018" calcext:value-type="float">
            <text:p>33875.286018</text:p>
          </table:table-cell>
          <table:table-cell office:value-type="float" office:value="1.776" calcext:value-type="float">
            <text:p>1.776</text:p>
          </table:table-cell>
          <table:table-cell office:value-type="float" office:value="1.918" calcext:value-type="float">
            <text:p>1.91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LOG10([.A58])" office:value-type="float" office:value="0.612783856719735" calcext:value-type="float">
            <text:p>0.612783856719735</text:p>
          </table:table-cell>
          <table:table-cell table:formula="of:=[.A58]*8065.54429" office:value-type="float" office:value="33068.731589" calcext:value-type="float">
            <text:p>33068.731589</text:p>
          </table:table-cell>
          <table:table-cell office:value-type="float" office:value="1.812" calcext:value-type="float">
            <text:p>1.812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10([.A59])" office:value-type="float" office:value="0.602059991327962" calcext:value-type="float">
            <text:p>0.602059991327962</text:p>
          </table:table-cell>
          <table:table-cell table:formula="of:=[.A59]*8065.54429" office:value-type="float" office:value="32262.17716" calcext:value-type="float">
            <text:p>32262.17716</text:p>
          </table:table-cell>
          <table:table-cell office:value-type="float" office:value="1.83" calcext:value-type="float">
            <text:p>1.83</text:p>
          </table:table-cell>
          <table:table-cell office:value-type="float" office:value="1.916" calcext:value-type="float">
            <text:p>1.91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LOG10([.A60])" office:value-type="float" office:value="0.591064607026499" calcext:value-type="float">
            <text:p>0.591064607026499</text:p>
          </table:table-cell>
          <table:table-cell table:formula="of:=[.A60]*8065.54429" office:value-type="float" office:value="31455.622731" calcext:value-type="float">
            <text:p>31455.622731</text:p>
          </table:table-cell>
          <table:table-cell office:value-type="float" office:value="1.84" calcext:value-type="float">
            <text:p>1.84</text:p>
          </table:table-cell>
          <table:table-cell office:value-type="float" office:value="1.904" calcext:value-type="float">
            <text:p>1.904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LOG10([.A61])" office:value-type="float" office:value="0.57978359661681" calcext:value-type="float">
            <text:p>0.57978359661681</text:p>
          </table:table-cell>
          <table:table-cell table:formula="of:=[.A61]*8065.54429" office:value-type="float" office:value="30649.068302" calcext:value-type="float">
            <text:p>30649.068302</text:p>
          </table:table-cell>
          <table:table-cell office:value-type="float" office:value="1.824" calcext:value-type="float">
            <text:p>1.824</text:p>
          </table:table-cell>
          <table:table-cell office:value-type="float" office:value="1.878" calcext:value-type="float">
            <text:p>1.87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LOG10([.A62])" office:value-type="float" office:value="0.568201724066995" calcext:value-type="float">
            <text:p>0.568201724066995</text:p>
          </table:table-cell>
          <table:table-cell table:formula="of:=[.A62]*8065.54429" office:value-type="float" office:value="29842.513873" calcext:value-type="float">
            <text:p>29842.513873</text:p>
          </table:table-cell>
          <table:table-cell office:value-type="float" office:value="1.798" calcext:value-type="float">
            <text:p>1.798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LOG10([.A63])" office:value-type="float" office:value="0.556302500767287" calcext:value-type="float">
            <text:p>0.556302500767287</text:p>
          </table:table-cell>
          <table:table-cell table:formula="of:=[.A63]*8065.54429" office:value-type="float" office:value="29035.959444" calcext:value-type="float">
            <text:p>29035.959444</text:p>
          </table:table-cell>
          <table:table-cell office:value-type="float" office:value="1.766" calcext:value-type="float">
            <text:p>1.766</text:p>
          </table:table-cell>
          <table:table-cell office:value-type="float" office:value="1.846" calcext:value-type="float">
            <text:p>1.84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LOG10([.A64])" office:value-type="float" office:value="0.544068044350276" calcext:value-type="float">
            <text:p>0.544068044350276</text:p>
          </table:table-cell>
          <table:table-cell table:formula="of:=[.A64]*8065.54429" office:value-type="float" office:value="28229.405015" calcext:value-type="float">
            <text:p>28229.405015</text:p>
          </table:table-cell>
          <table:table-cell office:value-type="float" office:value="1.74" calcext:value-type="float">
            <text:p>1.74</text:p>
          </table:table-cell>
          <table:table-cell office:value-type="float" office:value="1.848" calcext:value-type="float">
            <text:p>1.84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LOG10([.A65])" office:value-type="float" office:value="0.531478917042255" calcext:value-type="float">
            <text:p>0.531478917042255</text:p>
          </table:table-cell>
          <table:table-cell table:formula="of:=[.A65]*8065.54429" office:value-type="float" office:value="27422.850586" calcext:value-type="float">
            <text:p>27422.850586</text:p>
          </table:table-cell>
          <table:table-cell office:value-type="float" office:value="1.716" calcext:value-type="float">
            <text:p>1.716</text:p>
          </table:table-cell>
          <table:table-cell office:value-type="float" office:value="1.862" calcext:value-type="float">
            <text:p>1.862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LOG10([.A66])" office:value-type="float" office:value="0.518513939877887" calcext:value-type="float">
            <text:p>0.518513939877887</text:p>
          </table:table-cell>
          <table:table-cell table:formula="of:=[.A66]*8065.54429" office:value-type="float" office:value="26616.296157" calcext:value-type="float">
            <text:p>26616.296157</text:p>
          </table:table-cell>
          <table:table-cell office:value-type="float" office:value="1.696" calcext:value-type="float">
            <text:p>1.696</text:p>
          </table:table-cell>
          <table:table-cell office:value-type="float" office:value="1.906" calcext:value-type="float">
            <text:p>1.90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LOG10([.A67])" office:value-type="float" office:value="0.505149978319906" calcext:value-type="float">
            <text:p>0.505149978319906</text:p>
          </table:table-cell>
          <table:table-cell table:formula="of:=[.A67]*8065.54429" office:value-type="float" office:value="25809.741728" calcext:value-type="float">
            <text:p>25809.741728</text:p>
          </table:table-cell>
          <table:table-cell office:value-type="float" office:value="1.674" calcext:value-type="float">
            <text:p>1.674</text:p>
          </table:table-cell>
          <table:table-cell office:value-type="float" office:value="1.936" calcext:value-type="float">
            <text:p>1.93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LOG10([.A68])" office:value-type="float" office:value="0.491361693834273" calcext:value-type="float">
            <text:p>0.491361693834273</text:p>
          </table:table-cell>
          <table:table-cell table:formula="of:=[.A68]*8065.54429" office:value-type="float" office:value="25003.187299" calcext:value-type="float">
            <text:p>25003.187299</text:p>
          </table:table-cell>
          <table:table-cell office:value-type="float" office:value="1.658" calcext:value-type="float">
            <text:p>1.658</text:p>
          </table:table-cell>
          <table:table-cell office:value-type="float" office:value="1.956" calcext:value-type="float">
            <text:p>1.95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10([.A69])" office:value-type="float" office:value="0.477121254719662" calcext:value-type="float">
            <text:p>0.477121254719662</text:p>
          </table:table-cell>
          <table:table-cell table:formula="of:=[.A69]*8065.54429" office:value-type="float" office:value="24196.63287" calcext:value-type="float">
            <text:p>24196.63287</text:p>
          </table:table-cell>
          <table:table-cell office:value-type="float" office:value="1.636" calcext:value-type="float">
            <text:p>1.636</text:p>
          </table:table-cell>
          <table:table-cell office:value-type="float" office:value="1.958" calcext:value-type="float">
            <text:p>1.95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LOG10([.A70])" office:value-type="float" office:value="0.462397997898956" calcext:value-type="float">
            <text:p>0.462397997898956</text:p>
          </table:table-cell>
          <table:table-cell table:formula="of:=[.A70]*8065.54429" office:value-type="float" office:value="23390.078441" calcext:value-type="float">
            <text:p>23390.078441</text:p>
          </table:table-cell>
          <table:table-cell office:value-type="float" office:value="1.616" calcext:value-type="float">
            <text:p>1.616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LOG10([.A71])" office:value-type="float" office:value="0.447158031342219" calcext:value-type="float">
            <text:p>0.447158031342219</text:p>
          </table:table-cell>
          <table:table-cell table:formula="of:=[.A71]*8065.54429" office:value-type="float" office:value="22583.524012" calcext:value-type="float">
            <text:p>22583.524012</text:p>
          </table:table-cell>
          <table:table-cell office:value-type="float" office:value="1.562" calcext:value-type="float">
            <text:p>1.562</text:p>
          </table:table-cell>
          <table:table-cell office:value-type="float" office:value="1.904" calcext:value-type="float">
            <text:p>1.904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LOG10([.A72])" office:value-type="float" office:value="0.431363764158987" calcext:value-type="float">
            <text:p>0.431363764158987</text:p>
          </table:table-cell>
          <table:table-cell table:formula="of:=[.A72]*8065.54429" office:value-type="float" office:value="21776.969583" calcext:value-type="float">
            <text:p>21776.969583</text:p>
          </table:table-cell>
          <table:table-cell office:value-type="float" office:value="1.426" calcext:value-type="float">
            <text:p>1.426</text:p>
          </table:table-cell>
          <table:table-cell office:value-type="float" office:value="1.846" calcext:value-type="float">
            <text:p>1.84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LOG10([.A73])" office:value-type="float" office:value="0.414973347970818" calcext:value-type="float">
            <text:p>0.414973347970818</text:p>
          </table:table-cell>
          <table:table-cell table:formula="of:=[.A73]*8065.54429" office:value-type="float" office:value="20970.415154" calcext:value-type="float">
            <text:p>20970.415154</text:p>
          </table:table-cell>
          <table:table-cell office:value-type="float" office:value="1.242" calcext:value-type="float">
            <text:p>1.242</text:p>
          </table:table-cell>
          <table:table-cell office:value-type="float" office:value="1.796" calcext:value-type="float">
            <text:p>1.79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OG10([.A74])" office:value-type="float" office:value="0.397940008672038" calcext:value-type="float">
            <text:p>0.397940008672038</text:p>
          </table:table-cell>
          <table:table-cell table:formula="of:=[.A74]*8065.54429" office:value-type="float" office:value="20163.860725" calcext:value-type="float">
            <text:p>20163.860725</text:p>
          </table:table-cell>
          <table:table-cell office:value-type="float" office:value="0.916" calcext:value-type="float">
            <text:p>0.916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LOG10([.A75])" office:value-type="float" office:value="0.380211241711606" calcext:value-type="float">
            <text:p>0.380211241711606</text:p>
          </table:table-cell>
          <table:table-cell table:formula="of:=[.A75]*8065.54429" office:value-type="float" office:value="19357.306296" calcext:value-type="float">
            <text:p>19357.306296</text:p>
          </table:table-cell>
          <table:table-cell office:value-type="float" office:value="0.608" calcext:value-type="float">
            <text:p>0.608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LOG10([.A76])" office:value-type="float" office:value="0.361727836017593" calcext:value-type="float">
            <text:p>0.361727836017593</text:p>
          </table:table-cell>
          <table:table-cell table:formula="of:=[.A76]*8065.54429" office:value-type="float" office:value="18550.751867" calcext:value-type="float">
            <text:p>18550.751867</text:p>
          </table:table-cell>
          <table:table-cell office:value-type="float" office:value="0.402" calcext:value-type="float">
            <text:p>0.402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LOG10([.A77])" office:value-type="float" office:value="0.342422680822206" calcext:value-type="float">
            <text:p>0.342422680822206</text:p>
          </table:table-cell>
          <table:table-cell table:formula="of:=[.A77]*8065.54429" office:value-type="float" office:value="17744.197438" calcext:value-type="float">
            <text:p>17744.197438</text:p>
          </table:table-cell>
          <table:table-cell office:value-type="float" office:value="0.306" calcext:value-type="float">
            <text:p>0.306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LOG10([.A78])" office:value-type="float" office:value="0.278753600952829" calcext:value-type="float">
            <text:p>0.278753600952829</text:p>
          </table:table-cell>
          <table:table-cell table:formula="of:=[.A78]*8065.54429" office:value-type="float" office:value="15324.534151" calcext:value-type="float">
            <text:p>15324.534151</text:p>
          </table:table-cell>
          <table:table-cell office:value-type="float" office:value="0.166" calcext:value-type="float">
            <text:p>0.166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LOG10([.A79])" office:value-type="float" office:value="0.255272505103306" calcext:value-type="float">
            <text:p>0.255272505103306</text:p>
          </table:table-cell>
          <table:table-cell table:formula="of:=[.A79]*8065.54429" office:value-type="float" office:value="14517.979722" calcext:value-type="float">
            <text:p>14517.979722</text:p>
          </table:table-cell>
          <table:table-cell office:value-type="float" office:value="0.16" calcext:value-type="float">
            <text:p>0.16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LOG10([.A80])" office:value-type="float" office:value="0.230448921378274" calcext:value-type="float">
            <text:p>0.230448921378274</text:p>
          </table:table-cell>
          <table:table-cell table:formula="of:=[.A80]*8065.54429" office:value-type="float" office:value="13711.425293" calcext:value-type="float">
            <text:p>13711.425293</text:p>
          </table:table-cell>
          <table:table-cell office:value-type="float" office:value="0.164" calcext:value-type="float">
            <text:p>0.164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LOG10([.A81])" office:value-type="float" office:value="0.204119982655925" calcext:value-type="float">
            <text:p>0.204119982655925</text:p>
          </table:table-cell>
          <table:table-cell table:formula="of:=[.A81]*8065.54429" office:value-type="float" office:value="12904.870864" calcext:value-type="float">
            <text:p>12904.870864</text:p>
          </table:table-cell>
          <table:table-cell office:value-type="float" office:value="0.174" calcext:value-type="float">
            <text:p>0.174</text:p>
          </table:table-cell>
          <table:table-cell office:value-type="float" office:value="4.86" calcext:value-type="float">
            <text:p>4.86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OG10([.A82])" office:value-type="float" office:value="0.176091259055681" calcext:value-type="float">
            <text:p>0.176091259055681</text:p>
          </table:table-cell>
          <table:table-cell table:formula="of:=[.A82]*8065.54429" office:value-type="float" office:value="12098.316435" calcext:value-type="float">
            <text:p>12098.316435</text:p>
          </table:table-cell>
          <table:table-cell office:value-type="float" office:value="0.188" calcext:value-type="float">
            <text:p>0.188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LOG10([.A83])" office:value-type="float" office:value="0.146128035678238" calcext:value-type="float">
            <text:p>0.146128035678238</text:p>
          </table:table-cell>
          <table:table-cell table:formula="of:=[.A83]*8065.54429" office:value-type="float" office:value="11291.762006" calcext:value-type="float">
            <text:p>11291.762006</text:p>
          </table:table-cell>
          <table:table-cell office:value-type="float" office:value="0.21" calcext:value-type="float">
            <text:p>0.2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LOG10([.A84])" office:value-type="float" office:value="0.113943352306837" calcext:value-type="float">
            <text:p>0.113943352306837</text:p>
          </table:table-cell>
          <table:table-cell table:formula="of:=[.A84]*8065.54429" office:value-type="float" office:value="10485.207577" calcext:value-type="float">
            <text:p>10485.207577</text:p>
          </table:table-cell>
          <table:table-cell office:value-type="float" office:value="0.236" calcext:value-type="float">
            <text:p>0.236</text:p>
          </table:table-cell>
          <table:table-cell office:value-type="float" office:value="6.47" calcext:value-type="float">
            <text:p>6.47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LOG10([.A85])" office:value-type="float" office:value="0.0791812460476248" calcext:value-type="float">
            <text:p>0.079181246047625</text:p>
          </table:table-cell>
          <table:table-cell table:formula="of:=[.A85]*8065.54429" office:value-type="float" office:value="9678.653148" calcext:value-type="float">
            <text:p>9678.653148</text:p>
          </table:table-cell>
          <table:table-cell office:value-type="float" office:value="0.272" calcext:value-type="float">
            <text:p>0.272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LOG10([.A86])" office:value-type="float" office:value="0.0413926851582251" calcext:value-type="float">
            <text:p>0.041392685158225</text:p>
          </table:table-cell>
          <table:table-cell table:formula="of:=[.A86]*8065.54429" office:value-type="float" office:value="8872.098719" calcext:value-type="float">
            <text:p>8872.098719</text:p>
          </table:table-cell>
          <table:table-cell office:value-type="float" office:value="0.312" calcext:value-type="float">
            <text:p>0.312</text:p>
          </table:table-cell>
          <table:table-cell office:value-type="float" office:value="7.93" calcext:value-type="float">
            <text:p>7.93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10([.A87])" office:value-type="float" office:value="0" calcext:value-type="float">
            <text:p>0</text:p>
          </table:table-cell>
          <table:table-cell table:formula="of:=[.A87]*8065.54429" office:value-type="float" office:value="8065.54429" calcext:value-type="float">
            <text:p>8065.54429</text:p>
          </table:table-cell>
          <table:table-cell office:value-type="float" office:value="0.372" calcext:value-type="float">
            <text:p>0.372</text:p>
          </table:table-cell>
          <table:table-cell office:value-type="float" office:value="8.77" calcext:value-type="float">
            <text:p>8.77</text:p>
          </table:table-cell>
          <table:table-cell table:number-columns-repeated="2" office:value-type="string" calcext:value-type="string">
            <text:p>[27]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LOG10([.A88])" office:value-type="float" office:value="-0.00877392430750515" calcext:value-type="float">
            <text:p>-0.008773924307505</text:p>
          </table:table-cell>
          <table:table-cell table:formula="of:=[.A88]*8065.54429" office:value-type="float" office:value="7904.2334042" calcext:value-type="float">
            <text:p>7904.2334042</text:p>
          </table:table-cell>
          <table:table-cell office:value-type="float" office:value="0.389" calcext:value-type="float">
            <text:p>0.389</text:p>
          </table:table-cell>
          <table:table-cell office:value-type="float" office:value="8.09" calcext:value-type="float">
            <text:p>8.0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LOG10([.A89])" office:value-type="float" office:value="-0.0177287669604316" calcext:value-type="float">
            <text:p>-0.017728766960432</text:p>
          </table:table-cell>
          <table:table-cell table:formula="of:=[.A89]*8065.54429" office:value-type="float" office:value="7742.9225184" calcext:value-type="float">
            <text:p>7742.9225184</text:p>
          </table:table-cell>
          <table:table-cell office:value-type="float" office:value="0.403" calcext:value-type="float">
            <text:p>0.403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LOG10([.A90])" office:value-type="float" office:value="-0.0268721464003014" calcext:value-type="float">
            <text:p>-0.026872146400301</text:p>
          </table:table-cell>
          <table:table-cell table:formula="of:=[.A90]*8065.54429" office:value-type="float" office:value="7581.6116326" calcext:value-type="float">
            <text:p>7581.6116326</text:p>
          </table:table-cell>
          <table:table-cell office:value-type="float" office:value="0.419" calcext:value-type="float">
            <text:p>0.419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LOG10([.A91])" office:value-type="float" office:value="-0.0362121726544447" calcext:value-type="float">
            <text:p>-0.036212172654445</text:p>
          </table:table-cell>
          <table:table-cell table:formula="of:=[.A91]*8065.54429" office:value-type="float" office:value="7420.3007468" calcext:value-type="float">
            <text:p>7420.3007468</text:p>
          </table:table-cell>
          <table:table-cell office:value-type="float" office:value="0.436" calcext:value-type="float">
            <text:p>0.436</text:p>
          </table:table-cell>
          <table:table-cell office:value-type="float" office:value="8.59" calcext:value-type="float">
            <text:p>8.5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LOG10([.A92])" office:value-type="float" office:value="-0.0457574905606751" calcext:value-type="float">
            <text:p>-0.045757490560675</text:p>
          </table:table-cell>
          <table:table-cell table:formula="of:=[.A92]*8065.54429" office:value-type="float" office:value="7258.989861" calcext:value-type="float">
            <text:p>7258.989861</text:p>
          </table:table-cell>
          <table:table-cell office:value-type="float" office:value="0.454" calcext:value-type="float">
            <text:p>0.454</text:p>
          </table:table-cell>
          <table:table-cell office:value-type="float" office:value="8.77" calcext:value-type="float">
            <text:p>8.7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LOG10([.A93])" office:value-type="float" office:value="-0.0555173278498314" calcext:value-type="float">
            <text:p>-0.055517327849831</text:p>
          </table:table-cell>
          <table:table-cell table:formula="of:=[.A93]*8065.54429" office:value-type="float" office:value="7097.6789752" calcext:value-type="float">
            <text:p>7097.6789752</text:p>
          </table:table-cell>
          <table:table-cell office:value-type="float" office:value="0.473" calcext:value-type="float">
            <text:p>0.473</text:p>
          </table:table-cell>
          <table:table-cell office:value-type="float" office:value="8.96" calcext:value-type="float">
            <text:p>8.9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LOG10([.A94])" office:value-type="float" office:value="-0.0655015487564323" calcext:value-type="float">
            <text:p>-0.065501548756432</text:p>
          </table:table-cell>
          <table:table-cell table:formula="of:=[.A94]*8065.54429" office:value-type="float" office:value="6936.3680894" calcext:value-type="float">
            <text:p>6936.3680894</text:p>
          </table:table-cell>
          <table:table-cell office:value-type="float" office:value="0.493" calcext:value-type="float">
            <text:p>0.493</text:p>
          </table:table-cell>
          <table:table-cell office:value-type="float" office:value="9.15" calcext:value-type="float">
            <text:p>9.1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LOG10([.A95])" office:value-type="float" office:value="-0.0757207139381184" calcext:value-type="float">
            <text:p>-0.075720713938118</text:p>
          </table:table-cell>
          <table:table-cell table:formula="of:=[.A95]*8065.54429" office:value-type="float" office:value="6775.0572036" calcext:value-type="float">
            <text:p>6775.0572036</text:p>
          </table:table-cell>
          <table:table-cell office:value-type="float" office:value="0.515" calcext:value-type="float">
            <text:p>0.515</text:p>
          </table:table-cell>
          <table:table-cell office:value-type="float" office:value="9.36" calcext:value-type="float">
            <text:p>9.3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LOG10([.A96])" office:value-type="float" office:value="-0.0861861476162833" calcext:value-type="float">
            <text:p>-0.086186147616283</text:p>
          </table:table-cell>
          <table:table-cell table:formula="of:=[.A96]*8065.54429" office:value-type="float" office:value="6613.7463178" calcext:value-type="float">
            <text:p>6613.7463178</text:p>
          </table:table-cell>
          <table:table-cell office:value-type="float" office:value="0.537" calcext:value-type="float">
            <text:p>0.537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LOG10([.A97])" office:value-type="float" office:value="-0.0969100130080564" calcext:value-type="float">
            <text:p>-0.096910013008056</text:p>
          </table:table-cell>
          <table:table-cell table:formula="of:=[.A97]*8065.54429" office:value-type="float" office:value="6452.435432" calcext:value-type="float">
            <text:p>6452.435432</text:p>
          </table:table-cell>
          <table:table-cell office:value-type="float" office:value="0.559" calcext:value-type="float">
            <text:p>0.559</text:p>
          </table:table-cell>
          <table:table-cell office:value-type="float" office:value="9.81" calcext:value-type="float">
            <text:p>9.8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LOG10([.A98])" office:value-type="float" office:value="-0.10790539730952" calcext:value-type="float">
            <text:p>-0.10790539730952</text:p>
          </table:table-cell>
          <table:table-cell table:formula="of:=[.A98]*8065.54429" office:value-type="float" office:value="6291.1245462" calcext:value-type="float">
            <text:p>6291.1245462</text:p>
          </table:table-cell>
          <table:table-cell office:value-type="float" office:value="0.583" calcext:value-type="float">
            <text:p>0.58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LOG10([.A99])" office:value-type="float" office:value="-0.119186407719209" calcext:value-type="float">
            <text:p>-0.119186407719209</text:p>
          </table:table-cell>
          <table:table-cell table:formula="of:=[.A99]*8065.54429" office:value-type="float" office:value="6129.8136604" calcext:value-type="float">
            <text:p>6129.8136604</text:p>
          </table:table-cell>
          <table:table-cell office:value-type="float" office:value="0.609" calcext:value-type="float">
            <text:p>0.60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LOG10([.A100])" office:value-type="float" office:value="-0.130768280269024" calcext:value-type="float">
            <text:p>-0.130768280269024</text:p>
          </table:table-cell>
          <table:table-cell table:formula="of:=[.A100]*8065.54429" office:value-type="float" office:value="5968.5027746" calcext:value-type="float">
            <text:p>5968.5027746</text:p>
          </table:table-cell>
          <table:table-cell office:value-type="float" office:value="0.636" calcext:value-type="float">
            <text:p>0.636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LOG10([.A101])" office:value-type="float" office:value="-0.142667503568732" calcext:value-type="float">
            <text:p>-0.142667503568732</text:p>
          </table:table-cell>
          <table:table-cell table:formula="of:=[.A101]*8065.54429" office:value-type="float" office:value="5807.1918888" calcext:value-type="float">
            <text:p>5807.1918888</text:p>
          </table:table-cell>
          <table:table-cell office:value-type="float" office:value="0.665" calcext:value-type="float">
            <text:p>0.665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LOG10([.A102])" office:value-type="float" office:value="-0.154901959985743" calcext:value-type="float">
            <text:p>-0.154901959985743</text:p>
          </table:table-cell>
          <table:table-cell table:formula="of:=[.A102]*8065.54429" office:value-type="float" office:value="5645.881003" calcext:value-type="float">
            <text:p>5645.881003</text:p>
          </table:table-cell>
          <table:table-cell office:value-type="float" office:value="0.696" calcext:value-type="float">
            <text:p>0.696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LOG10([.A103])" office:value-type="float" office:value="-0.167491087293764" calcext:value-type="float">
            <text:p>-0.167491087293764</text:p>
          </table:table-cell>
          <table:table-cell table:formula="of:=[.A103]*8065.54429" office:value-type="float" office:value="5484.5701172" calcext:value-type="float">
            <text:p>5484.5701172</text:p>
          </table:table-cell>
          <table:table-cell office:value-type="float" office:value="0.73" calcext:value-type="float">
            <text:p>0.73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LOG10([.A104])" office:value-type="float" office:value="-0.180456064458131" calcext:value-type="float">
            <text:p>-0.180456064458131</text:p>
          </table:table-cell>
          <table:table-cell table:formula="of:=[.A104]*8065.54429" office:value-type="float" office:value="5323.2592314" calcext:value-type="float">
            <text:p>5323.2592314</text:p>
          </table:table-cell>
          <table:table-cell office:value-type="float" office:value="0.767" calcext:value-type="float">
            <text:p>0.767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LOG10([.A105])" office:value-type="float" office:value="-0.193820026016113" calcext:value-type="float">
            <text:p>-0.193820026016113</text:p>
          </table:table-cell>
          <table:table-cell table:formula="of:=[.A105]*8065.54429" office:value-type="float" office:value="5161.9483456" calcext:value-type="float">
            <text:p>5161.9483456</text:p>
          </table:table-cell>
          <table:table-cell office:value-type="float" office:value="0.807" calcext:value-type="float">
            <text:p>0.807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LOG10([.A106])" office:value-type="float" office:value="-0.207608310501746" calcext:value-type="float">
            <text:p>-0.207608310501746</text:p>
          </table:table-cell>
          <table:table-cell table:formula="of:=[.A106]*8065.54429" office:value-type="float" office:value="5000.6374598" calcext:value-type="float">
            <text:p>5000.6374598</text:p>
          </table:table-cell>
          <table:table-cell office:value-type="float" office:value="0.85" calcext:value-type="float">
            <text:p>0.85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LOG10([.A107])" office:value-type="float" office:value="-0.221848749616356" calcext:value-type="float">
            <text:p>-0.221848749616356</text:p>
          </table:table-cell>
          <table:table-cell table:formula="of:=[.A107]*8065.54429" office:value-type="float" office:value="4839.326574" calcext:value-type="float">
            <text:p>4839.326574</text:p>
          </table:table-cell>
          <table:table-cell office:value-type="float" office:value="0.896" calcext:value-type="float">
            <text:p>0.8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LOG10([.A108])" office:value-type="float" office:value="-0.236572006437063" calcext:value-type="float">
            <text:p>-0.236572006437063</text:p>
          </table:table-cell>
          <table:table-cell table:formula="of:=[.A108]*8065.54429" office:value-type="float" office:value="4678.0156882" calcext:value-type="float">
            <text:p>4678.0156882</text:p>
          </table:table-cell>
          <table:table-cell office:value-type="float" office:value="0.947" calcext:value-type="float">
            <text:p>0.947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LOG10([.A109])" office:value-type="float" office:value="-0.2518119729938" calcext:value-type="float">
            <text:p>-0.2518119729938</text:p>
          </table:table-cell>
          <table:table-cell table:formula="of:=[.A109]*8065.54429" office:value-type="float" office:value="4516.7048024" calcext:value-type="float">
            <text:p>4516.7048024</text:p>
          </table:table-cell>
          <table:table-cell office:value-type="float" office:value="1.002" calcext:value-type="float">
            <text:p>1.002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LOG10([.A110])" office:value-type="float" office:value="-0.267606240177031" calcext:value-type="float">
            <text:p>-0.267606240177031</text:p>
          </table:table-cell>
          <table:table-cell table:formula="of:=[.A110]*8065.54429" office:value-type="float" office:value="4355.3939166" calcext:value-type="float">
            <text:p>4355.3939166</text:p>
          </table:table-cell>
          <table:table-cell office:value-type="float" office:value="1.063" calcext:value-type="float">
            <text:p>1.063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LOG10([.A111])" office:value-type="float" office:value="-0.283996656365201" calcext:value-type="float">
            <text:p>-0.283996656365201</text:p>
          </table:table-cell>
          <table:table-cell table:formula="of:=[.A111]*8065.54429" office:value-type="float" office:value="4194.0830308" calcext:value-type="float">
            <text:p>4194.0830308</text:p>
          </table:table-cell>
          <table:table-cell office:value-type="float" office:value="1.13" calcext:value-type="float">
            <text:p>1.13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OG10([.A112])" office:value-type="float" office:value="-0.301029995663981" calcext:value-type="float">
            <text:p>-0.301029995663981</text:p>
          </table:table-cell>
          <table:table-cell table:formula="of:=[.A112]*8065.54429" office:value-type="float" office:value="4032.772145" calcext:value-type="float">
            <text:p>4032.772145</text:p>
          </table:table-cell>
          <table:table-cell office:value-type="float" office:value="1.205" calcext:value-type="float">
            <text:p>1.20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LOG10([.A113])" office:value-type="float" office:value="-0.318758762624413" calcext:value-type="float">
            <text:p>-0.318758762624413</text:p>
          </table:table-cell>
          <table:table-cell table:formula="of:=[.A113]*8065.54429" office:value-type="float" office:value="3871.4612592" calcext:value-type="float">
            <text:p>3871.4612592</text:p>
          </table:table-cell>
          <table:table-cell office:value-type="float" office:value="1.287" calcext:value-type="float">
            <text:p>1.287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LOG10([.A114])" office:value-type="float" office:value="-0.337242168318426" calcext:value-type="float">
            <text:p>-0.337242168318426</text:p>
          </table:table-cell>
          <table:table-cell table:formula="of:=[.A114]*8065.54429" office:value-type="float" office:value="3710.1503734" calcext:value-type="float">
            <text:p>3710.1503734</text:p>
          </table:table-cell>
          <table:table-cell office:value-type="float" office:value="1.379" calcext:value-type="float">
            <text:p>1.37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LOG10([.A115])" office:value-type="float" office:value="-0.356547323513813" calcext:value-type="float">
            <text:p>-0.356547323513813</text:p>
          </table:table-cell>
          <table:table-cell table:formula="of:=[.A115]*8065.54429" office:value-type="float" office:value="3548.8394876" calcext:value-type="float">
            <text:p>3548.8394876</text:p>
          </table:table-cell>
          <table:table-cell office:value-type="float" office:value="1.482" calcext:value-type="float">
            <text:p>1.482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LOG10([.A116])" office:value-type="float" office:value="-0.3767507096021" calcext:value-type="float">
            <text:p>-0.3767507096021</text:p>
          </table:table-cell>
          <table:table-cell table:formula="of:=[.A116]*8065.54429" office:value-type="float" office:value="3387.5286018" calcext:value-type="float">
            <text:p>3387.5286018</text:p>
          </table:table-cell>
          <table:table-cell office:value-type="float" office:value="1.595" calcext:value-type="float">
            <text:p>1.59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LOG10([.A117])" office:value-type="float" office:value="-0.397940008672038" calcext:value-type="float">
            <text:p>-0.397940008672038</text:p>
          </table:table-cell>
          <table:table-cell table:formula="of:=[.A117]*8065.54429" office:value-type="float" office:value="3226.217716" calcext:value-type="float">
            <text:p>3226.217716</text:p>
          </table:table-cell>
          <table:table-cell office:value-type="float" office:value="1.728" calcext:value-type="float">
            <text:p>1.728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LOG10([.A118])" office:value-type="float" office:value="-0.408935392973501" calcext:value-type="float">
            <text:p>-0.408935392973501</text:p>
          </table:table-cell>
          <table:table-cell table:formula="of:=[.A118]*8065.54429" office:value-type="float" office:value="3145.5622731" calcext:value-type="float">
            <text:p>3145.5622731</text:p>
          </table:table-cell>
          <table:table-cell office:value-type="float" office:value="1.8" calcext:value-type="float">
            <text:p>1.8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LOG10([.A119])" office:value-type="float" office:value="-0.42021640338319" calcext:value-type="float">
            <text:p>-0.42021640338319</text:p>
          </table:table-cell>
          <table:table-cell table:formula="of:=[.A119]*8065.54429" office:value-type="float" office:value="3064.9068302" calcext:value-type="float">
            <text:p>3064.9068302</text:p>
          </table:table-cell>
          <table:table-cell office:value-type="float" office:value="1.876" calcext:value-type="float">
            <text:p>1.876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LOG10([.A120])" office:value-type="float" office:value="-0.431798275933005" calcext:value-type="float">
            <text:p>-0.431798275933005</text:p>
          </table:table-cell>
          <table:table-cell table:formula="of:=[.A120]*8065.54429" office:value-type="float" office:value="2984.2513873" calcext:value-type="float">
            <text:p>2984.2513873</text:p>
          </table:table-cell>
          <table:table-cell office:value-type="float" office:value="1.958" calcext:value-type="float">
            <text:p>1.958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LOG10([.A121])" office:value-type="float" office:value="-0.443697499232713" calcext:value-type="float">
            <text:p>-0.443697499232713</text:p>
          </table:table-cell>
          <table:table-cell table:formula="of:=[.A121]*8065.54429" office:value-type="float" office:value="2903.5959444" calcext:value-type="float">
            <text:p>2903.5959444</text:p>
          </table:table-cell>
          <table:table-cell office:value-type="float" office:value="2.046" calcext:value-type="float">
            <text:p>2.046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LOG10([.A122])" office:value-type="float" office:value="-0.455931955649724" calcext:value-type="float">
            <text:p>-0.455931955649724</text:p>
          </table:table-cell>
          <table:table-cell table:formula="of:=[.A122]*8065.54429" office:value-type="float" office:value="2822.9405015" calcext:value-type="float">
            <text:p>2822.9405015</text:p>
          </table:table-cell>
          <table:table-cell office:value-type="float" office:value="2.141" calcext:value-type="float">
            <text:p>2.141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LOG10([.A123])" office:value-type="float" office:value="-0.468521082957745" calcext:value-type="float">
            <text:p>-0.468521082957745</text:p>
          </table:table-cell>
          <table:table-cell table:formula="of:=[.A123]*8065.54429" office:value-type="float" office:value="2742.2850586" calcext:value-type="float">
            <text:p>2742.2850586</text:p>
          </table:table-cell>
          <table:table-cell office:value-type="float" office:value="2.242" calcext:value-type="float">
            <text:p>2.242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LOG10([.A124])" office:value-type="float" office:value="-0.481486060122113" calcext:value-type="float">
            <text:p>-0.481486060122113</text:p>
          </table:table-cell>
          <table:table-cell table:formula="of:=[.A124]*8065.54429" office:value-type="float" office:value="2661.6296157" calcext:value-type="float">
            <text:p>2661.6296157</text:p>
          </table:table-cell>
          <table:table-cell office:value-type="float" office:value="2.352" calcext:value-type="float">
            <text:p>2.352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LOG10([.A125])" office:value-type="float" office:value="-0.494850021680094" calcext:value-type="float">
            <text:p>-0.494850021680094</text:p>
          </table:table-cell>
          <table:table-cell table:formula="of:=[.A125]*8065.54429" office:value-type="float" office:value="2580.9741728" calcext:value-type="float">
            <text:p>2580.9741728</text:p>
          </table:table-cell>
          <table:table-cell office:value-type="float" office:value="2.471" calcext:value-type="float">
            <text:p>2.471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LOG10([.A126])" office:value-type="float" office:value="-0.508638306165727" calcext:value-type="float">
            <text:p>-0.508638306165727</text:p>
          </table:table-cell>
          <table:table-cell table:formula="of:=[.A126]*8065.54429" office:value-type="float" office:value="2500.3187299" calcext:value-type="float">
            <text:p>2500.3187299</text:p>
          </table:table-cell>
          <table:table-cell office:value-type="float" office:value="2.6" calcext:value-type="float">
            <text:p>2.6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LOG10([.A127])" office:value-type="float" office:value="-0.522878745280338" calcext:value-type="float">
            <text:p>-0.522878745280338</text:p>
          </table:table-cell>
          <table:table-cell table:formula="of:=[.A127]*8065.54429" office:value-type="float" office:value="2419.663287" calcext:value-type="float">
            <text:p>2419.663287</text:p>
          </table:table-cell>
          <table:table-cell office:value-type="float" office:value="2.749" calcext:value-type="float">
            <text:p>2.749</text:p>
          </table:table-cell>
          <table:table-cell office:value-type="float" office:value="25.4" calcext:value-type="float">
            <text:p>25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LOG10([.A128])" office:value-type="float" office:value="-0.537602002101044" calcext:value-type="float">
            <text:p>-0.537602002101044</text:p>
          </table:table-cell>
          <table:table-cell table:formula="of:=[.A128]*8065.54429" office:value-type="float" office:value="2339.0078441" calcext:value-type="float">
            <text:p>2339.0078441</text:p>
          </table:table-cell>
          <table:table-cell office:value-type="float" office:value="2.912" calcext:value-type="float">
            <text:p>2.912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LOG10([.A129])" office:value-type="float" office:value="-0.552841968657781" calcext:value-type="float">
            <text:p>-0.552841968657781</text:p>
          </table:table-cell>
          <table:table-cell table:formula="of:=[.A129]*8065.54429" office:value-type="float" office:value="2258.3524012" calcext:value-type="float">
            <text:p>2258.3524012</text:p>
          </table:table-cell>
          <table:table-cell office:value-type="float" office:value="3.091" calcext:value-type="float">
            <text:p>3.091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LOG10([.A130])" office:value-type="float" office:value="-0.568636235841013" calcext:value-type="float">
            <text:p>-0.568636235841013</text:p>
          </table:table-cell>
          <table:table-cell table:formula="of:=[.A130]*8065.54429" office:value-type="float" office:value="2177.6969583" calcext:value-type="float">
            <text:p>2177.6969583</text:p>
          </table:table-cell>
          <table:table-cell office:value-type="float" office:value="3.289" calcext:value-type="float">
            <text:p>3.289</text:p>
          </table:table-cell>
          <table:table-cell office:value-type="float" office:value="28.2" calcext:value-type="float">
            <text:p>28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LOG10([.A131])" office:value-type="float" office:value="-0.585026652029182" calcext:value-type="float">
            <text:p>-0.585026652029182</text:p>
          </table:table-cell>
          <table:table-cell table:formula="of:=[.A131]*8065.54429" office:value-type="float" office:value="2097.0415154" calcext:value-type="float">
            <text:p>2097.0415154</text:p>
          </table:table-cell>
          <table:table-cell office:value-type="float" office:value="3.507" calcext:value-type="float">
            <text:p>3.507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LOG10([.A132])" office:value-type="float" office:value="-0.602059991327962" calcext:value-type="float">
            <text:p>-0.602059991327962</text:p>
          </table:table-cell>
          <table:table-cell table:formula="of:=[.A132]*8065.54429" office:value-type="float" office:value="2016.3860725" calcext:value-type="float">
            <text:p>2016.3860725</text:p>
          </table:table-cell>
          <table:table-cell office:value-type="float" office:value="3.748" calcext:value-type="float">
            <text:p>3.748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LOG10([.A133])" office:value-type="float" office:value="-0.619788758288394" calcext:value-type="float">
            <text:p>-0.619788758288394</text:p>
          </table:table-cell>
          <table:table-cell table:formula="of:=[.A133]*8065.54429" office:value-type="float" office:value="1935.7306296" calcext:value-type="float">
            <text:p>1935.7306296</text:p>
          </table:table-cell>
          <table:table-cell office:value-type="float" office:value="4.007" calcext:value-type="float">
            <text:p>4.007</text:p>
          </table:table-cell>
          <table:table-cell office:value-type="float" office:value="31.7" calcext:value-type="float">
            <text:p>31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LOG10([.A134])" office:value-type="float" office:value="-0.638272163982407" calcext:value-type="float">
            <text:p>-0.638272163982407</text:p>
          </table:table-cell>
          <table:table-cell table:formula="of:=[.A134]*8065.54429" office:value-type="float" office:value="1855.0751867" calcext:value-type="float">
            <text:p>1855.0751867</text:p>
          </table:table-cell>
          <table:table-cell office:value-type="float" office:value="4.292" calcext:value-type="float">
            <text:p>4.292</text:p>
          </table:table-cell>
          <table:table-cell office:value-type="float" office:value="32.9" calcext:value-type="float">
            <text:p>32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LOG10([.A135])" office:value-type="float" office:value="-0.657577319177794" calcext:value-type="float">
            <text:p>-0.657577319177794</text:p>
          </table:table-cell>
          <table:table-cell table:formula="of:=[.A135]*8065.54429" office:value-type="float" office:value="1774.4197438" calcext:value-type="float">
            <text:p>1774.4197438</text:p>
          </table:table-cell>
          <table:table-cell office:value-type="float" office:value="4.611" calcext:value-type="float">
            <text:p>4.611</text:p>
          </table:table-cell>
          <table:table-cell office:value-type="float" office:value="34.3" calcext:value-type="float">
            <text:p>34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LOG10([.A136])" office:value-type="float" office:value="-0.677780705266081" calcext:value-type="float">
            <text:p>-0.677780705266081</text:p>
          </table:table-cell>
          <table:table-cell table:formula="of:=[.A136]*8065.54429" office:value-type="float" office:value="1693.7643009" calcext:value-type="float">
            <text:p>1693.7643009</text:p>
          </table:table-cell>
          <table:table-cell office:value-type="float" office:value="4.971" calcext:value-type="float">
            <text:p>4.971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LOG10([.A137])" office:value-type="float" office:value="-0.698970004336019" calcext:value-type="float">
            <text:p>-0.698970004336019</text:p>
          </table:table-cell>
          <table:table-cell table:formula="of:=[.A137]*8065.54429" office:value-type="float" office:value="1613.108858" calcext:value-type="float">
            <text:p>1613.108858</text:p>
          </table:table-cell>
          <table:table-cell office:value-type="float" office:value="5.423" calcext:value-type="float">
            <text:p>5.42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formula="of:=LOG10([.A138])" office:value-type="float" office:value="-0.709965388637482" calcext:value-type="float">
            <text:p>-0.709965388637482</text:p>
          </table:table-cell>
          <table:table-cell table:formula="of:=[.A138]*8065.54429" office:value-type="float" office:value="1572.78113655" calcext:value-type="float">
            <text:p>1572.78113655</text:p>
          </table:table-cell>
          <table:table-cell office:value-type="float" office:value="5.684" calcext:value-type="float">
            <text:p>5.684</text:p>
          </table:table-cell>
          <table:table-cell office:value-type="float" office:value="38.3" calcext:value-type="float">
            <text:p>38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LOG10([.A139])" office:value-type="float" office:value="-0.721246399047171" calcext:value-type="float">
            <text:p>-0.721246399047171</text:p>
          </table:table-cell>
          <table:table-cell table:formula="of:=[.A139]*8065.54429" office:value-type="float" office:value="1532.4534151" calcext:value-type="float">
            <text:p>1532.4534151</text:p>
          </table:table-cell>
          <table:table-cell office:value-type="float" office:value="5.966" calcext:value-type="float">
            <text:p>5.966</text:p>
          </table:table-cell>
          <table:table-cell office:value-type="float" office:value="39.1" calcext:value-type="float">
            <text:p>39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formula="of:=LOG10([.A140])" office:value-type="float" office:value="-0.732828271596986" calcext:value-type="float">
            <text:p>-0.732828271596986</text:p>
          </table:table-cell>
          <table:table-cell table:formula="of:=[.A140]*8065.54429" office:value-type="float" office:value="1492.12569365" calcext:value-type="float">
            <text:p>1492.12569365</text:p>
          </table:table-cell>
          <table:table-cell office:value-type="float" office:value="6.27" calcext:value-type="float">
            <text:p>6.27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LOG10([.A141])" office:value-type="float" office:value="-0.744727494896694" calcext:value-type="float">
            <text:p>-0.744727494896694</text:p>
          </table:table-cell>
          <table:table-cell table:formula="of:=[.A141]*8065.54429" office:value-type="float" office:value="1451.7979722" calcext:value-type="float">
            <text:p>1451.7979722</text:p>
          </table:table-cell>
          <table:table-cell office:value-type="float" office:value="6.598" calcext:value-type="float">
            <text:p>6.59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formula="of:=LOG10([.A142])" office:value-type="float" office:value="-0.756961951313706" calcext:value-type="float">
            <text:p>-0.756961951313706</text:p>
          </table:table-cell>
          <table:table-cell table:formula="of:=[.A142]*8065.54429" office:value-type="float" office:value="1411.47025075" calcext:value-type="float">
            <text:p>1411.47025075</text:p>
          </table:table-cell>
          <table:table-cell office:value-type="float" office:value="6.937" calcext:value-type="float">
            <text:p>6.93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LOG10([.A143])" office:value-type="float" office:value="-0.769551078621726" calcext:value-type="float">
            <text:p>-0.769551078621726</text:p>
          </table:table-cell>
          <table:table-cell table:formula="of:=[.A143]*8065.54429" office:value-type="float" office:value="1371.1425293" calcext:value-type="float">
            <text:p>1371.1425293</text:p>
          </table:table-cell>
          <table:table-cell office:value-type="float" office:value="7.282" calcext:value-type="float">
            <text:p>7.28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formula="of:=LOG10([.A144])" office:value-type="float" office:value="-0.782516055786094" calcext:value-type="float">
            <text:p>-0.782516055786094</text:p>
          </table:table-cell>
          <table:table-cell table:formula="of:=[.A144]*8065.54429" office:value-type="float" office:value="1330.81480785" calcext:value-type="float">
            <text:p>1330.81480785</text:p>
          </table:table-cell>
          <table:table-cell office:value-type="float" office:value="7.655" calcext:value-type="float">
            <text:p>7.655</text:p>
          </table:table-cell>
          <table:table-cell office:value-type="float" office:value="44.1" calcext:value-type="float">
            <text:p>44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LOG10([.A145])" office:value-type="float" office:value="-0.795880017344075" calcext:value-type="float">
            <text:p>-0.795880017344075</text:p>
          </table:table-cell>
          <table:table-cell table:formula="of:=[.A145]*8065.54429" office:value-type="float" office:value="1290.4870864" calcext:value-type="float">
            <text:p>1290.4870864</text:p>
          </table:table-cell>
          <table:table-cell office:value-type="float" office:value="8.06" calcext:value-type="float">
            <text:p>8.06</text:p>
          </table:table-cell>
          <table:table-cell office:value-type="float" office:value="45.2" calcext:value-type="float">
            <text:p>45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formula="of:=LOG10([.A146])" office:value-type="float" office:value="-0.809668301829709" calcext:value-type="float">
            <text:p>-0.809668301829709</text:p>
          </table:table-cell>
          <table:table-cell table:formula="of:=[.A146]*8065.54429" office:value-type="float" office:value="1250.15936495" calcext:value-type="float">
            <text:p>1250.15936495</text:p>
          </table:table-cell>
          <table:table-cell office:value-type="float" office:value="8.5" calcext:value-type="float">
            <text:p>8.5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LOG10([.A147])" office:value-type="float" office:value="-0.823908740944319" calcext:value-type="float">
            <text:p>-0.823908740944319</text:p>
          </table:table-cell>
          <table:table-cell table:formula="of:=[.A147]*8065.54429" office:value-type="float" office:value="1209.8316435" calcext:value-type="float">
            <text:p>1209.8316435</text:p>
          </table:table-cell>
          <table:table-cell office:value-type="float" office:value="9.016" calcext:value-type="float">
            <text:p>9.016</text:p>
          </table:table-cell>
          <table:table-cell office:value-type="float" office:value="47.6" calcext:value-type="float">
            <text:p>47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formula="of:=LOG10([.A148])" office:value-type="float" office:value="-0.838631997765025" calcext:value-type="float">
            <text:p>-0.838631997765025</text:p>
          </table:table-cell>
          <table:table-cell table:formula="of:=[.A148]*8065.54429" office:value-type="float" office:value="1169.50392205" calcext:value-type="float">
            <text:p>1169.50392205</text:p>
          </table:table-cell>
          <table:table-cell office:value-type="float" office:value="9.582" calcext:value-type="float">
            <text:p>9.582</text:p>
          </table:table-cell>
          <table:table-cell office:value-type="float" office:value="48.8" calcext:value-type="float">
            <text:p>48.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LOG10([.A149])" office:value-type="float" office:value="-0.853871964321762" calcext:value-type="float">
            <text:p>-0.853871964321762</text:p>
          </table:table-cell>
          <table:table-cell table:formula="of:=[.A149]*8065.54429" office:value-type="float" office:value="1129.1762006" calcext:value-type="float">
            <text:p>1129.1762006</text:p>
          </table:table-cell>
          <table:table-cell office:value-type="float" office:value="10.21" calcext:value-type="float">
            <text:p>10.21</text:p>
          </table:table-cell>
          <table:table-cell office:value-type="float" office:value="50.2" calcext:value-type="float">
            <text:p>50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formula="of:=LOG10([.A150])" office:value-type="float" office:value="-0.869666231504994" calcext:value-type="float">
            <text:p>-0.869666231504994</text:p>
          </table:table-cell>
          <table:table-cell table:formula="of:=[.A150]*8065.54429" office:value-type="float" office:value="1088.84847915" calcext:value-type="float">
            <text:p>1088.84847915</text:p>
          </table:table-cell>
          <table:table-cell office:value-type="float" office:value="10.84" calcext:value-type="float">
            <text:p>10.84</text:p>
          </table:table-cell>
          <table:table-cell office:value-type="float" office:value="51.6" calcext:value-type="float">
            <text:p>51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LOG10([.A151])" office:value-type="float" office:value="-0.886056647693163" calcext:value-type="float">
            <text:p>-0.886056647693163</text:p>
          </table:table-cell>
          <table:table-cell table:formula="of:=[.A151]*8065.54429" office:value-type="float" office:value="1048.5207577" calcext:value-type="float">
            <text:p>1048.5207577</text:p>
          </table:table-cell>
          <table:table-cell office:value-type="float" office:value="11.51" calcext:value-type="float">
            <text:p>11.51</text:p>
          </table:table-cell>
          <table:table-cell office:value-type="float" office:value="53.1" calcext:value-type="float">
            <text:p>53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LOG10([.A152])" office:value-type="float" office:value="-0.903089986991943" calcext:value-type="float">
            <text:p>-0.903089986991943</text:p>
          </table:table-cell>
          <table:table-cell table:formula="of:=[.A152]*8065.54429" office:value-type="float" office:value="1008.19303625" calcext:value-type="float">
            <text:p>1008.19303625</text:p>
          </table:table-cell>
          <table:table-cell office:value-type="float" office:value="12.24" calcext:value-type="float">
            <text:p>12.24</text:p>
          </table:table-cell>
          <table:table-cell office:value-type="float" office:value="54.7" calcext:value-type="float">
            <text:p>54.7</text:p>
          </table:table-cell>
          <table:table-cell table:number-columns-repeated="2" office:value-type="string" calcext:value-type="string">
            <text:p>[14]</text:p>
          </table:table-cell>
        </table:table-row>
      </table:table>
      <table:table table:name="Cu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]*8065.54429" office:value-type="float" office:value="96786.53148" calcext:value-type="float">
            <text:p>96786.53148</text:p>
          </table:table-cell>
          <table:table-cell office:value-type="float" office:value="1.09" calcext:value-type="float">
            <text:p>1.09</text:p>
          </table:table-cell>
          <table:table-cell office:value-type="float" office:value="0.731" calcext:value-type="float">
            <text:p>0.731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]*8065.54429" office:value-type="float" office:value="88720.98719" calcext:value-type="float">
            <text:p>88720.98719</text:p>
          </table:table-cell>
          <table:table-cell office:value-type="float" office:value="1.07" calcext:value-type="float">
            <text:p>1.07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*8065.54429" office:value-type="float" office:value="80655.4429" calcext:value-type="float">
            <text:p>80655.4429</text:p>
          </table:table-cell>
          <table:table-cell office:value-type="float" office:value="1.04" calcext:value-type="float">
            <text:p>1.04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A5]*8065.54429" office:value-type="float" office:value="76622.670755" calcext:value-type="float">
            <text:p>76622.670755</text:p>
          </table:table-cell>
          <table:table-cell office:value-type="float" office:value="1.03" calcext:value-type="float">
            <text:p>1.03</text:p>
          </table:table-cell>
          <table:table-cell office:value-type="float" office:value="0.867" calcext:value-type="float">
            <text:p>0.867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]*8065.54429" office:value-type="float" office:value="72589.89861" calcext:value-type="float">
            <text:p>72589.89861</text:p>
          </table:table-cell>
          <table:table-cell office:value-type="float" office:value="1.03" calcext:value-type="float">
            <text:p>1.03</text:p>
          </table:table-cell>
          <table:table-cell office:value-type="float" office:value="0.921" calcext:value-type="float">
            <text:p>0.921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A7]*8065.54429" office:value-type="float" office:value="68557.126465" calcext:value-type="float">
            <text:p>68557.126465</text:p>
          </table:table-cell>
          <table:table-cell office:value-type="float" office:value="1.03" calcext:value-type="float">
            <text:p>1.03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8065.54429" office:value-type="float" office:value="64524.35432" calcext:value-type="float">
            <text:p>64524.35432</text:p>
          </table:table-cell>
          <table:table-cell table:number-columns-repeated="2" office:value-type="float" office:value="1.03" calcext:value-type="float">
            <text:p>1.03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9]*8065.54429" office:value-type="float" office:value="60491.582175" calcext:value-type="float">
            <text:p>60491.582175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*8065.54429" office:value-type="float" office:value="56458.81003" calcext:value-type="float">
            <text:p>56458.81003</text:p>
          </table:table-cell>
          <table:table-cell office:value-type="float" office:value="0.972" calcext:value-type="float">
            <text:p>0.97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11]*8065.54429" office:value-type="float" office:value="52426.037885" calcext:value-type="float">
            <text:p>52426.037885</text:p>
          </table:table-cell>
          <table:table-cell office:value-type="float" office:value="0.958" calcext:value-type="float">
            <text:p>0.95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8065.54429" office:value-type="float" office:value="48393.26574" calcext:value-type="float">
            <text:p>48393.26574</text:p>
          </table:table-cell>
          <table:table-cell office:value-type="float" office:value="1.04" calcext:value-type="float">
            <text:p>1.04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A13]*8065.54429" office:value-type="float" office:value="46780.156882" calcext:value-type="float">
            <text:p>46780.156882</text:p>
          </table:table-cell>
          <table:table-cell office:value-type="float" office:value="1.1" calcext:value-type="float">
            <text:p>1.1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A14]*8065.54429" office:value-type="float" office:value="45167.048024" calcext:value-type="float">
            <text:p>45167.048024</text:p>
          </table:table-cell>
          <table:table-cell office:value-type="float" office:value="1.18" calcext:value-type="float">
            <text:p>1.18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A15]*8065.54429" office:value-type="float" office:value="43553.939166" calcext:value-type="float">
            <text:p>43553.939166</text:p>
          </table:table-cell>
          <table:table-cell office:value-type="float" office:value="1.28" calcext:value-type="float">
            <text:p>1.28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A16]*8065.54429" office:value-type="float" office:value="41940.830308" calcext:value-type="float">
            <text:p>41940.830308</text:p>
          </table:table-cell>
          <table:table-cell office:value-type="float" office:value="1.38" calcext:value-type="float">
            <text:p>1.3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]*8065.54429" office:value-type="float" office:value="40327.72145" calcext:value-type="float">
            <text:p>40327.72145</text:p>
          </table:table-cell>
          <table:table-cell office:value-type="float" office:value="1.47" calcext:value-type="float">
            <text:p>1.47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A18]*8065.54429" office:value-type="float" office:value="38714.612592" calcext:value-type="float">
            <text:p>38714.612592</text:p>
          </table:table-cell>
          <table:table-cell office:value-type="float" office:value="1.53" calcext:value-type="float">
            <text:p>1.53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A19]*8065.54429" office:value-type="float" office:value="37101.503734" calcext:value-type="float">
            <text:p>37101.503734</text:p>
          </table:table-cell>
          <table:table-cell office:value-type="float" office:value="1.52" calcext:value-type="float">
            <text:p>1.52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A20]*8065.54429" office:value-type="float" office:value="35488.394876" calcext:value-type="float">
            <text:p>35488.394876</text:p>
          </table:table-cell>
          <table:table-cell office:value-type="float" office:value="1.49" calcext:value-type="float">
            <text:p>1.49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A21]*8065.54429" office:value-type="float" office:value="33875.286018" calcext:value-type="float">
            <text:p>33875.286018</text:p>
          </table:table-cell>
          <table:table-cell office:value-type="float" office:value="1.42" calcext:value-type="float">
            <text:p>1.42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]*8065.54429" office:value-type="float" office:value="32262.17716" calcext:value-type="float">
            <text:p>32262.17716</text:p>
          </table:table-cell>
          <table:table-cell office:value-type="float" office:value="1.34" calcext:value-type="float">
            <text:p>1.34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23]*8065.54429" office:value-type="float" office:value="30649.068302" calcext:value-type="float">
            <text:p>30649.068302</text:p>
          </table:table-cell>
          <table:table-cell office:value-type="float" office:value="1.34" calcext:value-type="float">
            <text:p>1.34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24]*8065.54429" office:value-type="float" office:value="29035.959444" calcext:value-type="float">
            <text:p>29035.959444</text:p>
          </table:table-cell>
          <table:table-cell office:value-type="float" office:value="1.31" calcext:value-type="float">
            <text:p>1.31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A25]*8065.54429" office:value-type="float" office:value="27422.850586" calcext:value-type="float">
            <text:p>27422.850586</text:p>
          </table:table-cell>
          <table:table-cell office:value-type="float" office:value="1.27" calcext:value-type="float">
            <text:p>1.27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A26]*8065.54429" office:value-type="float" office:value="25809.741728" calcext:value-type="float">
            <text:p>25809.741728</text:p>
          </table:table-cell>
          <table:table-cell office:value-type="float" office:value="1.18" calcext:value-type="float">
            <text:p>1.18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7]*8065.54429" office:value-type="float" office:value="24196.63287" calcext:value-type="float">
            <text:p>24196.63287</text:p>
          </table:table-cell>
          <table:table-cell office:value-type="float" office:value="1.18" calcext:value-type="float">
            <text:p>1.18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28]*8065.54429" office:value-type="float" office:value="22583.524012" calcext:value-type="float">
            <text:p>22583.524012</text:p>
          </table:table-cell>
          <table:table-cell office:value-type="float" office:value="1.17" calcext:value-type="float">
            <text:p>1.1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A29]*8065.54429" office:value-type="float" office:value="20970.415154" calcext:value-type="float">
            <text:p>20970.415154</text:p>
          </table:table-cell>
          <table:table-cell office:value-type="float" office:value="1.15" calcext:value-type="float">
            <text:p>1.1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30]*8065.54429" office:value-type="float" office:value="19357.306296" calcext:value-type="float">
            <text:p>19357.306296</text:p>
          </table:table-cell>
          <table:table-cell office:value-type="float" office:value="1.12" calcext:value-type="float">
            <text:p>1.1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31]*8065.54429" office:value-type="float" office:value="18550.751867" calcext:value-type="float">
            <text:p>18550.751867</text:p>
          </table:table-cell>
          <table:table-cell office:value-type="float" office:value="1.04" calcext:value-type="float">
            <text:p>1.04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32]*8065.54429" office:value-type="float" office:value="17744.197438" calcext:value-type="float">
            <text:p>17744.197438</text:p>
          </table:table-cell>
          <table:table-cell office:value-type="float" office:value="0.826" calcext:value-type="float">
            <text:p>0.82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33]*8065.54429" office:value-type="float" office:value="16937.643009" calcext:value-type="float">
            <text:p>16937.643009</text:p>
          </table:table-cell>
          <table:table-cell office:value-type="float" office:value="0.468" calcext:value-type="float">
            <text:p>0.468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4]*8065.54429" office:value-type="float" office:value="16131.08858" calcext:value-type="float">
            <text:p>16131.08858</text:p>
          </table:table-cell>
          <table:table-cell office:value-type="float" office:value="0.272" calcext:value-type="float">
            <text:p>0.272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35]*8065.54429" office:value-type="float" office:value="15324.534151" calcext:value-type="float">
            <text:p>15324.534151</text:p>
          </table:table-cell>
          <table:table-cell office:value-type="float" office:value="0.214" calcext:value-type="float">
            <text:p>0.214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[.A36]*8065.54429" office:value-type="float" office:value="14921.2569365" calcext:value-type="float">
            <text:p>14921.2569365</text:p>
          </table:table-cell>
          <table:table-cell office:value-type="float" office:value="0.215" calcext:value-type="float">
            <text:p>0.215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37]*8065.54429" office:value-type="float" office:value="14517.979722" calcext:value-type="float">
            <text:p>14517.979722</text:p>
          </table:table-cell>
          <table:table-cell office:value-type="float" office:value="0.213" calcext:value-type="float">
            <text:p>0.213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A38]*8065.54429" office:value-type="float" office:value="14114.7025075" calcext:value-type="float">
            <text:p>14114.7025075</text:p>
          </table:table-cell>
          <table:table-cell office:value-type="float" office:value="0.214" calcext:value-type="float">
            <text:p>0.214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39]*8065.54429" office:value-type="float" office:value="13711.425293" calcext:value-type="float">
            <text:p>13711.425293</text:p>
          </table:table-cell>
          <table:table-cell office:value-type="float" office:value="0.223" calcext:value-type="float">
            <text:p>0.223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40]*8065.54429" office:value-type="float" office:value="12098.316435" calcext:value-type="float">
            <text:p>12098.316435</text:p>
          </table:table-cell>
          <table:table-cell office:value-type="float" office:value="0.26" calcext:value-type="float">
            <text:p>0.26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string" calcext:value-type="string">
            <text:p>[22]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[.A41]*8065.54429" office:value-type="float" office:value="7904.2334042" calcext:value-type="float">
            <text:p>7904.2334042</text:p>
          </table:table-cell>
          <table:table-cell office:value-type="float" office:value="0.496" calcext:value-type="float">
            <text:p>0.496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[.A42]*8065.54429" office:value-type="float" office:value="7742.9225184" calcext:value-type="float">
            <text:p>7742.9225184</text:p>
          </table:table-cell>
          <table:table-cell office:value-type="float" office:value="0.505" calcext:value-type="float">
            <text:p>0.505</text:p>
          </table:table-cell>
          <table:table-cell office:value-type="float" office:value="6.921" calcext:value-type="float">
            <text:p>6.92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[.A43]*8065.54429" office:value-type="float" office:value="7581.6116326" calcext:value-type="float">
            <text:p>7581.6116326</text:p>
          </table:table-cell>
          <table:table-cell office:value-type="float" office:value="0.515" calcext:value-type="float">
            <text:p>0.515</text:p>
          </table:table-cell>
          <table:table-cell office:value-type="float" office:value="7.06" calcext:value-type="float">
            <text:p>7.0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[.A44]*8065.54429" office:value-type="float" office:value="7420.3007468" calcext:value-type="float">
            <text:p>7420.3007468</text:p>
          </table:table-cell>
          <table:table-cell office:value-type="float" office:value="0.525" calcext:value-type="float">
            <text:p>0.525</text:p>
          </table:table-cell>
          <table:table-cell office:value-type="float" office:value="7.21" calcext:value-type="float">
            <text:p>7.2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45]*8065.54429" office:value-type="float" office:value="7258.989861" calcext:value-type="float">
            <text:p>7258.989861</text:p>
          </table:table-cell>
          <table:table-cell office:value-type="float" office:value="0.536" calcext:value-type="float">
            <text:p>0.536</text:p>
          </table:table-cell>
          <table:table-cell office:value-type="float" office:value="7.36" calcext:value-type="float">
            <text:p>7.3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[.A46]*8065.54429" office:value-type="float" office:value="7097.6789752" calcext:value-type="float">
            <text:p>7097.6789752</text:p>
          </table:table-cell>
          <table:table-cell office:value-type="float" office:value="0.547" calcext:value-type="float">
            <text:p>0.547</text:p>
          </table:table-cell>
          <table:table-cell office:value-type="float" office:value="7.53" calcext:value-type="float">
            <text:p>7.5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[.A47]*8065.54429" office:value-type="float" office:value="6936.3680894" calcext:value-type="float">
            <text:p>6936.3680894</text:p>
          </table:table-cell>
          <table:table-cell office:value-type="float" office:value="0.559" calcext:value-type="float">
            <text:p>0.559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[.A48]*8065.54429" office:value-type="float" office:value="6775.0572036" calcext:value-type="float">
            <text:p>6775.0572036</text:p>
          </table:table-cell>
          <table:table-cell office:value-type="float" office:value="0.572" calcext:value-type="float">
            <text:p>0.572</text:p>
          </table:table-cell>
          <table:table-cell office:value-type="float" office:value="7.88" calcext:value-type="float">
            <text:p>7.8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[.A49]*8065.54429" office:value-type="float" office:value="6613.7463178" calcext:value-type="float">
            <text:p>6613.7463178</text:p>
          </table:table-cell>
          <table:table-cell office:value-type="float" office:value="0.586" calcext:value-type="float">
            <text:p>0.586</text:p>
          </table:table-cell>
          <table:table-cell office:value-type="float" office:value="8.06" calcext:value-type="float">
            <text:p>8.0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50]*8065.54429" office:value-type="float" office:value="6452.435432" calcext:value-type="float">
            <text:p>6452.435432</text:p>
          </table:table-cell>
          <table:table-cell office:value-type="float" office:value="0.606" calcext:value-type="float">
            <text:p>0.606</text:p>
          </table:table-cell>
          <table:table-cell office:value-type="float" office:value="8.26" calcext:value-type="float">
            <text:p>8.2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[.A51]*8065.54429" office:value-type="float" office:value="6291.1245462" calcext:value-type="float">
            <text:p>6291.1245462</text:p>
          </table:table-cell>
          <table:table-cell office:value-type="float" office:value="0.627" calcext:value-type="float">
            <text:p>0.627</text:p>
          </table:table-cell>
          <table:table-cell office:value-type="float" office:value="8.47" calcext:value-type="float">
            <text:p>8.4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[.A52]*8065.54429" office:value-type="float" office:value="6129.8136604" calcext:value-type="float">
            <text:p>6129.8136604</text:p>
          </table:table-cell>
          <table:table-cell office:value-type="float" office:value="0.649" calcext:value-type="float">
            <text:p>0.649</text:p>
          </table:table-cell>
          <table:table-cell office:value-type="float" office:value="8.69" calcext:value-type="float">
            <text:p>8.6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[.A53]*8065.54429" office:value-type="float" office:value="5968.5027746" calcext:value-type="float">
            <text:p>5968.5027746</text:p>
          </table:table-cell>
          <table:table-cell office:value-type="float" office:value="0.672" calcext:value-type="float">
            <text:p>0.672</text:p>
          </table:table-cell>
          <table:table-cell office:value-type="float" office:value="8.92" calcext:value-type="float">
            <text:p>8.9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[.A54]*8065.54429" office:value-type="float" office:value="5807.1918888" calcext:value-type="float">
            <text:p>5807.1918888</text:p>
          </table:table-cell>
          <table:table-cell office:value-type="float" office:value="0.697" calcext:value-type="float">
            <text:p>0.697</text:p>
          </table:table-cell>
          <table:table-cell office:value-type="float" office:value="9.16" calcext:value-type="float">
            <text:p>9.1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55]*8065.54429" office:value-type="float" office:value="5645.881003" calcext:value-type="float">
            <text:p>5645.881003</text:p>
          </table:table-cell>
          <table:table-cell office:value-type="float" office:value="0.723" calcext:value-type="float">
            <text:p>0.723</text:p>
          </table:table-cell>
          <table:table-cell office:value-type="float" office:value="9.41" calcext:value-type="float">
            <text:p>9.4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[.A56]*8065.54429" office:value-type="float" office:value="5484.5701172" calcext:value-type="float">
            <text:p>5484.5701172</text:p>
          </table:table-cell>
          <table:table-cell office:value-type="float" office:value="0.752" calcext:value-type="float">
            <text:p>0.752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[.A57]*8065.54429" office:value-type="float" office:value="5323.2592314" calcext:value-type="float">
            <text:p>5323.2592314</text:p>
          </table:table-cell>
          <table:table-cell office:value-type="float" office:value="0.782" calcext:value-type="float">
            <text:p>0.782</text:p>
          </table:table-cell>
          <table:table-cell office:value-type="float" office:value="9.97" calcext:value-type="float">
            <text:p>9.9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[.A58]*8065.54429" office:value-type="float" office:value="5161.9483456" calcext:value-type="float">
            <text:p>5161.9483456</text:p>
          </table:table-cell>
          <table:table-cell office:value-type="float" office:value="0.815" calcext:value-type="float">
            <text:p>0.815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[.A59]*8065.54429" office:value-type="float" office:value="5000.6374598" calcext:value-type="float">
            <text:p>5000.6374598</text:p>
          </table:table-cell>
          <table:table-cell office:value-type="float" office:value="0.85" calcext:value-type="float">
            <text:p>0.85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60]*8065.54429" office:value-type="float" office:value="4839.326574" calcext:value-type="float">
            <text:p>4839.326574</text:p>
          </table:table-cell>
          <table:table-cell office:value-type="float" office:value="0.89" calcext:value-type="float">
            <text:p>0.8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A61]*8065.54429" office:value-type="float" office:value="4678.0156882" calcext:value-type="float">
            <text:p>4678.0156882</text:p>
          </table:table-cell>
          <table:table-cell office:value-type="float" office:value="0.933" calcext:value-type="float">
            <text:p>0.933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[.A62]*8065.54429" office:value-type="float" office:value="4516.7048024" calcext:value-type="float">
            <text:p>4516.7048024</text:p>
          </table:table-cell>
          <table:table-cell office:value-type="float" office:value="0.98" calcext:value-type="float">
            <text:p>0.98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[.A63]*8065.54429" office:value-type="float" office:value="4355.3939166" calcext:value-type="float">
            <text:p>4355.3939166</text:p>
          </table:table-cell>
          <table:table-cell office:value-type="float" office:value="1.03" calcext:value-type="float">
            <text:p>1.03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64]*8065.54429" office:value-type="float" office:value="4194.0830308" calcext:value-type="float">
            <text:p>4194.0830308</text:p>
          </table:table-cell>
          <table:table-cell office:value-type="float" office:value="1.09" calcext:value-type="float">
            <text:p>1.09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65]*8065.54429" office:value-type="float" office:value="4032.772145" calcext:value-type="float">
            <text:p>4032.772145</text:p>
          </table:table-cell>
          <table:table-cell office:value-type="float" office:value="1.15" calcext:value-type="float">
            <text:p>1.15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66]*8065.54429" office:value-type="float" office:value="3871.4612592" calcext:value-type="float">
            <text:p>3871.4612592</text:p>
          </table:table-cell>
          <table:table-cell office:value-type="float" office:value="1.22" calcext:value-type="float">
            <text:p>1.22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67]*8065.54429" office:value-type="float" office:value="3710.1503734" calcext:value-type="float">
            <text:p>3710.1503734</text:p>
          </table:table-cell>
          <table:table-cell office:value-type="float" office:value="1.29" calcext:value-type="float">
            <text:p>1.29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68]*8065.54429" office:value-type="float" office:value="3548.8394876" calcext:value-type="float">
            <text:p>3548.8394876</text:p>
          </table:table-cell>
          <table:table-cell office:value-type="float" office:value="1.37" calcext:value-type="float">
            <text:p>1.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69]*8065.54429" office:value-type="float" office:value="3387.5286018" calcext:value-type="float">
            <text:p>3387.5286018</text:p>
          </table:table-cell>
          <table:table-cell office:value-type="float" office:value="1.47" calcext:value-type="float">
            <text:p>1.47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70]*8065.54429" office:value-type="float" office:value="3226.217716" calcext:value-type="float">
            <text:p>3226.217716</text:p>
          </table:table-cell>
          <table:table-cell office:value-type="float" office:value="1.59" calcext:value-type="float">
            <text:p>1.59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71]*8065.54429" office:value-type="float" office:value="3064.9068302" calcext:value-type="float">
            <text:p>3064.9068302</text:p>
          </table:table-cell>
          <table:table-cell office:value-type="float" office:value="1.73" calcext:value-type="float">
            <text:p>1.73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72]*8065.54429" office:value-type="float" office:value="2903.5959444" calcext:value-type="float">
            <text:p>2903.5959444</text:p>
          </table:table-cell>
          <table:table-cell office:value-type="float" office:value="1.9" calcext:value-type="float">
            <text:p>1.9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[.A73]*8065.54429" office:value-type="float" office:value="2742.2850586" calcext:value-type="float">
            <text:p>2742.2850586</text:p>
          </table:table-cell>
          <table:table-cell office:value-type="float" office:value="2.09" calcext:value-type="float">
            <text:p>2.09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[.A74]*8065.54429" office:value-type="float" office:value="2580.9741728" calcext:value-type="float">
            <text:p>2580.9741728</text:p>
          </table:table-cell>
          <table:table-cell office:value-type="float" office:value="2.32" calcext:value-type="float">
            <text:p>2.32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75]*8065.54429" office:value-type="float" office:value="2419.663287" calcext:value-type="float">
            <text:p>2419.663287</text:p>
          </table:table-cell>
          <table:table-cell office:value-type="float" office:value="2.59" calcext:value-type="float">
            <text:p>2.59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[.A76]*8065.54429" office:value-type="float" office:value="2258.3524012" calcext:value-type="float">
            <text:p>2258.3524012</text:p>
          </table:table-cell>
          <table:table-cell office:value-type="float" office:value="2.92" calcext:value-type="float">
            <text:p>2.92</text:p>
          </table:table-cell>
          <table:table-cell office:value-type="float" office:value="23.7" calcext:value-type="float">
            <text:p>23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[.A77]*8065.54429" office:value-type="float" office:value="2097.0415154" calcext:value-type="float">
            <text:p>2097.0415154</text:p>
          </table:table-cell>
          <table:table-cell office:value-type="float" office:value="3.32" calcext:value-type="float">
            <text:p>3.32</text:p>
          </table:table-cell>
          <table:table-cell office:value-type="float" office:value="25.4" calcext:value-type="float">
            <text:p>25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[.A78]*8065.54429" office:value-type="float" office:value="1935.7306296" calcext:value-type="float">
            <text:p>1935.7306296</text:p>
          </table:table-cell>
          <table:table-cell office:value-type="float" office:value="3.81" calcext:value-type="float">
            <text:p>3.81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A79]*8065.54429" office:value-type="float" office:value="1774.4197438" calcext:value-type="float">
            <text:p>1774.4197438</text:p>
          </table:table-cell>
          <table:table-cell office:value-type="float" office:value="4.44" calcext:value-type="float">
            <text:p>4.4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80]*8065.54429" office:value-type="float" office:value="1613.108858" calcext:value-type="float">
            <text:p>1613.108858</text:p>
          </table:table-cell>
          <table:table-cell office:value-type="float" office:value="5.23" calcext:value-type="float">
            <text:p>5.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81]*8065.54429" office:value-type="float" office:value="1451.7979722" calcext:value-type="float">
            <text:p>1451.7979722</text:p>
          </table:table-cell>
          <table:table-cell office:value-type="float" office:value="6.23" calcext:value-type="float">
            <text:p>6.23</text:p>
          </table:table-cell>
          <table:table-cell office:value-type="float" office:value="36.3" calcext:value-type="float">
            <text:p>36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82]*8065.54429" office:value-type="float" office:value="1290.4870864" calcext:value-type="float">
            <text:p>1290.4870864</text:p>
          </table:table-cell>
          <table:table-cell office:value-type="float" office:value="7.66" calcext:value-type="float">
            <text:p>7.66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83]*8065.54429" office:value-type="float" office:value="1209.8316435" calcext:value-type="float">
            <text:p>1209.8316435</text:p>
          </table:table-cell>
          <table:table-cell office:value-type="float" office:value="8.57" calcext:value-type="float">
            <text:p>8.57</text:p>
          </table:table-cell>
          <table:table-cell office:value-type="float" office:value="42.6" calcext:value-type="float">
            <text:p>42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[.A84]*8065.54429" office:value-type="float" office:value="1129.1762006" calcext:value-type="float">
            <text:p>1129.1762006</text:p>
          </table:table-cell>
          <table:table-cell office:value-type="float" office:value="9.64" calcext:value-type="float">
            <text:p>9.64</text:p>
          </table:table-cell>
          <table:table-cell office:value-type="float" office:value="45.1" calcext:value-type="float">
            <text:p>45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[.A85]*8065.54429" office:value-type="float" office:value="1048.5207577" calcext:value-type="float">
            <text:p>1048.5207577</text:p>
          </table:table-cell>
          <table:table-cell office:value-type="float" office:value="10.8" calcext:value-type="float">
            <text:p>10.8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string" calcext:value-type="string">
            <text:p>[14]</text:p>
          </table:table-cell>
        </table:table-row>
      </table:table>
      <table:table table:name="Ni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*8065.54429" office:value-type="float" office:value="80655.4429" calcext:value-type="float">
            <text:p>80655.4429</text:p>
          </table:table-cell>
          <table:table-cell office:value-type="float" office:value="0.946" calcext:value-type="float">
            <text:p>0.946</text:p>
          </table:table-cell>
          <table:table-cell office:value-type="float" office:value="0.867" calcext:value-type="float">
            <text:p>0.86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A3]*8065.54429" office:value-type="float" office:value="79042.334042" calcext:value-type="float">
            <text:p>79042.334042</text:p>
          </table:table-cell>
          <table:table-cell office:value-type="float" office:value="0.948" calcext:value-type="float">
            <text:p>0.948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A4]*8065.54429" office:value-type="float" office:value="77429.225184" calcext:value-type="float">
            <text:p>77429.225184</text:p>
          </table:table-cell>
          <table:table-cell office:value-type="float" office:value="0.949" calcext:value-type="float">
            <text:p>0.949</text:p>
          </table:table-cell>
          <table:table-cell office:value-type="float" office:value="0.927" calcext:value-type="float">
            <text:p>0.92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A5]*8065.54429" office:value-type="float" office:value="75816.116326" calcext:value-type="float">
            <text:p>75816.116326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A6]*8065.54429" office:value-type="float" office:value="74203.007468" calcext:value-type="float">
            <text:p>74203.007468</text:p>
          </table:table-cell>
          <table:table-cell office:value-type="float" office:value="0.959" calcext:value-type="float">
            <text:p>0.959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]*8065.54429" office:value-type="float" office:value="72589.89861" calcext:value-type="float">
            <text:p>72589.89861</text:p>
          </table:table-cell>
          <table:table-cell office:value-type="float" office:value="0.966" calcext:value-type="float">
            <text:p>0.966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A8]*8065.54429" office:value-type="float" office:value="70976.789752" calcext:value-type="float">
            <text:p>70976.789752</text:p>
          </table:table-cell>
          <table:table-cell office:value-type="float" office:value="0.972" calcext:value-type="float">
            <text:p>0.972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A9]*8065.54429" office:value-type="float" office:value="69363.680894" calcext:value-type="float">
            <text:p>69363.680894</text:p>
          </table:table-cell>
          <table:table-cell office:value-type="float" office:value="0.981" calcext:value-type="float">
            <text:p>0.981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A10]*8065.54429" office:value-type="float" office:value="67750.572036" calcext:value-type="float">
            <text:p>67750.572036</text:p>
          </table:table-cell>
          <table:table-cell office:value-type="float" office:value="0.992" calcext:value-type="float">
            <text:p>0.992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A11]*8065.54429" office:value-type="float" office:value="66137.463178" calcext:value-type="float">
            <text:p>66137.463178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]*8065.54429" office:value-type="float" office:value="64524.35432" calcext:value-type="float">
            <text:p>64524.35432</text:p>
          </table:table-cell>
          <table:table-cell office:value-type="float" office:value="1.01" calcext:value-type="float">
            <text:p>1.01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[.A13]*8065.54429" office:value-type="float" office:value="62911.245462" calcext:value-type="float">
            <text:p>62911.245462</text:p>
          </table:table-cell>
          <table:table-cell office:value-type="float" office:value="1.02" calcext:value-type="float">
            <text:p>1.02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A14]*8065.54429" office:value-type="float" office:value="61298.136604" calcext:value-type="float">
            <text:p>61298.136604</text:p>
          </table:table-cell>
          <table:table-cell office:value-type="float" office:value="1.02" calcext:value-type="float">
            <text:p>1.02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A15]*8065.54429" office:value-type="float" office:value="59685.027746" calcext:value-type="float">
            <text:p>59685.027746</text:p>
          </table:table-cell>
          <table:table-cell office:value-type="float" office:value="1.03" calcext:value-type="float">
            <text:p>1.03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A16]*8065.54429" office:value-type="float" office:value="58071.918888" calcext:value-type="float">
            <text:p>58071.918888</text:p>
          </table:table-cell>
          <table:table-cell office:value-type="float" office:value="1.03" calcext:value-type="float">
            <text:p>1.03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7]*8065.54429" office:value-type="float" office:value="56458.81003" calcext:value-type="float">
            <text:p>56458.81003</text:p>
          </table:table-cell>
          <table:table-cell office:value-type="float" office:value="1.03" calcext:value-type="float">
            <text:p>1.03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A18]*8065.54429" office:value-type="float" office:value="54845.701172" calcext:value-type="float">
            <text:p>54845.701172</text:p>
          </table:table-cell>
          <table:table-cell office:value-type="float" office:value="1.02" calcext:value-type="float">
            <text:p>1.02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A19]*8065.54429" office:value-type="float" office:value="53232.592314" calcext:value-type="float">
            <text:p>53232.592314</text:p>
          </table:table-cell>
          <table:table-cell office:value-type="float" office:value="1.01" calcext:value-type="float">
            <text:p>1.0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A20]*8065.54429" office:value-type="float" office:value="51619.483456" calcext:value-type="float">
            <text:p>51619.483456</text:p>
          </table:table-cell>
          <table:table-cell office:value-type="float" office:value="1.01" calcext:value-type="float">
            <text:p>1.01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A21]*8065.54429" office:value-type="float" office:value="50006.374598" calcext:value-type="float">
            <text:p>50006.374598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A22]*8065.54429" office:value-type="float" office:value="47586.711311" calcext:value-type="float">
            <text:p>47586.711311</text:p>
          </table:table-cell>
          <table:table-cell office:value-type="float" office:value="1.02" calcext:value-type="float">
            <text:p>1.02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A23]*8065.54429" office:value-type="float" office:value="46780.156882" calcext:value-type="float">
            <text:p>46780.156882</text:p>
          </table:table-cell>
          <table:table-cell office:value-type="float" office:value="1.04" calcext:value-type="float">
            <text:p>1.04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A24]*8065.54429" office:value-type="float" office:value="45973.602453" calcext:value-type="float">
            <text:p>45973.602453</text:p>
          </table:table-cell>
          <table:table-cell office:value-type="float" office:value="1.06" calcext:value-type="float">
            <text:p>1.06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A25]*8065.54429" office:value-type="float" office:value="45167.048024" calcext:value-type="float">
            <text:p>45167.048024</text:p>
          </table:table-cell>
          <table:table-cell office:value-type="float" office:value="1.09" calcext:value-type="float">
            <text:p>1.09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26]*8065.54429" office:value-type="float" office:value="44360.493595" calcext:value-type="float">
            <text:p>44360.493595</text:p>
          </table:table-cell>
          <table:table-cell office:value-type="float" office:value="1.12" calcext:value-type="float">
            <text:p>1.12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A27]*8065.54429" office:value-type="float" office:value="43553.939166" calcext:value-type="float">
            <text:p>43553.939166</text:p>
          </table:table-cell>
          <table:table-cell office:value-type="float" office:value="1.16" calcext:value-type="float">
            <text:p>1.1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A28]*8065.54429" office:value-type="float" office:value="42747.384737" calcext:value-type="float">
            <text:p>42747.384737</text:p>
          </table:table-cell>
          <table:table-cell office:value-type="float" office:value="1.21" calcext:value-type="float">
            <text:p>1.21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A29]*8065.54429" office:value-type="float" office:value="41940.830308" calcext:value-type="float">
            <text:p>41940.830308</text:p>
          </table:table-cell>
          <table:table-cell office:value-type="float" office:value="1.27" calcext:value-type="float">
            <text:p>1.27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A30]*8065.54429" office:value-type="float" office:value="41134.275879" calcext:value-type="float">
            <text:p>41134.275879</text:p>
          </table:table-cell>
          <table:table-cell office:value-type="float" office:value="1.33" calcext:value-type="float">
            <text:p>1.33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1]*8065.54429" office:value-type="float" office:value="40327.72145" calcext:value-type="float">
            <text:p>40327.72145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A32]*8065.54429" office:value-type="float" office:value="39521.167021" calcext:value-type="float">
            <text:p>39521.167021</text:p>
          </table:table-cell>
          <table:table-cell office:value-type="float" office:value="1.47" calcext:value-type="float">
            <text:p>1.47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A33]*8065.54429" office:value-type="float" office:value="38714.612592" calcext:value-type="float">
            <text:p>38714.612592</text:p>
          </table:table-cell>
          <table:table-cell office:value-type="float" office:value="1.53" calcext:value-type="float">
            <text:p>1.53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A34]*8065.54429" office:value-type="float" office:value="37908.058163" calcext:value-type="float">
            <text:p>37908.058163</text:p>
          </table:table-cell>
          <table:table-cell office:value-type="float" office:value="1.59" calcext:value-type="float">
            <text:p>1.5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A35]*8065.54429" office:value-type="float" office:value="37101.503734" calcext:value-type="float">
            <text:p>37101.503734</text:p>
          </table:table-cell>
          <table:table-cell office:value-type="float" office:value="1.63" calcext:value-type="float">
            <text:p>1.63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36]*8065.54429" office:value-type="float" office:value="36294.949305" calcext:value-type="float">
            <text:p>36294.949305</text:p>
          </table:table-cell>
          <table:table-cell office:value-type="float" office:value="1.67" calcext:value-type="float">
            <text:p>1.6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A37]*8065.54429" office:value-type="float" office:value="35488.394876" calcext:value-type="float">
            <text:p>35488.394876</text:p>
          </table:table-cell>
          <table:table-cell office:value-type="float" office:value="1.71" calcext:value-type="float">
            <text:p>1.71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A38]*8065.54429" office:value-type="float" office:value="34681.840447" calcext:value-type="float">
            <text:p>34681.840447</text:p>
          </table:table-cell>
          <table:table-cell office:value-type="float" office:value="1.73" calcext:value-type="float">
            <text:p>1.73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A39]*8065.54429" office:value-type="float" office:value="33875.286018" calcext:value-type="float">
            <text:p>33875.286018</text:p>
          </table:table-cell>
          <table:table-cell office:value-type="float" office:value="1.74" calcext:value-type="float">
            <text:p>1.74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A40]*8065.54429" office:value-type="float" office:value="33068.731589" calcext:value-type="float">
            <text:p>33068.731589</text:p>
          </table:table-cell>
          <table:table-cell office:value-type="float" office:value="1.74" calcext:value-type="float">
            <text:p>1.74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1]*8065.54429" office:value-type="float" office:value="32262.17716" calcext:value-type="float">
            <text:p>32262.17716</text:p>
          </table:table-cell>
          <table:table-cell office:value-type="float" office:value="1.73" calcext:value-type="float">
            <text:p>1.73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42]*8065.54429" office:value-type="float" office:value="31455.622731" calcext:value-type="float">
            <text:p>31455.622731</text:p>
          </table:table-cell>
          <table:table-cell office:value-type="float" office:value="1.72" calcext:value-type="float">
            <text:p>1.7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43]*8065.54429" office:value-type="float" office:value="30649.068302" calcext:value-type="float">
            <text:p>30649.068302</text:p>
          </table:table-cell>
          <table:table-cell office:value-type="float" office:value="1.69" calcext:value-type="float">
            <text:p>1.69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A44]*8065.54429" office:value-type="float" office:value="29842.513873" calcext:value-type="float">
            <text:p>29842.513873</text:p>
          </table:table-cell>
          <table:table-cell office:value-type="float" office:value="1.66" calcext:value-type="float">
            <text:p>1.66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45]*8065.54429" office:value-type="float" office:value="29035.959444" calcext:value-type="float">
            <text:p>29035.959444</text:p>
          </table:table-cell>
          <table:table-cell office:value-type="float" office:value="1.64" calcext:value-type="float">
            <text:p>1.64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46]*8065.54429" office:value-type="float" office:value="28229.405015" calcext:value-type="float">
            <text:p>28229.405015</text:p>
          </table:table-cell>
          <table:table-cell office:value-type="float" office:value="1.63" calcext:value-type="float">
            <text:p>1.63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A47]*8065.54429" office:value-type="float" office:value="27422.850586" calcext:value-type="float">
            <text:p>27422.850586</text:p>
          </table:table-cell>
          <table:table-cell office:value-type="float" office:value="1.62" calcext:value-type="float">
            <text:p>1.62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A48]*8065.54429" office:value-type="float" office:value="26616.296157" calcext:value-type="float">
            <text:p>26616.296157</text:p>
          </table:table-cell>
          <table:table-cell office:value-type="float" office:value="1.61" calcext:value-type="float">
            <text:p>1.61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A49]*8065.54429" office:value-type="float" office:value="25809.741728" calcext:value-type="float">
            <text:p>25809.741728</text:p>
          </table:table-cell>
          <table:table-cell office:value-type="float" office:value="1.61" calcext:value-type="float">
            <text:p>1.61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A50]*8065.54429" office:value-type="float" office:value="25003.187299" calcext:value-type="float">
            <text:p>25003.187299</text:p>
          </table:table-cell>
          <table:table-cell office:value-type="float" office:value="1.61" calcext:value-type="float">
            <text:p>1.61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string" calcext:value-type="string">
            <text:p>[1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1]*8065.54429" office:value-type="float" office:value="24196.63287" calcext:value-type="float">
            <text:p>24196.63287</text:p>
          </table:table-cell>
          <table:table-cell office:value-type="float" office:value="1.61" calcext:value-type="float">
            <text:p>1.61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52]*8065.54429" office:value-type="float" office:value="23390.078441" calcext:value-type="float">
            <text:p>23390.078441</text:p>
          </table:table-cell>
          <table:table-cell office:value-type="float" office:value="1.62" calcext:value-type="float">
            <text:p>1.62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53]*8065.54429" office:value-type="float" office:value="22583.524012" calcext:value-type="float">
            <text:p>22583.524012</text:p>
          </table:table-cell>
          <table:table-cell office:value-type="float" office:value="1.62" calcext:value-type="float">
            <text:p>1.62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54]*8065.54429" office:value-type="float" office:value="21776.969583" calcext:value-type="float">
            <text:p>21776.969583</text:p>
          </table:table-cell>
          <table:table-cell office:value-type="float" office:value="1.64" calcext:value-type="float">
            <text:p>1.64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table:formula="of:=[.A55]*8065.54429" office:value-type="float" office:value="21454.3478114" calcext:value-type="float">
            <text:p>21454.3478114</text:p>
          </table:table-cell>
          <table:table-cell office:value-type="float" office:value="1.66" calcext:value-type="float">
            <text:p>1.66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56]*8065.54429" office:value-type="float" office:value="20163.860725" calcext:value-type="float">
            <text:p>20163.860725</text:p>
          </table:table-cell>
          <table:table-cell office:value-type="float" office:value="1.67" calcext:value-type="float">
            <text:p>1.67</text:p>
          </table:table-cell>
          <table:table-cell office:value-type="float" office:value="2.93" calcext:value-type="float">
            <text:p>2.93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57]*8065.54429" office:value-type="float" office:value="19357.306296" calcext:value-type="float">
            <text:p>19357.306296</text:p>
          </table:table-cell>
          <table:table-cell office:value-type="float" office:value="1.71" calcext:value-type="float">
            <text:p>1.71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58]*8065.54429" office:value-type="float" office:value="18550.751867" calcext:value-type="float">
            <text:p>18550.751867</text:p>
          </table:table-cell>
          <table:table-cell office:value-type="float" office:value="1.75" calcext:value-type="float">
            <text:p>1.75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59]*8065.54429" office:value-type="float" office:value="17744.197438" calcext:value-type="float">
            <text:p>17744.197438</text:p>
          </table:table-cell>
          <table:table-cell office:value-type="float" office:value="1.8" calcext:value-type="float">
            <text:p>1.8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60]*8065.54429" office:value-type="float" office:value="16937.643009" calcext:value-type="float">
            <text:p>16937.643009</text:p>
          </table:table-cell>
          <table:table-cell office:value-type="float" office:value="1.85" calcext:value-type="float">
            <text:p>1.85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1]*8065.54429" office:value-type="float" office:value="16131.08858" calcext:value-type="float">
            <text:p>16131.08858</text:p>
          </table:table-cell>
          <table:table-cell office:value-type="float" office:value="1.93" calcext:value-type="float">
            <text:p>1.93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[.A62]*8065.54429" office:value-type="float" office:value="15727.8113655" calcext:value-type="float">
            <text:p>15727.8113655</text:p>
          </table:table-cell>
          <table:table-cell office:value-type="float" office:value="1.98" calcext:value-type="float">
            <text:p>1.98</text:p>
          </table:table-cell>
          <table:table-cell office:value-type="float" office:value="3.74" calcext:value-type="float">
            <text:p>3.7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63]*8065.54429" office:value-type="float" office:value="15324.534151" calcext:value-type="float">
            <text:p>15324.534151</text:p>
          </table:table-cell>
          <table:table-cell office:value-type="float" office:value="2.02" calcext:value-type="float">
            <text:p>2.0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[.A64]*8065.54429" office:value-type="float" office:value="14921.2569365" calcext:value-type="float">
            <text:p>14921.2569365</text:p>
          </table:table-cell>
          <table:table-cell office:value-type="float" office:value="2.08" calcext:value-type="float">
            <text:p>2.08</text:p>
          </table:table-cell>
          <table:table-cell office:value-type="float" office:value="3.91" calcext:value-type="float">
            <text:p>3.9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65]*8065.54429" office:value-type="float" office:value="14517.979722" calcext:value-type="float">
            <text:p>14517.979722</text:p>
          </table:table-cell>
          <table:table-cell office:value-type="float" office:value="2.14" calcext:value-type="float">
            <text:p>2.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A66]*8065.54429" office:value-type="float" office:value="14114.7025075" calcext:value-type="float">
            <text:p>14114.7025075</text:p>
          </table:table-cell>
          <table:table-cell office:value-type="float" office:value="2.21" calcext:value-type="float">
            <text:p>2.21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67]*8065.54429" office:value-type="float" office:value="13711.425293" calcext:value-type="float">
            <text:p>13711.425293</text:p>
          </table:table-cell>
          <table:table-cell office:value-type="float" office:value="2.28" calcext:value-type="float">
            <text:p>2.28</text:p>
          </table:table-cell>
          <table:table-cell office:value-type="float" office:value="4.18" calcext:value-type="float">
            <text:p>4.1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[.A68]*8065.54429" office:value-type="float" office:value="13308.1480785" calcext:value-type="float">
            <text:p>13308.1480785</text:p>
          </table:table-cell>
          <table:table-cell office:value-type="float" office:value="2.36" calcext:value-type="float">
            <text:p>2.36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69]*8065.54429" office:value-type="float" office:value="12904.870864" calcext:value-type="float">
            <text:p>12904.870864</text:p>
          </table:table-cell>
          <table:table-cell office:value-type="float" office:value="2.43" calcext:value-type="float">
            <text:p>2.43</text:p>
          </table:table-cell>
          <table:table-cell office:value-type="float" office:value="4.31" calcext:value-type="float">
            <text:p>4.3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A70]*8065.54429" office:value-type="float" office:value="12501.5936495" calcext:value-type="float">
            <text:p>12501.5936495</text:p>
          </table:table-cell>
          <table:table-cell office:value-type="float" office:value="2.48" calcext:value-type="float">
            <text:p>2.48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71]*8065.54429" office:value-type="float" office:value="12098.316435" calcext:value-type="float">
            <text:p>12098.316435</text:p>
          </table:table-cell>
          <table:table-cell office:value-type="float" office:value="2.53" calcext:value-type="float">
            <text:p>2.53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[.A72]*8065.54429" office:value-type="float" office:value="11695.0392205" calcext:value-type="float">
            <text:p>11695.0392205</text:p>
          </table:table-cell>
          <table:table-cell office:value-type="float" office:value="2.59" calcext:value-type="float">
            <text:p>2.59</text:p>
          </table:table-cell>
          <table:table-cell office:value-type="float" office:value="4.55" calcext:value-type="float">
            <text:p>4.55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73]*8065.54429" office:value-type="float" office:value="11291.762006" calcext:value-type="float">
            <text:p>11291.762006</text:p>
          </table:table-cell>
          <table:table-cell office:value-type="float" office:value="2.65" calcext:value-type="float">
            <text:p>2.65</text:p>
          </table:table-cell>
          <table:table-cell office:value-type="float" office:value="4.63" calcext:value-type="float">
            <text:p>4.63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[.A74]*8065.54429" office:value-type="float" office:value="10888.4847915" calcext:value-type="float">
            <text:p>10888.4847915</text:p>
          </table:table-cell>
          <table:table-cell office:value-type="float" office:value="2.69" calcext:value-type="float">
            <text:p>2.69</text:p>
          </table:table-cell>
          <table:table-cell office:value-type="float" office:value="4.73" calcext:value-type="float">
            <text:p>4.73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75]*8065.54429" office:value-type="float" office:value="10485.207577" calcext:value-type="float">
            <text:p>10485.207577</text:p>
          </table:table-cell>
          <table:table-cell office:value-type="float" office:value="2.74" calcext:value-type="float">
            <text:p>2.74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A76]*8065.54429" office:value-type="float" office:value="10081.9303625" calcext:value-type="float">
            <text:p>10081.9303625</text:p>
          </table:table-cell>
          <table:table-cell office:value-type="float" office:value="2.8" calcext:value-type="float">
            <text:p>2.8</text:p>
          </table:table-cell>
          <table:table-cell office:value-type="float" office:value="4.97" calcext:value-type="float">
            <text:p>4.97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77]*8065.54429" office:value-type="float" office:value="9678.653148" calcext:value-type="float">
            <text:p>9678.653148</text:p>
          </table:table-cell>
          <table:table-cell office:value-type="float" office:value="2.85" calcext:value-type="float">
            <text:p>2.85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A78]*8065.54429" office:value-type="float" office:value="9275.3759335" calcext:value-type="float">
            <text:p>9275.3759335</text:p>
          </table:table-cell>
          <table:table-cell office:value-type="float" office:value="2.91" calcext:value-type="float">
            <text:p>2.91</text:p>
          </table:table-cell>
          <table:table-cell office:value-type="float" office:value="5.24" calcext:value-type="float">
            <text:p>5.2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79]*8065.54429" office:value-type="float" office:value="8872.098719" calcext:value-type="float">
            <text:p>8872.098719</text:p>
          </table:table-cell>
          <table:table-cell office:value-type="float" office:value="2.97" calcext:value-type="float">
            <text:p>2.97</text:p>
          </table:table-cell>
          <table:table-cell office:value-type="float" office:value="5.38" calcext:value-type="float">
            <text:p>5.3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[.A80]*8065.54429" office:value-type="float" office:value="8468.8215045" calcext:value-type="float">
            <text:p>8468.8215045</text:p>
          </table:table-cell>
          <table:table-cell office:value-type="float" office:value="3.01" calcext:value-type="float">
            <text:p>3.01</text:p>
          </table:table-cell>
          <table:table-cell office:value-type="float" office:value="5.55" calcext:value-type="float">
            <text:p>5.55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]*8065.54429" office:value-type="float" office:value="8065.54429" calcext:value-type="float">
            <text:p>8065.54429</text:p>
          </table:table-cell>
          <table:table-cell office:value-type="float" office:value="3.06" calcext:value-type="float">
            <text:p>3.06</text:p>
          </table:table-cell>
          <table:table-cell office:value-type="float" office:value="5.74" calcext:value-type="float">
            <text:p>5.7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82]*8065.54429" office:value-type="float" office:value="7662.2670755" calcext:value-type="float">
            <text:p>7662.2670755</text:p>
          </table:table-cell>
          <table:table-cell office:value-type="float" office:value="3.11" calcext:value-type="float">
            <text:p>3.11</text:p>
          </table:table-cell>
          <table:table-cell office:value-type="float" office:value="5.98" calcext:value-type="float">
            <text:p>5.9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83]*8065.54429" office:value-type="float" office:value="7258.989861" calcext:value-type="float">
            <text:p>7258.989861</text:p>
          </table:table-cell>
          <table:table-cell office:value-type="float" office:value="3.18" calcext:value-type="float">
            <text:p>3.18</text:p>
          </table:table-cell>
          <table:table-cell office:value-type="float" office:value="6.23" calcext:value-type="float">
            <text:p>6.23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A84]*8065.54429" office:value-type="float" office:value="6855.7126465" calcext:value-type="float">
            <text:p>6855.7126465</text:p>
          </table:table-cell>
          <table:table-cell office:value-type="float" office:value="3.27" calcext:value-type="float">
            <text:p>3.27</text:p>
          </table:table-cell>
          <table:table-cell office:value-type="float" office:value="6.51" calcext:value-type="float">
            <text:p>6.5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85]*8065.54429" office:value-type="float" office:value="6452.435432" calcext:value-type="float">
            <text:p>6452.435432</text:p>
          </table:table-cell>
          <table:table-cell office:value-type="float" office:value="3.38" calcext:value-type="float">
            <text:p>3.38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86]*8065.54429" office:value-type="float" office:value="6049.1582175" calcext:value-type="float">
            <text:p>6049.1582175</text:p>
          </table:table-cell>
          <table:table-cell office:value-type="float" office:value="3.49" calcext:value-type="float">
            <text:p>3.49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87]*8065.54429" office:value-type="float" office:value="5645.881003" calcext:value-type="float">
            <text:p>5645.881003</text:p>
          </table:table-cell>
          <table:table-cell office:value-type="float" office:value="3.59" calcext:value-type="float">
            <text:p>3.59</text:p>
          </table:table-cell>
          <table:table-cell office:value-type="float" office:value="7.48" calcext:value-type="float">
            <text:p>7.4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A88]*8065.54429" office:value-type="float" office:value="5242.6037885" calcext:value-type="float">
            <text:p>5242.6037885</text:p>
          </table:table-cell>
          <table:table-cell office:value-type="float" office:value="3.69" calcext:value-type="float">
            <text:p>3.69</text:p>
          </table:table-cell>
          <table:table-cell office:value-type="float" office:value="7.92" calcext:value-type="float">
            <text:p>7.9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89]*8065.54429" office:value-type="float" office:value="4839.326574" calcext:value-type="float">
            <text:p>4839.326574</text:p>
          </table:table-cell>
          <table:table-cell office:value-type="float" office:value="3.84" calcext:value-type="float">
            <text:p>3.84</text:p>
          </table:table-cell>
          <table:table-cell office:value-type="float" office:value="8.35" calcext:value-type="float">
            <text:p>8.35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A90]*8065.54429" office:value-type="float" office:value="4436.0493595" calcext:value-type="float">
            <text:p>4436.0493595</text:p>
          </table:table-cell>
          <table:table-cell office:value-type="float" office:value="3.9" calcext:value-type="float">
            <text:p>3.9</text:p>
          </table:table-cell>
          <table:table-cell office:value-type="float" office:value="8.92" calcext:value-type="float">
            <text:p>8.9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91]*8065.54429" office:value-type="float" office:value="4032.772145" calcext:value-type="float">
            <text:p>4032.772145</text:p>
          </table:table-cell>
          <table:table-cell office:value-type="float" office:value="4.03" calcext:value-type="float">
            <text:p>4.03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92]*8065.54429" office:value-type="float" office:value="3629.4949305" calcext:value-type="float">
            <text:p>3629.4949305</text:p>
          </table:table-cell>
          <table:table-cell office:value-type="float" office:value="4.2" calcext:value-type="float">
            <text:p>4.2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93]*8065.54429" office:value-type="float" office:value="3226.217716" calcext:value-type="float">
            <text:p>3226.217716</text:p>
          </table:table-cell>
          <table:table-cell office:value-type="float" office:value="3.84" calcext:value-type="float">
            <text:p>3.84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94]*8065.54429" office:value-type="float" office:value="3064.9068302" calcext:value-type="float">
            <text:p>3064.9068302</text:p>
          </table:table-cell>
          <table:table-cell office:value-type="float" office:value="3.92" calcext:value-type="float">
            <text:p>3.92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95]*8065.54429" office:value-type="float" office:value="2903.5959444" calcext:value-type="float">
            <text:p>2903.5959444</text:p>
          </table:table-cell>
          <table:table-cell office:value-type="float" office:value="4" calcext:value-type="float">
            <text:p>4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[.A96]*8065.54429" office:value-type="float" office:value="2742.2850586" calcext:value-type="float">
            <text:p>2742.2850586</text:p>
          </table:table-cell>
          <table:table-cell office:value-type="float" office:value="4.07" calcext:value-type="float">
            <text:p>4.07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[.A97]*8065.54429" office:value-type="float" office:value="2580.9741728" calcext:value-type="float">
            <text:p>2580.9741728</text:p>
          </table:table-cell>
          <table:table-cell office:value-type="float" office:value="4.12" calcext:value-type="float">
            <text:p>4.12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98]*8065.54429" office:value-type="float" office:value="2419.663287" calcext:value-type="float">
            <text:p>2419.663287</text:p>
          </table:table-cell>
          <table:table-cell office:value-type="float" office:value="4.19" calcext:value-type="float">
            <text:p>4.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[.A99]*8065.54429" office:value-type="float" office:value="2258.3524012" calcext:value-type="float">
            <text:p>2258.3524012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[.A100]*8065.54429" office:value-type="float" office:value="2097.0415154" calcext:value-type="float">
            <text:p>2097.0415154</text:p>
          </table:table-cell>
          <table:table-cell office:value-type="float" office:value="4.29" calcext:value-type="float">
            <text:p>4.29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[.A101]*8065.54429" office:value-type="float" office:value="1935.7306296" calcext:value-type="float">
            <text:p>1935.7306296</text:p>
          </table:table-cell>
          <table:table-cell office:value-type="float" office:value="4.16" calcext:value-type="float">
            <text:p>4.16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A102]*8065.54429" office:value-type="float" office:value="1774.4197438" calcext:value-type="float">
            <text:p>1774.4197438</text:p>
          </table:table-cell>
          <table:table-cell office:value-type="float" office:value="4.11" calcext:value-type="float">
            <text:p>4.11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103]*8065.54429" office:value-type="float" office:value="1613.108858" calcext:value-type="float">
            <text:p>1613.108858</text:p>
          </table:table-cell>
          <table:table-cell office:value-type="float" office:value="4.12" calcext:value-type="float">
            <text:p>4.12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[.A104]*8065.54429" office:value-type="float" office:value="1532.4534151" calcext:value-type="float">
            <text:p>1532.4534151</text:p>
          </table:table-cell>
          <table:table-cell office:value-type="float" office:value="4.3" calcext:value-type="float">
            <text:p>4.3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105]*8065.54429" office:value-type="float" office:value="1451.7979722" calcext:value-type="float">
            <text:p>1451.7979722</text:p>
          </table:table-cell>
          <table:table-cell office:value-type="float" office:value="4.45" calcext:value-type="float">
            <text:p>4.45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106]*8065.54429" office:value-type="float" office:value="1371.1425293" calcext:value-type="float">
            <text:p>1371.1425293</text:p>
          </table:table-cell>
          <table:table-cell office:value-type="float" office:value="4.68" calcext:value-type="float">
            <text:p>4.68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107]*8065.54429" office:value-type="float" office:value="1290.4870864" calcext:value-type="float">
            <text:p>1290.4870864</text:p>
          </table:table-cell>
          <table:table-cell office:value-type="float" office:value="5" calcext:value-type="float">
            <text:p>5</text:p>
          </table:table-cell>
          <table:table-cell office:value-type="float" office:value="28.6" calcext:value-type="float">
            <text:p>28.6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108]*8065.54429" office:value-type="float" office:value="1209.8316435" calcext:value-type="float">
            <text:p>1209.8316435</text:p>
          </table:table-cell>
          <table:table-cell office:value-type="float" office:value="5.45" calcext:value-type="float">
            <text:p>5.45</text:p>
          </table:table-cell>
          <table:table-cell office:value-type="float" office:value="30.6" calcext:value-type="float">
            <text:p>30.6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[.A109]*8065.54429" office:value-type="float" office:value="1129.1762006" calcext:value-type="float">
            <text:p>1129.1762006</text:p>
          </table:table-cell>
          <table:table-cell office:value-type="float" office:value="5.83" calcext:value-type="float">
            <text:p>5.83</text:p>
          </table:table-cell>
          <table:table-cell office:value-type="float" office:value="32.8" calcext:value-type="float">
            <text:p>32.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[.A110]*8065.54429" office:value-type="float" office:value="1048.5207577" calcext:value-type="float">
            <text:p>1048.5207577</text:p>
          </table:table-cell>
          <table:table-cell office:value-type="float" office:value="6.44" calcext:value-type="float">
            <text:p>6.44</text:p>
          </table:table-cell>
          <table:table-cell office:value-type="float" office:value="35.3" calcext:value-type="float">
            <text:p>35.3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[.A111]*8065.54429" office:value-type="float" office:value="967.8653148" calcext:value-type="float">
            <text:p>967.8653148</text:p>
          </table:table-cell>
          <table:table-cell office:value-type="float" office:value="7.11" calcext:value-type="float">
            <text:p>7.11</text:p>
          </table:table-cell>
          <table:table-cell office:value-type="float" office:value="38.3" calcext:value-type="float">
            <text:p>38.3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[.A112]*8065.54429" office:value-type="float" office:value="887.2098719" calcext:value-type="float">
            <text:p>887.2098719</text:p>
          </table:table-cell>
          <table:table-cell office:value-type="float" office:value="8.12" calcext:value-type="float">
            <text:p>8.12</text:p>
          </table:table-cell>
          <table:table-cell office:value-type="float" office:value="41.8" calcext:value-type="float">
            <text:p>41.8</text:p>
          </table:table-cell>
          <table:table-cell table:number-columns-repeated="2" office:value-type="string" calcext:value-type="string">
            <text:p>[17]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113]*8065.54429" office:value-type="float" office:value="806.554429" calcext:value-type="float">
            <text:p>806.554429</text:p>
          </table:table-cell>
          <table:table-cell office:value-type="float" office:value="9.54" calcext:value-type="float">
            <text:p>9.54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string" calcext:value-type="string">
            <text:p>[17]</text:p>
          </table:table-cell>
        </table:table-row>
      </table:table>
      <table:table table:name="A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A2]*8065.54429" office:value-type="float" office:value="92753.759335" calcext:value-type="float">
            <text:p>92753.759335</text:p>
          </table:table-cell>
          <table:table-cell office:value-type="float" office:value="1.3" calcext:value-type="float">
            <text:p>1.3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[.A3]*8065.54429" office:value-type="float" office:value="90334.096048" calcext:value-type="float">
            <text:p>90334.096048</text:p>
          </table:table-cell>
          <table:table-cell office:value-type="float" office:value="1.293" calcext:value-type="float">
            <text:p>1.293</text:p>
          </table:table-cell>
          <table:table-cell office:value-type="float" office:value="0.566" calcext:value-type="float">
            <text:p>0.56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[.A4]*8065.54429" office:value-type="float" office:value="87914.432761" calcext:value-type="float">
            <text:p>87914.432761</text:p>
          </table:table-cell>
          <table:table-cell office:value-type="float" office:value="1.28" calcext:value-type="float">
            <text:p>1.2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[.A5]*8065.54429" office:value-type="float" office:value="85494.769474" calcext:value-type="float">
            <text:p>85494.769474</text:p>
          </table:table-cell>
          <table:table-cell office:value-type="float" office:value="1.265" calcext:value-type="float">
            <text:p>1.26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[.A6]*8065.54429" office:value-type="float" office:value="83075.106187" calcext:value-type="float">
            <text:p>83075.106187</text:p>
          </table:table-cell>
          <table:table-cell office:value-type="float" office:value="1.252" calcext:value-type="float">
            <text:p>1.252</text:p>
          </table:table-cell>
          <table:table-cell office:value-type="float" office:value="0.564" calcext:value-type="float">
            <text:p>0.564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]*8065.54429" office:value-type="float" office:value="80655.4429" calcext:value-type="float">
            <text:p>80655.4429</text:p>
          </table:table-cell>
          <table:table-cell office:value-type="float" office:value="1.24" calcext:value-type="float">
            <text:p>1.24</text:p>
          </table:table-cell>
          <table:table-cell office:value-type="float" office:value="0.568" calcext:value-type="float">
            <text:p>0.568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[.A8]*8065.54429" office:value-type="float" office:value="78235.779613" calcext:value-type="float">
            <text:p>78235.779613</text:p>
          </table:table-cell>
          <table:table-cell office:value-type="float" office:value="1.229" calcext:value-type="float">
            <text:p>1.229</text:p>
          </table:table-cell>
          <table:table-cell office:value-type="float" office:value="0.566" calcext:value-type="float">
            <text:p>0.56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A9]*8065.54429" office:value-type="float" office:value="74203.007468" calcext:value-type="float">
            <text:p>74203.007468</text:p>
          </table:table-cell>
          <table:table-cell office:value-type="float" office:value="1.182" calcext:value-type="float">
            <text:p>1.18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8065.54429" office:value-type="float" office:value="72589.89861" calcext:value-type="float">
            <text:p>72589.8986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2" calcext:value-type="float">
            <text:p>0.552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A11]*8065.54429" office:value-type="float" office:value="70976.789752" calcext:value-type="float">
            <text:p>70976.789752</text:p>
          </table:table-cell>
          <table:table-cell office:value-type="float" office:value="1.112" calcext:value-type="float">
            <text:p>1.112</text:p>
          </table:table-cell>
          <table:table-cell office:value-type="float" office:value="0.563" calcext:value-type="float">
            <text:p>0.56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A12]*8065.54429" office:value-type="float" office:value="69363.680894" calcext:value-type="float">
            <text:p>69363.680894</text:p>
          </table:table-cell>
          <table:table-cell office:value-type="float" office:value="1.073" calcext:value-type="float">
            <text:p>1.073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A13]*8065.54429" office:value-type="float" office:value="67750.572036" calcext:value-type="float">
            <text:p>67750.572036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A14]*8065.54429" office:value-type="float" office:value="66137.463178" calcext:value-type="float">
            <text:p>66137.463178</text:p>
          </table:table-cell>
          <table:table-cell office:value-type="float" office:value="0.993" calcext:value-type="float">
            <text:p>0.993</text:p>
          </table:table-cell>
          <table:table-cell office:value-type="float" office:value="0.653" calcext:value-type="float">
            <text:p>0.65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]*8065.54429" office:value-type="float" office:value="64524.35432" calcext:value-type="float">
            <text:p>64524.35432</text:p>
          </table:table-cell>
          <table:table-cell office:value-type="float" office:value="0.962" calcext:value-type="float">
            <text:p>0.96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[.A16]*8065.54429" office:value-type="float" office:value="62911.245462" calcext:value-type="float">
            <text:p>62911.245462</text:p>
          </table:table-cell>
          <table:table-cell office:value-type="float" office:value="0.94" calcext:value-type="float">
            <text:p>0.94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A17]*8065.54429" office:value-type="float" office:value="61298.136604" calcext:value-type="float">
            <text:p>61298.136604</text:p>
          </table:table-cell>
          <table:table-cell office:value-type="float" office:value="0.935" calcext:value-type="float">
            <text:p>0.935</text:p>
          </table:table-cell>
          <table:table-cell office:value-type="float" office:value="0.832" calcext:value-type="float">
            <text:p>0.832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A18]*8065.54429" office:value-type="float" office:value="59685.027746" calcext:value-type="float">
            <text:p>59685.027746</text:p>
          </table:table-cell>
          <table:table-cell office:value-type="float" office:value="0.936" calcext:value-type="float">
            <text:p>0.936</text:p>
          </table:table-cell>
          <table:table-cell office:value-type="float" office:value="0.892" calcext:value-type="float">
            <text:p>0.892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A19]*8065.54429" office:value-type="float" office:value="58071.918888" calcext:value-type="float">
            <text:p>58071.918888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1" calcext:value-type="float">
            <text:p>0.951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0]*8065.54429" office:value-type="float" office:value="56458.81003" calcext:value-type="float">
            <text:p>56458.81003</text:p>
          </table:table-cell>
          <table:table-cell office:value-type="float" office:value="0.953" calcext:value-type="float">
            <text:p>0.953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A21]*8065.54429" office:value-type="float" office:value="54845.701172" calcext:value-type="float">
            <text:p>54845.701172</text:p>
          </table:table-cell>
          <table:table-cell office:value-type="float" office:value="0.969" calcext:value-type="float">
            <text:p>0.96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A22]*8065.54429" office:value-type="float" office:value="53232.592314" calcext:value-type="float">
            <text:p>53232.592314</text:p>
          </table:table-cell>
          <table:table-cell office:value-type="float" office:value="0.995" calcext:value-type="float">
            <text:p>0.995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A23]*8065.54429" office:value-type="float" office:value="51619.483456" calcext:value-type="float">
            <text:p>51619.483456</text:p>
          </table:table-cell>
          <table:table-cell office:value-type="float" office:value="1.028" calcext:value-type="float">
            <text:p>1.028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A24]*8065.54429" office:value-type="float" office:value="50812.929027" calcext:value-type="float">
            <text:p>50812.929027</text:p>
          </table:table-cell>
          <table:table-cell office:value-type="float" office:value="1.048" calcext:value-type="float">
            <text:p>1.048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A25]*8065.54429" office:value-type="float" office:value="50006.374598" calcext:value-type="float">
            <text:p>50006.374598</text:p>
          </table:table-cell>
          <table:table-cell office:value-type="float" office:value="1.072" calcext:value-type="float">
            <text:p>1.072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A26]*8065.54429" office:value-type="float" office:value="49199.820169" calcext:value-type="float">
            <text:p>49199.820169</text:p>
          </table:table-cell>
          <table:table-cell office:value-type="float" office:value="1.098" calcext:value-type="float">
            <text:p>1.098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7]*8065.54429" office:value-type="float" office:value="48393.26574" calcext:value-type="float">
            <text:p>48393.26574</text:p>
          </table:table-cell>
          <table:table-cell office:value-type="float" office:value="1.125" calcext:value-type="float">
            <text:p>1.125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A28]*8065.54429" office:value-type="float" office:value="46780.156882" calcext:value-type="float">
            <text:p>46780.156882</text:p>
          </table:table-cell>
          <table:table-cell office:value-type="float" office:value="1.173" calcext:value-type="float">
            <text:p>1.173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A29]*8065.54429" office:value-type="float" office:value="45167.048024" calcext:value-type="float">
            <text:p>45167.048024</text:p>
          </table:table-cell>
          <table:table-cell office:value-type="float" office:value="1.208" calcext:value-type="float">
            <text:p>1.20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A30]*8065.54429" office:value-type="float" office:value="43553.939166" calcext:value-type="float">
            <text:p>43553.939166</text:p>
          </table:table-cell>
          <table:table-cell office:value-type="float" office:value="1.238" calcext:value-type="float">
            <text:p>1.238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A31]*8065.54429" office:value-type="float" office:value="41940.830308" calcext:value-type="float">
            <text:p>41940.830308</text:p>
          </table:table-cell>
          <table:table-cell office:value-type="float" office:value="1.265" calcext:value-type="float">
            <text:p>1.265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2]*8065.54429" office:value-type="float" office:value="40327.72145" calcext:value-type="float">
            <text:p>40327.72145</text:p>
          </table:table-cell>
          <table:table-cell office:value-type="float" office:value="1.298" calcext:value-type="float">
            <text:p>1.29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A33]*8065.54429" office:value-type="float" office:value="39521.167021" calcext:value-type="float">
            <text:p>39521.167021</text:p>
          </table:table-cell>
          <table:table-cell office:value-type="float" office:value="1.32" calcext:value-type="float">
            <text:p>1.32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A34]*8065.54429" office:value-type="float" office:value="38714.612592" calcext:value-type="float">
            <text:p>38714.612592</text:p>
          </table:table-cell>
          <table:table-cell office:value-type="float" office:value="1.343" calcext:value-type="float">
            <text:p>1.34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A35]*8065.54429" office:value-type="float" office:value="37908.058163" calcext:value-type="float">
            <text:p>37908.058163</text:p>
          </table:table-cell>
          <table:table-cell office:value-type="float" office:value="1.372" calcext:value-type="float">
            <text:p>1.372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A36]*8065.54429" office:value-type="float" office:value="37101.503734" calcext:value-type="float">
            <text:p>37101.503734</text:p>
          </table:table-cell>
          <table:table-cell office:value-type="float" office:value="1.404" calcext:value-type="float">
            <text:p>1.404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37]*8065.54429" office:value-type="float" office:value="36294.949305" calcext:value-type="float">
            <text:p>36294.949305</text:p>
          </table:table-cell>
          <table:table-cell office:value-type="float" office:value="1.441" calcext:value-type="float">
            <text:p>1.44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A38]*8065.54429" office:value-type="float" office:value="35488.394876" calcext:value-type="float">
            <text:p>35488.394876</text:p>
          </table:table-cell>
          <table:table-cell office:value-type="float" office:value="1.476" calcext:value-type="float">
            <text:p>1.47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A39]*8065.54429" office:value-type="float" office:value="34681.840447" calcext:value-type="float">
            <text:p>34681.840447</text:p>
          </table:table-cell>
          <table:table-cell office:value-type="float" office:value="1.502" calcext:value-type="float">
            <text:p>1.502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A40]*8065.54429" office:value-type="float" office:value="33875.286018" calcext:value-type="float">
            <text:p>33875.286018</text:p>
          </table:table-cell>
          <table:table-cell office:value-type="float" office:value="1.519" calcext:value-type="float">
            <text:p>1.51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table:formula="of:=[.A41]*8065.54429" office:value-type="float" office:value="33472.0088035" calcext:value-type="float">
            <text:p>33472.0088035</text:p>
          </table:table-cell>
          <table:table-cell office:value-type="float" office:value="1.522" calcext:value-type="float">
            <text:p>1.522</text:p>
          </table:table-cell>
          <table:table-cell office:value-type="float" office:value="0.992" calcext:value-type="float">
            <text:p>0.992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A42]*8065.54429" office:value-type="float" office:value="33068.731589" calcext:value-type="float">
            <text:p>33068.731589</text:p>
          </table:table-cell>
          <table:table-cell office:value-type="float" office:value="1.496" calcext:value-type="float">
            <text:p>1.496</text:p>
          </table:table-cell>
          <table:table-cell office:value-type="float" office:value="0.882" calcext:value-type="float">
            <text:p>0.882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table:formula="of:=[.A43]*8065.54429" office:value-type="float" office:value="32665.4543745" calcext:value-type="float">
            <text:p>32665.4543745</text:p>
          </table:table-cell>
          <table:table-cell office:value-type="float" office:value="1.432" calcext:value-type="float">
            <text:p>1.432</text:p>
          </table:table-cell>
          <table:table-cell office:value-type="float" office:value="0.766" calcext:value-type="float">
            <text:p>0.76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4]*8065.54429" office:value-type="float" office:value="32262.17716" calcext:value-type="float">
            <text:p>32262.17716</text:p>
          </table:table-cell>
          <table:table-cell office:value-type="float" office:value="1.323" calcext:value-type="float">
            <text:p>1.323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table:formula="of:=[.A45]*8065.54429" office:value-type="float" office:value="32100.8662742" calcext:value-type="float">
            <text:p>32100.8662742</text:p>
          </table:table-cell>
          <table:table-cell office:value-type="float" office:value="1.246" calcext:value-type="float">
            <text:p>1.246</text:p>
          </table:table-cell>
          <table:table-cell office:value-type="float" office:value="0.586" calcext:value-type="float">
            <text:p>0.58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table:formula="of:=[.A46]*8065.54429" office:value-type="float" office:value="31858.8999455" calcext:value-type="float">
            <text:p>31858.8999455</text:p>
          </table:table-cell>
          <table:table-cell office:value-type="float" office:value="1.149" calcext:value-type="float">
            <text:p>1.149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table:formula="of:=[.A47]*8065.54429" office:value-type="float" office:value="31697.5890597" calcext:value-type="float">
            <text:p>31697.5890597</text:p>
          </table:table-cell>
          <table:table-cell office:value-type="float" office:value="1.044" calcext:value-type="float">
            <text:p>1.044</text:p>
          </table:table-cell>
          <table:table-cell office:value-type="float" office:value="0.514" calcext:value-type="float">
            <text:p>0.514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48]*8065.54429" office:value-type="float" office:value="31455.622731" calcext:value-type="float">
            <text:p>31455.622731</text:p>
          </table:table-cell>
          <table:table-cell office:value-type="float" office:value="0.932" calcext:value-type="float">
            <text:p>0.932</text:p>
          </table:table-cell>
          <table:table-cell office:value-type="float" office:value="0.504" calcext:value-type="float">
            <text:p>0.504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table:formula="of:=[.A49]*8065.54429" office:value-type="float" office:value="31294.3118452" calcext:value-type="float">
            <text:p>31294.3118452</text:p>
          </table:table-cell>
          <table:table-cell office:value-type="float" office:value="0.815" calcext:value-type="float">
            <text:p>0.815</text:p>
          </table:table-cell>
          <table:table-cell office:value-type="float" office:value="0.526" calcext:value-type="float">
            <text:p>0.52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table:formula="of:=[.A50]*8065.54429" office:value-type="float" office:value="31052.3455165" calcext:value-type="float">
            <text:p>31052.3455165</text:p>
          </table:table-cell>
          <table:table-cell office:value-type="float" office:value="0.708" calcext:value-type="float">
            <text:p>0.708</text:p>
          </table:table-cell>
          <table:table-cell office:value-type="float" office:value="0.565" calcext:value-type="float">
            <text:p>0.565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table:formula="of:=[.A51]*8065.54429" office:value-type="float" office:value="30891.0346307" calcext:value-type="float">
            <text:p>30891.034630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9" calcext:value-type="float">
            <text:p>0.609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52]*8065.54429" office:value-type="float" office:value="30649.068302" calcext:value-type="float">
            <text:p>30649.068302</text:p>
          </table:table-cell>
          <table:table-cell office:value-type="float" office:value="0.526" calcext:value-type="float">
            <text:p>0.526</text:p>
          </table:table-cell>
          <table:table-cell office:value-type="float" office:value="0.663" calcext:value-type="float">
            <text:p>0.66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[.A53]*8065.54429" office:value-type="float" office:value="30245.7910875" calcext:value-type="float">
            <text:p>30245.79108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813" calcext:value-type="float">
            <text:p>0.813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table:formula="of:=[.A54]*8065.54429" office:value-type="float" office:value="30084.4802017" calcext:value-type="float">
            <text:p>30084.4802017</text:p>
          </table:table-cell>
          <table:table-cell office:value-type="float" office:value="0.321" calcext:value-type="float">
            <text:p>0.321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A55]*8065.54429" office:value-type="float" office:value="29842.513873" calcext:value-type="float">
            <text:p>29842.513873</text:p>
          </table:table-cell>
          <table:table-cell office:value-type="float" office:value="0.294" calcext:value-type="float">
            <text:p>0.294</text:p>
          </table:table-cell>
          <table:table-cell office:value-type="float" office:value="0.986" calcext:value-type="float">
            <text:p>0.986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table:formula="of:=[.A56]*8065.54429" office:value-type="float" office:value="29439.2366585" calcext:value-type="float">
            <text:p>29439.2366585</text:p>
          </table:table-cell>
          <table:table-cell office:value-type="float" office:value="0.259" calcext:value-type="float">
            <text:p>0.259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57]*8065.54429" office:value-type="float" office:value="29035.959444" calcext:value-type="float">
            <text:p>29035.959444</text:p>
          </table:table-cell>
          <table:table-cell office:value-type="float" office:value="0.238" calcext:value-type="float">
            <text:p>0.238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58]*8065.54429" office:value-type="float" office:value="28229.405015" calcext:value-type="float">
            <text:p>28229.405015</text:p>
          </table:table-cell>
          <table:table-cell office:value-type="float" office:value="0.209" calcext:value-type="float">
            <text:p>0.209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A59]*8065.54429" office:value-type="float" office:value="27422.850586" calcext:value-type="float">
            <text:p>27422.850586</text:p>
          </table:table-cell>
          <table:table-cell office:value-type="float" office:value="0.186" calcext:value-type="float">
            <text:p>0.186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string" calcext:value-type="string">
            <text:p>[35]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A60]*8065.54429" office:value-type="float" office:value="26616.296157" calcext:value-type="float">
            <text:p>26616.296157</text:p>
          </table:table-cell>
          <table:table-cell office:value-type="float" office:value="0.2" calcext:value-type="float">
            <text:p>0.2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A61]*8065.54429" office:value-type="float" office:value="25809.741728" calcext:value-type="float">
            <text:p>25809.741728</text:p>
          </table:table-cell>
          <table:table-cell office:value-type="float" office:value="0.192" calcext:value-type="float">
            <text:p>0.192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A62]*8065.54429" office:value-type="float" office:value="25003.187299" calcext:value-type="float">
            <text:p>25003.187299</text:p>
          </table:table-cell>
          <table:table-cell office:value-type="float" office:value="0.173" calcext:value-type="float">
            <text:p>0.173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3]*8065.54429" office:value-type="float" office:value="24196.63287" calcext:value-type="float">
            <text:p>24196.63287</text:p>
          </table:table-cell>
          <table:table-cell office:value-type="float" office:value="0.173" calcext:value-type="float">
            <text:p>0.173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64]*8065.54429" office:value-type="float" office:value="23390.078441" calcext:value-type="float">
            <text:p>23390.078441</text:p>
          </table:table-cell>
          <table:table-cell office:value-type="float" office:value="0.16" calcext:value-type="float">
            <text:p>0.16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65]*8065.54429" office:value-type="float" office:value="22583.524012" calcext:value-type="float">
            <text:p>22583.524012</text:p>
          </table:table-cell>
          <table:table-cell office:value-type="float" office:value="0.157" calcext:value-type="float">
            <text:p>0.157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66]*8065.54429" office:value-type="float" office:value="21776.969583" calcext:value-type="float">
            <text:p>21776.969583</text:p>
          </table:table-cell>
          <table:table-cell office:value-type="float" office:value="0.144" calcext:value-type="float">
            <text:p>0.144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A67]*8065.54429" office:value-type="float" office:value="20970.415154" calcext:value-type="float">
            <text:p>20970.415154</text:p>
          </table:table-cell>
          <table:table-cell office:value-type="float" office:value="0.132" calcext:value-type="float">
            <text:p>0.132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68]*8065.54429" office:value-type="float" office:value="20163.860725" calcext:value-type="float">
            <text:p>20163.860725</text:p>
          </table:table-cell>
          <table:table-cell office:value-type="float" office:value="0.13" calcext:value-type="float">
            <text:p>0.13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69]*8065.54429" office:value-type="float" office:value="19357.306296" calcext:value-type="float">
            <text:p>19357.306296</text:p>
          </table:table-cell>
          <table:table-cell office:value-type="float" office:value="0.13" calcext:value-type="float">
            <text:p>0.13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70]*8065.54429" office:value-type="float" office:value="18550.751867" calcext:value-type="float">
            <text:p>18550.751867</text:p>
          </table:table-cell>
          <table:table-cell office:value-type="float" office:value="0.129" calcext:value-type="float">
            <text:p>0.129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71]*8065.54429" office:value-type="float" office:value="17744.197438" calcext:value-type="float">
            <text:p>17744.197438</text:p>
          </table:table-cell>
          <table:table-cell office:value-type="float" office:value="0.12" calcext:value-type="float">
            <text:p>0.12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72]*8065.54429" office:value-type="float" office:value="16937.643009" calcext:value-type="float">
            <text:p>16937.643009</text:p>
          </table:table-cell>
          <table:table-cell office:value-type="float" office:value="0.121" calcext:value-type="float">
            <text:p>0.121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3]*8065.54429" office:value-type="float" office:value="16131.08858" calcext:value-type="float">
            <text:p>16131.08858</text:p>
          </table:table-cell>
          <table:table-cell office:value-type="float" office:value="0.131" calcext:value-type="float">
            <text:p>0.131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74]*8065.54429" office:value-type="float" office:value="15324.534151" calcext:value-type="float">
            <text:p>15324.534151</text:p>
          </table:table-cell>
          <table:table-cell office:value-type="float" office:value="0.14" calcext:value-type="float">
            <text:p>0.14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75]*8065.54429" office:value-type="float" office:value="14517.979722" calcext:value-type="float">
            <text:p>14517.979722</text:p>
          </table:table-cell>
          <table:table-cell office:value-type="float" office:value="0.14" calcext:value-type="float">
            <text:p>0.1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76]*8065.54429" office:value-type="float" office:value="13711.425293" calcext:value-type="float">
            <text:p>13711.425293</text:p>
          </table:table-cell>
          <table:table-cell office:value-type="float" office:value="0.148" calcext:value-type="float">
            <text:p>0.148</text:p>
          </table:table-cell>
          <table:table-cell office:value-type="float" office:value="4.74" calcext:value-type="float">
            <text:p>4.74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77]*8065.54429" office:value-type="float" office:value="12904.870864" calcext:value-type="float">
            <text:p>12904.870864</text:p>
          </table:table-cell>
          <table:table-cell office:value-type="float" office:value="0.143" calcext:value-type="float">
            <text:p>0.143</text:p>
          </table:table-cell>
          <table:table-cell office:value-type="float" office:value="5.09" calcext:value-type="float">
            <text:p>5.09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78]*8065.54429" office:value-type="float" office:value="12098.316435" calcext:value-type="float">
            <text:p>12098.316435</text:p>
          </table:table-cell>
          <table:table-cell office:value-type="float" office:value="0.145" calcext:value-type="float">
            <text:p>0.14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79]*8065.54429" office:value-type="float" office:value="11291.762006" calcext:value-type="float">
            <text:p>11291.762006</text:p>
          </table:table-cell>
          <table:table-cell office:value-type="float" office:value="0.163" calcext:value-type="float">
            <text:p>0.163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80]*8065.54429" office:value-type="float" office:value="10485.207577" calcext:value-type="float">
            <text:p>10485.207577</text:p>
          </table:table-cell>
          <table:table-cell office:value-type="float" office:value="0.195" calcext:value-type="float">
            <text:p>0.195</text:p>
          </table:table-cell>
          <table:table-cell office:value-type="float" office:value="6.43" calcext:value-type="float">
            <text:p>6.43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81]*8065.54429" office:value-type="float" office:value="9678.653148" calcext:value-type="float">
            <text:p>9678.653148</text:p>
          </table:table-cell>
          <table:table-cell office:value-type="float" office:value="0.226" calcext:value-type="float">
            <text:p>0.226</text:p>
          </table:table-cell>
          <table:table-cell office:value-type="float" office:value="6.99" calcext:value-type="float">
            <text:p>6.99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82]*8065.54429" office:value-type="float" office:value="8872.098719" calcext:value-type="float">
            <text:p>8872.098719</text:p>
          </table:table-cell>
          <table:table-cell office:value-type="float" office:value="0.251" calcext:value-type="float">
            <text:p>0.251</text:p>
          </table:table-cell>
          <table:table-cell office:value-type="float" office:value="7.67" calcext:value-type="float">
            <text:p>7.67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]*8065.54429" office:value-type="float" office:value="8065.54429" calcext:value-type="float">
            <text:p>8065.54429</text:p>
          </table:table-cell>
          <table:table-cell office:value-type="float" office:value="0.329" calcext:value-type="float">
            <text:p>0.329</text:p>
          </table:table-cell>
          <table:table-cell office:value-type="float" office:value="8.49" calcext:value-type="float">
            <text:p>8.49</text:p>
          </table:table-cell>
          <table:table-cell table:number-columns-repeated="2" office:value-type="string" calcext:value-type="string">
            <text:p>[33]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[.A84]*8065.54429" office:value-type="float" office:value="7904.2334042" calcext:value-type="float">
            <text:p>7904.2334042</text:p>
          </table:table-cell>
          <table:table-cell office:value-type="float" office:value="0.375" calcext:value-type="float">
            <text:p>0.375</text:p>
          </table:table-cell>
          <table:table-cell office:value-type="float" office:value="7.78" calcext:value-type="float">
            <text:p>7.7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[.A85]*8065.54429" office:value-type="float" office:value="7742.9225184" calcext:value-type="float">
            <text:p>7742.9225184</text:p>
          </table:table-cell>
          <table:table-cell office:value-type="float" office:value="0.383" calcext:value-type="float">
            <text:p>0.383</text:p>
          </table:table-cell>
          <table:table-cell office:value-type="float" office:value="7.92" calcext:value-type="float">
            <text:p>7.9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[.A86]*8065.54429" office:value-type="float" office:value="7581.6116326" calcext:value-type="float">
            <text:p>7581.6116326</text:p>
          </table:table-cell>
          <table:table-cell office:value-type="float" office:value="0.392" calcext:value-type="float">
            <text:p>0.392</text:p>
          </table:table-cell>
          <table:table-cell office:value-type="float" office:value="8.06" calcext:value-type="float">
            <text:p>8.0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[.A87]*8065.54429" office:value-type="float" office:value="7420.3007468" calcext:value-type="float">
            <text:p>7420.3007468</text:p>
          </table:table-cell>
          <table:table-cell office:value-type="float" office:value="0.401" calcext:value-type="float">
            <text:p>0.401</text:p>
          </table:table-cell>
          <table:table-cell office:value-type="float" office:value="8.21" calcext:value-type="float">
            <text:p>8.2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88]*8065.54429" office:value-type="float" office:value="7258.989861" calcext:value-type="float">
            <text:p>7258.989861</text:p>
          </table:table-cell>
          <table:table-cell office:value-type="float" office:value="0.411" calcext:value-type="float">
            <text:p>0.411</text:p>
          </table:table-cell>
          <table:table-cell office:value-type="float" office:value="8.37" calcext:value-type="float">
            <text:p>8.3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[.A89]*8065.54429" office:value-type="float" office:value="7097.6789752" calcext:value-type="float">
            <text:p>7097.6789752</text:p>
          </table:table-cell>
          <table:table-cell office:value-type="float" office:value="0.421" calcext:value-type="float">
            <text:p>0.421</text:p>
          </table:table-cell>
          <table:table-cell office:value-type="float" office:value="8.37" calcext:value-type="float">
            <text:p>8.3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[.A90]*8065.54429" office:value-type="float" office:value="6936.3680894" calcext:value-type="float">
            <text:p>6936.3680894</text:p>
          </table:table-cell>
          <table:table-cell office:value-type="float" office:value="0.431" calcext:value-type="float">
            <text:p>0.431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[.A91]*8065.54429" office:value-type="float" office:value="6775.0572036" calcext:value-type="float">
            <text:p>6775.0572036</text:p>
          </table:table-cell>
          <table:table-cell office:value-type="float" office:value="0.442" calcext:value-type="float">
            <text:p>0.442</text:p>
          </table:table-cell>
          <table:table-cell office:value-type="float" office:value="8.88" calcext:value-type="float">
            <text:p>8.8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[.A92]*8065.54429" office:value-type="float" office:value="6613.7463178" calcext:value-type="float">
            <text:p>6613.7463178</text:p>
          </table:table-cell>
          <table:table-cell office:value-type="float" office:value="0.455" calcext:value-type="float">
            <text:p>0.455</text:p>
          </table:table-cell>
          <table:table-cell office:value-type="float" office:value="9.08" calcext:value-type="float">
            <text:p>9.0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93]*8065.54429" office:value-type="float" office:value="6452.435432" calcext:value-type="float">
            <text:p>6452.435432</text:p>
          </table:table-cell>
          <table:table-cell office:value-type="float" office:value="0.469" calcext:value-type="float">
            <text:p>0.469</text:p>
          </table:table-cell>
          <table:table-cell office:value-type="float" office:value="9.32" calcext:value-type="float">
            <text:p>9.3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[.A94]*8065.54429" office:value-type="float" office:value="6291.1245462" calcext:value-type="float">
            <text:p>6291.1245462</text:p>
          </table:table-cell>
          <table:table-cell office:value-type="float" office:value="0.485" calcext:value-type="float">
            <text:p>0.485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[.A95]*8065.54429" office:value-type="float" office:value="6129.8136604" calcext:value-type="float">
            <text:p>6129.8136604</text:p>
          </table:table-cell>
          <table:table-cell office:value-type="float" office:value="0.501" calcext:value-type="float">
            <text:p>0.501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[.A96]*8065.54429" office:value-type="float" office:value="5968.5027746" calcext:value-type="float">
            <text:p>5968.5027746</text:p>
          </table:table-cell>
          <table:table-cell office:value-type="float" office:value="0.519" calcext:value-type="float">
            <text:p>0.519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[.A97]*8065.54429" office:value-type="float" office:value="5807.1918888" calcext:value-type="float">
            <text:p>5807.1918888</text:p>
          </table:table-cell>
          <table:table-cell office:value-type="float" office:value="0.537" calcext:value-type="float">
            <text:p>0.537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98]*8065.54429" office:value-type="float" office:value="5645.881003" calcext:value-type="float">
            <text:p>5645.881003</text:p>
          </table:table-cell>
          <table:table-cell office:value-type="float" office:value="0.557" calcext:value-type="float">
            <text:p>0.557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[.A99]*8065.54429" office:value-type="float" office:value="5484.5701172" calcext:value-type="float">
            <text:p>5484.5701172</text:p>
          </table:table-cell>
          <table:table-cell office:value-type="float" office:value="0.578" calcext:value-type="float">
            <text:p>0.578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[.A100]*8065.54429" office:value-type="float" office:value="5323.2592314" calcext:value-type="float">
            <text:p>5323.2592314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[.A101]*8065.54429" office:value-type="float" office:value="5161.9483456" calcext:value-type="float">
            <text:p>5161.9483456</text:p>
          </table:table-cell>
          <table:table-cell office:value-type="float" office:value="0.624" calcext:value-type="float">
            <text:p>0.624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[.A102]*8065.54429" office:value-type="float" office:value="5000.6374598" calcext:value-type="float">
            <text:p>5000.6374598</text:p>
          </table:table-cell>
          <table:table-cell office:value-type="float" office:value="0.65" calcext:value-type="float">
            <text:p>0.65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03]*8065.54429" office:value-type="float" office:value="4839.326574" calcext:value-type="float">
            <text:p>4839.326574</text:p>
          </table:table-cell>
          <table:table-cell office:value-type="float" office:value="0.668" calcext:value-type="float">
            <text:p>0.668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A104]*8065.54429" office:value-type="float" office:value="4678.0156882" calcext:value-type="float">
            <text:p>4678.0156882</text:p>
          </table:table-cell>
          <table:table-cell office:value-type="float" office:value="0.729" calcext:value-type="float">
            <text:p>0.7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[.A105]*8065.54429" office:value-type="float" office:value="4516.7048024" calcext:value-type="float">
            <text:p>4516.7048024</text:p>
          </table:table-cell>
          <table:table-cell office:value-type="float" office:value="0.774" calcext:value-type="float">
            <text:p>0.774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[.A106]*8065.54429" office:value-type="float" office:value="4355.3939166" calcext:value-type="float">
            <text:p>4355.3939166</text:p>
          </table:table-cell>
          <table:table-cell office:value-type="float" office:value="0.823" calcext:value-type="float">
            <text:p>0.8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107]*8065.54429" office:value-type="float" office:value="4194.0830308" calcext:value-type="float">
            <text:p>4194.0830308</text:p>
          </table:table-cell>
          <table:table-cell office:value-type="float" office:value="0.878" calcext:value-type="float">
            <text:p>0.878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08]*8065.54429" office:value-type="float" office:value="4032.772145" calcext:value-type="float">
            <text:p>4032.772145</text:p>
          </table:table-cell>
          <table:table-cell office:value-type="float" office:value="0.939" calcext:value-type="float">
            <text:p>0.939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109]*8065.54429" office:value-type="float" office:value="3871.4612592" calcext:value-type="float">
            <text:p>3871.4612592</text:p>
          </table:table-cell>
          <table:table-cell office:value-type="float" office:value="1.007" calcext:value-type="float">
            <text:p>1.007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110]*8065.54429" office:value-type="float" office:value="3710.1503734" calcext:value-type="float">
            <text:p>3710.1503734</text:p>
          </table:table-cell>
          <table:table-cell office:value-type="float" office:value="1.083" calcext:value-type="float">
            <text:p>1.08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111]*8065.54429" office:value-type="float" office:value="3548.8394876" calcext:value-type="float">
            <text:p>3548.8394876</text:p>
          </table:table-cell>
          <table:table-cell office:value-type="float" office:value="1.168" calcext:value-type="float">
            <text:p>1.168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112]*8065.54429" office:value-type="float" office:value="3387.5286018" calcext:value-type="float">
            <text:p>3387.5286018</text:p>
          </table:table-cell>
          <table:table-cell office:value-type="float" office:value="1.265" calcext:value-type="float">
            <text:p>1.265</text:p>
          </table:table-cell>
          <table:table-cell office:value-type="float" office:value="17.9" calcext:value-type="float">
            <text:p>17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13]*8065.54429" office:value-type="float" office:value="3226.217716" calcext:value-type="float">
            <text:p>3226.217716</text:p>
          </table:table-cell>
          <table:table-cell office:value-type="float" office:value="1.387" calcext:value-type="float">
            <text:p>1.387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114]*8065.54429" office:value-type="float" office:value="3064.9068302" calcext:value-type="float">
            <text:p>3064.9068302</text:p>
          </table:table-cell>
          <table:table-cell office:value-type="float" office:value="1.536" calcext:value-type="float">
            <text:p>1.536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115]*8065.54429" office:value-type="float" office:value="2903.5959444" calcext:value-type="float">
            <text:p>2903.5959444</text:p>
          </table:table-cell>
          <table:table-cell office:value-type="float" office:value="1.71" calcext:value-type="float">
            <text:p>1.71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[.A116]*8065.54429" office:value-type="float" office:value="2742.2850586" calcext:value-type="float">
            <text:p>2742.2850586</text:p>
          </table:table-cell>
          <table:table-cell office:value-type="float" office:value="1.915" calcext:value-type="float">
            <text:p>1.915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[.A117]*8065.54429" office:value-type="float" office:value="2580.9741728" calcext:value-type="float">
            <text:p>2580.9741728</text:p>
          </table:table-cell>
          <table:table-cell office:value-type="float" office:value="2.16" calcext:value-type="float">
            <text:p>2.16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118]*8065.54429" office:value-type="float" office:value="2419.663287" calcext:value-type="float">
            <text:p>2419.663287</text:p>
          </table:table-cell>
          <table:table-cell office:value-type="float" office:value="2.446" calcext:value-type="float">
            <text:p>2.446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[.A119]*8065.54429" office:value-type="float" office:value="2258.3524012" calcext:value-type="float">
            <text:p>2258.3524012</text:p>
          </table:table-cell>
          <table:table-cell office:value-type="float" office:value="2.786" calcext:value-type="float">
            <text:p>2.786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[.A120]*8065.54429" office:value-type="float" office:value="2097.0415154" calcext:value-type="float">
            <text:p>2097.0415154</text:p>
          </table:table-cell>
          <table:table-cell office:value-type="float" office:value="3.202" calcext:value-type="float">
            <text:p>3.20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[.A121]*8065.54429" office:value-type="float" office:value="1935.7306296" calcext:value-type="float">
            <text:p>1935.7306296</text:p>
          </table:table-cell>
          <table:table-cell office:value-type="float" office:value="3.732" calcext:value-type="float">
            <text:p>3.732</text:p>
          </table:table-cell>
          <table:table-cell office:value-type="float" office:value="31.3" calcext:value-type="float">
            <text:p>31.3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A122]*8065.54429" office:value-type="float" office:value="1774.4197438" calcext:value-type="float">
            <text:p>1774.4197438</text:p>
          </table:table-cell>
          <table:table-cell office:value-type="float" office:value="4.425" calcext:value-type="float">
            <text:p>4.4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123]*8065.54429" office:value-type="float" office:value="1613.108858" calcext:value-type="float">
            <text:p>1613.108858</text:p>
          </table:table-cell>
          <table:table-cell office:value-type="float" office:value="5.355" calcext:value-type="float">
            <text:p>5.35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[.A124]*8065.54429" office:value-type="float" office:value="1532.4534151" calcext:value-type="float">
            <text:p>1532.4534151</text:p>
          </table:table-cell>
          <table:table-cell office:value-type="float" office:value="5.96" calcext:value-type="float">
            <text:p>5.96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A125]*8065.54429" office:value-type="float" office:value="1451.7979722" calcext:value-type="float">
            <text:p>1451.7979722</text:p>
          </table:table-cell>
          <table:table-cell office:value-type="float" office:value="6.67" calcext:value-type="float">
            <text:p>6.67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A126]*8065.54429" office:value-type="float" office:value="1371.1425293" calcext:value-type="float">
            <text:p>1371.1425293</text:p>
          </table:table-cell>
          <table:table-cell office:value-type="float" office:value="7.461" calcext:value-type="float">
            <text:p>7.461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127]*8065.54429" office:value-type="float" office:value="1290.4870864" calcext:value-type="float">
            <text:p>1290.4870864</text:p>
          </table:table-cell>
          <table:table-cell office:value-type="float" office:value="8.376" calcext:value-type="float">
            <text:p>8.376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128]*8065.54429" office:value-type="float" office:value="1209.8316435" calcext:value-type="float">
            <text:p>1209.8316435</text:p>
          </table:table-cell>
          <table:table-cell office:value-type="float" office:value="9.441" calcext:value-type="float">
            <text:p>9.441</text:p>
          </table:table-cell>
          <table:table-cell office:value-type="float" office:value="47.1" calcext:value-type="float">
            <text:p>47.1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[.A129]*8065.54429" office:value-type="float" office:value="1129.1762006" calcext:value-type="float">
            <text:p>1129.1762006</text:p>
          </table:table-cell>
          <table:table-cell office:value-type="float" office:value="10.69" calcext:value-type="float">
            <text:p>10.69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[.A130]*8065.54429" office:value-type="float" office:value="1048.5207577" calcext:value-type="float">
            <text:p>1048.5207577</text:p>
          </table:table-cell>
          <table:table-cell office:value-type="float" office:value="12.21" calcext:value-type="float">
            <text:p>12.21</text:p>
          </table:table-cell>
          <table:table-cell office:value-type="float" office:value="52.2" calcext:value-type="float">
            <text:p>52.2</text:p>
          </table:table-cell>
          <table:table-cell table:number-columns-repeated="2" office:value-type="string" calcext:value-type="string">
            <text:p>[14]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[.A131]*8065.54429" office:value-type="float" office:value="1008.19303625" calcext:value-type="float">
            <text:p>1008.19303625</text:p>
          </table:table-cell>
          <table:table-cell office:value-type="float" office:value="13.11" calcext:value-type="float">
            <text:p>13.11</text:p>
          </table:table-cell>
          <table:table-cell office:value-type="float" office:value="53.7" calcext:value-type="float">
            <text:p>53.7</text:p>
          </table:table-cell>
          <table:table-cell table:number-columns-repeated="2" office:value-type="string" calcext:value-type="string">
            <text:p>[14]</text:p>
          </table:table-cell>
        </table:table-row>
      </table:table>
      <table:table table:name="CaF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10.3321" calcext:value-type="float">
            <text:p>10.3321</text:p>
          </table:table-cell>
          <table:table-cell table:formula="of:=[.A2]*8065.54429" office:value-type="float" office:value="83334.010158709" calcext:value-type="float">
            <text:p>83334.010158709</text:p>
          </table:table-cell>
          <table:table-cell office:value-type="float" office:value="2.05" calcext:value-type="float">
            <text:p>2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[88]</text:p>
          </table:table-cell>
        </table:table-row>
        <table:table-row table:style-name="ro1">
          <table:table-cell office:value-type="float" office:value="9.8872" calcext:value-type="float">
            <text:p>9.8872</text:p>
          </table:table-cell>
          <table:table-cell table:formula="of:=[.A3]*8065.54429" office:value-type="float" office:value="79745.649504088" calcext:value-type="float">
            <text:p>79745.649504088</text:p>
          </table:table-cell>
          <table:table-cell office:value-type="float" office:value="1.888" calcext:value-type="float">
            <text:p>1.888</text:p>
          </table:table-cell>
          <table:table-cell/>
          <table:table-cell office:value-type="string" calcext:value-type="string">
            <text:p>[41]</text:p>
          </table:table-cell>
          <table:table-cell/>
        </table:table-row>
        <table:table-row table:style-name="ro1">
          <table:table-cell office:value-type="float" office:value="9.7167" calcext:value-type="float">
            <text:p>9.7167</text:p>
          </table:table-cell>
          <table:table-cell table:formula="of:=[.A4]*8065.54429" office:value-type="float" office:value="78370.474202643" calcext:value-type="float">
            <text:p>78370.474202643</text:p>
          </table:table-cell>
          <table:table-cell office:value-type="float" office:value="1.855" calcext:value-type="float">
            <text:p>1.855</text:p>
          </table:table-cell>
          <table:table-cell/>
          <table:table-cell office:value-type="string" calcext:value-type="string">
            <text:p>[41]</text:p>
          </table:table-cell>
          <table:table-cell/>
        </table:table-row>
        <table:table-row table:style-name="ro1">
          <table:table-cell office:value-type="float" office:value="9.3013" calcext:value-type="float">
            <text:p>9.3013</text:p>
          </table:table-cell>
          <table:table-cell table:formula="of:=[.A5]*8065.54429" office:value-type="float" office:value="75020.047104577" calcext:value-type="float">
            <text:p>75020.047104577</text:p>
          </table:table-cell>
          <table:table-cell office:value-type="float" office:value="1.803" calcext:value-type="float">
            <text:p>1.803</text:p>
          </table:table-cell>
          <table:table-cell/>
          <table:table-cell office:value-type="string" calcext:value-type="string">
            <text:p>[41]</text:p>
          </table:table-cell>
          <table:table-cell/>
        </table:table-row>
        <table:table-row table:style-name="ro1">
          <table:table-cell office:value-type="float" office:value="8.6522" calcext:value-type="float">
            <text:p>8.6522</text:p>
          </table:table-cell>
          <table:table-cell table:formula="of:=[.A6]*8065.54429" office:value-type="float" office:value="69784.702305938" calcext:value-type="float">
            <text:p>69784.702305938</text:p>
          </table:table-cell>
          <table:table-cell office:value-type="float" office:value="1.711" calcext:value-type="float">
            <text:p>1.711</text:p>
          </table:table-cell>
          <table:table-cell/>
          <table:table-cell office:value-type="string" calcext:value-type="string">
            <text:p>[41]</text:p>
          </table:table-cell>
          <table:table-cell/>
        </table:table-row>
        <table:table-row table:style-name="ro1">
          <table:table-cell office:value-type="float" office:value="7.725" calcext:value-type="float">
            <text:p>7.725</text:p>
          </table:table-cell>
          <table:table-cell table:formula="of:=[.A7]*8065.54429" office:value-type="float" office:value="62306.32964025" calcext:value-type="float">
            <text:p>62306.32964025</text:p>
          </table:table-cell>
          <table:table-cell office:value-type="float" office:value="1.5547" calcext:value-type="float">
            <text:p>1.5547</text:p>
          </table:table-cell>
          <table:table-cell/>
          <table:table-cell office:value-type="string" calcext:value-type="string">
            <text:p>[89]</text:p>
          </table:table-cell>
          <table:table-cell/>
        </table:table-row>
        <table:table-row table:style-name="ro1">
          <table:table-cell office:value-type="float" office:value="7.6914" calcext:value-type="float">
            <text:p>7.6914</text:p>
          </table:table-cell>
          <table:table-cell table:formula="of:=[.A8]*8065.54429" office:value-type="float" office:value="62035.327352106" calcext:value-type="float">
            <text:p>62035.327352106</text:p>
          </table:table-cell>
          <table:table-cell office:value-type="float" office:value="1.5509" calcext:value-type="float">
            <text:p>1.5509</text:p>
          </table:table-cell>
          <table:table-cell/>
          <table:table-cell office:value-type="string" calcext:value-type="string">
            <text:p>[89]</text:p>
          </table:table-cell>
          <table:table-cell/>
        </table:table-row>
        <table:table-row table:style-name="ro1">
          <table:table-cell office:value-type="float" office:value="7.5371" calcext:value-type="float">
            <text:p>7.5371</text:p>
          </table:table-cell>
          <table:table-cell table:formula="of:=[.A9]*8065.54429" office:value-type="float" office:value="60790.813868159" calcext:value-type="float">
            <text:p>60790.813868159</text:p>
          </table:table-cell>
          <table:table-cell office:value-type="float" office:value="1.5438" calcext:value-type="float">
            <text:p>1.5438</text:p>
          </table:table-cell>
          <table:table-cell/>
          <table:table-cell office:value-type="string" calcext:value-type="string">
            <text:p>[89]</text:p>
          </table:table-cell>
          <table:table-cell/>
        </table:table-row>
        <table:table-row table:style-name="ro1">
          <table:table-cell office:value-type="float" office:value="7.4199" calcext:value-type="float">
            <text:p>7.4199</text:p>
          </table:table-cell>
          <table:table-cell table:formula="of:=[.A10]*8065.54429" office:value-type="float" office:value="59845.532077371" calcext:value-type="float">
            <text:p>59845.532077371</text:p>
          </table:table-cell>
          <table:table-cell office:value-type="float" office:value="1.5385" calcext:value-type="float">
            <text:p>1.5385</text:p>
          </table:table-cell>
          <table:table-cell/>
          <table:table-cell office:value-type="string" calcext:value-type="string">
            <text:p>[89]</text:p>
          </table:table-cell>
          <table:table-cell/>
        </table:table-row>
        <table:table-row table:style-name="ro1">
          <table:table-cell office:value-type="float" office:value="7.1876" calcext:value-type="float">
            <text:p>7.1876</text:p>
          </table:table-cell>
          <table:table-cell table:formula="of:=[.A11]*8065.54429" office:value-type="float" office:value="57971.906138804" calcext:value-type="float">
            <text:p>57971.906138804</text:p>
          </table:table-cell>
          <table:table-cell office:value-type="float" office:value="1.5289" calcext:value-type="float">
            <text:p>1.5289</text:p>
          </table:table-cell>
          <table:table-cell/>
          <table:table-cell office:value-type="string" calcext:value-type="string">
            <text:p>[89]</text:p>
          </table:table-cell>
          <table:table-cell/>
        </table:table-row>
        <table:table-row table:style-name="ro1">
          <table:table-cell office:value-type="float" office:value="7.0287" calcext:value-type="float">
            <text:p>7.0287</text:p>
          </table:table-cell>
          <table:table-cell table:formula="of:=[.A12]*8065.54429" office:value-type="float" office:value="56690.291151123" calcext:value-type="float">
            <text:p>56690.291151123</text:p>
          </table:table-cell>
          <table:table-cell office:value-type="float" office:value="1.5227" calcext:value-type="float">
            <text:p>1.5227</text:p>
          </table:table-cell>
          <table:table-cell/>
          <table:table-cell office:value-type="string" calcext:value-type="string">
            <text:p>[89]</text:p>
          </table:table-cell>
          <table:table-cell/>
        </table:table-row>
        <table:table-row table:style-name="ro1">
          <table:table-cell office:value-type="float" office:value="6.8161" calcext:value-type="float">
            <text:p>6.8161</text:p>
          </table:table-cell>
          <table:table-cell table:formula="of:=[.A13]*8065.54429" office:value-type="float" office:value="54975.556435069" calcext:value-type="float">
            <text:p>54975.556435069</text:p>
          </table:table-cell>
          <table:table-cell office:value-type="float" office:value="1.5152" calcext:value-type="float">
            <text:p>1.5152</text:p>
          </table:table-cell>
          <table:table-cell/>
          <table:table-cell office:value-type="string" calcext:value-type="string">
            <text:p>[89]</text:p>
          </table:table-cell>
          <table:table-cell/>
        </table:table-row>
        <table:table-row table:style-name="ro1">
          <table:table-cell office:value-type="float" office:value="6.7019" calcext:value-type="float">
            <text:p>6.7019</text:p>
          </table:table-cell>
          <table:table-cell table:formula="of:=[.A14]*8065.54429" office:value-type="float" office:value="54054.471277151" calcext:value-type="float">
            <text:p>54054.471277151</text:p>
          </table:table-cell>
          <table:table-cell office:value-type="float" office:value="1.51024" calcext:value-type="float">
            <text:p>1.5102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6.6659" calcext:value-type="float">
            <text:p>6.6659</text:p>
          </table:table-cell>
          <table:table-cell table:formula="of:=[.A15]*8065.54429" office:value-type="float" office:value="53764.111682711" calcext:value-type="float">
            <text:p>53764.111682711</text:p>
          </table:table-cell>
          <table:table-cell office:value-type="float" office:value="1.5093" calcext:value-type="float">
            <text:p>1.509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6.4241" calcext:value-type="float">
            <text:p>6.4241</text:p>
          </table:table-cell>
          <table:table-cell table:formula="of:=[.A16]*8065.54429" office:value-type="float" office:value="51813.863073389" calcext:value-type="float">
            <text:p>51813.863073389</text:p>
          </table:table-cell>
          <table:table-cell office:value-type="float" office:value="1.5015" calcext:value-type="float">
            <text:p>1.501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6.2937" calcext:value-type="float">
            <text:p>6.2937</text:p>
          </table:table-cell>
          <table:table-cell table:formula="of:=[.A17]*8065.54429" office:value-type="float" office:value="50762.116097973" calcext:value-type="float">
            <text:p>50762.116097973</text:p>
          </table:table-cell>
          <table:table-cell office:value-type="float" office:value="1.49755" calcext:value-type="float">
            <text:p>1.4975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6.2619" calcext:value-type="float">
            <text:p>6.2619</text:p>
          </table:table-cell>
          <table:table-cell table:formula="of:=[.A18]*8065.54429" office:value-type="float" office:value="50505.631789551" calcext:value-type="float">
            <text:p>50505.631789551</text:p>
          </table:table-cell>
          <table:table-cell office:value-type="float" office:value="1.49643" calcext:value-type="float">
            <text:p>1.4964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6.1993" calcext:value-type="float">
            <text:p>6.1993</text:p>
          </table:table-cell>
          <table:table-cell table:formula="of:=[.A19]*8065.54429" office:value-type="float" office:value="50000.728716997" calcext:value-type="float">
            <text:p>50000.728716997</text:p>
          </table:table-cell>
          <table:table-cell office:value-type="float" office:value="1.49547" calcext:value-type="float">
            <text:p>1.4954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6.0777" calcext:value-type="float">
            <text:p>6.0777</text:p>
          </table:table-cell>
          <table:table-cell table:formula="of:=[.A20]*8065.54429" office:value-type="float" office:value="49019.958531333" calcext:value-type="float">
            <text:p>49019.958531333</text:p>
          </table:table-cell>
          <table:table-cell office:value-type="float" office:value="1.4919" calcext:value-type="float">
            <text:p>1.491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5.9609" calcext:value-type="float">
            <text:p>5.9609</text:p>
          </table:table-cell>
          <table:table-cell table:formula="of:=[.A21]*8065.54429" office:value-type="float" office:value="48077.902958261" calcext:value-type="float">
            <text:p>48077.902958261</text:p>
          </table:table-cell>
          <table:table-cell office:value-type="float" office:value="1.48907" calcext:value-type="float">
            <text:p>1.4890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5.8761" calcext:value-type="float">
            <text:p>5.8761</text:p>
          </table:table-cell>
          <table:table-cell table:formula="of:=[.A22]*8065.54429" office:value-type="float" office:value="47393.944802469" calcext:value-type="float">
            <text:p>47393.944802469</text:p>
          </table:table-cell>
          <table:table-cell office:value-type="float" office:value="1.48705" calcext:value-type="float">
            <text:p>1.4870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5.7937" calcext:value-type="float">
            <text:p>5.7937</text:p>
          </table:table-cell>
          <table:table-cell table:formula="of:=[.A23]*8065.54429" office:value-type="float" office:value="46729.343952973" calcext:value-type="float">
            <text:p>46729.343952973</text:p>
          </table:table-cell>
          <table:table-cell office:value-type="float" office:value="1.4848" calcext:value-type="float">
            <text:p>1.484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5.6614" calcext:value-type="float">
            <text:p>5.6614</text:p>
          </table:table-cell>
          <table:table-cell table:formula="of:=[.A24]*8065.54429" office:value-type="float" office:value="45662.272443406" calcext:value-type="float">
            <text:p>45662.272443406</text:p>
          </table:table-cell>
          <table:table-cell office:value-type="float" office:value="1.48167" calcext:value-type="float">
            <text:p>1.4816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5.6357" calcext:value-type="float">
            <text:p>5.6357</text:p>
          </table:table-cell>
          <table:table-cell table:formula="of:=[.A25]*8065.54429" office:value-type="float" office:value="45454.987955153" calcext:value-type="float">
            <text:p>45454.987955153</text:p>
          </table:table-cell>
          <table:table-cell office:value-type="float" office:value="1.4811" calcext:value-type="float">
            <text:p>1.481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5.1661" calcext:value-type="float">
            <text:p>5.1661</text:p>
          </table:table-cell>
          <table:table-cell table:formula="of:=[.A26]*8065.54429" office:value-type="float" office:value="41667.408356569" calcext:value-type="float">
            <text:p>41667.408356569</text:p>
          </table:table-cell>
          <table:table-cell office:value-type="float" office:value="1.4712" calcext:value-type="float">
            <text:p>1.471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4.7687" calcext:value-type="float">
            <text:p>4.7687</text:p>
          </table:table-cell>
          <table:table-cell table:formula="of:=[.A27]*8065.54429" office:value-type="float" office:value="38462.161055723" calcext:value-type="float">
            <text:p>38462.161055723</text:p>
          </table:table-cell>
          <table:table-cell office:value-type="float" office:value="1.46391" calcext:value-type="float">
            <text:p>1.4639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4.4281" calcext:value-type="float">
            <text:p>4.4281</text:p>
          </table:table-cell>
          <table:table-cell table:formula="of:=[.A28]*8065.54429" office:value-type="float" office:value="35715.036670549" calcext:value-type="float">
            <text:p>35715.036670549</text:p>
          </table:table-cell>
          <table:table-cell office:value-type="float" office:value="1.45836" calcext:value-type="float">
            <text:p>1.45836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4.1329" calcext:value-type="float">
            <text:p>4.1329</text:p>
          </table:table-cell>
          <table:table-cell table:formula="of:=[.A29]*8065.54429" office:value-type="float" office:value="33334.087996141" calcext:value-type="float">
            <text:p>33334.087996141</text:p>
          </table:table-cell>
          <table:table-cell office:value-type="float" office:value="1.45402" calcext:value-type="float">
            <text:p>1.4540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3.8746" calcext:value-type="float">
            <text:p>3.8746</text:p>
          </table:table-cell>
          <table:table-cell table:formula="of:=[.A30]*8065.54429" office:value-type="float" office:value="31250.757906034" calcext:value-type="float">
            <text:p>31250.757906034</text:p>
          </table:table-cell>
          <table:table-cell office:value-type="float" office:value="1.45056" calcext:value-type="float">
            <text:p>1.45056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3.6466" calcext:value-type="float">
            <text:p>3.6466</text:p>
          </table:table-cell>
          <table:table-cell table:formula="of:=[.A31]*8065.54429" office:value-type="float" office:value="29411.813807914" calcext:value-type="float">
            <text:p>29411.813807914</text:p>
          </table:table-cell>
          <table:table-cell office:value-type="float" office:value="1.44775" calcext:value-type="float">
            <text:p>1.4477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3.444" calcext:value-type="float">
            <text:p>3.444</text:p>
          </table:table-cell>
          <table:table-cell table:formula="of:=[.A32]*8065.54429" office:value-type="float" office:value="27777.73453476" calcext:value-type="float">
            <text:p>27777.73453476</text:p>
          </table:table-cell>
          <table:table-cell office:value-type="float" office:value="1.44548" calcext:value-type="float">
            <text:p>1.4454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3.2628" calcext:value-type="float">
            <text:p>3.2628</text:p>
          </table:table-cell>
          <table:table-cell table:formula="of:=[.A33]*8065.54429" office:value-type="float" office:value="26316.257909412" calcext:value-type="float">
            <text:p>26316.257909412</text:p>
          </table:table-cell>
          <table:table-cell office:value-type="float" office:value="1.44349" calcext:value-type="float">
            <text:p>1.4434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3.0996" calcext:value-type="float">
            <text:p>3.0996</text:p>
          </table:table-cell>
          <table:table-cell table:formula="of:=[.A34]*8065.54429" office:value-type="float" office:value="24999.961081284" calcext:value-type="float">
            <text:p>24999.961081284</text:p>
          </table:table-cell>
          <table:table-cell office:value-type="float" office:value="1.44185" calcext:value-type="float">
            <text:p>1.4418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952" calcext:value-type="float">
            <text:p>2.952</text:p>
          </table:table-cell>
          <table:table-cell table:formula="of:=[.A35]*8065.54429" office:value-type="float" office:value="23809.48674408" calcext:value-type="float">
            <text:p>23809.48674408</text:p>
          </table:table-cell>
          <table:table-cell office:value-type="float" office:value="1.44045" calcext:value-type="float">
            <text:p>1.4404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8179" calcext:value-type="float">
            <text:p>2.8179</text:p>
          </table:table-cell>
          <table:table-cell table:formula="of:=[.A36]*8065.54429" office:value-type="float" office:value="22727.897254791" calcext:value-type="float">
            <text:p>22727.897254791</text:p>
          </table:table-cell>
          <table:table-cell office:value-type="float" office:value="1.43924" calcext:value-type="float">
            <text:p>1.4392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6953" calcext:value-type="float">
            <text:p>2.6953</text:p>
          </table:table-cell>
          <table:table-cell table:formula="of:=[.A37]*8065.54429" office:value-type="float" office:value="21739.061524837" calcext:value-type="float">
            <text:p>21739.061524837</text:p>
          </table:table-cell>
          <table:table-cell office:value-type="float" office:value="1.4382" calcext:value-type="float">
            <text:p>1.438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583" calcext:value-type="float">
            <text:p>2.583</text:p>
          </table:table-cell>
          <table:table-cell table:formula="of:=[.A38]*8065.54429" office:value-type="float" office:value="20833.30090107" calcext:value-type="float">
            <text:p>20833.30090107</text:p>
          </table:table-cell>
          <table:table-cell office:value-type="float" office:value="1.43728" calcext:value-type="float">
            <text:p>1.4372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4797" calcext:value-type="float">
            <text:p>2.4797</text:p>
          </table:table-cell>
          <table:table-cell table:formula="of:=[.A39]*8065.54429" office:value-type="float" office:value="20000.130175913" calcext:value-type="float">
            <text:p>20000.130175913</text:p>
          </table:table-cell>
          <table:table-cell office:value-type="float" office:value="1.43647" calcext:value-type="float">
            <text:p>1.4364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3843" calcext:value-type="float">
            <text:p>2.3843</text:p>
          </table:table-cell>
          <table:table-cell table:formula="of:=[.A40]*8065.54429" office:value-type="float" office:value="19230.677250647" calcext:value-type="float">
            <text:p>19230.677250647</text:p>
          </table:table-cell>
          <table:table-cell office:value-type="float" office:value="1.43575" calcext:value-type="float">
            <text:p>1.4357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296" calcext:value-type="float">
            <text:p>2.296</text:p>
          </table:table-cell>
          <table:table-cell table:formula="of:=[.A41]*8065.54429" office:value-type="float" office:value="18518.48968984" calcext:value-type="float">
            <text:p>18518.48968984</text:p>
          </table:table-cell>
          <table:table-cell office:value-type="float" office:value="1.43512" calcext:value-type="float">
            <text:p>1.4351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214" calcext:value-type="float">
            <text:p>2.214</text:p>
          </table:table-cell>
          <table:table-cell table:formula="of:=[.A42]*8065.54429" office:value-type="float" office:value="17857.11505806" calcext:value-type="float">
            <text:p>17857.11505806</text:p>
          </table:table-cell>
          <table:table-cell office:value-type="float" office:value="1.43454" calcext:value-type="float">
            <text:p>1.4345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1377" calcext:value-type="float">
            <text:p>2.1377</text:p>
          </table:table-cell>
          <table:table-cell table:formula="of:=[.A43]*8065.54429" office:value-type="float" office:value="17241.714028733" calcext:value-type="float">
            <text:p>17241.714028733</text:p>
          </table:table-cell>
          <table:table-cell office:value-type="float" office:value="1.43403" calcext:value-type="float">
            <text:p>1.4340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2.0664" calcext:value-type="float">
            <text:p>2.0664</text:p>
          </table:table-cell>
          <table:table-cell table:formula="of:=[.A44]*8065.54429" office:value-type="float" office:value="16666.640720856" calcext:value-type="float">
            <text:p>16666.640720856</text:p>
          </table:table-cell>
          <table:table-cell office:value-type="float" office:value="1.43356" calcext:value-type="float">
            <text:p>1.43356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9998" calcext:value-type="float">
            <text:p>1.9998</text:p>
          </table:table-cell>
          <table:table-cell table:formula="of:=[.A45]*8065.54429" office:value-type="float" office:value="16129.475471142" calcext:value-type="float">
            <text:p>16129.475471142</text:p>
          </table:table-cell>
          <table:table-cell office:value-type="float" office:value="1.43313" calcext:value-type="float">
            <text:p>1.4331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9373" calcext:value-type="float">
            <text:p>1.9373</text:p>
          </table:table-cell>
          <table:table-cell table:formula="of:=[.A46]*8065.54429" office:value-type="float" office:value="15625.378953017" calcext:value-type="float">
            <text:p>15625.378953017</text:p>
          </table:table-cell>
          <table:table-cell office:value-type="float" office:value="1.43275" calcext:value-type="float">
            <text:p>1.4327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8786" calcext:value-type="float">
            <text:p>1.8786</text:p>
          </table:table-cell>
          <table:table-cell table:formula="of:=[.A47]*8065.54429" office:value-type="float" office:value="15151.931503194" calcext:value-type="float">
            <text:p>15151.931503194</text:p>
          </table:table-cell>
          <table:table-cell office:value-type="float" office:value="1.43239" calcext:value-type="float">
            <text:p>1.4323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8233" calcext:value-type="float">
            <text:p>1.8233</text:p>
          </table:table-cell>
          <table:table-cell table:formula="of:=[.A48]*8065.54429" office:value-type="float" office:value="14705.906903957" calcext:value-type="float">
            <text:p>14705.906903957</text:p>
          </table:table-cell>
          <table:table-cell office:value-type="float" office:value="1.43206" calcext:value-type="float">
            <text:p>1.43206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7712" calcext:value-type="float">
            <text:p>1.7712</text:p>
          </table:table-cell>
          <table:table-cell table:formula="of:=[.A49]*8065.54429" office:value-type="float" office:value="14285.692046448" calcext:value-type="float">
            <text:p>14285.692046448</text:p>
          </table:table-cell>
          <table:table-cell office:value-type="float" office:value="1.43176" calcext:value-type="float">
            <text:p>1.43176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722" calcext:value-type="float">
            <text:p>1.722</text:p>
          </table:table-cell>
          <table:table-cell table:formula="of:=[.A50]*8065.54429" office:value-type="float" office:value="13888.86726738" calcext:value-type="float">
            <text:p>13888.86726738</text:p>
          </table:table-cell>
          <table:table-cell office:value-type="float" office:value="1.43148" calcext:value-type="float">
            <text:p>1.4314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6755" calcext:value-type="float">
            <text:p>1.6755</text:p>
          </table:table-cell>
          <table:table-cell table:formula="of:=[.A51]*8065.54429" office:value-type="float" office:value="13513.819457895" calcext:value-type="float">
            <text:p>13513.819457895</text:p>
          </table:table-cell>
          <table:table-cell office:value-type="float" office:value="1.43121" calcext:value-type="float">
            <text:p>1.4312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6314" calcext:value-type="float">
            <text:p>1.6314</text:p>
          </table:table-cell>
          <table:table-cell table:formula="of:=[.A52]*8065.54429" office:value-type="float" office:value="13158.128954706" calcext:value-type="float">
            <text:p>13158.128954706</text:p>
          </table:table-cell>
          <table:table-cell office:value-type="float" office:value="1.43097" calcext:value-type="float">
            <text:p>1.4309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5896" calcext:value-type="float">
            <text:p>1.5896</text:p>
          </table:table-cell>
          <table:table-cell table:formula="of:=[.A53]*8065.54429" office:value-type="float" office:value="12820.989203384" calcext:value-type="float">
            <text:p>12820.989203384</text:p>
          </table:table-cell>
          <table:table-cell office:value-type="float" office:value="1.43074" calcext:value-type="float">
            <text:p>1.4307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5498" calcext:value-type="float">
            <text:p>1.5498</text:p>
          </table:table-cell>
          <table:table-cell table:formula="of:=[.A54]*8065.54429" office:value-type="float" office:value="12499.980540642" calcext:value-type="float">
            <text:p>12499.980540642</text:p>
          </table:table-cell>
          <table:table-cell office:value-type="float" office:value="1.43052" calcext:value-type="float">
            <text:p>1.4305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formula="of:=[.A55]*8065.54429" office:value-type="float" office:value="12195.10296648" calcext:value-type="float">
            <text:p>12195.10296648</text:p>
          </table:table-cell>
          <table:table-cell office:value-type="float" office:value="1.43032" calcext:value-type="float">
            <text:p>1.4303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476" calcext:value-type="float">
            <text:p>1.476</text:p>
          </table:table-cell>
          <table:table-cell table:formula="of:=[.A56]*8065.54429" office:value-type="float" office:value="11904.74337204" calcext:value-type="float">
            <text:p>11904.74337204</text:p>
          </table:table-cell>
          <table:table-cell office:value-type="float" office:value="1.43013" calcext:value-type="float">
            <text:p>1.4301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4417" calcext:value-type="float">
            <text:p>1.4417</text:p>
          </table:table-cell>
          <table:table-cell table:formula="of:=[.A57]*8065.54429" office:value-type="float" office:value="11628.095202893" calcext:value-type="float">
            <text:p>11628.095202893</text:p>
          </table:table-cell>
          <table:table-cell office:value-type="float" office:value="1.42995" calcext:value-type="float">
            <text:p>1.4299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4089" calcext:value-type="float">
            <text:p>1.4089</text:p>
          </table:table-cell>
          <table:table-cell table:formula="of:=[.A58]*8065.54429" office:value-type="float" office:value="11363.545350181" calcext:value-type="float">
            <text:p>11363.545350181</text:p>
          </table:table-cell>
          <table:table-cell office:value-type="float" office:value="1.42997" calcext:value-type="float">
            <text:p>1.4299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3776" calcext:value-type="float">
            <text:p>1.3776</text:p>
          </table:table-cell>
          <table:table-cell table:formula="of:=[.A59]*8065.54429" office:value-type="float" office:value="11111.093813904" calcext:value-type="float">
            <text:p>11111.093813904</text:p>
          </table:table-cell>
          <table:table-cell office:value-type="float" office:value="1.42961" calcext:value-type="float">
            <text:p>1.4296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3477" calcext:value-type="float">
            <text:p>1.3477</text:p>
          </table:table-cell>
          <table:table-cell table:formula="of:=[.A60]*8065.54429" office:value-type="float" office:value="10869.934039633" calcext:value-type="float">
            <text:p>10869.934039633</text:p>
          </table:table-cell>
          <table:table-cell office:value-type="float" office:value="1.42945" calcext:value-type="float">
            <text:p>1.4294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319" calcext:value-type="float">
            <text:p>1.319</text:p>
          </table:table-cell>
          <table:table-cell table:formula="of:=[.A61]*8065.54429" office:value-type="float" office:value="10638.45291851" calcext:value-type="float">
            <text:p>10638.45291851</text:p>
          </table:table-cell>
          <table:table-cell office:value-type="float" office:value="1.4293" calcext:value-type="float">
            <text:p>1.429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2915" calcext:value-type="float">
            <text:p>1.2915</text:p>
          </table:table-cell>
          <table:table-cell table:formula="of:=[.A62]*8065.54429" office:value-type="float" office:value="10416.650450535" calcext:value-type="float">
            <text:p>10416.650450535</text:p>
          </table:table-cell>
          <table:table-cell office:value-type="float" office:value="1.42915" calcext:value-type="float">
            <text:p>1.4291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2652" calcext:value-type="float">
            <text:p>1.2652</text:p>
          </table:table-cell>
          <table:table-cell table:formula="of:=[.A63]*8065.54429" office:value-type="float" office:value="10204.526635708" calcext:value-type="float">
            <text:p>10204.526635708</text:p>
          </table:table-cell>
          <table:table-cell office:value-type="float" office:value="1.42901" calcext:value-type="float">
            <text:p>1.4290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2399" calcext:value-type="float">
            <text:p>1.2399</text:p>
          </table:table-cell>
          <table:table-cell table:formula="of:=[.A64]*8065.54429" office:value-type="float" office:value="10000.468365171" calcext:value-type="float">
            <text:p>10000.468365171</text:p>
          </table:table-cell>
          <table:table-cell office:value-type="float" office:value="1.42888" calcext:value-type="float">
            <text:p>1.4288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1.0332" calcext:value-type="float">
            <text:p>1.0332</text:p>
          </table:table-cell>
          <table:table-cell table:formula="of:=[.A65]*8065.54429" office:value-type="float" office:value="8333.320360428" calcext:value-type="float">
            <text:p>8333.320360428</text:p>
          </table:table-cell>
          <table:table-cell office:value-type="float" office:value="1.42771" calcext:value-type="float">
            <text:p>1.4277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8856" calcext:value-type="float">
            <text:p>0.8856</text:p>
          </table:table-cell>
          <table:table-cell table:formula="of:=[.A66]*8065.54429" office:value-type="float" office:value="7142.846023224" calcext:value-type="float">
            <text:p>7142.846023224</text:p>
          </table:table-cell>
          <table:table-cell office:value-type="float" office:value="1.42672" calcext:value-type="float">
            <text:p>1.4267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7749" calcext:value-type="float">
            <text:p>0.7749</text:p>
          </table:table-cell>
          <table:table-cell table:formula="of:=[.A67]*8065.54429" office:value-type="float" office:value="6249.990270321" calcext:value-type="float">
            <text:p>6249.990270321</text:p>
          </table:table-cell>
          <table:table-cell office:value-type="float" office:value="1.42579" calcext:value-type="float">
            <text:p>1.4257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6888" calcext:value-type="float">
            <text:p>0.6888</text:p>
          </table:table-cell>
          <table:table-cell table:formula="of:=[.A68]*8065.54429" office:value-type="float" office:value="5555.546906952" calcext:value-type="float">
            <text:p>5555.546906952</text:p>
          </table:table-cell>
          <table:table-cell office:value-type="float" office:value="1.42484" calcext:value-type="float">
            <text:p>1.4248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6199" calcext:value-type="float">
            <text:p>0.6199</text:p>
          </table:table-cell>
          <table:table-cell table:formula="of:=[.A69]*8065.54429" office:value-type="float" office:value="4999.830905371" calcext:value-type="float">
            <text:p>4999.830905371</text:p>
          </table:table-cell>
          <table:table-cell office:value-type="float" office:value="1.42385" calcext:value-type="float">
            <text:p>1.4238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5636" calcext:value-type="float">
            <text:p>0.5636</text:p>
          </table:table-cell>
          <table:table-cell table:formula="of:=[.A70]*8065.54429" office:value-type="float" office:value="4545.740761844" calcext:value-type="float">
            <text:p>4545.740761844</text:p>
          </table:table-cell>
          <table:table-cell office:value-type="float" office:value="1.4228" calcext:value-type="float">
            <text:p>1.422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5166" calcext:value-type="float">
            <text:p>0.5166</text:p>
          </table:table-cell>
          <table:table-cell table:formula="of:=[.A71]*8065.54429" office:value-type="float" office:value="4166.660180214" calcext:value-type="float">
            <text:p>4166.660180214</text:p>
          </table:table-cell>
          <table:table-cell office:value-type="float" office:value="1.42168" calcext:value-type="float">
            <text:p>1.4216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4769" calcext:value-type="float">
            <text:p>0.4769</text:p>
          </table:table-cell>
          <table:table-cell table:formula="of:=[.A72]*8065.54429" office:value-type="float" office:value="3846.458071901" calcext:value-type="float">
            <text:p>3846.458071901</text:p>
          </table:table-cell>
          <table:table-cell office:value-type="float" office:value="1.42049" calcext:value-type="float">
            <text:p>1.4204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4428" calcext:value-type="float">
            <text:p>0.4428</text:p>
          </table:table-cell>
          <table:table-cell table:formula="of:=[.A73]*8065.54429" office:value-type="float" office:value="3571.423011612" calcext:value-type="float">
            <text:p>3571.423011612</text:p>
          </table:table-cell>
          <table:table-cell office:value-type="float" office:value="1.41921" calcext:value-type="float">
            <text:p>1.4192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4133" calcext:value-type="float">
            <text:p>0.4133</text:p>
          </table:table-cell>
          <table:table-cell table:formula="of:=[.A74]*8065.54429" office:value-type="float" office:value="3333.489455057" calcext:value-type="float">
            <text:p>3333.489455057</text:p>
          </table:table-cell>
          <table:table-cell office:value-type="float" office:value="1.42785" calcext:value-type="float">
            <text:p>1.4278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3875" calcext:value-type="float">
            <text:p>0.3875</text:p>
          </table:table-cell>
          <table:table-cell table:formula="of:=[.A75]*8065.54429" office:value-type="float" office:value="3125.398412375" calcext:value-type="float">
            <text:p>3125.398412375</text:p>
          </table:table-cell>
          <table:table-cell office:value-type="float" office:value="1.41639" calcext:value-type="float">
            <text:p>1.4163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3647" calcext:value-type="float">
            <text:p>0.3647</text:p>
          </table:table-cell>
          <table:table-cell table:formula="of:=[.A76]*8065.54429" office:value-type="float" office:value="2941.504002563" calcext:value-type="float">
            <text:p>2941.504002563</text:p>
          </table:table-cell>
          <table:table-cell office:value-type="float" office:value="1.41484" calcext:value-type="float">
            <text:p>1.4148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3444" calcext:value-type="float">
            <text:p>0.3444</text:p>
          </table:table-cell>
          <table:table-cell table:formula="of:=[.A77]*8065.54429" office:value-type="float" office:value="2777.773453476" calcext:value-type="float">
            <text:p>2777.773453476</text:p>
          </table:table-cell>
          <table:table-cell office:value-type="float" office:value="1.4132" calcext:value-type="float">
            <text:p>1.413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3263" calcext:value-type="float">
            <text:p>0.3263</text:p>
          </table:table-cell>
          <table:table-cell table:formula="of:=[.A78]*8065.54429" office:value-type="float" office:value="2631.787101827" calcext:value-type="float">
            <text:p>2631.787101827</text:p>
          </table:table-cell>
          <table:table-cell office:value-type="float" office:value="1.41147" calcext:value-type="float">
            <text:p>1.4114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[.A79]*8065.54429" office:value-type="float" office:value="2500.3187299" calcext:value-type="float">
            <text:p>2500.3187299</text:p>
          </table:table-cell>
          <table:table-cell office:value-type="float" office:value="1.40963" calcext:value-type="float">
            <text:p>1.4096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952" calcext:value-type="float">
            <text:p>0.2952</text:p>
          </table:table-cell>
          <table:table-cell table:formula="of:=[.A80]*8065.54429" office:value-type="float" office:value="2380.948674408" calcext:value-type="float">
            <text:p>2380.948674408</text:p>
          </table:table-cell>
          <table:table-cell office:value-type="float" office:value="1.4077" calcext:value-type="float">
            <text:p>1.407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818" calcext:value-type="float">
            <text:p>0.2818</text:p>
          </table:table-cell>
          <table:table-cell table:formula="of:=[.A81]*8065.54429" office:value-type="float" office:value="2272.870380922" calcext:value-type="float">
            <text:p>2272.870380922</text:p>
          </table:table-cell>
          <table:table-cell office:value-type="float" office:value="1.40567" calcext:value-type="float">
            <text:p>1.4056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695" calcext:value-type="float">
            <text:p>0.2695</text:p>
          </table:table-cell>
          <table:table-cell table:formula="of:=[.A82]*8065.54429" office:value-type="float" office:value="2173.664186155" calcext:value-type="float">
            <text:p>2173.664186155</text:p>
          </table:table-cell>
          <table:table-cell office:value-type="float" office:value="1.40354" calcext:value-type="float">
            <text:p>1.4035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583" calcext:value-type="float">
            <text:p>0.2583</text:p>
          </table:table-cell>
          <table:table-cell table:formula="of:=[.A83]*8065.54429" office:value-type="float" office:value="2083.330090107" calcext:value-type="float">
            <text:p>2083.330090107</text:p>
          </table:table-cell>
          <table:table-cell office:value-type="float" office:value="1.4013" calcext:value-type="float">
            <text:p>1.401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48" calcext:value-type="float">
            <text:p>0.248</text:p>
          </table:table-cell>
          <table:table-cell table:formula="of:=[.A84]*8065.54429" office:value-type="float" office:value="2000.25498392" calcext:value-type="float">
            <text:p>2000.25498392</text:p>
          </table:table-cell>
          <table:table-cell office:value-type="float" office:value="1.39895" calcext:value-type="float">
            <text:p>1.3989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384" calcext:value-type="float">
            <text:p>0.2384</text:p>
          </table:table-cell>
          <table:table-cell table:formula="of:=[.A85]*8065.54429" office:value-type="float" office:value="1922.825758736" calcext:value-type="float">
            <text:p>1922.825758736</text:p>
          </table:table-cell>
          <table:table-cell office:value-type="float" office:value="1.3965" calcext:value-type="float">
            <text:p>1.396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296" calcext:value-type="float">
            <text:p>0.2296</text:p>
          </table:table-cell>
          <table:table-cell table:formula="of:=[.A86]*8065.54429" office:value-type="float" office:value="1851.848968984" calcext:value-type="float">
            <text:p>1851.848968984</text:p>
          </table:table-cell>
          <table:table-cell office:value-type="float" office:value="1.39394" calcext:value-type="float">
            <text:p>1.3939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234" calcext:value-type="float">
            <text:p>0.2234</text:p>
          </table:table-cell>
          <table:table-cell table:formula="of:=[.A87]*8065.54429" office:value-type="float" office:value="1801.842594386" calcext:value-type="float">
            <text:p>1801.842594386</text:p>
          </table:table-cell>
          <table:table-cell/>
          <table:table-cell table:style-name="ce9" office:value-type="float" office:value="0.000000035" calcext:value-type="float">
            <text:p>3.50E-08</text:p>
          </table:table-cell>
          <table:table-cell office:value-type="string" calcext:value-type="string">
            <text:p>[90]</text:p>
          </table:table-cell>
          <table:table-cell table:style-name="ce9" office:value-type="string" calcext:value-type="string">
            <text:p>[50]</text:p>
          </table:table-cell>
        </table:table-row>
        <table:table-row table:style-name="ro1">
          <table:table-cell office:value-type="float" office:value="0.2214" calcext:value-type="float">
            <text:p>0.2214</text:p>
          </table:table-cell>
          <table:table-cell table:formula="of:=[.A88]*8065.54429" office:value-type="float" office:value="1785.711505806" calcext:value-type="float">
            <text:p>1785.711505806</text:p>
          </table:table-cell>
          <table:table-cell office:value-type="float" office:value="1.39127" calcext:value-type="float">
            <text:p>1.3912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138" calcext:value-type="float">
            <text:p>0.2138</text:p>
          </table:table-cell>
          <table:table-cell table:formula="of:=[.A89]*8065.54429" office:value-type="float" office:value="1724.413369202" calcext:value-type="float">
            <text:p>1724.413369202</text:p>
          </table:table-cell>
          <table:table-cell office:value-type="float" office:value="1.38849" calcext:value-type="float">
            <text:p>1.3884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066" calcext:value-type="float">
            <text:p>0.2066</text:p>
          </table:table-cell>
          <table:table-cell table:formula="of:=[.A90]*8065.54429" office:value-type="float" office:value="1666.341450314" calcext:value-type="float">
            <text:p>1666.341450314</text:p>
          </table:table-cell>
          <table:table-cell office:value-type="float" office:value="1.38559" calcext:value-type="float">
            <text:p>1.3855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91]*8065.54429" office:value-type="float" office:value="1613.108858" calcext:value-type="float">
            <text:p>1613.108858</text:p>
          </table:table-cell>
          <table:table-cell office:value-type="float" office:value="1.38258" calcext:value-type="float">
            <text:p>1.3825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984" calcext:value-type="float">
            <text:p>0.1984</text:p>
          </table:table-cell>
          <table:table-cell table:formula="of:=[.A92]*8065.54429" office:value-type="float" office:value="1600.203987136" calcext:value-type="float">
            <text:p>1600.203987136</text:p>
          </table:table-cell>
          <table:table-cell/>
          <table:table-cell table:style-name="ce9" office:value-type="float" office:value="0.00000035" calcext:value-type="float">
            <text:p>3.50E-07</text:p>
          </table:table-cell>
          <table:table-cell office:value-type="string" calcext:value-type="string">
            <text:p>[90]</text:p>
          </table:table-cell>
          <table:table-cell table:style-name="ce9" office:value-type="string" calcext:value-type="string">
            <text:p>[50]</text:p>
          </table:table-cell>
        </table:table-row>
        <table:table-row table:style-name="ro1">
          <table:table-cell office:value-type="float" office:value="0.1937" calcext:value-type="float">
            <text:p>0.1937</text:p>
          </table:table-cell>
          <table:table-cell table:formula="of:=[.A93]*8065.54429" office:value-type="float" office:value="1562.295928973" calcext:value-type="float">
            <text:p>1562.295928973</text:p>
          </table:table-cell>
          <table:table-cell office:value-type="float" office:value="1.37945" calcext:value-type="float">
            <text:p>1.3794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879" calcext:value-type="float">
            <text:p>0.1879</text:p>
          </table:table-cell>
          <table:table-cell table:formula="of:=[.A94]*8065.54429" office:value-type="float" office:value="1515.515772091" calcext:value-type="float">
            <text:p>1515.515772091</text:p>
          </table:table-cell>
          <table:table-cell office:value-type="float" office:value="1.3762" calcext:value-type="float">
            <text:p>1.376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823" calcext:value-type="float">
            <text:p>0.1823</text:p>
          </table:table-cell>
          <table:table-cell table:formula="of:=[.A95]*8065.54429" office:value-type="float" office:value="1470.348724067" calcext:value-type="float">
            <text:p>1470.348724067</text:p>
          </table:table-cell>
          <table:table-cell office:value-type="float" office:value="1.37282" calcext:value-type="float">
            <text:p>1.3728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771" calcext:value-type="float">
            <text:p>0.1771</text:p>
          </table:table-cell>
          <table:table-cell table:formula="of:=[.A96]*8065.54429" office:value-type="float" office:value="1428.407893759" calcext:value-type="float">
            <text:p>1428.407893759</text:p>
          </table:table-cell>
          <table:table-cell office:value-type="float" office:value="1.36932" calcext:value-type="float">
            <text:p>1.3693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737" calcext:value-type="float">
            <text:p>0.1737</text:p>
          </table:table-cell>
          <table:table-cell table:formula="of:=[.A97]*8065.54429" office:value-type="float" office:value="1400.985043173" calcext:value-type="float">
            <text:p>1400.985043173</text:p>
          </table:table-cell>
          <table:table-cell/>
          <table:table-cell table:style-name="ce9" office:value-type="float" office:value="0.0000034" calcext:value-type="float">
            <text:p>3.40E-06</text:p>
          </table:table-cell>
          <table:table-cell office:value-type="string" calcext:value-type="string">
            <text:p>[90]</text:p>
          </table:table-cell>
          <table:table-cell table:style-name="ce9" office:value-type="string" calcext:value-type="string">
            <text:p>[50]</text:p>
          </table:table-cell>
        </table:table-row>
        <table:table-row table:style-name="ro1">
          <table:table-cell office:value-type="float" office:value="0.1722" calcext:value-type="float">
            <text:p>0.1722</text:p>
          </table:table-cell>
          <table:table-cell table:formula="of:=[.A98]*8065.54429" office:value-type="float" office:value="1388.886726738" calcext:value-type="float">
            <text:p>1388.886726738</text:p>
          </table:table-cell>
          <table:table-cell office:value-type="float" office:value="1.36569" calcext:value-type="float">
            <text:p>1.3656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676" calcext:value-type="float">
            <text:p>0.1676</text:p>
          </table:table-cell>
          <table:table-cell table:formula="of:=[.A99]*8065.54429" office:value-type="float" office:value="1351.785223004" calcext:value-type="float">
            <text:p>1351.785223004</text:p>
          </table:table-cell>
          <table:table-cell office:value-type="float" office:value="1.36193" calcext:value-type="float">
            <text:p>1.3619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631" calcext:value-type="float">
            <text:p>0.1631</text:p>
          </table:table-cell>
          <table:table-cell table:formula="of:=[.A100]*8065.54429" office:value-type="float" office:value="1315.490273699" calcext:value-type="float">
            <text:p>1315.490273699</text:p>
          </table:table-cell>
          <table:table-cell office:value-type="float" office:value="1.35804" calcext:value-type="float">
            <text:p>1.35804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59" calcext:value-type="float">
            <text:p>0.159</text:p>
          </table:table-cell>
          <table:table-cell table:formula="of:=[.A101]*8065.54429" office:value-type="float" office:value="1282.42154211" calcext:value-type="float">
            <text:p>1282.42154211</text:p>
          </table:table-cell>
          <table:table-cell office:value-type="float" office:value="1.35401" calcext:value-type="float">
            <text:p>1.3540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formula="of:=[.A102]*8065.54429" office:value-type="float" office:value="1250.15936495" calcext:value-type="float">
            <text:p>1250.15936495</text:p>
          </table:table-cell>
          <table:table-cell office:value-type="float" office:value="1.34983" calcext:value-type="float">
            <text:p>1.3498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512" calcext:value-type="float">
            <text:p>0.1512</text:p>
          </table:table-cell>
          <table:table-cell table:formula="of:=[.A103]*8065.54429" office:value-type="float" office:value="1219.510296648" calcext:value-type="float">
            <text:p>1219.510296648</text:p>
          </table:table-cell>
          <table:table-cell office:value-type="float" office:value="1.34552" calcext:value-type="float">
            <text:p>1.34552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488" calcext:value-type="float">
            <text:p>0.1488</text:p>
          </table:table-cell>
          <table:table-cell table:formula="of:=[.A104]*8065.54429" office:value-type="float" office:value="1200.152990352" calcext:value-type="float">
            <text:p>1200.152990352</text:p>
          </table:table-cell>
          <table:table-cell/>
          <table:table-cell table:style-name="ce9" office:value-type="float" office:value="0.000033" calcext:value-type="float">
            <text:p>3.30E-05</text:p>
          </table:table-cell>
          <table:table-cell office:value-type="string" calcext:value-type="string">
            <text:p>[90]</text:p>
          </table:table-cell>
          <table:table-cell table:style-name="ce9" office:value-type="string" calcext:value-type="string">
            <text:p>[50]</text:p>
          </table:table-cell>
        </table:table-row>
        <table:table-row table:style-name="ro1">
          <table:table-cell office:value-type="float" office:value="0.1476" calcext:value-type="float">
            <text:p>0.1476</text:p>
          </table:table-cell>
          <table:table-cell table:formula="of:=[.A105]*8065.54429" office:value-type="float" office:value="1190.474337204" calcext:value-type="float">
            <text:p>1190.474337204</text:p>
          </table:table-cell>
          <table:table-cell office:value-type="float" office:value="1.34106" calcext:value-type="float">
            <text:p>1.34106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442" calcext:value-type="float">
            <text:p>0.1442</text:p>
          </table:table-cell>
          <table:table-cell table:formula="of:=[.A106]*8065.54429" office:value-type="float" office:value="1163.051486618" calcext:value-type="float">
            <text:p>1163.051486618</text:p>
          </table:table-cell>
          <table:table-cell office:value-type="float" office:value="1.33645" calcext:value-type="float">
            <text:p>1.33645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409" calcext:value-type="float">
            <text:p>0.1409</text:p>
          </table:table-cell>
          <table:table-cell table:formula="of:=[.A107]*8065.54429" office:value-type="float" office:value="1136.435190461" calcext:value-type="float">
            <text:p>1136.435190461</text:p>
          </table:table-cell>
          <table:table-cell office:value-type="float" office:value="1.33169" calcext:value-type="float">
            <text:p>1.33169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378" calcext:value-type="float">
            <text:p>0.1378</text:p>
          </table:table-cell>
          <table:table-cell table:formula="of:=[.A108]*8065.54429" office:value-type="float" office:value="1111.432003162" calcext:value-type="float">
            <text:p>1111.432003162</text:p>
          </table:table-cell>
          <table:table-cell office:value-type="float" office:value="1.322677" calcext:value-type="float">
            <text:p>1.322677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348" calcext:value-type="float">
            <text:p>0.1348</text:p>
          </table:table-cell>
          <table:table-cell table:formula="of:=[.A109]*8065.54429" office:value-type="float" office:value="1087.235370292" calcext:value-type="float">
            <text:p>1087.235370292</text:p>
          </table:table-cell>
          <table:table-cell office:value-type="float" office:value="1.32168" calcext:value-type="float">
            <text:p>1.32168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319" calcext:value-type="float">
            <text:p>0.1319</text:p>
          </table:table-cell>
          <table:table-cell table:formula="of:=[.A110]*8065.54429" office:value-type="float" office:value="1063.845291851" calcext:value-type="float">
            <text:p>1063.845291851</text:p>
          </table:table-cell>
          <table:table-cell office:value-type="float" office:value="1.31643" calcext:value-type="float">
            <text:p>1.31643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292" calcext:value-type="float">
            <text:p>0.1292</text:p>
          </table:table-cell>
          <table:table-cell table:formula="of:=[.A111]*8065.54429" office:value-type="float" office:value="1042.068322268" calcext:value-type="float">
            <text:p>1042.068322268</text:p>
          </table:table-cell>
          <table:table-cell office:value-type="float" office:value="1.31101" calcext:value-type="float">
            <text:p>1.3110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265" calcext:value-type="float">
            <text:p>0.1265</text:p>
          </table:table-cell>
          <table:table-cell table:formula="of:=[.A112]*8065.54429" office:value-type="float" office:value="1020.291352685" calcext:value-type="float">
            <text:p>1020.291352685</text:p>
          </table:table-cell>
          <table:table-cell office:value-type="float" office:value="1.30541" calcext:value-type="float">
            <text:p>1.30541</text:p>
          </table:table-cell>
          <table:table-cell/>
          <table:table-cell office:value-type="string" calcext:value-type="string">
            <text:p>[90]</text:p>
          </table:table-cell>
          <table:table-cell/>
        </table:table-row>
        <table:table-row table:style-name="ro1">
          <table:table-cell office:value-type="float" office:value="0.124" calcext:value-type="float">
            <text:p>0.124</text:p>
          </table:table-cell>
          <table:table-cell table:formula="of:=[.A113]*8065.54429" office:value-type="float" office:value="1000.12749196" calcext:value-type="float">
            <text:p>1000.12749196</text:p>
          </table:table-cell>
          <table:table-cell office:value-type="float" office:value="1.306" calcext:value-type="float">
            <text:p>1.306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1178" calcext:value-type="float">
            <text:p>0.1178</text:p>
          </table:table-cell>
          <table:table-cell table:formula="of:=[.A114]*8065.54429" office:value-type="float" office:value="950.121117362" calcext:value-type="float">
            <text:p>950.121117362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1116" calcext:value-type="float">
            <text:p>0.1116</text:p>
          </table:table-cell>
          <table:table-cell table:formula="of:=[.A115]*8065.54429" office:value-type="float" office:value="900.114742764" calcext:value-type="float">
            <text:p>900.114742764</text:p>
          </table:table-cell>
          <table:table-cell office:value-type="float" office:value="1.269" calcext:value-type="float">
            <text:p>1.269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1054" calcext:value-type="float">
            <text:p>0.1054</text:p>
          </table:table-cell>
          <table:table-cell table:formula="of:=[.A116]*8065.54429" office:value-type="float" office:value="850.108368166" calcext:value-type="float">
            <text:p>850.108368166</text:p>
          </table:table-cell>
          <table:table-cell office:value-type="float" office:value="1.247" calcext:value-type="float">
            <text:p>1.24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992" calcext:value-type="float">
            <text:p>0.0992</text:p>
          </table:table-cell>
          <table:table-cell table:formula="of:=[.A117]*8065.54429" office:value-type="float" office:value="800.101993568" calcext:value-type="float">
            <text:p>800.101993568</text:p>
          </table:table-cell>
          <table:table-cell office:value-type="float" office:value="1.218" calcext:value-type="float">
            <text:p>1.218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table:formula="of:=[.A118]*8065.54429" office:value-type="float" office:value="750.09561897" calcext:value-type="float">
            <text:p>750.09561897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868" calcext:value-type="float">
            <text:p>0.0868</text:p>
          </table:table-cell>
          <table:table-cell table:formula="of:=[.A119]*8065.54429" office:value-type="float" office:value="700.089244372" calcext:value-type="float">
            <text:p>700.089244372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806" calcext:value-type="float">
            <text:p>0.0806</text:p>
          </table:table-cell>
          <table:table-cell table:formula="of:=[.A120]*8065.54429" office:value-type="float" office:value="650.082869774" calcext:value-type="float">
            <text:p>650.082869774</text:p>
          </table:table-cell>
          <table:table-cell office:value-type="float" office:value="1.067" calcext:value-type="float">
            <text:p>1.067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744" calcext:value-type="float">
            <text:p>0.0744</text:p>
          </table:table-cell>
          <table:table-cell table:formula="of:=[.A121]*8065.54429" office:value-type="float" office:value="600.076495176" calcext:value-type="float">
            <text:p>600.076495176</text:p>
          </table:table-cell>
          <table:table-cell office:value-type="float" office:value="0.971" calcext:value-type="float">
            <text:p>0.971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713" calcext:value-type="float">
            <text:p>0.0713</text:p>
          </table:table-cell>
          <table:table-cell table:formula="of:=[.A122]*8065.54429" office:value-type="float" office:value="575.073307877" calcext:value-type="float">
            <text:p>575.07330787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682" calcext:value-type="float">
            <text:p>0.0682</text:p>
          </table:table-cell>
          <table:table-cell table:formula="of:=[.A123]*8065.54429" office:value-type="float" office:value="550.070120578" calcext:value-type="float">
            <text:p>550.070120578</text:p>
          </table:table-cell>
          <table:table-cell office:value-type="float" office:value="0.821" calcext:value-type="float">
            <text:p>0.821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651" calcext:value-type="float">
            <text:p>0.0651</text:p>
          </table:table-cell>
          <table:table-cell table:formula="of:=[.A124]*8065.54429" office:value-type="float" office:value="525.066933279" calcext:value-type="float">
            <text:p>525.066933279</text:p>
          </table:table-cell>
          <table:table-cell office:value-type="float" office:value="0.707" calcext:value-type="float">
            <text:p>0.707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table:formula="of:=[.A125]*8065.54429" office:value-type="float" office:value="500.06374598" calcext:value-type="float">
            <text:p>500.06374598</text:p>
          </table:table-cell>
          <table:table-cell office:value-type="float" office:value="0.539" calcext:value-type="float">
            <text:p>0.539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589" calcext:value-type="float">
            <text:p>0.0589</text:p>
          </table:table-cell>
          <table:table-cell table:formula="of:=[.A126]*8065.54429" office:value-type="float" office:value="475.060558681" calcext:value-type="float">
            <text:p>475.06055868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558" calcext:value-type="float">
            <text:p>0.0558</text:p>
          </table:table-cell>
          <table:table-cell table:formula="of:=[.A127]*8065.54429" office:value-type="float" office:value="450.057371382" calcext:value-type="float">
            <text:p>450.057371382</text:p>
          </table:table-cell>
          <table:table-cell office:value-type="float" office:value="0.182" calcext:value-type="float">
            <text:p>0.182</text:p>
          </table:table-cell>
          <table:table-cell office:value-type="float" office:value="0.609" calcext:value-type="float">
            <text:p>0.609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527" calcext:value-type="float">
            <text:p>0.0527</text:p>
          </table:table-cell>
          <table:table-cell table:formula="of:=[.A128]*8065.54429" office:value-type="float" office:value="425.054184083" calcext:value-type="float">
            <text:p>425.054184083</text:p>
          </table:table-cell>
          <table:table-cell office:value-type="float" office:value="0.174" calcext:value-type="float">
            <text:p>0.174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496" calcext:value-type="float">
            <text:p>0.0496</text:p>
          </table:table-cell>
          <table:table-cell table:formula="of:=[.A129]*8065.54429" office:value-type="float" office:value="400.050996784" calcext:value-type="float">
            <text:p>400.050996784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7" calcext:value-type="float">
            <text:p>1.187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465" calcext:value-type="float">
            <text:p>0.0465</text:p>
          </table:table-cell>
          <table:table-cell table:formula="of:=[.A130]*8065.54429" office:value-type="float" office:value="375.047809485" calcext:value-type="float">
            <text:p>375.047809485</text:p>
          </table:table-cell>
          <table:table-cell office:value-type="float" office:value="0.241" calcext:value-type="float">
            <text:p>0.241</text:p>
          </table:table-cell>
          <table:table-cell office:value-type="float" office:value="1.488" calcext:value-type="float">
            <text:p>1.488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434" calcext:value-type="float">
            <text:p>0.0434</text:p>
          </table:table-cell>
          <table:table-cell table:formula="of:=[.A131]*8065.54429" office:value-type="float" office:value="350.044622186" calcext:value-type="float">
            <text:p>350.044622186</text:p>
          </table:table-cell>
          <table:table-cell office:value-type="float" office:value="0.298" calcext:value-type="float">
            <text:p>0.298</text:p>
          </table:table-cell>
          <table:table-cell office:value-type="float" office:value="1.818" calcext:value-type="float">
            <text:p>1.818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403" calcext:value-type="float">
            <text:p>0.0403</text:p>
          </table:table-cell>
          <table:table-cell table:formula="of:=[.A132]*8065.54429" office:value-type="float" office:value="325.041434887" calcext:value-type="float">
            <text:p>325.041434887</text:p>
          </table:table-cell>
          <table:table-cell office:value-type="float" office:value="0.317" calcext:value-type="float">
            <text:p>0.317</text:p>
          </table:table-cell>
          <table:table-cell office:value-type="float" office:value="2.235" calcext:value-type="float">
            <text:p>2.235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72" calcext:value-type="float">
            <text:p>0.0372</text:p>
          </table:table-cell>
          <table:table-cell table:formula="of:=[.A133]*8065.54429" office:value-type="float" office:value="300.038247588" calcext:value-type="float">
            <text:p>300.038247588</text:p>
          </table:table-cell>
          <table:table-cell office:value-type="float" office:value="0.276" calcext:value-type="float">
            <text:p>0.276</text:p>
          </table:table-cell>
          <table:table-cell office:value-type="float" office:value="3.011" calcext:value-type="float">
            <text:p>3.011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formula="of:=[.A134]*8065.54429" office:value-type="float" office:value="290.35959444" calcext:value-type="float">
            <text:p>290.35959444</text:p>
          </table:table-cell>
          <table:table-cell office:value-type="float" office:value="0.28" calcext:value-type="float">
            <text:p>0.28</text:p>
          </table:table-cell>
          <table:table-cell office:value-type="float" office:value="3.565" calcext:value-type="float">
            <text:p>3.565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47" calcext:value-type="float">
            <text:p>0.0347</text:p>
          </table:table-cell>
          <table:table-cell table:formula="of:=[.A135]*8065.54429" office:value-type="float" office:value="279.874386863" calcext:value-type="float">
            <text:p>279.874386863</text:p>
          </table:table-cell>
          <table:table-cell office:value-type="float" office:value="0.346" calcext:value-type="float">
            <text:p>0.346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35" calcext:value-type="float">
            <text:p>0.0335</text:p>
          </table:table-cell>
          <table:table-cell table:formula="of:=[.A136]*8065.54429" office:value-type="float" office:value="270.195733715" calcext:value-type="float">
            <text:p>270.195733715</text:p>
          </table:table-cell>
          <table:table-cell office:value-type="float" office:value="0.639" calcext:value-type="float">
            <text:p>0.639</text:p>
          </table:table-cell>
          <table:table-cell office:value-type="float" office:value="6.071" calcext:value-type="float">
            <text:p>6.071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22" calcext:value-type="float">
            <text:p>0.0322</text:p>
          </table:table-cell>
          <table:table-cell table:formula="of:=[.A137]*8065.54429" office:value-type="float" office:value="259.710526138" calcext:value-type="float">
            <text:p>259.710526138</text:p>
          </table:table-cell>
          <table:table-cell office:value-type="float" office:value="3.909" calcext:value-type="float">
            <text:p>3.909</text:p>
          </table:table-cell>
          <table:table-cell office:value-type="float" office:value="11.146" calcext:value-type="float">
            <text:p>11.146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table:formula="of:=[.A138]*8065.54429" office:value-type="float" office:value="258.09741728" calcext:value-type="float">
            <text:p>258.09741728</text:p>
          </table:table-cell>
          <table:table-cell office:value-type="float" office:value="8.093" calcext:value-type="float">
            <text:p>8.093</text:p>
          </table:table-cell>
          <table:table-cell office:value-type="float" office:value="12.137" calcext:value-type="float">
            <text:p>12.137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19" calcext:value-type="float">
            <text:p>0.0319</text:p>
          </table:table-cell>
          <table:table-cell table:formula="of:=[.A139]*8065.54429" office:value-type="float" office:value="257.290862851" calcext:value-type="float">
            <text:p>257.290862851</text:p>
          </table:table-cell>
          <table:table-cell office:value-type="float" office:value="10.876" calcext:value-type="float">
            <text:p>10.876</text:p>
          </table:table-cell>
          <table:table-cell office:value-type="float" office:value="10.75" calcext:value-type="float">
            <text:p>10.75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17" calcext:value-type="float">
            <text:p>0.0317</text:p>
          </table:table-cell>
          <table:table-cell table:formula="of:=[.A140]*8065.54429" office:value-type="float" office:value="255.677753993" calcext:value-type="float">
            <text:p>255.677753993</text:p>
          </table:table-cell>
          <table:table-cell office:value-type="float" office:value="12.342" calcext:value-type="float">
            <text:p>12.342</text:p>
          </table:table-cell>
          <table:table-cell office:value-type="float" office:value="8.01" calcext:value-type="float">
            <text:p>8.01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table:formula="of:=[.A141]*8065.54429" office:value-type="float" office:value="254.064645135" calcext:value-type="float">
            <text:p>254.064645135</text:p>
          </table:table-cell>
          <table:table-cell office:value-type="float" office:value="11.463" calcext:value-type="float">
            <text:p>11.463</text:p>
          </table:table-cell>
          <table:table-cell office:value-type="float" office:value="3.831" calcext:value-type="float">
            <text:p>3.831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table:formula="of:=[.A142]*8065.54429" office:value-type="float" office:value="251.644981848" calcext:value-type="float">
            <text:p>251.644981848</text:p>
          </table:table-cell>
          <table:table-cell office:value-type="float" office:value="9.864" calcext:value-type="float">
            <text:p>9.864</text:p>
          </table:table-cell>
          <table:table-cell office:value-type="float" office:value="2.115" calcext:value-type="float">
            <text:p>2.115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table:formula="of:=[.A143]*8065.54429" office:value-type="float" office:value="250.03187299" calcext:value-type="float">
            <text:p>250.03187299</text:p>
          </table:table-cell>
          <table:table-cell office:value-type="float" office:value="8.673" calcext:value-type="float">
            <text:p>8.673</text:p>
          </table:table-cell>
          <table:table-cell office:value-type="float" office:value="1.352" calcext:value-type="float">
            <text:p>1.352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298" calcext:value-type="float">
            <text:p>0.0298</text:p>
          </table:table-cell>
          <table:table-cell table:formula="of:=[.A144]*8065.54429" office:value-type="float" office:value="240.353219842" calcext:value-type="float">
            <text:p>240.353219842</text:p>
          </table:table-cell>
          <table:table-cell office:value-type="float" office:value="5.927" calcext:value-type="float">
            <text:p>5.927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table:formula="of:=[.A145]*8065.54429" office:value-type="float" office:value="229.868012265" calcext:value-type="float">
            <text:p>229.868012265</text:p>
          </table:table-cell>
          <table:table-cell office:value-type="float" office:value="4.867" calcext:value-type="float">
            <text:p>4.867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273" calcext:value-type="float">
            <text:p>0.0273</text:p>
          </table:table-cell>
          <table:table-cell table:formula="of:=[.A146]*8065.54429" office:value-type="float" office:value="220.189359117" calcext:value-type="float">
            <text:p>220.189359117</text:p>
          </table:table-cell>
          <table:table-cell office:value-type="float" office:value="4.283" calcext:value-type="float">
            <text:p>4.283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table:formula="of:=[.A147]*8065.54429" office:value-type="float" office:value="209.70415154" calcext:value-type="float">
            <text:p>209.70415154</text:p>
          </table:table-cell>
          <table:table-cell office:value-type="float" office:value="3.907" calcext:value-type="float">
            <text:p>3.90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248" calcext:value-type="float">
            <text:p>0.0248</text:p>
          </table:table-cell>
          <table:table-cell table:formula="of:=[.A148]*8065.54429" office:value-type="float" office:value="200.025498392" calcext:value-type="float">
            <text:p>200.025498392</text:p>
          </table:table-cell>
          <table:table-cell office:value-type="float" office:value="3.641" calcext:value-type="float">
            <text:p>3.641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223" calcext:value-type="float">
            <text:p>0.0223</text:p>
          </table:table-cell>
          <table:table-cell table:formula="of:=[.A149]*8065.54429" office:value-type="float" office:value="179.861637667" calcext:value-type="float">
            <text:p>179.861637667</text:p>
          </table:table-cell>
          <table:table-cell office:value-type="float" office:value="3.289" calcext:value-type="float">
            <text:p>3.289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198" calcext:value-type="float">
            <text:p>0.0198</text:p>
          </table:table-cell>
          <table:table-cell table:formula="of:=[.A150]*8065.54429" office:value-type="float" office:value="159.697776942" calcext:value-type="float">
            <text:p>159.697776942</text:p>
          </table:table-cell>
          <table:table-cell office:value-type="float" office:value="3.066" calcext:value-type="float">
            <text:p>3.066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174" calcext:value-type="float">
            <text:p>0.0174</text:p>
          </table:table-cell>
          <table:table-cell table:formula="of:=[.A151]*8065.54429" office:value-type="float" office:value="140.340470646" calcext:value-type="float">
            <text:p>140.340470646</text:p>
          </table:table-cell>
          <table:table-cell office:value-type="float" office:value="2.914" calcext:value-type="float">
            <text:p>2.91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149" calcext:value-type="float">
            <text:p>0.0149</text:p>
          </table:table-cell>
          <table:table-cell table:formula="of:=[.A152]*8065.54429" office:value-type="float" office:value="120.176609921" calcext:value-type="float">
            <text:p>120.176609921</text:p>
          </table:table-cell>
          <table:table-cell office:value-type="float" office:value="2.805" calcext:value-type="float">
            <text:p>2.805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124" calcext:value-type="float">
            <text:p>0.0124</text:p>
          </table:table-cell>
          <table:table-cell table:formula="of:=[.A153]*8065.54429" office:value-type="float" office:value="100.012749196" calcext:value-type="float">
            <text:p>100.012749196</text:p>
          </table:table-cell>
          <table:table-cell office:value-type="float" office:value="2.726" calcext:value-type="float">
            <text:p>2.726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string" calcext:value-type="string">
            <text:p>[51]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table:formula="of:=[.A154]*8065.54429" office:value-type="float" office:value="50.006374598" calcext:value-type="float">
            <text:p>50.006374598</text:p>
          </table:table-cell>
          <table:table-cell office:value-type="float" office:value="2.61" calcext:value-type="float">
            <text:p>2.61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52]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table:formula="of:=[.A155]*8065.54429" office:value-type="float" office:value="33.875286018" calcext:value-type="float">
            <text:p>33.875286018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string" calcext:value-type="string">
            <text:p>[52]</text:p>
          </table:table-cell>
          <table:table-cell/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formula="of:=[.A156]*8065.54429" office:value-type="float" office:value="32.26217716" calcext:value-type="float">
            <text:p>32.26217716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string" calcext:value-type="string">
            <text:p>[52]</text:p>
          </table:table-cell>
          <table:table-cell/>
        </table:table-row>
        <table:table-row table:style-name="ro1">
          <table:table-cell office:value-type="float" office:value="0.0039" calcext:value-type="float">
            <text:p>0.0039</text:p>
          </table:table-cell>
          <table:table-cell table:formula="of:=[.A157]*8065.54429" office:value-type="float" office:value="31.455622731" calcext:value-type="float">
            <text:p>31.455622731</text:p>
          </table:table-cell>
          <table:table-cell/>
          <table:table-cell office:value-type="float" office:value="0.017" calcext:value-type="float">
            <text:p>0.017</text:p>
          </table:table-cell>
          <table:table-cell/>
          <table:table-cell office:value-type="string" calcext:value-type="string">
            <text:p>[52]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table:formula="of:=[.A158]*8065.54429" office:value-type="float" office:value="29.842513873" calcext:value-type="float">
            <text:p>29.842513873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string" calcext:value-type="string">
            <text:p>[52]</text:p>
          </table:table-cell>
          <table:table-cell/>
        </table:table-row>
        <table:table-row table:style-name="ro1">
          <table:table-cell office:value-type="float" office:value="0.0034" calcext:value-type="float">
            <text:p>0.0034</text:p>
          </table:table-cell>
          <table:table-cell table:formula="of:=[.A159]*8065.54429" office:value-type="float" office:value="27.422850586" calcext:value-type="float">
            <text:p>27.422850586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[52]</text:p>
          </table:table-cell>
          <table:table-cell/>
        </table:table-row>
        <table:table-row table:style-name="ro1">
          <table:table-cell office:value-type="float" office:value="0.0031" calcext:value-type="float">
            <text:p>0.0031</text:p>
          </table:table-cell>
          <table:table-cell table:formula="of:=[.A160]*8065.54429" office:value-type="float" office:value="25.003187299" calcext:value-type="float">
            <text:p>25.003187299</text:p>
          </table:table-cell>
          <table:table-cell office:value-type="float" office:value="2.47" calcext:value-type="float">
            <text:p>2.47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string" calcext:value-type="string">
            <text:p>[52]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table:formula="of:=[.A161]*8065.54429" office:value-type="float" office:value="21.776969583" calcext:value-type="float">
            <text:p>21.776969583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string" calcext:value-type="string">
            <text:p>[52]</text:p>
          </table:table-cell>
          <table:table-cell/>
        </table:table-row>
        <table:table-row table:style-name="ro1">
          <table:table-cell office:value-type="float" office:value="0.0021" calcext:value-type="float">
            <text:p>0.0021</text:p>
          </table:table-cell>
          <table:table-cell table:formula="of:=[.A162]*8065.54429" office:value-type="float" office:value="16.937643009" calcext:value-type="float">
            <text:p>16.937643009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[52]</text:p>
          </table:table-cell>
          <table:table-cell/>
        </table:table-row>
      </table:table>
      <table:table table:name="H2O" table:style-name="ta1">
        <table:table-column table:style-name="co1" table:number-columns-repeated="2" table:default-cell-style-name="ce10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 calcext:value-type="string">
            <text:p>eV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  <table:table-cell table:style-name="Default"/>
        </table:table-row>
        <table:table-row table:style-name="ro1">
          <table:table-cell office:value-type="float" office:value="0.00000012398" calcext:value-type="float">
            <text:p>1.2398E-07</text:p>
          </table:table-cell>
          <table:table-cell table:formula="of:=LOG10([.A2])" office:value-type="float" office:value="-6.90664836798445" calcext:value-type="float">
            <text:p>-6.9066E+00</text:p>
          </table:table-cell>
          <table:table-cell table:formula="of:=[.A2]*8065.54429" office:value-type="float" office:value="0.0009999661810742" calcext:value-type="float">
            <text:p>0.000999966181074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06931" calcext:value-type="float">
            <text:p>6.931E-03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13043" calcext:value-type="float">
            <text:p>1.3043E-07</text:p>
          </table:table-cell>
          <table:table-cell table:formula="of:=LOG10([.A3])" office:value-type="float" office:value="-6.88462250572088" calcext:value-type="float">
            <text:p>-6.8846E+00</text:p>
          </table:table-cell>
          <table:table-cell table:formula="of:=[.A3]*8065.54429" office:value-type="float" office:value="0.0010519889417447" calcext:value-type="float">
            <text:p>0.001051988941745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07291" calcext:value-type="float">
            <text:p>7.291E-03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13787" calcext:value-type="float">
            <text:p>1.3787E-07</text:p>
          </table:table-cell>
          <table:table-cell table:formula="of:=LOG10([.A4])" office:value-type="float" office:value="-6.86053022441057" calcext:value-type="float">
            <text:p>-6.8605E+00</text:p>
          </table:table-cell>
          <table:table-cell table:formula="of:=[.A4]*8065.54429" office:value-type="float" office:value="0.0011119965912623" calcext:value-type="float">
            <text:p>0.001111996591262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07688" calcext:value-type="float">
            <text:p>7.688E-03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14605" calcext:value-type="float">
            <text:p>1.4605E-07</text:p>
          </table:table-cell>
          <table:table-cell table:formula="of:=LOG10([.A5])" office:value-type="float" office:value="-6.83549843869043" calcext:value-type="float">
            <text:p>-6.8355E+00</text:p>
          </table:table-cell>
          <table:table-cell table:formula="of:=[.A5]*8065.54429" office:value-type="float" office:value="0.0011779727435545" calcext:value-type="float">
            <text:p>0.001177972743555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08124" calcext:value-type="float">
            <text:p>8.124E-03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15498" calcext:value-type="float">
            <text:p>1.5498E-07</text:p>
          </table:table-cell>
          <table:table-cell table:formula="of:=LOG10([.A6])" office:value-type="float" office:value="-6.80972434344304" calcext:value-type="float">
            <text:p>-6.8097E+00</text:p>
          </table:table-cell>
          <table:table-cell table:formula="of:=[.A6]*8065.54429" office:value-type="float" office:value="0.0012499980540642" calcext:value-type="float">
            <text:p>0.001249998054064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08626" calcext:value-type="float">
            <text:p>8.626E-03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1654" calcext:value-type="float">
            <text:p>1.6540E-07</text:p>
          </table:table-cell>
          <table:table-cell table:formula="of:=LOG10([.A7])" office:value-type="float" office:value="-6.78146449478347" calcext:value-type="float">
            <text:p>-6.7815E+00</text:p>
          </table:table-cell>
          <table:table-cell table:formula="of:=[.A7]*8065.54429" office:value-type="float" office:value="0.001334041025566" calcext:value-type="float">
            <text:p>0.001334041025566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092" calcext:value-type="float">
            <text:p>9.200E-03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17717" calcext:value-type="float">
            <text:p>1.7717E-07</text:p>
          </table:table-cell>
          <table:table-cell table:formula="of:=LOG10([.A8])" office:value-type="float" office:value="-6.75160981482749" calcext:value-type="float">
            <text:p>-6.7516E+00</text:p>
          </table:table-cell>
          <table:table-cell table:formula="of:=[.A8]*8065.54429" office:value-type="float" office:value="0.0014289724818593" calcext:value-type="float">
            <text:p>0.001428972481859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09858" calcext:value-type="float">
            <text:p>9.858E-03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19069" calcext:value-type="float">
            <text:p>1.9069E-07</text:p>
          </table:table-cell>
          <table:table-cell table:formula="of:=LOG10([.A9])" office:value-type="float" office:value="-6.71967208125232" calcext:value-type="float">
            <text:p>-6.7197E+00</text:p>
          </table:table-cell>
          <table:table-cell table:formula="of:=[.A9]*8065.54429" office:value-type="float" office:value="0.0015380186406601" calcext:value-type="float">
            <text:p>0.00153801864066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1061" calcext:value-type="float">
            <text:p>1.061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20668" calcext:value-type="float">
            <text:p>2.0668E-07</text:p>
          </table:table-cell>
          <table:table-cell table:formula="of:=LOG10([.A10])" office:value-type="float" office:value="-6.68470154712638" calcext:value-type="float">
            <text:p>-6.6847E+00</text:p>
          </table:table-cell>
          <table:table-cell table:formula="of:=[.A10]*8065.54429" office:value-type="float" office:value="0.0016669866938572" calcext:value-type="float">
            <text:p>0.001666986693857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1148" calcext:value-type="float">
            <text:p>1.148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22565" calcext:value-type="float">
            <text:p>2.2565E-07</text:p>
          </table:table-cell>
          <table:table-cell table:formula="of:=LOG10([.A11])" office:value-type="float" office:value="-6.64656466214384" calcext:value-type="float">
            <text:p>-6.6466E+00</text:p>
          </table:table-cell>
          <table:table-cell table:formula="of:=[.A11]*8065.54429" office:value-type="float" office:value="0.0018199900690385" calcext:value-type="float">
            <text:p>0.001819990069039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125" calcext:value-type="float">
            <text:p>1.250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24797" calcext:value-type="float">
            <text:p>2.4797E-07</text:p>
          </table:table-cell>
          <table:table-cell table:formula="of:=LOG10([.A12])" office:value-type="float" office:value="-6.60560085797441" calcext:value-type="float">
            <text:p>-6.6056E+00</text:p>
          </table:table-cell>
          <table:table-cell table:formula="of:=[.A12]*8065.54429" office:value-type="float" office:value="0.0020000130175913" calcext:value-type="float">
            <text:p>0.002000013017591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1373" calcext:value-type="float">
            <text:p>1.373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27562" calcext:value-type="float">
            <text:p>2.7562E-07</text:p>
          </table:table-cell>
          <table:table-cell table:formula="of:=LOG10([.A13])" office:value-type="float" office:value="-6.55968927161749" calcext:value-type="float">
            <text:p>-6.5597E+00</text:p>
          </table:table-cell>
          <table:table-cell table:formula="of:=[.A13]*8065.54429" office:value-type="float" office:value="0.0022230253172098" calcext:value-type="float">
            <text:p>0.00222302531721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1523" calcext:value-type="float">
            <text:p>1.523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30996" calcext:value-type="float">
            <text:p>3.0996E-07</text:p>
          </table:table-cell>
          <table:table-cell table:formula="of:=LOG10([.A14])" office:value-type="float" office:value="-6.50869434777906" calcext:value-type="float">
            <text:p>-6.5087E+00</text:p>
          </table:table-cell>
          <table:table-cell table:formula="of:=[.A14]*8065.54429" office:value-type="float" office:value="0.0024999961081284" calcext:value-type="float">
            <text:p>0.002499996108128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1713" calcext:value-type="float">
            <text:p>1.713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35435" calcext:value-type="float">
            <text:p>3.5435E-07</text:p>
          </table:table-cell>
          <table:table-cell table:formula="of:=LOG10([.A15])" office:value-type="float" office:value="-6.45056756290246" calcext:value-type="float">
            <text:p>-6.4506E+00</text:p>
          </table:table-cell>
          <table:table-cell table:formula="of:=[.A15]*8065.54429" office:value-type="float" office:value="0.0028580256191615" calcext:value-type="float">
            <text:p>0.002858025619162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1953" calcext:value-type="float">
            <text:p>1.953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41337" calcext:value-type="float">
            <text:p>4.1337E-07</text:p>
          </table:table-cell>
          <table:table-cell table:formula="of:=LOG10([.A16])" office:value-type="float" office:value="-6.38366104514275" calcext:value-type="float">
            <text:p>-6.3837E+00</text:p>
          </table:table-cell>
          <table:table-cell table:formula="of:=[.A16]*8065.54429" office:value-type="float" office:value="0.0033340540431573" calcext:value-type="float">
            <text:p>0.003334054043157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2274" calcext:value-type="float">
            <text:p>2.274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49582" calcext:value-type="float">
            <text:p>4.9582E-07</text:p>
          </table:table-cell>
          <table:table-cell table:formula="of:=LOG10([.A17])" office:value-type="float" office:value="-6.30467595898318" calcext:value-type="float">
            <text:p>-6.3047E+00</text:p>
          </table:table-cell>
          <table:table-cell table:formula="of:=[.A17]*8065.54429" office:value-type="float" office:value="0.0039990581698678" calcext:value-type="float">
            <text:p>0.003999058169868</text:p>
          </table:table-cell>
          <table:table-cell office:value-type="float" office:value="8.849" calcext:value-type="float">
            <text:p>8.849</text:p>
          </table:table-cell>
          <table:table-cell table:style-name="ce12" office:value-type="float" office:value="0.02721" calcext:value-type="float">
            <text:p>2.721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64992" calcext:value-type="float">
            <text:p>6.4992E-07</text:p>
          </table:table-cell>
          <table:table-cell table:formula="of:=LOG10([.A18])" office:value-type="float" office:value="-6.18714009827529" calcext:value-type="float">
            <text:p>-6.1871E+00</text:p>
          </table:table-cell>
          <table:table-cell table:formula="of:=[.A18]*8065.54429" office:value-type="float" office:value="0.0052419585449568" calcext:value-type="float">
            <text:p>0.005241958544957</text:p>
          </table:table-cell>
          <table:table-cell office:value-type="float" office:value="8.848" calcext:value-type="float">
            <text:p>8.848</text:p>
          </table:table-cell>
          <table:table-cell table:style-name="ce12" office:value-type="float" office:value="0.03395" calcext:value-type="float">
            <text:p>3.395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082673" calcext:value-type="float">
            <text:p>8.2673E-07</text:p>
          </table:table-cell>
          <table:table-cell table:formula="of:=LOG10([.A19])" office:value-type="float" office:value="-6.08263630260682" calcext:value-type="float">
            <text:p>-6.0826E+00</text:p>
          </table:table-cell>
          <table:table-cell table:formula="of:=[.A19]*8065.54429" office:value-type="float" office:value="0.0066680274308717" calcext:value-type="float">
            <text:p>0.006668027430872</text:p>
          </table:table-cell>
          <table:table-cell office:value-type="float" office:value="8.848" calcext:value-type="float">
            <text:p>8.848</text:p>
          </table:table-cell>
          <table:table-cell table:style-name="ce12" office:value-type="float" office:value="0.04506" calcext:value-type="float">
            <text:p>4.506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12398" calcext:value-type="float">
            <text:p>1.2398E-06</text:p>
          </table:table-cell>
          <table:table-cell table:formula="of:=LOG10([.A20])" office:value-type="float" office:value="-5.90664836798445" calcext:value-type="float">
            <text:p>-5.9066E+00</text:p>
          </table:table-cell>
          <table:table-cell table:formula="of:=[.A20]*8065.54429" office:value-type="float" office:value="0.009999661810742" calcext:value-type="float">
            <text:p>0.009999661810742</text:p>
          </table:table-cell>
          <table:table-cell office:value-type="float" office:value="8.848" calcext:value-type="float">
            <text:p>8.848</text:p>
          </table:table-cell>
          <table:table-cell table:style-name="ce12" office:value-type="float" office:value="0.06727" calcext:value-type="float">
            <text:p>6.727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13043" calcext:value-type="float">
            <text:p>1.3043E-06</text:p>
          </table:table-cell>
          <table:table-cell table:formula="of:=LOG10([.A21])" office:value-type="float" office:value="-5.88462250572088" calcext:value-type="float">
            <text:p>-5.8846E+00</text:p>
          </table:table-cell>
          <table:table-cell table:formula="of:=[.A21]*8065.54429" office:value-type="float" office:value="0.010519889417447" calcext:value-type="float">
            <text:p>0.010519889417447</text:p>
          </table:table-cell>
          <table:table-cell office:value-type="float" office:value="8.848" calcext:value-type="float">
            <text:p>8.848</text:p>
          </table:table-cell>
          <table:table-cell table:style-name="ce12" office:value-type="float" office:value="0.07076" calcext:value-type="float">
            <text:p>7.076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13787" calcext:value-type="float">
            <text:p>1.3787E-06</text:p>
          </table:table-cell>
          <table:table-cell table:formula="of:=LOG10([.A22])" office:value-type="float" office:value="-5.86053022441057" calcext:value-type="float">
            <text:p>-5.8605E+00</text:p>
          </table:table-cell>
          <table:table-cell table:formula="of:=[.A22]*8065.54429" office:value-type="float" office:value="0.011119965912623" calcext:value-type="float">
            <text:p>0.011119965912623</text:p>
          </table:table-cell>
          <table:table-cell office:value-type="float" office:value="8.847" calcext:value-type="float">
            <text:p>8.847</text:p>
          </table:table-cell>
          <table:table-cell table:style-name="ce12" office:value-type="float" office:value="0.07461" calcext:value-type="float">
            <text:p>7.461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14605" calcext:value-type="float">
            <text:p>1.4605E-06</text:p>
          </table:table-cell>
          <table:table-cell table:formula="of:=LOG10([.A23])" office:value-type="float" office:value="-5.83549843869043" calcext:value-type="float">
            <text:p>-5.8355E+00</text:p>
          </table:table-cell>
          <table:table-cell table:formula="of:=[.A23]*8065.54429" office:value-type="float" office:value="0.011779727435545" calcext:value-type="float">
            <text:p>0.011779727435545</text:p>
          </table:table-cell>
          <table:table-cell office:value-type="float" office:value="8.847" calcext:value-type="float">
            <text:p>8.847</text:p>
          </table:table-cell>
          <table:table-cell table:style-name="ce12" office:value-type="float" office:value="0.07885" calcext:value-type="float">
            <text:p>7.885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15498" calcext:value-type="float">
            <text:p>1.5498E-06</text:p>
          </table:table-cell>
          <table:table-cell table:formula="of:=LOG10([.A24])" office:value-type="float" office:value="-5.80972434344304" calcext:value-type="float">
            <text:p>-5.8097E+00</text:p>
          </table:table-cell>
          <table:table-cell table:formula="of:=[.A24]*8065.54429" office:value-type="float" office:value="0.012499980540642" calcext:value-type="float">
            <text:p>0.012499980540642</text:p>
          </table:table-cell>
          <table:table-cell office:value-type="float" office:value="8.847" calcext:value-type="float">
            <text:p>8.847</text:p>
          </table:table-cell>
          <table:table-cell table:style-name="ce12" office:value-type="float" office:value="0.08391" calcext:value-type="float">
            <text:p>8.391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1654" calcext:value-type="float">
            <text:p>1.6540E-06</text:p>
          </table:table-cell>
          <table:table-cell table:formula="of:=LOG10([.A25])" office:value-type="float" office:value="-5.78146449478347" calcext:value-type="float">
            <text:p>-5.7815E+00</text:p>
          </table:table-cell>
          <table:table-cell table:formula="of:=[.A25]*8065.54429" office:value-type="float" office:value="0.01334041025566" calcext:value-type="float">
            <text:p>0.01334041025566</text:p>
          </table:table-cell>
          <table:table-cell office:value-type="float" office:value="8.847" calcext:value-type="float">
            <text:p>8.847</text:p>
          </table:table-cell>
          <table:table-cell table:style-name="ce12" office:value-type="float" office:value="0.08929" calcext:value-type="float">
            <text:p>8.929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17717" calcext:value-type="float">
            <text:p>1.7717E-06</text:p>
          </table:table-cell>
          <table:table-cell table:formula="of:=LOG10([.A26])" office:value-type="float" office:value="-5.75160981482749" calcext:value-type="float">
            <text:p>-5.7516E+00</text:p>
          </table:table-cell>
          <table:table-cell table:formula="of:=[.A26]*8065.54429" office:value-type="float" office:value="0.014289724818593" calcext:value-type="float">
            <text:p>0.014289724818593</text:p>
          </table:table-cell>
          <table:table-cell office:value-type="float" office:value="8.847" calcext:value-type="float">
            <text:p>8.847</text:p>
          </table:table-cell>
          <table:table-cell table:style-name="ce12" office:value-type="float" office:value="0.09567" calcext:value-type="float">
            <text:p>9.567E-02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19069" calcext:value-type="float">
            <text:p>1.9069E-06</text:p>
          </table:table-cell>
          <table:table-cell table:formula="of:=LOG10([.A27])" office:value-type="float" office:value="-5.71967208125232" calcext:value-type="float">
            <text:p>-5.7197E+00</text:p>
          </table:table-cell>
          <table:table-cell table:formula="of:=[.A27]*8065.54429" office:value-type="float" office:value="0.015380186406601" calcext:value-type="float">
            <text:p>0.015380186406601</text:p>
          </table:table-cell>
          <table:table-cell office:value-type="float" office:value="8.847" calcext:value-type="float">
            <text:p>8.847</text:p>
          </table:table-cell>
          <table:table-cell table:style-name="ce12" office:value-type="float" office:value="0.103" calcext:value-type="float">
            <text:p>1.030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20668" calcext:value-type="float">
            <text:p>2.0668E-06</text:p>
          </table:table-cell>
          <table:table-cell table:formula="of:=LOG10([.A28])" office:value-type="float" office:value="-5.68470154712638" calcext:value-type="float">
            <text:p>-5.6847E+00</text:p>
          </table:table-cell>
          <table:table-cell table:formula="of:=[.A28]*8065.54429" office:value-type="float" office:value="0.016669866938572" calcext:value-type="float">
            <text:p>0.016669866938572</text:p>
          </table:table-cell>
          <table:table-cell office:value-type="float" office:value="8.846" calcext:value-type="float">
            <text:p>8.846</text:p>
          </table:table-cell>
          <table:table-cell table:style-name="ce12" office:value-type="float" office:value="0.1114" calcext:value-type="float">
            <text:p>1.114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22565" calcext:value-type="float">
            <text:p>2.2565E-06</text:p>
          </table:table-cell>
          <table:table-cell table:formula="of:=LOG10([.A29])" office:value-type="float" office:value="-5.64656466214384" calcext:value-type="float">
            <text:p>-5.6466E+00</text:p>
          </table:table-cell>
          <table:table-cell table:formula="of:=[.A29]*8065.54429" office:value-type="float" office:value="0.018199900690385" calcext:value-type="float">
            <text:p>0.018199900690385</text:p>
          </table:table-cell>
          <table:table-cell office:value-type="float" office:value="8.846" calcext:value-type="float">
            <text:p>8.846</text:p>
          </table:table-cell>
          <table:table-cell table:style-name="ce12" office:value-type="float" office:value="0.1213" calcext:value-type="float">
            <text:p>1.213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24797" calcext:value-type="float">
            <text:p>2.4797E-06</text:p>
          </table:table-cell>
          <table:table-cell table:formula="of:=LOG10([.A30])" office:value-type="float" office:value="-5.60560085797441" calcext:value-type="float">
            <text:p>-5.6056E+00</text:p>
          </table:table-cell>
          <table:table-cell table:formula="of:=[.A30]*8065.54429" office:value-type="float" office:value="0.020000130175913" calcext:value-type="float">
            <text:p>0.020000130175913</text:p>
          </table:table-cell>
          <table:table-cell office:value-type="float" office:value="8.845" calcext:value-type="float">
            <text:p>8.845</text:p>
          </table:table-cell>
          <table:table-cell table:style-name="ce12" office:value-type="float" office:value="0.1333" calcext:value-type="float">
            <text:p>1.333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27562" calcext:value-type="float">
            <text:p>2.7562E-06</text:p>
          </table:table-cell>
          <table:table-cell table:formula="of:=LOG10([.A31])" office:value-type="float" office:value="-5.55968927161749" calcext:value-type="float">
            <text:p>-5.5597E+00</text:p>
          </table:table-cell>
          <table:table-cell table:formula="of:=[.A31]*8065.54429" office:value-type="float" office:value="0.022230253172098" calcext:value-type="float">
            <text:p>0.022230253172098</text:p>
          </table:table-cell>
          <table:table-cell office:value-type="float" office:value="8.844" calcext:value-type="float">
            <text:p>8.844</text:p>
          </table:table-cell>
          <table:table-cell table:style-name="ce12" office:value-type="float" office:value="0.1478" calcext:value-type="float">
            <text:p>1.478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30996" calcext:value-type="float">
            <text:p>3.0996E-06</text:p>
          </table:table-cell>
          <table:table-cell table:formula="of:=LOG10([.A32])" office:value-type="float" office:value="-5.50869434777906" calcext:value-type="float">
            <text:p>-5.5087E+00</text:p>
          </table:table-cell>
          <table:table-cell table:formula="of:=[.A32]*8065.54429" office:value-type="float" office:value="0.024999961081284" calcext:value-type="float">
            <text:p>0.024999961081284</text:p>
          </table:table-cell>
          <table:table-cell office:value-type="float" office:value="8.843" calcext:value-type="float">
            <text:p>8.843</text:p>
          </table:table-cell>
          <table:table-cell table:style-name="ce12" office:value-type="float" office:value="0.1659" calcext:value-type="float">
            <text:p>1.659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35435" calcext:value-type="float">
            <text:p>3.5435E-06</text:p>
          </table:table-cell>
          <table:table-cell table:formula="of:=LOG10([.A33])" office:value-type="float" office:value="-5.45056756290246" calcext:value-type="float">
            <text:p>-5.4506E+00</text:p>
          </table:table-cell>
          <table:table-cell table:formula="of:=[.A33]*8065.54429" office:value-type="float" office:value="0.028580256191615" calcext:value-type="float">
            <text:p>0.028580256191615</text:p>
          </table:table-cell>
          <table:table-cell office:value-type="float" office:value="8.841" calcext:value-type="float">
            <text:p>8.841</text:p>
          </table:table-cell>
          <table:table-cell table:style-name="ce12" office:value-type="float" office:value="0.1891" calcext:value-type="float">
            <text:p>1.891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41337" calcext:value-type="float">
            <text:p>4.1337E-06</text:p>
          </table:table-cell>
          <table:table-cell table:formula="of:=LOG10([.A34])" office:value-type="float" office:value="-5.38366104514275" calcext:value-type="float">
            <text:p>-5.3837E+00</text:p>
          </table:table-cell>
          <table:table-cell table:formula="of:=[.A34]*8065.54429" office:value-type="float" office:value="0.033340540431573" calcext:value-type="float">
            <text:p>0.033340540431573</text:p>
          </table:table-cell>
          <table:table-cell office:value-type="float" office:value="8.838" calcext:value-type="float">
            <text:p>8.838</text:p>
          </table:table-cell>
          <table:table-cell table:style-name="ce12" office:value-type="float" office:value="0.2202" calcext:value-type="float">
            <text:p>2.202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49582" calcext:value-type="float">
            <text:p>4.9582E-06</text:p>
          </table:table-cell>
          <table:table-cell table:formula="of:=LOG10([.A35])" office:value-type="float" office:value="-5.30467595898318" calcext:value-type="float">
            <text:p>-5.3047E+00</text:p>
          </table:table-cell>
          <table:table-cell table:formula="of:=[.A35]*8065.54429" office:value-type="float" office:value="0.039990581698678" calcext:value-type="float">
            <text:p>0.039990581698678</text:p>
          </table:table-cell>
          <table:table-cell office:value-type="float" office:value="8.833" calcext:value-type="float">
            <text:p>8.833</text:p>
          </table:table-cell>
          <table:table-cell table:style-name="ce12" office:value-type="float" office:value="0.2634" calcext:value-type="float">
            <text:p>2.634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61992" calcext:value-type="float">
            <text:p>6.1992E-06</text:p>
          </table:table-cell>
          <table:table-cell table:formula="of:=LOG10([.A36])" office:value-type="float" office:value="-5.20766435211508" calcext:value-type="float">
            <text:p>-5.2077E+00</text:p>
          </table:table-cell>
          <table:table-cell table:formula="of:=[.A36]*8065.54429" office:value-type="float" office:value="0.049999922162568" calcext:value-type="float">
            <text:p>0.049999922162568</text:p>
          </table:table-cell>
          <table:table-cell office:value-type="float" office:value="8.824" calcext:value-type="float">
            <text:p>8.824</text:p>
          </table:table-cell>
          <table:table-cell table:style-name="ce12" office:value-type="float" office:value="0.3277" calcext:value-type="float">
            <text:p>3.277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082673" calcext:value-type="float">
            <text:p>8.2673E-06</text:p>
          </table:table-cell>
          <table:table-cell table:formula="of:=LOG10([.A37])" office:value-type="float" office:value="-5.08263630260682" calcext:value-type="float">
            <text:p>-5.0826E+00</text:p>
          </table:table-cell>
          <table:table-cell table:formula="of:=[.A37]*8065.54429" office:value-type="float" office:value="0.066680274308717" calcext:value-type="float">
            <text:p>0.066680274308717</text:p>
          </table:table-cell>
          <table:table-cell office:value-type="float" office:value="8.804" calcext:value-type="float">
            <text:p>8.804</text:p>
          </table:table-cell>
          <table:table-cell table:style-name="ce12" office:value-type="float" office:value="0.4337" calcext:value-type="float">
            <text:p>4.337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12398" calcext:value-type="float">
            <text:p>1.2398E-05</text:p>
          </table:table-cell>
          <table:table-cell table:formula="of:=LOG10([.A38])" office:value-type="float" office:value="-4.90664836798445" calcext:value-type="float">
            <text:p>-4.9066E+00</text:p>
          </table:table-cell>
          <table:table-cell table:formula="of:=[.A38]*8065.54429" office:value-type="float" office:value="0.09999661810742" calcext:value-type="float">
            <text:p>0.09999661810742</text:p>
          </table:table-cell>
          <table:table-cell office:value-type="float" office:value="8.743" calcext:value-type="float">
            <text:p>8.743</text:p>
          </table:table-cell>
          <table:table-cell table:style-name="ce12" office:value-type="float" office:value="0.6409" calcext:value-type="float">
            <text:p>6.409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13056" calcext:value-type="float">
            <text:p>1.3056E-05</text:p>
          </table:table-cell>
          <table:table-cell table:formula="of:=LOG10([.A39])" office:value-type="float" office:value="-4.88418985859021" calcext:value-type="float">
            <text:p>-4.8842E+00</text:p>
          </table:table-cell>
          <table:table-cell table:formula="of:=[.A39]*8065.54429" office:value-type="float" office:value="0.10530374625024" calcext:value-type="float">
            <text:p>0.10530374625024</text:p>
          </table:table-cell>
          <table:table-cell office:value-type="float" office:value="8.732" calcext:value-type="float">
            <text:p>8.732</text:p>
          </table:table-cell>
          <table:table-cell table:style-name="ce12" office:value-type="float" office:value="0.673" calcext:value-type="float">
            <text:p>6.730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13775" calcext:value-type="float">
            <text:p>1.3775E-05</text:p>
          </table:table-cell>
          <table:table-cell table:formula="of:=LOG10([.A40])" office:value-type="float" office:value="-4.86090839247618" calcext:value-type="float">
            <text:p>-4.8609E+00</text:p>
          </table:table-cell>
          <table:table-cell table:formula="of:=[.A40]*8065.54429" office:value-type="float" office:value="0.11110287259475" calcext:value-type="float">
            <text:p>0.11110287259475</text:p>
          </table:table-cell>
          <table:table-cell office:value-type="float" office:value="8.72" calcext:value-type="float">
            <text:p>8.72</text:p>
          </table:table-cell>
          <table:table-cell table:style-name="ce12" office:value-type="float" office:value="0.7083" calcext:value-type="float">
            <text:p>7.083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14593" calcext:value-type="float">
            <text:p>1.4593E-05</text:p>
          </table:table-cell>
          <table:table-cell table:formula="of:=LOG10([.A41])" office:value-type="float" office:value="-4.83585541752982" calcext:value-type="float">
            <text:p>-4.8359E+00</text:p>
          </table:table-cell>
          <table:table-cell table:formula="of:=[.A41]*8065.54429" office:value-type="float" office:value="0.11770048782397" calcext:value-type="float">
            <text:p>0.11770048782397</text:p>
          </table:table-cell>
          <table:table-cell office:value-type="float" office:value="8.705" calcext:value-type="float">
            <text:p>8.705</text:p>
          </table:table-cell>
          <table:table-cell table:style-name="ce12" office:value-type="float" office:value="0.7476" calcext:value-type="float">
            <text:p>7.476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15498" calcext:value-type="float">
            <text:p>1.5498E-05</text:p>
          </table:table-cell>
          <table:table-cell table:formula="of:=LOG10([.A42])" office:value-type="float" office:value="-4.80972434344304" calcext:value-type="float">
            <text:p>-4.8097E+00</text:p>
          </table:table-cell>
          <table:table-cell table:formula="of:=[.A42]*8065.54429" office:value-type="float" office:value="0.12499980540642" calcext:value-type="float">
            <text:p>0.12499980540642</text:p>
          </table:table-cell>
          <table:table-cell office:value-type="float" office:value="8.689" calcext:value-type="float">
            <text:p>8.689</text:p>
          </table:table-cell>
          <table:table-cell table:style-name="ce12" office:value-type="float" office:value="0.7914" calcext:value-type="float">
            <text:p>7.914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16527" calcext:value-type="float">
            <text:p>1.6527E-05</text:p>
          </table:table-cell>
          <table:table-cell table:formula="of:=LOG10([.A43])" office:value-type="float" office:value="-4.78180597290702" calcext:value-type="float">
            <text:p>-4.7818E+00</text:p>
          </table:table-cell>
          <table:table-cell table:formula="of:=[.A43]*8065.54429" office:value-type="float" office:value="0.13329925048083" calcext:value-type="float">
            <text:p>0.13329925048083</text:p>
          </table:table-cell>
          <table:table-cell office:value-type="float" office:value="8.67" calcext:value-type="float">
            <text:p>8.67</text:p>
          </table:table-cell>
          <table:table-cell table:style-name="ce12" office:value-type="float" office:value="0.8406" calcext:value-type="float">
            <text:p>8.406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17717" calcext:value-type="float">
            <text:p>1.7717E-05</text:p>
          </table:table-cell>
          <table:table-cell table:formula="of:=LOG10([.A44])" office:value-type="float" office:value="-4.75160981482749" calcext:value-type="float">
            <text:p>-4.7516E+00</text:p>
          </table:table-cell>
          <table:table-cell table:formula="of:=[.A44]*8065.54429" office:value-type="float" office:value="0.14289724818593" calcext:value-type="float">
            <text:p>0.14289724818593</text:p>
          </table:table-cell>
          <table:table-cell office:value-type="float" office:value="8.648" calcext:value-type="float">
            <text:p>8.648</text:p>
          </table:table-cell>
          <table:table-cell table:style-name="ce12" office:value-type="float" office:value="0.896" calcext:value-type="float">
            <text:p>8.960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19081" calcext:value-type="float">
            <text:p>1.9081E-05</text:p>
          </table:table-cell>
          <table:table-cell table:formula="of:=LOG10([.A45])" office:value-type="float" office:value="-4.71939886846309" calcext:value-type="float">
            <text:p>-4.7194E+00</text:p>
          </table:table-cell>
          <table:table-cell table:formula="of:=[.A45]*8065.54429" office:value-type="float" office:value="0.15389865059749" calcext:value-type="float">
            <text:p>0.15389865059749</text:p>
          </table:table-cell>
          <table:table-cell office:value-type="float" office:value="8.62" calcext:value-type="float">
            <text:p>8.62</text:p>
          </table:table-cell>
          <table:table-cell table:style-name="ce12" office:value-type="float" office:value="0.9589" calcext:value-type="float">
            <text:p>9.589E-01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20656" calcext:value-type="float">
            <text:p>2.0656E-05</text:p>
          </table:table-cell>
          <table:table-cell table:formula="of:=LOG10([.A46])" office:value-type="float" office:value="-4.68495377507765" calcext:value-type="float">
            <text:p>-4.6850E+00</text:p>
          </table:table-cell>
          <table:table-cell table:formula="of:=[.A46]*8065.54429" office:value-type="float" office:value="0.16660188285424" calcext:value-type="float">
            <text:p>0.16660188285424</text:p>
          </table:table-cell>
          <table:table-cell office:value-type="float" office:value="8.587" calcext:value-type="float">
            <text:p>8.587</text:p>
          </table:table-cell>
          <table:table-cell table:style-name="ce12" office:value-type="float" office:value="1.031" calcext:value-type="float">
            <text:p>1.031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2254" calcext:value-type="float">
            <text:p>2.2540E-05</text:p>
          </table:table-cell>
          <table:table-cell table:formula="of:=LOG10([.A47])" office:value-type="float" office:value="-4.64704608828991" calcext:value-type="float">
            <text:p>-4.6470E+00</text:p>
          </table:table-cell>
          <table:table-cell table:formula="of:=[.A47]*8065.54429" office:value-type="float" office:value="0.1817973682966" calcext:value-type="float">
            <text:p>0.1817973682966</text:p>
          </table:table-cell>
          <table:table-cell office:value-type="float" office:value="8.546" calcext:value-type="float">
            <text:p>8.546</text:p>
          </table:table-cell>
          <table:table-cell table:style-name="ce12" office:value-type="float" office:value="1.115" calcext:value-type="float">
            <text:p>1.115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24797" calcext:value-type="float">
            <text:p>2.4797E-05</text:p>
          </table:table-cell>
          <table:table-cell table:formula="of:=LOG10([.A48])" office:value-type="float" office:value="-4.60560085797441" calcext:value-type="float">
            <text:p>-4.6056E+00</text:p>
          </table:table-cell>
          <table:table-cell table:formula="of:=[.A48]*8065.54429" office:value-type="float" office:value="0.20000130175913" calcext:value-type="float">
            <text:p>0.20000130175913</text:p>
          </table:table-cell>
          <table:table-cell office:value-type="float" office:value="8.497" calcext:value-type="float">
            <text:p>8.497</text:p>
          </table:table-cell>
          <table:table-cell table:style-name="ce12" office:value-type="float" office:value="1.212" calcext:value-type="float">
            <text:p>1.212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27549" calcext:value-type="float">
            <text:p>2.7549E-05</text:p>
          </table:table-cell>
          <table:table-cell table:formula="of:=LOG10([.A49])" office:value-type="float" office:value="-4.55989416096334" calcext:value-type="float">
            <text:p>-4.5599E+00</text:p>
          </table:table-cell>
          <table:table-cell table:formula="of:=[.A49]*8065.54429" office:value-type="float" office:value="0.22219767964521" calcext:value-type="float">
            <text:p>0.22219767964521</text:p>
          </table:table-cell>
          <table:table-cell office:value-type="float" office:value="8.436" calcext:value-type="float">
            <text:p>8.436</text:p>
          </table:table-cell>
          <table:table-cell table:style-name="ce12" office:value-type="float" office:value="1.327" calcext:value-type="float">
            <text:p>1.327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30996" calcext:value-type="float">
            <text:p>3.0996E-05</text:p>
          </table:table-cell>
          <table:table-cell table:formula="of:=LOG10([.A50])" office:value-type="float" office:value="-4.50869434777906" calcext:value-type="float">
            <text:p>-4.5087E+00</text:p>
          </table:table-cell>
          <table:table-cell table:formula="of:=[.A50]*8065.54429" office:value-type="float" office:value="0.24999961081284" calcext:value-type="float">
            <text:p>0.24999961081284</text:p>
          </table:table-cell>
          <table:table-cell office:value-type="float" office:value="8.353" calcext:value-type="float">
            <text:p>8.353</text:p>
          </table:table-cell>
          <table:table-cell table:style-name="ce12" office:value-type="float" office:value="1.463" calcext:value-type="float">
            <text:p>1.463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35422" calcext:value-type="float">
            <text:p>3.5422E-05</text:p>
          </table:table-cell>
          <table:table-cell table:formula="of:=LOG10([.A51])" office:value-type="float" office:value="-4.4507269212814" calcext:value-type="float">
            <text:p>-4.4507E+00</text:p>
          </table:table-cell>
          <table:table-cell table:formula="of:=[.A51]*8065.54429" office:value-type="float" office:value="0.28569770984038" calcext:value-type="float">
            <text:p>0.28569770984038</text:p>
          </table:table-cell>
          <table:table-cell office:value-type="float" office:value="8.238" calcext:value-type="float">
            <text:p>8.238</text:p>
          </table:table-cell>
          <table:table-cell table:style-name="ce12" office:value-type="float" office:value="1.627" calcext:value-type="float">
            <text:p>1.627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41324" calcext:value-type="float">
            <text:p>4.1324E-05</text:p>
          </table:table-cell>
          <table:table-cell table:formula="of:=LOG10([.A52])" office:value-type="float" office:value="-4.38379764712703" calcext:value-type="float">
            <text:p>-4.3838E+00</text:p>
          </table:table-cell>
          <table:table-cell table:formula="of:=[.A52]*8065.54429" office:value-type="float" office:value="0.33330055223996" calcext:value-type="float">
            <text:p>0.33330055223996</text:p>
          </table:table-cell>
          <table:table-cell office:value-type="float" office:value="8.075" calcext:value-type="float">
            <text:p>8.075</text:p>
          </table:table-cell>
          <table:table-cell table:style-name="ce12" office:value-type="float" office:value="1.824" calcext:value-type="float">
            <text:p>1.824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49594" calcext:value-type="float">
            <text:p>4.9594E-05</text:p>
          </table:table-cell>
          <table:table-cell table:formula="of:=LOG10([.A53])" office:value-type="float" office:value="-4.30457086231043" calcext:value-type="float">
            <text:p>-4.3046E+00</text:p>
          </table:table-cell>
          <table:table-cell table:formula="of:=[.A53]*8065.54429" office:value-type="float" office:value="0.40000260351826" calcext:value-type="float">
            <text:p>0.40000260351826</text:p>
          </table:table-cell>
          <table:table-cell office:value-type="float" office:value="7.831" calcext:value-type="float">
            <text:p>7.831</text:p>
          </table:table-cell>
          <table:table-cell table:style-name="ce12" office:value-type="float" office:value="2.064" calcext:value-type="float">
            <text:p>2.064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61992" calcext:value-type="float">
            <text:p>6.1992E-05</text:p>
          </table:table-cell>
          <table:table-cell table:formula="of:=LOG10([.A54])" office:value-type="float" office:value="-4.20766435211508" calcext:value-type="float">
            <text:p>-4.2077E+00</text:p>
          </table:table-cell>
          <table:table-cell table:formula="of:=[.A54]*8065.54429" office:value-type="float" office:value="0.49999922162568" calcext:value-type="float">
            <text:p>0.49999922162568</text:p>
          </table:table-cell>
          <table:table-cell office:value-type="float" office:value="7.456" calcext:value-type="float">
            <text:p>7.456</text:p>
          </table:table-cell>
          <table:table-cell table:style-name="ce12" office:value-type="float" office:value="2.338" calcext:value-type="float">
            <text:p>2.338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082661" calcext:value-type="float">
            <text:p>8.2661E-05</text:p>
          </table:table-cell>
          <table:table-cell table:formula="of:=LOG10([.A55])" office:value-type="float" office:value="-4.0826993451001" calcext:value-type="float">
            <text:p>-4.0827E+00</text:p>
          </table:table-cell>
          <table:table-cell table:formula="of:=[.A55]*8065.54429" office:value-type="float" office:value="0.66670595655569" calcext:value-type="float">
            <text:p>0.66670595655569</text:p>
          </table:table-cell>
          <table:table-cell office:value-type="float" office:value="6.867" calcext:value-type="float">
            <text:p>6.867</text:p>
          </table:table-cell>
          <table:table-cell table:style-name="ce12" office:value-type="float" office:value="2.63" calcext:value-type="float">
            <text:p>2.630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12398" calcext:value-type="float">
            <text:p>1.2398E-04</text:p>
          </table:table-cell>
          <table:table-cell table:formula="of:=LOG10([.A56])" office:value-type="float" office:value="-3.90664836798445" calcext:value-type="float">
            <text:p>-3.9066E+00</text:p>
          </table:table-cell>
          <table:table-cell table:formula="of:=[.A56]*8065.54429" office:value-type="float" office:value="0.9999661810742" calcext:value-type="float">
            <text:p>0.9999661810742</text:p>
          </table:table-cell>
          <table:table-cell office:value-type="float" office:value="5.879" calcext:value-type="float">
            <text:p>5.879</text:p>
          </table:table-cell>
          <table:table-cell table:style-name="ce12" office:value-type="float" office:value="2.83" calcext:value-type="float">
            <text:p>2.830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13056" calcext:value-type="float">
            <text:p>1.3056E-04</text:p>
          </table:table-cell>
          <table:table-cell table:formula="of:=LOG10([.A57])" office:value-type="float" office:value="-3.88418985859021" calcext:value-type="float">
            <text:p>-3.8842E+00</text:p>
          </table:table-cell>
          <table:table-cell table:formula="of:=[.A57]*8065.54429" office:value-type="float" office:value="1.0530374625024" calcext:value-type="float">
            <text:p>1.0530374625024</text:p>
          </table:table-cell>
          <table:table-cell office:value-type="float" office:value="5.747" calcext:value-type="float">
            <text:p>5.747</text:p>
          </table:table-cell>
          <table:table-cell table:style-name="ce12" office:value-type="float" office:value="2.835" calcext:value-type="float">
            <text:p>2.835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13775" calcext:value-type="float">
            <text:p>1.3775E-04</text:p>
          </table:table-cell>
          <table:table-cell table:formula="of:=LOG10([.A58])" office:value-type="float" office:value="-3.86090839247618" calcext:value-type="float">
            <text:p>-3.8609E+00</text:p>
          </table:table-cell>
          <table:table-cell table:formula="of:=[.A58]*8065.54429" office:value-type="float" office:value="1.1110287259475" calcext:value-type="float">
            <text:p>1.1110287259475</text:p>
          </table:table-cell>
          <table:table-cell office:value-type="float" office:value="5.607" calcext:value-type="float">
            <text:p>5.607</text:p>
          </table:table-cell>
          <table:table-cell table:style-name="ce12" office:value-type="float" office:value="2.832" calcext:value-type="float">
            <text:p>2.832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14581" calcext:value-type="float">
            <text:p>1.4581E-04</text:p>
          </table:table-cell>
          <table:table-cell table:formula="of:=LOG10([.A59])" office:value-type="float" office:value="-3.836212690038" calcext:value-type="float">
            <text:p>-3.8362E+00</text:p>
          </table:table-cell>
          <table:table-cell table:formula="of:=[.A59]*8065.54429" office:value-type="float" office:value="1.1760370129249" calcext:value-type="float">
            <text:p>1.1760370129249</text:p>
          </table:table-cell>
          <table:table-cell office:value-type="float" office:value="5.459" calcext:value-type="float">
            <text:p>5.459</text:p>
          </table:table-cell>
          <table:table-cell table:style-name="ce12" office:value-type="float" office:value="2.826" calcext:value-type="float">
            <text:p>2.826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15498" calcext:value-type="float">
            <text:p>1.5498E-04</text:p>
          </table:table-cell>
          <table:table-cell table:formula="of:=LOG10([.A60])" office:value-type="float" office:value="-3.80972434344304" calcext:value-type="float">
            <text:p>-3.8097E+00</text:p>
          </table:table-cell>
          <table:table-cell table:formula="of:=[.A60]*8065.54429" office:value-type="float" office:value="1.2499980540642" calcext:value-type="float">
            <text:p>1.2499980540642</text:p>
          </table:table-cell>
          <table:table-cell office:value-type="float" office:value="5.305" calcext:value-type="float">
            <text:p>5.305</text:p>
          </table:table-cell>
          <table:table-cell table:style-name="ce12" office:value-type="float" office:value="2.811" calcext:value-type="float">
            <text:p>2.811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16527" calcext:value-type="float">
            <text:p>1.6527E-04</text:p>
          </table:table-cell>
          <table:table-cell table:formula="of:=LOG10([.A61])" office:value-type="float" office:value="-3.78180597290702" calcext:value-type="float">
            <text:p>-3.7818E+00</text:p>
          </table:table-cell>
          <table:table-cell table:formula="of:=[.A61]*8065.54429" office:value-type="float" office:value="1.3329925048083" calcext:value-type="float">
            <text:p>1.3329925048083</text:p>
          </table:table-cell>
          <table:table-cell office:value-type="float" office:value="5.146" calcext:value-type="float">
            <text:p>5.146</text:p>
          </table:table-cell>
          <table:table-cell table:style-name="ce12" office:value-type="float" office:value="2.792" calcext:value-type="float">
            <text:p>2.792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17717" calcext:value-type="float">
            <text:p>1.7717E-04</text:p>
          </table:table-cell>
          <table:table-cell table:formula="of:=LOG10([.A62])" office:value-type="float" office:value="-3.75160981482749" calcext:value-type="float">
            <text:p>-3.7516E+00</text:p>
          </table:table-cell>
          <table:table-cell table:formula="of:=[.A62]*8065.54429" office:value-type="float" office:value="1.4289724818593" calcext:value-type="float">
            <text:p>1.4289724818593</text:p>
          </table:table-cell>
          <table:table-cell office:value-type="float" office:value="4.98" calcext:value-type="float">
            <text:p>4.98</text:p>
          </table:table-cell>
          <table:table-cell table:style-name="ce12" office:value-type="float" office:value="2.766" calcext:value-type="float">
            <text:p>2.766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19081" calcext:value-type="float">
            <text:p>1.9081E-04</text:p>
          </table:table-cell>
          <table:table-cell table:formula="of:=LOG10([.A63])" office:value-type="float" office:value="-3.71939886846309" calcext:value-type="float">
            <text:p>-3.7194E+00</text:p>
          </table:table-cell>
          <table:table-cell table:formula="of:=[.A63]*8065.54429" office:value-type="float" office:value="1.5389865059749" calcext:value-type="float">
            <text:p>1.5389865059749</text:p>
          </table:table-cell>
          <table:table-cell office:value-type="float" office:value="4.811" calcext:value-type="float">
            <text:p>4.811</text:p>
          </table:table-cell>
          <table:table-cell table:style-name="ce12" office:value-type="float" office:value="2.727" calcext:value-type="float">
            <text:p>2.727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20656" calcext:value-type="float">
            <text:p>2.0656E-04</text:p>
          </table:table-cell>
          <table:table-cell table:formula="of:=LOG10([.A64])" office:value-type="float" office:value="-3.68495377507765" calcext:value-type="float">
            <text:p>-3.6850E+00</text:p>
          </table:table-cell>
          <table:table-cell table:formula="of:=[.A64]*8065.54429" office:value-type="float" office:value="1.6660188285424" calcext:value-type="float">
            <text:p>1.6660188285424</text:p>
          </table:table-cell>
          <table:table-cell office:value-type="float" office:value="4.631" calcext:value-type="float">
            <text:p>4.631</text:p>
          </table:table-cell>
          <table:table-cell table:style-name="ce12" office:value-type="float" office:value="2.685" calcext:value-type="float">
            <text:p>2.685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2254" calcext:value-type="float">
            <text:p>2.2540E-04</text:p>
          </table:table-cell>
          <table:table-cell table:formula="of:=LOG10([.A65])" office:value-type="float" office:value="-3.64704608828991" calcext:value-type="float">
            <text:p>-3.6470E+00</text:p>
          </table:table-cell>
          <table:table-cell table:formula="of:=[.A65]*8065.54429" office:value-type="float" office:value="1.817973682966" calcext:value-type="float">
            <text:p>1.817973682966</text:p>
          </table:table-cell>
          <table:table-cell office:value-type="float" office:value="4.442" calcext:value-type="float">
            <text:p>4.442</text:p>
          </table:table-cell>
          <table:table-cell table:style-name="ce12" office:value-type="float" office:value="2.625" calcext:value-type="float">
            <text:p>2.625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24797" calcext:value-type="float">
            <text:p>2.4797E-04</text:p>
          </table:table-cell>
          <table:table-cell table:formula="of:=LOG10([.A66])" office:value-type="float" office:value="-3.60560085797441" calcext:value-type="float">
            <text:p>-3.6056E+00</text:p>
          </table:table-cell>
          <table:table-cell table:formula="of:=[.A66]*8065.54429" office:value-type="float" office:value="2.0000130175913" calcext:value-type="float">
            <text:p>2.0000130175913</text:p>
          </table:table-cell>
          <table:table-cell office:value-type="float" office:value="4.248" calcext:value-type="float">
            <text:p>4.248</text:p>
          </table:table-cell>
          <table:table-cell table:style-name="ce12" office:value-type="float" office:value="2.551" calcext:value-type="float">
            <text:p>2.551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27549" calcext:value-type="float">
            <text:p>2.7549E-04</text:p>
          </table:table-cell>
          <table:table-cell table:formula="of:=LOG10([.A67])" office:value-type="float" office:value="-3.55989416096334" calcext:value-type="float">
            <text:p>-3.5599E+00</text:p>
          </table:table-cell>
          <table:table-cell table:formula="of:=[.A67]*8065.54429" office:value-type="float" office:value="2.2219767964521" calcext:value-type="float">
            <text:p>2.2219767964521</text:p>
          </table:table-cell>
          <table:table-cell office:value-type="float" office:value="4.045" calcext:value-type="float">
            <text:p>4.045</text:p>
          </table:table-cell>
          <table:table-cell table:style-name="ce12" office:value-type="float" office:value="2.46" calcext:value-type="float">
            <text:p>2.460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30996" calcext:value-type="float">
            <text:p>3.0996E-04</text:p>
          </table:table-cell>
          <table:table-cell table:formula="of:=LOG10([.A68])" office:value-type="float" office:value="-3.50869434777906" calcext:value-type="float">
            <text:p>-3.5087E+00</text:p>
          </table:table-cell>
          <table:table-cell table:formula="of:=[.A68]*8065.54429" office:value-type="float" office:value="2.4999961081284" calcext:value-type="float">
            <text:p>2.4999961081284</text:p>
          </table:table-cell>
          <table:table-cell office:value-type="float" office:value="3.829" calcext:value-type="float">
            <text:p>3.829</text:p>
          </table:table-cell>
          <table:table-cell table:style-name="ce12" office:value-type="float" office:value="2.36" calcext:value-type="float">
            <text:p>2.360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35422" calcext:value-type="float">
            <text:p>3.5422E-04</text:p>
          </table:table-cell>
          <table:table-cell table:formula="of:=LOG10([.A69])" office:value-type="float" office:value="-3.4507269212814" calcext:value-type="float">
            <text:p>-3.4507E+00</text:p>
          </table:table-cell>
          <table:table-cell table:formula="of:=[.A69]*8065.54429" office:value-type="float" office:value="2.8569770984038" calcext:value-type="float">
            <text:p>2.8569770984038</text:p>
          </table:table-cell>
          <table:table-cell office:value-type="float" office:value="3.607" calcext:value-type="float">
            <text:p>3.607</text:p>
          </table:table-cell>
          <table:table-cell table:style-name="ce12" office:value-type="float" office:value="2.228" calcext:value-type="float">
            <text:p>2.228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41324" calcext:value-type="float">
            <text:p>4.1324E-04</text:p>
          </table:table-cell>
          <table:table-cell table:formula="of:=LOG10([.A70])" office:value-type="float" office:value="-3.38379764712703" calcext:value-type="float">
            <text:p>-3.3838E+00</text:p>
          </table:table-cell>
          <table:table-cell table:formula="of:=[.A70]*8065.54429" office:value-type="float" office:value="3.3330055223996" calcext:value-type="float">
            <text:p>3.3330055223996</text:p>
          </table:table-cell>
          <table:table-cell office:value-type="float" office:value="3.375" calcext:value-type="float">
            <text:p>3.375</text:p>
          </table:table-cell>
          <table:table-cell table:style-name="ce12" office:value-type="float" office:value="2.079" calcext:value-type="float">
            <text:p>2.079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49594" calcext:value-type="float">
            <text:p>4.9594E-04</text:p>
          </table:table-cell>
          <table:table-cell table:formula="of:=LOG10([.A71])" office:value-type="float" office:value="-3.30457086231043" calcext:value-type="float">
            <text:p>-3.3046E+00</text:p>
          </table:table-cell>
          <table:table-cell table:formula="of:=[.A71]*8065.54429" office:value-type="float" office:value="4.0000260351826" calcext:value-type="float">
            <text:p>4.0000260351826</text:p>
          </table:table-cell>
          <table:table-cell office:value-type="float" office:value="3.134" calcext:value-type="float">
            <text:p>3.134</text:p>
          </table:table-cell>
          <table:table-cell table:style-name="ce12" office:value-type="float" office:value="1.891" calcext:value-type="float">
            <text:p>1.891E+00</text:p>
          </table:table-cell>
          <table:table-cell table:number-columns-repeated="2" office:value-type="string" calcext:value-type="string">
            <text:p>[72, 73]</text:p>
          </table:table-cell>
          <table:table-cell/>
        </table:table-row>
        <table:table-row table:style-name="ro1">
          <table:table-cell office:value-type="float" office:value="0.00061992" calcext:value-type="float">
            <text:p>6.1992E-04</text:p>
          </table:table-cell>
          <table:table-cell table:formula="of:=LOG10([.A72])" office:value-type="float" office:value="-3.20766435211508" calcext:value-type="float">
            <text:p>-3.2077E+00</text:p>
          </table:table-cell>
          <table:table-cell table:formula="of:=[.A72]*8065.54429" office:value-type="float" office:value="4.9999922162568" calcext:value-type="float">
            <text:p>4.9999922162568</text:p>
          </table:table-cell>
          <table:table-cell office:value-type="float" office:value="2.882" calcext:value-type="float">
            <text:p>2.882</text:p>
          </table:table-cell>
          <table:table-cell table:style-name="ce12" office:value-type="float" office:value="1.67" calcext:value-type="float">
            <text:p>1.670E+00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082661" calcext:value-type="float">
            <text:p>8.2661E-04</text:p>
          </table:table-cell>
          <table:table-cell table:formula="of:=LOG10([.A73])" office:value-type="float" office:value="-3.0826993451001" calcext:value-type="float">
            <text:p>-3.0827E+00</text:p>
          </table:table-cell>
          <table:table-cell table:formula="of:=[.A73]*8065.54429" office:value-type="float" office:value="6.6670595655569" calcext:value-type="float">
            <text:p>6.6670595655569</text:p>
          </table:table-cell>
          <table:table-cell office:value-type="float" office:value="2.629" calcext:value-type="float">
            <text:p>2.629</text:p>
          </table:table-cell>
          <table:table-cell table:style-name="ce12" office:value-type="float" office:value="1.393" calcext:value-type="float">
            <text:p>1.393E+00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12398" calcext:value-type="float">
            <text:p>1.2398E-03</text:p>
          </table:table-cell>
          <table:table-cell table:formula="of:=LOG10([.A74])" office:value-type="float" office:value="-2.90664836798445" calcext:value-type="float">
            <text:p>-2.9066E+00</text:p>
          </table:table-cell>
          <table:table-cell table:formula="of:=[.A74]*8065.54429" office:value-type="float" office:value="9.999661810742" calcext:value-type="float">
            <text:p>9.999661810742</text:p>
          </table:table-cell>
          <table:table-cell office:value-type="float" office:value="2.399" calcext:value-type="float">
            <text:p>2.399</text:p>
          </table:table-cell>
          <table:table-cell table:style-name="ce12" office:value-type="float" office:value="1.042" calcext:value-type="float">
            <text:p>1.042E+00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1654" calcext:value-type="float">
            <text:p>1.6540E-03</text:p>
          </table:table-cell>
          <table:table-cell table:formula="of:=LOG10([.A75])" office:value-type="float" office:value="-2.78146449478347" calcext:value-type="float">
            <text:p>-2.7815E+00</text:p>
          </table:table-cell>
          <table:table-cell table:formula="of:=[.A75]*8065.54429" office:value-type="float" office:value="13.34041025566" calcext:value-type="float">
            <text:p>13.34041025566</text:p>
          </table:table-cell>
          <table:table-cell office:value-type="float" office:value="2.29" calcext:value-type="float">
            <text:p>2.29</text:p>
          </table:table-cell>
          <table:table-cell table:style-name="ce12" office:value-type="float" office:value="0.8725" calcext:value-type="float">
            <text:p>8.725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22144" calcext:value-type="float">
            <text:p>2.2144E-03</text:p>
          </table:table-cell>
          <table:table-cell table:formula="of:=LOG10([.A76])" office:value-type="float" office:value="-2.65474392722334" calcext:value-type="float">
            <text:p>-2.6547E+00</text:p>
          </table:table-cell>
          <table:table-cell table:formula="of:=[.A76]*8065.54429" office:value-type="float" office:value="17.860341275776" calcext:value-type="float">
            <text:p>17.860341275776</text:p>
          </table:table-cell>
          <table:table-cell office:value-type="float" office:value="2.22" calcext:value-type="float">
            <text:p>2.22</text:p>
          </table:table-cell>
          <table:table-cell table:style-name="ce12" office:value-type="float" office:value="0.7359" calcext:value-type="float">
            <text:p>7.359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26942" calcext:value-type="float">
            <text:p>2.6942E-03</text:p>
          </table:table-cell>
          <table:table-cell table:formula="of:=LOG10([.A77])" office:value-type="float" office:value="-2.56957016820012" calcext:value-type="float">
            <text:p>-2.5696E+00</text:p>
          </table:table-cell>
          <table:table-cell table:formula="of:=[.A77]*8065.54429" office:value-type="float" office:value="21.730189426118" calcext:value-type="float">
            <text:p>21.730189426118</text:p>
          </table:table-cell>
          <table:table-cell office:value-type="float" office:value="2.166" calcext:value-type="float">
            <text:p>2.166</text:p>
          </table:table-cell>
          <table:table-cell table:style-name="ce12" office:value-type="float" office:value="0.6727" calcext:value-type="float">
            <text:p>6.727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34468" calcext:value-type="float">
            <text:p>3.4468E-03</text:p>
          </table:table-cell>
          <table:table-cell table:formula="of:=LOG10([.A78])" office:value-type="float" office:value="-2.46258391572646" calcext:value-type="float">
            <text:p>-2.4626E+00</text:p>
          </table:table-cell>
          <table:table-cell table:formula="of:=[.A78]*8065.54429" office:value-type="float" office:value="27.800318058772" calcext:value-type="float">
            <text:p>27.800318058772</text:p>
          </table:table-cell>
          <table:table-cell office:value-type="float" office:value="2.099" calcext:value-type="float">
            <text:p>2.099</text:p>
          </table:table-cell>
          <table:table-cell table:style-name="ce12" office:value-type="float" office:value="0.5967" calcext:value-type="float">
            <text:p>5.967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443" calcext:value-type="float">
            <text:p>4.4300E-03</text:p>
          </table:table-cell>
          <table:table-cell table:formula="of:=LOG10([.A79])" office:value-type="float" office:value="-2.35359627377693" calcext:value-type="float">
            <text:p>-2.3536E+00</text:p>
          </table:table-cell>
          <table:table-cell table:formula="of:=[.A79]*8065.54429" office:value-type="float" office:value="35.7303612047" calcext:value-type="float">
            <text:p>35.7303612047</text:p>
          </table:table-cell>
          <table:table-cell office:value-type="float" office:value="2.045" calcext:value-type="float">
            <text:p>2.045</text:p>
          </table:table-cell>
          <table:table-cell table:style-name="ce12" office:value-type="float" office:value="0.5355" calcext:value-type="float">
            <text:p>5.355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53871" calcext:value-type="float">
            <text:p>5.3871E-03</text:p>
          </table:table-cell>
          <table:table-cell table:formula="of:=LOG10([.A80])" office:value-type="float" office:value="-2.26864496263019" calcext:value-type="float">
            <text:p>-2.2686E+00</text:p>
          </table:table-cell>
          <table:table-cell table:formula="of:=[.A80]*8065.54429" office:value-type="float" office:value="43.449893644659" calcext:value-type="float">
            <text:p>43.449893644659</text:p>
          </table:table-cell>
          <table:table-cell office:value-type="float" office:value="2.001" calcext:value-type="float">
            <text:p>2.001</text:p>
          </table:table-cell>
          <table:table-cell table:style-name="ce12" office:value-type="float" office:value="0.4964" calcext:value-type="float">
            <text:p>4.964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68923" calcext:value-type="float">
            <text:p>6.8923E-03</text:p>
          </table:table-cell>
          <table:table-cell table:formula="of:=LOG10([.A81])" office:value-type="float" office:value="-2.16163582734864" calcext:value-type="float">
            <text:p>-2.1616E+00</text:p>
          </table:table-cell>
          <table:table-cell table:formula="of:=[.A81]*8065.54429" office:value-type="float" office:value="55.590150909967" calcext:value-type="float">
            <text:p>55.590150909967</text:p>
          </table:table-cell>
          <table:table-cell office:value-type="float" office:value="1.956" calcext:value-type="float">
            <text:p>1.956</text:p>
          </table:table-cell>
          <table:table-cell table:style-name="ce12" office:value-type="float" office:value="0.4506" calcext:value-type="float">
            <text:p>4.506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095357" calcext:value-type="float">
            <text:p>9.5357E-03</text:p>
          </table:table-cell>
          <table:table-cell table:formula="of:=LOG10([.A82])" office:value-type="float" office:value="-2.02064742060657" calcext:value-type="float">
            <text:p>-2.0206E+00</text:p>
          </table:table-cell>
          <table:table-cell table:formula="of:=[.A82]*8065.54429" office:value-type="float" office:value="76.910610686153" calcext:value-type="float">
            <text:p>76.910610686153</text:p>
          </table:table-cell>
          <table:table-cell office:value-type="float" office:value="1.92" calcext:value-type="float">
            <text:p>1.92</text:p>
          </table:table-cell>
          <table:table-cell table:style-name="ce12" office:value-type="float" office:value="0.4186" calcext:value-type="float">
            <text:p>4.186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12919" calcext:value-type="float">
            <text:p>1.2919E-02</text:p>
          </table:table-cell>
          <table:table-cell table:formula="of:=LOG10([.A83])" office:value-type="float" office:value="-1.88877110176584" calcext:value-type="float">
            <text:p>-1.8888E+00</text:p>
          </table:table-cell>
          <table:table-cell table:formula="of:=[.A83]*8065.54429" office:value-type="float" office:value="104.19876668251" calcext:value-type="float">
            <text:p>104.19876668251</text:p>
          </table:table-cell>
          <table:table-cell office:value-type="float" office:value="1.891" calcext:value-type="float">
            <text:p>1.891</text:p>
          </table:table-cell>
          <table:table-cell table:style-name="ce12" office:value-type="float" office:value="0.4485" calcext:value-type="float">
            <text:p>4.485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14432" calcext:value-type="float">
            <text:p>1.4432E-02</text:p>
          </table:table-cell>
          <table:table-cell table:formula="of:=LOG10([.A84])" office:value-type="float" office:value="-1.84067347980213" calcext:value-type="float">
            <text:p>-1.8407E+00</text:p>
          </table:table-cell>
          <table:table-cell table:formula="of:=[.A84]*8065.54429" office:value-type="float" office:value="116.40193519328" calcext:value-type="float">
            <text:p>116.40193519328</text:p>
          </table:table-cell>
          <table:table-cell office:value-type="float" office:value="1.86" calcext:value-type="float">
            <text:p>1.86</text:p>
          </table:table-cell>
          <table:table-cell table:style-name="ce12" office:value-type="float" office:value="0.4773" calcext:value-type="float">
            <text:p>4.773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16304" calcext:value-type="float">
            <text:p>1.6304E-02</text:p>
          </table:table-cell>
          <table:table-cell table:formula="of:=LOG10([.A85])" office:value-type="float" office:value="-1.78770583333765" calcext:value-type="float">
            <text:p>-1.7877E+00</text:p>
          </table:table-cell>
          <table:table-cell table:formula="of:=[.A85]*8065.54429" office:value-type="float" office:value="131.50063410416" calcext:value-type="float">
            <text:p>131.50063410416</text:p>
          </table:table-cell>
          <table:table-cell office:value-type="float" office:value="1.803" calcext:value-type="float">
            <text:p>1.803</text:p>
          </table:table-cell>
          <table:table-cell table:style-name="ce12" office:value-type="float" office:value="0.5079" calcext:value-type="float">
            <text:p>5.079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18771" calcext:value-type="float">
            <text:p>1.8771E-02</text:p>
          </table:table-cell>
          <table:table-cell table:formula="of:=LOG10([.A86])" office:value-type="float" office:value="-1.72651259030282" calcext:value-type="float">
            <text:p>-1.7265E+00</text:p>
          </table:table-cell>
          <table:table-cell table:formula="of:=[.A86]*8065.54429" office:value-type="float" office:value="151.39833186759" calcext:value-type="float">
            <text:p>151.39833186759</text:p>
          </table:table-cell>
          <table:table-cell office:value-type="float" office:value="1.729" calcext:value-type="float">
            <text:p>1.729</text:p>
          </table:table-cell>
          <table:table-cell table:style-name="ce12" office:value-type="float" office:value="0.5233" calcext:value-type="float">
            <text:p>5.233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22144" calcext:value-type="float">
            <text:p>2.2144E-02</text:p>
          </table:table-cell>
          <table:table-cell table:formula="of:=LOG10([.A87])" office:value-type="float" office:value="-1.65474392722334" calcext:value-type="float">
            <text:p>-1.6547E+00</text:p>
          </table:table-cell>
          <table:table-cell table:formula="of:=[.A87]*8065.54429" office:value-type="float" office:value="178.60341275776" calcext:value-type="float">
            <text:p>178.60341275776</text:p>
          </table:table-cell>
          <table:table-cell office:value-type="float" office:value="1.619" calcext:value-type="float">
            <text:p>1.619</text:p>
          </table:table-cell>
          <table:table-cell table:style-name="ce12" office:value-type="float" office:value="0.5162" calcext:value-type="float">
            <text:p>5.162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25838" calcext:value-type="float">
            <text:p>2.5838E-02</text:p>
          </table:table-cell>
          <table:table-cell table:formula="of:=LOG10([.A88])" office:value-type="float" office:value="-1.58774110610186" calcext:value-type="float">
            <text:p>-1.5877E+00</text:p>
          </table:table-cell>
          <table:table-cell table:formula="of:=[.A88]*8065.54429" office:value-type="float" office:value="208.39753336502" calcext:value-type="float">
            <text:p>208.39753336502</text:p>
          </table:table-cell>
          <table:table-cell office:value-type="float" office:value="1.52" calcext:value-type="float">
            <text:p>1.52</text:p>
          </table:table-cell>
          <table:table-cell table:style-name="ce12" office:value-type="float" office:value="0.4579" calcext:value-type="float">
            <text:p>4.579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28864" calcext:value-type="float">
            <text:p>2.8864E-02</text:p>
          </table:table-cell>
          <table:table-cell table:formula="of:=LOG10([.A89])" office:value-type="float" office:value="-1.53964348413815" calcext:value-type="float">
            <text:p>-1.5396E+00</text:p>
          </table:table-cell>
          <table:table-cell table:formula="of:=[.A89]*8065.54429" office:value-type="float" office:value="232.80387038656" calcext:value-type="float">
            <text:p>232.80387038656</text:p>
          </table:table-cell>
          <table:table-cell office:value-type="float" office:value="1.481" calcext:value-type="float">
            <text:p>1.481</text:p>
          </table:table-cell>
          <table:table-cell table:style-name="ce12" office:value-type="float" office:value="0.388" calcext:value-type="float">
            <text:p>3.880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32608" calcext:value-type="float">
            <text:p>3.2608E-02</text:p>
          </table:table-cell>
          <table:table-cell table:formula="of:=LOG10([.A90])" office:value-type="float" office:value="-1.48667583767367" calcext:value-type="float">
            <text:p>-1.4867E+00</text:p>
          </table:table-cell>
          <table:table-cell table:formula="of:=[.A90]*8065.54429" office:value-type="float" office:value="263.00126820832" calcext:value-type="float">
            <text:p>263.00126820832</text:p>
          </table:table-cell>
          <table:table-cell office:value-type="float" office:value="1.481" calcext:value-type="float">
            <text:p>1.481</text:p>
          </table:table-cell>
          <table:table-cell table:style-name="ce12" office:value-type="float" office:value="0.319" calcext:value-type="float">
            <text:p>3.190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3753" calcext:value-type="float">
            <text:p>3.7530E-02</text:p>
          </table:table-cell>
          <table:table-cell table:formula="of:=LOG10([.A91])" office:value-type="float" office:value="-1.42562143558692" calcext:value-type="float">
            <text:p>-1.4256E+00</text:p>
          </table:table-cell>
          <table:table-cell table:formula="of:=[.A91]*8065.54429" office:value-type="float" office:value="302.6998772037" calcext:value-type="float">
            <text:p>302.6998772037</text:p>
          </table:table-cell>
          <table:table-cell office:value-type="float" office:value="1.512" calcext:value-type="float">
            <text:p>1.512</text:p>
          </table:table-cell>
          <table:table-cell table:style-name="ce12" office:value-type="float" office:value="0.283" calcext:value-type="float">
            <text:p>2.830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443" calcext:value-type="float">
            <text:p>4.4300E-02</text:p>
          </table:table-cell>
          <table:table-cell table:formula="of:=LOG10([.A92])" office:value-type="float" office:value="-1.35359627377693" calcext:value-type="float">
            <text:p>-1.3536E+00</text:p>
          </table:table-cell>
          <table:table-cell table:formula="of:=[.A92]*8065.54429" office:value-type="float" office:value="357.303612047" calcext:value-type="float">
            <text:p>357.303612047</text:p>
          </table:table-cell>
          <table:table-cell office:value-type="float" office:value="1.546" calcext:value-type="float">
            <text:p>1.546</text:p>
          </table:table-cell>
          <table:table-cell table:style-name="ce12" office:value-type="float" office:value="0.2991" calcext:value-type="float">
            <text:p>2.991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53871" calcext:value-type="float">
            <text:p>5.3871E-02</text:p>
          </table:table-cell>
          <table:table-cell table:formula="of:=LOG10([.A93])" office:value-type="float" office:value="-1.26864496263019" calcext:value-type="float">
            <text:p>-1.2686E+00</text:p>
          </table:table-cell>
          <table:table-cell table:formula="of:=[.A93]*8065.54429" office:value-type="float" office:value="434.49893644659" calcext:value-type="float">
            <text:p>434.49893644659</text:p>
          </table:table-cell>
          <table:table-cell office:value-type="float" office:value="1.516" calcext:value-type="float">
            <text:p>1.516</text:p>
          </table:table-cell>
          <table:table-cell table:style-name="ce12" office:value-type="float" office:value="0.3629" calcext:value-type="float">
            <text:p>3.629E-01</text:p>
          </table:table-cell>
          <table:table-cell table:number-columns-repeated="2" office:value-type="string" calcext:value-type="string">
            <text:p>[72, 74]</text:p>
          </table:table-cell>
          <table:table-cell/>
        </table:table-row>
        <table:table-row table:style-name="ro1">
          <table:table-cell office:value-type="float" office:value="0.062278" calcext:value-type="float">
            <text:p>6.2278E-02</text:p>
          </table:table-cell>
          <table:table-cell table:formula="of:=LOG10([.A94])" office:value-type="float" office:value="-1.20566534284301" calcext:value-type="float">
            <text:p>-1.2057E+00</text:p>
          </table:table-cell>
          <table:table-cell table:formula="of:=[.A94]*8065.54429" office:value-type="float" office:value="502.30596729262" calcext:value-type="float">
            <text:p>502.30596729262</text:p>
          </table:table-cell>
          <table:table-cell office:value-type="float" office:value="1.467" calcext:value-type="float">
            <text:p>1.467</text:p>
          </table:table-cell>
          <table:table-cell table:style-name="ce12" office:value-type="float" office:value="0.3952" calcext:value-type="float">
            <text:p>3.952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63145" calcext:value-type="float">
            <text:p>6.3145E-02</text:p>
          </table:table-cell>
          <table:table-cell table:formula="of:=LOG10([.A95])" office:value-type="float" office:value="-1.19966103241473" calcext:value-type="float">
            <text:p>-1.1997E+00</text:p>
          </table:table-cell>
          <table:table-cell table:formula="of:=[.A95]*8065.54429" office:value-type="float" office:value="509.29879419205" calcext:value-type="float">
            <text:p>509.29879419205</text:p>
          </table:table-cell>
          <table:table-cell office:value-type="float" office:value="1.46" calcext:value-type="float">
            <text:p>1.46</text:p>
          </table:table-cell>
          <table:table-cell table:style-name="ce12" office:value-type="float" office:value="0.4016" calcext:value-type="float">
            <text:p>4.016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63877" calcext:value-type="float">
            <text:p>6.3877E-02</text:p>
          </table:table-cell>
          <table:table-cell table:formula="of:=LOG10([.A96])" office:value-type="float" office:value="-1.19465548880845" calcext:value-type="float">
            <text:p>-1.1947E+00</text:p>
          </table:table-cell>
          <table:table-cell table:formula="of:=[.A96]*8065.54429" office:value-type="float" office:value="515.20277261233" calcext:value-type="float">
            <text:p>515.20277261233</text:p>
          </table:table-cell>
          <table:table-cell office:value-type="float" office:value="1.454" calcext:value-type="float">
            <text:p>1.454</text:p>
          </table:table-cell>
          <table:table-cell table:style-name="ce12" office:value-type="float" office:value="0.4072" calcext:value-type="float">
            <text:p>4.072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6477" calcext:value-type="float">
            <text:p>6.4770E-02</text:p>
          </table:table-cell>
          <table:table-cell table:formula="of:=LOG10([.A97])" office:value-type="float" office:value="-1.18862610294611" calcext:value-type="float">
            <text:p>-1.1886E+00</text:p>
          </table:table-cell>
          <table:table-cell table:formula="of:=[.A97]*8065.54429" office:value-type="float" office:value="522.4053036633" calcext:value-type="float">
            <text:p>522.4053036633</text:p>
          </table:table-cell>
          <table:table-cell office:value-type="float" office:value="1.446" calcext:value-type="float">
            <text:p>1.446</text:p>
          </table:table-cell>
          <table:table-cell table:style-name="ce12" office:value-type="float" office:value="0.411" calcext:value-type="float">
            <text:p>4.110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65675" calcext:value-type="float">
            <text:p>6.5675E-02</text:p>
          </table:table-cell>
          <table:table-cell table:formula="of:=LOG10([.A98])" office:value-type="float" office:value="-1.18259991854189" calcext:value-type="float">
            <text:p>-1.1826E+00</text:p>
          </table:table-cell>
          <table:table-cell table:formula="of:=[.A98]*8065.54429" office:value-type="float" office:value="529.70462124575" calcext:value-type="float">
            <text:p>529.70462124575</text:p>
          </table:table-cell>
          <table:table-cell office:value-type="float" office:value="1.436" calcext:value-type="float">
            <text:p>1.436</text:p>
          </table:table-cell>
          <table:table-cell table:style-name="ce12" office:value-type="float" office:value="0.4157" calcext:value-type="float">
            <text:p>4.157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66431" calcext:value-type="float">
            <text:p>6.6431E-02</text:p>
          </table:table-cell>
          <table:table-cell table:formula="of:=LOG10([.A99])" office:value-type="float" office:value="-1.17762920998186" calcext:value-type="float">
            <text:p>-1.1776E+00</text:p>
          </table:table-cell>
          <table:table-cell table:formula="of:=[.A99]*8065.54429" office:value-type="float" office:value="535.80217272899" calcext:value-type="float">
            <text:p>535.80217272899</text:p>
          </table:table-cell>
          <table:table-cell office:value-type="float" office:value="1.428" calcext:value-type="float">
            <text:p>1.428</text:p>
          </table:table-cell>
          <table:table-cell table:style-name="ce12" office:value-type="float" office:value="0.4196" calcext:value-type="float">
            <text:p>4.196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67361" calcext:value-type="float">
            <text:p>6.7361E-02</text:p>
          </table:table-cell>
          <table:table-cell table:formula="of:=LOG10([.A100])" office:value-type="float" office:value="-1.17159147419163" calcext:value-type="float">
            <text:p>-1.1716E+00</text:p>
          </table:table-cell>
          <table:table-cell table:formula="of:=[.A100]*8065.54429" office:value-type="float" office:value="543.30312891869" calcext:value-type="float">
            <text:p>543.30312891869</text:p>
          </table:table-cell>
          <table:table-cell office:value-type="float" office:value="1.418" calcext:value-type="float">
            <text:p>1.418</text:p>
          </table:table-cell>
          <table:table-cell table:style-name="ce12" office:value-type="float" office:value="0.4234" calcext:value-type="float">
            <text:p>4.23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68291" calcext:value-type="float">
            <text:p>6.8291E-02</text:p>
          </table:table-cell>
          <table:table-cell table:formula="of:=LOG10([.A101])" office:value-type="float" office:value="-1.16563652776626" calcext:value-type="float">
            <text:p>-1.1656E+00</text:p>
          </table:table-cell>
          <table:table-cell table:formula="of:=[.A101]*8065.54429" office:value-type="float" office:value="550.80408510839" calcext:value-type="float">
            <text:p>550.80408510839</text:p>
          </table:table-cell>
          <table:table-cell office:value-type="float" office:value="1.407" calcext:value-type="float">
            <text:p>1.407</text:p>
          </table:table-cell>
          <table:table-cell table:style-name="ce12" office:value-type="float" office:value="0.4254" calcext:value-type="float">
            <text:p>4.25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69246" calcext:value-type="float">
            <text:p>6.9246E-02</text:p>
          </table:table-cell>
          <table:table-cell table:formula="of:=LOG10([.A102])" office:value-type="float" office:value="-1.15960530858988" calcext:value-type="float">
            <text:p>-1.1596E+00</text:p>
          </table:table-cell>
          <table:table-cell table:formula="of:=[.A102]*8065.54429" office:value-type="float" office:value="558.50667990534" calcext:value-type="float">
            <text:p>558.50667990534</text:p>
          </table:table-cell>
          <table:table-cell office:value-type="float" office:value="1.396" calcext:value-type="float">
            <text:p>1.396</text:p>
          </table:table-cell>
          <table:table-cell table:style-name="ce12" office:value-type="float" office:value="0.4264" calcext:value-type="float">
            <text:p>4.26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02" calcext:value-type="float">
            <text:p>7.0200E-02</text:p>
          </table:table-cell>
          <table:table-cell table:formula="of:=LOG10([.A103])" office:value-type="float" office:value="-1.15366288787019" calcext:value-type="float">
            <text:p>-1.1537E+00</text:p>
          </table:table-cell>
          <table:table-cell table:formula="of:=[.A103]*8065.54429" office:value-type="float" office:value="566.201209158" calcext:value-type="float">
            <text:p>566.201209158</text:p>
          </table:table-cell>
          <table:table-cell office:value-type="float" office:value="1.386" calcext:value-type="float">
            <text:p>1.386</text:p>
          </table:table-cell>
          <table:table-cell table:style-name="ce12" office:value-type="float" office:value="0.4283" calcext:value-type="float">
            <text:p>4.28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118" calcext:value-type="float">
            <text:p>7.1180E-02</text:p>
          </table:table-cell>
          <table:table-cell table:formula="of:=LOG10([.A104])" office:value-type="float" office:value="-1.14764201633217" calcext:value-type="float">
            <text:p>-1.1476E+00</text:p>
          </table:table-cell>
          <table:table-cell table:formula="of:=[.A104]*8065.54429" office:value-type="float" office:value="574.1054425622" calcext:value-type="float">
            <text:p>574.1054425622</text:p>
          </table:table-cell>
          <table:table-cell office:value-type="float" office:value="1.375" calcext:value-type="float">
            <text:p>1.375</text:p>
          </table:table-cell>
          <table:table-cell table:style-name="ce12" office:value-type="float" office:value="0.4293" calcext:value-type="float">
            <text:p>4.29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2333" calcext:value-type="float">
            <text:p>7.2333E-02</text:p>
          </table:table-cell>
          <table:table-cell table:formula="of:=LOG10([.A105])" office:value-type="float" office:value="-1.1406635222328" calcext:value-type="float">
            <text:p>-1.1407E+00</text:p>
          </table:table-cell>
          <table:table-cell table:formula="of:=[.A105]*8065.54429" office:value-type="float" office:value="583.40501512857" calcext:value-type="float">
            <text:p>583.40501512857</text:p>
          </table:table-cell>
          <table:table-cell office:value-type="float" office:value="1.361" calcext:value-type="float">
            <text:p>1.361</text:p>
          </table:table-cell>
          <table:table-cell table:style-name="ce12" office:value-type="float" office:value="0.4293" calcext:value-type="float">
            <text:p>4.29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3349" calcext:value-type="float">
            <text:p>7.3349E-02</text:p>
          </table:table-cell>
          <table:table-cell table:formula="of:=LOG10([.A106])" office:value-type="float" office:value="-1.13460580271289" calcext:value-type="float">
            <text:p>-1.1346E+00</text:p>
          </table:table-cell>
          <table:table-cell table:formula="of:=[.A106]*8065.54429" office:value-type="float" office:value="591.59960812721" calcext:value-type="float">
            <text:p>591.59960812721</text:p>
          </table:table-cell>
          <table:table-cell office:value-type="float" office:value="1.35" calcext:value-type="float">
            <text:p>1.35</text:p>
          </table:table-cell>
          <table:table-cell table:style-name="ce12" office:value-type="float" office:value="0.4293" calcext:value-type="float">
            <text:p>4.29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454" calcext:value-type="float">
            <text:p>7.4540E-02</text:p>
          </table:table-cell>
          <table:table-cell table:formula="of:=LOG10([.A107])" office:value-type="float" office:value="-1.12761061158218" calcext:value-type="float">
            <text:p>-1.1276E+00</text:p>
          </table:table-cell>
          <table:table-cell table:formula="of:=[.A107]*8065.54429" office:value-type="float" office:value="601.2056713766" calcext:value-type="float">
            <text:p>601.2056713766</text:p>
          </table:table-cell>
          <table:table-cell office:value-type="float" office:value="1.335" calcext:value-type="float">
            <text:p>1.335</text:p>
          </table:table-cell>
          <table:table-cell table:style-name="ce12" office:value-type="float" office:value="0.4283" calcext:value-type="float">
            <text:p>4.28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5569" calcext:value-type="float">
            <text:p>7.5569E-02</text:p>
          </table:table-cell>
          <table:table-cell table:formula="of:=LOG10([.A108])" office:value-type="float" office:value="-1.12165632473678" calcext:value-type="float">
            <text:p>-1.1217E+00</text:p>
          </table:table-cell>
          <table:table-cell table:formula="of:=[.A108]*8065.54429" office:value-type="float" office:value="609.50511645101" calcext:value-type="float">
            <text:p>609.50511645101</text:p>
          </table:table-cell>
          <table:table-cell office:value-type="float" office:value="1.323" calcext:value-type="float">
            <text:p>1.323</text:p>
          </table:table-cell>
          <table:table-cell table:style-name="ce12" office:value-type="float" office:value="0.4264" calcext:value-type="float">
            <text:p>4.26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6796" calcext:value-type="float">
            <text:p>7.6796E-02</text:p>
          </table:table-cell>
          <table:table-cell table:formula="of:=LOG10([.A109])" office:value-type="float" office:value="-1.11466140006182" calcext:value-type="float">
            <text:p>-1.1147E+00</text:p>
          </table:table-cell>
          <table:table-cell table:formula="of:=[.A109]*8065.54429" office:value-type="float" office:value="619.40153929484" calcext:value-type="float">
            <text:p>619.40153929484</text:p>
          </table:table-cell>
          <table:table-cell office:value-type="float" office:value="1.309" calcext:value-type="float">
            <text:p>1.309</text:p>
          </table:table-cell>
          <table:table-cell table:style-name="ce12" office:value-type="float" office:value="0.4244" calcext:value-type="float">
            <text:p>4.24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8048" calcext:value-type="float">
            <text:p>7.8048E-02</text:p>
          </table:table-cell>
          <table:table-cell table:formula="of:=LOG10([.A110])" office:value-type="float" office:value="-1.10763822136636" calcext:value-type="float">
            <text:p>-1.1076E+00</text:p>
          </table:table-cell>
          <table:table-cell table:formula="of:=[.A110]*8065.54429" office:value-type="float" office:value="629.49960074592" calcext:value-type="float">
            <text:p>629.49960074592</text:p>
          </table:table-cell>
          <table:table-cell office:value-type="float" office:value="1.295" calcext:value-type="float">
            <text:p>1.295</text:p>
          </table:table-cell>
          <table:table-cell table:style-name="ce12" office:value-type="float" office:value="0.4205" calcext:value-type="float">
            <text:p>4.205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7914" calcext:value-type="float">
            <text:p>7.9140E-02</text:p>
          </table:table-cell>
          <table:table-cell table:formula="of:=LOG10([.A111])" office:value-type="float" office:value="-1.10160395406999" calcext:value-type="float">
            <text:p>-1.1016E+00</text:p>
          </table:table-cell>
          <table:table-cell table:formula="of:=[.A111]*8065.54429" office:value-type="float" office:value="638.3071751106" calcext:value-type="float">
            <text:p>638.3071751106</text:p>
          </table:table-cell>
          <table:table-cell office:value-type="float" office:value="1.283" calcext:value-type="float">
            <text:p>1.283</text:p>
          </table:table-cell>
          <table:table-cell table:style-name="ce12" office:value-type="float" office:value="0.4176" calcext:value-type="float">
            <text:p>4.176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80417" calcext:value-type="float">
            <text:p>8.0417E-02</text:p>
          </table:table-cell>
          <table:table-cell table:formula="of:=LOG10([.A112])" office:value-type="float" office:value="-1.09465213252318" calcext:value-type="float">
            <text:p>-1.0947E+00</text:p>
          </table:table-cell>
          <table:table-cell table:formula="of:=[.A112]*8065.54429" office:value-type="float" office:value="648.60687516893" calcext:value-type="float">
            <text:p>648.60687516893</text:p>
          </table:table-cell>
          <table:table-cell office:value-type="float" office:value="1.268" calcext:value-type="float">
            <text:p>1.268</text:p>
          </table:table-cell>
          <table:table-cell table:style-name="ce12" office:value-type="float" office:value="0.4119" calcext:value-type="float">
            <text:p>4.119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81917" calcext:value-type="float">
            <text:p>8.1917E-02</text:p>
          </table:table-cell>
          <table:table-cell table:formula="of:=LOG10([.A113])" office:value-type="float" office:value="-1.08662596099841" calcext:value-type="float">
            <text:p>-1.0866E+00</text:p>
          </table:table-cell>
          <table:table-cell table:formula="of:=[.A113]*8065.54429" office:value-type="float" office:value="660.70519160393" calcext:value-type="float">
            <text:p>660.70519160393</text:p>
          </table:table-cell>
          <table:table-cell office:value-type="float" office:value="1.254" calcext:value-type="float">
            <text:p>1.254</text:p>
          </table:table-cell>
          <table:table-cell table:style-name="ce12" office:value-type="float" office:value="0.4053" calcext:value-type="float">
            <text:p>4.05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83243" calcext:value-type="float">
            <text:p>8.3243E-02</text:p>
          </table:table-cell>
          <table:table-cell table:formula="of:=LOG10([.A114])" office:value-type="float" office:value="-1.07965227661072" calcext:value-type="float">
            <text:p>-1.0797E+00</text:p>
          </table:table-cell>
          <table:table-cell table:formula="of:=[.A114]*8065.54429" office:value-type="float" office:value="671.40010333247" calcext:value-type="float">
            <text:p>671.40010333247</text:p>
          </table:table-cell>
          <table:table-cell office:value-type="float" office:value="1.239" calcext:value-type="float">
            <text:p>1.239</text:p>
          </table:table-cell>
          <table:table-cell table:style-name="ce12" office:value-type="float" office:value="0.3998" calcext:value-type="float">
            <text:p>3.998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84595" calcext:value-type="float">
            <text:p>8.4595E-02</text:p>
          </table:table-cell>
          <table:table-cell table:formula="of:=LOG10([.A115])" office:value-type="float" office:value="-1.07265530524207" calcext:value-type="float">
            <text:p>-1.0727E+00</text:p>
          </table:table-cell>
          <table:table-cell table:formula="of:=[.A115]*8065.54429" office:value-type="float" office:value="682.30471921255" calcext:value-type="float">
            <text:p>682.30471921255</text:p>
          </table:table-cell>
          <table:table-cell office:value-type="float" office:value="1.226" calcext:value-type="float">
            <text:p>1.226</text:p>
          </table:table-cell>
          <table:table-cell table:style-name="ce12" office:value-type="float" office:value="0.3934" calcext:value-type="float">
            <text:p>3.93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86169" calcext:value-type="float">
            <text:p>8.6169E-02</text:p>
          </table:table-cell>
          <table:table-cell table:formula="of:=LOG10([.A116])" office:value-type="float" office:value="-1.06464894705677" calcext:value-type="float">
            <text:p>-1.0646E+00</text:p>
          </table:table-cell>
          <table:table-cell table:formula="of:=[.A116]*8065.54429" office:value-type="float" office:value="694.99988592501" calcext:value-type="float">
            <text:p>694.99988592501</text:p>
          </table:table-cell>
          <table:table-cell office:value-type="float" office:value="1.209" calcext:value-type="float">
            <text:p>1.209</text:p>
          </table:table-cell>
          <table:table-cell table:style-name="ce12" office:value-type="float" office:value="0.3844" calcext:value-type="float">
            <text:p>3.84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87571" calcext:value-type="float">
            <text:p>8.7571E-02</text:p>
          </table:table-cell>
          <table:table-cell table:formula="of:=LOG10([.A117])" office:value-type="float" office:value="-1.05763969092265" calcext:value-type="float">
            <text:p>-1.0576E+00</text:p>
          </table:table-cell>
          <table:table-cell table:formula="of:=[.A117]*8065.54429" office:value-type="float" office:value="706.30777901959" calcext:value-type="float">
            <text:p>706.30777901959</text:p>
          </table:table-cell>
          <table:table-cell office:value-type="float" office:value="1.196" calcext:value-type="float">
            <text:p>1.196</text:p>
          </table:table-cell>
          <table:table-cell table:style-name="ce12" office:value-type="float" office:value="0.3757" calcext:value-type="float">
            <text:p>3.757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89195" calcext:value-type="float">
            <text:p>8.9195E-02</text:p>
          </table:table-cell>
          <table:table-cell table:formula="of:=LOG10([.A118])" office:value-type="float" office:value="-1.04965949016728" calcext:value-type="float">
            <text:p>-1.0497E+00</text:p>
          </table:table-cell>
          <table:table-cell table:formula="of:=[.A118]*8065.54429" office:value-type="float" office:value="719.40622294655" calcext:value-type="float">
            <text:p>719.40622294655</text:p>
          </table:table-cell>
          <table:table-cell office:value-type="float" office:value="1.179" calcext:value-type="float">
            <text:p>1.179</text:p>
          </table:table-cell>
          <table:table-cell table:style-name="ce12" office:value-type="float" office:value="0.3646" calcext:value-type="float">
            <text:p>3.646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90856" calcext:value-type="float">
            <text:p>9.0856E-02</text:p>
          </table:table-cell>
          <table:table-cell table:formula="of:=LOG10([.A119])" office:value-type="float" office:value="-1.04164638722387" calcext:value-type="float">
            <text:p>-1.0416E+00</text:p>
          </table:table-cell>
          <table:table-cell table:formula="of:=[.A119]*8065.54429" office:value-type="float" office:value="732.80309201224" calcext:value-type="float">
            <text:p>732.80309201224</text:p>
          </table:table-cell>
          <table:table-cell office:value-type="float" office:value="1.162" calcext:value-type="float">
            <text:p>1.162</text:p>
          </table:table-cell>
          <table:table-cell table:style-name="ce12" office:value-type="float" office:value="0.3514" calcext:value-type="float">
            <text:p>3.51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92542" calcext:value-type="float">
            <text:p>9.2542E-02</text:p>
          </table:table-cell>
          <table:table-cell table:formula="of:=LOG10([.A120])" office:value-type="float" office:value="-1.03366111884544" calcext:value-type="float">
            <text:p>-1.0337E+00</text:p>
          </table:table-cell>
          <table:table-cell table:formula="of:=[.A120]*8065.54429" office:value-type="float" office:value="746.40159968518" calcext:value-type="float">
            <text:p>746.40159968518</text:p>
          </table:table-cell>
          <table:table-cell office:value-type="float" office:value="1.146" calcext:value-type="float">
            <text:p>1.146</text:p>
          </table:table-cell>
          <table:table-cell table:style-name="ce12" office:value-type="float" office:value="0.3363" calcext:value-type="float">
            <text:p>3.36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94266" calcext:value-type="float">
            <text:p>9.4266E-02</text:p>
          </table:table-cell>
          <table:table-cell table:formula="of:=LOG10([.A121])" office:value-type="float" office:value="-1.02564492099521" calcext:value-type="float">
            <text:p>-1.0256E+00</text:p>
          </table:table-cell>
          <table:table-cell table:formula="of:=[.A121]*8065.54429" office:value-type="float" office:value="760.30659804114" calcext:value-type="float">
            <text:p>760.30659804114</text:p>
          </table:table-cell>
          <table:table-cell office:value-type="float" office:value="1.131" calcext:value-type="float">
            <text:p>1.131</text:p>
          </table:table-cell>
          <table:table-cell table:style-name="ce12" office:value-type="float" office:value="0.3183" calcext:value-type="float">
            <text:p>3.18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96026" calcext:value-type="float">
            <text:p>9.6026E-02</text:p>
          </table:table-cell>
          <table:table-cell table:formula="of:=LOG10([.A122])" office:value-type="float" office:value="-1.01761116146328" calcext:value-type="float">
            <text:p>-1.0176E+00</text:p>
          </table:table-cell>
          <table:table-cell table:formula="of:=[.A122]*8065.54429" office:value-type="float" office:value="774.50195599154" calcext:value-type="float">
            <text:p>774.50195599154</text:p>
          </table:table-cell>
          <table:table-cell office:value-type="float" office:value="1.117" calcext:value-type="float">
            <text:p>1.117</text:p>
          </table:table-cell>
          <table:table-cell table:style-name="ce12" office:value-type="float" office:value="0.2977" calcext:value-type="float">
            <text:p>2.977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098035" calcext:value-type="float">
            <text:p>9.8035E-02</text:p>
          </table:table-cell>
          <table:table-cell table:formula="of:=LOG10([.A123])" office:value-type="float" office:value="-1.00861884682616" calcext:value-type="float">
            <text:p>-1.0086E+00</text:p>
          </table:table-cell>
          <table:table-cell table:formula="of:=[.A123]*8065.54429" office:value-type="float" office:value="790.70563447015" calcext:value-type="float">
            <text:p>790.70563447015</text:p>
          </table:table-cell>
          <table:table-cell office:value-type="float" office:value="1.105" calcext:value-type="float">
            <text:p>1.105</text:p>
          </table:table-cell>
          <table:table-cell table:style-name="ce12" office:value-type="float" office:value="0.274" calcext:value-type="float">
            <text:p>2.740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0008" calcext:value-type="float">
            <text:p>1.0008E-01</text:p>
          </table:table-cell>
          <table:table-cell table:formula="of:=LOG10([.A124])" office:value-type="float" office:value="-0.999652703314636" calcext:value-type="float">
            <text:p>-9.9965E-01</text:p>
          </table:table-cell>
          <table:table-cell table:formula="of:=[.A124]*8065.54429" office:value-type="float" office:value="807.1996725432" calcext:value-type="float">
            <text:p>807.1996725432</text:p>
          </table:table-cell>
          <table:table-cell office:value-type="float" office:value="1.092" calcext:value-type="float">
            <text:p>1.092</text:p>
          </table:table-cell>
          <table:table-cell table:style-name="ce12" office:value-type="float" office:value="0.2476" calcext:value-type="float">
            <text:p>2.476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0194" calcext:value-type="float">
            <text:p>1.0194E-01</text:p>
          </table:table-cell>
          <table:table-cell table:formula="of:=LOG10([.A125])" office:value-type="float" office:value="-0.991655370747311" calcext:value-type="float">
            <text:p>-9.9166E-01</text:p>
          </table:table-cell>
          <table:table-cell table:formula="of:=[.A125]*8065.54429" office:value-type="float" office:value="822.2015849226" calcext:value-type="float">
            <text:p>822.2015849226</text:p>
          </table:table-cell>
          <table:table-cell office:value-type="float" office:value="1.087" calcext:value-type="float">
            <text:p>1.087</text:p>
          </table:table-cell>
          <table:table-cell table:style-name="ce12" office:value-type="float" office:value="0.2177" calcext:value-type="float">
            <text:p>2.177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0409" calcext:value-type="float">
            <text:p>1.0409E-01</text:p>
          </table:table-cell>
          <table:table-cell table:formula="of:=LOG10([.A126])" office:value-type="float" office:value="-0.982590991463789" calcext:value-type="float">
            <text:p>-9.8259E-01</text:p>
          </table:table-cell>
          <table:table-cell table:formula="of:=[.A126]*8065.54429" office:value-type="float" office:value="839.5425051461" calcext:value-type="float">
            <text:p>839.5425051461</text:p>
          </table:table-cell>
          <table:table-cell office:value-type="float" office:value="1.087" calcext:value-type="float">
            <text:p>1.087</text:p>
          </table:table-cell>
          <table:table-cell table:style-name="ce12" office:value-type="float" office:value="0.1865" calcext:value-type="float">
            <text:p>1.865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065" calcext:value-type="float">
            <text:p>1.0650E-01</text:p>
          </table:table-cell>
          <table:table-cell table:formula="of:=LOG10([.A127])" office:value-type="float" office:value="-0.972650392225244" calcext:value-type="float">
            <text:p>-9.7265E-01</text:p>
          </table:table-cell>
          <table:table-cell table:formula="of:=[.A127]*8065.54429" office:value-type="float" office:value="858.980466885" calcext:value-type="float">
            <text:p>858.980466885</text:p>
          </table:table-cell>
          <table:table-cell office:value-type="float" office:value="1.096" calcext:value-type="float">
            <text:p>1.096</text:p>
          </table:table-cell>
          <table:table-cell table:style-name="ce12" office:value-type="float" office:value="0.157" calcext:value-type="float">
            <text:p>1.570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0873" calcext:value-type="float">
            <text:p>1.0873E-01</text:p>
          </table:table-cell>
          <table:table-cell table:formula="of:=LOG10([.A128])" office:value-type="float" office:value="-0.963650611968162" calcext:value-type="float">
            <text:p>-9.6365E-01</text:p>
          </table:table-cell>
          <table:table-cell table:formula="of:=[.A128]*8065.54429" office:value-type="float" office:value="876.9666306517" calcext:value-type="float">
            <text:p>876.9666306517</text:p>
          </table:table-cell>
          <table:table-cell office:value-type="float" office:value="1.105" calcext:value-type="float">
            <text:p>1.105</text:p>
          </table:table-cell>
          <table:table-cell table:style-name="ce12" office:value-type="float" office:value="0.1321" calcext:value-type="float">
            <text:p>1.321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1126" calcext:value-type="float">
            <text:p>1.1126E-01</text:p>
          </table:table-cell>
          <table:table-cell table:formula="of:=LOG10([.A129])" office:value-type="float" office:value="-0.953660944395191" calcext:value-type="float">
            <text:p>-9.5366E-01</text:p>
          </table:table-cell>
          <table:table-cell table:formula="of:=[.A129]*8065.54429" office:value-type="float" office:value="897.3724577054" calcext:value-type="float">
            <text:p>897.3724577054</text:p>
          </table:table-cell>
          <table:table-cell office:value-type="float" office:value="1.119" calcext:value-type="float">
            <text:p>1.119</text:p>
          </table:table-cell>
          <table:table-cell table:style-name="ce12" office:value-type="float" office:value="0.1083" calcext:value-type="float">
            <text:p>1.083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1386" calcext:value-type="float">
            <text:p>1.1386E-01</text:p>
          </table:table-cell>
          <table:table-cell table:formula="of:=LOG10([.A130])" office:value-type="float" office:value="-0.943628820524471" calcext:value-type="float">
            <text:p>-9.4363E-01</text:p>
          </table:table-cell>
          <table:table-cell table:formula="of:=[.A130]*8065.54429" office:value-type="float" office:value="918.3428728594" calcext:value-type="float">
            <text:p>918.3428728594</text:p>
          </table:table-cell>
          <table:table-cell office:value-type="float" office:value="1.134" calcext:value-type="float">
            <text:p>1.134</text:p>
          </table:table-cell>
          <table:table-cell table:style-name="ce12" office:value-type="float" office:value="0.0897" calcext:value-type="float">
            <text:p>8.970E-02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1651" calcext:value-type="float">
            <text:p>1.1651E-01</text:p>
          </table:table-cell>
          <table:table-cell table:formula="of:=LOG10([.A131])" office:value-type="float" office:value="-0.933636797741505" calcext:value-type="float">
            <text:p>-9.3364E-01</text:p>
          </table:table-cell>
          <table:table-cell table:formula="of:=[.A131]*8065.54429" office:value-type="float" office:value="939.7165652279" calcext:value-type="float">
            <text:p>939.7165652279</text:p>
          </table:table-cell>
          <table:table-cell office:value-type="float" office:value="1.15" calcext:value-type="float">
            <text:p>1.15</text:p>
          </table:table-cell>
          <table:table-cell table:style-name="ce12" office:value-type="float" office:value="0.07359" calcext:value-type="float">
            <text:p>7.359E-02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1922" calcext:value-type="float">
            <text:p>1.1922E-01</text:p>
          </table:table-cell>
          <table:table-cell table:formula="of:=LOG10([.A132])" office:value-type="float" office:value="-0.923650882506541" calcext:value-type="float">
            <text:p>-9.2365E-01</text:p>
          </table:table-cell>
          <table:table-cell table:formula="of:=[.A132]*8065.54429" office:value-type="float" office:value="961.5741902538" calcext:value-type="float">
            <text:p>961.5741902538</text:p>
          </table:table-cell>
          <table:table-cell office:value-type="float" office:value="1.167" calcext:value-type="float">
            <text:p>1.167</text:p>
          </table:table-cell>
          <table:table-cell table:style-name="ce12" office:value-type="float" office:value="0.06191" calcext:value-type="float">
            <text:p>6.191E-02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2229" calcext:value-type="float">
            <text:p>1.2229E-01</text:p>
          </table:table-cell>
          <table:table-cell table:formula="of:=LOG10([.A133])" office:value-type="float" office:value="-0.912609055002812" calcext:value-type="float">
            <text:p>-9.1261E-01</text:p>
          </table:table-cell>
          <table:table-cell table:formula="of:=[.A133]*8065.54429" office:value-type="float" office:value="986.3354112241" calcext:value-type="float">
            <text:p>986.3354112241</text:p>
          </table:table-cell>
          <table:table-cell office:value-type="float" office:value="1.184" calcext:value-type="float">
            <text:p>1.184</text:p>
          </table:table-cell>
          <table:table-cell table:style-name="ce12" office:value-type="float" office:value="0.0538" calcext:value-type="float">
            <text:p>5.380E-02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1251" calcext:value-type="float">
            <text:p>1.2510E-01</text:p>
          </table:table-cell>
          <table:table-cell table:formula="of:=LOG10([.A134])" office:value-type="float" office:value="-0.90274269030658" calcext:value-type="float">
            <text:p>-9.0274E-01</text:p>
          </table:table-cell>
          <table:table-cell table:formula="of:=[.A134]*8065.54429" office:value-type="float" office:value="1008.999590679" calcext:value-type="float">
            <text:p>1008.999590679</text:p>
          </table:table-cell>
          <table:table-cell office:value-type="float" office:value="1.199" calcext:value-type="float">
            <text:p>1.199</text:p>
          </table:table-cell>
          <table:table-cell table:style-name="ce12" office:value-type="float" office:value="0.04929" calcext:value-type="float">
            <text:p>4.929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2832" calcext:value-type="float">
            <text:p>1.2832E-01</text:p>
          </table:table-cell>
          <table:table-cell table:formula="of:=LOG10([.A135])" office:value-type="float" office:value="-0.891705649059912" calcext:value-type="float">
            <text:p>-8.9171E-01</text:p>
          </table:table-cell>
          <table:table-cell table:formula="of:=[.A135]*8065.54429" office:value-type="float" office:value="1034.9706432928" calcext:value-type="float">
            <text:p>1034.9706432928</text:p>
          </table:table-cell>
          <table:table-cell office:value-type="float" office:value="1.211" calcext:value-type="float">
            <text:p>1.211</text:p>
          </table:table-cell>
          <table:table-cell table:style-name="ce12" office:value-type="float" office:value="0.046" calcext:value-type="float">
            <text:p>4.600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3192" calcext:value-type="float">
            <text:p>1.3192E-01</text:p>
          </table:table-cell>
          <table:table-cell table:formula="of:=LOG10([.A136])" office:value-type="float" office:value="-0.879689357363537" calcext:value-type="float">
            <text:p>-8.7969E-01</text:p>
          </table:table-cell>
          <table:table-cell table:formula="of:=[.A136]*8065.54429" office:value-type="float" office:value="1064.0066027368" calcext:value-type="float">
            <text:p>1064.0066027368</text:p>
          </table:table-cell>
          <table:table-cell office:value-type="float" office:value="1.223" calcext:value-type="float">
            <text:p>1.223</text:p>
          </table:table-cell>
          <table:table-cell table:style-name="ce12" office:value-type="float" office:value="0.04333" calcext:value-type="float">
            <text:p>4.333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3564" calcext:value-type="float">
            <text:p>1.3564E-01</text:p>
          </table:table-cell>
          <table:table-cell table:formula="of:=LOG10([.A137])" office:value-type="float" office:value="-0.867612218893951" calcext:value-type="float">
            <text:p>-8.6761E-01</text:p>
          </table:table-cell>
          <table:table-cell table:formula="of:=[.A137]*8065.54429" office:value-type="float" office:value="1094.0104274956" calcext:value-type="float">
            <text:p>1094.0104274956</text:p>
          </table:table-cell>
          <table:table-cell office:value-type="float" office:value="1.233" calcext:value-type="float">
            <text:p>1.233</text:p>
          </table:table-cell>
          <table:table-cell table:style-name="ce12" office:value-type="float" office:value="0.0411" calcext:value-type="float">
            <text:p>4.110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3948" calcext:value-type="float">
            <text:p>1.3948E-01</text:p>
          </table:table-cell>
          <table:table-cell table:formula="of:=LOG10([.A138])" office:value-type="float" office:value="-0.855488061296061" calcext:value-type="float">
            <text:p>-8.5549E-01</text:p>
          </table:table-cell>
          <table:table-cell table:formula="of:=[.A138]*8065.54429" office:value-type="float" office:value="1124.9821175692" calcext:value-type="float">
            <text:p>1124.9821175692</text:p>
          </table:table-cell>
          <table:table-cell office:value-type="float" office:value="1.241" calcext:value-type="float">
            <text:p>1.241</text:p>
          </table:table-cell>
          <table:table-cell table:style-name="ce12" office:value-type="float" office:value="0.03916" calcext:value-type="float">
            <text:p>3.916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4333" calcext:value-type="float">
            <text:p>1.4333E-01</text:p>
          </table:table-cell>
          <table:table-cell table:formula="of:=LOG10([.A139])" office:value-type="float" office:value="-0.84366289912919" calcext:value-type="float">
            <text:p>-8.4366E-01</text:p>
          </table:table-cell>
          <table:table-cell table:formula="of:=[.A139]*8065.54429" office:value-type="float" office:value="1156.0344630857" calcext:value-type="float">
            <text:p>1156.0344630857</text:p>
          </table:table-cell>
          <table:table-cell office:value-type="float" office:value="1.249" calcext:value-type="float">
            <text:p>1.249</text:p>
          </table:table-cell>
          <table:table-cell table:style-name="ce12" office:value-type="float" office:value="0.03748" calcext:value-type="float">
            <text:p>3.748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4767" calcext:value-type="float">
            <text:p>1.4767E-01</text:p>
          </table:table-cell>
          <table:table-cell table:formula="of:=LOG10([.A140])" office:value-type="float" office:value="-0.830707725120064" calcext:value-type="float">
            <text:p>-8.3071E-01</text:p>
          </table:table-cell>
          <table:table-cell table:formula="of:=[.A140]*8065.54429" office:value-type="float" office:value="1191.0389253043" calcext:value-type="float">
            <text:p>1191.0389253043</text:p>
          </table:table-cell>
          <table:table-cell office:value-type="float" office:value="1.257" calcext:value-type="float">
            <text:p>1.257</text:p>
          </table:table-cell>
          <table:table-cell table:style-name="ce12" office:value-type="float" office:value="0.03604" calcext:value-type="float">
            <text:p>3.604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5213" calcext:value-type="float">
            <text:p>1.5213E-01</text:p>
          </table:table-cell>
          <table:table-cell table:formula="of:=LOG10([.A141])" office:value-type="float" office:value="-0.817785134732464" calcext:value-type="float">
            <text:p>-8.1779E-01</text:p>
          </table:table-cell>
          <table:table-cell table:formula="of:=[.A141]*8065.54429" office:value-type="float" office:value="1227.0112528377" calcext:value-type="float">
            <text:p>1227.0112528377</text:p>
          </table:table-cell>
          <table:table-cell office:value-type="float" office:value="1.264" calcext:value-type="float">
            <text:p>1.264</text:p>
          </table:table-cell>
          <table:table-cell table:style-name="ce12" office:value-type="float" office:value="0.0349" calcext:value-type="float">
            <text:p>3.490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5684" calcext:value-type="float">
            <text:p>1.5684E-01</text:p>
          </table:table-cell>
          <table:table-cell table:formula="of:=LOG10([.A142])" office:value-type="float" office:value="-0.804543166371831" calcext:value-type="float">
            <text:p>-8.0454E-01</text:p>
          </table:table-cell>
          <table:table-cell table:formula="of:=[.A142]*8065.54429" office:value-type="float" office:value="1264.9999664436" calcext:value-type="float">
            <text:p>1264.9999664436</text:p>
          </table:table-cell>
          <table:table-cell office:value-type="float" office:value="1.27" calcext:value-type="float">
            <text:p>1.27</text:p>
          </table:table-cell>
          <table:table-cell table:style-name="ce12" office:value-type="float" office:value="0.03395" calcext:value-type="float">
            <text:p>3.395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6192" calcext:value-type="float">
            <text:p>1.6192E-01</text:p>
          </table:table-cell>
          <table:table-cell table:formula="of:=LOG10([.A143])" office:value-type="float" office:value="-0.790699504840295" calcext:value-type="float">
            <text:p>-7.9070E-01</text:p>
          </table:table-cell>
          <table:table-cell table:formula="of:=[.A143]*8065.54429" office:value-type="float" office:value="1305.9729314368" calcext:value-type="float">
            <text:p>1305.9729314368</text:p>
          </table:table-cell>
          <table:table-cell office:value-type="float" office:value="1.277" calcext:value-type="float">
            <text:p>1.277</text:p>
          </table:table-cell>
          <table:table-cell table:style-name="ce12" office:value-type="float" office:value="0.03302" calcext:value-type="float">
            <text:p>3.302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6763" calcext:value-type="float">
            <text:p>1.6763E-01</text:p>
          </table:table-cell>
          <table:table-cell table:formula="of:=LOG10([.A144])" office:value-type="float" office:value="-0.775648254986583" calcext:value-type="float">
            <text:p>-7.7565E-01</text:p>
          </table:table-cell>
          <table:table-cell table:formula="of:=[.A144]*8065.54429" office:value-type="float" office:value="1352.0271893327" calcext:value-type="float">
            <text:p>1352.0271893327</text:p>
          </table:table-cell>
          <table:table-cell office:value-type="float" office:value="1.284" calcext:value-type="float">
            <text:p>1.284</text:p>
          </table:table-cell>
          <table:table-cell table:style-name="ce12" office:value-type="float" office:value="0.03242" calcext:value-type="float">
            <text:p>3.242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7358" calcext:value-type="float">
            <text:p>1.7358E-01</text:p>
          </table:table-cell>
          <table:table-cell table:formula="of:=LOG10([.A145])" office:value-type="float" office:value="-0.760500315968373" calcext:value-type="float">
            <text:p>-7.6050E-01</text:p>
          </table:table-cell>
          <table:table-cell table:formula="of:=[.A145]*8065.54429" office:value-type="float" office:value="1400.0171778582" calcext:value-type="float">
            <text:p>1400.0171778582</text:p>
          </table:table-cell>
          <table:table-cell office:value-type="float" office:value="1.291" calcext:value-type="float">
            <text:p>1.291</text:p>
          </table:table-cell>
          <table:table-cell table:style-name="ce12" office:value-type="float" office:value="0.03205" calcext:value-type="float">
            <text:p>3.205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7965" calcext:value-type="float">
            <text:p>1.7965E-01</text:p>
          </table:table-cell>
          <table:table-cell table:formula="of:=LOG10([.A146])" office:value-type="float" office:value="-0.745572778459332" calcext:value-type="float">
            <text:p>-7.4557E-01</text:p>
          </table:table-cell>
          <table:table-cell table:formula="of:=[.A146]*8065.54429" office:value-type="float" office:value="1448.9750316985" calcext:value-type="float">
            <text:p>1448.9750316985</text:p>
          </table:table-cell>
          <table:table-cell office:value-type="float" office:value="1.298" calcext:value-type="float">
            <text:p>1.298</text:p>
          </table:table-cell>
          <table:table-cell table:style-name="ce12" office:value-type="float" office:value="0.0322" calcext:value-type="float">
            <text:p>3.220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8635" calcext:value-type="float">
            <text:p>1.8635E-01</text:p>
          </table:table-cell>
          <table:table-cell table:formula="of:=LOG10([.A147])" office:value-type="float" office:value="-0.729670602910142" calcext:value-type="float">
            <text:p>-7.2967E-01</text:p>
          </table:table-cell>
          <table:table-cell table:formula="of:=[.A147]*8065.54429" office:value-type="float" office:value="1503.0141784415" calcext:value-type="float">
            <text:p>1503.0141784415</text:p>
          </table:table-cell>
          <table:table-cell office:value-type="float" office:value="1.309" calcext:value-type="float">
            <text:p>1.309</text:p>
          </table:table-cell>
          <table:table-cell table:style-name="ce12" office:value-type="float" office:value="0.0345" calcext:value-type="float">
            <text:p>3.450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19379" calcext:value-type="float">
            <text:p>1.9379E-01</text:p>
          </table:table-cell>
          <table:table-cell table:formula="of:=LOG10([.A148])" office:value-type="float" office:value="-0.712668637279423" calcext:value-type="float">
            <text:p>-7.1267E-01</text:p>
          </table:table-cell>
          <table:table-cell table:formula="of:=[.A148]*8065.54429" office:value-type="float" office:value="1563.0218279591" calcext:value-type="float">
            <text:p>1563.0218279591</text:p>
          </table:table-cell>
          <table:table-cell office:value-type="float" office:value="1.325" calcext:value-type="float">
            <text:p>1.325</text:p>
          </table:table-cell>
          <table:table-cell table:style-name="ce12" office:value-type="float" office:value="0.04485" calcext:value-type="float">
            <text:p>4.485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0011" calcext:value-type="float">
            <text:p>2.0011E-01</text:p>
          </table:table-cell>
          <table:table-cell table:formula="of:=LOG10([.A149])" office:value-type="float" office:value="-0.698731208033937" calcext:value-type="float">
            <text:p>-6.9873E-01</text:p>
          </table:table-cell>
          <table:table-cell table:formula="of:=[.A149]*8065.54429" office:value-type="float" office:value="1613.9960678719" calcext:value-type="float">
            <text:p>1613.9960678719</text:p>
          </table:table-cell>
          <table:table-cell office:value-type="float" office:value="1.342" calcext:value-type="float">
            <text:p>1.342</text:p>
          </table:table-cell>
          <table:table-cell table:style-name="ce12" office:value-type="float" office:value="0.08786" calcext:value-type="float">
            <text:p>8.786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0817" calcext:value-type="float">
            <text:p>2.0817E-01</text:p>
          </table:table-cell>
          <table:table-cell table:formula="of:=LOG10([.A150])" office:value-type="float" office:value="-0.681581857790056" calcext:value-type="float">
            <text:p>-6.8158E-01</text:p>
          </table:table-cell>
          <table:table-cell table:formula="of:=[.A150]*8065.54429" office:value-type="float" office:value="1679.0043548493" calcext:value-type="float">
            <text:p>1679.0043548493</text:p>
          </table:table-cell>
          <table:table-cell office:value-type="float" office:value="1.232" calcext:value-type="float">
            <text:p>1.232</text:p>
          </table:table-cell>
          <table:table-cell table:style-name="ce12" office:value-type="float" office:value="0.08646" calcext:value-type="float">
            <text:p>8.646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1747" calcext:value-type="float">
            <text:p>2.1747E-01</text:p>
          </table:table-cell>
          <table:table-cell table:formula="of:=LOG10([.A151])" office:value-type="float" office:value="-0.662600645528103" calcext:value-type="float">
            <text:p>-6.6260E-01</text:p>
          </table:table-cell>
          <table:table-cell table:formula="of:=[.A151]*8065.54429" office:value-type="float" office:value="1754.0139167463" calcext:value-type="float">
            <text:p>1754.0139167463</text:p>
          </table:table-cell>
          <table:table-cell office:value-type="float" office:value="1.257" calcext:value-type="float">
            <text:p>1.257</text:p>
          </table:table-cell>
          <table:table-cell table:style-name="ce12" office:value-type="float" office:value="0.02031" calcext:value-type="float">
            <text:p>2.031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2776" calcext:value-type="float">
            <text:p>2.2776E-01</text:p>
          </table:table-cell>
          <table:table-cell table:formula="of:=LOG10([.A152])" office:value-type="float" office:value="-0.642522545861101" calcext:value-type="float">
            <text:p>-6.4252E-01</text:p>
          </table:table-cell>
          <table:table-cell table:formula="of:=[.A152]*8065.54429" office:value-type="float" office:value="1837.0083674904" calcext:value-type="float">
            <text:p>1837.0083674904</text:p>
          </table:table-cell>
          <table:table-cell office:value-type="float" office:value="1.282" calcext:value-type="float">
            <text:p>1.282</text:p>
          </table:table-cell>
          <table:table-cell table:style-name="ce12" office:value-type="float" office:value="0.01078" calcext:value-type="float">
            <text:p>1.078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3842" calcext:value-type="float">
            <text:p>2.3842E-01</text:p>
          </table:table-cell>
          <table:table-cell table:formula="of:=LOG10([.A153])" office:value-type="float" office:value="-0.622657316359161" calcext:value-type="float">
            <text:p>-6.2266E-01</text:p>
          </table:table-cell>
          <table:table-cell table:formula="of:=[.A153]*8065.54429" office:value-type="float" office:value="1922.9870696218" calcext:value-type="float">
            <text:p>1922.9870696218</text:p>
          </table:table-cell>
          <table:table-cell office:value-type="float" office:value="1.298" calcext:value-type="float">
            <text:p>1.298</text:p>
          </table:table-cell>
          <table:table-cell table:style-name="ce12" office:value-type="float" office:value="0.01011" calcext:value-type="float">
            <text:p>1.011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502" calcext:value-type="float">
            <text:p>2.5020E-01</text:p>
          </table:table-cell>
          <table:table-cell table:formula="of:=LOG10([.A154])" office:value-type="float" office:value="-0.601712694642599" calcext:value-type="float">
            <text:p>-6.0171E-01</text:p>
          </table:table-cell>
          <table:table-cell table:formula="of:=[.A154]*8065.54429" office:value-type="float" office:value="2017.999181358" calcext:value-type="float">
            <text:p>2017.999181358</text:p>
          </table:table-cell>
          <table:table-cell office:value-type="float" office:value="1.307" calcext:value-type="float">
            <text:p>1.307</text:p>
          </table:table-cell>
          <table:table-cell table:style-name="ce12" office:value-type="float" office:value="0.01312" calcext:value-type="float">
            <text:p>1.312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6384" calcext:value-type="float">
            <text:p>2.6384E-01</text:p>
          </table:table-cell>
          <table:table-cell table:formula="of:=LOG10([.A155])" office:value-type="float" office:value="-0.578659361699556" calcext:value-type="float">
            <text:p>-5.7866E-01</text:p>
          </table:table-cell>
          <table:table-cell table:formula="of:=[.A155]*8065.54429" office:value-type="float" office:value="2128.0132054736" calcext:value-type="float">
            <text:p>2128.0132054736</text:p>
          </table:table-cell>
          <table:table-cell office:value-type="float" office:value="1.311" calcext:value-type="float">
            <text:p>1.311</text:p>
          </table:table-cell>
          <table:table-cell table:style-name="ce12" office:value-type="float" office:value="0.0157" calcext:value-type="float">
            <text:p>1.570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7884" calcext:value-type="float">
            <text:p>2.7884E-01</text:p>
          </table:table-cell>
          <table:table-cell table:formula="of:=LOG10([.A156])" office:value-type="float" office:value="-0.55464492593553" calcext:value-type="float">
            <text:p>-5.5464E-01</text:p>
          </table:table-cell>
          <table:table-cell table:formula="of:=[.A156]*8065.54429" office:value-type="float" office:value="2248.9963698236" calcext:value-type="float">
            <text:p>2248.9963698236</text:p>
          </table:table-cell>
          <table:table-cell office:value-type="float" office:value="1.315" calcext:value-type="float">
            <text:p>1.315</text:p>
          </table:table-cell>
          <table:table-cell table:style-name="ce12" office:value-type="float" office:value="0.0114" calcext:value-type="float">
            <text:p>1.140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29533" calcext:value-type="float">
            <text:p>2.9533E-01</text:p>
          </table:table-cell>
          <table:table-cell table:formula="of:=LOG10([.A157])" office:value-type="float" office:value="-0.529692434603862" calcext:value-type="float">
            <text:p>-5.2969E-01</text:p>
          </table:table-cell>
          <table:table-cell table:formula="of:=[.A157]*8065.54429" office:value-type="float" office:value="2381.9971951657" calcext:value-type="float">
            <text:p>2381.9971951657</text:p>
          </table:table-cell>
          <table:table-cell office:value-type="float" office:value="1.324" calcext:value-type="float">
            <text:p>1.324</text:p>
          </table:table-cell>
          <table:table-cell table:style-name="ce12" office:value-type="float" office:value="0.006882" calcext:value-type="float">
            <text:p>6.882E-03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31356" calcext:value-type="float">
            <text:p>3.1356E-01</text:p>
          </table:table-cell>
          <table:table-cell table:formula="of:=LOG10([.A158])" office:value-type="float" office:value="-0.503679344225049" calcext:value-type="float">
            <text:p>-5.0368E-01</text:p>
          </table:table-cell>
          <table:table-cell table:formula="of:=[.A158]*8065.54429" office:value-type="float" office:value="2529.0320675724" calcext:value-type="float">
            <text:p>2529.0320675724</text:p>
          </table:table-cell>
          <table:table-cell office:value-type="float" office:value="1.337" calcext:value-type="float">
            <text:p>1.337</text:p>
          </table:table-cell>
          <table:table-cell table:style-name="ce12" office:value-type="float" office:value="0.004157" calcext:value-type="float">
            <text:p>4.157E-03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33526" calcext:value-type="float">
            <text:p>3.3526E-01</text:p>
          </table:table-cell>
          <table:table-cell table:formula="of:=LOG10([.A159])" office:value-type="float" office:value="-0.474618259322602" calcext:value-type="float">
            <text:p>-4.7462E-01</text:p>
          </table:table-cell>
          <table:table-cell table:formula="of:=[.A159]*8065.54429" office:value-type="float" office:value="2704.0543786654" calcext:value-type="float">
            <text:p>2704.0543786654</text:p>
          </table:table-cell>
          <table:table-cell office:value-type="float" office:value="1.357" calcext:value-type="float">
            <text:p>1.357</text:p>
          </table:table-cell>
          <table:table-cell table:style-name="ce12" office:value-type="float" office:value="0.003596" calcext:value-type="float">
            <text:p>3.596E-03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35918" calcext:value-type="float">
            <text:p>3.5918E-01</text:p>
          </table:table-cell>
          <table:table-cell table:formula="of:=LOG10([.A160])" office:value-type="float" office:value="-0.444687853885187" calcext:value-type="float">
            <text:p>-4.4469E-01</text:p>
          </table:table-cell>
          <table:table-cell table:formula="of:=[.A160]*8065.54429" office:value-type="float" office:value="2896.9821980822" calcext:value-type="float">
            <text:p>2896.9821980822</text:p>
          </table:table-cell>
          <table:table-cell office:value-type="float" office:value="1.393" calcext:value-type="float">
            <text:p>1.393</text:p>
          </table:table-cell>
          <table:table-cell table:style-name="ce12" office:value-type="float" office:value="0.01321" calcext:value-type="float">
            <text:p>1.321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38758" calcext:value-type="float">
            <text:p>3.8758E-01</text:p>
          </table:table-cell>
          <table:table-cell table:formula="of:=LOG10([.A161])" office:value-type="float" office:value="-0.411638641615441" calcext:value-type="float">
            <text:p>-4.1164E-01</text:p>
          </table:table-cell>
          <table:table-cell table:formula="of:=[.A161]*8065.54429" office:value-type="float" office:value="3126.0436559182" calcext:value-type="float">
            <text:p>3126.0436559182</text:p>
          </table:table-cell>
          <table:table-cell office:value-type="float" office:value="1.462" calcext:value-type="float">
            <text:p>1.462</text:p>
          </table:table-cell>
          <table:table-cell table:style-name="ce12" office:value-type="float" office:value="0.09243" calcext:value-type="float">
            <text:p>9.243E-02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41535" calcext:value-type="float">
            <text:p>4.1535E-01</text:p>
          </table:table-cell>
          <table:table-cell table:formula="of:=LOG10([.A162])" office:value-type="float" office:value="-0.381585785198744" calcext:value-type="float">
            <text:p>-3.8159E-01</text:p>
          </table:table-cell>
          <table:table-cell table:formula="of:=[.A162]*8065.54429" office:value-type="float" office:value="3350.0238208515" calcext:value-type="float">
            <text:p>3350.0238208515</text:p>
          </table:table-cell>
          <table:table-cell office:value-type="float" office:value="1.334" calcext:value-type="float">
            <text:p>1.334</text:p>
          </table:table-cell>
          <table:table-cell table:style-name="ce12" office:value-type="float" office:value="0.2721" calcext:value-type="float">
            <text:p>2.721E-01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42204" calcext:value-type="float">
            <text:p>4.2204E-01</text:p>
          </table:table-cell>
          <table:table-cell table:formula="of:=LOG10([.A163])" office:value-type="float" office:value="-0.374646385635433" calcext:value-type="float">
            <text:p>-3.7465E-01</text:p>
          </table:table-cell>
          <table:table-cell table:formula="of:=[.A163]*8065.54429" office:value-type="float" office:value="3403.9823121516" calcext:value-type="float">
            <text:p>3403.9823121516</text:p>
          </table:table-cell>
          <table:table-cell office:value-type="float" office:value="1.264" calcext:value-type="float">
            <text:p>1.264</text:p>
          </table:table-cell>
          <table:table-cell table:style-name="ce12" office:value-type="float" office:value="0.2804" calcext:value-type="float">
            <text:p>2.804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2787" calcext:value-type="float">
            <text:p>4.2787E-01</text:p>
          </table:table-cell>
          <table:table-cell table:formula="of:=LOG10([.A164])" office:value-type="float" office:value="-0.368688162899575" calcext:value-type="float">
            <text:p>-3.6869E-01</text:p>
          </table:table-cell>
          <table:table-cell table:formula="of:=[.A164]*8065.54429" office:value-type="float" office:value="3451.0044353623" calcext:value-type="float">
            <text:p>3451.0044353623</text:p>
          </table:table-cell>
          <table:table-cell office:value-type="float" office:value="1.196" calcext:value-type="float">
            <text:p>1.196</text:p>
          </table:table-cell>
          <table:table-cell table:style-name="ce12" office:value-type="float" office:value="0.2581" calcext:value-type="float">
            <text:p>2.581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3382" calcext:value-type="float">
            <text:p>4.3382E-01</text:p>
          </table:table-cell>
          <table:table-cell table:formula="of:=LOG10([.A165])" office:value-type="float" office:value="-0.362690429985688" calcext:value-type="float">
            <text:p>-3.6269E-01</text:p>
          </table:table-cell>
          <table:table-cell table:formula="of:=[.A165]*8065.54429" office:value-type="float" office:value="3498.9944238878" calcext:value-type="float">
            <text:p>3498.9944238878</text:p>
          </table:table-cell>
          <table:table-cell office:value-type="float" office:value="1.145" calcext:value-type="float">
            <text:p>1.145</text:p>
          </table:table-cell>
          <table:table-cell table:style-name="ce12" office:value-type="float" office:value="0.206" calcext:value-type="float">
            <text:p>2.060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399" calcext:value-type="float">
            <text:p>4.3990E-01</text:p>
          </table:table-cell>
          <table:table-cell table:formula="of:=LOG10([.A166])" office:value-type="float" office:value="-0.356646038023137" calcext:value-type="float">
            <text:p>-3.5665E-01</text:p>
          </table:table-cell>
          <table:table-cell table:formula="of:=[.A166]*8065.54429" office:value-type="float" office:value="3548.032933171" calcext:value-type="float">
            <text:p>3548.032933171</text:p>
          </table:table-cell>
          <table:table-cell office:value-type="float" office:value="1.125" calcext:value-type="float">
            <text:p>1.125</text:p>
          </table:table-cell>
          <table:table-cell table:style-name="ce12" office:value-type="float" office:value="0.1422" calcext:value-type="float">
            <text:p>1.422E-01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4597" calcext:value-type="float">
            <text:p>4.4597E-01</text:p>
          </table:table-cell>
          <table:table-cell table:formula="of:=LOG10([.A167])" office:value-type="float" office:value="-0.350694354903702" calcext:value-type="float">
            <text:p>-3.5069E-01</text:p>
          </table:table-cell>
          <table:table-cell table:formula="of:=[.A167]*8065.54429" office:value-type="float" office:value="3596.9907870113" calcext:value-type="float">
            <text:p>3596.9907870113</text:p>
          </table:table-cell>
          <table:table-cell office:value-type="float" office:value="1.131" calcext:value-type="float">
            <text:p>1.131</text:p>
          </table:table-cell>
          <table:table-cell table:style-name="ce12" office:value-type="float" office:value="0.09285" calcext:value-type="float">
            <text:p>9.285E-02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523" calcext:value-type="float">
            <text:p>4.5230E-01</text:p>
          </table:table-cell>
          <table:table-cell table:formula="of:=LOG10([.A168])" office:value-type="float" office:value="-0.344573412254081" calcext:value-type="float">
            <text:p>-3.4457E-01</text:p>
          </table:table-cell>
          <table:table-cell table:formula="of:=[.A168]*8065.54429" office:value-type="float" office:value="3648.045682367" calcext:value-type="float">
            <text:p>3648.045682367</text:p>
          </table:table-cell>
          <table:table-cell office:value-type="float" office:value="1.142" calcext:value-type="float">
            <text:p>1.142</text:p>
          </table:table-cell>
          <table:table-cell table:style-name="ce12" office:value-type="float" office:value="0.04622" calcext:value-type="float">
            <text:p>4.622E-02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585" calcext:value-type="float">
            <text:p>4.5850E-01</text:p>
          </table:table-cell>
          <table:table-cell table:formula="of:=LOG10([.A169])" office:value-type="float" office:value="-0.33866065999396" calcext:value-type="float">
            <text:p>-3.3866E-01</text:p>
          </table:table-cell>
          <table:table-cell table:formula="of:=[.A169]*8065.54429" office:value-type="float" office:value="3698.052056965" calcext:value-type="float">
            <text:p>3698.052056965</text:p>
          </table:table-cell>
          <table:table-cell office:value-type="float" office:value="1.175" calcext:value-type="float">
            <text:p>1.175</text:p>
          </table:table-cell>
          <table:table-cell table:style-name="ce12" office:value-type="float" office:value="0.0164" calcext:value-type="float">
            <text:p>1.640E-02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6494" calcext:value-type="float">
            <text:p>4.6494E-01</text:p>
          </table:table-cell>
          <table:table-cell table:formula="of:=LOG10([.A170])" office:value-type="float" office:value="-0.332603088723377" calcext:value-type="float">
            <text:p>-3.3260E-01</text:p>
          </table:table-cell>
          <table:table-cell table:formula="of:=[.A170]*8065.54429" office:value-type="float" office:value="3749.9941621926" calcext:value-type="float">
            <text:p>3749.9941621926</text:p>
          </table:table-cell>
          <table:table-cell office:value-type="float" office:value="1.199" calcext:value-type="float">
            <text:p>1.199</text:p>
          </table:table-cell>
          <table:table-cell table:style-name="ce12" office:value-type="float" office:value="0.007325" calcext:value-type="float">
            <text:p>7.325E-03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7139" calcext:value-type="float">
            <text:p>4.7139E-01</text:p>
          </table:table-cell>
          <table:table-cell table:formula="of:=LOG10([.A171])" office:value-type="float" office:value="-0.326619634774962" calcext:value-type="float">
            <text:p>-3.2662E-01</text:p>
          </table:table-cell>
          <table:table-cell table:formula="of:=[.A171]*8065.54429" office:value-type="float" office:value="3802.0169228631" calcext:value-type="float">
            <text:p>3802.0169228631</text:p>
          </table:table-cell>
          <table:table-cell office:value-type="float" office:value="1.218" calcext:value-type="float">
            <text:p>1.218</text:p>
          </table:table-cell>
          <table:table-cell table:style-name="ce12" office:value-type="float" office:value="0.004016" calcext:value-type="float">
            <text:p>4.016E-03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7796" calcext:value-type="float">
            <text:p>4.7796E-01</text:p>
          </table:table-cell>
          <table:table-cell table:formula="of:=LOG10([.A172])" office:value-type="float" office:value="-0.320608447543047" calcext:value-type="float">
            <text:p>-3.2061E-01</text:p>
          </table:table-cell>
          <table:table-cell table:formula="of:=[.A172]*8065.54429" office:value-type="float" office:value="3855.0075488484" calcext:value-type="float">
            <text:p>3855.0075488484</text:p>
          </table:table-cell>
          <table:table-cell office:value-type="float" office:value="1.232" calcext:value-type="float">
            <text:p>1.232</text:p>
          </table:table-cell>
          <table:table-cell table:style-name="ce12" office:value-type="float" office:value="0.002476" calcext:value-type="float">
            <text:p>2.476E-03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8342" calcext:value-type="float">
            <text:p>4.8342E-01</text:p>
          </table:table-cell>
          <table:table-cell table:formula="of:=LOG10([.A173])" office:value-type="float" office:value="-0.315675385972308" calcext:value-type="float">
            <text:p>-3.1568E-01</text:p>
          </table:table-cell>
          <table:table-cell table:formula="of:=[.A173]*8065.54429" office:value-type="float" office:value="3899.0454206718" calcext:value-type="float">
            <text:p>3899.0454206718</text:p>
          </table:table-cell>
          <table:table-cell office:value-type="float" office:value="1.24" calcext:value-type="float">
            <text:p>1.24</text:p>
          </table:table-cell>
          <table:table-cell table:style-name="ce12" office:value-type="float" office:value="0.002266" calcext:value-type="float">
            <text:p>2.266E-03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8565" calcext:value-type="float">
            <text:p>4.8565E-01</text:p>
          </table:table-cell>
          <table:table-cell table:formula="of:=LOG10([.A174])" office:value-type="float" office:value="-0.313676606928187" calcext:value-type="float">
            <text:p>-3.1368E-01</text:p>
          </table:table-cell>
          <table:table-cell table:formula="of:=[.A174]*8065.54429" office:value-type="float" office:value="3917.0315844385" calcext:value-type="float">
            <text:p>3917.0315844385</text:p>
          </table:table-cell>
          <table:table-cell office:value-type="float" office:value="1.243" calcext:value-type="float">
            <text:p>1.243</text:p>
          </table:table-cell>
          <table:table-cell table:style-name="ce12" office:value-type="float" office:value="0.002142" calcext:value-type="float">
            <text:p>2.142E-03</text:p>
          </table:table-cell>
          <table:table-cell table:number-columns-repeated="2" office:value-type="string" calcext:value-type="string">
            <text:p>[72, 62]</text:p>
          </table:table-cell>
          <table:table-cell/>
        </table:table-row>
        <table:table-row table:style-name="ro1">
          <table:table-cell office:value-type="float" office:value="0.49582" calcext:value-type="float">
            <text:p>4.9582E-01</text:p>
          </table:table-cell>
          <table:table-cell table:formula="of:=LOG10([.A175])" office:value-type="float" office:value="-0.304675958983176" calcext:value-type="float">
            <text:p>-3.0468E-01</text:p>
          </table:table-cell>
          <table:table-cell table:formula="of:=[.A175]*8065.54429" office:value-type="float" office:value="3999.0581698678" calcext:value-type="float">
            <text:p>3999.0581698678</text:p>
          </table:table-cell>
          <table:table-cell office:value-type="float" office:value="1.253" calcext:value-type="float">
            <text:p>1.253</text:p>
          </table:table-cell>
          <table:table-cell table:style-name="ce12" office:value-type="float" office:value="0.0019" calcext:value-type="float">
            <text:p>1.900E-03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50623" calcext:value-type="float">
            <text:p>5.0623E-01</text:p>
          </table:table-cell>
          <table:table-cell table:formula="of:=LOG10([.A176])" office:value-type="float" office:value="-0.295652121429059" calcext:value-type="float">
            <text:p>-2.9565E-01</text:p>
          </table:table-cell>
          <table:table-cell table:formula="of:=[.A176]*8065.54429" office:value-type="float" office:value="4083.0204859267" calcext:value-type="float">
            <text:p>4083.0204859267</text:p>
          </table:table-cell>
          <table:table-cell office:value-type="float" office:value="1.261" calcext:value-type="float">
            <text:p>1.261</text:p>
          </table:table-cell>
          <table:table-cell table:style-name="ce12" office:value-type="float" office:value="0.001348" calcext:value-type="float">
            <text:p>1.348E-03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51389" calcext:value-type="float">
            <text:p>5.1389E-01</text:p>
          </table:table-cell>
          <table:table-cell table:formula="of:=LOG10([.A177])" office:value-type="float" office:value="-0.289129833350193" calcext:value-type="float">
            <text:p>-2.8913E-01</text:p>
          </table:table-cell>
          <table:table-cell table:formula="of:=[.A177]*8065.54429" office:value-type="float" office:value="4144.8025551881" calcext:value-type="float">
            <text:p>4144.8025551881</text:p>
          </table:table-cell>
          <table:table-cell office:value-type="float" office:value="1.268" calcext:value-type="float">
            <text:p>1.268</text:p>
          </table:table-cell>
          <table:table-cell table:style-name="ce12" office:value-type="float" office:value="0.0009095" calcext:value-type="float">
            <text:p>9.095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52768" calcext:value-type="float">
            <text:p>5.2768E-01</text:p>
          </table:table-cell>
          <table:table-cell table:formula="of:=LOG10([.A178])" office:value-type="float" office:value="-0.277629366035575" calcext:value-type="float">
            <text:p>-2.7763E-01</text:p>
          </table:table-cell>
          <table:table-cell table:formula="of:=[.A178]*8065.54429" office:value-type="float" office:value="4256.0264109472" calcext:value-type="float">
            <text:p>4256.0264109472</text:p>
          </table:table-cell>
          <table:table-cell office:value-type="float" office:value="1.273" calcext:value-type="float">
            <text:p>1.273</text:p>
          </table:table-cell>
          <table:table-cell table:style-name="ce12" office:value-type="float" office:value="0.0006365" calcext:value-type="float">
            <text:p>6.365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53871" calcext:value-type="float">
            <text:p>5.3871E-01</text:p>
          </table:table-cell>
          <table:table-cell table:formula="of:=LOG10([.A179])" office:value-type="float" office:value="-0.268644962630191" calcext:value-type="float">
            <text:p>-2.6864E-01</text:p>
          </table:table-cell>
          <table:table-cell table:formula="of:=[.A179]*8065.54429" office:value-type="float" office:value="4344.9893644659" calcext:value-type="float">
            <text:p>4344.9893644659</text:p>
          </table:table-cell>
          <table:table-cell office:value-type="float" office:value="1.278" calcext:value-type="float">
            <text:p>1.278</text:p>
          </table:table-cell>
          <table:table-cell table:style-name="ce12" office:value-type="float" office:value="0.0004686" calcext:value-type="float">
            <text:p>4.686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55124" calcext:value-type="float">
            <text:p>5.5124E-01</text:p>
          </table:table-cell>
          <table:table-cell table:formula="of:=LOG10([.A180])" office:value-type="float" office:value="-0.258659275953513" calcext:value-type="float">
            <text:p>-2.5866E-01</text:p>
          </table:table-cell>
          <table:table-cell table:formula="of:=[.A180]*8065.54429" office:value-type="float" office:value="4446.0506344196" calcext:value-type="float">
            <text:p>4446.0506344196</text:p>
          </table:table-cell>
          <table:table-cell office:value-type="float" office:value="1.282" calcext:value-type="float">
            <text:p>1.282</text:p>
          </table:table-cell>
          <table:table-cell table:style-name="ce12" office:value-type="float" office:value="0.0003739" calcext:value-type="float">
            <text:p>3.739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56413" calcext:value-type="float">
            <text:p>5.6413E-01</text:p>
          </table:table-cell>
          <table:table-cell table:formula="of:=LOG10([.A181])" office:value-type="float" office:value="-0.24862080421359" calcext:value-type="float">
            <text:p>-2.4862E-01</text:p>
          </table:table-cell>
          <table:table-cell table:formula="of:=[.A181]*8065.54429" office:value-type="float" office:value="4550.0155003177" calcext:value-type="float">
            <text:p>4550.0155003177</text:p>
          </table:table-cell>
          <table:table-cell office:value-type="float" office:value="1.286" calcext:value-type="float">
            <text:p>1.286</text:p>
          </table:table-cell>
          <table:table-cell table:style-name="ce12" office:value-type="float" office:value="0.0003379" calcext:value-type="float">
            <text:p>3.379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57727" calcext:value-type="float">
            <text:p>5.7727E-01</text:p>
          </table:table-cell>
          <table:table-cell table:formula="of:=LOG10([.A182])" office:value-type="float" office:value="-0.23862101165605" calcext:value-type="float">
            <text:p>-2.3862E-01</text:p>
          </table:table-cell>
          <table:table-cell table:formula="of:=[.A182]*8065.54429" office:value-type="float" office:value="4655.9967522883" calcext:value-type="float">
            <text:p>4655.9967522883</text:p>
          </table:table-cell>
          <table:table-cell office:value-type="float" office:value="1.289" calcext:value-type="float">
            <text:p>1.289</text:p>
          </table:table-cell>
          <table:table-cell table:style-name="ce12" office:value-type="float" office:value="0.0003705" calcext:value-type="float">
            <text:p>3.705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59066" calcext:value-type="float">
            <text:p>5.9066E-01</text:p>
          </table:table-cell>
          <table:table-cell table:formula="of:=LOG10([.A183])" office:value-type="float" office:value="-0.228662438939881" calcext:value-type="float">
            <text:p>-2.2866E-01</text:p>
          </table:table-cell>
          <table:table-cell table:formula="of:=[.A183]*8065.54429" office:value-type="float" office:value="4763.9943903314" calcext:value-type="float">
            <text:p>4763.9943903314</text:p>
          </table:table-cell>
          <table:table-cell office:value-type="float" office:value="1.292" calcext:value-type="float">
            <text:p>1.292</text:p>
          </table:table-cell>
          <table:table-cell table:style-name="ce12" office:value-type="float" office:value="0.0004643" calcext:value-type="float">
            <text:p>4.643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60443" calcext:value-type="float">
            <text:p>6.0443E-01</text:p>
          </table:table-cell>
          <table:table-cell table:formula="of:=LOG10([.A184])" office:value-type="float" office:value="-0.218653988225934" calcext:value-type="float">
            <text:p>-2.1865E-01</text:p>
          </table:table-cell>
          <table:table-cell table:formula="of:=[.A184]*8065.54429" office:value-type="float" office:value="4875.0569352047" calcext:value-type="float">
            <text:p>4875.0569352047</text:p>
          </table:table-cell>
          <table:table-cell office:value-type="float" office:value="1.294" calcext:value-type="float">
            <text:p>1.294</text:p>
          </table:table-cell>
          <table:table-cell table:style-name="ce12" office:value-type="float" office:value="0.0006742" calcext:value-type="float">
            <text:p>6.742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61992" calcext:value-type="float">
            <text:p>6.1992E-01</text:p>
          </table:table-cell>
          <table:table-cell table:formula="of:=LOG10([.A185])" office:value-type="float" office:value="-0.207664352115077" calcext:value-type="float">
            <text:p>-2.0766E-01</text:p>
          </table:table-cell>
          <table:table-cell table:formula="of:=[.A185]*8065.54429" office:value-type="float" office:value="4999.9922162568" calcext:value-type="float">
            <text:p>4999.9922162568</text:p>
          </table:table-cell>
          <table:table-cell office:value-type="float" office:value="1.297" calcext:value-type="float">
            <text:p>1.297</text:p>
          </table:table-cell>
          <table:table-cell table:style-name="ce12" office:value-type="float" office:value="0.001101" calcext:value-type="float">
            <text:p>1.101E-03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63592" calcext:value-type="float">
            <text:p>6.3592E-01</text:p>
          </table:table-cell>
          <table:table-cell table:formula="of:=LOG10([.A186])" office:value-type="float" office:value="-0.19659751602433" calcext:value-type="float">
            <text:p>-1.9660E-01</text:p>
          </table:table-cell>
          <table:table-cell table:formula="of:=[.A186]*8065.54429" office:value-type="float" office:value="5129.0409248968" calcext:value-type="float">
            <text:p>5129.0409248968</text:p>
          </table:table-cell>
          <table:table-cell office:value-type="float" office:value="1.298" calcext:value-type="float">
            <text:p>1.298</text:p>
          </table:table-cell>
          <table:table-cell table:style-name="ce12" office:value-type="float" office:value="0.001848" calcext:value-type="float">
            <text:p>1.848E-03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65216" calcext:value-type="float">
            <text:p>6.5216E-01</text:p>
          </table:table-cell>
          <table:table-cell table:formula="of:=LOG10([.A187])" office:value-type="float" office:value="-0.185645842009686" calcext:value-type="float">
            <text:p>-1.8565E-01</text:p>
          </table:table-cell>
          <table:table-cell table:formula="of:=[.A187]*8065.54429" office:value-type="float" office:value="5260.0253641664" calcext:value-type="float">
            <text:p>5260.0253641664</text:p>
          </table:table-cell>
          <table:table-cell office:value-type="float" office:value="1.299" calcext:value-type="float">
            <text:p>1.299</text:p>
          </table:table-cell>
          <table:table-cell table:style-name="ce12" office:value-type="float" office:value="0.001161" calcext:value-type="float">
            <text:p>1.161E-03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67051" calcext:value-type="float">
            <text:p>6.7051E-01</text:p>
          </table:table-cell>
          <table:table-cell table:formula="of:=LOG10([.A188])" office:value-type="float" office:value="-0.173594740687202" calcext:value-type="float">
            <text:p>-1.7359E-01</text:p>
          </table:table-cell>
          <table:table-cell table:formula="of:=[.A188]*8065.54429" office:value-type="float" office:value="5408.0281018879" calcext:value-type="float">
            <text:p>5408.0281018879</text:p>
          </table:table-cell>
          <table:table-cell office:value-type="float" office:value="1.301" calcext:value-type="float">
            <text:p>1.301</text:p>
          </table:table-cell>
          <table:table-cell table:style-name="ce12" office:value-type="float" office:value="0.0001861" calcext:value-type="float">
            <text:p>1.861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68923" calcext:value-type="float">
            <text:p>6.8923E-01</text:p>
          </table:table-cell>
          <table:table-cell table:formula="of:=LOG10([.A189])" office:value-type="float" office:value="-0.161635827348645" calcext:value-type="float">
            <text:p>-1.6164E-01</text:p>
          </table:table-cell>
          <table:table-cell table:formula="of:=[.A189]*8065.54429" office:value-type="float" office:value="5559.0150909967" calcext:value-type="float">
            <text:p>5559.0150909967</text:p>
          </table:table-cell>
          <table:table-cell office:value-type="float" office:value="1.303" calcext:value-type="float">
            <text:p>1.303</text:p>
          </table:table-cell>
          <table:table-cell table:style-name="ce12" office:value-type="float" office:value="0.0001359" calcext:value-type="float">
            <text:p>1.359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70857" calcext:value-type="float">
            <text:p>7.0857E-01</text:p>
          </table:table-cell>
          <table:table-cell table:formula="of:=LOG10([.A190])" office:value-type="float" office:value="-0.149617239118656" calcext:value-type="float">
            <text:p>-1.4962E-01</text:p>
          </table:table-cell>
          <table:table-cell table:formula="of:=[.A190]*8065.54429" office:value-type="float" office:value="5715.0027175653" calcext:value-type="float">
            <text:p>5715.0027175653</text:p>
          </table:table-cell>
          <table:table-cell office:value-type="float" office:value="1.305" calcext:value-type="float">
            <text:p>1.305</text:p>
          </table:table-cell>
          <table:table-cell table:style-name="ce12" office:value-type="float" office:value="0.0001" calcext:value-type="float">
            <text:p>1.000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73002" calcext:value-type="float">
            <text:p>7.3002E-01</text:p>
          </table:table-cell>
          <table:table-cell table:formula="of:=LOG10([.A191])" office:value-type="float" office:value="-0.136665241563578" calcext:value-type="float">
            <text:p>-1.3667E-01</text:p>
          </table:table-cell>
          <table:table-cell table:formula="of:=[.A191]*8065.54429" office:value-type="float" office:value="5888.0086425858" calcext:value-type="float">
            <text:p>5888.0086425858</text:p>
          </table:table-cell>
          <table:table-cell office:value-type="float" office:value="1.307" calcext:value-type="float">
            <text:p>1.307</text:p>
          </table:table-cell>
          <table:table-cell table:style-name="ce12" office:value-type="float" office:value="0.00007743" calcext:value-type="float">
            <text:p>7.743E-05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75222" calcext:value-type="float">
            <text:p>7.5222E-01</text:p>
          </table:table-cell>
          <table:table-cell table:formula="of:=LOG10([.A192])" office:value-type="float" office:value="-0.123655123753068" calcext:value-type="float">
            <text:p>-1.2366E-01</text:p>
          </table:table-cell>
          <table:table-cell table:formula="of:=[.A192]*8065.54429" office:value-type="float" office:value="6067.0637258238" calcext:value-type="float">
            <text:p>6067.0637258238</text:p>
          </table:table-cell>
          <table:table-cell office:value-type="float" office:value="1.308" calcext:value-type="float">
            <text:p>1.308</text:p>
          </table:table-cell>
          <table:table-cell table:style-name="ce12" office:value-type="float" office:value="0.00007591" calcext:value-type="float">
            <text:p>7.591E-05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77515" calcext:value-type="float">
            <text:p>7.7515E-01</text:p>
          </table:table-cell>
          <table:table-cell table:formula="of:=LOG10([.A193])" office:value-type="float" office:value="-0.110614248630691" calcext:value-type="float">
            <text:p>-1.1061E-01</text:p>
          </table:table-cell>
          <table:table-cell table:formula="of:=[.A193]*8065.54429" office:value-type="float" office:value="6252.0066563935" calcext:value-type="float">
            <text:p>6252.0066563935</text:p>
          </table:table-cell>
          <table:table-cell office:value-type="float" office:value="1.31" calcext:value-type="float">
            <text:p>1.31</text:p>
          </table:table-cell>
          <table:table-cell table:style-name="ce12" office:value-type="float" office:value="0.00009347" calcext:value-type="float">
            <text:p>9.347E-05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80057" calcext:value-type="float">
            <text:p>8.0057E-01</text:p>
          </table:table-cell>
          <table:table-cell table:formula="of:=LOG10([.A194])" office:value-type="float" office:value="-0.0966006883735202" calcext:value-type="float">
            <text:p>-9.6601E-02</text:p>
          </table:table-cell>
          <table:table-cell table:formula="of:=[.A194]*8065.54429" office:value-type="float" office:value="6457.0327922453" calcext:value-type="float">
            <text:p>6457.0327922453</text:p>
          </table:table-cell>
          <table:table-cell office:value-type="float" office:value="1.311" calcext:value-type="float">
            <text:p>1.311</text:p>
          </table:table-cell>
          <table:table-cell table:style-name="ce12" office:value-type="float" office:value="0.0001348" calcext:value-type="float">
            <text:p>1.348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82673" calcext:value-type="float">
            <text:p>8.2673E-01</text:p>
          </table:table-cell>
          <table:table-cell table:formula="of:=LOG10([.A195])" office:value-type="float" office:value="-0.0826363026068212" calcext:value-type="float">
            <text:p>-8.2636E-02</text:p>
          </table:table-cell>
          <table:table-cell table:formula="of:=[.A195]*8065.54429" office:value-type="float" office:value="6668.0274308717" calcext:value-type="float">
            <text:p>6668.0274308717</text:p>
          </table:table-cell>
          <table:table-cell office:value-type="float" office:value="1.312" calcext:value-type="float">
            <text:p>1.312</text:p>
          </table:table-cell>
          <table:table-cell table:style-name="ce12" office:value-type="float" office:value="0.0002248" calcext:value-type="float">
            <text:p>2.248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85574" calcext:value-type="float">
            <text:p>8.5574E-01</text:p>
          </table:table-cell>
          <table:table-cell table:formula="of:=LOG10([.A196])" office:value-type="float" office:value="-0.0676581672355943" calcext:value-type="float">
            <text:p>-6.7658E-02</text:p>
          </table:table-cell>
          <table:table-cell table:formula="of:=[.A196]*8065.54429" office:value-type="float" office:value="6902.0088707246" calcext:value-type="float">
            <text:p>6902.0088707246</text:p>
          </table:table-cell>
          <table:table-cell office:value-type="float" office:value="1.313" calcext:value-type="float">
            <text:p>1.313</text:p>
          </table:table-cell>
          <table:table-cell table:style-name="ce12" office:value-type="float" office:value="0.0003637" calcext:value-type="float">
            <text:p>3.637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88587" calcext:value-type="float">
            <text:p>8.8587E-01</text:p>
          </table:table-cell>
          <table:table-cell table:formula="of:=LOG10([.A197])" office:value-type="float" office:value="-0.0526300054549649" calcext:value-type="float">
            <text:p>-5.2630E-02</text:p>
          </table:table-cell>
          <table:table-cell table:formula="of:=[.A197]*8065.54429" office:value-type="float" office:value="7145.0237201823" calcext:value-type="float">
            <text:p>7145.0237201823</text:p>
          </table:table-cell>
          <table:table-cell office:value-type="float" office:value="1.314" calcext:value-type="float">
            <text:p>1.314</text:p>
          </table:table-cell>
          <table:table-cell table:style-name="ce12" office:value-type="float" office:value="0.000153" calcext:value-type="float">
            <text:p>1.530E-04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9191" calcext:value-type="float">
            <text:p>9.1910E-01</text:p>
          </table:table-cell>
          <table:table-cell table:formula="of:=LOG10([.A198])" office:value-type="float" office:value="-0.0366372338962638" calcext:value-type="float">
            <text:p>-3.6637E-02</text:p>
          </table:table-cell>
          <table:table-cell table:formula="of:=[.A198]*8065.54429" office:value-type="float" office:value="7413.041756939" calcext:value-type="float">
            <text:p>7413.041756939</text:p>
          </table:table-cell>
          <table:table-cell office:value-type="float" office:value="1.315" calcext:value-type="float">
            <text:p>1.315</text:p>
          </table:table-cell>
          <table:table-cell table:style-name="ce12" office:value-type="float" office:value="0.00004047" calcext:value-type="float">
            <text:p>4.047E-05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95357" calcext:value-type="float">
            <text:p>9.5357E-01</text:p>
          </table:table-cell>
          <table:table-cell table:formula="of:=LOG10([.A199])" office:value-type="float" office:value="-0.0206474206065687" calcext:value-type="float">
            <text:p>-2.0647E-02</text:p>
          </table:table-cell>
          <table:table-cell table:formula="of:=[.A199]*8065.54429" office:value-type="float" office:value="7691.0610686153" calcext:value-type="float">
            <text:p>7691.0610686153</text:p>
          </table:table-cell>
          <table:table-cell office:value-type="float" office:value="1.316" calcext:value-type="float">
            <text:p>1.316</text:p>
          </table:table-cell>
          <table:table-cell table:style-name="ce12" office:value-type="float" office:value="0.000014" calcext:value-type="float">
            <text:p>1.400E-05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0.99163" calcext:value-type="float">
            <text:p>9.9163E-01</text:p>
          </table:table-cell>
          <table:table-cell table:formula="of:=LOG10([.A200])" office:value-type="float" office:value="-0.00365034289920103" calcext:value-type="float">
            <text:p>-3.6503E-03</text:p>
          </table:table-cell>
          <table:table-cell table:formula="of:=[.A200]*8065.54429" office:value-type="float" office:value="7998.0356842927" calcext:value-type="float">
            <text:p>7998.0356842927</text:p>
          </table:table-cell>
          <table:table-cell office:value-type="float" office:value="1.317" calcext:value-type="float">
            <text:p>1.317</text:p>
          </table:table-cell>
          <table:table-cell table:style-name="ce12" office:value-type="float" office:value="0.000011" calcext:value-type="float">
            <text:p>1.100E-05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0337" calcext:value-type="float">
            <text:p>1.0337E+00</text:p>
          </table:table-cell>
          <table:table-cell table:formula="of:=LOG10([.A201])" office:value-type="float" office:value="0.0143945162735351" calcext:value-type="float">
            <text:p>1.4395E-02</text:p>
          </table:table-cell>
          <table:table-cell table:formula="of:=[.A201]*8065.54429" office:value-type="float" office:value="8337.353132573" calcext:value-type="float">
            <text:p>8337.353132573</text:p>
          </table:table-cell>
          <table:table-cell office:value-type="float" office:value="1.318" calcext:value-type="float">
            <text:p>1.318</text:p>
          </table:table-cell>
          <table:table-cell table:style-name="ce12" office:value-type="float" office:value="0.00001199" calcext:value-type="float">
            <text:p>1.199E-05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0774" calcext:value-type="float">
            <text:p>1.0774E+00</text:p>
          </table:table-cell>
          <table:table-cell table:formula="of:=LOG10([.A202])" office:value-type="float" office:value="0.0323769712099361" calcext:value-type="float">
            <text:p>3.2377E-02</text:p>
          </table:table-cell>
          <table:table-cell table:formula="of:=[.A202]*8065.54429" office:value-type="float" office:value="8689.817418046" calcext:value-type="float">
            <text:p>8689.817418046</text:p>
          </table:table-cell>
          <table:table-cell office:value-type="float" office:value="1.319" calcext:value-type="float">
            <text:p>1.319</text:p>
          </table:table-cell>
          <table:table-cell table:style-name="ce12" office:value-type="float" office:value="0.000009306" calcext:value-type="float">
            <text:p>9.306E-06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1281" calcext:value-type="float">
            <text:p>1.1281E+00</text:p>
          </table:table-cell>
          <table:table-cell table:formula="of:=LOG10([.A203])" office:value-type="float" office:value="0.0523475992246639" calcext:value-type="float">
            <text:p>5.2348E-02</text:p>
          </table:table-cell>
          <table:table-cell table:formula="of:=[.A203]*8065.54429" office:value-type="float" office:value="9098.740513549" calcext:value-type="float">
            <text:p>9098.740513549</text:p>
          </table:table-cell>
          <table:table-cell office:value-type="float" office:value="1.32" calcext:value-type="float">
            <text:p>1.32</text:p>
          </table:table-cell>
          <table:table-cell table:style-name="ce12" office:value-type="float" office:value="0.000001708" calcext:value-type="float">
            <text:p>1.708E-06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1813" calcext:value-type="float">
            <text:p>1.1813E+00</text:p>
          </table:table-cell>
          <table:table-cell table:formula="of:=LOG10([.A204])" office:value-type="float" office:value="0.0723602039634885" calcext:value-type="float">
            <text:p>7.2360E-02</text:p>
          </table:table-cell>
          <table:table-cell table:formula="of:=[.A204]*8065.54429" office:value-type="float" office:value="9527.827469777" calcext:value-type="float">
            <text:p>9527.827469777</text:p>
          </table:table-cell>
          <table:table-cell office:value-type="float" office:value="1.321" calcext:value-type="float">
            <text:p>1.321</text:p>
          </table:table-cell>
          <table:table-cell table:style-name="ce12" office:value-type="float" office:value="0.000001419" calcext:value-type="float">
            <text:p>1.419E-06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2398" calcext:value-type="float">
            <text:p>1.2398E+00</text:p>
          </table:table-cell>
          <table:table-cell table:formula="of:=LOG10([.A205])" office:value-type="float" office:value="0.0933516320155547" calcext:value-type="float">
            <text:p>9.3352E-02</text:p>
          </table:table-cell>
          <table:table-cell table:formula="of:=[.A205]*8065.54429" office:value-type="float" office:value="9999.661810742" calcext:value-type="float">
            <text:p>9999.661810742</text:p>
          </table:table-cell>
          <table:table-cell office:value-type="float" office:value="1.322" calcext:value-type="float">
            <text:p>1.322</text:p>
          </table:table-cell>
          <table:table-cell table:style-name="ce12" office:value-type="float" office:value="0.000003" calcext:value-type="float">
            <text:p>3.000E-06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2721" calcext:value-type="float">
            <text:p>1.2721E+00</text:p>
          </table:table-cell>
          <table:table-cell table:formula="of:=LOG10([.A206])" office:value-type="float" office:value="0.104521252618329" calcext:value-type="float">
            <text:p>1.0452E-01</text:p>
          </table:table-cell>
          <table:table-cell table:formula="of:=[.A206]*8065.54429" office:value-type="float" office:value="10260.178891309" calcext:value-type="float">
            <text:p>10260.178891309</text:p>
          </table:table-cell>
          <table:table-cell office:value-type="float" office:value="1.322" calcext:value-type="float">
            <text:p>1.322</text:p>
          </table:table-cell>
          <table:table-cell table:style-name="ce12" office:value-type="float" office:value="0.00000348" calcext:value-type="float">
            <text:p>3.480E-06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3043" calcext:value-type="float">
            <text:p>1.3043E+00</text:p>
          </table:table-cell>
          <table:table-cell table:formula="of:=LOG10([.A207])" office:value-type="float" office:value="0.115377494279117" calcext:value-type="float">
            <text:p>1.1538E-01</text:p>
          </table:table-cell>
          <table:table-cell table:formula="of:=[.A207]*8065.54429" office:value-type="float" office:value="10519.889417447" calcext:value-type="float">
            <text:p>10519.889417447</text:p>
          </table:table-cell>
          <table:table-cell office:value-type="float" office:value="1.323" calcext:value-type="float">
            <text:p>1.323</text:p>
          </table:table-cell>
          <table:table-cell table:style-name="ce12" office:value-type="float" office:value="0.000002932" calcext:value-type="float">
            <text:p>2.932E-06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3403" calcext:value-type="float">
            <text:p>1.3403E+00</text:p>
          </table:table-cell>
          <table:table-cell table:formula="of:=LOG10([.A208])" office:value-type="float" office:value="0.127202017590353" calcext:value-type="float">
            <text:p>1.2720E-01</text:p>
          </table:table-cell>
          <table:table-cell table:formula="of:=[.A208]*8065.54429" office:value-type="float" office:value="10810.249011887" calcext:value-type="float">
            <text:p>10810.249011887</text:p>
          </table:table-cell>
          <table:table-cell office:value-type="float" office:value="1.323" calcext:value-type="float">
            <text:p>1.323</text:p>
          </table:table-cell>
          <table:table-cell table:style-name="ce12" office:value-type="float" office:value="0.00000106" calcext:value-type="float">
            <text:p>1.060E-06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3787" calcext:value-type="float">
            <text:p>1.3787E+00</text:p>
          </table:table-cell>
          <table:table-cell table:formula="of:=LOG10([.A209])" office:value-type="float" office:value="0.13946977558943" calcext:value-type="float">
            <text:p>1.3947E-01</text:p>
          </table:table-cell>
          <table:table-cell table:formula="of:=[.A209]*8065.54429" office:value-type="float" office:value="11119.965912623" calcext:value-type="float">
            <text:p>11119.965912623</text:p>
          </table:table-cell>
          <table:table-cell office:value-type="float" office:value="1.324" calcext:value-type="float">
            <text:p>1.324</text:p>
          </table:table-cell>
          <table:table-cell table:style-name="ce12" office:value-type="float" office:value="0.0000004862" calcext:value-type="float">
            <text:p>4.862E-07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4171" calcext:value-type="float">
            <text:p>1.4171E+00</text:p>
          </table:table-cell>
          <table:table-cell table:formula="of:=LOG10([.A210])" office:value-type="float" office:value="0.151400498035618" calcext:value-type="float">
            <text:p>1.5140E-01</text:p>
          </table:table-cell>
          <table:table-cell table:formula="of:=[.A210]*8065.54429" office:value-type="float" office:value="11429.682813359" calcext:value-type="float">
            <text:p>11429.682813359</text:p>
          </table:table-cell>
          <table:table-cell office:value-type="float" office:value="1.324" calcext:value-type="float">
            <text:p>1.324</text:p>
          </table:table-cell>
          <table:table-cell table:style-name="ce12" office:value-type="float" office:value="0.0000003907" calcext:value-type="float">
            <text:p>3.907E-07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4605" calcext:value-type="float">
            <text:p>1.4605E+00</text:p>
          </table:table-cell>
          <table:table-cell table:formula="of:=LOG10([.A211])" office:value-type="float" office:value="0.164501561309569" calcext:value-type="float">
            <text:p>1.6450E-01</text:p>
          </table:table-cell>
          <table:table-cell table:formula="of:=[.A211]*8065.54429" office:value-type="float" office:value="11779.727435545" calcext:value-type="float">
            <text:p>11779.727435545</text:p>
          </table:table-cell>
          <table:table-cell office:value-type="float" office:value="1.325" calcext:value-type="float">
            <text:p>1.325</text:p>
          </table:table-cell>
          <table:table-cell table:style-name="ce12" office:value-type="float" office:value="0.0000002929" calcext:value-type="float">
            <text:p>2.929E-07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5039" calcext:value-type="float">
            <text:p>1.5039E+00</text:p>
          </table:table-cell>
          <table:table-cell table:formula="of:=LOG10([.A212])" office:value-type="float" office:value="0.177218959332716" calcext:value-type="float">
            <text:p>1.7722E-01</text:p>
          </table:table-cell>
          <table:table-cell table:formula="of:=[.A212]*8065.54429" office:value-type="float" office:value="12129.772057731" calcext:value-type="float">
            <text:p>12129.772057731</text:p>
          </table:table-cell>
          <table:table-cell office:value-type="float" office:value="1.325" calcext:value-type="float">
            <text:p>1.325</text:p>
          </table:table-cell>
          <table:table-cell table:style-name="ce12" office:value-type="float" office:value="0.0000001819" calcext:value-type="float">
            <text:p>1.819E-07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5498" calcext:value-type="float">
            <text:p>1.5498E+00</text:p>
          </table:table-cell>
          <table:table-cell table:formula="of:=LOG10([.A213])" office:value-type="float" office:value="0.190275656556961" calcext:value-type="float">
            <text:p>1.9028E-01</text:p>
          </table:table-cell>
          <table:table-cell table:formula="of:=[.A213]*8065.54429" office:value-type="float" office:value="12499.980540642" calcext:value-type="float">
            <text:p>12499.980540642</text:p>
          </table:table-cell>
          <table:table-cell office:value-type="float" office:value="1.326" calcext:value-type="float">
            <text:p>1.326</text:p>
          </table:table-cell>
          <table:table-cell table:style-name="ce12" office:value-type="float" office:value="0.000000125" calcext:value-type="float">
            <text:p>1.250E-07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6006" calcext:value-type="float">
            <text:p>1.6006E+00</text:p>
          </table:table-cell>
          <table:table-cell table:formula="of:=LOG10([.A214])" office:value-type="float" office:value="0.20428281255794" calcext:value-type="float">
            <text:p>2.0428E-01</text:p>
          </table:table-cell>
          <table:table-cell table:formula="of:=[.A214]*8065.54429" office:value-type="float" office:value="12909.710190574" calcext:value-type="float">
            <text:p>12909.710190574</text:p>
          </table:table-cell>
          <table:table-cell office:value-type="float" office:value="1.327" calcext:value-type="float">
            <text:p>1.327</text:p>
          </table:table-cell>
          <table:table-cell table:style-name="ce12" office:value-type="float" office:value="0.0000001478" calcext:value-type="float">
            <text:p>1.478E-07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654" calcext:value-type="float">
            <text:p>1.6540E+00</text:p>
          </table:table-cell>
          <table:table-cell table:formula="of:=LOG10([.A215])" office:value-type="float" office:value="0.218535505216528" calcext:value-type="float">
            <text:p>2.1854E-01</text:p>
          </table:table-cell>
          <table:table-cell table:formula="of:=[.A215]*8065.54429" office:value-type="float" office:value="13340.41025566" calcext:value-type="float">
            <text:p>13340.41025566</text:p>
          </table:table-cell>
          <table:table-cell office:value-type="float" office:value="1.327" calcext:value-type="float">
            <text:p>1.327</text:p>
          </table:table-cell>
          <table:table-cell table:style-name="ce12" office:value-type="float" office:value="0.0000001559" calcext:value-type="float">
            <text:p>1.559E-07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711" calcext:value-type="float">
            <text:p>1.7110E+00</text:p>
          </table:table-cell>
          <table:table-cell table:formula="of:=LOG10([.A216])" office:value-type="float" office:value="0.2332500095411" calcext:value-type="float">
            <text:p>2.3325E-01</text:p>
          </table:table-cell>
          <table:table-cell table:formula="of:=[.A216]*8065.54429" office:value-type="float" office:value="13800.14628019" calcext:value-type="float">
            <text:p>13800.14628019</text:p>
          </table:table-cell>
          <table:table-cell office:value-type="float" office:value="1.328" calcext:value-type="float">
            <text:p>1.328</text:p>
          </table:table-cell>
          <table:table-cell table:style-name="ce12" office:value-type="float" office:value="0.00000009137" calcext:value-type="float">
            <text:p>9.137E-08</text:p>
          </table:table-cell>
          <table:table-cell table:number-columns-repeated="2" office:value-type="string" calcext:value-type="string">
            <text:p>[72, 70]</text:p>
          </table:table-cell>
          <table:table-cell/>
        </table:table-row>
        <table:table-row table:style-name="ro1">
          <table:table-cell office:value-type="float" office:value="1.7717" calcext:value-type="float">
            <text:p>1.7717E+00</text:p>
          </table:table-cell>
          <table:table-cell table:formula="of:=LOG10([.A217])" office:value-type="float" office:value="0.248390185172511" calcext:value-type="float">
            <text:p>2.4839E-01</text:p>
          </table:table-cell>
          <table:table-cell table:formula="of:=[.A217]*8065.54429" office:value-type="float" office:value="14289.724818593" calcext:value-type="float">
            <text:p>14289.724818593</text:p>
          </table:table-cell>
          <table:table-cell office:value-type="float" office:value="1.329" calcext:value-type="float">
            <text:p>1.329</text:p>
          </table:table-cell>
          <table:table-cell table:style-name="ce12" office:value-type="float" office:value="0.00000003348" calcext:value-type="float">
            <text:p>3.348E-08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1.8387" calcext:value-type="float">
            <text:p>1.8387E+00</text:p>
          </table:table-cell>
          <table:table-cell table:formula="of:=LOG10([.A218])" office:value-type="float" office:value="0.264510876071772" calcext:value-type="float">
            <text:p>2.6451E-01</text:p>
          </table:table-cell>
          <table:table-cell table:formula="of:=[.A218]*8065.54429" office:value-type="float" office:value="14830.116286023" calcext:value-type="float">
            <text:p>14830.116286023</text:p>
          </table:table-cell>
          <table:table-cell office:value-type="float" office:value="1.33" calcext:value-type="float">
            <text:p>1.33</text:p>
          </table:table-cell>
          <table:table-cell table:style-name="ce12" office:value-type="float" office:value="0.00000002177" calcext:value-type="float">
            <text:p>2.177E-08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1.9069" calcext:value-type="float">
            <text:p>1.9069E+00</text:p>
          </table:table-cell>
          <table:table-cell table:formula="of:=LOG10([.A219])" office:value-type="float" office:value="0.280327918747676" calcext:value-type="float">
            <text:p>2.8033E-01</text:p>
          </table:table-cell>
          <table:table-cell table:formula="of:=[.A219]*8065.54429" office:value-type="float" office:value="15380.186406601" calcext:value-type="float">
            <text:p>15380.186406601</text:p>
          </table:table-cell>
          <table:table-cell office:value-type="float" office:value="1.331" calcext:value-type="float">
            <text:p>1.331</text:p>
          </table:table-cell>
          <table:table-cell table:style-name="ce12" office:value-type="float" office:value="0.00000001674" calcext:value-type="float">
            <text:p>1.674E-08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1.9838" calcext:value-type="float">
            <text:p>1.9838E+00</text:p>
          </table:table-cell>
          <table:table-cell table:formula="of:=LOG10([.A220])" office:value-type="float" office:value="0.297497885925698" calcext:value-type="float">
            <text:p>2.9750E-01</text:p>
          </table:table-cell>
          <table:table-cell table:formula="of:=[.A220]*8065.54429" office:value-type="float" office:value="16000.426762502" calcext:value-type="float">
            <text:p>16000.426762502</text:p>
          </table:table-cell>
          <table:table-cell office:value-type="float" office:value="1.332" calcext:value-type="float">
            <text:p>1.332</text:p>
          </table:table-cell>
          <table:table-cell table:style-name="ce12" office:value-type="float" office:value="0.00000001472" calcext:value-type="float">
            <text:p>1.472E-08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2.0668" calcext:value-type="float">
            <text:p>2.0668E+00</text:p>
          </table:table-cell>
          <table:table-cell table:formula="of:=LOG10([.A221])" office:value-type="float" office:value="0.315298452873624" calcext:value-type="float">
            <text:p>3.1530E-01</text:p>
          </table:table-cell>
          <table:table-cell table:formula="of:=[.A221]*8065.54429" office:value-type="float" office:value="16669.866938572" calcext:value-type="float">
            <text:p>16669.866938572</text:p>
          </table:table-cell>
          <table:table-cell office:value-type="float" office:value="1.333" calcext:value-type="float">
            <text:p>1.333</text:p>
          </table:table-cell>
          <table:table-cell table:style-name="ce12" office:value-type="float" office:value="0.000000009634" calcext:value-type="float">
            <text:p>9.634E-09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2.1549" calcext:value-type="float">
            <text:p>2.1549E+00</text:p>
          </table:table-cell>
          <table:table-cell table:formula="of:=LOG10([.A222])" office:value-type="float" office:value="0.333427121152961" calcext:value-type="float">
            <text:p>3.3343E-01</text:p>
          </table:table-cell>
          <table:table-cell table:formula="of:=[.A222]*8065.54429" office:value-type="float" office:value="17380.441390521" calcext:value-type="float">
            <text:p>17380.441390521</text:p>
          </table:table-cell>
          <table:table-cell office:value-type="float" office:value="1.334" calcext:value-type="float">
            <text:p>1.334</text:p>
          </table:table-cell>
          <table:table-cell table:style-name="ce12" office:value-type="float" office:value="0.000000003844" calcext:value-type="float">
            <text:p>3.844E-09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2.2565" calcext:value-type="float">
            <text:p>2.2565E+00</text:p>
          </table:table-cell>
          <table:table-cell table:formula="of:=LOG10([.A223])" office:value-type="float" office:value="0.353435337856165" calcext:value-type="float">
            <text:p>3.5344E-01</text:p>
          </table:table-cell>
          <table:table-cell table:formula="of:=[.A223]*8065.54429" office:value-type="float" office:value="18199.900690385" calcext:value-type="float">
            <text:p>18199.900690385</text:p>
          </table:table-cell>
          <table:table-cell office:value-type="float" office:value="1.336" calcext:value-type="float">
            <text:p>1.336</text:p>
          </table:table-cell>
          <table:table-cell table:style-name="ce12" office:value-type="float" office:value="0.000000002442" calcext:value-type="float">
            <text:p>2.442E-09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2.3619" calcext:value-type="float">
            <text:p>2.3619E+00</text:p>
          </table:table-cell>
          <table:table-cell table:formula="of:=LOG10([.A224])" office:value-type="float" office:value="0.373261506161682" calcext:value-type="float">
            <text:p>3.7326E-01</text:p>
          </table:table-cell>
          <table:table-cell table:formula="of:=[.A224]*8065.54429" office:value-type="float" office:value="19050.009058551" calcext:value-type="float">
            <text:p>19050.009058551</text:p>
          </table:table-cell>
          <table:table-cell office:value-type="float" office:value="1.338" calcext:value-type="float">
            <text:p>1.338</text:p>
          </table:table-cell>
          <table:table-cell table:style-name="ce12" office:value-type="float" office:value="0.00000000164" calcext:value-type="float">
            <text:p>1.640E-09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2.4797" calcext:value-type="float">
            <text:p>2.4797E+00</text:p>
          </table:table-cell>
          <table:table-cell table:formula="of:=LOG10([.A225])" office:value-type="float" office:value="0.394399142025591" calcext:value-type="float">
            <text:p>3.9440E-01</text:p>
          </table:table-cell>
          <table:table-cell table:formula="of:=[.A225]*8065.54429" office:value-type="float" office:value="20000.130175913" calcext:value-type="float">
            <text:p>20000.130175913</text:p>
          </table:table-cell>
          <table:table-cell office:value-type="float" office:value="1.339" calcext:value-type="float">
            <text:p>1.339</text:p>
          </table:table-cell>
          <table:table-cell table:style-name="ce12" office:value-type="float" office:value="0.0000000009243" calcext:value-type="float">
            <text:p>9.243E-10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2.6086" calcext:value-type="float">
            <text:p>2.6086E+00</text:p>
          </table:table-cell>
          <table:table-cell table:formula="of:=LOG10([.A226])" office:value-type="float" office:value="0.416407489943098" calcext:value-type="float">
            <text:p>4.1641E-01</text:p>
          </table:table-cell>
          <table:table-cell table:formula="of:=[.A226]*8065.54429" office:value-type="float" office:value="21039.778834894" calcext:value-type="float">
            <text:p>21039.778834894</text:p>
          </table:table-cell>
          <table:table-cell office:value-type="float" office:value="1.342" calcext:value-type="float">
            <text:p>1.342</text:p>
          </table:table-cell>
          <table:table-cell table:style-name="ce12" office:value-type="float" office:value="0.0000000007011" calcext:value-type="float">
            <text:p>7.011E-10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2.7562" calcext:value-type="float">
            <text:p>2.7562E+00</text:p>
          </table:table-cell>
          <table:table-cell table:formula="of:=LOG10([.A227])" office:value-type="float" office:value="0.440310728382505" calcext:value-type="float">
            <text:p>4.4031E-01</text:p>
          </table:table-cell>
          <table:table-cell table:formula="of:=[.A227]*8065.54429" office:value-type="float" office:value="22230.253172098" calcext:value-type="float">
            <text:p>22230.253172098</text:p>
          </table:table-cell>
          <table:table-cell office:value-type="float" office:value="1.344" calcext:value-type="float">
            <text:p>1.344</text:p>
          </table:table-cell>
          <table:table-cell table:style-name="ce12" office:value-type="float" office:value="0.0000000008087" calcext:value-type="float">
            <text:p>8.087E-10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2.9198" calcext:value-type="float">
            <text:p>2.9198E+00</text:p>
          </table:table-cell>
          <table:table-cell table:formula="of:=LOG10([.A228])" office:value-type="float" office:value="0.465353104232276" calcext:value-type="float">
            <text:p>4.6535E-01</text:p>
          </table:table-cell>
          <table:table-cell table:formula="of:=[.A228]*8065.54429" office:value-type="float" office:value="23549.776217942" calcext:value-type="float">
            <text:p>23549.776217942</text:p>
          </table:table-cell>
          <table:table-cell office:value-type="float" office:value="1.347" calcext:value-type="float">
            <text:p>1.347</text:p>
          </table:table-cell>
          <table:table-cell table:style-name="ce12" office:value-type="float" office:value="0.000000001169" calcext:value-type="float">
            <text:p>1.169E-09</text:p>
          </table:table-cell>
          <table:table-cell table:number-columns-repeated="2" office:value-type="string" calcext:value-type="string">
            <text:p>[72, 75]</text:p>
          </table:table-cell>
          <table:table-cell/>
        </table:table-row>
        <table:table-row table:style-name="ro1">
          <table:table-cell office:value-type="float" office:value="3.0996" calcext:value-type="float">
            <text:p>3.0996E+00</text:p>
          </table:table-cell>
          <table:table-cell table:formula="of:=LOG10([.A229])" office:value-type="float" office:value="0.491305652220942" calcext:value-type="float">
            <text:p>4.9131E-01</text:p>
          </table:table-cell>
          <table:table-cell table:formula="of:=[.A229]*8065.54429" office:value-type="float" office:value="24999.961081284" calcext:value-type="float">
            <text:p>24999.961081284</text:p>
          </table:table-cell>
          <table:table-cell office:value-type="float" office:value="1.35" calcext:value-type="float">
            <text:p>1.35</text:p>
          </table:table-cell>
          <table:table-cell table:style-name="ce12" office:value-type="float" office:value="0.00000000158" calcext:value-type="float">
            <text:p>1.580E-09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3.3067" calcext:value-type="float">
            <text:p>3.3067E+00</text:p>
          </table:table-cell>
          <table:table-cell table:formula="of:=LOG10([.A230])" office:value-type="float" office:value="0.519394795381018" calcext:value-type="float">
            <text:p>5.1939E-01</text:p>
          </table:table-cell>
          <table:table-cell table:formula="of:=[.A230]*8065.54429" office:value-type="float" office:value="26670.335303743" calcext:value-type="float">
            <text:p>26670.335303743</text:p>
          </table:table-cell>
          <table:table-cell office:value-type="float" office:value="1.354" calcext:value-type="float">
            <text:p>1.354</text:p>
          </table:table-cell>
          <table:table-cell table:style-name="ce12" office:value-type="float" office:value="0.000000002031" calcext:value-type="float">
            <text:p>2.031E-09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3.5435" calcext:value-type="float">
            <text:p>3.5435E+00</text:p>
          </table:table-cell>
          <table:table-cell table:formula="of:=LOG10([.A231])" office:value-type="float" office:value="0.549432437097535" calcext:value-type="float">
            <text:p>5.4943E-01</text:p>
          </table:table-cell>
          <table:table-cell table:formula="of:=[.A231]*8065.54429" office:value-type="float" office:value="28580.256191615" calcext:value-type="float">
            <text:p>28580.256191615</text:p>
          </table:table-cell>
          <table:table-cell office:value-type="float" office:value="1.358" calcext:value-type="float">
            <text:p>1.358</text:p>
          </table:table-cell>
          <table:table-cell table:style-name="ce12" office:value-type="float" office:value="0.000000002528" calcext:value-type="float">
            <text:p>2.528E-09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3.8138" calcext:value-type="float">
            <text:p>3.8138E+00</text:p>
          </table:table-cell>
          <table:table-cell table:formula="of:=LOG10([.A232])" office:value-type="float" office:value="0.581357914411657" calcext:value-type="float">
            <text:p>5.8136E-01</text:p>
          </table:table-cell>
          <table:table-cell table:formula="of:=[.A232]*8065.54429" office:value-type="float" office:value="30760.372813202" calcext:value-type="float">
            <text:p>30760.372813202</text:p>
          </table:table-cell>
          <table:table-cell office:value-type="float" office:value="1.364" calcext:value-type="float">
            <text:p>1.364</text:p>
          </table:table-cell>
          <table:table-cell table:style-name="ce12" office:value-type="float" office:value="0.000000003082" calcext:value-type="float">
            <text:p>3.082E-09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4.1337" calcext:value-type="float">
            <text:p>4.1337E+00</text:p>
          </table:table-cell>
          <table:table-cell table:formula="of:=LOG10([.A233])" office:value-type="float" office:value="0.616338954857248" calcext:value-type="float">
            <text:p>6.1634E-01</text:p>
          </table:table-cell>
          <table:table-cell table:formula="of:=[.A233]*8065.54429" office:value-type="float" office:value="33340.540431573" calcext:value-type="float">
            <text:p>33340.540431573</text:p>
          </table:table-cell>
          <table:table-cell office:value-type="float" office:value="1.371" calcext:value-type="float">
            <text:p>1.371</text:p>
          </table:table-cell>
          <table:table-cell table:style-name="ce12" office:value-type="float" office:value="0.000000004148" calcext:value-type="float">
            <text:p>4.148E-09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4.5118" calcext:value-type="float">
            <text:p>4.5118E+00</text:p>
          </table:table-cell>
          <table:table-cell table:formula="of:=LOG10([.A234])" office:value-type="float" office:value="0.654349839906691" calcext:value-type="float">
            <text:p>6.5435E-01</text:p>
          </table:table-cell>
          <table:table-cell table:formula="of:=[.A234]*8065.54429" office:value-type="float" office:value="36390.122727622" calcext:value-type="float">
            <text:p>36390.122727622</text:p>
          </table:table-cell>
          <table:table-cell office:value-type="float" office:value="1.381" calcext:value-type="float">
            <text:p>1.381</text:p>
          </table:table-cell>
          <table:table-cell table:style-name="ce12" office:value-type="float" office:value="0.000000006292" calcext:value-type="float">
            <text:p>6.292E-09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4.9582" calcext:value-type="float">
            <text:p>4.9582E+00</text:p>
          </table:table-cell>
          <table:table-cell table:formula="of:=LOG10([.A235])" office:value-type="float" office:value="0.695324041016824" calcext:value-type="float">
            <text:p>6.9532E-01</text:p>
          </table:table-cell>
          <table:table-cell table:formula="of:=[.A235]*8065.54429" office:value-type="float" office:value="39990.581698678" calcext:value-type="float">
            <text:p>39990.581698678</text:p>
          </table:table-cell>
          <table:table-cell office:value-type="float" office:value="1.395" calcext:value-type="float">
            <text:p>1.395</text:p>
          </table:table-cell>
          <table:table-cell table:style-name="ce12" office:value-type="float" office:value="0.000000009307" calcext:value-type="float">
            <text:p>9.307E-09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5.5124" calcext:value-type="float">
            <text:p>5.5124E+00</text:p>
          </table:table-cell>
          <table:table-cell table:formula="of:=LOG10([.A236])" office:value-type="float" office:value="0.741340724046487" calcext:value-type="float">
            <text:p>7.4134E-01</text:p>
          </table:table-cell>
          <table:table-cell table:formula="of:=[.A236]*8065.54429" office:value-type="float" office:value="44460.506344196" calcext:value-type="float">
            <text:p>44460.506344196</text:p>
          </table:table-cell>
          <table:table-cell office:value-type="float" office:value="1.416" calcext:value-type="float">
            <text:p>1.416</text:p>
          </table:table-cell>
          <table:table-cell table:style-name="ce12" office:value-type="float" office:value="0.00000001158" calcext:value-type="float">
            <text:p>1.158E-08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5.9066" calcext:value-type="float">
            <text:p>5.9066E+00</text:p>
          </table:table-cell>
          <table:table-cell table:formula="of:=LOG10([.A237])" office:value-type="float" office:value="0.771337561060119" calcext:value-type="float">
            <text:p>7.7134E-01</text:p>
          </table:table-cell>
          <table:table-cell table:formula="of:=[.A237]*8065.54429" office:value-type="float" office:value="47639.943903314" calcext:value-type="float">
            <text:p>47639.943903314</text:p>
          </table:table-cell>
          <table:table-cell office:value-type="float" office:value="1.435" calcext:value-type="float">
            <text:p>1.435</text:p>
          </table:table-cell>
          <table:table-cell table:style-name="ce12" office:value-type="float" office:value="0.00000003844" calcext:value-type="float">
            <text:p>3.844E-08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6.1992" calcext:value-type="float">
            <text:p>6.1992E+00</text:p>
          </table:table-cell>
          <table:table-cell table:formula="of:=LOG10([.A238])" office:value-type="float" office:value="0.792335647884923" calcext:value-type="float">
            <text:p>7.9234E-01</text:p>
          </table:table-cell>
          <table:table-cell table:formula="of:=[.A238]*8065.54429" office:value-type="float" office:value="49999.922162568" calcext:value-type="float">
            <text:p>49999.922162568</text:p>
          </table:table-cell>
          <table:table-cell office:value-type="float" office:value="1.452" calcext:value-type="float">
            <text:p>1.452</text:p>
          </table:table-cell>
          <table:table-cell table:style-name="ce12" office:value-type="float" office:value="0.0000001101" calcext:value-type="float">
            <text:p>1.101E-07</text:p>
          </table:table-cell>
          <table:table-cell table:number-columns-repeated="2" office:value-type="string" calcext:value-type="string">
            <text:p>[72, 76, 77]</text:p>
          </table:table-cell>
          <table:table-cell/>
        </table:table-row>
        <table:table-row table:style-name="ro1">
          <table:table-cell office:value-type="float" office:value="6.5216" calcext:value-type="float">
            <text:p>6.5216E+00</text:p>
          </table:table-cell>
          <table:table-cell table:formula="of:=LOG10([.A239])" office:value-type="float" office:value="0.814354157990314" calcext:value-type="float">
            <text:p>8.1435E-01</text:p>
          </table:table-cell>
          <table:table-cell table:formula="of:=[.A239]*8065.54429" office:value-type="float" office:value="52600.253641664" calcext:value-type="float">
            <text:p>52600.253641664</text:p>
          </table:table-cell>
          <table:table-cell office:value-type="float" office:value="1.475" calcext:value-type="float">
            <text:p>1.475</text:p>
          </table:table-cell>
          <table:table-cell table:style-name="ce12" office:value-type="float" office:value="0.0000003622" calcext:value-type="float">
            <text:p>3.622E-07</text:p>
          </table:table-cell>
          <table:table-cell table:number-columns-repeated="2" office:value-type="string" calcext:value-type="string">
            <text:p>[72, 78]</text:p>
          </table:table-cell>
          <table:table-cell/>
        </table:table-row>
        <table:table-row table:style-name="ro1">
          <table:table-cell office:value-type="float" office:value="6.8923" calcext:value-type="float">
            <text:p>6.8923E+00</text:p>
          </table:table-cell>
          <table:table-cell table:formula="of:=LOG10([.A240])" office:value-type="float" office:value="0.838364172651355" calcext:value-type="float">
            <text:p>8.3836E-01</text:p>
          </table:table-cell>
          <table:table-cell table:formula="of:=[.A240]*8065.54429" office:value-type="float" office:value="55590.150909967" calcext:value-type="float">
            <text:p>55590.150909967</text:p>
          </table:table-cell>
          <table:table-cell office:value-type="float" office:value="1.513" calcext:value-type="float">
            <text:p>1.513</text:p>
          </table:table-cell>
          <table:table-cell table:style-name="ce12" office:value-type="float" office:value="0.00005995" calcext:value-type="float">
            <text:p>5.995E-05</text:p>
          </table:table-cell>
          <table:table-cell table:number-columns-repeated="2" office:value-type="string" calcext:value-type="string">
            <text:p>[72, 78]</text:p>
          </table:table-cell>
          <table:table-cell/>
        </table:table-row>
        <table:table-row table:style-name="ro1">
          <table:table-cell office:value-type="float" office:value="7.118" calcext:value-type="float">
            <text:p>7.1180E+00</text:p>
          </table:table-cell>
          <table:table-cell table:formula="of:=LOG10([.A241])" office:value-type="float" office:value="0.852357983667827" calcext:value-type="float">
            <text:p>8.5236E-01</text:p>
          </table:table-cell>
          <table:table-cell table:formula="of:=[.A241]*8065.54429" office:value-type="float" office:value="57410.54425622" calcext:value-type="float">
            <text:p>57410.54425622</text:p>
          </table:table-cell>
          <table:table-cell office:value-type="float" office:value="1.549" calcext:value-type="float">
            <text:p>1.549</text:p>
          </table:table-cell>
          <table:table-cell table:style-name="ce12" office:value-type="float" office:value="0.001182" calcext:value-type="float">
            <text:p>1.182E-03</text:p>
          </table:table-cell>
          <table:table-cell table:number-columns-repeated="2" office:value-type="string" calcext:value-type="string">
            <text:p>[72, 78]</text:p>
          </table:table-cell>
          <table:table-cell/>
        </table:table-row>
        <table:table-row table:style-name="ro1">
          <table:table-cell office:value-type="float" office:value="7.3002" calcext:value-type="float">
            <text:p>7.3002E+00</text:p>
          </table:table-cell>
          <table:table-cell table:formula="of:=LOG10([.A242])" office:value-type="float" office:value="0.863334758436422" calcext:value-type="float">
            <text:p>8.6333E-01</text:p>
          </table:table-cell>
          <table:table-cell table:formula="of:=[.A242]*8065.54429" office:value-type="float" office:value="58880.086425858" calcext:value-type="float">
            <text:p>58880.086425858</text:p>
          </table:table-cell>
          <table:table-cell office:value-type="float" office:value="1.606" calcext:value-type="float">
            <text:p>1.606</text:p>
          </table:table-cell>
          <table:table-cell table:style-name="ce12" office:value-type="float" office:value="0.003998" calcext:value-type="float">
            <text:p>3.998E-03</text:p>
          </table:table-cell>
          <table:table-cell table:number-columns-repeated="2" office:value-type="string" calcext:value-type="string">
            <text:p>[72, 78]</text:p>
          </table:table-cell>
          <table:table-cell/>
        </table:table-row>
        <table:table-row table:style-name="ro1">
          <table:table-cell office:value-type="float" office:value="7.4713" calcext:value-type="float">
            <text:p>7.4713E+00</text:p>
          </table:table-cell>
          <table:table-cell table:formula="of:=LOG10([.A243])" office:value-type="float" office:value="0.873396175269904" calcext:value-type="float">
            <text:p>8.7340E-01</text:p>
          </table:table-cell>
          <table:table-cell table:formula="of:=[.A243]*8065.54429" office:value-type="float" office:value="60260.101053877" calcext:value-type="float">
            <text:p>60260.101053877</text:p>
          </table:table-cell>
          <table:table-cell office:value-type="float" office:value="1.647" calcext:value-type="float">
            <text:p>1.647</text:p>
          </table:table-cell>
          <table:table-cell table:style-name="ce12" office:value-type="float" office:value="0.07241" calcext:value-type="float">
            <text:p>7.241E-02</text:p>
          </table:table-cell>
          <table:table-cell table:number-columns-repeated="2" office:value-type="string" calcext:value-type="string">
            <text:p>[72, 78]</text:p>
          </table:table-cell>
          <table:table-cell/>
        </table:table-row>
        <table:table-row table:style-name="ro1">
          <table:table-cell office:value-type="float" office:value="7.6449" calcext:value-type="float">
            <text:p>7.6449E+00</text:p>
          </table:table-cell>
          <table:table-cell table:formula="of:=LOG10([.A244])" office:value-type="float" office:value="0.883371808946216" calcext:value-type="float">
            <text:p>8.8337E-01</text:p>
          </table:table-cell>
          <table:table-cell table:formula="of:=[.A244]*8065.54429" office:value-type="float" office:value="61660.279542621" calcext:value-type="float">
            <text:p>61660.279542621</text:p>
          </table:table-cell>
          <table:table-cell office:value-type="float" office:value="1.653" calcext:value-type="float">
            <text:p>1.653</text:p>
          </table:table-cell>
          <table:table-cell table:style-name="ce12" office:value-type="float" office:value="0.1351" calcext:value-type="float">
            <text:p>1.351E-01</text:p>
          </table:table-cell>
          <table:table-cell table:number-columns-repeated="2" office:value-type="string" calcext:value-type="string">
            <text:p>[72, 78]</text:p>
          </table:table-cell>
          <table:table-cell/>
        </table:table-row>
        <table:table-row table:style-name="ro1">
          <table:table-cell office:value-type="float" office:value="7.8408" calcext:value-type="float">
            <text:p>7.8408E+00</text:p>
          </table:table-cell>
          <table:table-cell table:formula="of:=LOG10([.A245])" office:value-type="float" office:value="0.894360376187044" calcext:value-type="float">
            <text:p>8.9436E-01</text:p>
          </table:table-cell>
          <table:table-cell table:formula="of:=[.A245]*8065.54429" office:value-type="float" office:value="63240.319669032" calcext:value-type="float">
            <text:p>63240.319669032</text:p>
          </table:table-cell>
          <table:table-cell office:value-type="float" office:value="1.641" calcext:value-type="float">
            <text:p>1.641</text:p>
          </table:table-cell>
          <table:table-cell table:style-name="ce12" office:value-type="float" office:value="0.2022" calcext:value-type="float">
            <text:p>2.022E-01</text:p>
          </table:table-cell>
          <table:table-cell table:number-columns-repeated="2" office:value-type="string" calcext:value-type="string">
            <text:p>[72, 78]</text:p>
          </table:table-cell>
          <table:table-cell/>
        </table:table-row>
        <table:table-row table:style-name="ro1">
          <table:table-cell office:value-type="float" office:value="8.0417" calcext:value-type="float">
            <text:p>8.0417E+00</text:p>
          </table:table-cell>
          <table:table-cell table:formula="of:=LOG10([.A246])" office:value-type="float" office:value="0.905347867476818" calcext:value-type="float">
            <text:p>9.0535E-01</text:p>
          </table:table-cell>
          <table:table-cell table:formula="of:=[.A246]*8065.54429" office:value-type="float" office:value="64860.687516893" calcext:value-type="float">
            <text:p>64860.687516893</text:p>
          </table:table-cell>
          <table:table-cell office:value-type="float" office:value="1.597" calcext:value-type="float">
            <text:p>1.597</text:p>
          </table:table-cell>
          <table:table-cell table:style-name="ce12" office:value-type="float" office:value="0.2581" calcext:value-type="float">
            <text:p>2.581E-01</text:p>
          </table:table-cell>
          <table:table-cell table:number-columns-repeated="2" office:value-type="string" calcext:value-type="string">
            <text:p>[72, 78]</text:p>
          </table:table-cell>
          <table:table-cell/>
        </table:table-row>
        <table:table-row table:style-name="ro1">
          <table:table-cell office:value-type="float" office:value="8.2673" calcext:value-type="float">
            <text:p>8.2673E+00</text:p>
          </table:table-cell>
          <table:table-cell table:formula="of:=LOG10([.A247])" office:value-type="float" office:value="0.917363697393179" calcext:value-type="float">
            <text:p>9.1736E-01</text:p>
          </table:table-cell>
          <table:table-cell table:formula="of:=[.A247]*8065.54429" office:value-type="float" office:value="66680.274308717" calcext:value-type="float">
            <text:p>66680.274308717</text:p>
          </table:table-cell>
          <table:table-cell office:value-type="float" office:value="1.4997" calcext:value-type="float">
            <text:p>1.4997</text:p>
          </table:table-cell>
          <table:table-cell table:style-name="ce12" office:value-type="float" office:value="0.2772" calcext:value-type="float">
            <text:p>2.772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8.4992" calcext:value-type="float">
            <text:p>8.4992E+00</text:p>
          </table:table-cell>
          <table:table-cell table:formula="of:=LOG10([.A248])" office:value-type="float" office:value="0.929378049015886" calcext:value-type="float">
            <text:p>9.2938E-01</text:p>
          </table:table-cell>
          <table:table-cell table:formula="of:=[.A248]*8065.54429" office:value-type="float" office:value="68550.674029568" calcext:value-type="float">
            <text:p>68550.674029568</text:p>
          </table:table-cell>
          <table:table-cell office:value-type="float" office:value="1.4588" calcext:value-type="float">
            <text:p>1.4588</text:p>
          </table:table-cell>
          <table:table-cell table:style-name="ce12" office:value-type="float" office:value="0.2409" calcext:value-type="float">
            <text:p>2.409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8.7372" calcext:value-type="float">
            <text:p>8.7372E+00</text:p>
          </table:table-cell>
          <table:table-cell table:formula="of:=LOG10([.A249])" office:value-type="float" office:value="0.941372277099222" calcext:value-type="float">
            <text:p>9.4137E-01</text:p>
          </table:table-cell>
          <table:table-cell table:formula="of:=[.A249]*8065.54429" office:value-type="float" office:value="70470.273570588" calcext:value-type="float">
            <text:p>70470.273570588</text:p>
          </table:table-cell>
          <table:table-cell office:value-type="float" office:value="1.419" calcext:value-type="float">
            <text:p>1.419</text:p>
          </table:table-cell>
          <table:table-cell table:style-name="ce12" office:value-type="float" office:value="0.1927" calcext:value-type="float">
            <text:p>1.927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8.9815" calcext:value-type="float">
            <text:p>8.9815E+00</text:p>
          </table:table-cell>
          <table:table-cell table:formula="of:=LOG10([.A250])" office:value-type="float" office:value="0.953348874230912" calcext:value-type="float">
            <text:p>9.5335E-01</text:p>
          </table:table-cell>
          <table:table-cell table:formula="of:=[.A250]*8065.54429" office:value-type="float" office:value="72440.686040635" calcext:value-type="float">
            <text:p>72440.686040635</text:p>
          </table:table-cell>
          <table:table-cell office:value-type="float" office:value="1.3805" calcext:value-type="float">
            <text:p>1.3805</text:p>
          </table:table-cell>
          <table:table-cell table:style-name="ce12" office:value-type="float" office:value="0.1422" calcext:value-type="float">
            <text:p>1.422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9.2542" calcext:value-type="float">
            <text:p>9.2542E+00</text:p>
          </table:table-cell>
          <table:table-cell table:formula="of:=LOG10([.A251])" office:value-type="float" office:value="0.966338881154562" calcext:value-type="float">
            <text:p>9.6634E-01</text:p>
          </table:table-cell>
          <table:table-cell table:formula="of:=[.A251]*8065.54429" office:value-type="float" office:value="74640.159968518" calcext:value-type="float">
            <text:p>74640.159968518</text:p>
          </table:table-cell>
          <table:table-cell office:value-type="float" office:value="1.3398" calcext:value-type="float">
            <text:p>1.3398</text:p>
          </table:table-cell>
          <table:table-cell table:style-name="ce12" office:value-type="float" office:value="0.1489" calcext:value-type="float">
            <text:p>1.489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9.5357" calcext:value-type="float">
            <text:p>9.5357E+00</text:p>
          </table:table-cell>
          <table:table-cell table:formula="of:=LOG10([.A252])" office:value-type="float" office:value="0.979352579393431" calcext:value-type="float">
            <text:p>9.7935E-01</text:p>
          </table:table-cell>
          <table:table-cell table:formula="of:=[.A252]*8065.54429" office:value-type="float" office:value="76910.610686153" calcext:value-type="float">
            <text:p>76910.610686153</text:p>
          </table:table-cell>
          <table:table-cell office:value-type="float" office:value="1.3002" calcext:value-type="float">
            <text:p>1.3002</text:p>
          </table:table-cell>
          <table:table-cell table:style-name="ce12" office:value-type="float" office:value="0.2392" calcext:value-type="float">
            <text:p>2.392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9.8481" calcext:value-type="float">
            <text:p>9.8481E+00</text:p>
          </table:table-cell>
          <table:table-cell table:formula="of:=LOG10([.A253])" office:value-type="float" office:value="0.993352449877331" calcext:value-type="float">
            <text:p>9.9335E-01</text:p>
          </table:table-cell>
          <table:table-cell table:formula="of:=[.A253]*8065.54429" office:value-type="float" office:value="79430.286722349" calcext:value-type="float">
            <text:p>79430.286722349</text:p>
          </table:table-cell>
          <table:table-cell office:value-type="float" office:value="1.259" calcext:value-type="float">
            <text:p>1.259</text:p>
          </table:table-cell>
          <table:table-cell table:style-name="ce12" office:value-type="float" office:value="0.322" calcext:value-type="float">
            <text:p>3.220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10.172" calcext:value-type="float">
            <text:p>1.0172E+01</text:p>
          </table:table-cell>
          <table:table-cell table:formula="of:=LOG10([.A254])" office:value-type="float" office:value="1.00740635150367" calcext:value-type="float">
            <text:p>1.0074E+00</text:p>
          </table:table-cell>
          <table:table-cell table:formula="of:=[.A254]*8065.54429" office:value-type="float" office:value="82042.71651788" calcext:value-type="float">
            <text:p>82042.71651788</text:p>
          </table:table-cell>
          <table:table-cell office:value-type="float" office:value="1.2189" calcext:value-type="float">
            <text:p>1.2189</text:p>
          </table:table-cell>
          <table:table-cell table:style-name="ce12" office:value-type="float" office:value="0.349" calcext:value-type="float">
            <text:p>3.490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10.504" calcext:value-type="float">
            <text:p>1.0504E+01</text:p>
          </table:table-cell>
          <table:table-cell table:formula="of:=LOG10([.A255])" office:value-type="float" office:value="1.02135471308142" calcext:value-type="float">
            <text:p>1.0214E+00</text:p>
          </table:table-cell>
          <table:table-cell table:formula="of:=[.A255]*8065.54429" office:value-type="float" office:value="84720.47722216" calcext:value-type="float">
            <text:p>84720.47722216</text:p>
          </table:table-cell>
          <table:table-cell office:value-type="float" office:value="1.1804" calcext:value-type="float">
            <text:p>1.1804</text:p>
          </table:table-cell>
          <table:table-cell table:style-name="ce12" office:value-type="float" office:value="0.3705" calcext:value-type="float">
            <text:p>3.705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10.873" calcext:value-type="float">
            <text:p>1.0873E+01</text:p>
          </table:table-cell>
          <table:table-cell table:formula="of:=LOG10([.A256])" office:value-type="float" office:value="1.03634938803184" calcext:value-type="float">
            <text:p>1.0363E+00</text:p>
          </table:table-cell>
          <table:table-cell table:formula="of:=[.A256]*8065.54429" office:value-type="float" office:value="87696.66306517" calcext:value-type="float">
            <text:p>87696.66306517</text:p>
          </table:table-cell>
          <table:table-cell office:value-type="float" office:value="1.1403" calcext:value-type="float">
            <text:p>1.1403</text:p>
          </table:table-cell>
          <table:table-cell table:style-name="ce12" office:value-type="float" office:value="0.3988" calcext:value-type="float">
            <text:p>3.988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>
          <table:table-cell office:value-type="float" office:value="11.281" calcext:value-type="float">
            <text:p>1.1281E+01</text:p>
          </table:table-cell>
          <table:table-cell table:formula="of:=LOG10([.A257])" office:value-type="float" office:value="1.05234759922466" calcext:value-type="float">
            <text:p>1.0523E+00</text:p>
          </table:table-cell>
          <table:table-cell table:formula="of:=[.A257]*8065.54429" office:value-type="float" office:value="90987.40513549" calcext:value-type="float">
            <text:p>90987.40513549</text:p>
          </table:table-cell>
          <table:table-cell office:value-type="float" office:value="1.099" calcext:value-type="float">
            <text:p>1.099</text:p>
          </table:table-cell>
          <table:table-cell table:style-name="ce12" office:value-type="float" office:value="0.4303" calcext:value-type="float">
            <text:p>4.303E-01</text:p>
          </table:table-cell>
          <table:table-cell table:number-columns-repeated="2" office:value-type="string" calcext:value-type="string">
            <text:p>[72, 68]</text:p>
          </table:table-cell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_monocrystallin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n</text:p>
          </table:table-cell>
          <table:table-cell table:style-name="ce11"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2]*8065.54429" office:value-type="float" office:value="18550.751867" calcext:value-type="float">
            <text:p>18550.751867</text:p>
          </table:table-cell>
          <table:table-cell office:value-type="float" office:value="4.123" calcext:value-type="float">
            <text:p>4.123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formula="of:=[.A3]*8065.54429" office:value-type="float" office:value="18389.4409812" calcext:value-type="float">
            <text:p>18389.4409812</text:p>
          </table:table-cell>
          <table:table-cell office:value-type="float" office:value="4.106" calcext:value-type="float">
            <text:p>4.10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table:formula="of:=[.A4]*8065.54429" office:value-type="float" office:value="18228.1300954" calcext:value-type="float">
            <text:p>18228.1300954</text:p>
          </table:table-cell>
          <table:table-cell office:value-type="float" office:value="4.089" calcext:value-type="float">
            <text:p>4.08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table:formula="of:=[.A5]*8065.54429" office:value-type="float" office:value="18066.8192096" calcext:value-type="float">
            <text:p>18066.8192096</text:p>
          </table:table-cell>
          <table:table-cell office:value-type="float" office:value="4.073" calcext:value-type="float">
            <text:p>4.073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table:formula="of:=[.A6]*8065.54429" office:value-type="float" office:value="17905.5083238" calcext:value-type="float">
            <text:p>17905.5083238</text:p>
          </table:table-cell>
          <table:table-cell office:value-type="float" office:value="4.057" calcext:value-type="float">
            <text:p>4.057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7]*8065.54429" office:value-type="float" office:value="17744.197438" calcext:value-type="float">
            <text:p>17744.197438</text:p>
          </table:table-cell>
          <table:table-cell office:value-type="float" office:value="4.042" calcext:value-type="float">
            <text:p>4.042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table:formula="of:=[.A8]*8065.54429" office:value-type="float" office:value="17582.8865522" calcext:value-type="float">
            <text:p>17582.8865522</text:p>
          </table:table-cell>
          <table:table-cell office:value-type="float" office:value="4.026" calcext:value-type="float">
            <text:p>4.026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formula="of:=[.A9]*8065.54429" office:value-type="float" office:value="17421.5756664" calcext:value-type="float">
            <text:p>17421.5756664</text:p>
          </table:table-cell>
          <table:table-cell office:value-type="float" office:value="4.012" calcext:value-type="float">
            <text:p>4.01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table:formula="of:=[.A10]*8065.54429" office:value-type="float" office:value="17260.2647806" calcext:value-type="float">
            <text:p>17260.2647806</text:p>
          </table:table-cell>
          <table:table-cell office:value-type="float" office:value="3.997" calcext:value-type="float">
            <text:p>3.997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table:formula="of:=[.A11]*8065.54429" office:value-type="float" office:value="17098.9538948" calcext:value-type="float">
            <text:p>17098.9538948</text:p>
          </table:table-cell>
          <table:table-cell office:value-type="float" office:value="3.983" calcext:value-type="float">
            <text:p>3.98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12]*8065.54429" office:value-type="float" office:value="16937.643009" calcext:value-type="float">
            <text:p>16937.643009</text:p>
          </table:table-cell>
          <table:table-cell office:value-type="float" office:value="3.969" calcext:value-type="float">
            <text:p>3.96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table:formula="of:=[.A13]*8065.54429" office:value-type="float" office:value="16776.3321232" calcext:value-type="float">
            <text:p>16776.3321232</text:p>
          </table:table-cell>
          <table:table-cell office:value-type="float" office:value="3.956" calcext:value-type="float">
            <text:p>3.956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table:formula="of:=[.A14]*8065.54429" office:value-type="float" office:value="16615.0212374" calcext:value-type="float">
            <text:p>16615.0212374</text:p>
          </table:table-cell>
          <table:table-cell office:value-type="float" office:value="3.943" calcext:value-type="float">
            <text:p>3.943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formula="of:=[.A15]*8065.54429" office:value-type="float" office:value="16453.7103516" calcext:value-type="float">
            <text:p>16453.7103516</text:p>
          </table:table-cell>
          <table:table-cell office:value-type="float" office:value="3.931" calcext:value-type="float">
            <text:p>3.93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table:formula="of:=[.A16]*8065.54429" office:value-type="float" office:value="16292.3994658" calcext:value-type="float">
            <text:p>16292.3994658</text:p>
          </table:table-cell>
          <table:table-cell office:value-type="float" office:value="3.918" calcext:value-type="float">
            <text:p>3.918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*8065.54429" office:value-type="float" office:value="16131.08858" calcext:value-type="float">
            <text:p>16131.08858</text:p>
          </table:table-cell>
          <table:table-cell office:value-type="float" office:value="3.906" calcext:value-type="float">
            <text:p>3.906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[.A18]*8065.54429" office:value-type="float" office:value="15969.7776942" calcext:value-type="float">
            <text:p>15969.7776942</text:p>
          </table:table-cell>
          <table:table-cell office:value-type="float" office:value="3.893" calcext:value-type="float">
            <text:p>3.89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[.A19]*8065.54429" office:value-type="float" office:value="15808.4668084" calcext:value-type="float">
            <text:p>15808.4668084</text:p>
          </table:table-cell>
          <table:table-cell office:value-type="float" office:value="3.882" calcext:value-type="float">
            <text:p>3.88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table:formula="of:=[.A20]*8065.54429" office:value-type="float" office:value="15647.1559226" calcext:value-type="float">
            <text:p>15647.1559226</text:p>
          </table:table-cell>
          <table:table-cell office:value-type="float" office:value="3.87" calcext:value-type="float">
            <text:p>3.87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table:formula="of:=[.A21]*8065.54429" office:value-type="float" office:value="15485.8450368" calcext:value-type="float">
            <text:p>15485.8450368</text:p>
          </table:table-cell>
          <table:table-cell office:value-type="float" office:value="3.858" calcext:value-type="float">
            <text:p>3.858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22]*8065.54429" office:value-type="float" office:value="15324.534151" calcext:value-type="float">
            <text:p>15324.534151</text:p>
          </table:table-cell>
          <table:table-cell office:value-type="float" office:value="3.847" calcext:value-type="float">
            <text:p>3.84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table:formula="of:=[.A23]*8065.54429" office:value-type="float" office:value="15163.2232652" calcext:value-type="float">
            <text:p>15163.2232652</text:p>
          </table:table-cell>
          <table:table-cell office:value-type="float" office:value="3.837" calcext:value-type="float">
            <text:p>3.83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table:formula="of:=[.A24]*8065.54429" office:value-type="float" office:value="15001.9123794" calcext:value-type="float">
            <text:p>15001.9123794</text:p>
          </table:table-cell>
          <table:table-cell office:value-type="float" office:value="3.826" calcext:value-type="float">
            <text:p>3.82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table:formula="of:=[.A25]*8065.54429" office:value-type="float" office:value="14840.6014936" calcext:value-type="float">
            <text:p>14840.6014936</text:p>
          </table:table-cell>
          <table:table-cell office:value-type="float" office:value="3.815" calcext:value-type="float">
            <text:p>3.81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table:formula="of:=[.A26]*8065.54429" office:value-type="float" office:value="14679.2906078" calcext:value-type="float">
            <text:p>14679.2906078</text:p>
          </table:table-cell>
          <table:table-cell office:value-type="float" office:value="3.805" calcext:value-type="float">
            <text:p>3.80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27]*8065.54429" office:value-type="float" office:value="14517.979722" calcext:value-type="float">
            <text:p>14517.979722</text:p>
          </table:table-cell>
          <table:table-cell office:value-type="float" office:value="3.796" calcext:value-type="float">
            <text:p>3.796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table:formula="of:=[.A28]*8065.54429" office:value-type="float" office:value="14356.6688362" calcext:value-type="float">
            <text:p>14356.6688362</text:p>
          </table:table-cell>
          <table:table-cell office:value-type="float" office:value="3.787" calcext:value-type="float">
            <text:p>3.787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[.A29]*8065.54429" office:value-type="float" office:value="14195.3579504" calcext:value-type="float">
            <text:p>14195.3579504</text:p>
          </table:table-cell>
          <table:table-cell office:value-type="float" office:value="3.778" calcext:value-type="float">
            <text:p>3.77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table:formula="of:=[.A30]*8065.54429" office:value-type="float" office:value="14034.0470646" calcext:value-type="float">
            <text:p>14034.0470646</text:p>
          </table:table-cell>
          <table:table-cell office:value-type="float" office:value="3.768" calcext:value-type="float">
            <text:p>3.768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[.A31]*8065.54429" office:value-type="float" office:value="13872.7361788" calcext:value-type="float">
            <text:p>13872.7361788</text:p>
          </table:table-cell>
          <table:table-cell office:value-type="float" office:value="3.761" calcext:value-type="float">
            <text:p>3.76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32]*8065.54429" office:value-type="float" office:value="13711.425293" calcext:value-type="float">
            <text:p>13711.425293</text:p>
          </table:table-cell>
          <table:table-cell office:value-type="float" office:value="3.752" calcext:value-type="float">
            <text:p>3.75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[.A33]*8065.54429" office:value-type="float" office:value="13550.1144072" calcext:value-type="float">
            <text:p>13550.1144072</text:p>
          </table:table-cell>
          <table:table-cell office:value-type="float" office:value="3.745" calcext:value-type="float">
            <text:p>3.74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table:formula="of:=[.A34]*8065.54429" office:value-type="float" office:value="13388.8035214" calcext:value-type="float">
            <text:p>13388.8035214</text:p>
          </table:table-cell>
          <table:table-cell office:value-type="float" office:value="3.736" calcext:value-type="float">
            <text:p>3.736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[.A35]*8065.54429" office:value-type="float" office:value="13227.4926356" calcext:value-type="float">
            <text:p>13227.4926356</text:p>
          </table:table-cell>
          <table:table-cell office:value-type="float" office:value="3.728" calcext:value-type="float">
            <text:p>3.72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table:formula="of:=[.A36]*8065.54429" office:value-type="float" office:value="13066.1817498" calcext:value-type="float">
            <text:p>13066.1817498</text:p>
          </table:table-cell>
          <table:table-cell office:value-type="float" office:value="3.721" calcext:value-type="float">
            <text:p>3.72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37]*8065.54429" office:value-type="float" office:value="12904.870864" calcext:value-type="float">
            <text:p>12904.870864</text:p>
          </table:table-cell>
          <table:table-cell office:value-type="float" office:value="3.714" calcext:value-type="float">
            <text:p>3.71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table:formula="of:=[.A38]*8065.54429" office:value-type="float" office:value="12743.5599782" calcext:value-type="float">
            <text:p>12743.5599782</text:p>
          </table:table-cell>
          <table:table-cell office:value-type="float" office:value="3.705" calcext:value-type="float">
            <text:p>3.705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table:formula="of:=[.A39]*8065.54429" office:value-type="float" office:value="12582.2490924" calcext:value-type="float">
            <text:p>12582.2490924</text:p>
          </table:table-cell>
          <table:table-cell office:value-type="float" office:value="3.697" calcext:value-type="float">
            <text:p>3.697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table:formula="of:=[.A40]*8065.54429" office:value-type="float" office:value="12420.9382066" calcext:value-type="float">
            <text:p>12420.9382066</text:p>
          </table:table-cell>
          <table:table-cell office:value-type="float" office:value="3.688" calcext:value-type="float">
            <text:p>3.68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[.A41]*8065.54429" office:value-type="float" office:value="12259.6273208" calcext:value-type="float">
            <text:p>12259.6273208</text:p>
          </table:table-cell>
          <table:table-cell office:value-type="float" office:value="3.681" calcext:value-type="float">
            <text:p>3.681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42]*8065.54429" office:value-type="float" office:value="12098.316435" calcext:value-type="float">
            <text:p>12098.316435</text:p>
          </table:table-cell>
          <table:table-cell office:value-type="float" office:value="3.673" calcext:value-type="float">
            <text:p>3.673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string" calcext:value-type="string">
            <text:p>[20]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43]*8065.54429" office:value-type="float" office:value="11291.762006" calcext:value-type="float">
            <text:p>11291.762006</text:p>
          </table:table-cell>
          <table:table-cell/>
          <table:table-cell office:value-type="float" office:value="0.00775" calcext:value-type="float">
            <text:p>0.00775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44]*8065.54429" office:value-type="float" office:value="10485.207577" calcext:value-type="float">
            <text:p>10485.207577</text:p>
          </table:table-cell>
          <table:table-cell/>
          <table:table-cell office:value-type="float" office:value="0.00223" calcext:value-type="float">
            <text:p>0.00223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[.A45]*8065.54429" office:value-type="float" office:value="10323.8966912" calcext:value-type="float">
            <text:p>10323.8966912</text:p>
          </table:table-cell>
          <table:table-cell/>
          <table:table-cell office:value-type="float" office:value="0.00064" calcext:value-type="float">
            <text:p>0.00064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[.A46]*8065.54429" office:value-type="float" office:value="10162.5858054" calcext:value-type="float">
            <text:p>10162.5858054</text:p>
          </table:table-cell>
          <table:table-cell/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[.A47]*8065.54429" office:value-type="float" office:value="10001.2749196" calcext:value-type="float">
            <text:p>10001.2749196</text:p>
          </table:table-cell>
          <table:table-cell/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[.A48]*8065.54429" office:value-type="float" office:value="9839.9640338" calcext:value-type="float">
            <text:p>9839.9640338</text:p>
          </table:table-cell>
          <table:table-cell/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49]*8065.54429" office:value-type="float" office:value="9678.653148" calcext:value-type="float">
            <text:p>9678.653148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[.A50]*8065.54429" office:value-type="float" office:value="9517.3422622" calcext:value-type="float">
            <text:p>9517.3422622</text:p>
          </table:table-cell>
          <table:table-cell/>
          <table:table-cell office:value-type="float" office:value="0.00012" calcext:value-type="float">
            <text:p>0.00012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[.A51]*8065.54429" office:value-type="float" office:value="9356.0313764" calcext:value-type="float">
            <text:p>9356.0313764</text:p>
          </table:table-cell>
          <table:table-cell/>
          <table:table-cell office:value-type="float" office:value="0.000067" calcext:value-type="float">
            <text:p>6.7E-05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[.A52]*8065.54429" office:value-type="float" office:value="9194.7204906" calcext:value-type="float">
            <text:p>9194.7204906</text:p>
          </table:table-cell>
          <table:table-cell/>
          <table:table-cell office:value-type="float" office:value="0.000042" calcext:value-type="float">
            <text:p>4.2E-05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[.A53]*8065.54429" office:value-type="float" office:value="9033.4096048" calcext:value-type="float">
            <text:p>9033.4096048</text:p>
          </table:table-cell>
          <table:table-cell/>
          <table:table-cell office:value-type="float" office:value="0.000025" calcext:value-type="float">
            <text:p>2.5E-05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107" calcext:value-type="float">
            <text:p>1.107</text:p>
          </table:table-cell>
          <table:table-cell table:formula="of:=[.A54]*8065.54429" office:value-type="float" office:value="8928.55752903" calcext:value-type="float">
            <text:p>8928.55752903</text:p>
          </table:table-cell>
          <table:table-cell office:value-type="float" office:value="3.5361" calcext:value-type="float">
            <text:p>3.5361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55]*8065.54429" office:value-type="float" office:value="8872.098719" calcext:value-type="float">
            <text:p>8872.098719</text:p>
          </table:table-cell>
          <table:table-cell/>
          <table:table-cell office:value-type="float" office:value="0.000013" calcext:value-type="float">
            <text:p>1.3E-05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table:formula="of:=[.A56]*8065.54429" office:value-type="float" office:value="8743.05001036" calcext:value-type="float">
            <text:p>8743.05001036</text:p>
          </table:table-cell>
          <table:table-cell office:value-type="float" office:value="3.5295" calcext:value-type="float">
            <text:p>3.5295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[.A57]*8065.54429" office:value-type="float" office:value="8710.7878332" calcext:value-type="float">
            <text:p>8710.7878332</text:p>
          </table:table-cell>
          <table:table-cell/>
          <table:table-cell office:value-type="float" office:value="0.0000058" calcext:value-type="float">
            <text:p>5.8E-06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[.A58]*8065.54429" office:value-type="float" office:value="8549.4769474" calcext:value-type="float">
            <text:p>8549.4769474</text:p>
          </table:table-cell>
          <table:table-cell/>
          <table:table-cell office:value-type="float" office:value="0.0000015" calcext:value-type="float">
            <text:p>1.5E-06</text:p>
          </table:table-cell>
          <table:table-cell/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table:formula="of:=[.A59]*8065.54429" office:value-type="float" office:value="8331.70725157" calcext:value-type="float">
            <text:p>8331.70725157</text:p>
          </table:table-cell>
          <table:table-cell office:value-type="float" office:value="3.5193" calcext:value-type="float">
            <text:p>3.5193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9037" calcext:value-type="float">
            <text:p>0.9037</text:p>
          </table:table-cell>
          <table:table-cell table:formula="of:=[.A60]*8065.54429" office:value-type="float" office:value="7288.832374873" calcext:value-type="float">
            <text:p>7288.832374873</text:p>
          </table:table-cell>
          <table:table-cell office:value-type="float" office:value="3.5007" calcext:value-type="float">
            <text:p>3.5007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8856" calcext:value-type="float">
            <text:p>0.8856</text:p>
          </table:table-cell>
          <table:table-cell table:formula="of:=[.A61]*8065.54429" office:value-type="float" office:value="7142.846023224" calcext:value-type="float">
            <text:p>7142.846023224</text:p>
          </table:table-cell>
          <table:table-cell office:value-type="float" office:value="3.4876" calcext:value-type="float">
            <text:p>3.4876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8093" calcext:value-type="float">
            <text:p>0.8093</text:p>
          </table:table-cell>
          <table:table-cell table:formula="of:=[.A62]*8065.54429" office:value-type="float" office:value="6527.444993897" calcext:value-type="float">
            <text:p>6527.444993897</text:p>
          </table:table-cell>
          <table:table-cell office:value-type="float" office:value="3.4784" calcext:value-type="float">
            <text:p>3.4784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7749" calcext:value-type="float">
            <text:p>0.7749</text:p>
          </table:table-cell>
          <table:table-cell table:formula="of:=[.A63]*8065.54429" office:value-type="float" office:value="6249.990270321" calcext:value-type="float">
            <text:p>6249.990270321</text:p>
          </table:table-cell>
          <table:table-cell office:value-type="float" office:value="3.471" calcext:value-type="float">
            <text:p>3.471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731" calcext:value-type="float">
            <text:p>0.731</text:p>
          </table:table-cell>
          <table:table-cell table:formula="of:=[.A64]*8065.54429" office:value-type="float" office:value="5895.91287599" calcext:value-type="float">
            <text:p>5895.91287599</text:p>
          </table:table-cell>
          <table:table-cell office:value-type="float" office:value="3.4644" calcext:value-type="float">
            <text:p>3.4644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6888" calcext:value-type="float">
            <text:p>0.6888</text:p>
          </table:table-cell>
          <table:table-cell table:formula="of:=[.A65]*8065.54429" office:value-type="float" office:value="5555.546906952" calcext:value-type="float">
            <text:p>5555.546906952</text:p>
          </table:table-cell>
          <table:table-cell office:value-type="float" office:value="3.4578" calcext:value-type="float">
            <text:p>3.4578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6199" calcext:value-type="float">
            <text:p>0.6199</text:p>
          </table:table-cell>
          <table:table-cell table:formula="of:=[.A66]*8065.54429" office:value-type="float" office:value="4999.830905371" calcext:value-type="float">
            <text:p>4999.830905371</text:p>
          </table:table-cell>
          <table:table-cell office:value-type="float" office:value="3.449" calcext:value-type="float">
            <text:p>3.449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5087" calcext:value-type="float">
            <text:p>0.5087</text:p>
          </table:table-cell>
          <table:table-cell table:formula="of:=[.A67]*8065.54429" office:value-type="float" office:value="4102.942380323" calcext:value-type="float">
            <text:p>4102.942380323</text:p>
          </table:table-cell>
          <table:table-cell office:value-type="float" office:value="3.4434" calcext:value-type="float">
            <text:p>3.4434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4959" calcext:value-type="float">
            <text:p>0.4959</text:p>
          </table:table-cell>
          <table:table-cell table:formula="of:=[.A68]*8065.54429" office:value-type="float" office:value="3999.703413411" calcext:value-type="float">
            <text:p>3999.703413411</text:p>
          </table:table-cell>
          <table:table-cell office:value-type="float" office:value="3.4424" calcext:value-type="float">
            <text:p>3.4424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4568" calcext:value-type="float">
            <text:p>0.4568</text:p>
          </table:table-cell>
          <table:table-cell table:formula="of:=[.A69]*8065.54429" office:value-type="float" office:value="3684.340631672" calcext:value-type="float">
            <text:p>3684.340631672</text:p>
          </table:table-cell>
          <table:table-cell office:value-type="float" office:value="3.4393" calcext:value-type="float">
            <text:p>3.4393</text:p>
          </table:table-cell>
          <table:table-cell office:value-type="float" office:value="0.0000000025" calcext:value-type="float">
            <text:p>2.5E-09</text:p>
          </table:table-cell>
          <table:table-cell office:value-type="string" calcext:value-type="string">
            <text:p>[1, 2, 3, 8]</text:p>
          </table:table-cell>
          <table:table-cell office:value-type="string" calcext:value-type="string">
            <text:p>[12]</text:p>
          </table:table-cell>
        </table:table-row>
        <table:table-row table:style-name="ro1">
          <table:table-cell office:value-type="float" office:value="0.4133" calcext:value-type="float">
            <text:p>0.4133</text:p>
          </table:table-cell>
          <table:table-cell table:formula="of:=[.A70]*8065.54429" office:value-type="float" office:value="3333.489455057" calcext:value-type="float">
            <text:p>3333.489455057</text:p>
          </table:table-cell>
          <table:table-cell office:value-type="float" office:value="3.4361" calcext:value-type="float">
            <text:p>3.4361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3753" calcext:value-type="float">
            <text:p>0.3753</text:p>
          </table:table-cell>
          <table:table-cell table:formula="of:=[.A71]*8065.54429" office:value-type="float" office:value="3026.998772037" calcext:value-type="float">
            <text:p>3026.998772037</text:p>
          </table:table-cell>
          <table:table-cell office:value-type="float" office:value="3.4335" calcext:value-type="float">
            <text:p>3.4335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3626" calcext:value-type="float">
            <text:p>0.3626</text:p>
          </table:table-cell>
          <table:table-cell table:formula="of:=[.A72]*8065.54429" office:value-type="float" office:value="2924.566359554" calcext:value-type="float">
            <text:p>2924.566359554</text:p>
          </table:table-cell>
          <table:table-cell office:value-type="float" office:value="3.4327" calcext:value-type="float">
            <text:p>3.4327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3542" calcext:value-type="float">
            <text:p>0.3542</text:p>
          </table:table-cell>
          <table:table-cell table:formula="of:=[.A73]*8065.54429" office:value-type="float" office:value="2856.815787518" calcext:value-type="float">
            <text:p>2856.815787518</text:p>
          </table:table-cell>
          <table:table-cell office:value-type="float" office:value="3.4321" calcext:value-type="float">
            <text:p>3.4321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3263" calcext:value-type="float">
            <text:p>0.3263</text:p>
          </table:table-cell>
          <table:table-cell table:formula="of:=[.A74]*8065.54429" office:value-type="float" office:value="2631.787101827" calcext:value-type="float">
            <text:p>2631.787101827</text:p>
          </table:table-cell>
          <table:table-cell/>
          <table:table-cell office:value-type="float" office:value="0.000000013" calcext:value-type="float">
            <text:p>1.3E-08</text:p>
          </table:table-cell>
          <table:table-cell/>
          <table:table-cell office:value-type="string" calcext:value-type="string">
            <text:p>[12]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[.A75]*8065.54429" office:value-type="float" office:value="2500.3187299" calcext:value-type="float">
            <text:p>2500.3187299</text:p>
          </table:table-cell>
          <table:table-cell office:value-type="float" office:value="3.4294" calcext:value-type="float">
            <text:p>3.4294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248" calcext:value-type="float">
            <text:p>0.248</text:p>
          </table:table-cell>
          <table:table-cell table:formula="of:=[.A76]*8065.54429" office:value-type="float" office:value="2000.25498392" calcext:value-type="float">
            <text:p>2000.25498392</text:p>
          </table:table-cell>
          <table:table-cell office:value-type="float" office:value="3.4261" calcext:value-type="float">
            <text:p>3.4261</text:p>
          </table:table-cell>
          <table:table-cell office:value-type="float" office:value="0.000000199" calcext:value-type="float">
            <text:p>1.99E-07</text:p>
          </table:table-cell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2418" calcext:value-type="float">
            <text:p>0.2418</text:p>
          </table:table-cell>
          <table:table-cell table:formula="of:=[.A77]*8065.54429" office:value-type="float" office:value="1950.248609322" calcext:value-type="float">
            <text:p>1950.248609322</text:p>
          </table:table-cell>
          <table:table-cell/>
          <table:table-cell office:value-type="float" office:value="0.000000282" calcext:value-type="float">
            <text:p>2.82E-07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2356" calcext:value-type="float">
            <text:p>0.2356</text:p>
          </table:table-cell>
          <table:table-cell table:formula="of:=[.A78]*8065.54429" office:value-type="float" office:value="1900.242234724" calcext:value-type="float">
            <text:p>1900.242234724</text:p>
          </table:table-cell>
          <table:table-cell/>
          <table:table-cell office:value-type="float" office:value="0.000000297" calcext:value-type="float">
            <text:p>2.97E-07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2294" calcext:value-type="float">
            <text:p>0.2294</text:p>
          </table:table-cell>
          <table:table-cell table:formula="of:=[.A79]*8065.54429" office:value-type="float" office:value="1850.235860126" calcext:value-type="float">
            <text:p>1850.235860126</text:p>
          </table:table-cell>
          <table:table-cell/>
          <table:table-cell office:value-type="float" office:value="0.000000326" calcext:value-type="float">
            <text:p>3.26E-07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2232" calcext:value-type="float">
            <text:p>0.2232</text:p>
          </table:table-cell>
          <table:table-cell table:formula="of:=[.A80]*8065.54429" office:value-type="float" office:value="1800.229485528" calcext:value-type="float">
            <text:p>1800.229485528</text:p>
          </table:table-cell>
          <table:table-cell/>
          <table:table-cell office:value-type="float" office:value="0.000000394" calcext:value-type="float">
            <text:p>3.94E-07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table:formula="of:=[.A81]*8065.54429" office:value-type="float" office:value="1750.22311093" calcext:value-type="float">
            <text:p>1750.22311093</text:p>
          </table:table-cell>
          <table:table-cell/>
          <table:table-cell office:value-type="float" office:value="0.000000406" calcext:value-type="float">
            <text:p>4.06E-07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2108" calcext:value-type="float">
            <text:p>0.2108</text:p>
          </table:table-cell>
          <table:table-cell table:formula="of:=[.A82]*8065.54429" office:value-type="float" office:value="1700.216736332" calcext:value-type="float">
            <text:p>1700.216736332</text:p>
          </table:table-cell>
          <table:table-cell/>
          <table:table-cell office:value-type="float" office:value="0.000000417" calcext:value-type="float">
            <text:p>4.17E-07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2066" calcext:value-type="float">
            <text:p>0.2066</text:p>
          </table:table-cell>
          <table:table-cell table:formula="of:=[.A83]*8065.54429" office:value-type="float" office:value="1666.341450314" calcext:value-type="float">
            <text:p>1666.341450314</text:p>
          </table:table-cell>
          <table:table-cell office:value-type="float" office:value="3.4242" calcext:value-type="float">
            <text:p>3.4242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2046" calcext:value-type="float">
            <text:p>0.2046</text:p>
          </table:table-cell>
          <table:table-cell table:formula="of:=[.A84]*8065.54429" office:value-type="float" office:value="1650.210361734" calcext:value-type="float">
            <text:p>1650.210361734</text:p>
          </table:table-cell>
          <table:table-cell/>
          <table:table-cell office:value-type="float" office:value="0.000000564" calcext:value-type="float">
            <text:p>5.64E-07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984" calcext:value-type="float">
            <text:p>0.1984</text:p>
          </table:table-cell>
          <table:table-cell table:formula="of:=[.A85]*8065.54429" office:value-type="float" office:value="1600.203987136" calcext:value-type="float">
            <text:p>1600.203987136</text:p>
          </table:table-cell>
          <table:table-cell/>
          <table:table-cell office:value-type="float" office:value="0.000000846" calcext:value-type="float">
            <text:p>8.46E-07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922" calcext:value-type="float">
            <text:p>0.1922</text:p>
          </table:table-cell>
          <table:table-cell table:formula="of:=[.A86]*8065.54429" office:value-type="float" office:value="1550.197612538" calcext:value-type="float">
            <text:p>1550.197612538</text:p>
          </table:table-cell>
          <table:table-cell/>
          <table:table-cell office:value-type="float" office:value="0.00000174" calcext:value-type="float">
            <text:p>1.74E-06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formula="of:=[.A87]*8065.54429" office:value-type="float" office:value="1500.19123794" calcext:value-type="float">
            <text:p>1500.19123794</text:p>
          </table:table-cell>
          <table:table-cell/>
          <table:table-cell office:value-type="float" office:value="0.00000266" calcext:value-type="float">
            <text:p>2.66E-06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798" calcext:value-type="float">
            <text:p>0.1798</text:p>
          </table:table-cell>
          <table:table-cell table:formula="of:=[.A88]*8065.54429" office:value-type="float" office:value="1450.184863342" calcext:value-type="float">
            <text:p>1450.184863342</text:p>
          </table:table-cell>
          <table:table-cell/>
          <table:table-cell office:value-type="float" office:value="0.0000245" calcext:value-type="float">
            <text:p>2.45E-05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771" calcext:value-type="float">
            <text:p>0.1771</text:p>
          </table:table-cell>
          <table:table-cell table:formula="of:=[.A89]*8065.54429" office:value-type="float" office:value="1428.407893759" calcext:value-type="float">
            <text:p>1428.407893759</text:p>
          </table:table-cell>
          <table:table-cell office:value-type="float" office:value="3.4231" calcext:value-type="float">
            <text:p>3.4231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1736" calcext:value-type="float">
            <text:p>0.1736</text:p>
          </table:table-cell>
          <table:table-cell table:formula="of:=[.A90]*8065.54429" office:value-type="float" office:value="1400.178488744" calcext:value-type="float">
            <text:p>1400.178488744</text:p>
          </table:table-cell>
          <table:table-cell/>
          <table:table-cell office:value-type="float" office:value="0.0000168" calcext:value-type="float">
            <text:p>1.68E-05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674" calcext:value-type="float">
            <text:p>0.1674</text:p>
          </table:table-cell>
          <table:table-cell table:formula="of:=[.A91]*8065.54429" office:value-type="float" office:value="1350.172114146" calcext:value-type="float">
            <text:p>1350.172114146</text:p>
          </table:table-cell>
          <table:table-cell/>
          <table:table-cell office:value-type="float" office:value="0.0000162" calcext:value-type="float">
            <text:p>1.62E-05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612" calcext:value-type="float">
            <text:p>0.1612</text:p>
          </table:table-cell>
          <table:table-cell table:formula="of:=[.A92]*8065.54429" office:value-type="float" office:value="1300.165739548" calcext:value-type="float">
            <text:p>1300.165739548</text:p>
          </table:table-cell>
          <table:table-cell/>
          <table:table-cell office:value-type="float" office:value="0.0000249" calcext:value-type="float">
            <text:p>2.49E-05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formula="of:=[.A93]*8065.54429" office:value-type="float" office:value="1250.15936495" calcext:value-type="float">
            <text:p>1250.15936495</text:p>
          </table:table-cell>
          <table:table-cell office:value-type="float" office:value="3.4224" calcext:value-type="float">
            <text:p>3.4224</text:p>
          </table:table-cell>
          <table:table-cell office:value-type="float" office:value="0.0000153" calcext:value-type="float">
            <text:p>1.53E-05</text:p>
          </table:table-cell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1488" calcext:value-type="float">
            <text:p>0.1488</text:p>
          </table:table-cell>
          <table:table-cell table:formula="of:=[.A94]*8065.54429" office:value-type="float" office:value="1200.152990352" calcext:value-type="float">
            <text:p>1200.152990352</text:p>
          </table:table-cell>
          <table:table-cell/>
          <table:table-cell office:value-type="float" office:value="0.0000241" calcext:value-type="float">
            <text:p>2.41E-05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426" calcext:value-type="float">
            <text:p>0.1426</text:p>
          </table:table-cell>
          <table:table-cell table:formula="of:=[.A95]*8065.54429" office:value-type="float" office:value="1150.146615754" calcext:value-type="float">
            <text:p>1150.146615754</text:p>
          </table:table-cell>
          <table:table-cell/>
          <table:table-cell office:value-type="float" office:value="0.0000513" calcext:value-type="float">
            <text:p>5.13E-05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395" calcext:value-type="float">
            <text:p>0.1395</text:p>
          </table:table-cell>
          <table:table-cell table:formula="of:=[.A96]*8065.54429" office:value-type="float" office:value="1125.143428455" calcext:value-type="float">
            <text:p>1125.143428455</text:p>
          </table:table-cell>
          <table:table-cell/>
          <table:table-cell office:value-type="float" office:value="0.0000644" calcext:value-type="float">
            <text:p>6.44E-05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378" calcext:value-type="float">
            <text:p>0.1378</text:p>
          </table:table-cell>
          <table:table-cell table:formula="of:=[.A97]*8065.54429" office:value-type="float" office:value="1111.432003162" calcext:value-type="float">
            <text:p>1111.432003162</text:p>
          </table:table-cell>
          <table:table-cell office:value-type="float" office:value="3.4219" calcext:value-type="float">
            <text:p>3.4219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1364" calcext:value-type="float">
            <text:p>0.1364</text:p>
          </table:table-cell>
          <table:table-cell table:formula="of:=[.A98]*8065.54429" office:value-type="float" office:value="1100.140241156" calcext:value-type="float">
            <text:p>1100.140241156</text:p>
          </table:table-cell>
          <table:table-cell/>
          <table:table-cell office:value-type="float" office:value="0.0000549" calcext:value-type="float">
            <text:p>5.49E-05</text:p>
          </table:table-cell>
          <table:table-cell/>
          <table:table-cell office:value-type="string" calcext:value-type="string">
            <text:p>[15]</text:p>
          </table:table-cell>
        </table:table-row>
        <table:table-row table:style-name="ro1">
          <table:table-cell office:value-type="float" office:value="0.1339" calcext:value-type="float">
            <text:p>0.1339</text:p>
          </table:table-cell>
          <table:table-cell table:formula="of:=[.A99]*8065.54429" office:value-type="float" office:value="1079.976380431" calcext:value-type="float">
            <text:p>1079.976380431</text:p>
          </table:table-cell>
          <table:table-cell/>
          <table:table-cell office:value-type="float" office:value="0.0000472" calcext:value-type="float">
            <text:p>4.72E-0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314" calcext:value-type="float">
            <text:p>0.1314</text:p>
          </table:table-cell>
          <table:table-cell table:formula="of:=[.A100]*8065.54429" office:value-type="float" office:value="1059.812519706" calcext:value-type="float">
            <text:p>1059.812519706</text:p>
          </table:table-cell>
          <table:table-cell/>
          <table:table-cell office:value-type="float" office:value="0.0000375" calcext:value-type="float">
            <text:p>3.75E-0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289" calcext:value-type="float">
            <text:p>0.1289</text:p>
          </table:table-cell>
          <table:table-cell table:formula="of:=[.A101]*8065.54429" office:value-type="float" office:value="1039.648658981" calcext:value-type="float">
            <text:p>1039.648658981</text:p>
          </table:table-cell>
          <table:table-cell/>
          <table:table-cell office:value-type="float" office:value="0.0000367" calcext:value-type="float">
            <text:p>3.67E-0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265" calcext:value-type="float">
            <text:p>0.1265</text:p>
          </table:table-cell>
          <table:table-cell table:formula="of:=[.A102]*8065.54429" office:value-type="float" office:value="1020.291352685" calcext:value-type="float">
            <text:p>1020.291352685</text:p>
          </table:table-cell>
          <table:table-cell/>
          <table:table-cell office:value-type="float" office:value="0.0000484" calcext:value-type="float">
            <text:p>4.84E-0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table:formula="of:=[.A103]*8065.54429" office:value-type="float" office:value="1000.12749196" calcext:value-type="float">
            <text:p>1000.12749196</text:p>
          </table:table-cell>
          <table:table-cell office:value-type="float" office:value="3.4215" calcext:value-type="float">
            <text:p>3.4215</text:p>
          </table:table-cell>
          <table:table-cell office:value-type="float" office:value="0.0000676" calcext:value-type="float">
            <text:p>6.76E-05</text:p>
          </table:table-cell>
          <table:table-cell office:value-type="string" calcext:value-type="string">
            <text:p>[1, 2, 3, 8]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215" calcext:value-type="float">
            <text:p>0.1215</text:p>
          </table:table-cell>
          <table:table-cell table:formula="of:=[.A104]*8065.54429" office:value-type="float" office:value="979.963631235" calcext:value-type="float">
            <text:p>979.963631235</text:p>
          </table:table-cell>
          <table:table-cell/>
          <table:table-cell office:value-type="float" office:value="0.000109" calcext:value-type="float">
            <text:p>0.000109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203" calcext:value-type="float">
            <text:p>0.1203</text:p>
          </table:table-cell>
          <table:table-cell table:formula="of:=[.A105]*8065.54429" office:value-type="float" office:value="970.284978087" calcext:value-type="float">
            <text:p>970.284978087</text:p>
          </table:table-cell>
          <table:table-cell/>
          <table:table-cell office:value-type="float" office:value="0.000122" calcext:value-type="float">
            <text:p>0.00012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table:formula="of:=[.A106]*8065.54429" office:value-type="float" office:value="959.79977051" calcext:value-type="float">
            <text:p>959.79977051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178" calcext:value-type="float">
            <text:p>0.1178</text:p>
          </table:table-cell>
          <table:table-cell table:formula="of:=[.A107]*8065.54429" office:value-type="float" office:value="950.121117362" calcext:value-type="float">
            <text:p>950.121117362</text:p>
          </table:table-cell>
          <table:table-cell/>
          <table:table-cell office:value-type="float" office:value="0.000122" calcext:value-type="float">
            <text:p>0.00012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165" calcext:value-type="float">
            <text:p>0.1165</text:p>
          </table:table-cell>
          <table:table-cell table:formula="of:=[.A108]*8065.54429" office:value-type="float" office:value="939.635909785" calcext:value-type="float">
            <text:p>939.635909785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141" calcext:value-type="float">
            <text:p>0.1141</text:p>
          </table:table-cell>
          <table:table-cell table:formula="of:=[.A109]*8065.54429" office:value-type="float" office:value="920.278603489" calcext:value-type="float">
            <text:p>920.278603489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116" calcext:value-type="float">
            <text:p>0.1116</text:p>
          </table:table-cell>
          <table:table-cell table:formula="of:=[.A110]*8065.54429" office:value-type="float" office:value="900.114742764" calcext:value-type="float">
            <text:p>900.114742764</text:p>
          </table:table-cell>
          <table:table-cell/>
          <table:table-cell office:value-type="float" office:value="0.000202" calcext:value-type="float">
            <text:p>0.00020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103" calcext:value-type="float">
            <text:p>0.1103</text:p>
          </table:table-cell>
          <table:table-cell table:formula="of:=[.A111]*8065.54429" office:value-type="float" office:value="889.629535187" calcext:value-type="float">
            <text:p>889.629535187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091" calcext:value-type="float">
            <text:p>0.1091</text:p>
          </table:table-cell>
          <table:table-cell table:formula="of:=[.A112]*8065.54429" office:value-type="float" office:value="879.950882039" calcext:value-type="float">
            <text:p>879.950882039</text:p>
          </table:table-cell>
          <table:table-cell/>
          <table:table-cell office:value-type="float" office:value="0.000202" calcext:value-type="float">
            <text:p>0.00020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079" calcext:value-type="float">
            <text:p>0.1079</text:p>
          </table:table-cell>
          <table:table-cell table:formula="of:=[.A113]*8065.54429" office:value-type="float" office:value="870.272228891" calcext:value-type="float">
            <text:p>870.272228891</text:p>
          </table:table-cell>
          <table:table-cell/>
          <table:table-cell office:value-type="float" office:value="0.000201" calcext:value-type="float">
            <text:p>0.000201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066" calcext:value-type="float">
            <text:p>0.1066</text:p>
          </table:table-cell>
          <table:table-cell table:formula="of:=[.A114]*8065.54429" office:value-type="float" office:value="859.787021314" calcext:value-type="float">
            <text:p>859.787021314</text:p>
          </table:table-cell>
          <table:table-cell/>
          <table:table-cell office:value-type="float" office:value="0.000173" calcext:value-type="float">
            <text:p>0.000173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054" calcext:value-type="float">
            <text:p>0.1054</text:p>
          </table:table-cell>
          <table:table-cell table:formula="of:=[.A115]*8065.54429" office:value-type="float" office:value="850.108368166" calcext:value-type="float">
            <text:p>850.108368166</text:p>
          </table:table-cell>
          <table:table-cell/>
          <table:table-cell office:value-type="float" office:value="0.000153" calcext:value-type="float">
            <text:p>0.000153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041" calcext:value-type="float">
            <text:p>0.1041</text:p>
          </table:table-cell>
          <table:table-cell table:formula="of:=[.A116]*8065.54429" office:value-type="float" office:value="839.623160589" calcext:value-type="float">
            <text:p>839.623160589</text:p>
          </table:table-cell>
          <table:table-cell/>
          <table:table-cell office:value-type="float" office:value="0.000144" calcext:value-type="float">
            <text:p>0.000144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029" calcext:value-type="float">
            <text:p>0.1029</text:p>
          </table:table-cell>
          <table:table-cell table:formula="of:=[.A117]*8065.54429" office:value-type="float" office:value="829.944507441" calcext:value-type="float">
            <text:p>829.944507441</text:p>
          </table:table-cell>
          <table:table-cell/>
          <table:table-cell office:value-type="float" office:value="0.000177" calcext:value-type="float">
            <text:p>0.000177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017" calcext:value-type="float">
            <text:p>0.1017</text:p>
          </table:table-cell>
          <table:table-cell table:formula="of:=[.A118]*8065.54429" office:value-type="float" office:value="820.265854293" calcext:value-type="float">
            <text:p>820.265854293</text:p>
          </table:table-cell>
          <table:table-cell/>
          <table:table-cell office:value-type="float" office:value="0.000206" calcext:value-type="float">
            <text:p>0.000206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1004" calcext:value-type="float">
            <text:p>0.1004</text:p>
          </table:table-cell>
          <table:table-cell table:formula="of:=[.A119]*8065.54429" office:value-type="float" office:value="809.780646716" calcext:value-type="float">
            <text:p>809.780646716</text:p>
          </table:table-cell>
          <table:table-cell/>
          <table:table-cell office:value-type="float" office:value="0.000197" calcext:value-type="float">
            <text:p>0.000197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9919" calcext:value-type="float">
            <text:p>0.09919</text:p>
          </table:table-cell>
          <table:table-cell table:formula="of:=[.A120]*8065.54429" office:value-type="float" office:value="800.0213381251" calcext:value-type="float">
            <text:p>800.0213381251</text:p>
          </table:table-cell>
          <table:table-cell/>
          <table:table-cell office:value-type="float" office:value="0.000177" calcext:value-type="float">
            <text:p>0.000177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9795" calcext:value-type="float">
            <text:p>0.09795</text:p>
          </table:table-cell>
          <table:table-cell table:formula="of:=[.A121]*8065.54429" office:value-type="float" office:value="790.0200632055" calcext:value-type="float">
            <text:p>790.0200632055</text:p>
          </table:table-cell>
          <table:table-cell/>
          <table:table-cell office:value-type="float" office:value="0.000207" calcext:value-type="float">
            <text:p>0.000207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9671" calcext:value-type="float">
            <text:p>0.09671</text:p>
          </table:table-cell>
          <table:table-cell table:formula="of:=[.A122]*8065.54429" office:value-type="float" office:value="780.0187882859" calcext:value-type="float">
            <text:p>780.0187882859</text:p>
          </table:table-cell>
          <table:table-cell/>
          <table:table-cell office:value-type="float" office:value="0.000214" calcext:value-type="float">
            <text:p>0.000214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9547" calcext:value-type="float">
            <text:p>0.09547</text:p>
          </table:table-cell>
          <table:table-cell table:formula="of:=[.A123]*8065.54429" office:value-type="float" office:value="770.0175133663" calcext:value-type="float">
            <text:p>770.0175133663</text:p>
          </table:table-cell>
          <table:table-cell/>
          <table:table-cell office:value-type="float" office:value="0.000227" calcext:value-type="float">
            <text:p>0.000227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9423" calcext:value-type="float">
            <text:p>0.09423</text:p>
          </table:table-cell>
          <table:table-cell table:formula="of:=[.A124]*8065.54429" office:value-type="float" office:value="760.0162384467" calcext:value-type="float">
            <text:p>760.0162384467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9299" calcext:value-type="float">
            <text:p>0.09299</text:p>
          </table:table-cell>
          <table:table-cell table:formula="of:=[.A125]*8065.54429" office:value-type="float" office:value="750.0149635271" calcext:value-type="float">
            <text:p>750.0149635271</text:p>
          </table:table-cell>
          <table:table-cell/>
          <table:table-cell office:value-type="float" office:value="0.000259" calcext:value-type="float">
            <text:p>0.000259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9184" calcext:value-type="float">
            <text:p>0.09184</text:p>
          </table:table-cell>
          <table:table-cell table:formula="of:=[.A126]*8065.54429" office:value-type="float" office:value="740.7395875936" calcext:value-type="float">
            <text:p>740.7395875936</text:p>
          </table:table-cell>
          <table:table-cell office:value-type="float" office:value="3.4209" calcext:value-type="float">
            <text:p>3.4209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09175" calcext:value-type="float">
            <text:p>0.09175</text:p>
          </table:table-cell>
          <table:table-cell table:formula="of:=[.A127]*8065.54429" office:value-type="float" office:value="740.0136886075" calcext:value-type="float">
            <text:p>740.0136886075</text:p>
          </table:table-cell>
          <table:table-cell/>
          <table:table-cell office:value-type="float" office:value="0.000312" calcext:value-type="float">
            <text:p>0.00031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9051" calcext:value-type="float">
            <text:p>0.09051</text:p>
          </table:table-cell>
          <table:table-cell table:formula="of:=[.A128]*8065.54429" office:value-type="float" office:value="730.0124136879" calcext:value-type="float">
            <text:p>730.0124136879</text:p>
          </table:table-cell>
          <table:table-cell/>
          <table:table-cell office:value-type="float" office:value="0.000303" calcext:value-type="float">
            <text:p>0.000303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8927" calcext:value-type="float">
            <text:p>0.08927</text:p>
          </table:table-cell>
          <table:table-cell table:formula="of:=[.A129]*8065.54429" office:value-type="float" office:value="720.0111387683" calcext:value-type="float">
            <text:p>720.0111387683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8803" calcext:value-type="float">
            <text:p>0.08803</text:p>
          </table:table-cell>
          <table:table-cell table:formula="of:=[.A130]*8065.54429" office:value-type="float" office:value="710.0098638487" calcext:value-type="float">
            <text:p>710.0098638487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8679" calcext:value-type="float">
            <text:p>0.08679</text:p>
          </table:table-cell>
          <table:table-cell table:formula="of:=[.A131]*8065.54429" office:value-type="float" office:value="700.0085889291" calcext:value-type="float">
            <text:p>700.0085889291</text:p>
          </table:table-cell>
          <table:table-cell/>
          <table:table-cell office:value-type="float" office:value="0.000102" calcext:value-type="float">
            <text:p>0.00010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8555" calcext:value-type="float">
            <text:p>0.08555</text:p>
          </table:table-cell>
          <table:table-cell table:formula="of:=[.A132]*8065.54429" office:value-type="float" office:value="690.0073140095" calcext:value-type="float">
            <text:p>690.0073140095</text:p>
          </table:table-cell>
          <table:table-cell/>
          <table:table-cell office:value-type="float" office:value="0.000112" calcext:value-type="float">
            <text:p>0.00011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855" calcext:value-type="float">
            <text:p>0.0855</text:p>
          </table:table-cell>
          <table:table-cell table:formula="of:=[.A133]*8065.54429" office:value-type="float" office:value="689.604036795" calcext:value-type="float">
            <text:p>689.604036795</text:p>
          </table:table-cell>
          <table:table-cell office:value-type="float" office:value="3.4208" calcext:value-type="float">
            <text:p>3.4208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08431" calcext:value-type="float">
            <text:p>0.08431</text:p>
          </table:table-cell>
          <table:table-cell table:formula="of:=[.A134]*8065.54429" office:value-type="float" office:value="680.0060390899" calcext:value-type="float">
            <text:p>680.0060390899</text:p>
          </table:table-cell>
          <table:table-cell/>
          <table:table-cell office:value-type="float" office:value="0.000125" calcext:value-type="float">
            <text:p>0.00012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8307" calcext:value-type="float">
            <text:p>0.08307</text:p>
          </table:table-cell>
          <table:table-cell table:formula="of:=[.A135]*8065.54429" office:value-type="float" office:value="670.0047641703" calcext:value-type="float">
            <text:p>670.0047641703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8265" calcext:value-type="float">
            <text:p>0.08265</text:p>
          </table:table-cell>
          <table:table-cell table:formula="of:=[.A136]*8065.54429" office:value-type="float" office:value="666.6172355685" calcext:value-type="float">
            <text:p>666.6172355685</text:p>
          </table:table-cell>
          <table:table-cell office:value-type="float" office:value="3.4207" calcext:value-type="float">
            <text:p>3.4207</text:p>
          </table:table-cell>
          <table:table-cell/>
          <table:table-cell office:value-type="string" calcext:value-type="string">
            <text:p>[1, 2, 3, 8]</text:p>
          </table:table-cell>
          <table:table-cell/>
        </table:table-row>
        <table:table-row table:style-name="ro1">
          <table:table-cell office:value-type="float" office:value="0.08183" calcext:value-type="float">
            <text:p>0.08183</text:p>
          </table:table-cell>
          <table:table-cell table:formula="of:=[.A137]*8065.54429" office:value-type="float" office:value="660.0034892507" calcext:value-type="float">
            <text:p>660.0034892507</text:p>
          </table:table-cell>
          <table:table-cell/>
          <table:table-cell office:value-type="float" office:value="0.000141" calcext:value-type="float">
            <text:p>0.000141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8059" calcext:value-type="float">
            <text:p>0.08059</text:p>
          </table:table-cell>
          <table:table-cell table:formula="of:=[.A138]*8065.54429" office:value-type="float" office:value="650.0022143311" calcext:value-type="float">
            <text:p>650.0022143311</text:p>
          </table:table-cell>
          <table:table-cell/>
          <table:table-cell office:value-type="float" office:value="0.000152" calcext:value-type="float">
            <text:p>0.00015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935" calcext:value-type="float">
            <text:p>0.07935</text:p>
          </table:table-cell>
          <table:table-cell table:formula="of:=[.A139]*8065.54429" office:value-type="float" office:value="640.0009394115" calcext:value-type="float">
            <text:p>640.0009394115</text:p>
          </table:table-cell>
          <table:table-cell/>
          <table:table-cell office:value-type="float" office:value="0.000164" calcext:value-type="float">
            <text:p>0.000164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811" calcext:value-type="float">
            <text:p>0.07811</text:p>
          </table:table-cell>
          <table:table-cell table:formula="of:=[.A140]*8065.54429" office:value-type="float" office:value="629.9996644919" calcext:value-type="float">
            <text:p>629.9996644919</text:p>
          </table:table-cell>
          <table:table-cell/>
          <table:table-cell office:value-type="float" office:value="0.000505" calcext:value-type="float">
            <text:p>0.00050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687" calcext:value-type="float">
            <text:p>0.07687</text:p>
          </table:table-cell>
          <table:table-cell table:formula="of:=[.A141]*8065.54429" office:value-type="float" office:value="619.9983895723" calcext:value-type="float">
            <text:p>619.9983895723</text:p>
          </table:table-cell>
          <table:table-cell/>
          <table:table-cell office:value-type="float" office:value="0.000963" calcext:value-type="float">
            <text:p>0.000963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563" calcext:value-type="float">
            <text:p>0.07563</text:p>
          </table:table-cell>
          <table:table-cell table:formula="of:=[.A142]*8065.54429" office:value-type="float" office:value="609.9971146527" calcext:value-type="float">
            <text:p>609.9971146527</text:p>
          </table:table-cell>
          <table:table-cell/>
          <table:table-cell office:value-type="float" office:value="0.00111" calcext:value-type="float">
            <text:p>0.00111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513" calcext:value-type="float">
            <text:p>0.07513</text:p>
          </table:table-cell>
          <table:table-cell table:formula="of:=[.A143]*8065.54429" office:value-type="float" office:value="605.9643425077" calcext:value-type="float">
            <text:p>605.9643425077</text:p>
          </table:table-cell>
          <table:table-cell/>
          <table:table-cell office:value-type="float" office:value="0.00125" calcext:value-type="float">
            <text:p>0.0012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439" calcext:value-type="float">
            <text:p>0.07439</text:p>
          </table:table-cell>
          <table:table-cell table:formula="of:=[.A144]*8065.54429" office:value-type="float" office:value="599.9958397331" calcext:value-type="float">
            <text:p>599.9958397331</text:p>
          </table:table-cell>
          <table:table-cell/>
          <table:table-cell office:value-type="float" office:value="0.000716" calcext:value-type="float">
            <text:p>0.000716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315" calcext:value-type="float">
            <text:p>0.07315</text:p>
          </table:table-cell>
          <table:table-cell table:formula="of:=[.A145]*8065.54429" office:value-type="float" office:value="589.9945648135" calcext:value-type="float">
            <text:p>589.9945648135</text:p>
          </table:table-cell>
          <table:table-cell/>
          <table:table-cell office:value-type="float" office:value="0.000418" calcext:value-type="float">
            <text:p>0.000418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191" calcext:value-type="float">
            <text:p>0.07191</text:p>
          </table:table-cell>
          <table:table-cell table:formula="of:=[.A146]*8065.54429" office:value-type="float" office:value="579.9932898939" calcext:value-type="float">
            <text:p>579.9932898939</text:p>
          </table:table-cell>
          <table:table-cell/>
          <table:table-cell office:value-type="float" office:value="0.000365" calcext:value-type="float">
            <text:p>0.00036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7067" calcext:value-type="float">
            <text:p>0.07067</text:p>
          </table:table-cell>
          <table:table-cell table:formula="of:=[.A147]*8065.54429" office:value-type="float" office:value="569.9920149743" calcext:value-type="float">
            <text:p>569.9920149743</text:p>
          </table:table-cell>
          <table:table-cell/>
          <table:table-cell office:value-type="float" office:value="0.000415" calcext:value-type="float">
            <text:p>0.00041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6943" calcext:value-type="float">
            <text:p>0.06943</text:p>
          </table:table-cell>
          <table:table-cell table:formula="of:=[.A148]*8065.54429" office:value-type="float" office:value="559.9907400547" calcext:value-type="float">
            <text:p>559.9907400547</text:p>
          </table:table-cell>
          <table:table-cell/>
          <table:table-cell office:value-type="float" office:value="0.000384" calcext:value-type="float">
            <text:p>0.000384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6695" calcext:value-type="float">
            <text:p>0.06695</text:p>
          </table:table-cell>
          <table:table-cell table:formula="of:=[.A149]*8065.54429" office:value-type="float" office:value="539.9881902155" calcext:value-type="float">
            <text:p>539.9881902155</text:p>
          </table:table-cell>
          <table:table-cell/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6447" calcext:value-type="float">
            <text:p>0.06447</text:p>
          </table:table-cell>
          <table:table-cell table:formula="of:=[.A150]*8065.54429" office:value-type="float" office:value="519.9856403763" calcext:value-type="float">
            <text:p>519.9856403763</text:p>
          </table:table-cell>
          <table:table-cell/>
          <table:table-cell office:value-type="float" office:value="0.000318" calcext:value-type="float">
            <text:p>0.000318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6199" calcext:value-type="float">
            <text:p>0.06199</text:p>
          </table:table-cell>
          <table:table-cell table:formula="of:=[.A151]*8065.54429" office:value-type="float" office:value="499.9830905371" calcext:value-type="float">
            <text:p>499.9830905371</text:p>
          </table:table-cell>
          <table:table-cell office:value-type="float" office:value="3.4204" calcext:value-type="float">
            <text:p>3.4204</text:p>
          </table:table-cell>
          <table:table-cell office:value-type="float" office:value="0.000286" calcext:value-type="float">
            <text:p>0.000286</text:p>
          </table:table-cell>
          <table:table-cell office:value-type="string" calcext:value-type="string">
            <text:p>[1, 2, 3, 8]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5951" calcext:value-type="float">
            <text:p>0.05951</text:p>
          </table:table-cell>
          <table:table-cell table:formula="of:=[.A152]*8065.54429" office:value-type="float" office:value="479.9805406979" calcext:value-type="float">
            <text:p>479.9805406979</text:p>
          </table:table-cell>
          <table:table-cell/>
          <table:table-cell office:value-type="float" office:value="0.000222" calcext:value-type="float">
            <text:p>0.00022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5703" calcext:value-type="float">
            <text:p>0.05703</text:p>
          </table:table-cell>
          <table:table-cell table:formula="of:=[.A153]*8065.54429" office:value-type="float" office:value="459.9779908587" calcext:value-type="float">
            <text:p>459.9779908587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5455" calcext:value-type="float">
            <text:p>0.05455</text:p>
          </table:table-cell>
          <table:table-cell table:formula="of:=[.A154]*8065.54429" office:value-type="float" office:value="439.9754410195" calcext:value-type="float">
            <text:p>439.9754410195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5207" calcext:value-type="float">
            <text:p>0.05207</text:p>
          </table:table-cell>
          <table:table-cell table:formula="of:=[.A155]*8065.54429" office:value-type="float" office:value="419.9728911803" calcext:value-type="float">
            <text:p>419.9728911803</text:p>
          </table:table-cell>
          <table:table-cell/>
          <table:table-cell office:value-type="float" office:value="0.000106" calcext:value-type="float">
            <text:p>0.000106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4959" calcext:value-type="float">
            <text:p>0.04959</text:p>
          </table:table-cell>
          <table:table-cell table:formula="of:=[.A156]*8065.54429" office:value-type="float" office:value="399.9703413411" calcext:value-type="float">
            <text:p>399.9703413411</text:p>
          </table:table-cell>
          <table:table-cell office:value-type="float" office:value="3.4201" calcext:value-type="float">
            <text:p>3.4201</text:p>
          </table:table-cell>
          <table:table-cell office:value-type="float" office:value="0.0000915" calcext:value-type="float">
            <text:p>9.15E-05</text:p>
          </table:table-cell>
          <table:table-cell office:value-type="string" calcext:value-type="string">
            <text:p>[1, 2, 3, 8]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4835" calcext:value-type="float">
            <text:p>0.04835</text:p>
          </table:table-cell>
          <table:table-cell table:formula="of:=[.A157]*8065.54429" office:value-type="float" office:value="389.9690664215" calcext:value-type="float">
            <text:p>389.9690664215</text:p>
          </table:table-cell>
          <table:table-cell/>
          <table:table-cell office:value-type="float" office:value="0.0000939" calcext:value-type="float">
            <text:p>9.39E-0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4711" calcext:value-type="float">
            <text:p>0.04711</text:p>
          </table:table-cell>
          <table:table-cell table:formula="of:=[.A158]*8065.54429" office:value-type="float" office:value="379.9677915019" calcext:value-type="float">
            <text:p>379.9677915019</text:p>
          </table:table-cell>
          <table:table-cell/>
          <table:table-cell office:value-type="float" office:value="0.000105" calcext:value-type="float">
            <text:p>0.000105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4587" calcext:value-type="float">
            <text:p>0.04587</text:p>
          </table:table-cell>
          <table:table-cell table:formula="of:=[.A159]*8065.54429" office:value-type="float" office:value="369.9665165823" calcext:value-type="float">
            <text:p>369.9665165823</text:p>
          </table:table-cell>
          <table:table-cell/>
          <table:table-cell office:value-type="float" office:value="0.000112" calcext:value-type="float">
            <text:p>0.000112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4463" calcext:value-type="float">
            <text:p>0.04463</text:p>
          </table:table-cell>
          <table:table-cell table:formula="of:=[.A160]*8065.54429" office:value-type="float" office:value="359.9652416627" calcext:value-type="float">
            <text:p>359.9652416627</text:p>
          </table:table-cell>
          <table:table-cell/>
          <table:table-cell office:value-type="float" office:value="0.000108" calcext:value-type="float">
            <text:p>0.000108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4215" calcext:value-type="float">
            <text:p>0.04215</text:p>
          </table:table-cell>
          <table:table-cell table:formula="of:=[.A161]*8065.54429" office:value-type="float" office:value="339.9626918235" calcext:value-type="float">
            <text:p>339.9626918235</text:p>
          </table:table-cell>
          <table:table-cell/>
          <table:table-cell office:value-type="float" office:value="0.000108" calcext:value-type="float">
            <text:p>0.000108</text:p>
          </table:table-cell>
          <table:table-cell/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0.04092" calcext:value-type="float">
            <text:p>0.04092</text:p>
          </table:table-cell>
          <table:table-cell table:formula="of:=[.A162]*8065.54429" office:value-type="float" office:value="330.0420723468" calcext:value-type="float">
            <text:p>330.0420723468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string" calcext:value-type="string">
            <text:p>[5, 6]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table:formula="of:=[.A163]*8065.54429" office:value-type="float" office:value="250.03187299" calcext:value-type="float">
            <text:p>250.03187299</text:p>
          </table:table-cell>
          <table:table-cell office:value-type="float" office:value="3.4199" calcext:value-type="float">
            <text:p>3.4199</text:p>
          </table:table-cell>
          <table:table-cell/>
          <table:table-cell office:value-type="string" calcext:value-type="string">
            <text:p>[5, 6]</text:p>
          </table:table-cell>
          <table:table-cell/>
        </table:table-row>
        <table:table-row table:style-name="ro1">
          <table:table-cell office:value-type="float" office:value="0.0248" calcext:value-type="float">
            <text:p>0.0248</text:p>
          </table:table-cell>
          <table:table-cell table:formula="of:=[.A164]*8065.54429" office:value-type="float" office:value="200.025498392" calcext:value-type="float">
            <text:p>200.025498392</text:p>
          </table:table-cell>
          <table:table-cell office:value-type="float" office:value="3.4197" calcext:value-type="float">
            <text:p>3.4197</text:p>
          </table:table-cell>
          <table:table-cell/>
          <table:table-cell office:value-type="string" calcext:value-type="string">
            <text:p>[5, 6]</text:p>
          </table:table-cell>
          <table:table-cell/>
        </table:table-row>
        <table:table-row table:style-name="ro1">
          <table:table-cell office:value-type="float" office:value="0.01984" calcext:value-type="float">
            <text:p>0.01984</text:p>
          </table:table-cell>
          <table:table-cell table:formula="of:=[.A165]*8065.54429" office:value-type="float" office:value="160.0203987136" calcext:value-type="float">
            <text:p>160.0203987136</text:p>
          </table:table-cell>
          <table:table-cell office:value-type="float" office:value="3.4195" calcext:value-type="float">
            <text:p>3.4195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1736" calcext:value-type="float">
            <text:p>0.01736</text:p>
          </table:table-cell>
          <table:table-cell table:formula="of:=[.A166]*8065.54429" office:value-type="float" office:value="140.0178488744" calcext:value-type="float">
            <text:p>140.0178488744</text:p>
          </table:table-cell>
          <table:table-cell office:value-type="float" office:value="3.4192" calcext:value-type="float">
            <text:p>3.4192</text:p>
          </table:table-cell>
          <table:table-cell office:value-type="float" office:value="0.00019" calcext:value-type="float">
            <text:p>0.00019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1488" calcext:value-type="float">
            <text:p>0.01488</text:p>
          </table:table-cell>
          <table:table-cell table:formula="of:=[.A167]*8065.54429" office:value-type="float" office:value="120.0152990352" calcext:value-type="float">
            <text:p>120.0152990352</text:p>
          </table:table-cell>
          <table:table-cell office:value-type="float" office:value="3.419" calcext:value-type="float">
            <text:p>3.419</text:p>
          </table:table-cell>
          <table:table-cell office:value-type="float" office:value="0.00023" calcext:value-type="float">
            <text:p>0.00023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1364" calcext:value-type="float">
            <text:p>0.01364</text:p>
          </table:table-cell>
          <table:table-cell table:formula="of:=[.A168]*8065.54429" office:value-type="float" office:value="110.0140241156" calcext:value-type="float">
            <text:p>110.0140241156</text:p>
          </table:table-cell>
          <table:table-cell office:value-type="float" office:value="3.4188" calcext:value-type="float">
            <text:p>3.4188</text:p>
          </table:table-cell>
          <table:table-cell/>
          <table:table-cell office:value-type="string" calcext:value-type="string">
            <text:p>[5, 6]</text:p>
          </table:table-cell>
          <table:table-cell/>
        </table:table-row>
        <table:table-row table:style-name="ro1">
          <table:table-cell office:value-type="float" office:value="0.0124" calcext:value-type="float">
            <text:p>0.0124</text:p>
          </table:table-cell>
          <table:table-cell table:formula="of:=[.A169]*8065.54429" office:value-type="float" office:value="100.012749196" calcext:value-type="float">
            <text:p>100.012749196</text:p>
          </table:table-cell>
          <table:table-cell office:value-type="float" office:value="3.4185" calcext:value-type="float">
            <text:p>3.4185</text:p>
          </table:table-cell>
          <table:table-cell office:value-type="float" office:value="0.00029" calcext:value-type="float">
            <text:p>0.00029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1116" calcext:value-type="float">
            <text:p>0.1116</text:p>
          </table:table-cell>
          <table:table-cell table:formula="of:=[.A170]*8065.54429" office:value-type="float" office:value="900.114742764" calcext:value-type="float">
            <text:p>900.114742764</text:p>
          </table:table-cell>
          <table:table-cell/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09919" calcext:value-type="float">
            <text:p>0.009919</text:p>
          </table:table-cell>
          <table:table-cell table:formula="of:=[.A171]*8065.54429" office:value-type="float" office:value="80.00213381251" calcext:value-type="float">
            <text:p>80.00213381251</text:p>
          </table:table-cell>
          <table:table-cell office:value-type="float" office:value="3.418" calcext:value-type="float">
            <text:p>3.418</text:p>
          </table:table-cell>
          <table:table-cell office:value-type="float" office:value="0.00043" calcext:value-type="float">
            <text:p>0.00043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08679" calcext:value-type="float">
            <text:p>0.008679</text:p>
          </table:table-cell>
          <table:table-cell table:formula="of:=[.A172]*8065.54429" office:value-type="float" office:value="70.00085889291" calcext:value-type="float">
            <text:p>70.00085889291</text:p>
          </table:table-cell>
          <table:table-cell/>
          <table:table-cell office:value-type="float" office:value="0.00055" calcext:value-type="float">
            <text:p>0.00055</text:p>
          </table:table-cell>
          <table:table-cell/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0743" calcext:value-type="float">
            <text:p>0.00743</text:p>
          </table:table-cell>
          <table:table-cell table:formula="of:=[.A173]*8065.54429" office:value-type="float" office:value="59.9269940747" calcext:value-type="float">
            <text:p>59.9269940747</text:p>
          </table:table-cell>
          <table:table-cell office:value-type="float" office:value="3.417" calcext:value-type="float">
            <text:p>3.417</text:p>
          </table:table-cell>
          <table:table-cell office:value-type="float" office:value="0.00072" calcext:value-type="float">
            <text:p>0.00072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06199" calcext:value-type="float">
            <text:p>0.006199</text:p>
          </table:table-cell>
          <table:table-cell table:formula="of:=[.A174]*8065.54429" office:value-type="float" office:value="49.99830905371" calcext:value-type="float">
            <text:p>49.99830905371</text:p>
          </table:table-cell>
          <table:table-cell office:value-type="float" office:value="3.4165" calcext:value-type="float">
            <text:p>3.416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04959" calcext:value-type="float">
            <text:p>0.004959</text:p>
          </table:table-cell>
          <table:table-cell table:formula="of:=[.A175]*8065.54429" office:value-type="float" office:value="39.99703413411" calcext:value-type="float">
            <text:p>39.99703413411</text:p>
          </table:table-cell>
          <table:table-cell office:value-type="float" office:value="3.416" calcext:value-type="float">
            <text:p>3.416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19]</text:p>
          </table:table-cell>
        </table:table-row>
        <table:table-row table:style-name="ro1">
          <table:table-cell office:value-type="float" office:value="0.00372" calcext:value-type="float">
            <text:p>0.00372</text:p>
          </table:table-cell>
          <table:table-cell table:formula="of:=[.A176]*8065.54429" office:value-type="float" office:value="30.0038247588" calcext:value-type="float">
            <text:p>30.0038247588</text:p>
          </table:table-cell>
          <table:table-cell office:value-type="float" office:value="3.4155" calcext:value-type="float">
            <text:p>3.4155</text:p>
          </table:table-cell>
          <table:table-cell/>
          <table:table-cell office:value-type="string" calcext:value-type="string">
            <text:p>[5, 6]</text:p>
          </table:table-cell>
          <table:table-cell/>
        </table:table-row>
      </table:table>
      <table:table table:name="Si_amorphous" table:style-name="ta1">
        <table:table-column table:style-name="co1" table:default-cell-style-name="Default"/>
        <table:table-row table:style-name="ro1">
          <table:table-cell/>
        </table:table-row>
      </table:table>
      <table:table table:name="S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MgF2" table:style-name="ta1">
        <table:shapes>
          <draw:frame draw:z-index="0" draw:style-name="gr1" draw:text-style-name="P1" svg:width="6.2988in" svg:height="3.5429in" svg:x="1.2217in" svg:y="7.5776in">
            <draw:object draw:notify-on-update-of-ranges="MgF2.C2:MgF2.C206 MgF2.D1:MgF2.D1 MgF2.D2:MgF2.D206 MgF2.C2:MgF2.C206 MgF2.E1:MgF2.E1 MgF2.E2:MgF2.E206 MgF2.C2:MgF2.C206 MgF2.F1:MgF2.F1 MgF2.F2:MgF2.F2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log10 eV</text:p>
          </table:table-cell>
          <table:table-cell office:value-type="string" calcext:value-type="string">
            <text:p>/cm</text:p>
          </table:table-cell>
          <table:table-cell office:value-type="string" calcext:value-type="string">
            <text:p>n_ordinary</text:p>
          </table:table-cell>
          <table:table-cell office:value-type="string" calcext:value-type="string">
            <text:p>kappa_ordinary</text:p>
          </table:table-cell>
          <table:table-cell office:value-type="string" calcext:value-type="string">
            <text:p>n_extraordinary</text:p>
          </table:table-cell>
          <table:table-cell office:value-type="string" calcext:value-type="string">
            <text:p>kappa_extraordinary</text:p>
          </table:table-cell>
          <table:table-cell office:value-type="string" calcext:value-type="string">
            <text:p>source_n_ordinary</text:p>
          </table:table-cell>
          <table:table-cell office:value-type="string" calcext:value-type="string">
            <text:p>source_kappa_ordinary</text:p>
          </table:table-cell>
          <table:table-cell office:value-type="string" calcext:value-type="string">
            <text:p>source_n_extraordinary</text:p>
          </table:table-cell>
          <table:table-cell office:value-type="string" calcext:value-type="string">
            <text:p>source_kappa_extraordinary</text:p>
          </table:table-cell>
          <table:table-cell/>
        </table:table-row>
        <table:table-row table:style-name="ro1">
          <table:table-cell office:value-type="float" office:value="6.199" calcext:value-type="float">
            <text:p>6.199</text:p>
          </table:table-cell>
          <table:table-cell table:formula="of:=LOG10([.A2])" office:value-type="float" office:value="0.792321636351574" calcext:value-type="float">
            <text:p>0.792321636351574</text:p>
          </table:table-cell>
          <table:table-cell table:formula="of:=[.A2]*8065.54429" office:value-type="float" office:value="49998.30905371" calcext:value-type="float">
            <text:p>49998.30905371</text:p>
          </table:table-cell>
          <table:table-cell office:value-type="float" office:value="1.42309" calcext:value-type="float">
            <text:p>1.42309</text:p>
          </table:table-cell>
          <table:table-cell/>
          <table:table-cell office:value-type="float" office:value="1.43657" calcext:value-type="float">
            <text:p>1.4365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5.901" calcext:value-type="float">
            <text:p>5.901</text:p>
          </table:table-cell>
          <table:table-cell table:formula="of:=LOG10([.A3])" office:value-type="float" office:value="0.770925614638999" calcext:value-type="float">
            <text:p>0.770925614638999</text:p>
          </table:table-cell>
          <table:table-cell table:formula="of:=[.A3]*8065.54429" office:value-type="float" office:value="47594.77685529" calcext:value-type="float">
            <text:p>47594.77685529</text:p>
          </table:table-cell>
          <table:table-cell office:value-type="float" office:value="1.41754" calcext:value-type="float">
            <text:p>1.41754</text:p>
          </table:table-cell>
          <table:table-cell/>
          <table:table-cell office:value-type="float" office:value="1.43085" calcext:value-type="float">
            <text:p>1.4308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5.636" calcext:value-type="float">
            <text:p>5.636</text:p>
          </table:table-cell>
          <table:table-cell table:formula="of:=LOG10([.A4])" office:value-type="float" office:value="0.750970984437319" calcext:value-type="float">
            <text:p>0.750970984437319</text:p>
          </table:table-cell>
          <table:table-cell table:formula="of:=[.A4]*8065.54429" office:value-type="float" office:value="45457.40761844" calcext:value-type="float">
            <text:p>45457.40761844</text:p>
          </table:table-cell>
          <table:table-cell office:value-type="float" office:value="1.41291" calcext:value-type="float">
            <text:p>1.41291</text:p>
          </table:table-cell>
          <table:table-cell/>
          <table:table-cell office:value-type="float" office:value="1.42608" calcext:value-type="float">
            <text:p>1.4260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5.391" calcext:value-type="float">
            <text:p>5.391</text:p>
          </table:table-cell>
          <table:table-cell table:formula="of:=LOG10([.A5])" office:value-type="float" office:value="0.731669331828636" calcext:value-type="float">
            <text:p>0.731669331828636</text:p>
          </table:table-cell>
          <table:table-cell table:formula="of:=[.A5]*8065.54429" office:value-type="float" office:value="43481.34926739" calcext:value-type="float">
            <text:p>43481.34926739</text:p>
          </table:table-cell>
          <table:table-cell office:value-type="float" office:value="1.409" calcext:value-type="float">
            <text:p>1.409</text:p>
          </table:table-cell>
          <table:table-cell/>
          <table:table-cell office:value-type="float" office:value="1.42204" calcext:value-type="float">
            <text:p>1.4220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Dx, Dy, Dz] = [ [e_e, 0, 0], [0, e_o, 0], [0, 0, e_o] ] [Ex, Ey, Ez]</text:p>
          </table:table-cell>
        </table:table-row>
        <table:table-row table:style-name="ro1">
          <table:table-cell office:value-type="float" office:value="5.166" calcext:value-type="float">
            <text:p>5.166</text:p>
          </table:table-cell>
          <table:table-cell table:formula="of:=LOG10([.A6])" office:value-type="float" office:value="0.713154401837298" calcext:value-type="float">
            <text:p>0.713154401837298</text:p>
          </table:table-cell>
          <table:table-cell table:formula="of:=[.A6]*8065.54429" office:value-type="float" office:value="41666.60180214" calcext:value-type="float">
            <text:p>41666.60180214</text:p>
          </table:table-cell>
          <table:table-cell office:value-type="float" office:value="1.40567" calcext:value-type="float">
            <text:p>1.40567</text:p>
          </table:table-cell>
          <table:table-cell/>
          <table:table-cell office:value-type="float" office:value="1.41859" calcext:value-type="float">
            <text:p>1.4185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where e_e is the extraordinary permittivity, e_o is the ordinary permittivty and x is the optic axis</text:p>
          </table:table-cell>
        </table:table-row>
        <table:table-row table:style-name="ro1">
          <table:table-cell office:value-type="float" office:value="4.959" calcext:value-type="float">
            <text:p>4.959</text:p>
          </table:table-cell>
          <table:table-cell table:formula="of:=LOG10([.A7])" office:value-type="float" office:value="0.69539410829111" calcext:value-type="float">
            <text:p>0.69539410829111</text:p>
          </table:table-cell>
          <table:table-cell table:formula="of:=[.A7]*8065.54429" office:value-type="float" office:value="39997.03413411" calcext:value-type="float">
            <text:p>39997.03413411</text:p>
          </table:table-cell>
          <table:table-cell office:value-type="float" office:value="1.4028" calcext:value-type="float">
            <text:p>1.4028</text:p>
          </table:table-cell>
          <table:table-cell/>
          <table:table-cell office:value-type="float" office:value="1.41562" calcext:value-type="float">
            <text:p>1.41562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4.769" calcext:value-type="float">
            <text:p>4.769</text:p>
          </table:table-cell>
          <table:table-cell table:formula="of:=LOG10([.A8])" office:value-type="float" office:value="0.678427322433867" calcext:value-type="float">
            <text:p>0.678427322433867</text:p>
          </table:table-cell>
          <table:table-cell table:formula="of:=[.A8]*8065.54429" office:value-type="float" office:value="38464.58071901" calcext:value-type="float">
            <text:p>38464.58071901</text:p>
          </table:table-cell>
          <table:table-cell office:value-type="float" office:value="1.4003" calcext:value-type="float">
            <text:p>1.4003</text:p>
          </table:table-cell>
          <table:table-cell/>
          <table:table-cell office:value-type="float" office:value="1.41303" calcext:value-type="float">
            <text:p>1.4130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4.592" calcext:value-type="float">
            <text:p>4.592</text:p>
          </table:table-cell>
          <table:table-cell table:formula="of:=LOG10([.A9])" office:value-type="float" office:value="0.662001879389917" calcext:value-type="float">
            <text:p>0.662001879389917</text:p>
          </table:table-cell>
          <table:table-cell table:formula="of:=[.A9]*8065.54429" office:value-type="float" office:value="37036.97937968" calcext:value-type="float">
            <text:p>37036.97937968</text:p>
          </table:table-cell>
          <table:table-cell office:value-type="float" office:value="1.39812" calcext:value-type="float">
            <text:p>1.39812</text:p>
          </table:table-cell>
          <table:table-cell/>
          <table:table-cell office:value-type="float" office:value="1.41077" calcext:value-type="float">
            <text:p>1.4107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4.428" calcext:value-type="float">
            <text:p>4.428</text:p>
          </table:table-cell>
          <table:table-cell table:formula="of:=LOG10([.A10])" office:value-type="float" office:value="0.646207612206685" calcext:value-type="float">
            <text:p>0.646207612206685</text:p>
          </table:table-cell>
          <table:table-cell table:formula="of:=[.A10]*8065.54429" office:value-type="float" office:value="35714.23011612" calcext:value-type="float">
            <text:p>35714.23011612</text:p>
          </table:table-cell>
          <table:table-cell office:value-type="float" office:value="1.3962" calcext:value-type="float">
            <text:p>1.3962</text:p>
          </table:table-cell>
          <table:table-cell/>
          <table:table-cell office:value-type="float" office:value="1.40877" calcext:value-type="float">
            <text:p>1.4087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4.275" calcext:value-type="float">
            <text:p>4.275</text:p>
          </table:table-cell>
          <table:table-cell table:formula="of:=LOG10([.A11])" office:value-type="float" office:value="0.630936119064191" calcext:value-type="float">
            <text:p>0.630936119064191</text:p>
          </table:table-cell>
          <table:table-cell table:formula="of:=[.A11]*8065.54429" office:value-type="float" office:value="34480.20183975" calcext:value-type="float">
            <text:p>34480.20183975</text:p>
          </table:table-cell>
          <table:table-cell office:value-type="float" office:value="1.3945" calcext:value-type="float">
            <text:p>1.3945</text:p>
          </table:table-cell>
          <table:table-cell/>
          <table:table-cell office:value-type="float" office:value="1.407" calcext:value-type="float">
            <text:p>1.40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4.133" calcext:value-type="float">
            <text:p>4.133</text:p>
          </table:table-cell>
          <table:table-cell table:formula="of:=LOG10([.A12])" office:value-type="float" office:value="0.616265405281708" calcext:value-type="float">
            <text:p>0.616265405281708</text:p>
          </table:table-cell>
          <table:table-cell table:formula="of:=[.A12]*8065.54429" office:value-type="float" office:value="33334.89455057" calcext:value-type="float">
            <text:p>33334.89455057</text:p>
          </table:table-cell>
          <table:table-cell office:value-type="float" office:value="1.39298" calcext:value-type="float">
            <text:p>1.39298</text:p>
          </table:table-cell>
          <table:table-cell/>
          <table:table-cell office:value-type="float" office:value="1.40543" calcext:value-type="float">
            <text:p>1.4054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10([.A13])" office:value-type="float" office:value="0.602059991327962" calcext:value-type="float">
            <text:p>0.602059991327962</text:p>
          </table:table-cell>
          <table:table-cell table:formula="of:=[.A13]*8065.54429" office:value-type="float" office:value="32262.17716" calcext:value-type="float">
            <text:p>32262.17716</text:p>
          </table:table-cell>
          <table:table-cell office:value-type="float" office:value="1.39162" calcext:value-type="float">
            <text:p>1.39162</text:p>
          </table:table-cell>
          <table:table-cell/>
          <table:table-cell office:value-type="float" office:value="1.40402" calcext:value-type="float">
            <text:p>1.40402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875" calcext:value-type="float">
            <text:p>3.875</text:p>
          </table:table-cell>
          <table:table-cell table:formula="of:=LOG10([.A14])" office:value-type="float" office:value="0.588271706842329" calcext:value-type="float">
            <text:p>0.588271706842329</text:p>
          </table:table-cell>
          <table:table-cell table:formula="of:=[.A14]*8065.54429" office:value-type="float" office:value="31253.98412375" calcext:value-type="float">
            <text:p>31253.98412375</text:p>
          </table:table-cell>
          <table:table-cell office:value-type="float" office:value="1.3904" calcext:value-type="float">
            <text:p>1.3904</text:p>
          </table:table-cell>
          <table:table-cell/>
          <table:table-cell office:value-type="float" office:value="1.40275" calcext:value-type="float">
            <text:p>1.4027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757" calcext:value-type="float">
            <text:p>3.757</text:p>
          </table:table-cell>
          <table:table-cell table:formula="of:=LOG10([.A15])" office:value-type="float" office:value="0.574841195063385" calcext:value-type="float">
            <text:p>0.574841195063385</text:p>
          </table:table-cell>
          <table:table-cell table:formula="of:=[.A15]*8065.54429" office:value-type="float" office:value="30302.24989753" calcext:value-type="float">
            <text:p>30302.24989753</text:p>
          </table:table-cell>
          <table:table-cell office:value-type="float" office:value="1.3893" calcext:value-type="float">
            <text:p>1.3893</text:p>
          </table:table-cell>
          <table:table-cell/>
          <table:table-cell office:value-type="float" office:value="1.4016" calcext:value-type="float">
            <text:p>1.401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647" calcext:value-type="float">
            <text:p>3.647</text:p>
          </table:table-cell>
          <table:table-cell table:formula="of:=LOG10([.A16])" office:value-type="float" office:value="0.561935763313781" calcext:value-type="float">
            <text:p>0.561935763313781</text:p>
          </table:table-cell>
          <table:table-cell table:formula="of:=[.A16]*8065.54429" office:value-type="float" office:value="29415.04002563" calcext:value-type="float">
            <text:p>29415.04002563</text:p>
          </table:table-cell>
          <table:table-cell office:value-type="float" office:value="1.3883" calcext:value-type="float">
            <text:p>1.3883</text:p>
          </table:table-cell>
          <table:table-cell/>
          <table:table-cell office:value-type="float" office:value="1.40056" calcext:value-type="float">
            <text:p>1.4005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542" calcext:value-type="float">
            <text:p>3.542</text:p>
          </table:table-cell>
          <table:table-cell table:formula="of:=LOG10([.A17])" office:value-type="float" office:value="0.549248556854056" calcext:value-type="float">
            <text:p>0.549248556854056</text:p>
          </table:table-cell>
          <table:table-cell table:formula="of:=[.A17]*8065.54429" office:value-type="float" office:value="28568.15787518" calcext:value-type="float">
            <text:p>28568.15787518</text:p>
          </table:table-cell>
          <table:table-cell office:value-type="float" office:value="1.38739" calcext:value-type="float">
            <text:p>1.38739</text:p>
          </table:table-cell>
          <table:table-cell/>
          <table:table-cell office:value-type="float" office:value="1.39961" calcext:value-type="float">
            <text:p>1.39961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444" calcext:value-type="float">
            <text:p>3.444</text:p>
          </table:table-cell>
          <table:table-cell table:formula="of:=LOG10([.A18])" office:value-type="float" office:value="0.537063142781617" calcext:value-type="float">
            <text:p>0.537063142781617</text:p>
          </table:table-cell>
          <table:table-cell table:formula="of:=[.A18]*8065.54429" office:value-type="float" office:value="27777.73453476" calcext:value-type="float">
            <text:p>27777.73453476</text:p>
          </table:table-cell>
          <table:table-cell office:value-type="float" office:value="1.38656" calcext:value-type="float">
            <text:p>1.38656</text:p>
          </table:table-cell>
          <table:table-cell/>
          <table:table-cell office:value-type="float" office:value="1.39875" calcext:value-type="float">
            <text:p>1.3987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351" calcext:value-type="float">
            <text:p>3.351</text:p>
          </table:table-cell>
          <table:table-cell table:formula="of:=LOG10([.A19])" office:value-type="float" office:value="0.525174427835271" calcext:value-type="float">
            <text:p>0.525174427835271</text:p>
          </table:table-cell>
          <table:table-cell table:formula="of:=[.A19]*8065.54429" office:value-type="float" office:value="27027.63891579" calcext:value-type="float">
            <text:p>27027.63891579</text:p>
          </table:table-cell>
          <table:table-cell office:value-type="float" office:value="1.3858" calcext:value-type="float">
            <text:p>1.3858</text:p>
          </table:table-cell>
          <table:table-cell/>
          <table:table-cell office:value-type="float" office:value="1.39796" calcext:value-type="float">
            <text:p>1.3979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263" calcext:value-type="float">
            <text:p>3.263</text:p>
          </table:table-cell>
          <table:table-cell table:formula="of:=LOG10([.A20])" office:value-type="float" office:value="0.513617073787875" calcext:value-type="float">
            <text:p>0.513617073787875</text:p>
          </table:table-cell>
          <table:table-cell table:formula="of:=[.A20]*8065.54429" office:value-type="float" office:value="26317.87101827" calcext:value-type="float">
            <text:p>26317.87101827</text:p>
          </table:table-cell>
          <table:table-cell office:value-type="float" office:value="1.3851" calcext:value-type="float">
            <text:p>1.3851</text:p>
          </table:table-cell>
          <table:table-cell/>
          <table:table-cell office:value-type="float" office:value="1.39723" calcext:value-type="float">
            <text:p>1.3972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179" calcext:value-type="float">
            <text:p>3.179</text:p>
          </table:table-cell>
          <table:table-cell table:formula="of:=LOG10([.A21])" office:value-type="float" office:value="0.502290527914773" calcext:value-type="float">
            <text:p>0.502290527914773</text:p>
          </table:table-cell>
          <table:table-cell table:formula="of:=[.A21]*8065.54429" office:value-type="float" office:value="25640.36529791" calcext:value-type="float">
            <text:p>25640.36529791</text:p>
          </table:table-cell>
          <table:table-cell office:value-type="float" office:value="1.38446" calcext:value-type="float">
            <text:p>1.38446</text:p>
          </table:table-cell>
          <table:table-cell/>
          <table:table-cell office:value-type="float" office:value="1.39656" calcext:value-type="float">
            <text:p>1.3965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LOG10([.A22])" office:value-type="float" office:value="0.491361693834273" calcext:value-type="float">
            <text:p>0.491361693834273</text:p>
          </table:table-cell>
          <table:table-cell table:formula="of:=[.A22]*8065.54429" office:value-type="float" office:value="25003.187299" calcext:value-type="float">
            <text:p>25003.187299</text:p>
          </table:table-cell>
          <table:table-cell office:value-type="float" office:value="1.38387" calcext:value-type="float">
            <text:p>1.38387</text:p>
          </table:table-cell>
          <table:table-cell/>
          <table:table-cell office:value-type="float" office:value="1.39594" calcext:value-type="float">
            <text:p>1.3959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952" calcext:value-type="float">
            <text:p>2.952</text:p>
          </table:table-cell>
          <table:table-cell table:formula="of:=LOG10([.A23])" office:value-type="float" office:value="0.470116353151004" calcext:value-type="float">
            <text:p>0.470116353151004</text:p>
          </table:table-cell>
          <table:table-cell table:formula="of:=[.A23]*8065.54429" office:value-type="float" office:value="23809.48674408" calcext:value-type="float">
            <text:p>23809.48674408</text:p>
          </table:table-cell>
          <table:table-cell office:value-type="float" office:value="1.38281" calcext:value-type="float">
            <text:p>1.38281</text:p>
          </table:table-cell>
          <table:table-cell/>
          <table:table-cell office:value-type="float" office:value="1.39484" calcext:value-type="float">
            <text:p>1.3948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818" calcext:value-type="float">
            <text:p>2.818</text:p>
          </table:table-cell>
          <table:table-cell table:formula="of:=LOG10([.A24])" office:value-type="float" office:value="0.449940988773338" calcext:value-type="float">
            <text:p>0.449940988773338</text:p>
          </table:table-cell>
          <table:table-cell table:formula="of:=[.A24]*8065.54429" office:value-type="float" office:value="22728.70380922" calcext:value-type="float">
            <text:p>22728.70380922</text:p>
          </table:table-cell>
          <table:table-cell office:value-type="float" office:value="1.38189" calcext:value-type="float">
            <text:p>1.38189</text:p>
          </table:table-cell>
          <table:table-cell/>
          <table:table-cell office:value-type="float" office:value="1.39389" calcext:value-type="float">
            <text:p>1.3938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695" calcext:value-type="float">
            <text:p>2.695</text:p>
          </table:table-cell>
          <table:table-cell table:formula="of:=LOG10([.A25])" office:value-type="float" office:value="0.430558769522757" calcext:value-type="float">
            <text:p>0.430558769522757</text:p>
          </table:table-cell>
          <table:table-cell table:formula="of:=[.A25]*8065.54429" office:value-type="float" office:value="21736.64186155" calcext:value-type="float">
            <text:p>21736.64186155</text:p>
          </table:table-cell>
          <table:table-cell office:value-type="float" office:value="1.3811" calcext:value-type="float">
            <text:p>1.3811</text:p>
          </table:table-cell>
          <table:table-cell/>
          <table:table-cell office:value-type="float" office:value="1.39306" calcext:value-type="float">
            <text:p>1.3930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583" calcext:value-type="float">
            <text:p>2.583</text:p>
          </table:table-cell>
          <table:table-cell table:formula="of:=LOG10([.A26])" office:value-type="float" office:value="0.412124406173317" calcext:value-type="float">
            <text:p>0.412124406173317</text:p>
          </table:table-cell>
          <table:table-cell table:formula="of:=[.A26]*8065.54429" office:value-type="float" office:value="20833.30090107" calcext:value-type="float">
            <text:p>20833.30090107</text:p>
          </table:table-cell>
          <table:table-cell office:value-type="float" office:value="1.3804" calcext:value-type="float">
            <text:p>1.3804</text:p>
          </table:table-cell>
          <table:table-cell/>
          <table:table-cell office:value-type="float" office:value="1.39233" calcext:value-type="float">
            <text:p>1.3923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48" calcext:value-type="float">
            <text:p>2.48</text:p>
          </table:table-cell>
          <table:table-cell table:formula="of:=LOG10([.A27])" office:value-type="float" office:value="0.394451680826216" calcext:value-type="float">
            <text:p>0.394451680826216</text:p>
          </table:table-cell>
          <table:table-cell table:formula="of:=[.A27]*8065.54429" office:value-type="float" office:value="20002.5498392" calcext:value-type="float">
            <text:p>20002.5498392</text:p>
          </table:table-cell>
          <table:table-cell office:value-type="float" office:value="1.37978" calcext:value-type="float">
            <text:p>1.37978</text:p>
          </table:table-cell>
          <table:table-cell/>
          <table:table-cell office:value-type="float" office:value="1.39168" calcext:value-type="float">
            <text:p>1.3916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384" calcext:value-type="float">
            <text:p>2.384</text:p>
          </table:table-cell>
          <table:table-cell table:formula="of:=LOG10([.A28])" office:value-type="float" office:value="0.377306251068199" calcext:value-type="float">
            <text:p>0.377306251068199</text:p>
          </table:table-cell>
          <table:table-cell table:formula="of:=[.A28]*8065.54429" office:value-type="float" office:value="19228.25758736" calcext:value-type="float">
            <text:p>19228.25758736</text:p>
          </table:table-cell>
          <table:table-cell office:value-type="float" office:value="1.37923" calcext:value-type="float">
            <text:p>1.37923</text:p>
          </table:table-cell>
          <table:table-cell/>
          <table:table-cell office:value-type="float" office:value="1.39111" calcext:value-type="float">
            <text:p>1.39111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296" calcext:value-type="float">
            <text:p>2.296</text:p>
          </table:table-cell>
          <table:table-cell table:formula="of:=LOG10([.A29])" office:value-type="float" office:value="0.360971883725936" calcext:value-type="float">
            <text:p>0.360971883725936</text:p>
          </table:table-cell>
          <table:table-cell table:formula="of:=[.A29]*8065.54429" office:value-type="float" office:value="18518.48968984" calcext:value-type="float">
            <text:p>18518.48968984</text:p>
          </table:table-cell>
          <table:table-cell office:value-type="float" office:value="1.37873" calcext:value-type="float">
            <text:p>1.37873</text:p>
          </table:table-cell>
          <table:table-cell/>
          <table:table-cell office:value-type="float" office:value="1.39059" calcext:value-type="float">
            <text:p>1.3905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214" calcext:value-type="float">
            <text:p>2.214</text:p>
          </table:table-cell>
          <table:table-cell table:formula="of:=LOG10([.A30])" office:value-type="float" office:value="0.345177616542704" calcext:value-type="float">
            <text:p>0.345177616542704</text:p>
          </table:table-cell>
          <table:table-cell table:formula="of:=[.A30]*8065.54429" office:value-type="float" office:value="17857.11505806" calcext:value-type="float">
            <text:p>17857.11505806</text:p>
          </table:table-cell>
          <table:table-cell office:value-type="float" office:value="1.37829" calcext:value-type="float">
            <text:p>1.37829</text:p>
          </table:table-cell>
          <table:table-cell/>
          <table:table-cell office:value-type="float" office:value="1.39013" calcext:value-type="float">
            <text:p>1.3901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138" calcext:value-type="float">
            <text:p>2.138</text:p>
          </table:table-cell>
          <table:table-cell table:formula="of:=LOG10([.A31])" office:value-type="float" office:value="0.330007700872759" calcext:value-type="float">
            <text:p>0.330007700872759</text:p>
          </table:table-cell>
          <table:table-cell table:formula="of:=[.A31]*8065.54429" office:value-type="float" office:value="17244.13369202" calcext:value-type="float">
            <text:p>17244.13369202</text:p>
          </table:table-cell>
          <table:table-cell office:value-type="float" office:value="1.37789" calcext:value-type="float">
            <text:p>1.37789</text:p>
          </table:table-cell>
          <table:table-cell/>
          <table:table-cell office:value-type="float" office:value="1.38971" calcext:value-type="float">
            <text:p>1.38971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.066" calcext:value-type="float">
            <text:p>2.066</text:p>
          </table:table-cell>
          <table:table-cell table:formula="of:=LOG10([.A32])" office:value-type="float" office:value="0.315130317183602" calcext:value-type="float">
            <text:p>0.315130317183602</text:p>
          </table:table-cell>
          <table:table-cell table:formula="of:=[.A32]*8065.54429" office:value-type="float" office:value="16663.41450314" calcext:value-type="float">
            <text:p>16663.41450314</text:p>
          </table:table-cell>
          <table:table-cell office:value-type="float" office:value="1.37752" calcext:value-type="float">
            <text:p>1.37752</text:p>
          </table:table-cell>
          <table:table-cell/>
          <table:table-cell office:value-type="float" office:value="1.38932" calcext:value-type="float">
            <text:p>1.38932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10([.A33])" office:value-type="float" office:value="0.301029995663981" calcext:value-type="float">
            <text:p>0.301029995663981</text:p>
          </table:table-cell>
          <table:table-cell table:formula="of:=[.A33]*8065.54429" office:value-type="float" office:value="16131.08858" calcext:value-type="float">
            <text:p>16131.08858</text:p>
          </table:table-cell>
          <table:table-cell office:value-type="float" office:value="1.37718" calcext:value-type="float">
            <text:p>1.37718</text:p>
          </table:table-cell>
          <table:table-cell/>
          <table:table-cell office:value-type="float" office:value="1.38897" calcext:value-type="float">
            <text:p>1.3889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937" calcext:value-type="float">
            <text:p>1.937</text:p>
          </table:table-cell>
          <table:table-cell table:formula="of:=LOG10([.A34])" office:value-type="float" office:value="0.287129620719111" calcext:value-type="float">
            <text:p>0.287129620719111</text:p>
          </table:table-cell>
          <table:table-cell table:formula="of:=[.A34]*8065.54429" office:value-type="float" office:value="15622.95928973" calcext:value-type="float">
            <text:p>15622.95928973</text:p>
          </table:table-cell>
          <table:table-cell office:value-type="float" office:value="1.37688" calcext:value-type="float">
            <text:p>1.37688</text:p>
          </table:table-cell>
          <table:table-cell/>
          <table:table-cell office:value-type="float" office:value="1.38865" calcext:value-type="float">
            <text:p>1.3886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879" calcext:value-type="float">
            <text:p>1.879</text:p>
          </table:table-cell>
          <table:table-cell table:formula="of:=LOG10([.A35])" office:value-type="float" office:value="0.273926780100526" calcext:value-type="float">
            <text:p>0.273926780100526</text:p>
          </table:table-cell>
          <table:table-cell table:formula="of:=[.A35]*8065.54429" office:value-type="float" office:value="15155.15772091" calcext:value-type="float">
            <text:p>15155.15772091</text:p>
          </table:table-cell>
          <table:table-cell office:value-type="float" office:value="1.37659" calcext:value-type="float">
            <text:p>1.37659</text:p>
          </table:table-cell>
          <table:table-cell/>
          <table:table-cell office:value-type="float" office:value="1.38835" calcext:value-type="float">
            <text:p>1.3883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823" calcext:value-type="float">
            <text:p>1.823</text:p>
          </table:table-cell>
          <table:table-cell table:formula="of:=LOG10([.A36])" office:value-type="float" office:value="0.260786668654976" calcext:value-type="float">
            <text:p>0.260786668654976</text:p>
          </table:table-cell>
          <table:table-cell table:formula="of:=[.A36]*8065.54429" office:value-type="float" office:value="14703.48724067" calcext:value-type="float">
            <text:p>14703.48724067</text:p>
          </table:table-cell>
          <table:table-cell office:value-type="float" office:value="1.37633" calcext:value-type="float">
            <text:p>1.37633</text:p>
          </table:table-cell>
          <table:table-cell/>
          <table:table-cell office:value-type="float" office:value="1.38808" calcext:value-type="float">
            <text:p>1.3880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771" calcext:value-type="float">
            <text:p>1.771</text:p>
          </table:table-cell>
          <table:table-cell table:formula="of:=LOG10([.A37])" office:value-type="float" office:value="0.248218561190075" calcext:value-type="float">
            <text:p>0.248218561190075</text:p>
          </table:table-cell>
          <table:table-cell table:formula="of:=[.A37]*8065.54429" office:value-type="float" office:value="14284.07893759" calcext:value-type="float">
            <text:p>14284.07893759</text:p>
          </table:table-cell>
          <table:table-cell office:value-type="float" office:value="1.37608" calcext:value-type="float">
            <text:p>1.37608</text:p>
          </table:table-cell>
          <table:table-cell/>
          <table:table-cell office:value-type="float" office:value="1.38782" calcext:value-type="float">
            <text:p>1.38782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722" calcext:value-type="float">
            <text:p>1.722</text:p>
          </table:table-cell>
          <table:table-cell table:formula="of:=LOG10([.A38])" office:value-type="float" office:value="0.236033147117636" calcext:value-type="float">
            <text:p>0.236033147117636</text:p>
          </table:table-cell>
          <table:table-cell table:formula="of:=[.A38]*8065.54429" office:value-type="float" office:value="13888.86726738" calcext:value-type="float">
            <text:p>13888.86726738</text:p>
          </table:table-cell>
          <table:table-cell office:value-type="float" office:value="1.37585" calcext:value-type="float">
            <text:p>1.37585</text:p>
          </table:table-cell>
          <table:table-cell/>
          <table:table-cell office:value-type="float" office:value="1.38758" calcext:value-type="float">
            <text:p>1.3875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675" calcext:value-type="float">
            <text:p>1.675</text:p>
          </table:table-cell>
          <table:table-cell table:formula="of:=LOG10([.A39])" office:value-type="float" office:value="0.224014811372864" calcext:value-type="float">
            <text:p>0.224014811372864</text:p>
          </table:table-cell>
          <table:table-cell table:formula="of:=[.A39]*8065.54429" office:value-type="float" office:value="13509.78668575" calcext:value-type="float">
            <text:p>13509.78668575</text:p>
          </table:table-cell>
          <table:table-cell office:value-type="float" office:value="1.37563" calcext:value-type="float">
            <text:p>1.37563</text:p>
          </table:table-cell>
          <table:table-cell/>
          <table:table-cell office:value-type="float" office:value="1.38735" calcext:value-type="float">
            <text:p>1.3873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631" calcext:value-type="float">
            <text:p>1.631</text:p>
          </table:table-cell>
          <table:table-cell table:formula="of:=LOG10([.A40])" office:value-type="float" office:value="0.212453961040276" calcext:value-type="float">
            <text:p>0.212453961040276</text:p>
          </table:table-cell>
          <table:table-cell table:formula="of:=[.A40]*8065.54429" office:value-type="float" office:value="13154.90273699" calcext:value-type="float">
            <text:p>13154.90273699</text:p>
          </table:table-cell>
          <table:table-cell office:value-type="float" office:value="1.37543" calcext:value-type="float">
            <text:p>1.37543</text:p>
          </table:table-cell>
          <table:table-cell/>
          <table:table-cell office:value-type="float" office:value="1.38714" calcext:value-type="float">
            <text:p>1.3871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.59</text:p>
          </table:table-cell>
          <table:table-cell table:formula="of:=LOG10([.A41])" office:value-type="float" office:value="0.201397124320451" calcext:value-type="float">
            <text:p>0.201397124320451</text:p>
          </table:table-cell>
          <table:table-cell table:formula="of:=[.A41]*8065.54429" office:value-type="float" office:value="12824.2154211" calcext:value-type="float">
            <text:p>12824.2154211</text:p>
          </table:table-cell>
          <table:table-cell office:value-type="float" office:value="1.37524" calcext:value-type="float">
            <text:p>1.37524</text:p>
          </table:table-cell>
          <table:table-cell/>
          <table:table-cell office:value-type="float" office:value="1.38693" calcext:value-type="float">
            <text:p>1.3869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LOG10([.A42])" office:value-type="float" office:value="0.190331698170292" calcext:value-type="float">
            <text:p>0.190331698170292</text:p>
          </table:table-cell>
          <table:table-cell table:formula="of:=[.A42]*8065.54429" office:value-type="float" office:value="12501.5936495" calcext:value-type="float">
            <text:p>12501.5936495</text:p>
          </table:table-cell>
          <table:table-cell office:value-type="float" office:value="1.37506" calcext:value-type="float">
            <text:p>1.37506</text:p>
          </table:table-cell>
          <table:table-cell/>
          <table:table-cell office:value-type="float" office:value="1.38674" calcext:value-type="float">
            <text:p>1.3867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formula="of:=LOG10([.A43])" office:value-type="float" office:value="0.179551791165188" calcext:value-type="float">
            <text:p>0.179551791165188</text:p>
          </table:table-cell>
          <table:table-cell table:formula="of:=[.A43]*8065.54429" office:value-type="float" office:value="12195.10296648" calcext:value-type="float">
            <text:p>12195.10296648</text:p>
          </table:table-cell>
          <table:table-cell office:value-type="float" office:value="1.37488" calcext:value-type="float">
            <text:p>1.37488</text:p>
          </table:table-cell>
          <table:table-cell/>
          <table:table-cell office:value-type="float" office:value="1.38656" calcext:value-type="float">
            <text:p>1.3865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476" calcext:value-type="float">
            <text:p>1.476</text:p>
          </table:table-cell>
          <table:table-cell table:formula="of:=LOG10([.A44])" office:value-type="float" office:value="0.169086357487023" calcext:value-type="float">
            <text:p>0.169086357487023</text:p>
          </table:table-cell>
          <table:table-cell table:formula="of:=[.A44]*8065.54429" office:value-type="float" office:value="11904.74337204" calcext:value-type="float">
            <text:p>11904.74337204</text:p>
          </table:table-cell>
          <table:table-cell office:value-type="float" office:value="1.37472" calcext:value-type="float">
            <text:p>1.37472</text:p>
          </table:table-cell>
          <table:table-cell/>
          <table:table-cell office:value-type="float" office:value="1.38639" calcext:value-type="float">
            <text:p>1.3863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442" calcext:value-type="float">
            <text:p>1.442</text:p>
          </table:table-cell>
          <table:table-cell table:formula="of:=LOG10([.A45])" office:value-type="float" office:value="0.15896526038341" calcext:value-type="float">
            <text:p>0.15896526038341</text:p>
          </table:table-cell>
          <table:table-cell table:formula="of:=[.A45]*8065.54429" office:value-type="float" office:value="11630.51486618" calcext:value-type="float">
            <text:p>11630.51486618</text:p>
          </table:table-cell>
          <table:table-cell office:value-type="float" office:value="1.37456" calcext:value-type="float">
            <text:p>1.37456</text:p>
          </table:table-cell>
          <table:table-cell/>
          <table:table-cell office:value-type="float" office:value="1.38622" calcext:value-type="float">
            <text:p>1.38622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409" calcext:value-type="float">
            <text:p>1.409</text:p>
          </table:table-cell>
          <table:table-cell table:formula="of:=LOG10([.A46])" office:value-type="float" office:value="0.148910993109356" calcext:value-type="float">
            <text:p>0.148910993109356</text:p>
          </table:table-cell>
          <table:table-cell table:formula="of:=[.A46]*8065.54429" office:value-type="float" office:value="11364.35190461" calcext:value-type="float">
            <text:p>11364.35190461</text:p>
          </table:table-cell>
          <table:table-cell office:value-type="float" office:value="1.3744" calcext:value-type="float">
            <text:p>1.3744</text:p>
          </table:table-cell>
          <table:table-cell/>
          <table:table-cell office:value-type="float" office:value="1.38606" calcext:value-type="float">
            <text:p>1.3860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378" calcext:value-type="float">
            <text:p>1.378</text:p>
          </table:table-cell>
          <table:table-cell table:formula="of:=LOG10([.A47])" office:value-type="float" office:value="0.139249217571607" calcext:value-type="float">
            <text:p>0.139249217571607</text:p>
          </table:table-cell>
          <table:table-cell table:formula="of:=[.A47]*8065.54429" office:value-type="float" office:value="11114.32003162" calcext:value-type="float">
            <text:p>11114.32003162</text:p>
          </table:table-cell>
          <table:table-cell office:value-type="float" office:value="1.37426" calcext:value-type="float">
            <text:p>1.37426</text:p>
          </table:table-cell>
          <table:table-cell/>
          <table:table-cell office:value-type="float" office:value="1.3859" calcext:value-type="float">
            <text:p>1.385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348" calcext:value-type="float">
            <text:p>1.348</text:p>
          </table:table-cell>
          <table:table-cell table:formula="of:=LOG10([.A48])" office:value-type="float" office:value="0.129689892199301" calcext:value-type="float">
            <text:p>0.129689892199301</text:p>
          </table:table-cell>
          <table:table-cell table:formula="of:=[.A48]*8065.54429" office:value-type="float" office:value="10872.35370292" calcext:value-type="float">
            <text:p>10872.35370292</text:p>
          </table:table-cell>
          <table:table-cell office:value-type="float" office:value="1.37411" calcext:value-type="float">
            <text:p>1.37411</text:p>
          </table:table-cell>
          <table:table-cell/>
          <table:table-cell office:value-type="float" office:value="1.38575" calcext:value-type="float">
            <text:p>1.3857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319" calcext:value-type="float">
            <text:p>1.319</text:p>
          </table:table-cell>
          <table:table-cell table:formula="of:=LOG10([.A49])" office:value-type="float" office:value="0.120244795546365" calcext:value-type="float">
            <text:p>0.120244795546365</text:p>
          </table:table-cell>
          <table:table-cell table:formula="of:=[.A49]*8065.54429" office:value-type="float" office:value="10638.45291851" calcext:value-type="float">
            <text:p>10638.45291851</text:p>
          </table:table-cell>
          <table:table-cell office:value-type="float" office:value="1.37398" calcext:value-type="float">
            <text:p>1.37398</text:p>
          </table:table-cell>
          <table:table-cell/>
          <table:table-cell office:value-type="float" office:value="1.38561" calcext:value-type="float">
            <text:p>1.38561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292" calcext:value-type="float">
            <text:p>1.292</text:p>
          </table:table-cell>
          <table:table-cell table:formula="of:=LOG10([.A50])" office:value-type="float" office:value="0.111262513659065" calcext:value-type="float">
            <text:p>0.111262513659065</text:p>
          </table:table-cell>
          <table:table-cell table:formula="of:=[.A50]*8065.54429" office:value-type="float" office:value="10420.68322268" calcext:value-type="float">
            <text:p>10420.68322268</text:p>
          </table:table-cell>
          <table:table-cell office:value-type="float" office:value="1.37384" calcext:value-type="float">
            <text:p>1.37384</text:p>
          </table:table-cell>
          <table:table-cell/>
          <table:table-cell office:value-type="float" office:value="1.38546" calcext:value-type="float">
            <text:p>1.3854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265" calcext:value-type="float">
            <text:p>1.265</text:p>
          </table:table-cell>
          <table:table-cell table:formula="of:=LOG10([.A51])" office:value-type="float" office:value="0.102090525511837" calcext:value-type="float">
            <text:p>0.102090525511837</text:p>
          </table:table-cell>
          <table:table-cell table:formula="of:=[.A51]*8065.54429" office:value-type="float" office:value="10202.91352685" calcext:value-type="float">
            <text:p>10202.91352685</text:p>
          </table:table-cell>
          <table:table-cell office:value-type="float" office:value="1.37371" calcext:value-type="float">
            <text:p>1.37371</text:p>
          </table:table-cell>
          <table:table-cell/>
          <table:table-cell office:value-type="float" office:value="1.38533" calcext:value-type="float">
            <text:p>1.3853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LOG10([.A52])" office:value-type="float" office:value="0.0934216851622351" calcext:value-type="float">
            <text:p>0.093421685162235</text:p>
          </table:table-cell>
          <table:table-cell table:formula="of:=[.A52]*8065.54429" office:value-type="float" office:value="10001.2749196" calcext:value-type="float">
            <text:p>10001.2749196</text:p>
          </table:table-cell>
          <table:table-cell office:value-type="float" office:value="1.37358" calcext:value-type="float">
            <text:p>1.37358</text:p>
          </table:table-cell>
          <table:table-cell/>
          <table:table-cell office:value-type="float" office:value="1.38519" calcext:value-type="float">
            <text:p>1.3851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215" calcext:value-type="float">
            <text:p>1.215</text:p>
          </table:table-cell>
          <table:table-cell table:formula="of:=LOG10([.A53])" office:value-type="float" office:value="0.084576277934331" calcext:value-type="float">
            <text:p>0.084576277934331</text:p>
          </table:table-cell>
          <table:table-cell table:formula="of:=[.A53]*8065.54429" office:value-type="float" office:value="9799.63631235" calcext:value-type="float">
            <text:p>9799.63631235</text:p>
          </table:table-cell>
          <table:table-cell office:value-type="float" office:value="1.37346" calcext:value-type="float">
            <text:p>1.37346</text:p>
          </table:table-cell>
          <table:table-cell/>
          <table:table-cell office:value-type="float" office:value="1.38506" calcext:value-type="float">
            <text:p>1.3850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19" calcext:value-type="float">
            <text:p>1.19</text:p>
          </table:table-cell>
          <table:table-cell table:formula="of:=LOG10([.A54])" office:value-type="float" office:value="0.0755469613925307" calcext:value-type="float">
            <text:p>0.075546961392531</text:p>
          </table:table-cell>
          <table:table-cell table:formula="of:=[.A54]*8065.54429" office:value-type="float" office:value="9597.9977051" calcext:value-type="float">
            <text:p>9597.9977051</text:p>
          </table:table-cell>
          <table:table-cell office:value-type="float" office:value="1.37333" calcext:value-type="float">
            <text:p>1.37333</text:p>
          </table:table-cell>
          <table:table-cell/>
          <table:table-cell office:value-type="float" office:value="1.38492" calcext:value-type="float">
            <text:p>1.38492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165" calcext:value-type="float">
            <text:p>1.165</text:p>
          </table:table-cell>
          <table:table-cell table:formula="of:=LOG10([.A55])" office:value-type="float" office:value="0.0663259253620378" calcext:value-type="float">
            <text:p>0.066325925362038</text:p>
          </table:table-cell>
          <table:table-cell table:formula="of:=[.A55]*8065.54429" office:value-type="float" office:value="9396.35909785" calcext:value-type="float">
            <text:p>9396.35909785</text:p>
          </table:table-cell>
          <table:table-cell office:value-type="float" office:value="1.37319" calcext:value-type="float">
            <text:p>1.37319</text:p>
          </table:table-cell>
          <table:table-cell/>
          <table:table-cell office:value-type="float" office:value="1.38478" calcext:value-type="float">
            <text:p>1.3847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141" calcext:value-type="float">
            <text:p>1.141</text:p>
          </table:table-cell>
          <table:table-cell table:formula="of:=LOG10([.A56])" office:value-type="float" office:value="0.0572856444182146" calcext:value-type="float">
            <text:p>0.057285644418215</text:p>
          </table:table-cell>
          <table:table-cell table:formula="of:=[.A56]*8065.54429" office:value-type="float" office:value="9202.78603489" calcext:value-type="float">
            <text:p>9202.78603489</text:p>
          </table:table-cell>
          <table:table-cell office:value-type="float" office:value="1.37305" calcext:value-type="float">
            <text:p>1.37305</text:p>
          </table:table-cell>
          <table:table-cell/>
          <table:table-cell office:value-type="float" office:value="1.38464" calcext:value-type="float">
            <text:p>1.3846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116" calcext:value-type="float">
            <text:p>1.116</text:p>
          </table:table-cell>
          <table:table-cell table:formula="of:=LOG10([.A57])" office:value-type="float" office:value="0.04766419460156" calcext:value-type="float">
            <text:p>0.04766419460156</text:p>
          </table:table-cell>
          <table:table-cell table:formula="of:=[.A57]*8065.54429" office:value-type="float" office:value="9001.14742764" calcext:value-type="float">
            <text:p>9001.14742764</text:p>
          </table:table-cell>
          <table:table-cell office:value-type="float" office:value="1.37292" calcext:value-type="float">
            <text:p>1.37292</text:p>
          </table:table-cell>
          <table:table-cell/>
          <table:table-cell office:value-type="float" office:value="1.38449" calcext:value-type="float">
            <text:p>1.3844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091" calcext:value-type="float">
            <text:p>1.091</text:p>
          </table:table-cell>
          <table:table-cell table:formula="of:=LOG10([.A58])" office:value-type="float" office:value="0.0378247505883419" calcext:value-type="float">
            <text:p>0.037824750588342</text:p>
          </table:table-cell>
          <table:table-cell table:formula="of:=[.A58]*8065.54429" office:value-type="float" office:value="8799.50882039" calcext:value-type="float">
            <text:p>8799.50882039</text:p>
          </table:table-cell>
          <table:table-cell office:value-type="float" office:value="1.37277" calcext:value-type="float">
            <text:p>1.37277</text:p>
          </table:table-cell>
          <table:table-cell/>
          <table:table-cell office:value-type="float" office:value="1.38434" calcext:value-type="float">
            <text:p>1.3843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066" calcext:value-type="float">
            <text:p>1.066</text:p>
          </table:table-cell>
          <table:table-cell table:formula="of:=LOG10([.A59])" office:value-type="float" office:value="0.0277572046905535" calcext:value-type="float">
            <text:p>0.027757204690554</text:p>
          </table:table-cell>
          <table:table-cell table:formula="of:=[.A59]*8065.54429" office:value-type="float" office:value="8597.87021314" calcext:value-type="float">
            <text:p>8597.87021314</text:p>
          </table:table-cell>
          <table:table-cell office:value-type="float" office:value="1.37263" calcext:value-type="float">
            <text:p>1.37263</text:p>
          </table:table-cell>
          <table:table-cell/>
          <table:table-cell office:value-type="float" office:value="1.38418" calcext:value-type="float">
            <text:p>1.3841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041" calcext:value-type="float">
            <text:p>1.041</text:p>
          </table:table-cell>
          <table:table-cell table:formula="of:=LOG10([.A60])" office:value-type="float" office:value="0.0174507295105361" calcext:value-type="float">
            <text:p>0.017450729510536</text:p>
          </table:table-cell>
          <table:table-cell table:formula="of:=[.A60]*8065.54429" office:value-type="float" office:value="8396.23160589" calcext:value-type="float">
            <text:p>8396.23160589</text:p>
          </table:table-cell>
          <table:table-cell office:value-type="float" office:value="1.37247" calcext:value-type="float">
            <text:p>1.37247</text:p>
          </table:table-cell>
          <table:table-cell/>
          <table:table-cell office:value-type="float" office:value="1.38402" calcext:value-type="float">
            <text:p>1.38402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1.017" calcext:value-type="float">
            <text:p>1.017</text:p>
          </table:table-cell>
          <table:table-cell table:formula="of:=LOG10([.A61])" office:value-type="float" office:value="0.00732095292274456" calcext:value-type="float">
            <text:p>0.007320952922745</text:p>
          </table:table-cell>
          <table:table-cell table:formula="of:=[.A61]*8065.54429" office:value-type="float" office:value="8202.65854293" calcext:value-type="float">
            <text:p>8202.65854293</text:p>
          </table:table-cell>
          <table:table-cell office:value-type="float" office:value="1.37231" calcext:value-type="float">
            <text:p>1.37231</text:p>
          </table:table-cell>
          <table:table-cell/>
          <table:table-cell office:value-type="float" office:value="1.38385" calcext:value-type="float">
            <text:p>1.3838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9919" calcext:value-type="float">
            <text:p>0.9919</text:p>
          </table:table-cell>
          <table:table-cell table:formula="of:=LOG10([.A62])" office:value-type="float" office:value="-0.00353210973828276" calcext:value-type="float">
            <text:p>-0.003532109738283</text:p>
          </table:table-cell>
          <table:table-cell table:formula="of:=[.A62]*8065.54429" office:value-type="float" office:value="8000.213381251" calcext:value-type="float">
            <text:p>8000.213381251</text:p>
          </table:table-cell>
          <table:table-cell office:value-type="float" office:value="1.37215" calcext:value-type="float">
            <text:p>1.37215</text:p>
          </table:table-cell>
          <table:table-cell/>
          <table:table-cell office:value-type="float" office:value="1.38367" calcext:value-type="float">
            <text:p>1.3836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9671" calcext:value-type="float">
            <text:p>0.9671</text:p>
          </table:table-cell>
          <table:table-cell table:formula="of:=LOG10([.A63])" office:value-type="float" office:value="-0.0145286167104123" calcext:value-type="float">
            <text:p>-0.014528616710412</text:p>
          </table:table-cell>
          <table:table-cell table:formula="of:=[.A63]*8065.54429" office:value-type="float" office:value="7800.187882859" calcext:value-type="float">
            <text:p>7800.187882859</text:p>
          </table:table-cell>
          <table:table-cell office:value-type="float" office:value="1.37197" calcext:value-type="float">
            <text:p>1.37197</text:p>
          </table:table-cell>
          <table:table-cell/>
          <table:table-cell office:value-type="float" office:value="1.38349" calcext:value-type="float">
            <text:p>1.3834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9423" calcext:value-type="float">
            <text:p>0.9423</text:p>
          </table:table-cell>
          <table:table-cell table:formula="of:=LOG10([.A64])" office:value-type="float" office:value="-0.0258108088818328" calcext:value-type="float">
            <text:p>-0.025810808881833</text:p>
          </table:table-cell>
          <table:table-cell table:formula="of:=[.A64]*8065.54429" office:value-type="float" office:value="7600.162384467" calcext:value-type="float">
            <text:p>7600.162384467</text:p>
          </table:table-cell>
          <table:table-cell office:value-type="float" office:value="1.37179" calcext:value-type="float">
            <text:p>1.37179</text:p>
          </table:table-cell>
          <table:table-cell/>
          <table:table-cell office:value-type="float" office:value="1.38329" calcext:value-type="float">
            <text:p>1.3832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9175" calcext:value-type="float">
            <text:p>0.9175</text:p>
          </table:table-cell>
          <table:table-cell table:formula="of:=LOG10([.A65])" office:value-type="float" office:value="-0.0373939270758731" calcext:value-type="float">
            <text:p>-0.037393927075873</text:p>
          </table:table-cell>
          <table:table-cell table:formula="of:=[.A65]*8065.54429" office:value-type="float" office:value="7400.136886075" calcext:value-type="float">
            <text:p>7400.136886075</text:p>
          </table:table-cell>
          <table:table-cell office:value-type="float" office:value="1.3716" calcext:value-type="float">
            <text:p>1.3716</text:p>
          </table:table-cell>
          <table:table-cell/>
          <table:table-cell office:value-type="float" office:value="1.38309" calcext:value-type="float">
            <text:p>1.3830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8927" calcext:value-type="float">
            <text:p>0.8927</text:p>
          </table:table-cell>
          <table:table-cell table:formula="of:=LOG10([.A66])" office:value-type="float" office:value="-0.0492944652261388" calcext:value-type="float">
            <text:p>-0.049294465226139</text:p>
          </table:table-cell>
          <table:table-cell table:formula="of:=[.A66]*8065.54429" office:value-type="float" office:value="7200.111387683" calcext:value-type="float">
            <text:p>7200.111387683</text:p>
          </table:table-cell>
          <table:table-cell office:value-type="float" office:value="1.3714" calcext:value-type="float">
            <text:p>1.3714</text:p>
          </table:table-cell>
          <table:table-cell/>
          <table:table-cell office:value-type="float" office:value="1.38287" calcext:value-type="float">
            <text:p>1.3828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8679" calcext:value-type="float">
            <text:p>0.8679</text:p>
          </table:table-cell>
          <table:table-cell table:formula="of:=LOG10([.A67])" office:value-type="float" office:value="-0.0615303116323547" calcext:value-type="float">
            <text:p>-0.061530311632355</text:p>
          </table:table-cell>
          <table:table-cell table:formula="of:=[.A67]*8065.54429" office:value-type="float" office:value="7000.085889291" calcext:value-type="float">
            <text:p>7000.085889291</text:p>
          </table:table-cell>
          <table:table-cell office:value-type="float" office:value="1.37118" calcext:value-type="float">
            <text:p>1.37118</text:p>
          </table:table-cell>
          <table:table-cell/>
          <table:table-cell office:value-type="float" office:value="1.38265" calcext:value-type="float">
            <text:p>1.3826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8431" calcext:value-type="float">
            <text:p>0.8431</text:p>
          </table:table-cell>
          <table:table-cell table:formula="of:=LOG10([.A68])" office:value-type="float" office:value="-0.0741209106984992" calcext:value-type="float">
            <text:p>-0.074120910698499</text:p>
          </table:table-cell>
          <table:table-cell table:formula="of:=[.A68]*8065.54429" office:value-type="float" office:value="6800.060390899" calcext:value-type="float">
            <text:p>6800.060390899</text:p>
          </table:table-cell>
          <table:table-cell office:value-type="float" office:value="1.37096" calcext:value-type="float">
            <text:p>1.37096</text:p>
          </table:table-cell>
          <table:table-cell/>
          <table:table-cell office:value-type="float" office:value="1.3824" calcext:value-type="float">
            <text:p>1.382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8183" calcext:value-type="float">
            <text:p>0.8183</text:p>
          </table:table-cell>
          <table:table-cell table:formula="of:=LOG10([.A69])" office:value-type="float" office:value="-0.087087448823903" calcext:value-type="float">
            <text:p>-0.087087448823903</text:p>
          </table:table-cell>
          <table:table-cell table:formula="of:=[.A69]*8065.54429" office:value-type="float" office:value="6600.034892507" calcext:value-type="float">
            <text:p>6600.034892507</text:p>
          </table:table-cell>
          <table:table-cell office:value-type="float" office:value="1.37071" calcext:value-type="float">
            <text:p>1.37071</text:p>
          </table:table-cell>
          <table:table-cell/>
          <table:table-cell office:value-type="float" office:value="1.38214" calcext:value-type="float">
            <text:p>1.3821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7935" calcext:value-type="float">
            <text:p>0.7935</text:p>
          </table:table-cell>
          <table:table-cell table:formula="of:=LOG10([.A70])" office:value-type="float" office:value="-0.100453068909133" calcext:value-type="float">
            <text:p>-0.100453068909133</text:p>
          </table:table-cell>
          <table:table-cell table:formula="of:=[.A70]*8065.54429" office:value-type="float" office:value="6400.009394115" calcext:value-type="float">
            <text:p>6400.009394115</text:p>
          </table:table-cell>
          <table:table-cell office:value-type="float" office:value="1.37045" calcext:value-type="float">
            <text:p>1.37045</text:p>
          </table:table-cell>
          <table:table-cell/>
          <table:table-cell office:value-type="float" office:value="1.38186" calcext:value-type="float">
            <text:p>1.3818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7687" calcext:value-type="float">
            <text:p>0.7687</text:p>
          </table:table-cell>
          <table:table-cell table:formula="of:=LOG10([.A71])" office:value-type="float" office:value="-0.114243118930733" calcext:value-type="float">
            <text:p>-0.114243118930733</text:p>
          </table:table-cell>
          <table:table-cell table:formula="of:=[.A71]*8065.54429" office:value-type="float" office:value="6199.983895723" calcext:value-type="float">
            <text:p>6199.983895723</text:p>
          </table:table-cell>
          <table:table-cell office:value-type="float" office:value="1.37017" calcext:value-type="float">
            <text:p>1.37017</text:p>
          </table:table-cell>
          <table:table-cell/>
          <table:table-cell office:value-type="float" office:value="1.38156" calcext:value-type="float">
            <text:p>1.3815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7439" calcext:value-type="float">
            <text:p>0.7439</text:p>
          </table:table-cell>
          <table:table-cell table:formula="of:=LOG10([.A72])" office:value-type="float" office:value="-0.128485441291618" calcext:value-type="float">
            <text:p>-0.128485441291618</text:p>
          </table:table-cell>
          <table:table-cell table:formula="of:=[.A72]*8065.54429" office:value-type="float" office:value="5999.958397331" calcext:value-type="float">
            <text:p>5999.958397331</text:p>
          </table:table-cell>
          <table:table-cell office:value-type="float" office:value="1.36986" calcext:value-type="float">
            <text:p>1.36986</text:p>
          </table:table-cell>
          <table:table-cell/>
          <table:table-cell office:value-type="float" office:value="1.38124" calcext:value-type="float">
            <text:p>1.3812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7191" calcext:value-type="float">
            <text:p>0.7191</text:p>
          </table:table-cell>
          <table:table-cell table:formula="of:=LOG10([.A73])" office:value-type="float" office:value="-0.143210711246684" calcext:value-type="float">
            <text:p>-0.143210711246684</text:p>
          </table:table-cell>
          <table:table-cell table:formula="of:=[.A73]*8065.54429" office:value-type="float" office:value="5799.932898939" calcext:value-type="float">
            <text:p>5799.932898939</text:p>
          </table:table-cell>
          <table:table-cell office:value-type="float" office:value="1.36953" calcext:value-type="float">
            <text:p>1.36953</text:p>
          </table:table-cell>
          <table:table-cell/>
          <table:table-cell office:value-type="float" office:value="1.38088" calcext:value-type="float">
            <text:p>1.3808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6943" calcext:value-type="float">
            <text:p>0.6943</text:p>
          </table:table-cell>
          <table:table-cell table:formula="of:=LOG10([.A74])" office:value-type="float" office:value="-0.158452834743447" calcext:value-type="float">
            <text:p>-0.158452834743447</text:p>
          </table:table-cell>
          <table:table-cell table:formula="of:=[.A74]*8065.54429" office:value-type="float" office:value="5599.907400547" calcext:value-type="float">
            <text:p>5599.907400547</text:p>
          </table:table-cell>
          <table:table-cell office:value-type="float" office:value="1.36917" calcext:value-type="float">
            <text:p>1.36917</text:p>
          </table:table-cell>
          <table:table-cell/>
          <table:table-cell office:value-type="float" office:value="1.38049" calcext:value-type="float">
            <text:p>1.3804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6695" calcext:value-type="float">
            <text:p>0.6695</text:p>
          </table:table-cell>
          <table:table-cell table:formula="of:=LOG10([.A75])" office:value-type="float" office:value="-0.174249418651972" calcext:value-type="float">
            <text:p>-0.174249418651972</text:p>
          </table:table-cell>
          <table:table-cell table:formula="of:=[.A75]*8065.54429" office:value-type="float" office:value="5399.881902155" calcext:value-type="float">
            <text:p>5399.881902155</text:p>
          </table:table-cell>
          <table:table-cell office:value-type="float" office:value="1.36877" calcext:value-type="float">
            <text:p>1.36877</text:p>
          </table:table-cell>
          <table:table-cell/>
          <table:table-cell office:value-type="float" office:value="1.38007" calcext:value-type="float">
            <text:p>1.3800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6447" calcext:value-type="float">
            <text:p>0.6447</text:p>
          </table:table-cell>
          <table:table-cell table:formula="of:=LOG10([.A76])" office:value-type="float" office:value="-0.190642329788894" calcext:value-type="float">
            <text:p>-0.190642329788894</text:p>
          </table:table-cell>
          <table:table-cell table:formula="of:=[.A76]*8065.54429" office:value-type="float" office:value="5199.856403763" calcext:value-type="float">
            <text:p>5199.856403763</text:p>
          </table:table-cell>
          <table:table-cell office:value-type="float" office:value="1.36833" calcext:value-type="float">
            <text:p>1.36833</text:p>
          </table:table-cell>
          <table:table-cell/>
          <table:table-cell office:value-type="float" office:value="1.3796" calcext:value-type="float">
            <text:p>1.379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6199" calcext:value-type="float">
            <text:p>0.6199</text:p>
          </table:table-cell>
          <table:table-cell table:formula="of:=LOG10([.A77])" office:value-type="float" office:value="-0.207678363648426" calcext:value-type="float">
            <text:p>-0.207678363648426</text:p>
          </table:table-cell>
          <table:table-cell table:formula="of:=[.A77]*8065.54429" office:value-type="float" office:value="4999.830905371" calcext:value-type="float">
            <text:p>4999.830905371</text:p>
          </table:table-cell>
          <table:table-cell office:value-type="float" office:value="1.36784" calcext:value-type="float">
            <text:p>1.36784</text:p>
          </table:table-cell>
          <table:table-cell/>
          <table:table-cell office:value-type="float" office:value="1.37907" calcext:value-type="float">
            <text:p>1.3790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6075" calcext:value-type="float">
            <text:p>0.6075</text:p>
          </table:table-cell>
          <table:table-cell table:formula="of:=LOG10([.A78])" office:value-type="float" office:value="-0.21645371772965" calcext:value-type="float">
            <text:p>-0.21645371772965</text:p>
          </table:table-cell>
          <table:table-cell table:formula="of:=[.A78]*8065.54429" office:value-type="float" office:value="4899.818156175" calcext:value-type="float">
            <text:p>4899.818156175</text:p>
          </table:table-cell>
          <table:table-cell office:value-type="float" office:value="1.36757" calcext:value-type="float">
            <text:p>1.36757</text:p>
          </table:table-cell>
          <table:table-cell/>
          <table:table-cell office:value-type="float" office:value="1.37879" calcext:value-type="float">
            <text:p>1.3787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5951" calcext:value-type="float">
            <text:p>0.5951</text:p>
          </table:table-cell>
          <table:table-cell table:formula="of:=LOG10([.A79])" office:value-type="float" office:value="-0.225410049735206" calcext:value-type="float">
            <text:p>-0.225410049735206</text:p>
          </table:table-cell>
          <table:table-cell table:formula="of:=[.A79]*8065.54429" office:value-type="float" office:value="4799.805406979" calcext:value-type="float">
            <text:p>4799.805406979</text:p>
          </table:table-cell>
          <table:table-cell office:value-type="float" office:value="1.36729" calcext:value-type="float">
            <text:p>1.36729</text:p>
          </table:table-cell>
          <table:table-cell/>
          <table:table-cell office:value-type="float" office:value="1.37849" calcext:value-type="float">
            <text:p>1.3784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5827" calcext:value-type="float">
            <text:p>0.5827</text:p>
          </table:table-cell>
          <table:table-cell table:formula="of:=LOG10([.A80])" office:value-type="float" office:value="-0.23455498190985" calcext:value-type="float">
            <text:p>-0.23455498190985</text:p>
          </table:table-cell>
          <table:table-cell table:formula="of:=[.A80]*8065.54429" office:value-type="float" office:value="4699.792657783" calcext:value-type="float">
            <text:p>4699.792657783</text:p>
          </table:table-cell>
          <table:table-cell office:value-type="float" office:value="1.36699" calcext:value-type="float">
            <text:p>1.36699</text:p>
          </table:table-cell>
          <table:table-cell/>
          <table:table-cell office:value-type="float" office:value="1.37817" calcext:value-type="float">
            <text:p>1.3781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5703" calcext:value-type="float">
            <text:p>0.5703</text:p>
          </table:table-cell>
          <table:table-cell table:formula="of:=LOG10([.A81])" office:value-type="float" office:value="-0.243896628414894" calcext:value-type="float">
            <text:p>-0.243896628414894</text:p>
          </table:table-cell>
          <table:table-cell table:formula="of:=[.A81]*8065.54429" office:value-type="float" office:value="4599.779908587" calcext:value-type="float">
            <text:p>4599.779908587</text:p>
          </table:table-cell>
          <table:table-cell office:value-type="float" office:value="1.36667" calcext:value-type="float">
            <text:p>1.36667</text:p>
          </table:table-cell>
          <table:table-cell/>
          <table:table-cell office:value-type="float" office:value="1.37783" calcext:value-type="float">
            <text:p>1.3778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5579" calcext:value-type="float">
            <text:p>0.5579</text:p>
          </table:table-cell>
          <table:table-cell table:formula="of:=LOG10([.A82])" office:value-type="float" office:value="-0.253443638589631" calcext:value-type="float">
            <text:p>-0.253443638589631</text:p>
          </table:table-cell>
          <table:table-cell table:formula="of:=[.A82]*8065.54429" office:value-type="float" office:value="4499.767159391" calcext:value-type="float">
            <text:p>4499.767159391</text:p>
          </table:table-cell>
          <table:table-cell office:value-type="float" office:value="1.36633" calcext:value-type="float">
            <text:p>1.36633</text:p>
          </table:table-cell>
          <table:table-cell/>
          <table:table-cell office:value-type="float" office:value="1.37747" calcext:value-type="float">
            <text:p>1.3774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5455" calcext:value-type="float">
            <text:p>0.5455</text:p>
          </table:table-cell>
          <table:table-cell table:formula="of:=LOG10([.A83])" office:value-type="float" office:value="-0.263205245075639" calcext:value-type="float">
            <text:p>-0.263205245075639</text:p>
          </table:table-cell>
          <table:table-cell table:formula="of:=[.A83]*8065.54429" office:value-type="float" office:value="4399.754410195" calcext:value-type="float">
            <text:p>4399.754410195</text:p>
          </table:table-cell>
          <table:table-cell office:value-type="float" office:value="1.36597" calcext:value-type="float">
            <text:p>1.36597</text:p>
          </table:table-cell>
          <table:table-cell/>
          <table:table-cell office:value-type="float" office:value="1.37708" calcext:value-type="float">
            <text:p>1.3770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5331" calcext:value-type="float">
            <text:p>0.5331</text:p>
          </table:table-cell>
          <table:table-cell table:formula="of:=LOG10([.A84])" office:value-type="float" office:value="-0.273191317475036" calcext:value-type="float">
            <text:p>-0.273191317475036</text:p>
          </table:table-cell>
          <table:table-cell table:formula="of:=[.A84]*8065.54429" office:value-type="float" office:value="4299.741660999" calcext:value-type="float">
            <text:p>4299.741660999</text:p>
          </table:table-cell>
          <table:table-cell office:value-type="float" office:value="1.36559" calcext:value-type="float">
            <text:p>1.36559</text:p>
          </table:table-cell>
          <table:table-cell/>
          <table:table-cell office:value-type="float" office:value="1.37667" calcext:value-type="float">
            <text:p>1.3766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5207" calcext:value-type="float">
            <text:p>0.5207</text:p>
          </table:table-cell>
          <table:table-cell table:formula="of:=LOG10([.A85])" office:value-type="float" office:value="-0.283412422324308" calcext:value-type="float">
            <text:p>-0.283412422324308</text:p>
          </table:table-cell>
          <table:table-cell table:formula="of:=[.A85]*8065.54429" office:value-type="float" office:value="4199.728911803" calcext:value-type="float">
            <text:p>4199.728911803</text:p>
          </table:table-cell>
          <table:table-cell office:value-type="float" office:value="1.36518" calcext:value-type="float">
            <text:p>1.36518</text:p>
          </table:table-cell>
          <table:table-cell/>
          <table:table-cell office:value-type="float" office:value="1.37623" calcext:value-type="float">
            <text:p>1.3762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5083" calcext:value-type="float">
            <text:p>0.5083</text:p>
          </table:table-cell>
          <table:table-cell table:formula="of:=LOG10([.A86])" office:value-type="float" office:value="-0.293879890297296" calcext:value-type="float">
            <text:p>-0.293879890297296</text:p>
          </table:table-cell>
          <table:table-cell table:formula="of:=[.A86]*8065.54429" office:value-type="float" office:value="4099.716162607" calcext:value-type="float">
            <text:p>4099.716162607</text:p>
          </table:table-cell>
          <table:table-cell office:value-type="float" office:value="1.36474" calcext:value-type="float">
            <text:p>1.36474</text:p>
          </table:table-cell>
          <table:table-cell/>
          <table:table-cell office:value-type="float" office:value="1.37579" calcext:value-type="float">
            <text:p>1.3757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4959" calcext:value-type="float">
            <text:p>0.4959</text:p>
          </table:table-cell>
          <table:table-cell table:formula="of:=LOG10([.A87])" office:value-type="float" office:value="-0.30460589170889" calcext:value-type="float">
            <text:p>-0.30460589170889</text:p>
          </table:table-cell>
          <table:table-cell table:formula="of:=[.A87]*8065.54429" office:value-type="float" office:value="3999.703413411" calcext:value-type="float">
            <text:p>3999.703413411</text:p>
          </table:table-cell>
          <table:table-cell office:value-type="float" office:value="1.36426" calcext:value-type="float">
            <text:p>1.36426</text:p>
          </table:table-cell>
          <table:table-cell/>
          <table:table-cell office:value-type="float" office:value="1.37525" calcext:value-type="float">
            <text:p>1.3752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4835" calcext:value-type="float">
            <text:p>0.4835</text:p>
          </table:table-cell>
          <table:table-cell table:formula="of:=LOG10([.A88])" office:value-type="float" office:value="-0.315603521580979" calcext:value-type="float">
            <text:p>-0.315603521580979</text:p>
          </table:table-cell>
          <table:table-cell table:formula="of:=[.A88]*8065.54429" office:value-type="float" office:value="3899.690664215" calcext:value-type="float">
            <text:p>3899.690664215</text:p>
          </table:table-cell>
          <table:table-cell office:value-type="float" office:value="1.36375" calcext:value-type="float">
            <text:p>1.36375</text:p>
          </table:table-cell>
          <table:table-cell/>
          <table:table-cell office:value-type="float" office:value="1.37471" calcext:value-type="float">
            <text:p>1.37471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4711" calcext:value-type="float">
            <text:p>0.4711</text:p>
          </table:table-cell>
          <table:table-cell table:formula="of:=LOG10([.A89])" office:value-type="float" office:value="-0.326886895761766" calcext:value-type="float">
            <text:p>-0.326886895761766</text:p>
          </table:table-cell>
          <table:table-cell table:formula="of:=[.A89]*8065.54429" office:value-type="float" office:value="3799.677915019" calcext:value-type="float">
            <text:p>3799.677915019</text:p>
          </table:table-cell>
          <table:table-cell office:value-type="float" office:value="1.3632" calcext:value-type="float">
            <text:p>1.3632</text:p>
          </table:table-cell>
          <table:table-cell/>
          <table:table-cell office:value-type="float" office:value="1.37415" calcext:value-type="float">
            <text:p>1.3741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4587" calcext:value-type="float">
            <text:p>0.4587</text:p>
          </table:table-cell>
          <table:table-cell table:formula="of:=LOG10([.A90])" office:value-type="float" office:value="-0.338471259868017" calcext:value-type="float">
            <text:p>-0.338471259868017</text:p>
          </table:table-cell>
          <table:table-cell table:formula="of:=[.A90]*8065.54429" office:value-type="float" office:value="3699.665165823" calcext:value-type="float">
            <text:p>3699.665165823</text:p>
          </table:table-cell>
          <table:table-cell office:value-type="float" office:value="1.36261" calcext:value-type="float">
            <text:p>1.36261</text:p>
          </table:table-cell>
          <table:table-cell/>
          <table:table-cell office:value-type="float" office:value="1.37348" calcext:value-type="float">
            <text:p>1.3734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4463" calcext:value-type="float">
            <text:p>0.4463</text:p>
          </table:table-cell>
          <table:table-cell table:formula="of:=LOG10([.A91])" office:value-type="float" office:value="-0.350373113159471" calcext:value-type="float">
            <text:p>-0.350373113159471</text:p>
          </table:table-cell>
          <table:table-cell table:formula="of:=[.A91]*8065.54429" office:value-type="float" office:value="3599.652416627" calcext:value-type="float">
            <text:p>3599.652416627</text:p>
          </table:table-cell>
          <table:table-cell office:value-type="float" office:value="1.36196" calcext:value-type="float">
            <text:p>1.36196</text:p>
          </table:table-cell>
          <table:table-cell/>
          <table:table-cell office:value-type="float" office:value="1.37279" calcext:value-type="float">
            <text:p>1.3727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4339" calcext:value-type="float">
            <text:p>0.4339</text:p>
          </table:table-cell>
          <table:table-cell table:formula="of:=LOG10([.A92])" office:value-type="float" office:value="-0.362610349870788" calcext:value-type="float">
            <text:p>-0.362610349870788</text:p>
          </table:table-cell>
          <table:table-cell table:formula="of:=[.A92]*8065.54429" office:value-type="float" office:value="3499.639667431" calcext:value-type="float">
            <text:p>3499.639667431</text:p>
          </table:table-cell>
          <table:table-cell office:value-type="float" office:value="1.36126" calcext:value-type="float">
            <text:p>1.36126</text:p>
          </table:table-cell>
          <table:table-cell/>
          <table:table-cell office:value-type="float" office:value="1.37204" calcext:value-type="float">
            <text:p>1.3720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4215" calcext:value-type="float">
            <text:p>0.4215</text:p>
          </table:table-cell>
          <table:table-cell table:formula="of:=LOG10([.A93])" office:value-type="float" office:value="-0.375202421039239" calcext:value-type="float">
            <text:p>-0.375202421039239</text:p>
          </table:table-cell>
          <table:table-cell table:formula="of:=[.A93]*8065.54429" office:value-type="float" office:value="3399.626918235" calcext:value-type="float">
            <text:p>3399.626918235</text:p>
          </table:table-cell>
          <table:table-cell office:value-type="float" office:value="1.36049" calcext:value-type="float">
            <text:p>1.36049</text:p>
          </table:table-cell>
          <table:table-cell/>
          <table:table-cell office:value-type="float" office:value="1.37122" calcext:value-type="float">
            <text:p>1.37122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4092" calcext:value-type="float">
            <text:p>0.4092</text:p>
          </table:table-cell>
          <table:table-cell table:formula="of:=LOG10([.A94])" office:value-type="float" office:value="-0.388064374959877" calcext:value-type="float">
            <text:p>-0.388064374959877</text:p>
          </table:table-cell>
          <table:table-cell table:formula="of:=[.A94]*8065.54429" office:value-type="float" office:value="3300.420723468" calcext:value-type="float">
            <text:p>3300.420723468</text:p>
          </table:table-cell>
          <table:table-cell office:value-type="float" office:value="1.35966" calcext:value-type="float">
            <text:p>1.35966</text:p>
          </table:table-cell>
          <table:table-cell/>
          <table:table-cell office:value-type="float" office:value="1.37033" calcext:value-type="float">
            <text:p>1.3703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3968" calcext:value-type="float">
            <text:p>0.3968</text:p>
          </table:table-cell>
          <table:table-cell table:formula="of:=LOG10([.A95])" office:value-type="float" office:value="-0.401428336517859" calcext:value-type="float">
            <text:p>-0.401428336517859</text:p>
          </table:table-cell>
          <table:table-cell table:formula="of:=[.A95]*8065.54429" office:value-type="float" office:value="3200.407974272" calcext:value-type="float">
            <text:p>3200.407974272</text:p>
          </table:table-cell>
          <table:table-cell office:value-type="float" office:value="1.35874" calcext:value-type="float">
            <text:p>1.35874</text:p>
          </table:table-cell>
          <table:table-cell/>
          <table:table-cell office:value-type="float" office:value="1.36934" calcext:value-type="float">
            <text:p>1.3693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3844" calcext:value-type="float">
            <text:p>0.3844</text:p>
          </table:table-cell>
          <table:table-cell table:formula="of:=LOG10([.A96])" office:value-type="float" office:value="-0.415216621003492" calcext:value-type="float">
            <text:p>-0.415216621003492</text:p>
          </table:table-cell>
          <table:table-cell table:formula="of:=[.A96]*8065.54429" office:value-type="float" office:value="3100.395225076" calcext:value-type="float">
            <text:p>3100.395225076</text:p>
          </table:table-cell>
          <table:table-cell office:value-type="float" office:value="1.35773" calcext:value-type="float">
            <text:p>1.35773</text:p>
          </table:table-cell>
          <table:table-cell/>
          <table:table-cell office:value-type="float" office:value="1.36827" calcext:value-type="float">
            <text:p>1.3682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372" calcext:value-type="float">
            <text:p>0.372</text:p>
          </table:table-cell>
          <table:table-cell table:formula="of:=LOG10([.A97])" office:value-type="float" office:value="-0.429457060118102" calcext:value-type="float">
            <text:p>-0.429457060118102</text:p>
          </table:table-cell>
          <table:table-cell table:formula="of:=[.A97]*8065.54429" office:value-type="float" office:value="3000.38247588" calcext:value-type="float">
            <text:p>3000.38247588</text:p>
          </table:table-cell>
          <table:table-cell office:value-type="float" office:value="1.35662" calcext:value-type="float">
            <text:p>1.35662</text:p>
          </table:table-cell>
          <table:table-cell/>
          <table:table-cell office:value-type="float" office:value="1.36707" calcext:value-type="float">
            <text:p>1.3670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3596" calcext:value-type="float">
            <text:p>0.3596</text:p>
          </table:table-cell>
          <table:table-cell table:formula="of:=LOG10([.A98])" office:value-type="float" office:value="-0.444180316938809" calcext:value-type="float">
            <text:p>-0.444180316938809</text:p>
          </table:table-cell>
          <table:table-cell table:formula="of:=[.A98]*8065.54429" office:value-type="float" office:value="2900.369726684" calcext:value-type="float">
            <text:p>2900.369726684</text:p>
          </table:table-cell>
          <table:table-cell office:value-type="float" office:value="1.35539" calcext:value-type="float">
            <text:p>1.35539</text:p>
          </table:table-cell>
          <table:table-cell/>
          <table:table-cell office:value-type="float" office:value="1.36575" calcext:value-type="float">
            <text:p>1.3657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3472" calcext:value-type="float">
            <text:p>0.3472</text:p>
          </table:table-cell>
          <table:table-cell table:formula="of:=LOG10([.A99])" office:value-type="float" office:value="-0.459420283495546" calcext:value-type="float">
            <text:p>-0.459420283495546</text:p>
          </table:table-cell>
          <table:table-cell table:formula="of:=[.A99]*8065.54429" office:value-type="float" office:value="2800.356977488" calcext:value-type="float">
            <text:p>2800.356977488</text:p>
          </table:table-cell>
          <table:table-cell office:value-type="float" office:value="1.35402" calcext:value-type="float">
            <text:p>1.35402</text:p>
          </table:table-cell>
          <table:table-cell/>
          <table:table-cell office:value-type="float" office:value="1.36429" calcext:value-type="float">
            <text:p>1.3642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3348" calcext:value-type="float">
            <text:p>0.3348</text:p>
          </table:table-cell>
          <table:table-cell table:formula="of:=LOG10([.A100])" office:value-type="float" office:value="-0.475214550678778" calcext:value-type="float">
            <text:p>-0.475214550678778</text:p>
          </table:table-cell>
          <table:table-cell table:formula="of:=[.A100]*8065.54429" office:value-type="float" office:value="2700.344228292" calcext:value-type="float">
            <text:p>2700.344228292</text:p>
          </table:table-cell>
          <table:table-cell office:value-type="float" office:value="1.35249" calcext:value-type="float">
            <text:p>1.35249</text:p>
          </table:table-cell>
          <table:table-cell/>
          <table:table-cell office:value-type="float" office:value="1.36265" calcext:value-type="float">
            <text:p>1.36265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3224" calcext:value-type="float">
            <text:p>0.3224</text:p>
          </table:table-cell>
          <table:table-cell table:formula="of:=LOG10([.A101])" office:value-type="float" office:value="-0.491604966866947" calcext:value-type="float">
            <text:p>-0.491604966866947</text:p>
          </table:table-cell>
          <table:table-cell table:formula="of:=[.A101]*8065.54429" office:value-type="float" office:value="2600.331479096" calcext:value-type="float">
            <text:p>2600.331479096</text:p>
          </table:table-cell>
          <table:table-cell office:value-type="float" office:value="1.35077" calcext:value-type="float">
            <text:p>1.35077</text:p>
          </table:table-cell>
          <table:table-cell/>
          <table:table-cell office:value-type="float" office:value="1.3608" calcext:value-type="float">
            <text:p>1.3608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LOG10([.A102])" office:value-type="float" office:value="-0.508638306165727" calcext:value-type="float">
            <text:p>-0.508638306165727</text:p>
          </table:table-cell>
          <table:table-cell table:formula="of:=[.A102]*8065.54429" office:value-type="float" office:value="2500.3187299" calcext:value-type="float">
            <text:p>2500.3187299</text:p>
          </table:table-cell>
          <table:table-cell office:value-type="float" office:value="1.34883" calcext:value-type="float">
            <text:p>1.34883</text:p>
          </table:table-cell>
          <table:table-cell/>
          <table:table-cell office:value-type="float" office:value="1.35873" calcext:value-type="float">
            <text:p>1.35873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976" calcext:value-type="float">
            <text:p>0.2976</text:p>
          </table:table-cell>
          <table:table-cell table:formula="of:=LOG10([.A103])" office:value-type="float" office:value="-0.526367073126159" calcext:value-type="float">
            <text:p>-0.526367073126159</text:p>
          </table:table-cell>
          <table:table-cell table:formula="of:=[.A103]*8065.54429" office:value-type="float" office:value="2400.305980704" calcext:value-type="float">
            <text:p>2400.305980704</text:p>
          </table:table-cell>
          <table:table-cell office:value-type="float" office:value="1.34663" calcext:value-type="float">
            <text:p>1.34663</text:p>
          </table:table-cell>
          <table:table-cell/>
          <table:table-cell office:value-type="float" office:value="1.35637" calcext:value-type="float">
            <text:p>1.35637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852" calcext:value-type="float">
            <text:p>0.2852</text:p>
          </table:table-cell>
          <table:table-cell table:formula="of:=LOG10([.A104])" office:value-type="float" office:value="-0.544850478820172" calcext:value-type="float">
            <text:p>-0.544850478820172</text:p>
          </table:table-cell>
          <table:table-cell table:formula="of:=[.A104]*8065.54429" office:value-type="float" office:value="2300.293231508" calcext:value-type="float">
            <text:p>2300.293231508</text:p>
          </table:table-cell>
          <table:table-cell office:value-type="float" office:value="1.34412" calcext:value-type="float">
            <text:p>1.34412</text:p>
          </table:table-cell>
          <table:table-cell/>
          <table:table-cell office:value-type="float" office:value="1.35369" calcext:value-type="float">
            <text:p>1.35369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728" calcext:value-type="float">
            <text:p>0.2728</text:p>
          </table:table-cell>
          <table:table-cell table:formula="of:=LOG10([.A105])" office:value-type="float" office:value="-0.564155634015559" calcext:value-type="float">
            <text:p>-0.564155634015559</text:p>
          </table:table-cell>
          <table:table-cell table:formula="of:=[.A105]*8065.54429" office:value-type="float" office:value="2200.280482312" calcext:value-type="float">
            <text:p>2200.280482312</text:p>
          </table:table-cell>
          <table:table-cell office:value-type="float" office:value="1.34123" calcext:value-type="float">
            <text:p>1.34123</text:p>
          </table:table-cell>
          <table:table-cell/>
          <table:table-cell office:value-type="float" office:value="1.3506" calcext:value-type="float">
            <text:p>1.3506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604" calcext:value-type="float">
            <text:p>0.2604</text:p>
          </table:table-cell>
          <table:table-cell table:formula="of:=LOG10([.A106])" office:value-type="float" office:value="-0.584359020103846" calcext:value-type="float">
            <text:p>-0.584359020103846</text:p>
          </table:table-cell>
          <table:table-cell table:formula="of:=[.A106]*8065.54429" office:value-type="float" office:value="2100.267733116" calcext:value-type="float">
            <text:p>2100.267733116</text:p>
          </table:table-cell>
          <table:table-cell office:value-type="float" office:value="1.33792" calcext:value-type="float">
            <text:p>1.33792</text:p>
          </table:table-cell>
          <table:table-cell/>
          <table:table-cell office:value-type="float" office:value="1.34704" calcext:value-type="float">
            <text:p>1.34704</text:p>
          </table:table-cell>
          <table:table-cell/>
          <table:table-cell office:value-type="string" calcext:value-type="string">
            <text:p>[27]</text:p>
          </table:table-cell>
          <table:table-cell/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48" calcext:value-type="float">
            <text:p>0.248</text:p>
          </table:table-cell>
          <table:table-cell table:formula="of:=LOG10([.A107])" office:value-type="float" office:value="-0.605548319173784" calcext:value-type="float">
            <text:p>-0.605548319173784</text:p>
          </table:table-cell>
          <table:table-cell table:formula="of:=[.A107]*8065.54429" office:value-type="float" office:value="2000.25498392" calcext:value-type="float">
            <text:p>2000.25498392</text:p>
          </table:table-cell>
          <table:table-cell office:value-type="float" office:value="1.33404" calcext:value-type="float">
            <text:p>1.33404</text:p>
          </table:table-cell>
          <table:table-cell office:value-type="float" office:value="0.00000042" calcext:value-type="float">
            <text:p>4.2E-07</text:p>
          </table:table-cell>
          <table:table-cell office:value-type="float" office:value="1.34288" calcext:value-type="float">
            <text:p>1.34288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418" calcext:value-type="float">
            <text:p>0.2418</text:p>
          </table:table-cell>
          <table:table-cell table:formula="of:=LOG10([.A108])" office:value-type="float" office:value="-0.616543703475247" calcext:value-type="float">
            <text:p>-0.616543703475247</text:p>
          </table:table-cell>
          <table:table-cell table:formula="of:=[.A108]*8065.54429" office:value-type="float" office:value="1950.248609322" calcext:value-type="float">
            <text:p>1950.248609322</text:p>
          </table:table-cell>
          <table:table-cell office:value-type="float" office:value="1.33186" calcext:value-type="float">
            <text:p>1.3318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1.34054" calcext:value-type="float">
            <text:p>1.34054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356" calcext:value-type="float">
            <text:p>0.2356</text:p>
          </table:table-cell>
          <table:table-cell table:formula="of:=LOG10([.A109])" office:value-type="float" office:value="-0.627824713884936" calcext:value-type="float">
            <text:p>-0.627824713884936</text:p>
          </table:table-cell>
          <table:table-cell table:formula="of:=[.A109]*8065.54429" office:value-type="float" office:value="1900.242234724" calcext:value-type="float">
            <text:p>1900.242234724</text:p>
          </table:table-cell>
          <table:table-cell office:value-type="float" office:value="1.32948" calcext:value-type="float">
            <text:p>1.32948</text:p>
          </table:table-cell>
          <table:table-cell office:value-type="float" office:value="0.00000085" calcext:value-type="float">
            <text:p>8.5E-07</text:p>
          </table:table-cell>
          <table:table-cell office:value-type="float" office:value="1.33799" calcext:value-type="float">
            <text:p>1.33799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294" calcext:value-type="float">
            <text:p>0.2294</text:p>
          </table:table-cell>
          <table:table-cell table:formula="of:=LOG10([.A110])" office:value-type="float" office:value="-0.639406586434751" calcext:value-type="float">
            <text:p>-0.639406586434751</text:p>
          </table:table-cell>
          <table:table-cell table:formula="of:=[.A110]*8065.54429" office:value-type="float" office:value="1850.235860126" calcext:value-type="float">
            <text:p>1850.235860126</text:p>
          </table:table-cell>
          <table:table-cell office:value-type="float" office:value="1.32689" calcext:value-type="float">
            <text:p>1.32689</text:p>
          </table:table-cell>
          <table:table-cell office:value-type="float" office:value="0.0000012" calcext:value-type="float">
            <text:p>1.2E-06</text:p>
          </table:table-cell>
          <table:table-cell office:value-type="float" office:value="1.33521" calcext:value-type="float">
            <text:p>1.33521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232" calcext:value-type="float">
            <text:p>0.2232</text:p>
          </table:table-cell>
          <table:table-cell table:formula="of:=LOG10([.A111])" office:value-type="float" office:value="-0.651305809734459" calcext:value-type="float">
            <text:p>-0.651305809734459</text:p>
          </table:table-cell>
          <table:table-cell table:formula="of:=[.A111]*8065.54429" office:value-type="float" office:value="1800.229485528" calcext:value-type="float">
            <text:p>1800.229485528</text:p>
          </table:table-cell>
          <table:table-cell office:value-type="float" office:value="1.32406" calcext:value-type="float">
            <text:p>1.32406</text:p>
          </table:table-cell>
          <table:table-cell office:value-type="float" office:value="0.0000017" calcext:value-type="float">
            <text:p>1.7E-06</text:p>
          </table:table-cell>
          <table:table-cell office:value-type="float" office:value="1.33217" calcext:value-type="float">
            <text:p>1.33217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17" calcext:value-type="float">
            <text:p>0.217</text:p>
          </table:table-cell>
          <table:table-cell table:formula="of:=LOG10([.A112])" office:value-type="float" office:value="-0.663540266151471" calcext:value-type="float">
            <text:p>-0.663540266151471</text:p>
          </table:table-cell>
          <table:table-cell table:formula="of:=[.A112]*8065.54429" office:value-type="float" office:value="1750.22311093" calcext:value-type="float">
            <text:p>1750.22311093</text:p>
          </table:table-cell>
          <table:table-cell office:value-type="float" office:value="1.32096" calcext:value-type="float">
            <text:p>1.32096</text:p>
          </table:table-cell>
          <table:table-cell office:value-type="float" office:value="0.0000025" calcext:value-type="float">
            <text:p>2.5E-06</text:p>
          </table:table-cell>
          <table:table-cell office:value-type="float" office:value="1.32885" calcext:value-type="float">
            <text:p>1.32885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108" calcext:value-type="float">
            <text:p>0.2108</text:p>
          </table:table-cell>
          <table:table-cell table:formula="of:=LOG10([.A113])" office:value-type="float" office:value="-0.676129393459491" calcext:value-type="float">
            <text:p>-0.676129393459491</text:p>
          </table:table-cell>
          <table:table-cell table:formula="of:=[.A113]*8065.54429" office:value-type="float" office:value="1700.216736332" calcext:value-type="float">
            <text:p>1700.216736332</text:p>
          </table:table-cell>
          <table:table-cell office:value-type="float" office:value="1.31754" calcext:value-type="float">
            <text:p>1.31754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1.32518" calcext:value-type="float">
            <text:p>1.32518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2046" calcext:value-type="float">
            <text:p>0.2046</text:p>
          </table:table-cell>
          <table:table-cell table:formula="of:=LOG10([.A114])" office:value-type="float" office:value="-0.689094370623859" calcext:value-type="float">
            <text:p>-0.689094370623859</text:p>
          </table:table-cell>
          <table:table-cell table:formula="of:=[.A114]*8065.54429" office:value-type="float" office:value="1650.210361734" calcext:value-type="float">
            <text:p>1650.210361734</text:p>
          </table:table-cell>
          <table:table-cell office:value-type="float" office:value="1.31378" calcext:value-type="float">
            <text:p>1.31378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1.32114" calcext:value-type="float">
            <text:p>1.32114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1984" calcext:value-type="float">
            <text:p>0.1984</text:p>
          </table:table-cell>
          <table:table-cell table:formula="of:=LOG10([.A115])" office:value-type="float" office:value="-0.70245833218184" calcext:value-type="float">
            <text:p>-0.70245833218184</text:p>
          </table:table-cell>
          <table:table-cell table:formula="of:=[.A115]*8065.54429" office:value-type="float" office:value="1600.203987136" calcext:value-type="float">
            <text:p>1600.203987136</text:p>
          </table:table-cell>
          <table:table-cell office:value-type="float" office:value="1.30961" calcext:value-type="float">
            <text:p>1.30961</text:p>
          </table:table-cell>
          <table:table-cell office:value-type="float" office:value="0.0000074" calcext:value-type="float">
            <text:p>7.4E-06</text:p>
          </table:table-cell>
          <table:table-cell office:value-type="float" office:value="1.31666" calcext:value-type="float">
            <text:p>1.31666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1922" calcext:value-type="float">
            <text:p>0.1922</text:p>
          </table:table-cell>
          <table:table-cell table:formula="of:=LOG10([.A116])" office:value-type="float" office:value="-0.716246616667474" calcext:value-type="float">
            <text:p>-0.716246616667474</text:p>
          </table:table-cell>
          <table:table-cell table:formula="of:=[.A116]*8065.54429" office:value-type="float" office:value="1550.197612538" calcext:value-type="float">
            <text:p>1550.197612538</text:p>
          </table:table-cell>
          <table:table-cell office:value-type="float" office:value="1.30497" calcext:value-type="float">
            <text:p>1.3049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1.31168" calcext:value-type="float">
            <text:p>1.31168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formula="of:=LOG10([.A117])" office:value-type="float" office:value="-0.730487055782084" calcext:value-type="float">
            <text:p>-0.730487055782084</text:p>
          </table:table-cell>
          <table:table-cell table:formula="of:=[.A117]*8065.54429" office:value-type="float" office:value="1500.19123794" calcext:value-type="float">
            <text:p>1500.19123794</text:p>
          </table:table-cell>
          <table:table-cell office:value-type="float" office:value="1.29978" calcext:value-type="float">
            <text:p>1.2997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1.30611" calcext:value-type="float">
            <text:p>1.30611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1798" calcext:value-type="float">
            <text:p>0.1798</text:p>
          </table:table-cell>
          <table:table-cell table:formula="of:=LOG10([.A118])" office:value-type="float" office:value="-0.74521031260279" calcext:value-type="float">
            <text:p>-0.74521031260279</text:p>
          </table:table-cell>
          <table:table-cell table:formula="of:=[.A118]*8065.54429" office:value-type="float" office:value="1450.184863342" calcext:value-type="float">
            <text:p>1450.184863342</text:p>
          </table:table-cell>
          <table:table-cell office:value-type="float" office:value="1.29396" calcext:value-type="float">
            <text:p>1.2939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1.29986" calcext:value-type="float">
            <text:p>1.29986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1736" calcext:value-type="float">
            <text:p>0.1736</text:p>
          </table:table-cell>
          <table:table-cell table:formula="of:=LOG10([.A119])" office:value-type="float" office:value="-0.760450279159527" calcext:value-type="float">
            <text:p>-0.760450279159527</text:p>
          </table:table-cell>
          <table:table-cell table:formula="of:=[.A119]*8065.54429" office:value-type="float" office:value="1400.178488744" calcext:value-type="float">
            <text:p>1400.178488744</text:p>
          </table:table-cell>
          <table:table-cell office:value-type="float" office:value="1.2874" calcext:value-type="float">
            <text:p>1.287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1.2928" calcext:value-type="float">
            <text:p>1.2928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1674" calcext:value-type="float">
            <text:p>0.1674</text:p>
          </table:table-cell>
          <table:table-cell table:formula="of:=LOG10([.A120])" office:value-type="float" office:value="-0.776244546342759" calcext:value-type="float">
            <text:p>-0.776244546342759</text:p>
          </table:table-cell>
          <table:table-cell table:formula="of:=[.A120]*8065.54429" office:value-type="float" office:value="1350.172114146" calcext:value-type="float">
            <text:p>1350.172114146</text:p>
          </table:table-cell>
          <table:table-cell office:value-type="float" office:value="1.281" calcext:value-type="float">
            <text:p>1.28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[27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27]</text:p>
          </table:table-cell>
          <table:table-cell table:number-columns-repeated="2"/>
        </table:table-row>
        <table:table-row table:style-name="ro1">
          <table:table-cell office:value-type="float" office:value="0.1612" calcext:value-type="float">
            <text:p>0.1612</text:p>
          </table:table-cell>
          <table:table-cell table:formula="of:=LOG10([.A121])" office:value-type="float" office:value="-0.792634962530928" calcext:value-type="float">
            <text:p>-0.792634962530928</text:p>
          </table:table-cell>
          <table:table-cell table:formula="of:=[.A121]*8065.54429" office:value-type="float" office:value="1300.165739548" calcext:value-type="float">
            <text:p>1300.165739548</text:p>
          </table:table-cell>
          <table:table-cell office:value-type="float" office:value="1.273" calcext:value-type="float">
            <text:p>1.27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1.279" calcext:value-type="float">
            <text:p>1.279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formula="of:=LOG10([.A122])" office:value-type="float" office:value="-0.809668301829709" calcext:value-type="float">
            <text:p>-0.809668301829709</text:p>
          </table:table-cell>
          <table:table-cell table:formula="of:=[.A122]*8065.54429" office:value-type="float" office:value="1250.15936495" calcext:value-type="float">
            <text:p>1250.15936495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269" calcext:value-type="float">
            <text:p>1.269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23]/8065.54429" office:value-type="float" office:value="0.148781031614669" calcext:value-type="float">
            <text:p>0.148781031614669</text:p>
          </table:table-cell>
          <table:table-cell table:formula="of:=LOG10([.A123])" office:value-type="float" office:value="-0.8274524343156" calcext:value-type="float">
            <text:p>-0.8274524343156</text:p>
          </table:table-cell>
          <table:table-cell office:value-type="float" office:value="1200" calcext:value-type="float">
            <text:p>12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1.257" calcext:value-type="float">
            <text:p>1.257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24]/8065.54429" office:value-type="float" office:value="0.142581821964057" calcext:value-type="float">
            <text:p>0.142581821964057</text:p>
          </table:table-cell>
          <table:table-cell table:formula="of:=LOG10([.A124])" office:value-type="float" office:value="-0.845935840009613" calcext:value-type="float">
            <text:p>-0.845935840009613</text:p>
          </table:table-cell>
          <table:table-cell office:value-type="float" office:value="1150" calcext:value-type="float">
            <text:p>1150</text:p>
          </table:table-cell>
          <table:table-cell office:value-type="float" office:value="1.24" calcext:value-type="float">
            <text:p>1.2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.243" calcext:value-type="float">
            <text:p>1.243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25]/8065.54429" office:value-type="float" office:value="0.136382612313446" calcext:value-type="float">
            <text:p>0.136382612313446</text:p>
          </table:table-cell>
          <table:table-cell table:formula="of:=LOG10([.A125])" office:value-type="float" office:value="-0.865240995205" calcext:value-type="float">
            <text:p>-0.865240995205</text:p>
          </table:table-cell>
          <table:table-cell office:value-type="float" office:value="1100" calcext:value-type="float">
            <text:p>11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1.227" calcext:value-type="float">
            <text:p>1.227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26]/8065.54429" office:value-type="float" office:value="0.130183402662835" calcext:value-type="float">
            <text:p>0.130183402662835</text:p>
          </table:table-cell>
          <table:table-cell table:formula="of:=LOG10([.A126])" office:value-type="float" office:value="-0.885444381293287" calcext:value-type="float">
            <text:p>-0.885444381293287</text:p>
          </table:table-cell>
          <table:table-cell office:value-type="float" office:value="1050" calcext:value-type="float">
            <text:p>1050</text:p>
          </table:table-cell>
          <table:table-cell office:value-type="float" office:value="1.206" calcext:value-type="float">
            <text:p>1.20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1.208" calcext:value-type="float">
            <text:p>1.208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27]/8065.54429" office:value-type="float" office:value="0.123984193012224" calcext:value-type="float">
            <text:p>0.123984193012224</text:p>
          </table:table-cell>
          <table:table-cell table:formula="of:=LOG10([.A127])" office:value-type="float" office:value="-0.906633680363225" calcext:value-type="float">
            <text:p>-0.906633680363225</text:p>
          </table:table-cell>
          <table:table-cell office:value-type="float" office:value="1000" calcext:value-type="float">
            <text:p>1000</text:p>
          </table:table-cell>
          <table:table-cell office:value-type="float" office:value="1.18" calcext:value-type="float">
            <text:p>1.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1.18" calcext:value-type="float">
            <text:p>1.18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28]/8065.54429" office:value-type="float" office:value="0.121504509151979" calcext:value-type="float">
            <text:p>0.121504509151979</text:p>
          </table:table-cell>
          <table:table-cell table:formula="of:=LOG10([.A128])" office:value-type="float" office:value="-0.91540760467073" calcext:value-type="float">
            <text:p>-0.91540760467073</text:p>
          </table:table-cell>
          <table:table-cell office:value-type="float" office:value="980" calcext:value-type="float">
            <text:p>980</text:p>
          </table:table-cell>
          <table:table-cell office:value-type="float" office:value="1.17" calcext:value-type="float">
            <text:p>1.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1.17" calcext:value-type="float">
            <text:p>1.17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29]/8065.54429" office:value-type="float" office:value="0.119024825291735" calcext:value-type="float">
            <text:p>0.119024825291735</text:p>
          </table:table-cell>
          <table:table-cell table:formula="of:=LOG10([.A129])" office:value-type="float" office:value="-0.924362447323657" calcext:value-type="float">
            <text:p>-0.924362447323657</text:p>
          </table:table-cell>
          <table:table-cell office:value-type="float" office:value="960" calcext:value-type="float">
            <text:p>960</text:p>
          </table:table-cell>
          <table:table-cell office:value-type="float" office:value="1.16" calcext:value-type="float">
            <text:p>1.16</text:p>
          </table:table-cell>
          <table:table-cell office:value-type="float" office:value="0.0019" calcext:value-type="float">
            <text:p>0.0019</text:p>
          </table:table-cell>
          <table:table-cell office:value-type="float" office:value="1.16" calcext:value-type="float">
            <text:p>1.16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0]/8065.54429" office:value-type="float" office:value="0.11654514143149" calcext:value-type="float">
            <text:p>0.11654514143149</text:p>
          </table:table-cell>
          <table:table-cell table:formula="of:=LOG10([.A130])" office:value-type="float" office:value="-0.933505826763527" calcext:value-type="float">
            <text:p>-0.933505826763527</text:p>
          </table:table-cell>
          <table:table-cell office:value-type="float" office:value="940" calcext:value-type="float">
            <text:p>940</text:p>
          </table:table-cell>
          <table:table-cell office:value-type="float" office:value="1.15" calcext:value-type="float">
            <text:p>1.15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15" calcext:value-type="float">
            <text:p>1.15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1]/8065.54429" office:value-type="float" office:value="0.114065457571246" calcext:value-type="float">
            <text:p>0.114065457571246</text:p>
          </table:table-cell>
          <table:table-cell table:formula="of:=LOG10([.A131])" office:value-type="float" office:value="-0.94284585301767" calcext:value-type="float">
            <text:p>-0.94284585301767</text:p>
          </table:table-cell>
          <table:table-cell office:value-type="float" office:value="920" calcext:value-type="float">
            <text:p>920</text:p>
          </table:table-cell>
          <table:table-cell office:value-type="float" office:value="1.14" calcext:value-type="float">
            <text:p>1.14</text:p>
          </table:table-cell>
          <table:table-cell office:value-type="float" office:value="0.003" calcext:value-type="float">
            <text:p>0.003</text:p>
          </table:table-cell>
          <table:table-cell office:value-type="float" office:value="1.13" calcext:value-type="float">
            <text:p>1.13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2]/8065.54429" office:value-type="float" office:value="0.111585773711001" calcext:value-type="float">
            <text:p>0.111585773711001</text:p>
          </table:table-cell>
          <table:table-cell table:formula="of:=LOG10([.A132])" office:value-type="float" office:value="-0.9523911709239" calcext:value-type="float">
            <text:p>-0.9523911709239</text:p>
          </table:table-cell>
          <table:table-cell office:value-type="float" office:value="900" calcext:value-type="float">
            <text:p>900</text:p>
          </table:table-cell>
          <table:table-cell office:value-type="float" office:value="1.12" calcext:value-type="float">
            <text:p>1.12</text:p>
          </table:table-cell>
          <table:table-cell office:value-type="float" office:value="0.0037" calcext:value-type="float">
            <text:p>0.0037</text:p>
          </table:table-cell>
          <table:table-cell office:value-type="float" office:value="1.12" calcext:value-type="float">
            <text:p>1.12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3]/8065.54429" office:value-type="float" office:value="0.109106089850757" calcext:value-type="float">
            <text:p>0.109106089850757</text:p>
          </table:table-cell>
          <table:table-cell table:formula="of:=LOG10([.A133])" office:value-type="float" office:value="-0.962151008213057" calcext:value-type="float">
            <text:p>-0.962151008213057</text:p>
          </table:table-cell>
          <table:table-cell office:value-type="float" office:value="880" calcext:value-type="float">
            <text:p>880</text:p>
          </table:table-cell>
          <table:table-cell office:value-type="float" office:value="1.11" calcext:value-type="float">
            <text:p>1.11</text:p>
          </table:table-cell>
          <table:table-cell office:value-type="float" office:value="0.0046" calcext:value-type="float">
            <text:p>0.0046</text:p>
          </table:table-cell>
          <table:table-cell office:value-type="float" office:value="1.1" calcext:value-type="float">
            <text:p>1.1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4]/8065.54429" office:value-type="float" office:value="0.106626405990513" calcext:value-type="float">
            <text:p>0.106626405990513</text:p>
          </table:table-cell>
          <table:table-cell table:formula="of:=LOG10([.A134])" office:value-type="float" office:value="-0.972135229119658" calcext:value-type="float">
            <text:p>-0.972135229119658</text:p>
          </table:table-cell>
          <table:table-cell office:value-type="float" office:value="860" calcext:value-type="float">
            <text:p>860</text:p>
          </table:table-cell>
          <table:table-cell office:value-type="float" office:value="1.09" calcext:value-type="float">
            <text:p>1.09</text:p>
          </table:table-cell>
          <table:table-cell office:value-type="float" office:value="0.0057" calcext:value-type="float">
            <text:p>0.0057</text:p>
          </table:table-cell>
          <table:table-cell office:value-type="float" office:value="1.08" calcext:value-type="float">
            <text:p>1.08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5]/8065.54429" office:value-type="float" office:value="0.104146722130268" calcext:value-type="float">
            <text:p>0.104146722130268</text:p>
          </table:table-cell>
          <table:table-cell table:formula="of:=LOG10([.A135])" office:value-type="float" office:value="-0.982354394301344" calcext:value-type="float">
            <text:p>-0.982354394301344</text:p>
          </table:table-cell>
          <table:table-cell office:value-type="float" office:value="840" calcext:value-type="float">
            <text:p>840</text:p>
          </table:table-cell>
          <table:table-cell office:value-type="float" office:value="1.07" calcext:value-type="float">
            <text:p>1.07</text:p>
          </table:table-cell>
          <table:table-cell office:value-type="float" office:value="0.0069" calcext:value-type="float">
            <text:p>0.0069</text:p>
          </table:table-cell>
          <table:table-cell office:value-type="float" office:value="1.06" calcext:value-type="float">
            <text:p>1.06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6]/8065.54429" office:value-type="float" office:value="0.101667038270024" calcext:value-type="float">
            <text:p>0.101667038270024</text:p>
          </table:table-cell>
          <table:table-cell table:formula="of:=LOG10([.A136])" office:value-type="float" office:value="-0.992819827979509" calcext:value-type="float">
            <text:p>-0.992819827979509</text:p>
          </table:table-cell>
          <table:table-cell office:value-type="float" office:value="820" calcext:value-type="float">
            <text:p>820</text:p>
          </table:table-cell>
          <table:table-cell office:value-type="float" office:value="1.04" calcext:value-type="float">
            <text:p>1.04</text:p>
          </table:table-cell>
          <table:table-cell office:value-type="float" office:value="0.0084" calcext:value-type="float">
            <text:p>0.0084</text:p>
          </table:table-cell>
          <table:table-cell office:value-type="float" office:value="1.04" calcext:value-type="float">
            <text:p>1.04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7]/8065.54429" office:value-type="float" office:value="0.0991873544097791" calcext:value-type="float">
            <text:p>0.099187354409779</text:p>
          </table:table-cell>
          <table:table-cell table:formula="of:=LOG10([.A137])" office:value-type="float" office:value="-1.00354369337128" calcext:value-type="float">
            <text:p>-1.00354369337128</text:p>
          </table:table-cell>
          <table:table-cell office:value-type="float" office:value="800" calcext:value-type="float">
            <text:p>800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office:value-type="float" office:value="1.01" calcext:value-type="float">
            <text:p>1.01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8]/8065.54429" office:value-type="float" office:value="0.0967076705495346" calcext:value-type="float">
            <text:p>0.096707670549535</text:p>
          </table:table-cell>
          <table:table-cell table:formula="of:=LOG10([.A138])" office:value-type="float" office:value="-1.01453907767274" calcext:value-type="float">
            <text:p>-1.01453907767274</text:p>
          </table:table-cell>
          <table:table-cell office:value-type="float" office:value="780" calcext:value-type="float">
            <text:p>780</text:p>
          </table:table-cell>
          <table:table-cell office:value-type="float" office:value="0.99" calcext:value-type="float">
            <text:p>0.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98" calcext:value-type="float">
            <text:p>0.98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39]/8065.54429" office:value-type="float" office:value="0.0942279866892901" calcext:value-type="float">
            <text:p>0.09422798668929</text:p>
          </table:table-cell>
          <table:table-cell table:formula="of:=LOG10([.A139])" office:value-type="float" office:value="-1.02582008808243" calcext:value-type="float">
            <text:p>-1.02582008808243</text:p>
          </table:table-cell>
          <table:table-cell office:value-type="float" office:value="760" calcext:value-type="float">
            <text:p>760</text:p>
          </table:table-cell>
          <table:table-cell office:value-type="float" office:value="0.95" calcext:value-type="float">
            <text:p>0.9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4" calcext:value-type="float">
            <text:p>0.94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40]/8065.54429" office:value-type="float" office:value="0.0917483028290457" calcext:value-type="float">
            <text:p>0.091748302829046</text:p>
          </table:table-cell>
          <table:table-cell table:formula="of:=LOG10([.A140])" office:value-type="float" office:value="-1.03740196063225" calcext:value-type="float">
            <text:p>-1.03740196063225</text:p>
          </table:table-cell>
          <table:table-cell office:value-type="float" office:value="740" calcext:value-type="float">
            <text:p>740</text:p>
          </table:table-cell>
          <table:table-cell office:value-type="float" office:value="0.91" calcext:value-type="float">
            <text:p>0.91</text:p>
          </table:table-cell>
          <table:table-cell office:value-type="float" office:value="0.018" calcext:value-type="float">
            <text:p>0.018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string" calcext:value-type="string">
            <text:p>[51]</text:p>
          </table:table-cell>
          <table:table-cell table:number-columns-repeated="2"/>
        </table:table-row>
        <table:table-row table:style-name="ro1">
          <table:table-cell table:formula="of:=[.C141]/8065.54429" office:value-type="float" office:value="0.0892686189688012" calcext:value-type="float">
            <text:p>0.089268618968801</text:p>
          </table:table-cell>
          <table:table-cell table:formula="of:=LOG10([.A141])" office:value-type="float" office:value="-1.04930118393196" calcext:value-type="float">
            <text:p>-1.04930118393196</text:p>
          </table:table-cell>
          <table:table-cell office:value-type="float" office:value="720" calcext:value-type="float">
            <text:p>720</text:p>
          </table:table-cell>
          <table:table-cell office:value-type="float" office:value="0.86" calcext:value-type="float">
            <text:p>0.86</text:p>
          </table:table-cell>
          <table:table-cell office:value-type="float" office:value="0.022" calcext:value-type="float">
            <text:p>0.022</text:p>
          </table:table-cell>
          <table:table-cell office:value-type="float" office:value="0.84" calcext:value-type="float">
            <text:p>0.84</text:p>
          </table:table-cell>
          <table:table-cell table:style-name="ce9" office:value-type="float" office:value="0.0072" calcext:value-type="float">
            <text:p>7.20E-03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42]/8065.54429" office:value-type="float" office:value="0.0867889351085567" calcext:value-type="float">
            <text:p>0.086788935108557</text:p>
          </table:table-cell>
          <table:table-cell table:formula="of:=LOG10([.A142])" office:value-type="float" office:value="-1.06153564034897" calcext:value-type="float">
            <text:p>-1.06153564034897</text:p>
          </table:table-cell>
          <table:table-cell office:value-type="float" office:value="700" calcext:value-type="float">
            <text:p>700</text:p>
          </table:table-cell>
          <table:table-cell office:value-type="float" office:value="0.79" calcext:value-type="float">
            <text:p>0.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78" calcext:value-type="float">
            <text:p>0.78</text:p>
          </table:table-cell>
          <table:table-cell office:value-type="float" office:value="0.012" calcext:value-type="float">
            <text:p>0.012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43]/8065.54429" office:value-type="float" office:value="0.0843092512483122" calcext:value-type="float">
            <text:p>0.084309251248312</text:p>
          </table:table-cell>
          <table:table-cell table:formula="of:=LOG10([.A143])" office:value-type="float" office:value="-1.07412476765699" calcext:value-type="float">
            <text:p>-1.07412476765699</text:p>
          </table:table-cell>
          <table:table-cell office:value-type="float" office:value="680" calcext:value-type="float">
            <text:p>680</text:p>
          </table:table-cell>
          <table:table-cell office:value-type="float" office:value="0.71" calcext:value-type="float">
            <text:p>0.71</text:p>
          </table:table-cell>
          <table:table-cell office:value-type="float" office:value="0.041" calcext:value-type="float">
            <text:p>0.041</text:p>
          </table:table-cell>
          <table:table-cell office:value-type="float" office:value="0.69" calcext:value-type="float">
            <text:p>0.69</text:p>
          </table:table-cell>
          <table:table-cell office:value-type="float" office:value="0.021" calcext:value-type="float">
            <text:p>0.02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44]/8065.54429" office:value-type="float" office:value="0.0818295673880678" calcext:value-type="float">
            <text:p>0.081829567388068</text:p>
          </table:table-cell>
          <table:table-cell table:formula="of:=LOG10([.A144])" office:value-type="float" office:value="-1.08708974482136" calcext:value-type="float">
            <text:p>-1.08708974482136</text:p>
          </table:table-cell>
          <table:table-cell office:value-type="float" office:value="660" calcext:value-type="float">
            <text:p>660</text:p>
          </table:table-cell>
          <table:table-cell office:value-type="float" office:value="0.61" calcext:value-type="float">
            <text:p>0.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58" calcext:value-type="float">
            <text:p>0.58</text:p>
          </table:table-cell>
          <table:table-cell office:value-type="float" office:value="0.039" calcext:value-type="float">
            <text:p>0.039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45]/8065.54429" office:value-type="float" office:value="0.0793498835278233" calcext:value-type="float">
            <text:p>0.079349883527823</text:p>
          </table:table-cell>
          <table:table-cell table:formula="of:=LOG10([.A145])" office:value-type="float" office:value="-1.10045370637934" calcext:value-type="float">
            <text:p>-1.10045370637934</text:p>
          </table:table-cell>
          <table:table-cell office:value-type="float" office:value="640" calcext:value-type="float">
            <text:p>640</text:p>
          </table:table-cell>
          <table:table-cell office:value-type="float" office:value="0.47" calcext:value-type="float">
            <text:p>0.47</text:p>
          </table:table-cell>
          <table:table-cell office:value-type="float" office:value="0.11" calcext:value-type="float">
            <text:p>0.11</text:p>
          </table:table-cell>
          <table:table-cell office:value-type="float" office:value="0.43" calcext:value-type="float">
            <text:p>0.43</text:p>
          </table:table-cell>
          <table:table-cell office:value-type="float" office:value="0.084" calcext:value-type="float">
            <text:p>0.084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46]/8065.54429" office:value-type="float" office:value="0.0768701996675788" calcext:value-type="float">
            <text:p>0.076870199667579</text:p>
          </table:table-cell>
          <table:table-cell table:formula="of:=LOG10([.A146])" office:value-type="float" office:value="-1.11424199086497" calcext:value-type="float">
            <text:p>-1.11424199086497</text:p>
          </table:table-cell>
          <table:table-cell office:value-type="float" office:value="620" calcext:value-type="float">
            <text:p>620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47]/8065.54429" office:value-type="float" office:value="0.0743905158073343" calcext:value-type="float">
            <text:p>0.074390515807334</text:p>
          </table:table-cell>
          <table:table-cell table:formula="of:=LOG10([.A147])" office:value-type="float" office:value="-1.12848242997958" calcext:value-type="float">
            <text:p>-1.12848242997958</text:p>
          </table:table-cell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48]/8065.54429" office:value-type="float" office:value="0.0719108319470898" calcext:value-type="float">
            <text:p>0.07191083194709</text:p>
          </table:table-cell>
          <table:table-cell table:formula="of:=LOG10([.A148])" office:value-type="float" office:value="-1.14320568680029" calcext:value-type="float">
            <text:p>-1.14320568680029</text:p>
          </table:table-cell>
          <table:table-cell office:value-type="float" office:value="580" calcext:value-type="float">
            <text:p>580</text:p>
          </table:table-cell>
          <table:table-cell office:value-type="float" office:value="0.14" calcext:value-type="float">
            <text:p>0.14</text:p>
          </table:table-cell>
          <table:table-cell office:value-type="float" office:value="0.73" calcext:value-type="float">
            <text:p>0.73</text:p>
          </table:table-cell>
          <table:table-cell office:value-type="float" office:value="0.14" calcext:value-type="float">
            <text:p>0.14</text:p>
          </table:table-cell>
          <table:table-cell office:value-type="float" office:value="0.76" calcext:value-type="float">
            <text:p>0.76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49]/8065.54429" office:value-type="float" office:value="0.0694311480868454" calcext:value-type="float">
            <text:p>0.069431148086845</text:p>
          </table:table-cell>
          <table:table-cell table:formula="of:=LOG10([.A149])" office:value-type="float" office:value="-1.15844565335702" calcext:value-type="float">
            <text:p>-1.15844565335702</text:p>
          </table:table-cell>
          <table:table-cell office:value-type="float" office:value="560" calcext:value-type="float">
            <text:p>560</text:p>
          </table:table-cell>
          <table:table-cell office:value-type="float" office:value="0.14" calcext:value-type="float">
            <text:p>0.14</text:p>
          </table:table-cell>
          <table:table-cell office:value-type="float" office:value="0.96" calcext:value-type="float">
            <text:p>0.96</text:p>
          </table:table-cell>
          <table:table-cell office:value-type="float" office:value="0.16" calcext:value-type="float">
            <text:p>0.16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0]/8065.54429" office:value-type="float" office:value="0.0669514642266009" calcext:value-type="float">
            <text:p>0.066951464226601</text:p>
          </table:table-cell>
          <table:table-cell table:formula="of:=LOG10([.A150])" office:value-type="float" office:value="-1.17423992054026" calcext:value-type="float">
            <text:p>-1.17423992054026</text:p>
          </table:table-cell>
          <table:table-cell office:value-type="float" office:value="540" calcext:value-type="float">
            <text:p>540</text:p>
          </table:table-cell>
          <table:table-cell office:value-type="float" office:value="0.14" calcext:value-type="float">
            <text:p>0.14</text:p>
          </table:table-cell>
          <table:table-cell office:value-type="float" office:value="1.2" calcext:value-type="float">
            <text:p>1.2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1]/8065.54429" office:value-type="float" office:value="0.0644717803663564" calcext:value-type="float">
            <text:p>0.064471780366357</text:p>
          </table:table-cell>
          <table:table-cell table:formula="of:=LOG10([.A151])" office:value-type="float" office:value="-1.19063033672843" calcext:value-type="float">
            <text:p>-1.19063033672843</text:p>
          </table:table-cell>
          <table:table-cell office:value-type="float" office:value="520" calcext:value-type="float">
            <text:p>520</text:p>
          </table:table-cell>
          <table:table-cell office:value-type="float" office:value="0.15" calcext:value-type="float">
            <text:p>0.15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2]/8065.54429" office:value-type="float" office:value="0.0619920965061119" calcext:value-type="float">
            <text:p>0.061992096506112</text:p>
          </table:table-cell>
          <table:table-cell table:formula="of:=LOG10([.A152])" office:value-type="float" office:value="-1.20766367602721" calcext:value-type="float">
            <text:p>-1.20766367602721</text:p>
          </table:table-cell>
          <table:table-cell office:value-type="float" office:value="500" calcext:value-type="float">
            <text:p>500</text:p>
          </table:table-cell>
          <table:table-cell office:value-type="float" office:value="0.17" calcext:value-type="float">
            <text:p>0.17</text:p>
          </table:table-cell>
          <table:table-cell office:value-type="float" office:value="1.9" calcext:value-type="float">
            <text:p>1.9</text:p>
          </table:table-cell>
          <table:table-cell office:value-type="float" office:value="0.15" calcext:value-type="float">
            <text:p>0.15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3]/8065.54429" office:value-type="float" office:value="0.0607522545759897" calcext:value-type="float">
            <text:p>0.06075225457599</text:p>
          </table:table-cell>
          <table:table-cell table:formula="of:=LOG10([.A153])" office:value-type="float" office:value="-1.21643760033471" calcext:value-type="float">
            <text:p>-1.21643760033471</text:p>
          </table:table-cell>
          <table:table-cell office:value-type="float" office:value="490" calcext:value-type="float">
            <text:p>490</text:p>
          </table:table-cell>
          <table:table-cell office:value-type="float" office:value="0.21" calcext:value-type="float">
            <text:p>0.21</text:p>
          </table:table-cell>
          <table:table-cell office:value-type="float" office:value="2.2" calcext:value-type="float">
            <text:p>2.2</text:p>
          </table:table-cell>
          <table:table-cell office:value-type="float" office:value="0.17" calcext:value-type="float">
            <text:p>0.17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4]/8065.54429" office:value-type="float" office:value="0.0595124126458675" calcext:value-type="float">
            <text:p>0.059512412645868</text:p>
          </table:table-cell>
          <table:table-cell table:formula="of:=LOG10([.A154])" office:value-type="float" office:value="-1.22539244298764" calcext:value-type="float">
            <text:p>-1.22539244298764</text:p>
          </table:table-cell>
          <table:table-cell office:value-type="float" office:value="480" calcext:value-type="float">
            <text:p>480</text:p>
          </table:table-cell>
          <table:table-cell office:value-type="float" office:value="0.27" calcext:value-type="float">
            <text:p>0.27</text:p>
          </table:table-cell>
          <table:table-cell office:value-type="float" office:value="2.5" calcext:value-type="float">
            <text:p>2.5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5]/8065.54429" office:value-type="float" office:value="0.0582725707157452" calcext:value-type="float">
            <text:p>0.058272570715745</text:p>
          </table:table-cell>
          <table:table-cell table:formula="of:=LOG10([.A155])" office:value-type="float" office:value="-1.23453582242751" calcext:value-type="float">
            <text:p>-1.23453582242751</text:p>
          </table:table-cell>
          <table:table-cell office:value-type="float" office:value="470" calcext:value-type="float">
            <text:p>470</text:p>
          </table:table-cell>
          <table:table-cell office:value-type="float" office:value="0.42" calcext:value-type="float">
            <text:p>0.42</text:p>
          </table:table-cell>
          <table:table-cell office:value-type="float" office:value="3.1" calcext:value-type="float">
            <text:p>3.1</text:p>
          </table:table-cell>
          <table:table-cell office:value-type="float" office:value="0.23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6]/8065.54429" office:value-type="float" office:value="0.057032728785623" calcext:value-type="float">
            <text:p>0.057032728785623</text:p>
          </table:table-cell>
          <table:table-cell table:formula="of:=LOG10([.A156])" office:value-type="float" office:value="-1.24387584868165" calcext:value-type="float">
            <text:p>-1.24387584868165</text:p>
          </table:table-cell>
          <table:table-cell office:value-type="float" office:value="460" calcext:value-type="float">
            <text:p>460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7]/8065.54429" office:value-type="float" office:value="0.0557928868555007" calcext:value-type="float">
            <text:p>0.055792886855501</text:p>
          </table:table-cell>
          <table:table-cell table:formula="of:=LOG10([.A157])" office:value-type="float" office:value="-1.25342116658788" calcext:value-type="float">
            <text:p>-1.25342116658788</text:p>
          </table:table-cell>
          <table:table-cell office:value-type="float" office:value="450" calcext:value-type="float">
            <text:p>450</text:p>
          </table:table-cell>
          <table:table-cell office:value-type="float" office:value="3.11" calcext:value-type="float">
            <text:p>3.11</text:p>
          </table:table-cell>
          <table:table-cell office:value-type="float" office:value="5.3" calcext:value-type="float">
            <text:p>5.3</text:p>
          </table:table-cell>
          <table:table-cell office:value-type="float" office:value="0.34" calcext:value-type="float">
            <text:p>0.34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8]/8065.54429" office:value-type="float" office:value="0.0545530449253785" calcext:value-type="float">
            <text:p>0.054553044925379</text:p>
          </table:table-cell>
          <table:table-cell table:formula="of:=LOG10([.A158])" office:value-type="float" office:value="-1.26318100387704" calcext:value-type="float">
            <text:p>-1.26318100387704</text:p>
          </table:table-cell>
          <table:table-cell office:value-type="float" office:value="440" calcext:value-type="float">
            <text:p>440</text:p>
          </table:table-cell>
          <table:table-cell office:value-type="float" office:value="4.97" calcext:value-type="float">
            <text:p>4.97</text:p>
          </table:table-cell>
          <table:table-cell office:value-type="float" office:value="1.8" calcext:value-type="float">
            <text:p>1.8</text:p>
          </table:table-cell>
          <table:table-cell office:value-type="float" office:value="0.46" calcext:value-type="float">
            <text:p>0.46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59]/8065.54429" office:value-type="float" office:value="0.0533132029952563" calcext:value-type="float">
            <text:p>0.053313202995256</text:p>
          </table:table-cell>
          <table:table-cell table:formula="of:=LOG10([.A159])" office:value-type="float" office:value="-1.27316522478364" calcext:value-type="float">
            <text:p>-1.27316522478364</text:p>
          </table:table-cell>
          <table:table-cell office:value-type="float" office:value="430" calcext:value-type="float">
            <text:p>430</text:p>
          </table:table-cell>
          <table:table-cell office:value-type="float" office:value="3.58" calcext:value-type="float">
            <text:p>3.58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0]/8065.54429" office:value-type="float" office:value="0.052073361065134" calcext:value-type="float">
            <text:p>0.052073361065134</text:p>
          </table:table-cell>
          <table:table-cell table:formula="of:=LOG10([.A160])" office:value-type="float" office:value="-1.28338438996532" calcext:value-type="float">
            <text:p>-1.28338438996532</text:p>
          </table:table-cell>
          <table:table-cell office:value-type="float" office:value="420" calcext:value-type="float">
            <text:p>420</text:p>
          </table:table-cell>
          <table:table-cell office:value-type="float" office:value="2.59" calcext:value-type="float">
            <text:p>2.59</text:p>
          </table:table-cell>
          <table:table-cell office:value-type="float" office:value="0.58" calcext:value-type="float">
            <text:p>0.58</text:p>
          </table:table-cell>
          <table:table-cell office:value-type="float" office:value="1.08" calcext:value-type="float">
            <text:p>1.08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1]/8065.54429" office:value-type="float" office:value="0.0508335191350118" calcext:value-type="float">
            <text:p>0.050833519135012</text:p>
          </table:table-cell>
          <table:table-cell table:formula="of:=LOG10([.A161])" office:value-type="float" office:value="-1.29384982364349" calcext:value-type="float">
            <text:p>-1.29384982364349</text:p>
          </table:table-cell>
          <table:table-cell office:value-type="float" office:value="410" calcext:value-type="float">
            <text:p>41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2]/8065.54429" office:value-type="float" office:value="0.0495936772048895" calcext:value-type="float">
            <text:p>0.04959367720489</text:p>
          </table:table-cell>
          <table:table-cell table:formula="of:=LOG10([.A162])" office:value-type="float" office:value="-1.30457368903526" calcext:value-type="float">
            <text:p>-1.30457368903526</text:p>
          </table:table-cell>
          <table:table-cell office:value-type="float" office:value="400" calcext:value-type="float">
            <text:p>400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5.09" calcext:value-type="float">
            <text:p>5.09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3]/8065.54429" office:value-type="float" office:value="0.0483538352747673" calcext:value-type="float">
            <text:p>0.048353835274767</text:p>
          </table:table-cell>
          <table:table-cell table:formula="of:=LOG10([.A163])" office:value-type="float" office:value="-1.31556907333673" calcext:value-type="float">
            <text:p>-1.31556907333673</text:p>
          </table:table-cell>
          <table:table-cell office:value-type="float" office:value="390" calcext:value-type="float">
            <text:p>390</text:p>
          </table:table-cell>
          <table:table-cell office:value-type="float" office:value="2.74" calcext:value-type="float">
            <text:p>2.74</text:p>
          </table:table-cell>
          <table:table-cell office:value-type="float" office:value="0.17" calcext:value-type="float">
            <text:p>0.17</text:p>
          </table:table-cell>
          <table:table-cell office:value-type="float" office:value="6.07" calcext:value-type="float">
            <text:p>6.07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4]/8065.54429" office:value-type="float" office:value="0.0471139933446451" calcext:value-type="float">
            <text:p>0.047113993344645</text:p>
          </table:table-cell>
          <table:table-cell table:formula="of:=LOG10([.A164])" office:value-type="float" office:value="-1.32685008374642" calcext:value-type="float">
            <text:p>-1.32685008374642</text:p>
          </table:table-cell>
          <table:table-cell office:value-type="float" office:value="380" calcext:value-type="float">
            <text:p>380</text:p>
          </table:table-cell>
          <table:table-cell office:value-type="float" office:value="2.43" calcext:value-type="float">
            <text:p>2.43</text:p>
          </table:table-cell>
          <table:table-cell office:value-type="float" office:value="0.12" calcext:value-type="float">
            <text:p>0.12</text:p>
          </table:table-cell>
          <table:table-cell office:value-type="float" office:value="5.15" calcext:value-type="float">
            <text:p>5.15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5]/8065.54429" office:value-type="float" office:value="0.0458741514145228" calcext:value-type="float">
            <text:p>0.045874151414523</text:p>
          </table:table-cell>
          <table:table-cell table:formula="of:=LOG10([.A165])" office:value-type="float" office:value="-1.33843195629623" calcext:value-type="float">
            <text:p>-1.33843195629623</text:p>
          </table:table-cell>
          <table:table-cell office:value-type="float" office:value="370" calcext:value-type="float">
            <text:p>370</text:p>
          </table:table-cell>
          <table:table-cell office:value-type="float" office:value="2.21" calcext:value-type="float">
            <text:p>2.21</text:p>
          </table:table-cell>
          <table:table-cell office:value-type="float" office:value="0.091" calcext:value-type="float">
            <text:p>0.091</text:p>
          </table:table-cell>
          <table:table-cell office:value-type="float" office:value="4.45" calcext:value-type="float">
            <text:p>4.45</text:p>
          </table:table-cell>
          <table:table-cell office:value-type="float" office:value="0.62" calcext:value-type="float">
            <text:p>0.62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6]/8065.54429" office:value-type="float" office:value="0.0446343094844006" calcext:value-type="float">
            <text:p>0.044634309484401</text:p>
          </table:table-cell>
          <table:table-cell table:formula="of:=LOG10([.A166])" office:value-type="float" office:value="-1.35033117959594" calcext:value-type="float">
            <text:p>-1.35033117959594</text:p>
          </table:table-cell>
          <table:table-cell office:value-type="float" office:value="360" calcext:value-type="float">
            <text:p>360</text:p>
          </table:table-cell>
          <table:table-cell office:value-type="float" office:value="2.02" calcext:value-type="float">
            <text:p>2.02</text:p>
          </table:table-cell>
          <table:table-cell office:value-type="float" office:value="0.078" calcext:value-type="float">
            <text:p>0.078</text:p>
          </table:table-cell>
          <table:table-cell office:value-type="float" office:value="3.98" calcext:value-type="float">
            <text:p>3.98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7]/8065.54429" office:value-type="float" office:value="0.0433944675542783" calcext:value-type="float">
            <text:p>0.043394467554278</text:p>
          </table:table-cell>
          <table:table-cell table:formula="of:=LOG10([.A167])" office:value-type="float" office:value="-1.36256563601295" calcext:value-type="float">
            <text:p>-1.36256563601295</text:p>
          </table:table-cell>
          <table:table-cell office:value-type="float" office:value="350" calcext:value-type="float">
            <text:p>350</text:p>
          </table:table-cell>
          <table:table-cell office:value-type="float" office:value="1.84" calcext:value-type="float">
            <text:p>1.84</text:p>
          </table:table-cell>
          <table:table-cell office:value-type="float" office:value="0.07" calcext:value-type="float">
            <text:p>0.07</text:p>
          </table:table-cell>
          <table:table-cell office:value-type="float" office:value="3.65" calcext:value-type="float">
            <text:p>3.65</text:p>
          </table:table-cell>
          <table:table-cell office:value-type="float" office:value="0.28" calcext:value-type="float">
            <text:p>0.28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8]/8065.54429" office:value-type="float" office:value="0.0421546256241561" calcext:value-type="float">
            <text:p>0.042154625624156</text:p>
          </table:table-cell>
          <table:table-cell table:formula="of:=LOG10([.A168])" office:value-type="float" office:value="-1.37515476332097" calcext:value-type="float">
            <text:p>-1.37515476332097</text:p>
          </table:table-cell>
          <table:table-cell office:value-type="float" office:value="340" calcext:value-type="float">
            <text:p>340</text:p>
          </table:table-cell>
          <table:table-cell office:value-type="float" office:value="1.66" calcext:value-type="float">
            <text:p>1.66</text:p>
          </table:table-cell>
          <table:table-cell office:value-type="float" office:value="0.068" calcext:value-type="float">
            <text:p>0.068</text:p>
          </table:table-cell>
          <table:table-cell office:value-type="float" office:value="3.41" calcext:value-type="float">
            <text:p>3.41</text:p>
          </table:table-cell>
          <table:table-cell office:value-type="float" office:value="0.21" calcext:value-type="float">
            <text:p>0.2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69]/8065.54429" office:value-type="float" office:value="0.0409147836940339" calcext:value-type="float">
            <text:p>0.040914783694034</text:p>
          </table:table-cell>
          <table:table-cell table:formula="of:=LOG10([.A169])" office:value-type="float" office:value="-1.38811974048534" calcext:value-type="float">
            <text:p>-1.38811974048534</text:p>
          </table:table-cell>
          <table:table-cell office:value-type="float" office:value="330" calcext:value-type="float">
            <text:p>330</text:p>
          </table:table-cell>
          <table:table-cell office:value-type="float" office:value="1.46" calcext:value-type="float">
            <text:p>1.46</text:p>
          </table:table-cell>
          <table:table-cell office:value-type="float" office:value="0.071" calcext:value-type="float">
            <text:p>0.071</text:p>
          </table:table-cell>
          <table:table-cell office:value-type="float" office:value="3.22" calcext:value-type="float">
            <text:p>3.22</text:p>
          </table:table-cell>
          <table:table-cell office:value-type="float" office:value="0.16" calcext:value-type="float">
            <text:p>0.16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0]/8065.54429" office:value-type="float" office:value="0.0396749417639116" calcext:value-type="float">
            <text:p>0.039674941763912</text:p>
          </table:table-cell>
          <table:table-cell table:formula="of:=LOG10([.A170])" office:value-type="float" office:value="-1.40148370204332" calcext:value-type="float">
            <text:p>-1.40148370204332</text:p>
          </table:table-cell>
          <table:table-cell office:value-type="float" office:value="320" calcext:value-type="float">
            <text:p>320</text:p>
          </table:table-cell>
          <table:table-cell office:value-type="float" office:value="1.2" calcext:value-type="float">
            <text:p>1.2</text:p>
          </table:table-cell>
          <table:table-cell office:value-type="float" office:value="0.083" calcext:value-type="float">
            <text:p>0.083</text:p>
          </table:table-cell>
          <table:table-cell office:value-type="float" office:value="3.07" calcext:value-type="float">
            <text:p>3.07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1]/8065.54429" office:value-type="float" office:value="0.0384350998337894" calcext:value-type="float">
            <text:p>0.038435099833789</text:p>
          </table:table-cell>
          <table:table-cell table:formula="of:=LOG10([.A171])" office:value-type="float" office:value="-1.41527198652895" calcext:value-type="float">
            <text:p>-1.41527198652895</text:p>
          </table:table-cell>
          <table:table-cell office:value-type="float" office:value="310" calcext:value-type="float">
            <text:p>310</text:p>
          </table:table-cell>
          <table:table-cell office:value-type="float" office:value="0.81" calcext:value-type="float">
            <text:p>0.81</text:p>
          </table:table-cell>
          <table:table-cell office:value-type="float" office:value="0.13" calcext:value-type="float">
            <text:p>0.13</text:p>
          </table:table-cell>
          <table:table-cell office:value-type="float" office:value="2.95" calcext:value-type="float">
            <text:p>2.95</text:p>
          </table:table-cell>
          <table:table-cell office:value-type="float" office:value="0.11" calcext:value-type="float">
            <text:p>0.1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2]/8065.54429" office:value-type="float" office:value="0.0371952579036672" calcext:value-type="float">
            <text:p>0.037195257903667</text:p>
          </table:table-cell>
          <table:table-cell table:formula="of:=LOG10([.A172])" office:value-type="float" office:value="-1.42951242564356" calcext:value-type="float">
            <text:p>-1.42951242564356</text:p>
          </table:table-cell>
          <table:table-cell office:value-type="float" office:value="300" calcext:value-type="float">
            <text:p>300</text:p>
          </table:table-cell>
          <table:table-cell office:value-type="float" office:value="0.18" calcext:value-type="float">
            <text:p>0.18</text:p>
          </table:table-cell>
          <table:table-cell office:value-type="float" office:value="0.64" calcext:value-type="float">
            <text:p>0.64</text:p>
          </table:table-cell>
          <table:table-cell office:value-type="float" office:value="2.85" calcext:value-type="float">
            <text:p>2.85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3]/8065.54429" office:value-type="float" office:value="0.0359554159735449" calcext:value-type="float">
            <text:p>0.035955415973545</text:p>
          </table:table-cell>
          <table:table-cell table:formula="of:=LOG10([.A173])" office:value-type="float" office:value="-1.44423568246427" calcext:value-type="float">
            <text:p>-1.44423568246427</text:p>
          </table:table-cell>
          <table:table-cell office:value-type="float" office:value="290" calcext:value-type="float">
            <text:p>290</text:p>
          </table:table-cell>
          <table:table-cell office:value-type="float" office:value="0.11" calcext:value-type="float">
            <text:p>0.11</text:p>
          </table:table-cell>
          <table:table-cell office:value-type="float" office:value="1.3" calcext:value-type="float">
            <text:p>1.3</text:p>
          </table:table-cell>
          <table:table-cell office:value-type="float" office:value="2.76" calcext:value-type="float">
            <text:p>2.76</text:p>
          </table:table-cell>
          <table:table-cell office:value-type="float" office:value="0.076" calcext:value-type="float">
            <text:p>0.076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4]/8065.54429" office:value-type="float" office:value="0.0347155740434227" calcext:value-type="float">
            <text:p>0.034715574043423</text:p>
          </table:table-cell>
          <table:table-cell table:formula="of:=LOG10([.A174])" office:value-type="float" office:value="-1.45947564902101" calcext:value-type="float">
            <text:p>-1.45947564902101</text:p>
          </table:table-cell>
          <table:table-cell office:value-type="float" office:value="280" calcext:value-type="float">
            <text:p>28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2.69" calcext:value-type="float">
            <text:p>2.69</text:p>
          </table:table-cell>
          <table:table-cell office:value-type="float" office:value="0.065" calcext:value-type="float">
            <text:p>0.06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5]/8065.54429" office:value-type="float" office:value="0.0334757321133004" calcext:value-type="float">
            <text:p>0.033475732113301</text:p>
          </table:table-cell>
          <table:table-cell table:formula="of:=LOG10([.A175])" office:value-type="float" office:value="-1.47526991620424" calcext:value-type="float">
            <text:p>-1.47526991620424</text:p>
          </table:table-cell>
          <table:table-cell office:value-type="float" office:value="270" calcext:value-type="float">
            <text:p>270</text:p>
          </table:table-cell>
          <table:table-cell office:value-type="float" office:value="0.15" calcext:value-type="float">
            <text:p>0.15</text:p>
          </table:table-cell>
          <table:table-cell office:value-type="float" office:value="2.8" calcext:value-type="float">
            <text:p>2.8</text:p>
          </table:table-cell>
          <table:table-cell office:value-type="float" office:value="2.63" calcext:value-type="float">
            <text:p>2.63</text:p>
          </table:table-cell>
          <table:table-cell office:value-type="float" office:value="0.057" calcext:value-type="float">
            <text:p>0.057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6]/8065.54429" office:value-type="float" office:value="0.0322358901831782" calcext:value-type="float">
            <text:p>0.032235890183178</text:p>
          </table:table-cell>
          <table:table-cell table:formula="of:=LOG10([.A176])" office:value-type="float" office:value="-1.49166033239241" calcext:value-type="float">
            <text:p>-1.49166033239241</text:p>
          </table:table-cell>
          <table:table-cell office:value-type="float" office:value="260" calcext:value-type="float">
            <text:p>260</text:p>
          </table:table-cell>
          <table:table-cell office:value-type="float" office:value="0.32" calcext:value-type="float">
            <text:p>0.32</text:p>
          </table:table-cell>
          <table:table-cell office:value-type="float" office:value="4.3" calcext:value-type="float">
            <text:p>4.3</text:p>
          </table:table-cell>
          <table:table-cell office:value-type="float" office:value="2.57" calcext:value-type="float">
            <text:p>2.5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7]/8065.54429" office:value-type="float" office:value="0.030996048253056" calcext:value-type="float">
            <text:p>0.030996048253056</text:p>
          </table:table-cell>
          <table:table-cell table:formula="of:=LOG10([.A177])" office:value-type="float" office:value="-1.50869367169119" calcext:value-type="float">
            <text:p>-1.50869367169119</text:p>
          </table:table-cell>
          <table:table-cell office:value-type="float" office:value="250" calcext:value-type="float">
            <text:p>250</text:p>
          </table:table-cell>
          <table:table-cell office:value-type="float" office:value="3.25" calcext:value-type="float">
            <text:p>3.25</text:p>
          </table:table-cell>
          <table:table-cell office:value-type="float" office:value="9.9" calcext:value-type="float">
            <text:p>9.9</text:p>
          </table:table-cell>
          <table:table-cell office:value-type="float" office:value="2.52" calcext:value-type="float">
            <text:p>2.52</text:p>
          </table:table-cell>
          <table:table-cell office:value-type="float" office:value="0.044" calcext:value-type="float">
            <text:p>0.044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8]/8065.54429" office:value-type="float" office:value="0.0297562063229337" calcext:value-type="float">
            <text:p>0.029756206322934</text:p>
          </table:table-cell>
          <table:table-cell table:formula="of:=LOG10([.A178])" office:value-type="float" office:value="-1.52642243865162" calcext:value-type="float">
            <text:p>-1.52642243865162</text:p>
          </table:table-cell>
          <table:table-cell office:value-type="float" office:value="240" calcext:value-type="float">
            <text:p>240</text:p>
          </table:table-cell>
          <table:table-cell office:value-type="float" office:value="6.19" calcext:value-type="float">
            <text:p>6.19</text:p>
          </table:table-cell>
          <table:table-cell office:value-type="float" office:value="0.49" calcext:value-type="float">
            <text:p>0.49</text:p>
          </table:table-cell>
          <table:table-cell office:value-type="float" office:value="2.48" calcext:value-type="float">
            <text:p>2.48</text:p>
          </table:table-cell>
          <table:table-cell office:value-type="float" office:value="0.039" calcext:value-type="float">
            <text:p>0.039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79]/8065.54429" office:value-type="float" office:value="0.0285163643928115" calcext:value-type="float">
            <text:p>0.028516364392812</text:p>
          </table:table-cell>
          <table:table-cell table:formula="of:=LOG10([.A179])" office:value-type="float" office:value="-1.54490584434563" calcext:value-type="float">
            <text:p>-1.54490584434563</text:p>
          </table:table-cell>
          <table:table-cell office:value-type="float" office:value="230" calcext:value-type="float">
            <text:p>230</text:p>
          </table:table-cell>
          <table:table-cell office:value-type="float" office:value="4.43" calcext:value-type="float">
            <text:p>4.43</text:p>
          </table:table-cell>
          <table:table-cell office:value-type="float" office:value="0.14" calcext:value-type="float">
            <text:p>0.14</text:p>
          </table:table-cell>
          <table:table-cell office:value-type="float" office:value="2.44" calcext:value-type="float">
            <text:p>2.44</text:p>
          </table:table-cell>
          <table:table-cell office:value-type="float" office:value="0.034" calcext:value-type="float">
            <text:p>0.034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0]/8065.54429" office:value-type="float" office:value="0.0272765224626892" calcext:value-type="float">
            <text:p>0.027276522462689</text:p>
          </table:table-cell>
          <table:table-cell table:formula="of:=LOG10([.A180])" office:value-type="float" office:value="-1.56421099954102" calcext:value-type="float">
            <text:p>-1.56421099954102</text:p>
          </table:table-cell>
          <table:table-cell office:value-type="float" office:value="220" calcext:value-type="float">
            <text:p>220</text:p>
          </table:table-cell>
          <table:table-cell office:value-type="float" office:value="3.76" calcext:value-type="float">
            <text:p>3.76</text:p>
          </table:table-cell>
          <table:table-cell office:value-type="float" office:value="0.072" calcext:value-type="float">
            <text:p>0.072</text:p>
          </table:table-cell>
          <table:table-cell office:value-type="float" office:value="2.41" calcext:value-type="float">
            <text:p>2.41</text:p>
          </table:table-cell>
          <table:table-cell office:value-type="float" office:value="0.031" calcext:value-type="float">
            <text:p>0.03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1]/8065.54429" office:value-type="float" office:value="0.026036680532567" calcext:value-type="float">
            <text:p>0.026036680532567</text:p>
          </table:table-cell>
          <table:table-cell table:formula="of:=LOG10([.A181])" office:value-type="float" office:value="-1.58441438562931" calcext:value-type="float">
            <text:p>-1.58441438562931</text:p>
          </table:table-cell>
          <table:table-cell office:value-type="float" office:value="210" calcext:value-type="float">
            <text:p>210</text:p>
          </table:table-cell>
          <table:table-cell office:value-type="float" office:value="3.4" calcext:value-type="float">
            <text:p>3.4</text:p>
          </table:table-cell>
          <table:table-cell office:value-type="float" office:value="0.045" calcext:value-type="float">
            <text:p>0.045</text:p>
          </table:table-cell>
          <table:table-cell office:value-type="float" office:value="2.38" calcext:value-type="float">
            <text:p>2.38</text:p>
          </table:table-cell>
          <table:table-cell office:value-type="float" office:value="0.027" calcext:value-type="float">
            <text:p>0.027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2]/8065.54429" office:value-type="float" office:value="0.0247968386024448" calcext:value-type="float">
            <text:p>0.024796838602445</text:p>
          </table:table-cell>
          <table:table-cell table:formula="of:=LOG10([.A182])" office:value-type="float" office:value="-1.60560368469924" calcext:value-type="float">
            <text:p>-1.60560368469924</text:p>
          </table:table-cell>
          <table:table-cell office:value-type="float" office:value="200" calcext:value-type="float">
            <text:p>200</text:p>
          </table:table-cell>
          <table:table-cell office:value-type="float" office:value="3.16" calcext:value-type="float">
            <text:p>3.16</text:p>
          </table:table-cell>
          <table:table-cell office:value-type="float" office:value="0.032" calcext:value-type="float">
            <text:p>0.032</text:p>
          </table:table-cell>
          <table:table-cell office:value-type="float" office:value="2.35" calcext:value-type="float">
            <text:p>2.35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3]/8065.54429" office:value-type="float" office:value="0.0235569966723225" calcext:value-type="float">
            <text:p>0.023556996672323</text:p>
          </table:table-cell>
          <table:table-cell table:formula="of:=LOG10([.A183])" office:value-type="float" office:value="-1.6278800794104" calcext:value-type="float">
            <text:p>-1.6278800794104</text:p>
          </table:table-cell>
          <table:table-cell office:value-type="float" office:value="190" calcext:value-type="float">
            <text:p>190</text:p>
          </table:table-cell>
          <table:table-cell office:value-type="float" office:value="2.99" calcext:value-type="float">
            <text:p>2.99</text:p>
          </table:table-cell>
          <table:table-cell office:value-type="float" office:value="0.024" calcext:value-type="float">
            <text:p>0.024</text:p>
          </table:table-cell>
          <table:table-cell office:value-type="float" office:value="2.33" calcext:value-type="float">
            <text:p>2.33</text:p>
          </table:table-cell>
          <table:table-cell office:value-type="float" office:value="0.022" calcext:value-type="float">
            <text:p>0.022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4]/8065.54429" office:value-type="float" office:value="0.0223171547422003" calcext:value-type="float">
            <text:p>0.0223171547422</text:p>
          </table:table-cell>
          <table:table-cell table:formula="of:=LOG10([.A184])" office:value-type="float" office:value="-1.65136117525992" calcext:value-type="float">
            <text:p>-1.65136117525992</text:p>
          </table:table-cell>
          <table:table-cell office:value-type="float" office:value="180" calcext:value-type="float">
            <text:p>180</text:p>
          </table:table-cell>
          <table:table-cell office:value-type="float" office:value="2.87" calcext:value-type="float">
            <text:p>2.87</text:p>
          </table:table-cell>
          <table:table-cell office:value-type="float" office:value="0.019" calcext:value-type="float">
            <text:p>0.019</text:p>
          </table:table-cell>
          <table:table-cell office:value-type="float" office:value="2.31" calcext:value-type="float">
            <text:p>2.3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5]/8065.54429" office:value-type="float" office:value="0.0210773128120781" calcext:value-type="float">
            <text:p>0.021077312812078</text:p>
          </table:table-cell>
          <table:table-cell table:formula="of:=LOG10([.A185])" office:value-type="float" office:value="-1.67618475898495" calcext:value-type="float">
            <text:p>-1.67618475898495</text:p>
          </table:table-cell>
          <table:table-cell office:value-type="float" office:value="170" calcext:value-type="float">
            <text:p>170</text:p>
          </table:table-cell>
          <table:table-cell office:value-type="float" office:value="2.78" calcext:value-type="float">
            <text:p>2.78</text:p>
          </table:table-cell>
          <table:table-cell office:value-type="float" office:value="0.015" calcext:value-type="float">
            <text:p>0.015</text:p>
          </table:table-cell>
          <table:table-cell office:value-type="float" office:value="2.29" calcext:value-type="float">
            <text:p>2.29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6]/8065.54429" office:value-type="float" office:value="0.0198374708819558" calcext:value-type="float">
            <text:p>0.019837470881956</text:p>
          </table:table-cell>
          <table:table-cell table:formula="of:=LOG10([.A186])" office:value-type="float" office:value="-1.7025136977073" calcext:value-type="float">
            <text:p>-1.7025136977073</text:p>
          </table:table-cell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0.013" calcext:value-type="float">
            <text:p>0.013</text:p>
          </table:table-cell>
          <table:table-cell office:value-type="float" office:value="2.27" calcext:value-type="float">
            <text:p>2.27</text:p>
          </table:table-cell>
          <table:table-cell office:value-type="float" office:value="0.016" calcext:value-type="float">
            <text:p>0.016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7]/8065.54429" office:value-type="float" office:value="0.0185976289518336" calcext:value-type="float">
            <text:p>0.018597628951834</text:p>
          </table:table-cell>
          <table:table-cell table:formula="of:=LOG10([.A187])" office:value-type="float" office:value="-1.73054242130754" calcext:value-type="float">
            <text:p>-1.73054242130754</text:p>
          </table:table-cell>
          <table:table-cell office:value-type="float" office:value="150" calcext:value-type="float">
            <text:p>150</text:p>
          </table:table-cell>
          <table:table-cell office:value-type="float" office:value="2.64" calcext:value-type="float">
            <text:p>2.64</text:p>
          </table:table-cell>
          <table:table-cell office:value-type="float" office:value="0.011" calcext:value-type="float">
            <text:p>0.011</text:p>
          </table:table-cell>
          <table:table-cell office:value-type="float" office:value="2.25" calcext:value-type="float">
            <text:p>2.25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8]/8065.54429" office:value-type="float" office:value="0.0173577870217113" calcext:value-type="float">
            <text:p>0.017357787021711</text:p>
          </table:table-cell>
          <table:table-cell table:formula="of:=LOG10([.A188])" office:value-type="float" office:value="-1.76050564468499" calcext:value-type="float">
            <text:p>-1.76050564468499</text:p>
          </table:table-cell>
          <table:table-cell office:value-type="float" office:value="140" calcext:value-type="float">
            <text:p>140</text:p>
          </table:table-cell>
          <table:table-cell office:value-type="float" office:value="2.59" calcext:value-type="float">
            <text:p>2.59</text:p>
          </table:table-cell>
          <table:table-cell office:value-type="float" office:value="0.0093" calcext:value-type="float">
            <text:p>0.0093</text:p>
          </table:table-cell>
          <table:table-cell office:value-type="float" office:value="2.24" calcext:value-type="float">
            <text:p>2.24</text:p>
          </table:table-cell>
          <table:table-cell office:value-type="float" office:value="0.013" calcext:value-type="float">
            <text:p>0.013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89]/8065.54429" office:value-type="float" office:value="0.0161179450915891" calcext:value-type="float">
            <text:p>0.016117945091589</text:p>
          </table:table-cell>
          <table:table-cell table:formula="of:=LOG10([.A189])" office:value-type="float" office:value="-1.79269032805639" calcext:value-type="float">
            <text:p>-1.79269032805639</text:p>
          </table:table-cell>
          <table:table-cell office:value-type="float" office:value="130" calcext:value-type="float">
            <text:p>130</text:p>
          </table:table-cell>
          <table:table-cell office:value-type="float" office:value="2.54" calcext:value-type="float">
            <text:p>2.54</text:p>
          </table:table-cell>
          <table:table-cell office:value-type="float" office:value="0.008" calcext:value-type="float">
            <text:p>0.008</text:p>
          </table:table-cell>
          <table:table-cell office:value-type="float" office:value="2.22" calcext:value-type="float">
            <text:p>2.22</text:p>
          </table:table-cell>
          <table:table-cell office:value-type="float" office:value="0.012" calcext:value-type="float">
            <text:p>0.012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0]/8065.54429" office:value-type="float" office:value="0.0148781031614669" calcext:value-type="float">
            <text:p>0.014878103161467</text:p>
          </table:table-cell>
          <table:table-cell table:formula="of:=LOG10([.A190])" office:value-type="float" office:value="-1.8274524343156" calcext:value-type="float">
            <text:p>-1.8274524343156</text:p>
          </table:table-cell>
          <table:table-cell office:value-type="float" office:value="120" calcext:value-type="float">
            <text:p>120</text:p>
          </table:table-cell>
          <table:table-cell office:value-type="float" office:value="2.51" calcext:value-type="float">
            <text:p>2.51</text:p>
          </table:table-cell>
          <table:table-cell office:value-type="float" office:value="0.007" calcext:value-type="float">
            <text:p>0.007</text:p>
          </table:table-cell>
          <table:table-cell office:value-type="float" office:value="2.21" calcext:value-type="float">
            <text:p>2.21</text:p>
          </table:table-cell>
          <table:table-cell office:value-type="float" office:value="0.011" calcext:value-type="float">
            <text:p>0.01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1]/8065.54429" office:value-type="float" office:value="0.0136382612313446" calcext:value-type="float">
            <text:p>0.013638261231345</text:p>
          </table:table-cell>
          <table:table-cell table:formula="of:=LOG10([.A191])" office:value-type="float" office:value="-1.865240995205" calcext:value-type="float">
            <text:p>-1.865240995205</text:p>
          </table:table-cell>
          <table:table-cell office:value-type="float" office:value="110" calcext:value-type="float">
            <text:p>110</text:p>
          </table:table-cell>
          <table:table-cell office:value-type="float" office:value="2.48" calcext:value-type="float">
            <text:p>2.48</text:p>
          </table:table-cell>
          <table:table-cell office:value-type="float" office:value="0.0061" calcext:value-type="float">
            <text:p>0.0061</text:p>
          </table:table-cell>
          <table:table-cell office:value-type="float" office:value="2.2" calcext:value-type="float">
            <text:p>2.2</text:p>
          </table:table-cell>
          <table:table-cell office:value-type="float" office:value="0.0095" calcext:value-type="float">
            <text:p>0.009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2]/8065.54429" office:value-type="float" office:value="0.0123984193012224" calcext:value-type="float">
            <text:p>0.012398419301222</text:p>
          </table:table-cell>
          <table:table-cell table:formula="of:=LOG10([.A192])" office:value-type="float" office:value="-1.90663368036323" calcext:value-type="float">
            <text:p>-1.90663368036323</text:p>
          </table:table-cell>
          <table:table-cell office:value-type="float" office:value="100" calcext:value-type="float">
            <text:p>100</text:p>
          </table:table-cell>
          <table:table-cell office:value-type="float" office:value="2.45" calcext:value-type="float">
            <text:p>2.45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19" calcext:value-type="float">
            <text:p>2.19</text:p>
          </table:table-cell>
          <table:table-cell office:value-type="float" office:value="0.0085" calcext:value-type="float">
            <text:p>0.008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3]/8065.54429" office:value-type="float" office:value="0.0111585773711001" calcext:value-type="float">
            <text:p>0.0111585773711</text:p>
          </table:table-cell>
          <table:table-cell table:formula="of:=LOG10([.A193])" office:value-type="float" office:value="-1.9523911709239" calcext:value-type="float">
            <text:p>-1.9523911709239</text:p>
          </table:table-cell>
          <table:table-cell office:value-type="float" office:value="90" calcext:value-type="float">
            <text:p>90</text:p>
          </table:table-cell>
          <table:table-cell office:value-type="float" office:value="2.43" calcext:value-type="float">
            <text:p>2.43</text:p>
          </table:table-cell>
          <table:table-cell office:value-type="float" office:value="0.0045" calcext:value-type="float">
            <text:p>0.0045</text:p>
          </table:table-cell>
          <table:table-cell office:value-type="float" office:value="2.18" calcext:value-type="float">
            <text:p>2.18</text:p>
          </table:table-cell>
          <table:table-cell office:value-type="float" office:value="0.0075" calcext:value-type="float">
            <text:p>0.007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4]/8065.54429" office:value-type="float" office:value="0.00991873544097791" calcext:value-type="float">
            <text:p>0.009918735440978</text:p>
          </table:table-cell>
          <table:table-cell table:formula="of:=LOG10([.A194])" office:value-type="float" office:value="-2.00354369337128" calcext:value-type="float">
            <text:p>-2.00354369337128</text:p>
          </table:table-cell>
          <table:table-cell office:value-type="float" office:value="80" calcext:value-type="float">
            <text:p>80</text:p>
          </table:table-cell>
          <table:table-cell office:value-type="float" office:value="2.41" calcext:value-type="float">
            <text:p>2.41</text:p>
          </table:table-cell>
          <table:table-cell office:value-type="float" office:value="0.0039" calcext:value-type="float">
            <text:p>0.0039</text:p>
          </table:table-cell>
          <table:table-cell office:value-type="float" office:value="2.18" calcext:value-type="float">
            <text:p>2.18</text:p>
          </table:table-cell>
          <table:table-cell office:value-type="float" office:value="0.0065" calcext:value-type="float">
            <text:p>0.006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5]/8065.54429" office:value-type="float" office:value="0.00867889351085567" calcext:value-type="float">
            <text:p>0.008678893510856</text:p>
          </table:table-cell>
          <table:table-cell table:formula="of:=LOG10([.A195])" office:value-type="float" office:value="-2.06153564034897" calcext:value-type="float">
            <text:p>-2.06153564034897</text:p>
          </table:table-cell>
          <table:table-cell office:value-type="float" office:value="70" calcext:value-type="float">
            <text:p>70</text:p>
          </table:table-cell>
          <table:table-cell office:value-type="float" office:value="2.39" calcext:value-type="float">
            <text:p>2.39</text:p>
          </table:table-cell>
          <table:table-cell office:value-type="float" office:value="0.0033" calcext:value-type="float">
            <text:p>0.0033</text:p>
          </table:table-cell>
          <table:table-cell office:value-type="float" office:value="2.17" calcext:value-type="float">
            <text:p>2.17</text:p>
          </table:table-cell>
          <table:table-cell office:value-type="float" office:value="0.0056" calcext:value-type="float">
            <text:p>0.0056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6]/8065.54429" office:value-type="float" office:value="0.00743905158073343" calcext:value-type="float">
            <text:p>0.007439051580733</text:p>
          </table:table-cell>
          <table:table-cell table:formula="of:=LOG10([.A196])" office:value-type="float" office:value="-2.12848242997958" calcext:value-type="float">
            <text:p>-2.12848242997958</text:p>
          </table:table-cell>
          <table:table-cell office:value-type="float" office:value="60" calcext:value-type="float">
            <text:p>60</text:p>
          </table:table-cell>
          <table:table-cell office:value-type="float" office:value="2.38" calcext:value-type="float">
            <text:p>2.38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17" calcext:value-type="float">
            <text:p>2.17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7]/8065.54429" office:value-type="float" office:value="0.00619920965061119" calcext:value-type="float">
            <text:p>0.006199209650611</text:p>
          </table:table-cell>
          <table:table-cell table:formula="of:=LOG10([.A197])" office:value-type="float" office:value="-2.20766367602721" calcext:value-type="float">
            <text:p>-2.20766367602721</text:p>
          </table:table-cell>
          <table:table-cell office:value-type="float" office:value="50" calcext:value-type="float">
            <text:p>50</text:p>
          </table:table-cell>
          <table:table-cell office:value-type="float" office:value="2.37" calcext:value-type="float">
            <text:p>2.37</text:p>
          </table:table-cell>
          <table:table-cell office:value-type="float" office:value="0.0023" calcext:value-type="float">
            <text:p>0.0023</text:p>
          </table:table-cell>
          <table:table-cell office:value-type="float" office:value="2.16" calcext:value-type="float">
            <text:p>2.16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8]/8065.54429" office:value-type="float" office:value="0.00495936772048895" calcext:value-type="float">
            <text:p>0.004959367720489</text:p>
          </table:table-cell>
          <table:table-cell table:formula="of:=LOG10([.A198])" office:value-type="float" office:value="-2.30457368903526" calcext:value-type="float">
            <text:p>-2.30457368903526</text:p>
          </table:table-cell>
          <table:table-cell office:value-type="float" office:value="40" calcext:value-type="float">
            <text:p>40</text:p>
          </table:table-cell>
          <table:table-cell office:value-type="float" office:value="2.36" calcext:value-type="float">
            <text:p>2.36</text:p>
          </table:table-cell>
          <table:table-cell office:value-type="float" office:value="0.0018" calcext:value-type="float">
            <text:p>0.0018</text:p>
          </table:table-cell>
          <table:table-cell office:value-type="float" office:value="2.16" calcext:value-type="float">
            <text:p>2.16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199]/8065.54429" office:value-type="float" office:value="0.00371952579036672" calcext:value-type="float">
            <text:p>0.003719525790367</text:p>
          </table:table-cell>
          <table:table-cell table:formula="of:=LOG10([.A199])" office:value-type="float" office:value="-2.42951242564356" calcext:value-type="float">
            <text:p>-2.42951242564356</text:p>
          </table:table-cell>
          <table:table-cell office:value-type="float" office:value="30" calcext:value-type="float">
            <text:p>30</text:p>
          </table:table-cell>
          <table:table-cell office:value-type="float" office:value="2.35" calcext:value-type="float">
            <text:p>2.35</text:p>
          </table:table-cell>
          <table:table-cell office:value-type="float" office:value="0.0013" calcext:value-type="float">
            <text:p>0.0013</text:p>
          </table:table-cell>
          <table:table-cell office:value-type="float" office:value="2.15" calcext:value-type="float">
            <text:p>2.15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200]/8065.54429" office:value-type="float" office:value="0.00288883169718482" calcext:value-type="float">
            <text:p>0.002888831697185</text:p>
          </table:table-cell>
          <table:table-cell table:formula="of:=LOG10([.A200])" office:value-type="float" office:value="-2.53927775933721" calcext:value-type="float">
            <text:p>-2.53927775933721</text:p>
          </table:table-cell>
          <table:table-cell office:value-type="float" office:value="23.3" calcext:value-type="float">
            <text:p>23.3</text:p>
          </table:table-cell>
          <table:table-cell office:value-type="float" office:value="2.354" calcext:value-type="float">
            <text:p>2.354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19" calcext:value-type="float">
            <text:p>2.19</text:p>
          </table:table-cell>
          <table:table-cell office:value-type="float" office:value="0.0028" calcext:value-type="float">
            <text:p>0.0028</text:p>
          </table:table-cell>
          <table:table-cell table:number-columns-repeated="4" office:value-type="string" calcext:value-type="string">
            <text:p>[47]</text:p>
          </table:table-cell>
          <table:table-cell/>
        </table:table-row>
        <table:table-row table:style-name="ro1">
          <table:table-cell table:formula="of:=[.C201]/8065.54429" office:value-type="float" office:value="0.00247968386024448" calcext:value-type="float">
            <text:p>0.002479683860244</text:p>
          </table:table-cell>
          <table:table-cell table:formula="of:=LOG10([.A201])" office:value-type="float" office:value="-2.60560368469924" calcext:value-type="float">
            <text:p>-2.60560368469924</text:p>
          </table:table-cell>
          <table:table-cell office:value-type="float" office:value="20" calcext:value-type="float">
            <text:p>20</text:p>
          </table:table-cell>
          <table:table-cell office:value-type="float" office:value="2.35" calcext:value-type="float">
            <text:p>2.3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2.15" calcext:value-type="float">
            <text:p>2.15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202]/8065.54429" office:value-type="float" office:value="0.00207053602330414" calcext:value-type="float">
            <text:p>0.002070536023304</text:p>
          </table:table-cell>
          <table:table-cell table:formula="of:=LOG10([.A202])" office:value-type="float" office:value="-2.68391720921564" calcext:value-type="float">
            <text:p>-2.68391720921564</text:p>
          </table:table-cell>
          <table:table-cell office:value-type="float" office:value="16.7" calcext:value-type="float">
            <text:p>16.7</text:p>
          </table:table-cell>
          <table:table-cell office:value-type="float" office:value="2.345" calcext:value-type="float">
            <text:p>2.345</text:p>
          </table:table-cell>
          <table:table-cell office:value-type="float" office:value="0.0014" calcext:value-type="float">
            <text:p>0.0014</text:p>
          </table:table-cell>
          <table:table-cell office:value-type="float" office:value="2.181" calcext:value-type="float">
            <text:p>2.181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string" calcext:value-type="string">
            <text:p>[47]</text:p>
          </table:table-cell>
          <table:table-cell/>
        </table:table-row>
        <table:table-row table:style-name="ro1">
          <table:table-cell table:formula="of:=[.C203]/8065.54429" office:value-type="float" office:value="0.00185976289518336" calcext:value-type="float">
            <text:p>0.001859762895183</text:p>
          </table:table-cell>
          <table:table-cell table:formula="of:=LOG10([.A203])" office:value-type="float" office:value="-2.73054242130754" calcext:value-type="float">
            <text:p>-2.73054242130754</text:p>
          </table:table-cell>
          <table:table-cell office:value-type="float" office:value="15" calcext:value-type="float">
            <text:p>15</text:p>
          </table:table-cell>
          <table:table-cell office:value-type="float" office:value="2.34" calcext:value-type="float">
            <text:p>2.3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2.15" calcext:value-type="float">
            <text:p>2.15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204]/8065.54429" office:value-type="float" office:value="0.00123984193012224" calcext:value-type="float">
            <text:p>0.001239841930122</text:p>
          </table:table-cell>
          <table:table-cell table:formula="of:=LOG10([.A204])" office:value-type="float" office:value="-2.90663368036322" calcext:value-type="float">
            <text:p>-2.90663368036322</text:p>
          </table:table-cell>
          <table:table-cell office:value-type="float" office:value="10" calcext:value-type="float">
            <text:p>10</text:p>
          </table:table-cell>
          <table:table-cell office:value-type="float" office:value="2.34" calcext:value-type="float">
            <text:p>2.34</text:p>
          </table:table-cell>
          <table:table-cell table:style-name="ce9" office:value-type="float" office:value="0.00043" calcext:value-type="float">
            <text:p>4.30E-04</text:p>
          </table:table-cell>
          <table:table-cell office:value-type="float" office:value="2.15" calcext:value-type="float">
            <text:p>2.15</text:p>
          </table:table-cell>
          <table:table-cell table:style-name="ce9" office:value-type="float" office:value="0.00076" calcext:value-type="float">
            <text:p>7.60E-04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205]/8065.54429" office:value-type="float" office:value="0.000619920965061119" calcext:value-type="float">
            <text:p>0.000619920965061</text:p>
          </table:table-cell>
          <table:table-cell table:formula="of:=LOG10([.A205])" office:value-type="float" office:value="-3.20766367602721" calcext:value-type="float">
            <text:p>-3.20766367602721</text:p>
          </table:table-cell>
          <table:table-cell office:value-type="float" office:value="5" calcext:value-type="float">
            <text:p>5</text:p>
          </table:table-cell>
          <table:table-cell office:value-type="float" office:value="2.34" calcext:value-type="float">
            <text:p>2.34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2.15" calcext:value-type="float">
            <text:p>2.15</text:p>
          </table:table-cell>
          <table:table-cell office:value-type="float" office:value="0.00038" calcext:value-type="float">
            <text:p>0.00038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  <table:table-row table:style-name="ro1">
          <table:table-cell table:formula="of:=[.C206]/8065.54429" office:value-type="float" office:value="0" calcext:value-type="float">
            <text:p>0</text:p>
          </table:table-cell>
          <table:table-cell table:formula="of:=LOG10([.A206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[51]</text:p>
          </table:table-cell>
          <table:table-cell/>
        </table:table-row>
      </table:table>
      <table:table table:name="ZnS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n</text:p>
          </table:table-cell>
          <table:table-cell table:style-name="ce11"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string" calcext:value-type="string">
            <text:p>[11]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/>
          <table:table-cell office:value-type="float" office:value="2.5782" calcext:value-type="float">
            <text:p>2.5782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/>
          <table:table-cell office:value-type="float" office:value="2.489" calcext:value-type="float">
            <text:p>2.489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9918" calcext:value-type="float">
            <text:p>0.9918</text:p>
          </table:table-cell>
          <table:table-cell/>
          <table:table-cell office:value-type="float" office:value="2.4681" calcext:value-type="float">
            <text:p>2.4681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8266" calcext:value-type="float">
            <text:p>0.8266</text:p>
          </table:table-cell>
          <table:table-cell/>
          <table:table-cell office:value-type="float" office:value="2.4571" calcext:value-type="float">
            <text:p>2.4571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7085" calcext:value-type="float">
            <text:p>0.7085</text:p>
          </table:table-cell>
          <table:table-cell/>
          <table:table-cell office:value-type="float" office:value="2.4506" calcext:value-type="float">
            <text:p>2.4506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6199" calcext:value-type="float">
            <text:p>0.6199</text:p>
          </table:table-cell>
          <table:table-cell/>
          <table:table-cell office:value-type="float" office:value="2.4462" calcext:value-type="float">
            <text:p>2.4462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551" calcext:value-type="float">
            <text:p>0.551</text:p>
          </table:table-cell>
          <table:table-cell/>
          <table:table-cell office:value-type="float" office:value="2.4432" calcext:value-type="float">
            <text:p>2.4432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4959" calcext:value-type="float">
            <text:p>0.4959</text:p>
          </table:table-cell>
          <table:table-cell/>
          <table:table-cell office:value-type="float" office:value="2.4409" calcext:value-type="float">
            <text:p>2.4409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4509" calcext:value-type="float">
            <text:p>0.4509</text:p>
          </table:table-cell>
          <table:table-cell/>
          <table:table-cell office:value-type="float" office:value="2.4391" calcext:value-type="float">
            <text:p>2.4391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4133" calcext:value-type="float">
            <text:p>0.4133</text:p>
          </table:table-cell>
          <table:table-cell/>
          <table:table-cell office:value-type="float" office:value="2.4376" calcext:value-type="float">
            <text:p>2.4376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3542" calcext:value-type="float">
            <text:p>0.3542</text:p>
          </table:table-cell>
          <table:table-cell/>
          <table:table-cell office:value-type="float" office:value="2.4352" calcext:value-type="float">
            <text:p>2.4352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/>
          <table:table-cell office:value-type="float" office:value="2.4331" calcext:value-type="float">
            <text:p>2.4331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2755" calcext:value-type="float">
            <text:p>0.2755</text:p>
          </table:table-cell>
          <table:table-cell/>
          <table:table-cell office:value-type="float" office:value="2.4313" calcext:value-type="float">
            <text:p>2.4313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248" calcext:value-type="float">
            <text:p>0.248</text:p>
          </table:table-cell>
          <table:table-cell/>
          <table:table-cell office:value-type="float" office:value="2.4295" calcext:value-type="float">
            <text:p>2.4295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2254" calcext:value-type="float">
            <text:p>0.2254</text:p>
          </table:table-cell>
          <table:table-cell/>
          <table:table-cell office:value-type="float" office:value="2.4277" calcext:value-type="float">
            <text:p>2.4277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2066" calcext:value-type="float">
            <text:p>0.2066</text:p>
          </table:table-cell>
          <table:table-cell/>
          <table:table-cell office:value-type="float" office:value="2.4258" calcext:value-type="float">
            <text:p>2.4258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908" calcext:value-type="float">
            <text:p>0.1908</text:p>
          </table:table-cell>
          <table:table-cell/>
          <table:table-cell office:value-type="float" office:value="2.4239" calcext:value-type="float">
            <text:p>2.4239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771" calcext:value-type="float">
            <text:p>0.1771</text:p>
          </table:table-cell>
          <table:table-cell/>
          <table:table-cell office:value-type="float" office:value="2.4218" calcext:value-type="float">
            <text:p>2.4218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653" calcext:value-type="float">
            <text:p>0.1653</text:p>
          </table:table-cell>
          <table:table-cell/>
          <table:table-cell office:value-type="float" office:value="2.4196" calcext:value-type="float">
            <text:p>2.4196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55" calcext:value-type="float">
            <text:p>0.155</text:p>
          </table:table-cell>
          <table:table-cell/>
          <table:table-cell office:value-type="float" office:value="2.4173" calcext:value-type="float">
            <text:p>2.4173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459" calcext:value-type="float">
            <text:p>0.1459</text:p>
          </table:table-cell>
          <table:table-cell/>
          <table:table-cell office:value-type="float" office:value="2.4148" calcext:value-type="float">
            <text:p>2.4148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378" calcext:value-type="float">
            <text:p>0.1378</text:p>
          </table:table-cell>
          <table:table-cell/>
          <table:table-cell office:value-type="float" office:value="2.4122" calcext:value-type="float">
            <text:p>2.4122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305" calcext:value-type="float">
            <text:p>0.1305</text:p>
          </table:table-cell>
          <table:table-cell/>
          <table:table-cell office:value-type="float" office:value="2.4093" calcext:value-type="float">
            <text:p>2.4093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24" calcext:value-type="float">
            <text:p>0.124</text:p>
          </table:table-cell>
          <table:table-cell/>
          <table:table-cell office:value-type="float" office:value="2.4065" calcext:value-type="float">
            <text:p>2.4065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181" calcext:value-type="float">
            <text:p>0.1181</text:p>
          </table:table-cell>
          <table:table-cell/>
          <table:table-cell office:value-type="float" office:value="2.4034" calcext:value-type="float">
            <text:p>2.4034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127" calcext:value-type="float">
            <text:p>0.1127</text:p>
          </table:table-cell>
          <table:table-cell/>
          <table:table-cell office:value-type="float" office:value="2.4001" calcext:value-type="float">
            <text:p>2.4001</text:p>
          </table:table-cell>
          <table:table-cell table:style-name="ce9" office:value-type="float" office:value="0.00000011" calcext:value-type="float">
            <text:p>1.10E-07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1078" calcext:value-type="float">
            <text:p>0.1078</text:p>
          </table:table-cell>
          <table:table-cell/>
          <table:table-cell office:value-type="float" office:value="2.3966" calcext:value-type="float">
            <text:p>2.3966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1033" calcext:value-type="float">
            <text:p>0.1033</text:p>
          </table:table-cell>
          <table:table-cell/>
          <table:table-cell office:value-type="float" office:value="2.3929" calcext:value-type="float">
            <text:p>2.3929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9919" calcext:value-type="float">
            <text:p>0.09919</text:p>
          </table:table-cell>
          <table:table-cell/>
          <table:table-cell office:value-type="float" office:value="2.389" calcext:value-type="float">
            <text:p>2.389</text:p>
          </table:table-cell>
          <table:table-cell table:style-name="ce9" office:value-type="float" office:value="0.000006" calcext:value-type="float">
            <text:p>6.00E-06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9538" calcext:value-type="float">
            <text:p>0.09538</text:p>
          </table:table-cell>
          <table:table-cell/>
          <table:table-cell office:value-type="float" office:value="2.3849" calcext:value-type="float">
            <text:p>2.3849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9184" calcext:value-type="float">
            <text:p>0.09184</text:p>
          </table:table-cell>
          <table:table-cell/>
          <table:table-cell office:value-type="float" office:value="2.3806" calcext:value-type="float">
            <text:p>2.3806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8856" calcext:value-type="float">
            <text:p>0.08856</text:p>
          </table:table-cell>
          <table:table-cell/>
          <table:table-cell office:value-type="float" office:value="2.3761" calcext:value-type="float">
            <text:p>2.3761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8551" calcext:value-type="float">
            <text:p>0.08551</text:p>
          </table:table-cell>
          <table:table-cell/>
          <table:table-cell office:value-type="float" office:value="2.3713" calcext:value-type="float">
            <text:p>2.3713</text:p>
          </table:table-cell>
          <table:table-cell table:style-name="ce9" office:value-type="float" office:value="0.0000046" calcext:value-type="float">
            <text:p>4.60E-06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8266" calcext:value-type="float">
            <text:p>0.08266</text:p>
          </table:table-cell>
          <table:table-cell/>
          <table:table-cell office:value-type="float" office:value="2.3663" calcext:value-type="float">
            <text:p>2.3663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/>
          <table:table-cell office:value-type="float" office:value="2.361" calcext:value-type="float">
            <text:p>2.361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7749" calcext:value-type="float">
            <text:p>0.07749</text:p>
          </table:table-cell>
          <table:table-cell/>
          <table:table-cell office:value-type="float" office:value="2.3555" calcext:value-type="float">
            <text:p>2.3555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7515" calcext:value-type="float">
            <text:p>0.07515</text:p>
          </table:table-cell>
          <table:table-cell/>
          <table:table-cell office:value-type="float" office:value="2.3496" calcext:value-type="float">
            <text:p>2.3496</text:p>
          </table:table-cell>
          <table:table-cell table:style-name="ce9" office:value-type="float" office:value="0.000085" calcext:value-type="float">
            <text:p>8.50E-05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7294" calcext:value-type="float">
            <text:p>0.07294</text:p>
          </table:table-cell>
          <table:table-cell/>
          <table:table-cell office:value-type="float" office:value="2.3435" calcext:value-type="float">
            <text:p>2.3435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7085" calcext:value-type="float">
            <text:p>0.07085</text:p>
          </table:table-cell>
          <table:table-cell/>
          <table:table-cell office:value-type="float" office:value="2.3371" calcext:value-type="float">
            <text:p>2.3371</text:p>
          </table:table-cell>
          <table:table-cell/>
          <table:table-cell office:value-type="string" calcext:value-type="string">
            <text:p>[22]</text:p>
          </table:table-cell>
          <table:table-cell/>
        </table:table-row>
        <table:table-row table:style-name="ro1">
          <table:table-cell office:value-type="float" office:value="0.06888" calcext:value-type="float">
            <text:p>0.06888</text:p>
          </table:table-cell>
          <table:table-cell/>
          <table:table-cell office:value-type="float" office:value="2.3303" calcext:value-type="float">
            <text:p>2.3303</text:p>
          </table:table-cell>
          <table:table-cell table:style-name="ce9" office:value-type="float" office:value="0.00011" calcext:value-type="float">
            <text:p>1.10E-04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6199" calcext:value-type="float">
            <text:p>0.06199</text:p>
          </table:table-cell>
          <table:table-cell/>
          <table:table-cell office:value-type="float" office:value="2.33" calcext:value-type="float">
            <text:p>2.33</text:p>
          </table:table-cell>
          <table:table-cell table:style-name="ce9" office:value-type="float" office:value="0.00048" calcext:value-type="float">
            <text:p>4.80E-04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5703" calcext:value-type="float">
            <text:p>0.05703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ce9" office:value-type="float" office:value="0.0017" calcext:value-type="float">
            <text:p>1.70E-03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5145" calcext:value-type="float">
            <text:p>0.05145</text:p>
          </table:table-cell>
          <table:table-cell/>
          <table:table-cell office:value-type="float" office:value="2.28" calcext:value-type="float">
            <text:p>2.28</text:p>
          </table:table-cell>
          <table:table-cell table:style-name="ce9" office:value-type="float" office:value="0.02" calcext:value-type="float">
            <text:p>2.00E-02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4959" calcext:value-type="float">
            <text:p>0.04959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" office:value-type="float" office:value="0.006" calcext:value-type="float">
            <text:p>6.00E-03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4133" calcext:value-type="float">
            <text:p>0.04133</text:p>
          </table:table-cell>
          <table:table-cell/>
          <table:table-cell office:value-type="float" office:value="2.15" calcext:value-type="float">
            <text:p>2.15</text:p>
          </table:table-cell>
          <table:table-cell table:style-name="ce9" office:value-type="float" office:value="0.007" calcext:value-type="float">
            <text:p>7.00E-03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3542" calcext:value-type="float">
            <text:p>0.03542</text:p>
          </table:table-cell>
          <table:table-cell/>
          <table:table-cell office:value-type="float" office:value="1.6" calcext:value-type="float">
            <text:p>1.6</text:p>
          </table:table-cell>
          <table:table-cell table:style-name="ce9" office:value-type="float" office:value="0.021" calcext:value-type="float">
            <text:p>2.10E-02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/>
          <table:table-cell office:value-type="float" office:value="1.01" calcext:value-type="float">
            <text:p>1.01</text:p>
          </table:table-cell>
          <table:table-cell table:style-name="ce9" office:value-type="float" office:value="0.32" calcext:value-type="float">
            <text:p>3.20E-01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02755" calcext:value-type="float">
            <text:p>0.02755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695" calcext:value-type="float">
            <text:p>0.02695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3.62" calcext:value-type="float">
            <text:p>3.62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638" calcext:value-type="float">
            <text:p>0.02638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4.93" calcext:value-type="float">
            <text:p>4.93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61" calcext:value-type="float">
            <text:p>0.026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583" calcext:value-type="float">
            <text:p>0.02583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6.67" calcext:value-type="float">
            <text:p>6.67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556" calcext:value-type="float">
            <text:p>0.0255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53" calcext:value-type="float">
            <text:p>0.0253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3.62" calcext:value-type="float">
            <text:p>3.62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525" calcext:value-type="float">
            <text:p>0.02525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505" calcext:value-type="float">
            <text:p>0.0250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48" calcext:value-type="float">
            <text:p>0.0248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431" calcext:value-type="float">
            <text:p>0.02431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384" calcext:value-type="float">
            <text:p>0.02384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339" calcext:value-type="float">
            <text:p>0.02339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296" calcext:value-type="float">
            <text:p>0.022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254" calcext:value-type="float">
            <text:p>0.02254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156" calcext:value-type="float">
            <text:p>0.02156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2066" calcext:value-type="float">
            <text:p>0.02066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string" calcext:value-type="string">
            <text:p>[23]</text:p>
          </table:table-cell>
        </table:table-row>
        <table:table-row table:style-name="ro1">
          <table:table-cell office:value-type="float" office:value="0.01771" calcext:value-type="float">
            <text:p>0.01771</text:p>
          </table:table-cell>
          <table:table-cell/>
          <table:table-cell office:value-type="float" office:value="3.04" calcext:value-type="float">
            <text:p>3.04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155" calcext:value-type="float">
            <text:p>0.0155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08257" calcext:value-type="float">
            <text:p>0.008257</text:p>
          </table:table-cell>
          <table:table-cell/>
          <table:table-cell office:value-type="float" office:value="3.07" calcext:value-type="float">
            <text:p>3.07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06199" calcext:value-type="float">
            <text:p>0.006199</text:p>
          </table:table-cell>
          <table:table-cell/>
          <table:table-cell office:value-type="float" office:value="3.04" calcext:value-type="float">
            <text:p>3.04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04959" calcext:value-type="float">
            <text:p>0.004959</text:p>
          </table:table-cell>
          <table:table-cell/>
          <table:table-cell office:value-type="float" office:value="3.03" calcext:value-type="float">
            <text:p>3.03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04133" calcext:value-type="float">
            <text:p>0.004133</text:p>
          </table:table-cell>
          <table:table-cell/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03542" calcext:value-type="float">
            <text:p>0.003542</text:p>
          </table:table-cell>
          <table:table-cell/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031" calcext:value-type="float">
            <text:p>0.0031</text:p>
          </table:table-cell>
          <table:table-cell/>
          <table:table-cell office:value-type="float" office:value="3.01" calcext:value-type="float">
            <text:p>3.01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02755" calcext:value-type="float">
            <text:p>0.002755</text:p>
          </table:table-cell>
          <table:table-cell/>
          <table:table-cell office:value-type="float" office:value="3.01" calcext:value-type="float">
            <text:p>3.01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.00248" calcext:value-type="float">
            <text:p>0.00248</text:p>
          </table:table-cell>
          <table:table-cell/>
          <table:table-cell office:value-type="float" office:value="3.01" calcext:value-type="float">
            <text:p>3.01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24]</text:p>
          </table:table-cell>
          <table:table-cell/>
        </table:table-row>
      </table:table>
      <table:table table:name="ZnS_cubic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table:formula="of:=LOG10([.A2])" office:value-type="float" office:value="0.947237607870666" calcext:value-type="float">
            <text:p>0.947237607870666</text:p>
          </table:table-cell>
          <table:table-cell office:value-type="float" office:value="1.33" calcext:value-type="float">
            <text:p>1.33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8.551" calcext:value-type="float">
            <text:p>8.551</text:p>
          </table:table-cell>
          <table:table-cell table:formula="of:=LOG10([.A3])" office:value-type="float" office:value="0.932016906434201" calcext:value-type="float">
            <text:p>0.932016906434201</text:p>
          </table:table-cell>
          <table:table-cell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8.266" calcext:value-type="float">
            <text:p>8.266</text:p>
          </table:table-cell>
          <table:table-cell table:formula="of:=LOG10([.A4])" office:value-type="float" office:value="0.917295400945689" calcext:value-type="float">
            <text:p>0.917295400945689</text:p>
          </table:table-cell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7.999" calcext:value-type="float">
            <text:p>7.999</text:p>
          </table:table-cell>
          <table:table-cell table:formula="of:=LOG10([.A5])" office:value-type="float" office:value="0.903035696788497" calcext:value-type="float">
            <text:p>0.903035696788497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7.749" calcext:value-type="float">
            <text:p>7.749</text:p>
          </table:table-cell>
          <table:table-cell table:formula="of:=LOG10([.A6])" office:value-type="float" office:value="0.88924566089298" calcext:value-type="float">
            <text:p>0.88924566089298</text:p>
          </table:table-cell>
          <table:table-cell office:value-type="float" office:value="1.55" calcext:value-type="float">
            <text:p>1.55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7.514" calcext:value-type="float">
            <text:p>7.514</text:p>
          </table:table-cell>
          <table:table-cell table:formula="of:=LOG10([.A7])" office:value-type="float" office:value="0.875871190727366" calcext:value-type="float">
            <text:p>0.875871190727366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7.293" calcext:value-type="float">
            <text:p>7.293</text:p>
          </table:table-cell>
          <table:table-cell table:formula="of:=LOG10([.A8])" office:value-type="float" office:value="0.862906213562998" calcext:value-type="float">
            <text:p>0.862906213562998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7.085" calcext:value-type="float">
            <text:p>7.085</text:p>
          </table:table-cell>
          <table:table-cell table:formula="of:=LOG10([.A9])" office:value-type="float" office:value="0.850339854583479" calcext:value-type="float">
            <text:p>0.850339854583479</text:p>
          </table:table-cell>
          <table:table-cell office:value-type="float" office:value="1.88" calcext:value-type="float">
            <text:p>1.88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table:formula="of:=LOG10([.A10])" office:value-type="float" office:value="0.838093138445598" calcext:value-type="float">
            <text:p>0.838093138445598</text:p>
          </table:table-cell>
          <table:table-cell office:value-type="float" office:value="2.01" calcext:value-type="float">
            <text:p>2.01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6.702" calcext:value-type="float">
            <text:p>6.702</text:p>
          </table:table-cell>
          <table:table-cell table:formula="of:=LOG10([.A11])" office:value-type="float" office:value="0.826204423499253" calcext:value-type="float">
            <text:p>0.826204423499253</text:p>
          </table:table-cell>
          <table:table-cell office:value-type="float" office:value="2.11" calcext:value-type="float">
            <text:p>2.11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6.526" calcext:value-type="float">
            <text:p>6.526</text:p>
          </table:table-cell>
          <table:table-cell table:formula="of:=LOG10([.A12])" office:value-type="float" office:value="0.814647069451856" calcext:value-type="float">
            <text:p>0.814647069451856</text:p>
          </table:table-cell>
          <table:table-cell office:value-type="float" office:value="2.19" calcext:value-type="float">
            <text:p>2.19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6.358" calcext:value-type="float">
            <text:p>6.358</text:p>
          </table:table-cell>
          <table:table-cell table:formula="of:=LOG10([.A13])" office:value-type="float" office:value="0.803320523578754" calcext:value-type="float">
            <text:p>0.803320523578754</text:p>
          </table:table-cell>
          <table:table-cell office:value-type="float" office:value="2.26" calcext:value-type="float">
            <text:p>2.26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6.199" calcext:value-type="float">
            <text:p>6.199</text:p>
          </table:table-cell>
          <table:table-cell table:formula="of:=LOG10([.A14])" office:value-type="float" office:value="0.792321636351574" calcext:value-type="float">
            <text:p>0.792321636351574</text:p>
          </table:table-cell>
          <table:table-cell office:value-type="float" office:value="2.32" calcext:value-type="float">
            <text:p>2.32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string" calcext:value-type="string">
            <text:p>[24]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table:formula="of:=LOG10([.A15])" office:value-type="float" office:value="0.75966784468963" calcext:value-type="float">
            <text:p>0.75966784468963</text:p>
          </table:table-cell>
          <table:table-cell office:value-type="float" office:value="2.8" calcext:value-type="float">
            <text:p>2.8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string" calcext:value-type="string">
            <text:p>[26]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LOG10([.A16])" office:value-type="float" office:value="0.740362689494244" calcext:value-type="float">
            <text:p>0.740362689494244</text:p>
          </table:table-cell>
          <table:table-cell office:value-type="float" office:value="3.18" calcext:value-type="float">
            <text:p>3.1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[26]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table:formula="of:=LOG10([.A17])" office:value-type="float" office:value="0.720159303405957" calcext:value-type="float">
            <text:p>0.720159303405957</text:p>
          </table:table-cell>
          <table:table-cell office:value-type="float" office:value="3.06" calcext:value-type="float">
            <text:p>3.06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[2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10([.A18])" office:value-type="float" office:value="0.698970004336019" calcext:value-type="float">
            <text:p>0.698970004336019</text:p>
          </table:table-cell>
          <table:table-cell office:value-type="float" office:value="2.97" calcext:value-type="float">
            <text:p>2.9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string" calcext:value-type="string">
            <text:p>[26]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formula="of:=LOG10([.A19])" office:value-type="float" office:value="0.676693609624867" calcext:value-type="float">
            <text:p>0.676693609624867</text:p>
          </table:table-cell>
          <table:table-cell office:value-type="float" office:value="2.9" calcext:value-type="float">
            <text:p>2.9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string" calcext:value-type="string">
            <text:p>[26]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LOG10([.A20])" office:value-type="float" office:value="0.653212513775344" calcext:value-type="float">
            <text:p>0.653212513775344</text:p>
          </table:table-cell>
          <table:table-cell office:value-type="float" office:value="2.81" calcext:value-type="float">
            <text:p>2.8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string" calcext:value-type="string">
            <text:p>[26]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table:formula="of:=LOG10([.A21])" office:value-type="float" office:value="0.628388930050311" calcext:value-type="float">
            <text:p>0.628388930050311</text:p>
          </table:table-cell>
          <table:table-cell office:value-type="float" office:value="2.74" calcext:value-type="float">
            <text:p>2.74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[2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10([.A22])" office:value-type="float" office:value="0.602059991327962" calcext:value-type="float">
            <text:p>0.602059991327962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[26]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LOG10([.A23])" office:value-type="float" office:value="0.574031267727719" calcext:value-type="float">
            <text:p>0.574031267727719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string" calcext:value-type="string">
            <text:p>[26]</text:p>
          </table:table-cell>
          <table:table-cell/>
        </table:table-row>
        <table:table-row table:style-name="ro1">
          <table:table-cell office:value-type="float" office:value="3.542" calcext:value-type="float">
            <text:p>3.542</text:p>
          </table:table-cell>
          <table:table-cell table:formula="of:=LOG10([.A24])" office:value-type="float" office:value="0.549248556854056" calcext:value-type="float">
            <text:p>0.549248556854056</text:p>
          </table:table-cell>
          <table:table-cell/>
          <table:table-cell table:style-name="ce9" office:value-type="float" office:value="0.0000278" calcext:value-type="float">
            <text:p>2.78E-05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LOG10([.A25])" office:value-type="float" office:value="0.544068044350276" calcext:value-type="float">
            <text:p>0.544068044350276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string" calcext:value-type="string">
            <text:p>[26]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LOG10([.A26])" office:value-type="float" office:value="0.511883360978874" calcext:value-type="float">
            <text:p>0.511883360978874</text:p>
          </table:table-cell>
          <table:table-cell office:value-type="float" office:value="2.64" calcext:value-type="float">
            <text:p>2.64</text:p>
          </table:table-cell>
          <table:table-cell table:style-name="ce9"/>
          <table:table-cell office:value-type="string" calcext:value-type="string">
            <text:p>[26]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LOG10([.A27])" office:value-type="float" office:value="0.491361693834273" calcext:value-type="float">
            <text:p>0.491361693834273</text:p>
          </table:table-cell>
          <table:table-cell/>
          <table:table-cell table:style-name="ce9" office:value-type="float" office:value="0.0000146" calcext:value-type="float">
            <text:p>1.46E-05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10([.A28])" office:value-type="float" office:value="0.477121254719662" calcext:value-type="float">
            <text:p>0.477121254719662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[26]</text:p>
          </table:table-cell>
          <table:table-cell/>
        </table:table-row>
        <table:table-row table:style-name="ro1">
          <table:table-cell office:value-type="float" office:value="2.755" calcext:value-type="float">
            <text:p>2.755</text:p>
          </table:table-cell>
          <table:table-cell table:formula="of:=LOG10([.A29])" office:value-type="float" office:value="0.440121603187804" calcext:value-type="float">
            <text:p>0.440121603187804</text:p>
          </table:table-cell>
          <table:table-cell/>
          <table:table-cell table:style-name="ce9" office:value-type="float" office:value="0.000752" calcext:value-type="float">
            <text:p>7.52E-04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LOG10([.A30])" office:value-type="float" office:value="0.439332693830263" calcext:value-type="float">
            <text:p>0.439332693830263</text:p>
          </table:table-cell>
          <table:table-cell office:value-type="float" office:value="2.4687" calcext:value-type="float">
            <text:p>2.468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LOG10([.A31])" office:value-type="float" office:value="0.431363764158987" calcext:value-type="float">
            <text:p>0.431363764158987</text:p>
          </table:table-cell>
          <table:table-cell office:value-type="float" office:value="2.4593" calcext:value-type="float">
            <text:p>2.459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table:formula="of:=LOG10([.A32])" office:value-type="float" office:value="0.423245873936808" calcext:value-type="float">
            <text:p>0.423245873936808</text:p>
          </table:table-cell>
          <table:table-cell office:value-type="float" office:value="2.4502" calcext:value-type="float">
            <text:p>2.4502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LOG10([.A33])" office:value-type="float" office:value="0.414973347970818" calcext:value-type="float">
            <text:p>0.414973347970818</text:p>
          </table:table-cell>
          <table:table-cell office:value-type="float" office:value="2.4414" calcext:value-type="float">
            <text:p>2.4414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table:formula="of:=LOG10([.A34])" office:value-type="float" office:value="0.406540180433955" calcext:value-type="float">
            <text:p>0.406540180433955</text:p>
          </table:table-cell>
          <table:table-cell office:value-type="float" office:value="2.433" calcext:value-type="float">
            <text:p>2.43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OG10([.A35])" office:value-type="float" office:value="0.397940008672038" calcext:value-type="float">
            <text:p>0.397940008672038</text:p>
          </table:table-cell>
          <table:table-cell office:value-type="float" office:value="2.4248" calcext:value-type="float">
            <text:p>2.4248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table:formula="of:=LOG10([.A36])" office:value-type="float" office:value="0.394451680826216" calcext:value-type="float">
            <text:p>0.394451680826216</text:p>
          </table:table-cell>
          <table:table-cell/>
          <table:table-cell table:style-name="ce9" office:value-type="float" office:value="0.00000477" calcext:value-type="float">
            <text:p>4.77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formula="of:=LOG10([.A37])" office:value-type="float" office:value="0.389166084364532" calcext:value-type="float">
            <text:p>0.389166084364532</text:p>
          </table:table-cell>
          <table:table-cell office:value-type="float" office:value="2.417" calcext:value-type="float">
            <text:p>2.41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LOG10([.A38])" office:value-type="float" office:value="0.380211241711606" calcext:value-type="float">
            <text:p>0.380211241711606</text:p>
          </table:table-cell>
          <table:table-cell office:value-type="float" office:value="2.4094" calcext:value-type="float">
            <text:p>2.4094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table:formula="of:=LOG10([.A39])" office:value-type="float" office:value="0.371067862271736" calcext:value-type="float">
            <text:p>0.371067862271736</text:p>
          </table:table-cell>
          <table:table-cell office:value-type="float" office:value="2.4021" calcext:value-type="float">
            <text:p>2.4021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LOG10([.A40])" office:value-type="float" office:value="0.361727836017593" calcext:value-type="float">
            <text:p>0.361727836017593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254" calcext:value-type="float">
            <text:p>2.254</text:p>
          </table:table-cell>
          <table:table-cell table:formula="of:=LOG10([.A41])" office:value-type="float" office:value="0.352953911710088" calcext:value-type="float">
            <text:p>0.352953911710088</text:p>
          </table:table-cell>
          <table:table-cell/>
          <table:table-cell table:style-name="ce9" office:value-type="float" office:value="0.00000385" calcext:value-type="float">
            <text:p>3.85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LOG10([.A42])" office:value-type="float" office:value="0.352182518111362" calcext:value-type="float">
            <text:p>0.352182518111362</text:p>
          </table:table-cell>
          <table:table-cell office:value-type="float" office:value="2.3882" calcext:value-type="float">
            <text:p>2.3882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LOG10([.A43])" office:value-type="float" office:value="0.342422680822206" calcext:value-type="float">
            <text:p>0.342422680822206</text:p>
          </table:table-cell>
          <table:table-cell office:value-type="float" office:value="2.3816" calcext:value-type="float">
            <text:p>2.3816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table:formula="of:=LOG10([.A44])" office:value-type="float" office:value="0.332438459915605" calcext:value-type="float">
            <text:p>0.332438459915605</text:p>
          </table:table-cell>
          <table:table-cell office:value-type="float" office:value="2.3753" calcext:value-type="float">
            <text:p>2.375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string" calcext:value-type="string">
            <text:p>2..1</text:p>
          </table:table-cell>
          <table:table-cell table:formula="of:=LOG10([.A45])" office:value-type="string" office:string-value="" calcext:value-type="error">
            <text:p>#VALUE!</text:p>
          </table:table-cell>
          <table:table-cell office:value-type="float" office:value="2.3692" calcext:value-type="float">
            <text:p>2.3692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2.066" calcext:value-type="float">
            <text:p>2.066</text:p>
          </table:table-cell>
          <table:table-cell table:formula="of:=LOG10([.A46])" office:value-type="float" office:value="0.315130317183602" calcext:value-type="float">
            <text:p>0.315130317183602</text:p>
          </table:table-cell>
          <table:table-cell/>
          <table:table-cell table:style-name="ce9" office:value-type="float" office:value="0.00000358" calcext:value-type="float">
            <text:p>3.58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formula="of:=LOG10([.A47])" office:value-type="float" office:value="0.311753861055754" calcext:value-type="float">
            <text:p>0.311753861055754</text:p>
          </table:table-cell>
          <table:table-cell office:value-type="float" office:value="2.3633" calcext:value-type="float">
            <text:p>2.363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string" calcext:value-type="string">
            <text:p>2..1</text:p>
          </table:table-cell>
          <table:table-cell table:formula="of:=LOG10([.A48])" office:value-type="string" office:string-value="" calcext:value-type="error">
            <text:p>#VALUE!</text:p>
          </table:table-cell>
          <table:table-cell office:value-type="float" office:value="2.3576" calcext:value-type="float">
            <text:p>2.3576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LOG10([.A49])" office:value-type="float" office:value="0.290034611362518" calcext:value-type="float">
            <text:p>0.290034611362518</text:p>
          </table:table-cell>
          <table:table-cell office:value-type="float" office:value="2.352" calcext:value-type="float">
            <text:p>2.352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907" calcext:value-type="float">
            <text:p>1.907</text:p>
          </table:table-cell>
          <table:table-cell table:formula="of:=LOG10([.A50])" office:value-type="float" office:value="0.280350693046006" calcext:value-type="float">
            <text:p>0.280350693046006</text:p>
          </table:table-cell>
          <table:table-cell/>
          <table:table-cell table:style-name="ce9" office:value-type="float" office:value="0.00000362" calcext:value-type="float">
            <text:p>3.62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LOG10([.A51])" office:value-type="float" office:value="0.278753600952829" calcext:value-type="float">
            <text:p>0.278753600952829</text:p>
          </table:table-cell>
          <table:table-cell office:value-type="float" office:value="2.3467" calcext:value-type="float">
            <text:p>2.346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LOG10([.A52])" office:value-type="float" office:value="0.267171728403014" calcext:value-type="float">
            <text:p>0.267171728403014</text:p>
          </table:table-cell>
          <table:table-cell office:value-type="float" office:value="2.3416" calcext:value-type="float">
            <text:p>2.3416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LOG10([.A53])" office:value-type="float" office:value="0.255272505103306" calcext:value-type="float">
            <text:p>0.255272505103306</text:p>
          </table:table-cell>
          <table:table-cell office:value-type="float" office:value="2.3367" calcext:value-type="float">
            <text:p>2.336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771" calcext:value-type="float">
            <text:p>1.771</text:p>
          </table:table-cell>
          <table:table-cell table:formula="of:=LOG10([.A54])" office:value-type="float" office:value="0.248218561190075" calcext:value-type="float">
            <text:p>0.248218561190075</text:p>
          </table:table-cell>
          <table:table-cell/>
          <table:table-cell table:style-name="ce9" office:value-type="float" office:value="0.00000368" calcext:value-type="float">
            <text:p>3.68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LOG10([.A55])" office:value-type="float" office:value="0.243038048686294" calcext:value-type="float">
            <text:p>0.243038048686294</text:p>
          </table:table-cell>
          <table:table-cell office:value-type="float" office:value="2.3319" calcext:value-type="float">
            <text:p>2.3319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LOG10([.A56])" office:value-type="float" office:value="0.230448921378274" calcext:value-type="float">
            <text:p>0.230448921378274</text:p>
          </table:table-cell>
          <table:table-cell office:value-type="float" office:value="2.3274" calcext:value-type="float">
            <text:p>2.3274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653" calcext:value-type="float">
            <text:p>1.653</text:p>
          </table:table-cell>
          <table:table-cell table:formula="of:=LOG10([.A57])" office:value-type="float" office:value="0.218272853571447" calcext:value-type="float">
            <text:p>0.218272853571447</text:p>
          </table:table-cell>
          <table:table-cell/>
          <table:table-cell table:style-name="ce9" office:value-type="float" office:value="0.00000364" calcext:value-type="float">
            <text:p>3.64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LOG10([.A58])" office:value-type="float" office:value="0.217483944213906" calcext:value-type="float">
            <text:p>0.217483944213906</text:p>
          </table:table-cell>
          <table:table-cell office:value-type="float" office:value="2.3229" calcext:value-type="float">
            <text:p>2.3229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LOG10([.A59])" office:value-type="float" office:value="0.204119982655925" calcext:value-type="float">
            <text:p>0.204119982655925</text:p>
          </table:table-cell>
          <table:table-cell office:value-type="float" office:value="2.3187" calcext:value-type="float">
            <text:p>2.318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LOG10([.A60])" office:value-type="float" office:value="0.190331698170292" calcext:value-type="float">
            <text:p>0.190331698170292</text:p>
          </table:table-cell>
          <table:table-cell office:value-type="float" office:value="2.3146" calcext:value-type="float">
            <text:p>2.3146</text:p>
          </table:table-cell>
          <table:table-cell table:style-name="ce9" office:value-type="float" office:value="0.0000035" calcext:value-type="float">
            <text:p>3.50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OG10([.A61])" office:value-type="float" office:value="0.176091259055681" calcext:value-type="float">
            <text:p>0.176091259055681</text:p>
          </table:table-cell>
          <table:table-cell office:value-type="float" office:value="2.3107" calcext:value-type="float">
            <text:p>2.310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459" calcext:value-type="float">
            <text:p>1.459</text:p>
          </table:table-cell>
          <table:table-cell table:formula="of:=LOG10([.A62])" office:value-type="float" office:value="0.164055291893452" calcext:value-type="float">
            <text:p>0.164055291893452</text:p>
          </table:table-cell>
          <table:table-cell/>
          <table:table-cell table:style-name="ce9" office:value-type="float" office:value="0.00000338" calcext:value-type="float">
            <text:p>3.38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LOG10([.A63])" office:value-type="float" office:value="0.161368002234975" calcext:value-type="float">
            <text:p>0.161368002234975</text:p>
          </table:table-cell>
          <table:table-cell office:value-type="float" office:value="2.3069" calcext:value-type="float">
            <text:p>2.3069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LOG10([.A64])" office:value-type="float" office:value="0.146128035678238" calcext:value-type="float">
            <text:p>0.146128035678238</text:p>
          </table:table-cell>
          <table:table-cell office:value-type="float" office:value="2.3033" calcext:value-type="float">
            <text:p>2.303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378" calcext:value-type="float">
            <text:p>1.378</text:p>
          </table:table-cell>
          <table:table-cell table:formula="of:=LOG10([.A65])" office:value-type="float" office:value="0.139249217571607" calcext:value-type="float">
            <text:p>0.139249217571607</text:p>
          </table:table-cell>
          <table:table-cell/>
          <table:table-cell table:style-name="ce9" office:value-type="float" office:value="0.00000322" calcext:value-type="float">
            <text:p>3.22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LOG10([.A66])" office:value-type="float" office:value="0.130333768495006" calcext:value-type="float">
            <text:p>0.130333768495006</text:p>
          </table:table-cell>
          <table:table-cell office:value-type="float" office:value="2.2998" calcext:value-type="float">
            <text:p>2.2998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305" calcext:value-type="float">
            <text:p>1.305</text:p>
          </table:table-cell>
          <table:table-cell table:formula="of:=LOG10([.A67])" office:value-type="float" office:value="0.1156105116743" calcext:value-type="float">
            <text:p>0.1156105116743</text:p>
          </table:table-cell>
          <table:table-cell/>
          <table:table-cell table:style-name="ce9" office:value-type="float" office:value="0.00000317" calcext:value-type="float">
            <text:p>3.17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LOG10([.A68])" office:value-type="float" office:value="0.113943352306837" calcext:value-type="float">
            <text:p>0.113943352306837</text:p>
          </table:table-cell>
          <table:table-cell office:value-type="float" office:value="2.2965" calcext:value-type="float">
            <text:p>2.2965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LOG10([.A69])" office:value-type="float" office:value="0.0969100130080564" calcext:value-type="float">
            <text:p>0.096910013008057</text:p>
          </table:table-cell>
          <table:table-cell office:value-type="float" office:value="2.2933" calcext:value-type="float">
            <text:p>2.293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LOG10([.A70])" office:value-type="float" office:value="0.0934216851622351" calcext:value-type="float">
            <text:p>0.093421685162235</text:p>
          </table:table-cell>
          <table:table-cell/>
          <table:table-cell table:style-name="ce9" office:value-type="float" office:value="0.00000302" calcext:value-type="float">
            <text:p>3.02E-06</text:p>
          </table:table-cell>
          <table:table-cell/>
          <table:table-cell office:value-type="string" calcext:value-type="string">
            <text:p>[20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LOG10([.A71])" office:value-type="float" office:value="0.0791812460476248" calcext:value-type="float">
            <text:p>0.079181246047625</text:p>
          </table:table-cell>
          <table:table-cell office:value-type="float" office:value="2.2903" calcext:value-type="float">
            <text:p>2.290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LOG10([.A72])" office:value-type="float" office:value="0.0606978403536117" calcext:value-type="float">
            <text:p>0.060697840353612</text:p>
          </table:table-cell>
          <table:table-cell office:value-type="float" office:value="2.2874" calcext:value-type="float">
            <text:p>2.2874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LOG10([.A73])" office:value-type="float" office:value="0.0413926851582251" calcext:value-type="float">
            <text:p>0.041392685158225</text:p>
          </table:table-cell>
          <table:table-cell office:value-type="float" office:value="2.2846" calcext:value-type="float">
            <text:p>2.2846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LOG10([.A74])" office:value-type="float" office:value="0.0211892990699381" calcext:value-type="float">
            <text:p>0.021189299069938</text:p>
          </table:table-cell>
          <table:table-cell office:value-type="float" office:value="2.282" calcext:value-type="float">
            <text:p>2.282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10([.A75])" office:value-type="float" office:value="0" calcext:value-type="float">
            <text:p>0</text:p>
          </table:table-cell>
          <table:table-cell office:value-type="float" office:value="2.2795" calcext:value-type="float">
            <text:p>2.2795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LOG10([.A76])" office:value-type="float" office:value="-0.0222763947111523" calcext:value-type="float">
            <text:p>-0.022276394711152</text:p>
          </table:table-cell>
          <table:table-cell office:value-type="float" office:value="2.2771" calcext:value-type="float">
            <text:p>2.2771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LOG10([.A77])" office:value-type="float" office:value="-0.0457574905606751" calcext:value-type="float">
            <text:p>-0.045757490560675</text:p>
          </table:table-cell>
          <table:table-cell office:value-type="float" office:value="2.2748" calcext:value-type="float">
            <text:p>2.2748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LOG10([.A78])" office:value-type="float" office:value="-0.0705810742857073" calcext:value-type="float">
            <text:p>-0.070581074285707</text:p>
          </table:table-cell>
          <table:table-cell office:value-type="float" office:value="2.2727" calcext:value-type="float">
            <text:p>2.272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LOG10([.A79])" office:value-type="float" office:value="-0.0969100130080564" calcext:value-type="float">
            <text:p>-0.096910013008056</text:p>
          </table:table-cell>
          <table:table-cell office:value-type="float" office:value="2.2706" calcext:value-type="float">
            <text:p>2.2706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LOG10([.A80])" office:value-type="float" office:value="-0.1249387366083" calcext:value-type="float">
            <text:p>-0.1249387366083</text:p>
          </table:table-cell>
          <table:table-cell office:value-type="float" office:value="2.2687" calcext:value-type="float">
            <text:p>2.268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700000000000001" calcext:value-type="float">
            <text:p>0.700000000000001</text:p>
          </table:table-cell>
          <table:table-cell table:formula="of:=LOG10([.A81])" office:value-type="float" office:value="-0.154901959985743" calcext:value-type="float">
            <text:p>-0.154901959985743</text:p>
          </table:table-cell>
          <table:table-cell office:value-type="float" office:value="2.2669" calcext:value-type="float">
            <text:p>2.2669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650000000000001" calcext:value-type="float">
            <text:p>0.650000000000001</text:p>
          </table:table-cell>
          <table:table-cell table:formula="of:=LOG10([.A82])" office:value-type="float" office:value="-0.187086643357144" calcext:value-type="float">
            <text:p>-0.187086643357144</text:p>
          </table:table-cell>
          <table:table-cell office:value-type="float" office:value="2.2651" calcext:value-type="float">
            <text:p>2.2651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600000000000001" calcext:value-type="float">
            <text:p>0.600000000000001</text:p>
          </table:table-cell>
          <table:table-cell table:formula="of:=LOG10([.A83])" office:value-type="float" office:value="-0.221848749616356" calcext:value-type="float">
            <text:p>-0.221848749616356</text:p>
          </table:table-cell>
          <table:table-cell office:value-type="float" office:value="2.2634" calcext:value-type="float">
            <text:p>2.2634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550000000000001" calcext:value-type="float">
            <text:p>0.550000000000001</text:p>
          </table:table-cell>
          <table:table-cell table:formula="of:=LOG10([.A84])" office:value-type="float" office:value="-0.259637310505755" calcext:value-type="float">
            <text:p>-0.259637310505755</text:p>
          </table:table-cell>
          <table:table-cell office:value-type="float" office:value="2.2618" calcext:value-type="float">
            <text:p>2.2618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500000000000001" calcext:value-type="float">
            <text:p>0.500000000000001</text:p>
          </table:table-cell>
          <table:table-cell table:formula="of:=LOG10([.A85])" office:value-type="float" office:value="-0.30102999566398" calcext:value-type="float">
            <text:p>-0.30102999566398</text:p>
          </table:table-cell>
          <table:table-cell office:value-type="float" office:value="2.2603" calcext:value-type="float">
            <text:p>2.260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450000000000001" calcext:value-type="float">
            <text:p>0.450000000000001</text:p>
          </table:table-cell>
          <table:table-cell table:formula="of:=LOG10([.A86])" office:value-type="float" office:value="-0.346787486224655" calcext:value-type="float">
            <text:p>-0.346787486224655</text:p>
          </table:table-cell>
          <table:table-cell office:value-type="float" office:value="2.2587" calcext:value-type="float">
            <text:p>2.258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400000000000001" calcext:value-type="float">
            <text:p>0.400000000000001</text:p>
          </table:table-cell>
          <table:table-cell table:formula="of:=LOG10([.A87])" office:value-type="float" office:value="-0.397940008672036" calcext:value-type="float">
            <text:p>-0.397940008672036</text:p>
          </table:table-cell>
          <table:table-cell office:value-type="float" office:value="2.257" calcext:value-type="float">
            <text:p>2.25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350000000000001" calcext:value-type="float">
            <text:p>0.350000000000001</text:p>
          </table:table-cell>
          <table:table-cell table:formula="of:=LOG10([.A88])" office:value-type="float" office:value="-0.455931955649723" calcext:value-type="float">
            <text:p>-0.455931955649723</text:p>
          </table:table-cell>
          <table:table-cell office:value-type="float" office:value="2.2551" calcext:value-type="float">
            <text:p>2.2551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300000000000001" calcext:value-type="float">
            <text:p>0.300000000000001</text:p>
          </table:table-cell>
          <table:table-cell table:formula="of:=LOG10([.A89])" office:value-type="float" office:value="-0.522878745280336" calcext:value-type="float">
            <text:p>-0.522878745280336</text:p>
          </table:table-cell>
          <table:table-cell office:value-type="float" office:value="2.2519" calcext:value-type="float">
            <text:p>2.2519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250000000000002" calcext:value-type="float">
            <text:p>0.250000000000002</text:p>
          </table:table-cell>
          <table:table-cell table:formula="of:=LOG10([.A90])" office:value-type="float" office:value="-0.602059991327959" calcext:value-type="float">
            <text:p>-0.602059991327959</text:p>
          </table:table-cell>
          <table:table-cell office:value-type="float" office:value="2.2497" calcext:value-type="float">
            <text:p>2.2497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200000000000002" calcext:value-type="float">
            <text:p>0.200000000000002</text:p>
          </table:table-cell>
          <table:table-cell table:formula="of:=LOG10([.A91])" office:value-type="float" office:value="-0.698970004336014" calcext:value-type="float">
            <text:p>-0.698970004336014</text:p>
          </table:table-cell>
          <table:table-cell office:value-type="float" office:value="2.2443" calcext:value-type="float">
            <text:p>2.244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LOG10([.A92])" office:value-type="float" office:value="-0.744727494896694" calcext:value-type="float">
            <text:p>-0.744727494896694</text:p>
          </table:table-cell>
          <table:table-cell office:value-type="float" office:value="2.2409" calcext:value-type="float">
            <text:p>2.2409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LOG10([.A93])" office:value-type="float" office:value="-0.795880017344075" calcext:value-type="float">
            <text:p>-0.795880017344075</text:p>
          </table:table-cell>
          <table:table-cell office:value-type="float" office:value="2.2362" calcext:value-type="float">
            <text:p>2.2362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LOG10([.A94])" office:value-type="float" office:value="-0.853871964321762" calcext:value-type="float">
            <text:p>-0.853871964321762</text:p>
          </table:table-cell>
          <table:table-cell office:value-type="float" office:value="2.229" calcext:value-type="float">
            <text:p>2.229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124" calcext:value-type="float">
            <text:p>0.124</text:p>
          </table:table-cell>
          <table:table-cell table:formula="of:=LOG10([.A95])" office:value-type="float" office:value="-0.906578314837765" calcext:value-type="float">
            <text:p>-0.906578314837765</text:p>
          </table:table-cell>
          <table:table-cell/>
          <table:table-cell table:style-name="ce9" office:value-type="float" office:value="0.00000609" calcext:value-type="float">
            <text:p>6.09E-06</text:p>
          </table:table-cell>
          <table:table-cell/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0.1209" calcext:value-type="float">
            <text:p>0.1209</text:p>
          </table:table-cell>
          <table:table-cell table:formula="of:=LOG10([.A96])" office:value-type="float" office:value="-0.917573699139228" calcext:value-type="float">
            <text:p>-0.917573699139228</text:p>
          </table:table-cell>
          <table:table-cell/>
          <table:table-cell table:style-name="ce9" office:value-type="float" office:value="0.0000114" calcext:value-type="float">
            <text:p>1.14E-05</text:p>
          </table:table-cell>
          <table:table-cell/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LOG10([.A97])" office:value-type="float" office:value="-0.920818753952375" calcext:value-type="float">
            <text:p>-0.920818753952375</text:p>
          </table:table-cell>
          <table:table-cell office:value-type="float" office:value="2.2176" calcext:value-type="float">
            <text:p>2.2176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1178" calcext:value-type="float">
            <text:p>0.1178</text:p>
          </table:table-cell>
          <table:table-cell table:formula="of:=LOG10([.A98])" office:value-type="float" office:value="-0.928854709548917" calcext:value-type="float">
            <text:p>-0.928854709548917</text:p>
          </table:table-cell>
          <table:table-cell/>
          <table:table-cell table:style-name="ce9" office:value-type="float" office:value="0.0000182" calcext:value-type="float">
            <text:p>1.82E-05</text:p>
          </table:table-cell>
          <table:table-cell/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0.1147" calcext:value-type="float">
            <text:p>0.1147</text:p>
          </table:table-cell>
          <table:table-cell table:formula="of:=LOG10([.A99])" office:value-type="float" office:value="-0.940436582098732" calcext:value-type="float">
            <text:p>-0.940436582098732</text:p>
          </table:table-cell>
          <table:table-cell/>
          <table:table-cell table:style-name="ce9" office:value-type="float" office:value="0.0000326" calcext:value-type="float">
            <text:p>3.26E-05</text:p>
          </table:table-cell>
          <table:table-cell/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0.1116" calcext:value-type="float">
            <text:p>0.1116</text:p>
          </table:table-cell>
          <table:table-cell table:formula="of:=LOG10([.A100])" office:value-type="float" office:value="-0.95233580539844" calcext:value-type="float">
            <text:p>-0.95233580539844</text:p>
          </table:table-cell>
          <table:table-cell/>
          <table:table-cell table:style-name="ce9" office:value-type="float" office:value="0.0000378" calcext:value-type="float">
            <text:p>3.78E-05</text:p>
          </table:table-cell>
          <table:table-cell/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0.1085" calcext:value-type="float">
            <text:p>0.1085</text:p>
          </table:table-cell>
          <table:table-cell table:formula="of:=LOG10([.A101])" office:value-type="float" office:value="-0.964570261815452" calcext:value-type="float">
            <text:p>-0.964570261815452</text:p>
          </table:table-cell>
          <table:table-cell/>
          <table:table-cell table:style-name="ce9" office:value-type="float" office:value="0.0000367" calcext:value-type="float">
            <text:p>3.67E-05</text:p>
          </table:table-cell>
          <table:table-cell/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0.1054" calcext:value-type="float">
            <text:p>0.1054</text:p>
          </table:table-cell>
          <table:table-cell table:formula="of:=LOG10([.A102])" office:value-type="float" office:value="-0.977159389123472" calcext:value-type="float">
            <text:p>-0.977159389123472</text:p>
          </table:table-cell>
          <table:table-cell/>
          <table:table-cell table:style-name="ce9" office:value-type="float" office:value="0.0000349" calcext:value-type="float">
            <text:p>3.49E-05</text:p>
          </table:table-cell>
          <table:table-cell/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0.1017" calcext:value-type="float">
            <text:p>0.1017</text:p>
          </table:table-cell>
          <table:table-cell table:formula="of:=LOG10([.A103])" office:value-type="float" office:value="-0.992679047077255" calcext:value-type="float">
            <text:p>-0.992679047077255</text:p>
          </table:table-cell>
          <table:table-cell/>
          <table:table-cell table:style-name="ce9" office:value-type="float" office:value="0.0000519" calcext:value-type="float">
            <text:p>5.19E-05</text:p>
          </table:table-cell>
          <table:table-cell/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LOG10([.A104])" office:value-type="float" office:value="-1" calcext:value-type="float">
            <text:p>-1</text:p>
          </table:table-cell>
          <table:table-cell office:value-type="float" office:value="2.1969" calcext:value-type="float">
            <text:p>2.1969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09919" calcext:value-type="float">
            <text:p>0.09919</text:p>
          </table:table-cell>
          <table:table-cell table:formula="of:=LOG10([.A105])" office:value-type="float" office:value="-1.00353210973828" calcext:value-type="float">
            <text:p>-1.00353210973828</text:p>
          </table:table-cell>
          <table:table-cell/>
          <table:table-cell table:style-name="ce9" office:value-type="float" office:value="0.000109" calcext:value-type="float">
            <text:p>1.09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9724" calcext:value-type="float">
            <text:p>0.09724</text:p>
          </table:table-cell>
          <table:table-cell table:formula="of:=LOG10([.A106])" office:value-type="float" office:value="-1.0121550498287" calcext:value-type="float">
            <text:p>-1.0121550498287</text:p>
          </table:table-cell>
          <table:table-cell/>
          <table:table-cell table:style-name="ce9" office:value-type="float" office:value="0.000188" calcext:value-type="float">
            <text:p>1.88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9537" calcext:value-type="float">
            <text:p>0.09537</text:p>
          </table:table-cell>
          <table:table-cell table:formula="of:=LOG10([.A107])" office:value-type="float" office:value="-1.02058821736556" calcext:value-type="float">
            <text:p>-1.02058821736556</text:p>
          </table:table-cell>
          <table:table-cell/>
          <table:table-cell table:style-name="ce9" office:value-type="float" office:value="0.000186" calcext:value-type="float">
            <text:p>1.86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9357" calcext:value-type="float">
            <text:p>0.09357</text:p>
          </table:table-cell>
          <table:table-cell table:formula="of:=LOG10([.A108])" office:value-type="float" office:value="-1.02886337052319" calcext:value-type="float">
            <text:p>-1.02886337052319</text:p>
          </table:table-cell>
          <table:table-cell/>
          <table:table-cell table:style-name="ce9" office:value-type="float" office:value="0.000179" calcext:value-type="float">
            <text:p>1.79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9184" calcext:value-type="float">
            <text:p>0.09184</text:p>
          </table:table-cell>
          <table:table-cell table:formula="of:=LOG10([.A109])" office:value-type="float" office:value="-1.0369681249461" calcext:value-type="float">
            <text:p>-1.0369681249461</text:p>
          </table:table-cell>
          <table:table-cell/>
          <table:table-cell table:style-name="ce9" office:value-type="float" office:value="0.000204" calcext:value-type="float">
            <text:p>2.04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9017" calcext:value-type="float">
            <text:p>0.09017</text:p>
          </table:table-cell>
          <table:table-cell table:formula="of:=LOG10([.A110])" office:value-type="float" office:value="-1.04493793032497" calcext:value-type="float">
            <text:p>-1.04493793032497</text:p>
          </table:table-cell>
          <table:table-cell/>
          <table:table-cell table:style-name="ce9" office:value-type="float" office:value="0.00023" calcext:value-type="float">
            <text:p>2.30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LOG10([.A111])" office:value-type="float" office:value="-1.04575749056068" calcext:value-type="float">
            <text:p>-1.04575749056068</text:p>
          </table:table-cell>
          <table:table-cell office:value-type="float" office:value="2.1793" calcext:value-type="float">
            <text:p>2.1793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08856" calcext:value-type="float">
            <text:p>0.08856</text:p>
          </table:table-cell>
          <table:table-cell table:formula="of:=LOG10([.A112])" office:value-type="float" office:value="-1.05276239212933" calcext:value-type="float">
            <text:p>-1.05276239212933</text:p>
          </table:table-cell>
          <table:table-cell/>
          <table:table-cell table:style-name="ce9" office:value-type="float" office:value="0.000256" calcext:value-type="float">
            <text:p>2.56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8701" calcext:value-type="float">
            <text:p>0.08701</text:p>
          </table:table-cell>
          <table:table-cell table:formula="of:=LOG10([.A113])" office:value-type="float" office:value="-1.0604308313441" calcext:value-type="float">
            <text:p>-1.0604308313441</text:p>
          </table:table-cell>
          <table:table-cell/>
          <table:table-cell table:style-name="ce9" office:value-type="float" office:value="0.000363" calcext:value-type="float">
            <text:p>3.63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8551" calcext:value-type="float">
            <text:p>0.08551</text:p>
          </table:table-cell>
          <table:table-cell table:formula="of:=LOG10([.A114])" office:value-type="float" office:value="-1.0679830935658" calcext:value-type="float">
            <text:p>-1.0679830935658</text:p>
          </table:table-cell>
          <table:table-cell/>
          <table:table-cell table:style-name="ce9" office:value-type="float" office:value="0.000635" calcext:value-type="float">
            <text:p>6.35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8492" calcext:value-type="float">
            <text:p>0.08492</text:p>
          </table:table-cell>
          <table:table-cell table:formula="of:=LOG10([.A115])" office:value-type="float" office:value="-1.07099001450604" calcext:value-type="float">
            <text:p>-1.07099001450604</text:p>
          </table:table-cell>
          <table:table-cell/>
          <table:table-cell table:style-name="ce9" office:value-type="float" office:value="0.000813" calcext:value-type="float">
            <text:p>8.13E-04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8377" calcext:value-type="float">
            <text:p>0.08377</text:p>
          </table:table-cell>
          <table:table-cell table:formula="of:=LOG10([.A116])" office:value-type="float" office:value="-1.0769114845576" calcext:value-type="float">
            <text:p>-1.0769114845576</text:p>
          </table:table-cell>
          <table:table-cell/>
          <table:table-cell table:style-name="ce9" office:value-type="float" office:value="0.00153" calcext:value-type="float">
            <text:p>1.53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8266" calcext:value-type="float">
            <text:p>0.08266</text:p>
          </table:table-cell>
          <table:table-cell table:formula="of:=LOG10([.A117])" office:value-type="float" office:value="-1.08270459905431" calcext:value-type="float">
            <text:p>-1.08270459905431</text:p>
          </table:table-cell>
          <table:table-cell/>
          <table:table-cell table:style-name="ce9" office:value-type="float" office:value="0.00227" calcext:value-type="float">
            <text:p>2.27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8157" calcext:value-type="float">
            <text:p>0.08157</text:p>
          </table:table-cell>
          <table:table-cell table:formula="of:=LOG10([.A118])" office:value-type="float" office:value="-1.08846953769284" calcext:value-type="float">
            <text:p>-1.08846953769284</text:p>
          </table:table-cell>
          <table:table-cell/>
          <table:table-cell table:style-name="ce9" office:value-type="float" office:value="0.00111" calcext:value-type="float">
            <text:p>1.11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8051" calcext:value-type="float">
            <text:p>0.08051</text:p>
          </table:table-cell>
          <table:table-cell table:formula="of:=LOG10([.A119])" office:value-type="float" office:value="-1.09415017335768" calcext:value-type="float">
            <text:p>-1.09415017335768</text:p>
          </table:table-cell>
          <table:table-cell/>
          <table:table-cell table:style-name="ce9" office:value-type="float" office:value="0.00221" calcext:value-type="float">
            <text:p>2.21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999" calcext:value-type="float">
            <text:p>0.07999</text:p>
          </table:table-cell>
          <table:table-cell table:formula="of:=LOG10([.A120])" office:value-type="float" office:value="-1.0969643032115" calcext:value-type="float">
            <text:p>-1.0969643032115</text:p>
          </table:table-cell>
          <table:table-cell office:value-type="float" office:value="2.1518" calcext:value-type="float">
            <text:p>2.1518</text:p>
          </table:table-cell>
          <table:table-cell table:style-name="ce9" office:value-type="float" office:value="0.00382" calcext:value-type="float">
            <text:p>3.82E-03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948" calcext:value-type="float">
            <text:p>0.07948</text:p>
          </table:table-cell>
          <table:table-cell table:formula="of:=LOG10([.A121])" office:value-type="float" office:value="-1.09974214156222" calcext:value-type="float">
            <text:p>-1.09974214156222</text:p>
          </table:table-cell>
          <table:table-cell/>
          <table:table-cell table:style-name="ce9" office:value-type="float" office:value="0.00521" calcext:value-type="float">
            <text:p>5.21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847" calcext:value-type="float">
            <text:p>0.07847</text:p>
          </table:table-cell>
          <table:table-cell table:formula="of:=LOG10([.A122])" office:value-type="float" office:value="-1.10529634739077" calcext:value-type="float">
            <text:p>-1.10529634739077</text:p>
          </table:table-cell>
          <table:table-cell/>
          <table:table-cell table:style-name="ce9" office:value-type="float" office:value="0.00704" calcext:value-type="float">
            <text:p>7.04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749" calcext:value-type="float">
            <text:p>0.07749</text:p>
          </table:table-cell>
          <table:table-cell table:formula="of:=LOG10([.A123])" office:value-type="float" office:value="-1.11075433910702" calcext:value-type="float">
            <text:p>-1.11075433910702</text:p>
          </table:table-cell>
          <table:table-cell/>
          <table:table-cell table:style-name="ce9" office:value-type="float" office:value="0.00579" calcext:value-type="float">
            <text:p>5.79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653" calcext:value-type="float">
            <text:p>0.07653</text:p>
          </table:table-cell>
          <table:table-cell table:formula="of:=LOG10([.A124])" office:value-type="float" office:value="-1.11616828667055" calcext:value-type="float">
            <text:p>-1.11616828667055</text:p>
          </table:table-cell>
          <table:table-cell/>
          <table:table-cell table:style-name="ce9" office:value-type="float" office:value="0.00587" calcext:value-type="float">
            <text:p>5.87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56" calcext:value-type="float">
            <text:p>0.0756</text:p>
          </table:table-cell>
          <table:table-cell table:formula="of:=LOG10([.A125])" office:value-type="float" office:value="-1.12147820449879" calcext:value-type="float">
            <text:p>-1.12147820449879</text:p>
          </table:table-cell>
          <table:table-cell/>
          <table:table-cell table:style-name="ce9" office:value-type="float" office:value="0.00705" calcext:value-type="float">
            <text:p>7.05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514" calcext:value-type="float">
            <text:p>0.07514</text:p>
          </table:table-cell>
          <table:table-cell table:formula="of:=LOG10([.A126])" office:value-type="float" office:value="-1.12412880927263" calcext:value-type="float">
            <text:p>-1.12412880927263</text:p>
          </table:table-cell>
          <table:table-cell/>
          <table:table-cell table:style-name="ce9" office:value-type="float" office:value="0.00748" calcext:value-type="float">
            <text:p>7.48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469" calcext:value-type="float">
            <text:p>0.07469</text:p>
          </table:table-cell>
          <table:table-cell table:formula="of:=LOG10([.A127])" office:value-type="float" office:value="-1.12673754056127" calcext:value-type="float">
            <text:p>-1.12673754056127</text:p>
          </table:table-cell>
          <table:table-cell/>
          <table:table-cell table:style-name="ce9" office:value-type="float" office:value="0.00786" calcext:value-type="float">
            <text:p>7.86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38" calcext:value-type="float">
            <text:p>0.0738</text:p>
          </table:table-cell>
          <table:table-cell table:formula="of:=LOG10([.A128])" office:value-type="float" office:value="-1.13194363817696" calcext:value-type="float">
            <text:p>-1.13194363817696</text:p>
          </table:table-cell>
          <table:table-cell/>
          <table:table-cell table:style-name="ce9" office:value-type="float" office:value="0.00856" calcext:value-type="float">
            <text:p>8.56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293" calcext:value-type="float">
            <text:p>0.07293</text:p>
          </table:table-cell>
          <table:table-cell table:formula="of:=LOG10([.A129])" office:value-type="float" office:value="-1.137093786437" calcext:value-type="float">
            <text:p>-1.137093786437</text:p>
          </table:table-cell>
          <table:table-cell/>
          <table:table-cell table:style-name="ce9" office:value-type="float" office:value="0.00879" calcext:value-type="float">
            <text:p>8.79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188" calcext:value-type="float">
            <text:p>0.07188</text:p>
          </table:table-cell>
          <table:table-cell table:formula="of:=LOG10([.A130])" office:value-type="float" office:value="-1.14339193156306" calcext:value-type="float">
            <text:p>-1.14339193156306</text:p>
          </table:table-cell>
          <table:table-cell/>
          <table:table-cell table:style-name="ce9" office:value-type="float" office:value="0.00851" calcext:value-type="float">
            <text:p>8.51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085" calcext:value-type="float">
            <text:p>0.07085</text:p>
          </table:table-cell>
          <table:table-cell table:formula="of:=LOG10([.A131])" office:value-type="float" office:value="-1.14966014541652" calcext:value-type="float">
            <text:p>-1.14966014541652</text:p>
          </table:table-cell>
          <table:table-cell/>
          <table:table-cell table:style-name="ce9" office:value-type="float" office:value="0.00724" calcext:value-type="float">
            <text:p>7.24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LOG10([.A132])" office:value-type="float" office:value="-1.15490195998574" calcext:value-type="float">
            <text:p>-1.15490195998574</text:p>
          </table:table-cell>
          <table:table-cell office:value-type="float" office:value="2.104" calcext:value-type="float">
            <text:p>2.104</text:p>
          </table:table-cell>
          <table:table-cell/>
          <table:table-cell office:value-type="string" calcext:value-type="string">
            <text:p>[35]</text:p>
          </table:table-cell>
          <table:table-cell/>
        </table:table-row>
        <table:table-row table:style-name="ro1">
          <table:table-cell office:value-type="float" office:value="0.06985" calcext:value-type="float">
            <text:p>0.06985</text:p>
          </table:table-cell>
          <table:table-cell table:formula="of:=LOG10([.A133])" office:value-type="float" office:value="-1.1558335895498" calcext:value-type="float">
            <text:p>-1.1558335895498</text:p>
          </table:table-cell>
          <table:table-cell/>
          <table:table-cell table:style-name="ce9" office:value-type="float" office:value="0.00593" calcext:value-type="float">
            <text:p>5.93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888" calcext:value-type="float">
            <text:p>0.06888</text:p>
          </table:table-cell>
          <table:table-cell table:formula="of:=LOG10([.A134])" office:value-type="float" office:value="-1.1619068615544" calcext:value-type="float">
            <text:p>-1.1619068615544</text:p>
          </table:table-cell>
          <table:table-cell/>
          <table:table-cell table:style-name="ce9" office:value-type="float" office:value="0.00466" calcext:value-type="float">
            <text:p>4.66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794" calcext:value-type="float">
            <text:p>0.06794</text:p>
          </table:table-cell>
          <table:table-cell table:formula="of:=LOG10([.A135])" office:value-type="float" office:value="-1.16787445746599" calcext:value-type="float">
            <text:p>-1.16787445746599</text:p>
          </table:table-cell>
          <table:table-cell/>
          <table:table-cell table:style-name="ce9" office:value-type="float" office:value="0.00327" calcext:value-type="float">
            <text:p>3.27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702" calcext:value-type="float">
            <text:p>0.06702</text:p>
          </table:table-cell>
          <table:table-cell table:formula="of:=LOG10([.A136])" office:value-type="float" office:value="-1.17379557650075" calcext:value-type="float">
            <text:p>-1.17379557650075</text:p>
          </table:table-cell>
          <table:table-cell/>
          <table:table-cell table:style-name="ce9" office:value-type="float" office:value="0.00244" calcext:value-type="float">
            <text:p>2.44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613" calcext:value-type="float">
            <text:p>0.06613</text:p>
          </table:table-cell>
          <table:table-cell table:formula="of:=LOG10([.A137])" office:value-type="float" office:value="-1.17960147729602" calcext:value-type="float">
            <text:p>-1.17960147729602</text:p>
          </table:table-cell>
          <table:table-cell/>
          <table:table-cell table:style-name="ce9" office:value-type="float" office:value="0.0024" calcext:value-type="float">
            <text:p>2.40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526" calcext:value-type="float">
            <text:p>0.06526</text:p>
          </table:table-cell>
          <table:table-cell table:formula="of:=LOG10([.A138])" office:value-type="float" office:value="-1.18535293054814" calcext:value-type="float">
            <text:p>-1.18535293054814</text:p>
          </table:table-cell>
          <table:table-cell/>
          <table:table-cell table:style-name="ce9" office:value-type="float" office:value="0.00302" calcext:value-type="float">
            <text:p>3.02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441" calcext:value-type="float">
            <text:p>0.06441</text:p>
          </table:table-cell>
          <table:table-cell table:formula="of:=LOG10([.A139])" office:value-type="float" office:value="-1.19104670084409" calcext:value-type="float">
            <text:p>-1.19104670084409</text:p>
          </table:table-cell>
          <table:table-cell/>
          <table:table-cell table:style-name="ce9" office:value-type="float" office:value="0.00401" calcext:value-type="float">
            <text:p>4.01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358" calcext:value-type="float">
            <text:p>0.06358</text:p>
          </table:table-cell>
          <table:table-cell table:formula="of:=LOG10([.A140])" office:value-type="float" office:value="-1.19667947642125" calcext:value-type="float">
            <text:p>-1.19667947642125</text:p>
          </table:table-cell>
          <table:table-cell/>
          <table:table-cell table:style-name="ce9" office:value-type="float" office:value="0.00504" calcext:value-type="float">
            <text:p>5.04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278" calcext:value-type="float">
            <text:p>0.06278</text:p>
          </table:table-cell>
          <table:table-cell table:formula="of:=LOG10([.A141])" office:value-type="float" office:value="-1.20217868863598" calcext:value-type="float">
            <text:p>-1.20217868863598</text:p>
          </table:table-cell>
          <table:table-cell/>
          <table:table-cell table:style-name="ce9" office:value-type="float" office:value="0.006" calcext:value-type="float">
            <text:p>6.00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199" calcext:value-type="float">
            <text:p>0.06199</text:p>
          </table:table-cell>
          <table:table-cell table:formula="of:=LOG10([.A142])" office:value-type="float" office:value="-1.20767836364843" calcext:value-type="float">
            <text:p>-1.20767836364843</text:p>
          </table:table-cell>
          <table:table-cell office:value-type="float" office:value="2.05" calcext:value-type="float">
            <text:p>2.05</text:p>
          </table:table-cell>
          <table:table-cell table:style-name="ce9" office:value-type="float" office:value="0.00756" calcext:value-type="float">
            <text:p>7.56E-03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123" calcext:value-type="float">
            <text:p>0.06123</text:p>
          </table:table-cell>
          <table:table-cell table:formula="of:=LOG10([.A143])" office:value-type="float" office:value="-1.21303574056427" calcext:value-type="float">
            <text:p>-1.21303574056427</text:p>
          </table:table-cell>
          <table:table-cell/>
          <table:table-cell table:style-name="ce9" office:value-type="float" office:value="0.00935" calcext:value-type="float">
            <text:p>9.35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6075" calcext:value-type="float">
            <text:p>0.06075</text:p>
          </table:table-cell>
          <table:table-cell table:formula="of:=LOG10([.A144])" office:value-type="float" office:value="-1.21645371772965" calcext:value-type="float">
            <text:p>-1.21645371772965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string" calcext:value-type="string">
            <text:p>[43]</text:p>
          </table:table-cell>
          <table:table-cell/>
        </table:table-row>
        <table:table-row table:style-name="ro1">
          <table:table-cell office:value-type="float" office:value="0.06048" calcext:value-type="float">
            <text:p>0.06048</text:p>
          </table:table-cell>
          <table:table-cell table:formula="of:=LOG10([.A145])" office:value-type="float" office:value="-1.21838821750685" calcext:value-type="float">
            <text:p>-1.21838821750685</text:p>
          </table:table-cell>
          <table:table-cell/>
          <table:table-cell office:value-type="float" office:value="0.0107" calcext:value-type="float">
            <text:p>0.0107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975" calcext:value-type="float">
            <text:p>0.05975</text:p>
          </table:table-cell>
          <table:table-cell table:formula="of:=LOG10([.A146])" office:value-type="float" office:value="-1.22366209037982" calcext:value-type="float">
            <text:p>-1.22366209037982</text:p>
          </table:table-cell>
          <table:table-cell/>
          <table:table-cell office:value-type="float" office:value="0.0109" calcext:value-type="float">
            <text:p>0.0109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951" calcext:value-type="float">
            <text:p>0.05951</text:p>
          </table:table-cell>
          <table:table-cell table:formula="of:=LOG10([.A147])" office:value-type="float" office:value="-1.22541004973521" calcext:value-type="float">
            <text:p>-1.22541004973521</text:p>
          </table:table-cell>
          <table:table-cell office:value-type="float" office:value="2.01" calcext:value-type="float">
            <text:p>2.01</text:p>
          </table:table-cell>
          <table:table-cell table:style-name="ce9"/>
          <table:table-cell office:value-type="string" calcext:value-type="string">
            <text:p>[43]</text:p>
          </table:table-cell>
          <table:table-cell/>
        </table:table-row>
        <table:table-row table:style-name="ro1">
          <table:table-cell office:value-type="float" office:value="0.05904" calcext:value-type="float">
            <text:p>0.05904</text:p>
          </table:table-cell>
          <table:table-cell table:formula="of:=LOG10([.A148])" office:value-type="float" office:value="-1.22885365118501" calcext:value-type="float">
            <text:p>-1.22885365118501</text:p>
          </table:table-cell>
          <table:table-cell/>
          <table:table-cell table:style-name="ce9" office:value-type="float" office:value="0.0101" calcext:value-type="float">
            <text:p>1.01E-02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835" calcext:value-type="float">
            <text:p>0.05835</text:p>
          </table:table-cell>
          <table:table-cell table:formula="of:=LOG10([.A149])" office:value-type="float" office:value="-1.23395913961861" calcext:value-type="float">
            <text:p>-1.23395913961861</text:p>
          </table:table-cell>
          <table:table-cell/>
          <table:table-cell table:style-name="ce9" office:value-type="float" office:value="0.00913" calcext:value-type="float">
            <text:p>9.13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827" calcext:value-type="float">
            <text:p>0.05827</text:p>
          </table:table-cell>
          <table:table-cell table:formula="of:=LOG10([.A150])" office:value-type="float" office:value="-1.23455498190985" calcext:value-type="float">
            <text:p>-1.23455498190985</text:p>
          </table:table-cell>
          <table:table-cell office:value-type="float" office:value="1.98" calcext:value-type="float">
            <text:p>1.98</text:p>
          </table:table-cell>
          <table:table-cell table:style-name="ce9"/>
          <table:table-cell office:value-type="string" calcext:value-type="string">
            <text:p>[43]</text:p>
          </table:table-cell>
          <table:table-cell/>
        </table:table-row>
        <table:table-row table:style-name="ro1">
          <table:table-cell office:value-type="float" office:value="0.05767" calcext:value-type="float">
            <text:p>0.05767</text:p>
          </table:table-cell>
          <table:table-cell table:formula="of:=LOG10([.A151])" office:value-type="float" office:value="-1.2390500485891" calcext:value-type="float">
            <text:p>-1.2390500485891</text:p>
          </table:table-cell>
          <table:table-cell/>
          <table:table-cell table:style-name="ce9" office:value-type="float" office:value="0.00816" calcext:value-type="float">
            <text:p>8.16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703" calcext:value-type="float">
            <text:p>0.05703</text:p>
          </table:table-cell>
          <table:table-cell table:formula="of:=LOG10([.A152])" office:value-type="float" office:value="-1.24389662841489" calcext:value-type="float">
            <text:p>-1.24389662841489</text:p>
          </table:table-cell>
          <table:table-cell office:value-type="float" office:value="1.95" calcext:value-type="float">
            <text:p>1.95</text:p>
          </table:table-cell>
          <table:table-cell table:style-name="ce9"/>
          <table:table-cell office:value-type="string" calcext:value-type="string">
            <text:p>[43]</text:p>
          </table:table-cell>
          <table:table-cell/>
        </table:table-row>
        <table:table-row table:style-name="ro1">
          <table:table-cell office:value-type="float" office:value="0.057" calcext:value-type="float">
            <text:p>0.057</text:p>
          </table:table-cell>
          <table:table-cell table:formula="of:=LOG10([.A153])" office:value-type="float" office:value="-1.24412514432751" calcext:value-type="float">
            <text:p>-1.24412514432751</text:p>
          </table:table-cell>
          <table:table-cell/>
          <table:table-cell table:style-name="ce9" office:value-type="float" office:value="0.00765" calcext:value-type="float">
            <text:p>7.65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636" calcext:value-type="float">
            <text:p>0.05636</text:p>
          </table:table-cell>
          <table:table-cell table:formula="of:=LOG10([.A154])" office:value-type="float" office:value="-1.24902901556268" calcext:value-type="float">
            <text:p>-1.24902901556268</text:p>
          </table:table-cell>
          <table:table-cell/>
          <table:table-cell table:style-name="ce9" office:value-type="float" office:value="0.00805" calcext:value-type="float">
            <text:p>8.05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579" calcext:value-type="float">
            <text:p>0.05579</text:p>
          </table:table-cell>
          <table:table-cell table:formula="of:=LOG10([.A155])" office:value-type="float" office:value="-1.25344363858963" calcext:value-type="float">
            <text:p>-1.25344363858963</text:p>
          </table:table-cell>
          <table:table-cell office:value-type="float" office:value="1.91" calcext:value-type="float">
            <text:p>1.91</text:p>
          </table:table-cell>
          <table:table-cell table:style-name="ce9"/>
          <table:table-cell office:value-type="string" calcext:value-type="string">
            <text:p>[43]</text:p>
          </table:table-cell>
          <table:table-cell/>
        </table:table-row>
        <table:table-row table:style-name="ro1">
          <table:table-cell office:value-type="float" office:value="0.05572" calcext:value-type="float">
            <text:p>0.05572</text:p>
          </table:table-cell>
          <table:table-cell table:formula="of:=LOG10([.A156])" office:value-type="float" office:value="-1.25398889224807" calcext:value-type="float">
            <text:p>-1.25398889224807</text:p>
          </table:table-cell>
          <table:table-cell/>
          <table:table-cell table:style-name="ce9" office:value-type="float" office:value="0.00915" calcext:value-type="float">
            <text:p>9.15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51" calcext:value-type="float">
            <text:p>0.0551</text:p>
          </table:table-cell>
          <table:table-cell table:formula="of:=LOG10([.A157])" office:value-type="float" office:value="-1.25884840114821" calcext:value-type="float">
            <text:p>-1.25884840114821</text:p>
          </table:table-cell>
          <table:table-cell/>
          <table:table-cell table:style-name="ce9" office:value-type="float" office:value="0.00931" calcext:value-type="float">
            <text:p>9.31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455" calcext:value-type="float">
            <text:p>0.05455</text:p>
          </table:table-cell>
          <table:table-cell table:formula="of:=LOG10([.A158])" office:value-type="float" office:value="-1.26320524507564" calcext:value-type="float">
            <text:p>-1.26320524507564</text:p>
          </table:table-cell>
          <table:table-cell office:value-type="float" office:value="1.87" calcext:value-type="float">
            <text:p>1.87</text:p>
          </table:table-cell>
          <table:table-cell table:style-name="ce9"/>
          <table:table-cell office:value-type="string" calcext:value-type="string">
            <text:p>[43]</text:p>
          </table:table-cell>
          <table:table-cell/>
        </table:table-row>
        <table:table-row table:style-name="ro1">
          <table:table-cell office:value-type="float" office:value="0.0545" calcext:value-type="float">
            <text:p>0.0545</text:p>
          </table:table-cell>
          <table:table-cell table:formula="of:=LOG10([.A159])" office:value-type="float" office:value="-1.26360349772336" calcext:value-type="float">
            <text:p>-1.26360349772336</text:p>
          </table:table-cell>
          <table:table-cell/>
          <table:table-cell table:style-name="ce9" office:value-type="float" office:value="0.00956" calcext:value-type="float">
            <text:p>9.56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391" calcext:value-type="float">
            <text:p>0.05391</text:p>
          </table:table-cell>
          <table:table-cell table:formula="of:=LOG10([.A160])" office:value-type="float" office:value="-1.26833066817136" calcext:value-type="float">
            <text:p>-1.26833066817136</text:p>
          </table:table-cell>
          <table:table-cell/>
          <table:table-cell table:style-name="ce9" office:value-type="float" office:value="0.00998" calcext:value-type="float">
            <text:p>9.98E-03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333" calcext:value-type="float">
            <text:p>0.05333</text:p>
          </table:table-cell>
          <table:table-cell table:formula="of:=LOG10([.A161])" office:value-type="float" office:value="-1.27302841631712" calcext:value-type="float">
            <text:p>-1.27302841631712</text:p>
          </table:table-cell>
          <table:table-cell/>
          <table:table-cell table:style-name="ce9" office:value-type="float" office:value="0.0111" calcext:value-type="float">
            <text:p>1.11E-02</text:p>
          </table:table-cell>
          <table:table-cell/>
          <table:table-cell office:value-type="string" calcext:value-type="string">
            <text:p>[40]</text:p>
          </table:table-cell>
        </table:table-row>
        <table:table-row table:style-name="ro1">
          <table:table-cell office:value-type="float" office:value="0.05331" calcext:value-type="float">
            <text:p>0.05331</text:p>
          </table:table-cell>
          <table:table-cell table:formula="of:=LOG10([.A162])" office:value-type="float" office:value="-1.27319131747504" calcext:value-type="float">
            <text:p>-1.27319131747504</text:p>
          </table:table-cell>
          <table:table-cell office:value-type="float" office:value="1.83" calcext:value-type="float">
            <text:p>1.83</text:p>
          </table:table-cell>
          <table:table-cell table:style-name="ce9" office:value-type="float" office:value="0.0182" calcext:value-type="float">
            <text:p>1.82E-02</text:p>
          </table:table-cell>
          <table:table-cell office:value-type="string" calcext:value-type="string">
            <text:p>[43]</text:p>
          </table:table-cell>
          <table:table-cell/>
        </table:table-row>
        <table:table-row table:style-name="ro1">
          <table:table-cell office:value-type="float" office:value="0.05207" calcext:value-type="float">
            <text:p>0.05207</text:p>
          </table:table-cell>
          <table:table-cell table:formula="of:=LOG10([.A163])" office:value-type="float" office:value="-1.28341242232431" calcext:value-type="float">
            <text:p>-1.28341242232431</text:p>
          </table:table-cell>
          <table:table-cell office:value-type="float" office:value="1.76" calcext:value-type="float">
            <text:p>1.76</text:p>
          </table:table-cell>
          <table:table-cell table:style-name="ce9" office:value-type="float" office:value="0.022" calcext:value-type="float">
            <text:p>2.20E-02</text:p>
          </table:table-cell>
          <table:table-cell office:value-type="string" calcext:value-type="string">
            <text:p>[43]</text:p>
          </table:table-cell>
          <table:table-cell/>
        </table:table-row>
        <table:table-row table:style-name="ro1">
          <table:table-cell office:value-type="float" office:value="0.05083" calcext:value-type="float">
            <text:p>0.05083</text:p>
          </table:table-cell>
          <table:table-cell table:formula="of:=LOG10([.A164])" office:value-type="float" office:value="-1.2938798902973" calcext:value-type="float">
            <text:p>-1.2938798902973</text:p>
          </table:table-cell>
          <table:table-cell office:value-type="float" office:value="1.69" calcext:value-type="float">
            <text:p>1.69</text:p>
          </table:table-cell>
          <table:table-cell table:style-name="ce9" office:value-type="float" office:value="0.026" calcext:value-type="float">
            <text:p>2.60E-02</text:p>
          </table:table-cell>
          <table:table-cell office:value-type="string" calcext:value-type="string">
            <text:p>[43]</text:p>
          </table:table-cell>
          <table:table-cell/>
        </table:table-row>
      </table:table>
      <table:table table:name="KBr" table:style-name="ta1">
        <table:table-column table:style-name="co1" table:default-cell-style-name="Default"/>
        <table:table-row table:style-name="ro1">
          <table:table-cell/>
        </table:table-row>
      </table:table>
      <table:table table:name="AgCl" table:style-name="ta1">
        <table:shapes>
          <draw:frame draw:z-index="0" draw:style-name="gr1" draw:text-style-name="P1" svg:width="6.2988in" svg:height="3.5429in" svg:x="4.8854in" svg:y="1.115in">
            <draw:object draw:notify-on-update-of-ranges="AgCl.B2:AgCl.B209 AgCl.D1:AgCl.D1 AgCl.D2:AgCl.D209 AgCl.B2:AgCl.B209 AgCl.E1:AgCl.E1 AgCl.E2:AgCl.E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log10 eV</text:p>
          </table:table-cell>
          <table:table-cell office:value-type="string" calcext:value-type="string">
            <text:p>/c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source n</text:p>
          </table:table-cell>
          <table:table-cell office:value-type="string" calcext:value-type="string">
            <text:p>source k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OG10([.A2])" office:value-type="float" office:value="3" calcext:value-type="float">
            <text:p>3</text:p>
          </table:table-cell>
          <table:table-cell table:formula="of:=[.A2]*8065.54429" office:value-type="float" office:value="8065544.29" calcext:value-type="float">
            <text:p>8065544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04.3" calcext:value-type="float">
            <text:p>504.3</text:p>
          </table:table-cell>
          <table:table-cell table:formula="of:=LOG10([.A3])" office:value-type="float" office:value="2.70268896815913" calcext:value-type="float">
            <text:p>2.70268896815913</text:p>
          </table:table-cell>
          <table:table-cell table:formula="of:=[.A3]*8065.54429" office:value-type="float" office:value="4067453.985447" calcext:value-type="float">
            <text:p>4067453.985447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270.7" calcext:value-type="float">
            <text:p>270.7</text:p>
          </table:table-cell>
          <table:table-cell table:formula="of:=LOG10([.A4])" office:value-type="float" office:value="2.43248825577051" calcext:value-type="float">
            <text:p>2.43248825577051</text:p>
          </table:table-cell>
          <table:table-cell table:formula="of:=[.A4]*8065.54429" office:value-type="float" office:value="2183342.839303" calcext:value-type="float">
            <text:p>2183342.839303</text:p>
          </table:table-cell>
          <table:table-cell office:value-type="float" office:value="0.961" calcext:value-type="float">
            <text:p>0.96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G10([.A5])" office:value-type="float" office:value="2.37839790094814" calcext:value-type="float">
            <text:p>2.37839790094814</text:p>
          </table:table-cell>
          <table:table-cell table:formula="of:=[.A5]*8065.54429" office:value-type="float" office:value="1927665.08531" calcext:value-type="float">
            <text:p>1927665.08531</text:p>
          </table:table-cell>
          <table:table-cell office:value-type="float" office:value="0.961" calcext:value-type="float">
            <text:p>0.96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G10([.A6])" office:value-type="float" office:value="2.32428245529769" calcext:value-type="float">
            <text:p>2.32428245529769</text:p>
          </table:table-cell>
          <table:table-cell table:formula="of:=[.A6]*8065.54429" office:value-type="float" office:value="1701829.84519" calcext:value-type="float">
            <text:p>1701829.8451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186.3" calcext:value-type="float">
            <text:p>186.3</text:p>
          </table:table-cell>
          <table:table-cell table:formula="of:=LOG10([.A7])" office:value-type="float" office:value="2.27021285489624" calcext:value-type="float">
            <text:p>2.27021285489624</text:p>
          </table:table-cell>
          <table:table-cell table:formula="of:=[.A7]*8065.54429" office:value-type="float" office:value="1502610.901227" calcext:value-type="float">
            <text:p>1502610.901227</text:p>
          </table:table-cell>
          <table:table-cell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145.3" calcext:value-type="float">
            <text:p>145.3</text:p>
          </table:table-cell>
          <table:table-cell table:formula="of:=LOG10([.A8])" office:value-type="float" office:value="2.16226561429802" calcext:value-type="float">
            <text:p>2.16226561429802</text:p>
          </table:table-cell>
          <table:table-cell table:formula="of:=[.A8]*8065.54429" office:value-type="float" office:value="1171923.585337" calcext:value-type="float">
            <text:p>1171923.585337</text:p>
          </table:table-cell>
          <table:table-cell office:value-type="float" office:value="0.947" calcext:value-type="float">
            <text:p>0.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LOG10([.A9])" office:value-type="float" office:value="2.10822665637493" calcext:value-type="float">
            <text:p>2.10822665637493</text:p>
          </table:table-cell>
          <table:table-cell table:formula="of:=[.A9]*8065.54429" office:value-type="float" office:value="1034809.332407" calcext:value-type="float">
            <text:p>1034809.332407</text:p>
          </table:table-cell>
          <table:table-cell office:value-type="float" office:value="0.947" calcext:value-type="float">
            <text:p>0.947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table:formula="of:=LOG10([.A10])" office:value-type="float" office:value="2.0542299098634" calcext:value-type="float">
            <text:p>2.0542299098634</text:p>
          </table:table-cell>
          <table:table-cell table:formula="of:=[.A10]*8065.54429" office:value-type="float" office:value="913826.168057" calcext:value-type="float">
            <text:p>913826.168057</text:p>
          </table:table-cell>
          <table:table-cell office:value-type="float" office:value="0.941" calcext:value-type="float">
            <text:p>0.94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10([.A11])" office:value-type="float" office:value="2" calcext:value-type="float">
            <text:p>2</text:p>
          </table:table-cell>
          <table:table-cell table:formula="of:=[.A11]*8065.54429" office:value-type="float" office:value="806554.429" calcext:value-type="float">
            <text:p>806554.429</text:p>
          </table:table-cell>
          <table:table-cell office:value-type="float" office:value="0.941" calcext:value-type="float">
            <text:p>0.94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table:formula="of:=LOG10([.A12])" office:value-type="float" office:value="1.94596070357757" calcext:value-type="float">
            <text:p>1.94596070357757</text:p>
          </table:table-cell>
          <table:table-cell table:formula="of:=[.A12]*8065.54429" office:value-type="float" office:value="712187.560807" calcext:value-type="float">
            <text:p>712187.560807</text:p>
          </table:table-cell>
          <table:table-cell office:value-type="float" office:value="0.934" calcext:value-type="float">
            <text:p>0.934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77.96" calcext:value-type="float">
            <text:p>77.96</text:p>
          </table:table-cell>
          <table:table-cell table:formula="of:=LOG10([.A13])" office:value-type="float" office:value="1.89187183044558" calcext:value-type="float">
            <text:p>1.89187183044558</text:p>
          </table:table-cell>
          <table:table-cell table:formula="of:=[.A13]*8065.54429" office:value-type="float" office:value="628789.8328484" calcext:value-type="float">
            <text:p>628789.8328484</text:p>
          </table:table-cell>
          <table:table-cell office:value-type="float" office:value="0.934" calcext:value-type="float">
            <text:p>0.934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8.84" calcext:value-type="float">
            <text:p>68.84</text:p>
          </table:table-cell>
          <table:table-cell table:formula="of:=LOG10([.A14])" office:value-type="float" office:value="1.83784086165552" calcext:value-type="float">
            <text:p>1.83784086165552</text:p>
          </table:table-cell>
          <table:table-cell table:formula="of:=[.A14]*8065.54429" office:value-type="float" office:value="555232.0689236" calcext:value-type="float">
            <text:p>555232.0689236</text:p>
          </table:table-cell>
          <table:table-cell office:value-type="float" office:value="0.934" calcext:value-type="float">
            <text:p>0.934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0.78" calcext:value-type="float">
            <text:p>60.78</text:p>
          </table:table-cell>
          <table:table-cell table:formula="of:=LOG10([.A15])" office:value-type="float" office:value="1.78376069574392" calcext:value-type="float">
            <text:p>1.78376069574392</text:p>
          </table:table-cell>
          <table:table-cell table:formula="of:=[.A15]*8065.54429" office:value-type="float" office:value="490223.7819462" calcext:value-type="float">
            <text:p>490223.7819462</text:p>
          </table:table-cell>
          <table:table-cell office:value-type="float" office:value="0.934" calcext:value-type="float">
            <text:p>0.934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3.67" calcext:value-type="float">
            <text:p>53.67</text:p>
          </table:table-cell>
          <table:table-cell table:formula="of:=LOG10([.A16])" office:value-type="float" office:value="1.72973159528704" calcext:value-type="float">
            <text:p>1.72973159528704</text:p>
          </table:table-cell>
          <table:table-cell table:formula="of:=[.A16]*8065.54429" office:value-type="float" office:value="432877.7620443" calcext:value-type="float">
            <text:p>432877.76204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47.39" calcext:value-type="float">
            <text:p>47.39</text:p>
          </table:table-cell>
          <table:table-cell table:formula="of:=LOG10([.A17])" office:value-type="float" office:value="1.6756867086994" calcext:value-type="float">
            <text:p>1.6756867086994</text:p>
          </table:table-cell>
          <table:table-cell table:formula="of:=[.A17]*8065.54429" office:value-type="float" office:value="382226.1439031" calcext:value-type="float">
            <text:p>382226.1439031</text:p>
          </table:table-cell>
          <table:table-cell office:value-type="float" office:value="0.921" calcext:value-type="float">
            <text:p>0.92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41.84" calcext:value-type="float">
            <text:p>41.84</text:p>
          </table:table-cell>
          <table:table-cell table:formula="of:=LOG10([.A18])" office:value-type="float" office:value="1.62159167585922" calcext:value-type="float">
            <text:p>1.62159167585922</text:p>
          </table:table-cell>
          <table:table-cell table:formula="of:=[.A18]*8065.54429" office:value-type="float" office:value="337462.3730936" calcext:value-type="float">
            <text:p>337462.373093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36.95" calcext:value-type="float">
            <text:p>36.95</text:p>
          </table:table-cell>
          <table:table-cell table:formula="of:=LOG10([.A19])" office:value-type="float" office:value="1.56761444273084" calcext:value-type="float">
            <text:p>1.56761444273084</text:p>
          </table:table-cell>
          <table:table-cell table:formula="of:=[.A19]*8065.54429" office:value-type="float" office:value="298021.8615155" calcext:value-type="float">
            <text:p>298021.8615155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32.62" calcext:value-type="float">
            <text:p>32.62</text:p>
          </table:table-cell>
          <table:table-cell table:formula="of:=LOG10([.A20])" office:value-type="float" office:value="1.51348395670426" calcext:value-type="float">
            <text:p>1.51348395670426</text:p>
          </table:table-cell>
          <table:table-cell table:formula="of:=[.A20]*8065.54429" office:value-type="float" office:value="263098.0547398" calcext:value-type="float">
            <text:p>263098.0547398</text:p>
          </table:table-cell>
          <table:table-cell office:value-type="float" office:value="0.829" calcext:value-type="float">
            <text:p>0.829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table:formula="of:=LOG10([.A21])" office:value-type="float" office:value="1.45939248775923" calcext:value-type="float">
            <text:p>1.45939248775923</text:p>
          </table:table-cell>
          <table:table-cell table:formula="of:=[.A21]*8065.54429" office:value-type="float" office:value="232287.675552" calcext:value-type="float">
            <text:p>232287.675552</text:p>
          </table:table-cell>
          <table:table-cell office:value-type="float" office:value="0.803" calcext:value-type="float">
            <text:p>0.803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25.43" calcext:value-type="float">
            <text:p>25.43</text:p>
          </table:table-cell>
          <table:table-cell table:formula="of:=LOG10([.A22])" office:value-type="float" office:value="1.40534636017571" calcext:value-type="float">
            <text:p>1.40534636017571</text:p>
          </table:table-cell>
          <table:table-cell table:formula="of:=[.A22]*8065.54429" office:value-type="float" office:value="205106.7912947" calcext:value-type="float">
            <text:p>205106.7912947</text:p>
          </table:table-cell>
          <table:table-cell office:value-type="float" office:value="0.783" calcext:value-type="float">
            <text:p>0.783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10([.A23])" office:value-type="float" office:value="1.39794000867204" calcext:value-type="float">
            <text:p>1.39794000867204</text:p>
          </table:table-cell>
          <table:table-cell table:formula="of:=[.A23]*8065.54429" office:value-type="float" office:value="201638.60725" calcext:value-type="float">
            <text:p>201638.60725</text:p>
          </table:table-cell>
          <table:table-cell office:value-type="float" office:value="1.044" calcext:value-type="float">
            <text:p>1.044</text:p>
          </table:table-cell>
          <table:table-cell office:value-type="float" office:value="0.386" calcext:value-type="float">
            <text:p>0.386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table:formula="of:=LOG10([.A24])" office:value-type="float" office:value="1.39093510710338" calcext:value-type="float">
            <text:p>1.39093510710338</text:p>
          </table:table-cell>
          <table:table-cell table:formula="of:=[.A24]*8065.54429" office:value-type="float" office:value="198412.389534" calcext:value-type="float">
            <text:p>198412.389534</text:p>
          </table:table-cell>
          <table:table-cell office:value-type="float" office:value="1.051" calcext:value-type="float">
            <text:p>1.051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table:formula="of:=LOG10([.A25])" office:value-type="float" office:value="1.35140975192544" calcext:value-type="float">
            <text:p>1.35140975192544</text:p>
          </table:table-cell>
          <table:table-cell table:formula="of:=[.A25]*8065.54429" office:value-type="float" office:value="181152.1247534" calcext:value-type="float">
            <text:p>181152.1247534</text:p>
          </table:table-cell>
          <table:table-cell office:value-type="float" office:value="0.809" calcext:value-type="float">
            <text:p>0.809</text:p>
          </table:table-cell>
          <table:table-cell office:value-type="float" office:value="0.461" calcext:value-type="float">
            <text:p>0.461</text:p>
          </table:table-cell>
          <table:table-cell table:number-columns-repeated="2"/>
        </table:table-row>
        <table:table-row table:style-name="ro1">
          <table:table-cell office:value-type="float" office:value="22.36" calcext:value-type="float">
            <text:p>22.36</text:p>
          </table:table-cell>
          <table:table-cell table:formula="of:=LOG10([.A26])" office:value-type="float" office:value="1.34947179921439" calcext:value-type="float">
            <text:p>1.34947179921439</text:p>
          </table:table-cell>
          <table:table-cell table:formula="of:=[.A26]*8065.54429" office:value-type="float" office:value="180345.5703244" calcext:value-type="float">
            <text:p>180345.5703244</text:p>
          </table:table-cell>
          <table:table-cell office:value-type="float" office:value="1.072" calcext:value-type="float">
            <text:p>1.072</text:p>
          </table:table-cell>
          <table:table-cell office:value-type="float" office:value="0.441" calcext:value-type="float">
            <text:p>0.441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20.13" calcext:value-type="float">
            <text:p>20.13</text:p>
          </table:table-cell>
          <table:table-cell table:formula="of:=LOG10([.A27])" office:value-type="float" office:value="1.30384377488865" calcext:value-type="float">
            <text:p>1.30384377488865</text:p>
          </table:table-cell>
          <table:table-cell table:formula="of:=[.A27]*8065.54429" office:value-type="float" office:value="162359.4065577" calcext:value-type="float">
            <text:p>162359.406557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7" calcext:value-type="float">
            <text:p>0.497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9.83" calcext:value-type="float">
            <text:p>19.83</text:p>
          </table:table-cell>
          <table:table-cell table:formula="of:=LOG10([.A28])" office:value-type="float" office:value="1.2973227142053" calcext:value-type="float">
            <text:p>1.2973227142053</text:p>
          </table:table-cell>
          <table:table-cell table:formula="of:=[.A28]*8065.54429" office:value-type="float" office:value="159939.7432707" calcext:value-type="float">
            <text:p>159939.74327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92" calcext:value-type="float">
            <text:p>0.592</text:p>
          </table:table-cell>
          <table:table-cell table:number-columns-repeated="2"/>
        </table:table-row>
        <table:table-row table:style-name="ro1">
          <table:table-cell office:value-type="float" office:value="17.89" calcext:value-type="float">
            <text:p>17.89</text:p>
          </table:table-cell>
          <table:table-cell table:formula="of:=LOG10([.A29])" office:value-type="float" office:value="1.25261034056737" calcext:value-type="float">
            <text:p>1.25261034056737</text:p>
          </table:table-cell>
          <table:table-cell table:formula="of:=[.A29]*8065.54429" office:value-type="float" office:value="144292.5873481" calcext:value-type="float">
            <text:p>144292.5873481</text:p>
          </table:table-cell>
          <table:table-cell office:value-type="float" office:value="1.156" calcext:value-type="float">
            <text:p>1.156</text:p>
          </table:table-cell>
          <table:table-cell office:value-type="float" office:value="0.568" calcext:value-type="float">
            <text:p>0.56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table:formula="of:=LOG10([.A30])" office:value-type="float" office:value="1.24328614608345" calcext:value-type="float">
            <text:p>1.24328614608345</text:p>
          </table:table-cell>
          <table:table-cell table:formula="of:=[.A30]*8065.54429" office:value-type="float" office:value="141227.6805179" calcext:value-type="float">
            <text:p>141227.6805179</text:p>
          </table:table-cell>
          <table:table-cell office:value-type="float" office:value="0.993" calcext:value-type="float">
            <text:p>0.993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5.65" calcext:value-type="float">
            <text:p>15.65</text:p>
          </table:table-cell>
          <table:table-cell table:formula="of:=LOG10([.A31])" office:value-type="float" office:value="1.19451434188247" calcext:value-type="float">
            <text:p>1.19451434188247</text:p>
          </table:table-cell>
          <table:table-cell table:formula="of:=[.A31]*8065.54429" office:value-type="float" office:value="126225.7681385" calcext:value-type="float">
            <text:p>126225.7681385</text:p>
          </table:table-cell>
          <table:table-cell office:value-type="float" office:value="1.204" calcext:value-type="float">
            <text:p>1.204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table:formula="of:=LOG10([.A32])" office:value-type="float" office:value="1.18920948958231" calcext:value-type="float">
            <text:p>1.18920948958231</text:p>
          </table:table-cell>
          <table:table-cell table:formula="of:=[.A32]*8065.54429" office:value-type="float" office:value="124693.3147234" calcext:value-type="float">
            <text:p>124693.3147234</text:p>
          </table:table-cell>
          <table:table-cell office:value-type="float" office:value="1.132" calcext:value-type="float">
            <text:p>1.132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4.76" calcext:value-type="float">
            <text:p>14.76</text:p>
          </table:table-cell>
          <table:table-cell table:formula="of:=LOG10([.A33])" office:value-type="float" office:value="1.16908635748702" calcext:value-type="float">
            <text:p>1.16908635748702</text:p>
          </table:table-cell>
          <table:table-cell table:formula="of:=[.A33]*8065.54429" office:value-type="float" office:value="119047.4337204" calcext:value-type="float">
            <text:p>119047.4337204</text:p>
          </table:table-cell>
          <table:table-cell office:value-type="float" office:value="1.267" calcext:value-type="float">
            <text:p>1.267</text:p>
          </table:table-cell>
          <table:table-cell office:value-type="float" office:value="0.684" calcext:value-type="float">
            <text:p>0.684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table:formula="of:=LOG10([.A34])" office:value-type="float" office:value="1.15563963375978" calcext:value-type="float">
            <text:p>1.15563963375978</text:p>
          </table:table-cell>
          <table:table-cell table:formula="of:=[.A34]*8065.54429" office:value-type="float" office:value="115417.9387899" calcext:value-type="float">
            <text:p>115417.9387899</text:p>
          </table:table-cell>
          <table:table-cell office:value-type="float" office:value="1.371" calcext:value-type="float">
            <text:p>1.371</text:p>
          </table:table-cell>
          <table:table-cell office:value-type="float" office:value="0.703" calcext:value-type="float">
            <text:p>0.703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table:formula="of:=LOG10([.A35])" office:value-type="float" office:value="1.14176323027579" calcext:value-type="float">
            <text:p>1.14176323027579</text:p>
          </table:table-cell>
          <table:table-cell table:formula="of:=[.A35]*8065.54429" office:value-type="float" office:value="111788.4438594" calcext:value-type="float">
            <text:p>111788.4438594</text:p>
          </table:table-cell>
          <table:table-cell office:value-type="float" office:value="1.336" calcext:value-type="float">
            <text:p>1.33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table:formula="of:=LOG10([.A36])" office:value-type="float" office:value="1.13513265137677" calcext:value-type="float">
            <text:p>1.13513265137677</text:p>
          </table:table-cell>
          <table:table-cell table:formula="of:=[.A36]*8065.54429" office:value-type="float" office:value="110094.6795585" calcext:value-type="float">
            <text:p>110094.6795585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3.42" calcext:value-type="float">
            <text:p>13.42</text:p>
          </table:table-cell>
          <table:table-cell table:formula="of:=LOG10([.A37])" office:value-type="float" office:value="1.12775251583297" calcext:value-type="float">
            <text:p>1.12775251583297</text:p>
          </table:table-cell>
          <table:table-cell table:formula="of:=[.A37]*8065.54429" office:value-type="float" office:value="108239.6043718" calcext:value-type="float">
            <text:p>108239.6043718</text:p>
          </table:table-cell>
          <table:table-cell office:value-type="float" office:value="1.392" calcext:value-type="float">
            <text:p>1.392</text:p>
          </table:table-cell>
          <table:table-cell office:value-type="float" office:value="0.734" calcext:value-type="float">
            <text:p>0.734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table:formula="of:=LOG10([.A38])" office:value-type="float" office:value="1.11293997608408" calcext:value-type="float">
            <text:p>1.11293997608408</text:p>
          </table:table-cell>
          <table:table-cell table:formula="of:=[.A38]*8065.54429" office:value-type="float" office:value="104610.1094413" calcext:value-type="float">
            <text:p>104610.1094413</text:p>
          </table:table-cell>
          <table:table-cell office:value-type="float" office:value="1.427" calcext:value-type="float">
            <text:p>1.427</text:p>
          </table:table-cell>
          <table:table-cell office:value-type="float" office:value="0.731" calcext:value-type="float">
            <text:p>0.731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table:formula="of:=LOG10([.A39])" office:value-type="float" office:value="1.09760432887441" calcext:value-type="float">
            <text:p>1.09760432887441</text:p>
          </table:table-cell>
          <table:table-cell table:formula="of:=[.A39]*8065.54429" office:value-type="float" office:value="100980.6145108" calcext:value-type="float">
            <text:p>100980.6145108</text:p>
          </table:table-cell>
          <table:table-cell office:value-type="float" office:value="1.455" calcext:value-type="float">
            <text:p>1.455</text:p>
          </table:table-cell>
          <table:table-cell office:value-type="float" office:value="0.703" calcext:value-type="float">
            <text:p>0.703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table:formula="of:=LOG10([.A40])" office:value-type="float" office:value="1.08206693428511" calcext:value-type="float">
            <text:p>1.08206693428511</text:p>
          </table:table-cell>
          <table:table-cell table:formula="of:=[.A40]*8065.54429" office:value-type="float" office:value="97431.7750232" calcext:value-type="float">
            <text:p>97431.7750232</text:p>
          </table:table-cell>
          <table:table-cell office:value-type="float" office:value="1.462" calcext:value-type="float">
            <text:p>1.462</text:p>
          </table:table-cell>
          <table:table-cell office:value-type="float" office:value="0.698" calcext:value-type="float">
            <text:p>0.69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table:formula="of:=LOG10([.A41])" office:value-type="float" office:value="1.08098704691089" calcext:value-type="float">
            <text:p>1.08098704691089</text:p>
          </table:table-cell>
          <table:table-cell table:formula="of:=[.A41]*8065.54429" office:value-type="float" office:value="97189.8086945" calcext:value-type="float">
            <text:p>97189.8086945</text:p>
          </table:table-cell>
          <table:table-cell office:value-type="float" office:value="1.329" calcext:value-type="float">
            <text:p>1.329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1.63" calcext:value-type="float">
            <text:p>11.63</text:p>
          </table:table-cell>
          <table:table-cell table:formula="of:=LOG10([.A42])" office:value-type="float" office:value="1.06557971472845" calcext:value-type="float">
            <text:p>1.06557971472845</text:p>
          </table:table-cell>
          <table:table-cell table:formula="of:=[.A42]*8065.54429" office:value-type="float" office:value="93802.2800927" calcext:value-type="float">
            <text:p>93802.2800927</text:p>
          </table:table-cell>
          <table:table-cell office:value-type="float" office:value="1.469" calcext:value-type="float">
            <text:p>1.469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table:formula="of:=LOG10([.A43])" office:value-type="float" office:value="1.0484418035504" calcext:value-type="float">
            <text:p>1.0484418035504</text:p>
          </table:table-cell>
          <table:table-cell table:formula="of:=[.A43]*8065.54429" office:value-type="float" office:value="90172.7851622" calcext:value-type="float">
            <text:p>90172.7851622</text:p>
          </table:table-cell>
          <table:table-cell office:value-type="float" office:value="1.524" calcext:value-type="float">
            <text:p>1.524</text:p>
          </table:table-cell>
          <table:table-cell office:value-type="float" office:value="0.726" calcext:value-type="float">
            <text:p>0.726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table:formula="of:=LOG10([.A44])" office:value-type="float" office:value="1.03059972196595" calcext:value-type="float">
            <text:p>1.03059972196595</text:p>
          </table:table-cell>
          <table:table-cell table:formula="of:=[.A44]*8065.54429" office:value-type="float" office:value="86543.2902317" calcext:value-type="float">
            <text:p>86543.2902317</text:p>
          </table:table-cell>
          <table:table-cell office:value-type="float" office:value="1.594" calcext:value-type="float">
            <text:p>1.594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table:formula="of:=LOG10([.A45])" office:value-type="float" office:value="1.02694162795903" calcext:value-type="float">
            <text:p>1.02694162795903</text:p>
          </table:table-cell>
          <table:table-cell table:formula="of:=[.A45]*8065.54429" office:value-type="float" office:value="85817.3912456" calcext:value-type="float">
            <text:p>85817.3912456</text:p>
          </table:table-cell>
          <table:table-cell office:value-type="float" office:value="1.415" calcext:value-type="float">
            <text:p>1.415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0.29" calcext:value-type="float">
            <text:p>10.29</text:p>
          </table:table-cell>
          <table:table-cell table:formula="of:=LOG10([.A46])" office:value-type="float" office:value="1.01241537476243" calcext:value-type="float">
            <text:p>1.01241537476243</text:p>
          </table:table-cell>
          <table:table-cell table:formula="of:=[.A46]*8065.54429" office:value-type="float" office:value="82994.4507441" calcext:value-type="float">
            <text:p>82994.4507441</text:p>
          </table:table-cell>
          <table:table-cell office:value-type="float" office:value="1.664" calcext:value-type="float">
            <text:p>1.664</text:p>
          </table:table-cell>
          <table:table-cell office:value-type="float" office:value="0.662" calcext:value-type="float">
            <text:p>0.662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table:formula="of:=LOG10([.A47])" office:value-type="float" office:value="0.992995098431341" calcext:value-type="float">
            <text:p>0.992995098431341</text:p>
          </table:table-cell>
          <table:table-cell table:formula="of:=[.A47]*8065.54429" office:value-type="float" office:value="79364.9558136" calcext:value-type="float">
            <text:p>79364.9558136</text:p>
          </table:table-cell>
          <table:table-cell office:value-type="float" office:value="1.636" calcext:value-type="float">
            <text:p>1.636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9.397" calcext:value-type="float">
            <text:p>9.397</text:p>
          </table:table-cell>
          <table:table-cell table:formula="of:=LOG10([.A48])" office:value-type="float" office:value="0.972989226855349" calcext:value-type="float">
            <text:p>0.972989226855349</text:p>
          </table:table-cell>
          <table:table-cell table:formula="of:=[.A48]*8065.54429" office:value-type="float" office:value="75791.91969313" calcext:value-type="float">
            <text:p>75791.91969313</text:p>
          </table:table-cell>
          <table:table-cell office:value-type="float" office:value="1.421" calcext:value-type="float">
            <text:p>1.421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9.39" calcext:value-type="float">
            <text:p>9.39</text:p>
          </table:table-cell>
          <table:table-cell table:formula="of:=LOG10([.A49])" office:value-type="float" office:value="0.972665592266111" calcext:value-type="float">
            <text:p>0.972665592266111</text:p>
          </table:table-cell>
          <table:table-cell table:formula="of:=[.A49]*8065.54429" office:value-type="float" office:value="75735.4608831" calcext:value-type="float">
            <text:p>75735.4608831</text:p>
          </table:table-cell>
          <table:table-cell office:value-type="float" office:value="1.573" calcext:value-type="float">
            <text:p>1.573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table:formula="of:=LOG10([.A50])" office:value-type="float" office:value="0.951337518795918" calcext:value-type="float">
            <text:p>0.951337518795918</text:p>
          </table:table-cell>
          <table:table-cell table:formula="of:=[.A50]*8065.54429" office:value-type="float" office:value="72105.9659526" calcext:value-type="float">
            <text:p>72105.9659526</text:p>
          </table:table-cell>
          <table:table-cell office:value-type="float" office:value="1.51" calcext:value-type="float">
            <text:p>1.51</text:p>
          </table:table-cell>
          <table:table-cell office:value-type="float" office:value="0.621" calcext:value-type="float">
            <text:p>0.621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LOG10([.A51])" office:value-type="float" office:value="0.929418925714293" calcext:value-type="float">
            <text:p>0.929418925714293</text:p>
          </table:table-cell>
          <table:table-cell table:formula="of:=[.A51]*8065.54429" office:value-type="float" office:value="68557.126465" calcext:value-type="float">
            <text:p>68557.126465</text:p>
          </table:table-cell>
          <table:table-cell office:value-type="float" office:value="1.517" calcext:value-type="float">
            <text:p>1.517</text:p>
          </table:table-cell>
          <table:table-cell office:value-type="float" office:value="0.703" calcext:value-type="float">
            <text:p>0.703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8.297" calcext:value-type="float">
            <text:p>8.297</text:p>
          </table:table-cell>
          <table:table-cell table:formula="of:=LOG10([.A52])" office:value-type="float" office:value="0.918921090091336" calcext:value-type="float">
            <text:p>0.918921090091336</text:p>
          </table:table-cell>
          <table:table-cell table:formula="of:=[.A52]*8065.54429" office:value-type="float" office:value="66919.82097413" calcext:value-type="float">
            <text:p>66919.82097413</text:p>
          </table:table-cell>
          <table:table-cell office:value-type="float" office:value="1.329" calcext:value-type="float">
            <text:p>1.329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table:formula="of:=LOG10([.A53])" office:value-type="float" office:value="0.905795880367868" calcext:value-type="float">
            <text:p>0.905795880367868</text:p>
          </table:table-cell>
          <table:table-cell table:formula="of:=[.A53]*8065.54429" office:value-type="float" office:value="64927.6315345" calcext:value-type="float">
            <text:p>64927.6315345</text:p>
          </table:table-cell>
          <table:table-cell office:value-type="float" office:value="1.524" calcext:value-type="float">
            <text:p>1.524</text:p>
          </table:table-cell>
          <table:table-cell office:value-type="float" office:value="0.734" calcext:value-type="float">
            <text:p>0.734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LOG10([.A54])" office:value-type="float" office:value="0.880813592280791" calcext:value-type="float">
            <text:p>0.880813592280791</text:p>
          </table:table-cell>
          <table:table-cell table:formula="of:=[.A54]*8065.54429" office:value-type="float" office:value="61298.136604" calcext:value-type="float">
            <text:p>61298.136604</text:p>
          </table:table-cell>
          <table:table-cell office:value-type="float" office:value="1.531" calcext:value-type="float">
            <text:p>1.531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7.326" calcext:value-type="float">
            <text:p>7.326</text:p>
          </table:table-cell>
          <table:table-cell table:formula="of:=LOG10([.A55])" office:value-type="float" office:value="0.864866914328526" calcext:value-type="float">
            <text:p>0.864866914328526</text:p>
          </table:table-cell>
          <table:table-cell table:formula="of:=[.A55]*8065.54429" office:value-type="float" office:value="59088.17746854" calcext:value-type="float">
            <text:p>59088.17746854</text:p>
          </table:table-cell>
          <table:table-cell office:value-type="float" office:value="1.428" calcext:value-type="float">
            <text:p>1.428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table:formula="of:=LOG10([.A56])" office:value-type="float" office:value="0.854913022307855" calcext:value-type="float">
            <text:p>0.854913022307855</text:p>
          </table:table-cell>
          <table:table-cell table:formula="of:=[.A56]*8065.54429" office:value-type="float" office:value="57749.2971164" calcext:value-type="float">
            <text:p>57749.2971164</text:p>
          </table:table-cell>
          <table:table-cell office:value-type="float" office:value="1.81" calcext:value-type="float">
            <text:p>1.81</text:p>
          </table:table-cell>
          <table:table-cell office:value-type="float" office:value="1.062" calcext:value-type="float">
            <text:p>1.062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6.772" calcext:value-type="float">
            <text:p>6.772</text:p>
          </table:table-cell>
          <table:table-cell table:formula="of:=LOG10([.A57])" office:value-type="float" office:value="0.830716949436898" calcext:value-type="float">
            <text:p>0.830716949436898</text:p>
          </table:table-cell>
          <table:table-cell table:formula="of:=[.A57]*8065.54429" office:value-type="float" office:value="54619.86593188" calcext:value-type="float">
            <text:p>54619.86593188</text:p>
          </table:table-cell>
          <table:table-cell office:value-type="float" office:value="2.075" calcext:value-type="float">
            <text:p>2.075</text:p>
          </table:table-cell>
          <table:table-cell office:value-type="float" office:value="1.044" calcext:value-type="float">
            <text:p>1.044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table:formula="of:=LOG10([.A58])" office:value-type="float" office:value="0.826722520168992" calcext:value-type="float">
            <text:p>0.826722520168992</text:p>
          </table:table-cell>
          <table:table-cell table:formula="of:=[.A58]*8065.54429" office:value-type="float" office:value="54119.8021859" calcext:value-type="float">
            <text:p>54119.8021859</text:p>
          </table:table-cell>
          <table:table-cell office:value-type="float" office:value="2.019" calcext:value-type="float">
            <text:p>2.019</text:p>
          </table:table-cell>
          <table:table-cell office:value-type="float" office:value="0.836" calcext:value-type="float">
            <text:p>0.836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684" calcext:value-type="float">
            <text:p>6.684</text:p>
          </table:table-cell>
          <table:table-cell table:formula="of:=LOG10([.A59])" office:value-type="float" office:value="0.825036441221354" calcext:value-type="float">
            <text:p>0.825036441221354</text:p>
          </table:table-cell>
          <table:table-cell table:formula="of:=[.A59]*8065.54429" office:value-type="float" office:value="53910.09803436" calcext:value-type="float">
            <text:p>53910.09803436</text:p>
          </table:table-cell>
          <table:table-cell office:value-type="float" office:value="2.053" calcext:value-type="float">
            <text:p>2.053</text:p>
          </table:table-cell>
          <table:table-cell office:value-type="float" office:value="1.044" calcext:value-type="float">
            <text:p>1.044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596" calcext:value-type="float">
            <text:p>6.596</text:p>
          </table:table-cell>
          <table:table-cell table:formula="of:=LOG10([.A60])" office:value-type="float" office:value="0.819280646972481" calcext:value-type="float">
            <text:p>0.819280646972481</text:p>
          </table:table-cell>
          <table:table-cell table:formula="of:=[.A60]*8065.54429" office:value-type="float" office:value="53200.33013684" calcext:value-type="float">
            <text:p>53200.33013684</text:p>
          </table:table-cell>
          <table:table-cell office:value-type="float" office:value="2.039" calcext:value-type="float">
            <text:p>2.03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509" calcext:value-type="float">
            <text:p>6.509</text:p>
          </table:table-cell>
          <table:table-cell table:formula="of:=LOG10([.A61])" office:value-type="float" office:value="0.813514271541883" calcext:value-type="float">
            <text:p>0.813514271541883</text:p>
          </table:table-cell>
          <table:table-cell table:formula="of:=[.A61]*8065.54429" office:value-type="float" office:value="52498.62778361" calcext:value-type="float">
            <text:p>52498.62778361</text:p>
          </table:table-cell>
          <table:table-cell office:value-type="float" office:value="2.053" calcext:value-type="float">
            <text:p>2.053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469" calcext:value-type="float">
            <text:p>6.469</text:p>
          </table:table-cell>
          <table:table-cell table:formula="of:=LOG10([.A62])" office:value-type="float" office:value="0.810837151140488" calcext:value-type="float">
            <text:p>0.810837151140488</text:p>
          </table:table-cell>
          <table:table-cell table:formula="of:=[.A62]*8065.54429" office:value-type="float" office:value="52176.00601201" calcext:value-type="float">
            <text:p>52176.00601201</text:p>
          </table:table-cell>
          <table:table-cell office:value-type="float" office:value="1.691" calcext:value-type="float">
            <text:p>1.691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6.421" calcext:value-type="float">
            <text:p>6.421</text:p>
          </table:table-cell>
          <table:table-cell table:formula="of:=LOG10([.A63])" office:value-type="float" office:value="0.807602669916495" calcext:value-type="float">
            <text:p>0.807602669916495</text:p>
          </table:table-cell>
          <table:table-cell table:formula="of:=[.A63]*8065.54429" office:value-type="float" office:value="51788.85988609" calcext:value-type="float">
            <text:p>51788.85988609</text:p>
          </table:table-cell>
          <table:table-cell office:value-type="float" office:value="2.082" calcext:value-type="float">
            <text:p>2.082</text:p>
          </table:table-cell>
          <table:table-cell office:value-type="float" office:value="1.174" calcext:value-type="float">
            <text:p>1.174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333" calcext:value-type="float">
            <text:p>6.333</text:p>
          </table:table-cell>
          <table:table-cell table:formula="of:=LOG10([.A64])" office:value-type="float" office:value="0.801609488027319" calcext:value-type="float">
            <text:p>0.801609488027319</text:p>
          </table:table-cell>
          <table:table-cell table:formula="of:=[.A64]*8065.54429" office:value-type="float" office:value="51079.09198857" calcext:value-type="float">
            <text:p>51079.09198857</text:p>
          </table:table-cell>
          <table:table-cell office:value-type="float" office:value="2.131" calcext:value-type="float">
            <text:p>2.13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table:formula="of:=LOG10([.A65])" office:value-type="float" office:value="0.79657433321043" calcext:value-type="float">
            <text:p>0.79657433321043</text:p>
          </table:table-cell>
          <table:table-cell table:formula="of:=[.A65]*8065.54429" office:value-type="float" office:value="50490.3072554" calcext:value-type="float">
            <text:p>50490.3072554</text:p>
          </table:table-cell>
          <table:table-cell office:value-type="float" office:value="1.984" calcext:value-type="float">
            <text:p>1.984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6.246" calcext:value-type="float">
            <text:p>6.246</text:p>
          </table:table-cell>
          <table:table-cell table:formula="of:=LOG10([.A66])" office:value-type="float" office:value="0.79560197989418" calcext:value-type="float">
            <text:p>0.79560197989418</text:p>
          </table:table-cell>
          <table:table-cell table:formula="of:=[.A66]*8065.54429" office:value-type="float" office:value="50377.38963534" calcext:value-type="float">
            <text:p>50377.38963534</text:p>
          </table:table-cell>
          <table:table-cell office:value-type="float" office:value="2.02" calcext:value-type="float">
            <text:p>2.0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158" calcext:value-type="float">
            <text:p>6.158</text:p>
          </table:table-cell>
          <table:table-cell table:formula="of:=LOG10([.A67])" office:value-type="float" office:value="0.789439684567179" calcext:value-type="float">
            <text:p>0.789439684567179</text:p>
          </table:table-cell>
          <table:table-cell table:formula="of:=[.A67]*8065.54429" office:value-type="float" office:value="49667.62173782" calcext:value-type="float">
            <text:p>49667.62173782</text:p>
          </table:table-cell>
          <table:table-cell office:value-type="float" office:value="2.273" calcext:value-type="float">
            <text:p>2.273</text:p>
          </table:table-cell>
          <table:table-cell office:value-type="float" office:value="1.165" calcext:value-type="float">
            <text:p>1.165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table:formula="of:=LOG10([.A68])" office:value-type="float" office:value="0.783188691075258" calcext:value-type="float">
            <text:p>0.783188691075258</text:p>
          </table:table-cell>
          <table:table-cell table:formula="of:=[.A68]*8065.54429" office:value-type="float" office:value="48957.8538403" calcext:value-type="float">
            <text:p>48957.8538403</text:p>
          </table:table-cell>
          <table:table-cell office:value-type="float" office:value="2.309" calcext:value-type="float">
            <text:p>2.309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982" calcext:value-type="float">
            <text:p>5.982</text:p>
          </table:table-cell>
          <table:table-cell table:formula="of:=LOG10([.A69])" office:value-type="float" office:value="0.776846408695299" calcext:value-type="float">
            <text:p>0.776846408695299</text:p>
          </table:table-cell>
          <table:table-cell table:formula="of:=[.A69]*8065.54429" office:value-type="float" office:value="48248.08594278" calcext:value-type="float">
            <text:p>48248.08594278</text:p>
          </table:table-cell>
          <table:table-cell office:value-type="float" office:value="2.351" calcext:value-type="float">
            <text:p>2.351</text:p>
          </table:table-cell>
          <table:table-cell office:value-type="float" office:value="1.044" calcext:value-type="float">
            <text:p>1.044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895" calcext:value-type="float">
            <text:p>5.895</text:p>
          </table:table-cell>
          <table:table-cell table:formula="of:=LOG10([.A70])" office:value-type="float" office:value="0.770483809431108" calcext:value-type="float">
            <text:p>0.770483809431108</text:p>
          </table:table-cell>
          <table:table-cell table:formula="of:=[.A70]*8065.54429" office:value-type="float" office:value="47546.38358955" calcext:value-type="float">
            <text:p>47546.38358955</text:p>
          </table:table-cell>
          <table:table-cell office:value-type="float" office:value="2.351" calcext:value-type="float">
            <text:p>2.351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table:formula="of:=LOG10([.A71])" office:value-type="float" office:value="0.764176132390331" calcext:value-type="float">
            <text:p>0.764176132390331</text:p>
          </table:table-cell>
          <table:table-cell table:formula="of:=[.A71]*8065.54429" office:value-type="float" office:value="46860.8123249" calcext:value-type="float">
            <text:p>46860.8123249</text:p>
          </table:table-cell>
          <table:table-cell office:value-type="float" office:value="2.095" calcext:value-type="float">
            <text:p>2.09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5.807" calcext:value-type="float">
            <text:p>5.807</text:p>
          </table:table-cell>
          <table:table-cell table:formula="of:=LOG10([.A72])" office:value-type="float" office:value="0.763951826033324" calcext:value-type="float">
            <text:p>0.763951826033324</text:p>
          </table:table-cell>
          <table:table-cell table:formula="of:=[.A72]*8065.54429" office:value-type="float" office:value="46836.61569203" calcext:value-type="float">
            <text:p>46836.61569203</text:p>
          </table:table-cell>
          <table:table-cell office:value-type="float" office:value="2.344" calcext:value-type="float">
            <text:p>2.344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719" calcext:value-type="float">
            <text:p>5.719</text:p>
          </table:table-cell>
          <table:table-cell table:formula="of:=LOG10([.A73])" office:value-type="float" office:value="0.757320096546672" calcext:value-type="float">
            <text:p>0.757320096546672</text:p>
          </table:table-cell>
          <table:table-cell table:formula="of:=[.A73]*8065.54429" office:value-type="float" office:value="46126.84779451" calcext:value-type="float">
            <text:p>46126.84779451</text:p>
          </table:table-cell>
          <table:table-cell office:value-type="float" office:value="2.344" calcext:value-type="float">
            <text:p>2.34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table:formula="of:=LOG10([.A74])" office:value-type="float" office:value="0.756788198768118" calcext:value-type="float">
            <text:p>0.756788198768118</text:p>
          </table:table-cell>
          <table:table-cell table:formula="of:=[.A74]*8065.54429" office:value-type="float" office:value="46070.38898448" calcext:value-type="float">
            <text:p>46070.38898448</text:p>
          </table:table-cell>
          <table:table-cell office:value-type="float" office:value="2.205" calcext:value-type="float">
            <text:p>2.205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5.632" calcext:value-type="float">
            <text:p>5.632</text:p>
          </table:table-cell>
          <table:table-cell table:formula="of:=LOG10([.A75])" office:value-type="float" office:value="0.750662646134056" calcext:value-type="float">
            <text:p>0.750662646134056</text:p>
          </table:table-cell>
          <table:table-cell table:formula="of:=[.A75]*8065.54429" office:value-type="float" office:value="45425.14544128" calcext:value-type="float">
            <text:p>45425.14544128</text:p>
          </table:table-cell>
          <table:table-cell office:value-type="float" office:value="2.337" calcext:value-type="float">
            <text:p>2.337</text:p>
          </table:table-cell>
          <table:table-cell office:value-type="float" office:value="0.835" calcext:value-type="float">
            <text:p>0.835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table:formula="of:=LOG10([.A76])" office:value-type="float" office:value="0.74382322160375" calcext:value-type="float">
            <text:p>0.74382322160375</text:p>
          </table:table-cell>
          <table:table-cell table:formula="of:=[.A76]*8065.54429" office:value-type="float" office:value="44715.37754376" calcext:value-type="float">
            <text:p>44715.37754376</text:p>
          </table:table-cell>
          <table:table-cell office:value-type="float" office:value="2.337" calcext:value-type="float">
            <text:p>2.337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456" calcext:value-type="float">
            <text:p>5.456</text:p>
          </table:table-cell>
          <table:table-cell table:formula="of:=LOG10([.A77])" office:value-type="float" office:value="0.736874361648423" calcext:value-type="float">
            <text:p>0.736874361648423</text:p>
          </table:table-cell>
          <table:table-cell table:formula="of:=[.A77]*8065.54429" office:value-type="float" office:value="44005.60964624" calcext:value-type="float">
            <text:p>44005.60964624</text:p>
          </table:table-cell>
          <table:table-cell office:value-type="float" office:value="2.33" calcext:value-type="float">
            <text:p>2.33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table:formula="of:=LOG10([.A78])" office:value-type="float" office:value="0.729974285699556" calcext:value-type="float">
            <text:p>0.729974285699556</text:p>
          </table:table-cell>
          <table:table-cell table:formula="of:=[.A78]*8065.54429" office:value-type="float" office:value="43311.9728373" calcext:value-type="float">
            <text:p>43311.9728373</text:p>
          </table:table-cell>
          <table:table-cell office:value-type="float" office:value="2.227" calcext:value-type="float">
            <text:p>2.227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5.368" calcext:value-type="float">
            <text:p>5.368</text:p>
          </table:table-cell>
          <table:table-cell table:formula="of:=LOG10([.A79])" office:value-type="float" office:value="0.729812507160936" calcext:value-type="float">
            <text:p>0.729812507160936</text:p>
          </table:table-cell>
          <table:table-cell table:formula="of:=[.A79]*8065.54429" office:value-type="float" office:value="43295.84174872" calcext:value-type="float">
            <text:p>43295.84174872</text:p>
          </table:table-cell>
          <table:table-cell office:value-type="float" office:value="2.323" calcext:value-type="float">
            <text:p>2.323</text:p>
          </table:table-cell>
          <table:table-cell office:value-type="float" office:value="0.713" calcext:value-type="float">
            <text:p>0.713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281" calcext:value-type="float">
            <text:p>5.281</text:p>
          </table:table-cell>
          <table:table-cell table:formula="of:=LOG10([.A80])" office:value-type="float" office:value="0.722716167488495" calcext:value-type="float">
            <text:p>0.722716167488495</text:p>
          </table:table-cell>
          <table:table-cell table:formula="of:=[.A80]*8065.54429" office:value-type="float" office:value="42594.13939549" calcext:value-type="float">
            <text:p>42594.13939549</text:p>
          </table:table-cell>
          <table:table-cell office:value-type="float" office:value="2.316" calcext:value-type="float">
            <text:p>2.316</text:p>
          </table:table-cell>
          <table:table-cell office:value-type="float" office:value="0.687" calcext:value-type="float">
            <text:p>0.687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193" calcext:value-type="float">
            <text:p>5.193</text:p>
          </table:table-cell>
          <table:table-cell table:formula="of:=LOG10([.A81])" office:value-type="float" office:value="0.715418322595056" calcext:value-type="float">
            <text:p>0.715418322595056</text:p>
          </table:table-cell>
          <table:table-cell table:formula="of:=[.A81]*8065.54429" office:value-type="float" office:value="41884.37149797" calcext:value-type="float">
            <text:p>41884.37149797</text:p>
          </table:table-cell>
          <table:table-cell office:value-type="float" office:value="2.309" calcext:value-type="float">
            <text:p>2.309</text:p>
          </table:table-cell>
          <table:table-cell office:value-type="float" office:value="0.652" calcext:value-type="float">
            <text:p>0.65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105" calcext:value-type="float">
            <text:p>5.105</text:p>
          </table:table-cell>
          <table:table-cell table:formula="of:=LOG10([.A82])" office:value-type="float" office:value="0.707995746422929" calcext:value-type="float">
            <text:p>0.707995746422929</text:p>
          </table:table-cell>
          <table:table-cell table:formula="of:=[.A82]*8065.54429" office:value-type="float" office:value="41174.60360045" calcext:value-type="float">
            <text:p>41174.60360045</text:p>
          </table:table-cell>
          <table:table-cell office:value-type="float" office:value="2.287" calcext:value-type="float">
            <text:p>2.287</text:p>
          </table:table-cell>
          <table:table-cell office:value-type="float" office:value="0.626" calcext:value-type="float">
            <text:p>0.626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5.043" calcext:value-type="float">
            <text:p>5.043</text:p>
          </table:table-cell>
          <table:table-cell table:formula="of:=LOG10([.A83])" office:value-type="float" office:value="0.702688968159133" calcext:value-type="float">
            <text:p>0.702688968159133</text:p>
          </table:table-cell>
          <table:table-cell table:formula="of:=[.A83]*8065.54429" office:value-type="float" office:value="40674.53985447" calcext:value-type="float">
            <text:p>40674.53985447</text:p>
          </table:table-cell>
          <table:table-cell office:value-type="float" office:value="2.284" calcext:value-type="float">
            <text:p>2.284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5.018" calcext:value-type="float">
            <text:p>5.018</text:p>
          </table:table-cell>
          <table:table-cell table:formula="of:=LOG10([.A84])" office:value-type="float" office:value="0.700530656978592" calcext:value-type="float">
            <text:p>0.700530656978592</text:p>
          </table:table-cell>
          <table:table-cell table:formula="of:=[.A84]*8065.54429" office:value-type="float" office:value="40472.90124722" calcext:value-type="float">
            <text:p>40472.90124722</text:p>
          </table:table-cell>
          <table:table-cell office:value-type="float" office:value="2.28" calcext:value-type="float">
            <text:p>2.28</text:p>
          </table:table-cell>
          <table:table-cell office:value-type="float" office:value="0.623" calcext:value-type="float">
            <text:p>0.623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table:formula="of:=LOG10([.A85])" office:value-type="float" office:value="0.69284691927723" calcext:value-type="float">
            <text:p>0.69284691927723</text:p>
          </table:table-cell>
          <table:table-cell table:formula="of:=[.A85]*8065.54429" office:value-type="float" office:value="39763.1333497" calcext:value-type="float">
            <text:p>39763.1333497</text:p>
          </table:table-cell>
          <table:table-cell office:value-type="float" office:value="2.301" calcext:value-type="float">
            <text:p>2.301</text:p>
          </table:table-cell>
          <table:table-cell office:value-type="float" office:value="0.652" calcext:value-type="float">
            <text:p>0.652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formula="of:=LOG10([.A86])" office:value-type="float" office:value="0.69196510276736" calcext:value-type="float">
            <text:p>0.69196510276736</text:p>
          </table:table-cell>
          <table:table-cell table:formula="of:=[.A86]*8065.54429" office:value-type="float" office:value="39682.4779068" calcext:value-type="float">
            <text:p>39682.4779068</text:p>
          </table:table-cell>
          <table:table-cell office:value-type="float" office:value="2.332" calcext:value-type="float">
            <text:p>2.332</text:p>
          </table:table-cell>
          <table:table-cell office:value-type="float" office:value="0.836" calcext:value-type="float">
            <text:p>0.836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4.842" calcext:value-type="float">
            <text:p>4.842</text:p>
          </table:table-cell>
          <table:table-cell table:formula="of:=LOG10([.A87])" office:value-type="float" office:value="0.685024785105714" calcext:value-type="float">
            <text:p>0.685024785105714</text:p>
          </table:table-cell>
          <table:table-cell table:formula="of:=[.A87]*8065.54429" office:value-type="float" office:value="39053.36545218" calcext:value-type="float">
            <text:p>39053.36545218</text:p>
          </table:table-cell>
          <table:table-cell office:value-type="float" office:value="2.422" calcext:value-type="float">
            <text:p>2.422</text:p>
          </table:table-cell>
          <table:table-cell office:value-type="float" office:value="0.635" calcext:value-type="float">
            <text:p>0.635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4.754" calcext:value-type="float">
            <text:p>4.754</text:p>
          </table:table-cell>
          <table:table-cell table:formula="of:=LOG10([.A88])" office:value-type="float" office:value="0.677059177392161" calcext:value-type="float">
            <text:p>0.677059177392161</text:p>
          </table:table-cell>
          <table:table-cell table:formula="of:=[.A88]*8065.54429" office:value-type="float" office:value="38343.59755466" calcext:value-type="float">
            <text:p>38343.59755466</text:p>
          </table:table-cell>
          <table:table-cell office:value-type="float" office:value="2.564" calcext:value-type="float">
            <text:p>2.564</text:p>
          </table:table-cell>
          <table:table-cell office:value-type="float" office:value="0.504" calcext:value-type="float">
            <text:p>0.504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4.739" calcext:value-type="float">
            <text:p>4.739</text:p>
          </table:table-cell>
          <table:table-cell table:formula="of:=LOG10([.A89])" office:value-type="float" office:value="0.675686708699401" calcext:value-type="float">
            <text:p>0.675686708699401</text:p>
          </table:table-cell>
          <table:table-cell table:formula="of:=[.A89]*8065.54429" office:value-type="float" office:value="38222.61439031" calcext:value-type="float">
            <text:p>38222.61439031</text:p>
          </table:table-cell>
          <table:table-cell office:value-type="float" office:value="2.547" calcext:value-type="float">
            <text:p>2.547</text:p>
          </table:table-cell>
          <table:table-cell/>
          <table:table-cell office:value-type="string" calcext:value-type="string">
            <text:p>[2]</text:p>
          </table:table-cell>
          <table:table-cell/>
        </table:table-row>
        <table:table-row table:style-name="ro1">
          <table:table-cell office:value-type="float" office:value="4.667" calcext:value-type="float">
            <text:p>4.667</text:p>
          </table:table-cell>
          <table:table-cell table:formula="of:=LOG10([.A90])" office:value-type="float" office:value="0.669037800885156" calcext:value-type="float">
            <text:p>0.669037800885156</text:p>
          </table:table-cell>
          <table:table-cell table:formula="of:=[.A90]*8065.54429" office:value-type="float" office:value="37641.89520143" calcext:value-type="float">
            <text:p>37641.89520143</text:p>
          </table:table-cell>
          <table:table-cell office:value-type="float" office:value="2.599" calcext:value-type="float">
            <text:p>2.599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4.579" calcext:value-type="float">
            <text:p>4.579</text:p>
          </table:table-cell>
          <table:table-cell table:formula="of:=LOG10([.A91])" office:value-type="float" office:value="0.660770643527697" calcext:value-type="float">
            <text:p>0.660770643527697</text:p>
          </table:table-cell>
          <table:table-cell table:formula="of:=[.A91]*8065.54429" office:value-type="float" office:value="36932.12730391" calcext:value-type="float">
            <text:p>36932.12730391</text:p>
          </table:table-cell>
          <table:table-cell office:value-type="float" office:value="2.571" calcext:value-type="float">
            <text:p>2.571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4.491" calcext:value-type="float">
            <text:p>4.491</text:p>
          </table:table-cell>
          <table:table-cell table:formula="of:=LOG10([.A92])" office:value-type="float" office:value="0.652343055062715" calcext:value-type="float">
            <text:p>0.652343055062715</text:p>
          </table:table-cell>
          <table:table-cell table:formula="of:=[.A92]*8065.54429" office:value-type="float" office:value="36222.35940639" calcext:value-type="float">
            <text:p>36222.35940639</text:p>
          </table:table-cell>
          <table:table-cell office:value-type="float" office:value="2.507" calcext:value-type="float">
            <text:p>2.50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table:formula="of:=LOG10([.A93])" office:value-type="float" office:value="0.650307523131936" calcext:value-type="float">
            <text:p>0.650307523131936</text:p>
          </table:table-cell>
          <table:table-cell/>
          <table:table-cell office:value-type="float" office:value="2.715" calcext:value-type="float">
            <text:p>2.715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4.453" calcext:value-type="float">
            <text:p>4.453</text:p>
          </table:table-cell>
          <table:table-cell table:formula="of:=LOG10([.A94])" office:value-type="float" office:value="0.648652695131223" calcext:value-type="float">
            <text:p>0.648652695131223</text:p>
          </table:table-cell>
          <table:table-cell/>
          <table:table-cell office:value-type="float" office:value="2.448" calcext:value-type="float">
            <text:p>2.448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4.316" calcext:value-type="float">
            <text:p>4.316</text:p>
          </table:table-cell>
          <table:table-cell table:formula="of:=LOG10([.A95])" office:value-type="float" office:value="0.635081436010873" calcext:value-type="float">
            <text:p>0.635081436010873</text:p>
          </table:table-cell>
          <table:table-cell/>
          <table:table-cell office:value-type="float" office:value="2.422" calcext:value-type="float">
            <text:p>2.422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table:formula="of:=LOG10([.A96])" office:value-type="float" office:value="0.605305046141109" calcext:value-type="float">
            <text:p>0.605305046141109</text:p>
          </table:table-cell>
          <table:table-cell/>
          <table:table-cell office:value-type="float" office:value="2.471" calcext:value-type="float">
            <text:p>2.47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3.965" calcext:value-type="float">
            <text:p>3.965</text:p>
          </table:table-cell>
          <table:table-cell table:formula="of:=LOG10([.A97])" office:value-type="float" office:value="0.598243191653623" calcext:value-type="float">
            <text:p>0.598243191653623</text:p>
          </table:table-cell>
          <table:table-cell/>
          <table:table-cell office:value-type="float" office:value="2.287" calcext:value-type="float">
            <text:p>2.287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3.932" calcext:value-type="float">
            <text:p>3.932</text:p>
          </table:table-cell>
          <table:table-cell table:formula="of:=LOG10([.A98])" office:value-type="float" office:value="0.594613509160098" calcext:value-type="float">
            <text:p>0.594613509160098</text:p>
          </table:table-cell>
          <table:table-cell/>
          <table:table-cell office:value-type="float" office:value="2.211" calcext:value-type="float">
            <text:p>2.211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3.877" calcext:value-type="float">
            <text:p>3.877</text:p>
          </table:table-cell>
          <table:table-cell table:formula="of:=LOG10([.A99])" office:value-type="float" office:value="0.58849580100721" calcext:value-type="float">
            <text:p>0.58849580100721</text:p>
          </table:table-cell>
          <table:table-cell/>
          <table:table-cell office:value-type="float" office:value="2.259" calcext:value-type="float">
            <text:p>2.259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string" calcext:value-type="string">
            <text:p>[5]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table:formula="of:=LOG10([.A100])" office:value-type="float" office:value="0.553883026643874" calcext:value-type="float">
            <text:p>0.553883026643874</text:p>
          </table:table-cell>
          <table:table-cell/>
          <table:table-cell office:value-type="float" office:value="2.276" calcext:value-type="float">
            <text:p>2.27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3.472" calcext:value-type="float">
            <text:p>3.472</text:p>
          </table:table-cell>
          <table:table-cell table:formula="of:=LOG10([.A101])" office:value-type="float" office:value="0.540579716504454" calcext:value-type="float">
            <text:p>0.540579716504454</text:p>
          </table:table-cell>
          <table:table-cell/>
          <table:table-cell office:value-type="float" office:value="2.073" calcext:value-type="float">
            <text:p>2.073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table:formula="of:=LOG10([.A102])" office:value-type="float" office:value="0.495544337546448" calcext:value-type="float">
            <text:p>0.495544337546448</text:p>
          </table:table-cell>
          <table:table-cell/>
          <table:table-cell office:value-type="float" office:value="2.186" calcext:value-type="float">
            <text:p>2.18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3.065" calcext:value-type="float">
            <text:p>3.065</text:p>
          </table:table-cell>
          <table:table-cell table:formula="of:=LOG10([.A103])" office:value-type="float" office:value="0.486430478854434" calcext:value-type="float">
            <text:p>0.486430478854434</text:p>
          </table:table-cell>
          <table:table-cell/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2.707" calcext:value-type="float">
            <text:p>2.707</text:p>
          </table:table-cell>
          <table:table-cell table:formula="of:=LOG10([.A104])" office:value-type="float" office:value="0.432488255770506" calcext:value-type="float">
            <text:p>0.432488255770506</text:p>
          </table:table-cell>
          <table:table-cell/>
          <table:table-cell office:value-type="float" office:value="1.987" calcext:value-type="float">
            <text:p>1.987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table:formula="of:=LOG10([.A105])" office:value-type="float" office:value="0.428134794028789" calcext:value-type="float">
            <text:p>0.428134794028789</text:p>
          </table:table-cell>
          <table:table-cell/>
          <table:table-cell office:value-type="float" office:value="2.123" calcext:value-type="float">
            <text:p>2.123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table:formula="of:=LOG10([.A106])" office:value-type="float" office:value="0.378397900948138" calcext:value-type="float">
            <text:p>0.378397900948138</text:p>
          </table:table-cell>
          <table:table-cell/>
          <table:table-cell office:value-type="float" office:value="1.974" calcext:value-type="float">
            <text:p>1.974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table:formula="of:=LOG10([.A107])" office:value-type="float" office:value="0.350248018334163" calcext:value-type="float">
            <text:p>0.350248018334163</text:p>
          </table:table-cell>
          <table:table-cell/>
          <table:table-cell office:value-type="float" office:value="2.081" calcext:value-type="float">
            <text:p>2.081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string" calcext:value-type="string">
            <text:p>[2]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table:formula="of:=LOG10([.A108])" office:value-type="float" office:value="0.331427296520743" calcext:value-type="float">
            <text:p>0.331427296520743</text:p>
          </table:table-cell>
          <table:table-cell/>
          <table:table-cell office:value-type="float" office:value="2.069" calcext:value-type="float">
            <text:p>2.069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table:formula="of:=LOG10([.A109])" office:value-type="float" office:value="0.324282455297693" calcext:value-type="float">
            <text:p>0.324282455297693</text:p>
          </table:table-cell>
          <table:table-cell/>
          <table:table-cell office:value-type="float" office:value="1.961" calcext:value-type="float">
            <text:p>1.961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.926" calcext:value-type="float">
            <text:p>1.926</text:p>
          </table:table-cell>
          <table:table-cell table:formula="of:=LOG10([.A110])" office:value-type="float" office:value="0.284656282788516" calcext:value-type="float">
            <text:p>0.284656282788516</text:p>
          </table:table-cell>
          <table:table-cell/>
          <table:table-cell office:value-type="float" office:value="2.055" calcext:value-type="float">
            <text:p>2.055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1.863" calcext:value-type="float">
            <text:p>1.863</text:p>
          </table:table-cell>
          <table:table-cell table:formula="of:=LOG10([.A111])" office:value-type="float" office:value="0.270212854896243" calcext:value-type="float">
            <text:p>0.270212854896243</text:p>
          </table:table-cell>
          <table:table-cell/>
          <table:table-cell office:value-type="float" office:value="1.948" calcext:value-type="float">
            <text:p>1.948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.645" calcext:value-type="float">
            <text:p>1.645</text:p>
          </table:table-cell>
          <table:table-cell table:formula="of:=LOG10([.A112])" office:value-type="float" office:value="0.216165902285993" calcext:value-type="float">
            <text:p>0.216165902285993</text:p>
          </table:table-cell>
          <table:table-cell/>
          <table:table-cell office:value-type="float" office:value="1.948" calcext:value-type="float">
            <text:p>1.948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.453" calcext:value-type="float">
            <text:p>1.453</text:p>
          </table:table-cell>
          <table:table-cell table:formula="of:=LOG10([.A113])" office:value-type="float" office:value="0.162265614298022" calcext:value-type="float">
            <text:p>0.162265614298022</text:p>
          </table:table-cell>
          <table:table-cell/>
          <table:table-cell office:value-type="float" office:value="1.941" calcext:value-type="float">
            <text:p>1.941</text:p>
          </table:table-cell>
          <table:table-cell/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1.222" calcext:value-type="float">
            <text:p>1.222</text:p>
          </table:table-cell>
          <table:table-cell table:formula="of:=LOG10([.A114])" office:value-type="float" office:value="0.0870712059065354" calcext:value-type="float">
            <text:p>0.087071205906536</text:p>
          </table:table-cell>
          <table:table-cell/>
          <table:table-cell office:value-type="float" office:value="2.022" calcext:value-type="float">
            <text:p>2.022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1.098" calcext:value-type="float">
            <text:p>1.098</text:p>
          </table:table-cell>
          <table:table-cell table:formula="of:=LOG10([.A115])" office:value-type="float" office:value="0.0406023401140731" calcext:value-type="float">
            <text:p>0.040602340114073</text:p>
          </table:table-cell>
          <table:table-cell/>
          <table:table-cell office:value-type="float" office:value="2.018" calcext:value-type="float">
            <text:p>2.018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905" calcext:value-type="float">
            <text:p>0.905</text:p>
          </table:table-cell>
          <table:table-cell table:formula="of:=LOG10([.A116])" office:value-type="float" office:value="-0.0433514207947967" calcext:value-type="float">
            <text:p>-0.043351420794797</text:p>
          </table:table-cell>
          <table:table-cell/>
          <table:table-cell office:value-type="float" office:value="2.012" calcext:value-type="float">
            <text:p>2.012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7293" calcext:value-type="float">
            <text:p>0.7293</text:p>
          </table:table-cell>
          <table:table-cell table:formula="of:=LOG10([.A117])" office:value-type="float" office:value="-0.137093786437002" calcext:value-type="float">
            <text:p>-0.137093786437002</text:p>
          </table:table-cell>
          <table:table-cell/>
          <table:table-cell office:value-type="float" office:value="2.008" calcext:value-type="float">
            <text:p>2.008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6138" calcext:value-type="float">
            <text:p>0.6138</text:p>
          </table:table-cell>
          <table:table-cell table:formula="of:=LOG10([.A118])" office:value-type="float" office:value="-0.211973115904196" calcext:value-type="float">
            <text:p>-0.211973115904196</text:p>
          </table:table-cell>
          <table:table-cell/>
          <table:table-cell office:value-type="float" office:value="2.006" calcext:value-type="float">
            <text:p>2.006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5102" calcext:value-type="float">
            <text:p>0.5102</text:p>
          </table:table-cell>
          <table:table-cell table:formula="of:=LOG10([.A119])" office:value-type="float" office:value="-0.292259545726229" calcext:value-type="float">
            <text:p>-0.292259545726229</text:p>
          </table:table-cell>
          <table:table-cell/>
          <table:table-cell office:value-type="float" office:value="2.004" calcext:value-type="float">
            <text:p>2.004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3657" calcext:value-type="float">
            <text:p>0.3657</text:p>
          </table:table-cell>
          <table:table-cell table:formula="of:=LOG10([.A120])" office:value-type="float" office:value="-0.436875039661956" calcext:value-type="float">
            <text:p>-0.436875039661956</text:p>
          </table:table-cell>
          <table:table-cell/>
          <table:table-cell office:value-type="float" office:value="2.001" calcext:value-type="float">
            <text:p>2.001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2924" calcext:value-type="float">
            <text:p>0.2924</text:p>
          </table:table-cell>
          <table:table-cell table:formula="of:=LOG10([.A121])" office:value-type="float" office:value="-0.534022631714177" calcext:value-type="float">
            <text:p>-0.534022631714177</text:p>
          </table:table-cell>
          <table:table-cell/>
          <table:table-cell office:value-type="float" office:value="1.999" calcext:value-type="float">
            <text:p>1.999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2684" calcext:value-type="float">
            <text:p>0.2684</text:p>
          </table:table-cell>
          <table:table-cell table:formula="of:=LOG10([.A122])" office:value-type="float" office:value="-0.571217488503046" calcext:value-type="float">
            <text:p>-0.571217488503046</text:p>
          </table:table-cell>
          <table:table-cell/>
          <table:table-cell office:value-type="float" office:value="1.998" calcext:value-type="float">
            <text:p>1.998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2546" calcext:value-type="float">
            <text:p>0.2546</text:p>
          </table:table-cell>
          <table:table-cell table:formula="of:=LOG10([.A123])" office:value-type="float" office:value="-0.594141600682363" calcext:value-type="float">
            <text:p>-0.594141600682363</text:p>
          </table:table-cell>
          <table:table-cell/>
          <table:table-cell office:value-type="float" office:value="1.998" calcext:value-type="float">
            <text:p>1.998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1981" calcext:value-type="float">
            <text:p>0.1981</text:p>
          </table:table-cell>
          <table:table-cell table:formula="of:=LOG10([.A124])" office:value-type="float" office:value="-0.703115524461453" calcext:value-type="float">
            <text:p>-0.703115524461453</text:p>
          </table:table-cell>
          <table:table-cell/>
          <table:table-cell office:value-type="float" office:value="1.994" calcext:value-type="float">
            <text:p>1.994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1925" calcext:value-type="float">
            <text:p>0.1925</text:p>
          </table:table-cell>
          <table:table-cell table:formula="of:=LOG10([.A125])" office:value-type="float" office:value="-0.715569266155481" calcext:value-type="float">
            <text:p>-0.715569266155481</text:p>
          </table:table-cell>
          <table:table-cell/>
          <table:table-cell office:value-type="float" office:value="1.994" calcext:value-type="float">
            <text:p>1.994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1873" calcext:value-type="float">
            <text:p>0.1873</text:p>
          </table:table-cell>
          <table:table-cell table:formula="of:=LOG10([.A126])" office:value-type="float" office:value="-0.727462222624763" calcext:value-type="float">
            <text:p>-0.727462222624763</text:p>
          </table:table-cell>
          <table:table-cell/>
          <table:table-cell office:value-type="float" office:value="1.993" calcext:value-type="float">
            <text:p>1.993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1508" calcext:value-type="float">
            <text:p>0.1508</text:p>
          </table:table-cell>
          <table:table-cell table:formula="of:=LOG10([.A127])" office:value-type="float" office:value="-0.821598658466245" calcext:value-type="float">
            <text:p>-0.821598658466245</text:p>
          </table:table-cell>
          <table:table-cell/>
          <table:table-cell office:value-type="float" office:value="1.988" calcext:value-type="float">
            <text:p>1.988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1199" calcext:value-type="float">
            <text:p>0.1199</text:p>
          </table:table-cell>
          <table:table-cell table:formula="of:=LOG10([.A128])" office:value-type="float" office:value="-0.921180816901151" calcext:value-type="float">
            <text:p>-0.921180816901151</text:p>
          </table:table-cell>
          <table:table-cell/>
          <table:table-cell office:value-type="float" office:value="1.979" calcext:value-type="float">
            <text:p>1.979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1124" calcext:value-type="float">
            <text:p>0.1124</text:p>
          </table:table-cell>
          <table:table-cell table:formula="of:=LOG10([.A129])" office:value-type="float" office:value="-0.949233688766958" calcext:value-type="float">
            <text:p>-0.949233688766958</text:p>
          </table:table-cell>
          <table:table-cell/>
          <table:table-cell office:value-type="float" office:value="1.975" calcext:value-type="float">
            <text:p>1.975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1081" calcext:value-type="float">
            <text:p>0.1081</text:p>
          </table:table-cell>
          <table:table-cell table:formula="of:=LOG10([.A130])" office:value-type="float" office:value="-0.96617430604669" calcext:value-type="float">
            <text:p>-0.96617430604669</text:p>
          </table:table-cell>
          <table:table-cell/>
          <table:table-cell office:value-type="float" office:value="1.973" calcext:value-type="float">
            <text:p>1.973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1045" calcext:value-type="float">
            <text:p>0.1045</text:p>
          </table:table-cell>
          <table:table-cell table:formula="of:=LOG10([.A131])" office:value-type="float" office:value="-0.980883709552927" calcext:value-type="float">
            <text:p>-0.980883709552927</text:p>
          </table:table-cell>
          <table:table-cell/>
          <table:table-cell office:value-type="float" office:value="1.971" calcext:value-type="float">
            <text:p>1.971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9379" calcext:value-type="float">
            <text:p>0.09379</text:p>
          </table:table-cell>
          <table:table-cell table:formula="of:=LOG10([.A132])" office:value-type="float" office:value="-1.02784346414051" calcext:value-type="float">
            <text:p>-1.02784346414051</text:p>
          </table:table-cell>
          <table:table-cell/>
          <table:table-cell office:value-type="float" office:value="1.963" calcext:value-type="float">
            <text:p>1.963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8658" calcext:value-type="float">
            <text:p>0.08658</text:p>
          </table:table-cell>
          <table:table-cell table:formula="of:=LOG10([.A133])" office:value-type="float" office:value="-1.06258241852286" calcext:value-type="float">
            <text:p>-1.06258241852286</text:p>
          </table:table-cell>
          <table:table-cell/>
          <table:table-cell office:value-type="float" office:value="1.956" calcext:value-type="float">
            <text:p>1.956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8277" calcext:value-type="float">
            <text:p>0.08277</text:p>
          </table:table-cell>
          <table:table-cell table:formula="of:=LOG10([.A134])" office:value-type="float" office:value="-1.08212704480115" calcext:value-type="float">
            <text:p>-1.08212704480115</text:p>
          </table:table-cell>
          <table:table-cell/>
          <table:table-cell office:value-type="float" office:value="1.951" calcext:value-type="float">
            <text:p>1.951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756" calcext:value-type="float">
            <text:p>0.0756</text:p>
          </table:table-cell>
          <table:table-cell table:formula="of:=LOG10([.A135])" office:value-type="float" office:value="-1.12147820449879" calcext:value-type="float">
            <text:p>-1.12147820449879</text:p>
          </table:table-cell>
          <table:table-cell/>
          <table:table-cell office:value-type="float" office:value="1.94" calcext:value-type="float">
            <text:p>1.94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7336" calcext:value-type="float">
            <text:p>0.07336</text:p>
          </table:table-cell>
          <table:table-cell table:formula="of:=LOG10([.A136])" office:value-type="float" office:value="-1.13454067733804" calcext:value-type="float">
            <text:p>-1.13454067733804</text:p>
          </table:table-cell>
          <table:table-cell/>
          <table:table-cell office:value-type="float" office:value="1.936" calcext:value-type="float">
            <text:p>1.936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7134" calcext:value-type="float">
            <text:p>0.07134</text:p>
          </table:table-cell>
          <table:table-cell table:formula="of:=LOG10([.A137])" office:value-type="float" office:value="-1.14666689499766" calcext:value-type="float">
            <text:p>-1.14666689499766</text:p>
          </table:table-cell>
          <table:table-cell/>
          <table:table-cell office:value-type="float" office:value="1.932" calcext:value-type="float">
            <text:p>1.932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6966" calcext:value-type="float">
            <text:p>0.06966</text:p>
          </table:table-cell>
          <table:table-cell table:formula="of:=LOG10([.A138])" office:value-type="float" office:value="-1.15701652987778" calcext:value-type="float">
            <text:p>-1.15701652987778</text:p>
          </table:table-cell>
          <table:table-cell/>
          <table:table-cell office:value-type="float" office:value="1.928" calcext:value-type="float">
            <text:p>1.928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6827" calcext:value-type="float">
            <text:p>0.06827</text:p>
          </table:table-cell>
          <table:table-cell table:formula="of:=LOG10([.A139])" office:value-type="float" office:value="-1.16577009714832" calcext:value-type="float">
            <text:p>-1.16577009714832</text:p>
          </table:table-cell>
          <table:table-cell/>
          <table:table-cell office:value-type="float" office:value="1.925" calcext:value-type="float">
            <text:p>1.925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6262" calcext:value-type="float">
            <text:p>0.06262</text:p>
          </table:table-cell>
          <table:table-cell table:formula="of:=LOG10([.A140])" office:value-type="float" office:value="-1.2032869367191" calcext:value-type="float">
            <text:p>-1.2032869367191</text:p>
          </table:table-cell>
          <table:table-cell/>
          <table:table-cell office:value-type="float" office:value="1.909" calcext:value-type="float">
            <text:p>1.909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603" calcext:value-type="float">
            <text:p>0.0603</text:p>
          </table:table-cell>
          <table:table-cell table:formula="of:=LOG10([.A141])" office:value-type="float" office:value="-1.21968268785985" calcext:value-type="float">
            <text:p>-1.21968268785985</text:p>
          </table:table-cell>
          <table:table-cell/>
          <table:table-cell office:value-type="float" office:value="1.901" calcext:value-type="float">
            <text:p>1.901</text:p>
          </table:table-cell>
          <table:table-cell/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LOG10([.A142])" office:value-type="float" office:value="-1.52287874528034" calcext:value-type="float">
            <text:p>-1.52287874528034</text:p>
          </table:table-cell>
          <table:table-cell/>
          <table:table-cell office:value-type="float" office:value="1.506" calcext:value-type="float">
            <text:p>1.506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92" calcext:value-type="float">
            <text:p>0.0292</text:p>
          </table:table-cell>
          <table:table-cell table:formula="of:=LOG10([.A143])" office:value-type="float" office:value="-1.53461714855158" calcext:value-type="float">
            <text:p>-1.53461714855158</text:p>
          </table:table-cell>
          <table:table-cell/>
          <table:table-cell office:value-type="float" office:value="1.343" calcext:value-type="float">
            <text:p>1.343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83" calcext:value-type="float">
            <text:p>0.0283</text:p>
          </table:table-cell>
          <table:table-cell table:formula="of:=LOG10([.A144])" office:value-type="float" office:value="-1.54821356447571" calcext:value-type="float">
            <text:p>-1.54821356447571</text:p>
          </table:table-cell>
          <table:table-cell/>
          <table:table-cell office:value-type="float" office:value="1.302" calcext:value-type="float">
            <text:p>1.302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75" calcext:value-type="float">
            <text:p>0.0275</text:p>
          </table:table-cell>
          <table:table-cell table:formula="of:=LOG10([.A145])" office:value-type="float" office:value="-1.56066730616974" calcext:value-type="float">
            <text:p>-1.56066730616974</text:p>
          </table:table-cell>
          <table:table-cell/>
          <table:table-cell office:value-type="float" office:value="1.221" calcext:value-type="float">
            <text:p>1.221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68" calcext:value-type="float">
            <text:p>0.0268</text:p>
          </table:table-cell>
          <table:table-cell table:formula="of:=LOG10([.A146])" office:value-type="float" office:value="-1.57186520597121" calcext:value-type="float">
            <text:p>-1.57186520597121</text:p>
          </table:table-cell>
          <table:table-cell/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6" calcext:value-type="float">
            <text:p>0.026</text:p>
          </table:table-cell>
          <table:table-cell table:formula="of:=LOG10([.A147])" office:value-type="float" office:value="-1.58502665202918" calcext:value-type="float">
            <text:p>-1.58502665202918</text:p>
          </table:table-cell>
          <table:table-cell/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51" calcext:value-type="float">
            <text:p>0.0251</text:p>
          </table:table-cell>
          <table:table-cell table:formula="of:=LOG10([.A148])" office:value-type="float" office:value="-1.60032627851896" calcext:value-type="float">
            <text:p>-1.60032627851896</text:p>
          </table:table-cell>
          <table:table-cell/>
          <table:table-cell office:value-type="float" office:value="0.895" calcext:value-type="float">
            <text:p>0.895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45" calcext:value-type="float">
            <text:p>0.0245</text:p>
          </table:table-cell>
          <table:table-cell table:formula="of:=LOG10([.A149])" office:value-type="float" office:value="-1.61083391563547" calcext:value-type="float">
            <text:p>-1.61083391563547</text:p>
          </table:table-cell>
          <table:table-cell/>
          <table:table-cell office:value-type="float" office:value="0.855" calcext:value-type="float">
            <text:p>0.855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39" calcext:value-type="float">
            <text:p>0.0239</text:p>
          </table:table-cell>
          <table:table-cell table:formula="of:=LOG10([.A150])" office:value-type="float" office:value="-1.62160209905186" calcext:value-type="float">
            <text:p>-1.62160209905186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37" calcext:value-type="float">
            <text:p>0.0237</text:p>
          </table:table-cell>
          <table:table-cell table:formula="of:=LOG10([.A151])" office:value-type="float" office:value="-1.6252516539899" calcext:value-type="float">
            <text:p>-1.6252516539899</text:p>
          </table:table-cell>
          <table:table-cell/>
          <table:table-cell office:value-type="float" office:value="0.814" calcext:value-type="float">
            <text:p>0.814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33" calcext:value-type="float">
            <text:p>0.0233</text:p>
          </table:table-cell>
          <table:table-cell table:formula="of:=LOG10([.A152])" office:value-type="float" office:value="-1.63264407897398" calcext:value-type="float">
            <text:p>-1.63264407897398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table:formula="of:=LOG10([.A153])" office:value-type="float" office:value="-1.63827216398241" calcext:value-type="float">
            <text:p>-1.63827216398241</text:p>
          </table:table-cell>
          <table:table-cell/>
          <table:table-cell office:value-type="float" office:value="0.773" calcext:value-type="float">
            <text:p>0.773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28" calcext:value-type="float">
            <text:p>0.0228</text:p>
          </table:table-cell>
          <table:table-cell table:formula="of:=LOG10([.A154])" office:value-type="float" office:value="-1.64206515299955" calcext:value-type="float">
            <text:p>-1.642065152999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23" calcext:value-type="float">
            <text:p>0.0223</text:p>
          </table:table-cell>
          <table:table-cell table:formula="of:=LOG10([.A155])" office:value-type="float" office:value="-1.65169513695184" calcext:value-type="float">
            <text:p>-1.6516951369518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22" calcext:value-type="float">
            <text:p>0.0222</text:p>
          </table:table-cell>
          <table:table-cell table:formula="of:=LOG10([.A156])" office:value-type="float" office:value="-1.65364702554936" calcext:value-type="float">
            <text:p>-1.65364702554936</text:p>
          </table:table-cell>
          <table:table-cell/>
          <table:table-cell office:value-type="float" office:value="0.814" calcext:value-type="float">
            <text:p>0.814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19" calcext:value-type="float">
            <text:p>0.0219</text:p>
          </table:table-cell>
          <table:table-cell table:formula="of:=LOG10([.A157])" office:value-type="float" office:value="-1.65955588515988" calcext:value-type="float">
            <text:p>-1.65955588515988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16" calcext:value-type="float">
            <text:p>0.0216</text:p>
          </table:table-cell>
          <table:table-cell table:formula="of:=LOG10([.A158])" office:value-type="float" office:value="-1.66554624884907" calcext:value-type="float">
            <text:p>-1.66554624884907</text:p>
          </table:table-cell>
          <table:table-cell/>
          <table:table-cell office:value-type="float" office:value="0.855" calcext:value-type="float">
            <text:p>0.855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15" calcext:value-type="float">
            <text:p>0.0215</text:p>
          </table:table-cell>
          <table:table-cell table:formula="of:=LOG10([.A159])" office:value-type="float" office:value="-1.66756154008439" calcext:value-type="float">
            <text:p>-1.66756154008439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table:formula="of:=LOG10([.A160])" office:value-type="float" office:value="-1.67778070526608" calcext:value-type="float">
            <text:p>-1.67778070526608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08" calcext:value-type="float">
            <text:p>0.0208</text:p>
          </table:table-cell>
          <table:table-cell table:formula="of:=LOG10([.A161])" office:value-type="float" office:value="-1.68193666503724" calcext:value-type="float">
            <text:p>-1.68193666503724</text:p>
          </table:table-cell>
          <table:table-cell/>
          <table:table-cell office:value-type="float" office:value="0.895" calcext:value-type="float">
            <text:p>0.895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203" calcext:value-type="float">
            <text:p>0.0203</text:p>
          </table:table-cell>
          <table:table-cell table:formula="of:=LOG10([.A162])" office:value-type="float" office:value="-1.69250396208679" calcext:value-type="float">
            <text:p>-1.69250396208679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01" calcext:value-type="float">
            <text:p>0.0201</text:p>
          </table:table-cell>
          <table:table-cell table:formula="of:=LOG10([.A163])" office:value-type="float" office:value="-1.69680394257951" calcext:value-type="float">
            <text:p>-1.69680394257951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201" calcext:value-type="float">
            <text:p>0.0201</text:p>
          </table:table-cell>
          <table:table-cell table:formula="of:=LOG10([.A164])" office:value-type="float" office:value="-1.69680394257951" calcext:value-type="float">
            <text:p>-1.69680394257951</text:p>
          </table:table-cell>
          <table:table-cell/>
          <table:table-cell office:value-type="float" office:value="1.099" calcext:value-type="float">
            <text:p>1.099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95" calcext:value-type="float">
            <text:p>0.0195</text:p>
          </table:table-cell>
          <table:table-cell table:formula="of:=LOG10([.A165])" office:value-type="float" office:value="-1.70996538863748" calcext:value-type="float">
            <text:p>-1.70996538863748</text:p>
          </table:table-cell>
          <table:table-cell table:number-columns-repeated="2"/>
          <table:table-cell office:value-type="float" office:value="2.08" calcext:value-type="float">
            <text:p>2.08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94" calcext:value-type="float">
            <text:p>0.0194</text:p>
          </table:table-cell>
          <table:table-cell table:formula="of:=LOG10([.A166])" office:value-type="float" office:value="-1.71219827006977" calcext:value-type="float">
            <text:p>-1.71219827006977</text:p>
          </table:table-cell>
          <table:table-cell/>
          <table:table-cell office:value-type="float" office:value="1.262" calcext:value-type="float">
            <text:p>1.262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9" calcext:value-type="float">
            <text:p>0.019</text:p>
          </table:table-cell>
          <table:table-cell table:formula="of:=LOG10([.A167])" office:value-type="float" office:value="-1.72124639904717" calcext:value-type="float">
            <text:p>-1.72124639904717</text:p>
          </table:table-cell>
          <table:table-cell table:number-columns-repeated="2"/>
          <table:table-cell office:value-type="float" office:value="2.24" calcext:value-type="float">
            <text:p>2.2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87" calcext:value-type="float">
            <text:p>0.0187</text:p>
          </table:table-cell>
          <table:table-cell table:formula="of:=LOG10([.A168])" office:value-type="float" office:value="-1.7281583934635" calcext:value-type="float">
            <text:p>-1.7281583934635</text:p>
          </table:table-cell>
          <table:table-cell/>
          <table:table-cell office:value-type="float" office:value="1.506" calcext:value-type="float">
            <text:p>1.506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85" calcext:value-type="float">
            <text:p>0.0185</text:p>
          </table:table-cell>
          <table:table-cell table:formula="of:=LOG10([.A169])" office:value-type="float" office:value="-1.73282827159699" calcext:value-type="float">
            <text:p>-1.7328282715969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79" calcext:value-type="float">
            <text:p>0.0179</text:p>
          </table:table-cell>
          <table:table-cell table:formula="of:=LOG10([.A170])" office:value-type="float" office:value="-1.74714696902011" calcext:value-type="float">
            <text:p>-1.74714696902011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77" calcext:value-type="float">
            <text:p>0.0177</text:p>
          </table:table-cell>
          <table:table-cell table:formula="of:=LOG10([.A171])" office:value-type="float" office:value="-1.75202673363819" calcext:value-type="float">
            <text:p>-1.7520267336381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72" calcext:value-type="float">
            <text:p>0.0172</text:p>
          </table:table-cell>
          <table:table-cell table:formula="of:=LOG10([.A172])" office:value-type="float" office:value="-1.76447155309245" calcext:value-type="float">
            <text:p>-1.76447155309245</text:p>
          </table:table-cell>
          <table:table-cell/>
          <table:table-cell office:value-type="float" office:value="1.954" calcext:value-type="float">
            <text:p>1.954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71" calcext:value-type="float">
            <text:p>0.0171</text:p>
          </table:table-cell>
          <table:table-cell table:formula="of:=LOG10([.A173])" office:value-type="float" office:value="-1.76700388960785" calcext:value-type="float">
            <text:p>-1.76700388960785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65" calcext:value-type="float">
            <text:p>0.0165</text:p>
          </table:table-cell>
          <table:table-cell table:formula="of:=LOG10([.A174])" office:value-type="float" office:value="-1.78251605578609" calcext:value-type="float">
            <text:p>-1.78251605578609</text:p>
          </table:table-cell>
          <table:table-cell table:number-columns-repeated="2"/>
          <table:table-cell office:value-type="float" office:value="2.74" calcext:value-type="float">
            <text:p>2.7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64" calcext:value-type="float">
            <text:p>0.0164</text:p>
          </table:table-cell>
          <table:table-cell table:formula="of:=LOG10([.A175])" office:value-type="float" office:value="-1.7851561519523" calcext:value-type="float">
            <text:p>-1.7851561519523</text:p>
          </table:table-cell>
          <table:table-cell/>
          <table:table-cell office:value-type="float" office:value="2.116" calcext:value-type="float">
            <text:p>2.116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59" calcext:value-type="float">
            <text:p>0.0159</text:p>
          </table:table-cell>
          <table:table-cell table:formula="of:=LOG10([.A176])" office:value-type="float" office:value="-1.79860287567955" calcext:value-type="float">
            <text:p>-1.79860287567955</text:p>
          </table:table-cell>
          <table:table-cell table:number-columns-repeated="2"/>
          <table:table-cell office:value-type="float" office:value="2.84" calcext:value-type="float">
            <text:p>2.8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58" calcext:value-type="float">
            <text:p>0.0158</text:p>
          </table:table-cell>
          <table:table-cell table:formula="of:=LOG10([.A177])" office:value-type="float" office:value="-1.80134291304558" calcext:value-type="float">
            <text:p>-1.80134291304558</text:p>
          </table:table-cell>
          <table:table-cell/>
          <table:table-cell office:value-type="float" office:value="2.401" calcext:value-type="float">
            <text:p>2.401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54" calcext:value-type="float">
            <text:p>0.0154</text:p>
          </table:table-cell>
          <table:table-cell table:formula="of:=LOG10([.A178])" office:value-type="float" office:value="-1.81247927916354" calcext:value-type="float">
            <text:p>-1.812479279163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52" calcext:value-type="float">
            <text:p>0.0152</text:p>
          </table:table-cell>
          <table:table-cell table:formula="of:=LOG10([.A179])" office:value-type="float" office:value="-1.81815641205523" calcext:value-type="float">
            <text:p>-1.81815641205523</text:p>
          </table:table-cell>
          <table:table-cell/>
          <table:table-cell office:value-type="float" office:value="2.767" calcext:value-type="float">
            <text:p>2.767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49" calcext:value-type="float">
            <text:p>0.0149</text:p>
          </table:table-cell>
          <table:table-cell table:formula="of:=LOG10([.A180])" office:value-type="float" office:value="-1.82681373158773" calcext:value-type="float">
            <text:p>-1.82681373158773</text:p>
          </table:table-cell>
          <table:table-cell table:number-columns-repeated="2"/>
          <table:table-cell office:value-type="float" office:value="3.16" calcext:value-type="float">
            <text:p>3.16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47" calcext:value-type="float">
            <text:p>0.0147</text:p>
          </table:table-cell>
          <table:table-cell table:formula="of:=LOG10([.A181])" office:value-type="float" office:value="-1.83268266525182" calcext:value-type="float">
            <text:p>-1.83268266525182</text:p>
          </table:table-cell>
          <table:table-cell/>
          <table:table-cell office:value-type="float" office:value="3.174" calcext:value-type="float">
            <text:p>3.174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44" calcext:value-type="float">
            <text:p>0.0144</text:p>
          </table:table-cell>
          <table:table-cell table:formula="of:=LOG10([.A182])" office:value-type="float" office:value="-1.84163750790475" calcext:value-type="float">
            <text:p>-1.84163750790475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41" calcext:value-type="float">
            <text:p>0.0141</text:p>
          </table:table-cell>
          <table:table-cell table:formula="of:=LOG10([.A183])" office:value-type="float" office:value="-1.85078088734462" calcext:value-type="float">
            <text:p>-1.85078088734462</text:p>
          </table:table-cell>
          <table:table-cell/>
          <table:table-cell office:value-type="float" office:value="3.622" calcext:value-type="float">
            <text:p>3.622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38" calcext:value-type="float">
            <text:p>0.0138</text:p>
          </table:table-cell>
          <table:table-cell table:formula="of:=LOG10([.A184])" office:value-type="float" office:value="-1.86012091359876" calcext:value-type="float">
            <text:p>-1.86012091359876</text:p>
          </table:table-cell>
          <table:table-cell table:number-columns-repeated="2"/>
          <table:table-cell office:value-type="float" office:value="3.18" calcext:value-type="float">
            <text:p>3.18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table:formula="of:=LOG10([.A185])" office:value-type="float" office:value="-1.86966623150499" calcext:value-type="float">
            <text:p>-1.86966623150499</text:p>
          </table:table-cell>
          <table:table-cell/>
          <table:table-cell office:value-type="float" office:value="4.07" calcext:value-type="float">
            <text:p>4.07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34" calcext:value-type="float">
            <text:p>0.0134</text:p>
          </table:table-cell>
          <table:table-cell table:formula="of:=LOG10([.A186])" office:value-type="float" office:value="-1.87289520163519" calcext:value-type="float">
            <text:p>-1.87289520163519</text:p>
          </table:table-cell>
          <table:table-cell table:number-columns-repeated="2"/>
          <table:table-cell office:value-type="float" office:value="2.98" calcext:value-type="float">
            <text:p>2.98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table:formula="of:=LOG10([.A187])" office:value-type="float" office:value="-1.88272870434424" calcext:value-type="float">
            <text:p>-1.88272870434424</text:p>
          </table:table-cell>
          <table:table-cell/>
          <table:table-cell office:value-type="float" office:value="4.477" calcext:value-type="float">
            <text:p>4.477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29935434276811" calcext:value-type="float">
            <text:p>0.012993543427681</text:p>
          </table:table-cell>
          <table:table-cell table:formula="of:=LOG10([.A188])" office:value-type="float" office:value="-1.88627239771552" calcext:value-type="float">
            <text:p>-1.88627239771552</text:p>
          </table:table-cell>
          <table:table-cell office:value-type="float" office:value="104.8" calcext:value-type="float">
            <text:p>104.8</text:p>
          </table:table-cell>
          <table:table-cell/>
          <table:table-cell office:value-type="float" office:value="2.74" calcext:value-type="float">
            <text:p>2.7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27951687188615" calcext:value-type="float">
            <text:p>0.012795168718862</text:p>
          </table:table-cell>
          <table:table-cell table:formula="of:=LOG10([.A189])" office:value-type="float" office:value="-1.89295398307203" calcext:value-type="float">
            <text:p>-1.89295398307203</text:p>
          </table:table-cell>
          <table:table-cell office:value-type="float" office:value="103.2" calcext:value-type="float">
            <text:p>103.2</text:p>
          </table:table-cell>
          <table:table-cell/>
          <table:table-cell office:value-type="float" office:value="2.44" calcext:value-type="float">
            <text:p>2.4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26959813644517" calcext:value-type="float">
            <text:p>0.012695981364452</text:p>
          </table:table-cell>
          <table:table-cell table:formula="of:=LOG10([.A190])" office:value-type="float" office:value="-1.89633372372341" calcext:value-type="float">
            <text:p>-1.89633372372341</text:p>
          </table:table-cell>
          <table:table-cell office:value-type="float" office:value="102.4" calcext:value-type="float">
            <text:p>102.4</text:p>
          </table:table-cell>
          <table:table-cell office:value-type="float" office:value="4.965" calcext:value-type="float">
            <text:p>4.965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24976066556322" calcext:value-type="float">
            <text:p>0.012497606655632</text:p>
          </table:table-cell>
          <table:table-cell table:formula="of:=LOG10([.A191])" office:value-type="float" office:value="-1.90317314825372" calcext:value-type="float">
            <text:p>-1.90317314825372</text:p>
          </table:table-cell>
          <table:table-cell office:value-type="float" office:value="100.8" calcext:value-type="float">
            <text:p>100.8</text:p>
          </table:table-cell>
          <table:table-cell/>
          <table:table-cell office:value-type="float" office:value="2.18" calcext:value-type="float">
            <text:p>2.18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20983775541328" calcext:value-type="float">
            <text:p>0.012098377554133</text:p>
          </table:table-cell>
          <table:table-cell table:formula="of:=LOG10([.A192])" office:value-type="float" office:value="-1.91727286658698" calcext:value-type="float">
            <text:p>-1.91727286658698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20537432446484" calcext:value-type="float">
            <text:p>0.012053743244648</text:p>
          </table:table-cell>
          <table:table-cell table:formula="of:=LOG10([.A193])" office:value-type="float" office:value="-1.9188780636247" calcext:value-type="float">
            <text:p>-1.9188780636247</text:p>
          </table:table-cell>
          <table:table-cell office:value-type="float" office:value="97.22" calcext:value-type="float">
            <text:p>97.22</text:p>
          </table:table-cell>
          <table:table-cell office:value-type="float" office:value="5.209" calcext:value-type="float">
            <text:p>5.209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1948356680588" calcext:value-type="float">
            <text:p>0.011948356680588</text:p>
          </table:table-cell>
          <table:table-cell table:formula="of:=LOG10([.A194])" office:value-type="float" office:value="-1.92269182137934" calcext:value-type="float">
            <text:p>-1.92269182137934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15491275790887" calcext:value-type="float">
            <text:p>0.011549127579089</text:p>
          </table:table-cell>
          <table:table-cell table:formula="of:=LOG10([.A195])" office:value-type="float" office:value="-1.93745082113096" calcext:value-type="float">
            <text:p>-1.93745082113096</text:p>
          </table:table-cell>
          <table:table-cell office:value-type="float" office:value="93.15" calcext:value-type="float">
            <text:p>93.15</text:p>
          </table:table-cell>
          <table:table-cell/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14635784859102" calcext:value-type="float">
            <text:p>0.01146357848591</text:p>
          </table:table-cell>
          <table:table-cell table:formula="of:=LOG10([.A196])" office:value-type="float" office:value="-1.94067979126116" calcext:value-type="float">
            <text:p>-1.94067979126116</text:p>
          </table:table-cell>
          <table:table-cell office:value-type="float" office:value="92.46" calcext:value-type="float">
            <text:p>92.46</text:p>
          </table:table-cell>
          <table:table-cell office:value-type="float" office:value="5.291" calcext:value-type="float">
            <text:p>5.291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13482731864088" calcext:value-type="float">
            <text:p>0.011348273186409</text:p>
          </table:table-cell>
          <table:table-cell table:formula="of:=LOG10([.A197])" office:value-type="float" office:value="-1.94507021800116" calcext:value-type="float">
            <text:p>-1.94507021800116</text:p>
          </table:table-cell>
          <table:table-cell office:value-type="float" office:value="91.53" calcext:value-type="float">
            <text:p>91.53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10482314393193" calcext:value-type="float">
            <text:p>0.011048231439319</text:p>
          </table:table-cell>
          <table:table-cell table:formula="of:=LOG10([.A198])" office:value-type="float" office:value="-1.95670723669531" calcext:value-type="float">
            <text:p>-1.95670723669531</text:p>
          </table:table-cell>
          <table:table-cell office:value-type="float" office:value="89.11" calcext:value-type="float">
            <text:p>89.11</text:p>
          </table:table-cell>
          <table:table-cell/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08238200499671" calcext:value-type="float">
            <text:p>0.010823820049967</text:p>
          </table:table-cell>
          <table:table-cell table:formula="of:=LOG10([.A199])" office:value-type="float" office:value="-1.96561943665766" calcext:value-type="float">
            <text:p>-1.96561943665766</text:p>
          </table:table-cell>
          <table:table-cell office:value-type="float" office:value="87.3" calcext:value-type="float">
            <text:p>87.3</text:p>
          </table:table-cell>
          <table:table-cell office:value-type="float" office:value="5.169" calcext:value-type="float">
            <text:p>5.169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07481896922297" calcext:value-type="float">
            <text:p>0.01074818969223</text:p>
          </table:table-cell>
          <table:table-cell table:formula="of:=LOG10([.A200])" office:value-type="float" office:value="-1.96866467741177" calcext:value-type="float">
            <text:p>-1.96866467741177</text:p>
          </table:table-cell>
          <table:table-cell office:value-type="float" office:value="86.69" calcext:value-type="float">
            <text:p>86.69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03985542679352" calcext:value-type="float">
            <text:p>0.010398554267935</text:p>
          </table:table-cell>
          <table:table-cell table:formula="of:=LOG10([.A201])" office:value-type="float" office:value="-1.98302703734577" calcext:value-type="float">
            <text:p>-1.98302703734577</text:p>
          </table:table-cell>
          <table:table-cell office:value-type="float" office:value="83.87" calcext:value-type="float">
            <text:p>83.87</text:p>
          </table:table-cell>
          <table:table-cell/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102832489684338" calcext:value-type="float">
            <text:p>0.010283248968434</text:p>
          </table:table-cell>
          <table:table-cell table:formula="of:=LOG10([.A202])" office:value-type="float" office:value="-1.98786964933523" calcext:value-type="float">
            <text:p>-1.98786964933523</text:p>
          </table:table-cell>
          <table:table-cell office:value-type="float" office:value="82.94" calcext:value-type="float">
            <text:p>82.94</text:p>
          </table:table-cell>
          <table:table-cell office:value-type="float" office:value="4.884" calcext:value-type="float">
            <text:p>4.884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100489188436407" calcext:value-type="float">
            <text:p>0.010048918843641</text:p>
          </table:table-cell>
          <table:table-cell table:formula="of:=LOG10([.A203])" office:value-type="float" office:value="-1.99788066117869" calcext:value-type="float">
            <text:p>-1.99788066117869</text:p>
          </table:table-cell>
          <table:table-cell office:value-type="float" office:value="81.05" calcext:value-type="float">
            <text:p>81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[6]</text:p>
          </table:table-cell>
        </table:table-row>
        <table:table-row table:style-name="ro1">
          <table:table-cell office:value-type="float" office:value="0.00979103172217532" calcext:value-type="float">
            <text:p>0.009791031722175</text:p>
          </table:table-cell>
          <table:table-cell table:formula="of:=LOG10([.A204])" office:value-type="float" office:value="-2.00917154235016" calcext:value-type="float">
            <text:p>-2.00917154235016</text:p>
          </table:table-cell>
          <table:table-cell office:value-type="float" office:value="78.97" calcext:value-type="float">
            <text:p>78.97</text:p>
          </table:table-cell>
          <table:table-cell office:value-type="float" office:value="4.517" calcext:value-type="float">
            <text:p>4.517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092492207987119" calcext:value-type="float">
            <text:p>0.009249220798712</text:p>
          </table:table-cell>
          <table:table-cell table:formula="of:=LOG10([.A205])" office:value-type="float" office:value="-2.03389485289056" calcext:value-type="float">
            <text:p>-2.03389485289056</text:p>
          </table:table-cell>
          <table:table-cell office:value-type="float" office:value="74.6" calcext:value-type="float">
            <text:p>74.6</text:p>
          </table:table-cell>
          <table:table-cell office:value-type="float" office:value="4.151" calcext:value-type="float">
            <text:p>4.151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087086497171786" calcext:value-type="float">
            <text:p>0.008708649717179</text:p>
          </table:table-cell>
          <table:table-cell table:formula="of:=LOG10([.A206])" office:value-type="float" office:value="-2.06004917746518" calcext:value-type="float">
            <text:p>-2.06004917746518</text:p>
          </table:table-cell>
          <table:table-cell office:value-type="float" office:value="70.24" calcext:value-type="float">
            <text:p>70.24</text:p>
          </table:table-cell>
          <table:table-cell office:value-type="float" office:value="3.866" calcext:value-type="float">
            <text:p>3.866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0797094376875587" calcext:value-type="float">
            <text:p>0.007970943768756</text:p>
          </table:table-cell>
          <table:table-cell table:formula="of:=LOG10([.A207])" office:value-type="float" office:value="-2.09849025460173" calcext:value-type="float">
            <text:p>-2.09849025460173</text:p>
          </table:table-cell>
          <table:table-cell office:value-type="float" office:value="64.29" calcext:value-type="float">
            <text:p>64.29</text:p>
          </table:table-cell>
          <table:table-cell office:value-type="float" office:value="3.581" calcext:value-type="float">
            <text:p>3.581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070361029534437" calcext:value-type="float">
            <text:p>0.007036102953444</text:p>
          </table:table-cell>
          <table:table-cell table:formula="of:=LOG10([.A208])" office:value-type="float" office:value="-2.15266781449806" calcext:value-type="float">
            <text:p>-2.15266781449806</text:p>
          </table:table-cell>
          <table:table-cell office:value-type="float" office:value="56.75" calcext:value-type="float">
            <text:p>56.75</text:p>
          </table:table-cell>
          <table:table-cell office:value-type="float" office:value="3.378" calcext:value-type="float">
            <text:p>3.378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office:value-type="float" office:value="0.00629839700502097" calcext:value-type="float">
            <text:p>0.006298397005021</text:p>
          </table:table-cell>
          <table:table-cell table:formula="of:=LOG10([.A209])" office:value-type="float" office:value="-2.20076996807931" calcext:value-type="float">
            <text:p>-2.20076996807931</text:p>
          </table:table-cell>
          <table:table-cell office:value-type="float" office:value="50.8" calcext:value-type="float">
            <text:p>50.8</text:p>
          </table:table-cell>
          <table:table-cell office:value-type="float" office:value="3.337" calcext:value-type="float">
            <text:p>3.337</text:p>
          </table:table-cell>
          <table:table-cell/>
          <table:table-cell office:value-type="string" calcext:value-type="string">
            <text:p>[6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2" number:title="User-defined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2:33:44.7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15:11:00.983000000</meta:creation-date>
    <dc:date>2021-05-26T12:35:06.342000000</dc:date>
    <meta:editing-duration>P6DT2H10M22S</meta:editing-duration>
    <meta:editing-cycles>49</meta:editing-cycles>
    <meta:generator>LibreOffice/7.1.2.2$Windows_X86_64 LibreOffice_project/8a45595d069ef5570103caea1b71cc9d82b2aae4</meta:generator>
    <meta:document-statistic meta:table-count="15" meta:cell-count="1101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AgCl.B2:AgCl.B209 AgCl.D1:AgCl.E209" chart:data-source-has-labels="row" svg:x="0.32cm" svg:y="0.18cm" svg:width="13.09cm" svg:height="8.64cm">
          <chartooo:coordinate-region svg:x="0.466cm" svg:y="0.379cm" svg:width="12.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Cl.D2:AgCl.D209" chart:label-cell-address="AgCl.D1:AgCl.D1" chart:class="chart:scatter">
            <chart:domain table:cell-range-address="AgCl.B2:AgCl.B209"/>
            <chart:data-point chart:repeated="208"/>
          </chart:series>
          <chart:series chart:style-name="ch7" chart:values-cell-range-address="AgCl.E2:AgCl.E209" chart:label-cell-address="AgCl.E1:AgCl.E1" chart:class="chart:scatter">
            <chart:data-point chart:repeated="2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AgCl.D1:AgCl.D1</svg:desc>
                </draw:g>
              </table:table-cell>
              <table:table-cell office:value-type="string">
                <text:p>kappa</text:p>
                <draw:g>
                  <svg:desc>AgCl.E1:AgC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gCl.B2:AgCl.B209</svg:desc>
                </draw:g>
              </table:table-cell>
              <table:table-cell office:value-type="float" office:value="1">
                <text:p>1</text:p>
                <draw:g>
                  <svg:desc>AgCl.D2:AgCl.D209</svg:desc>
                </draw:g>
              </table:table-cell>
              <table:table-cell office:value-type="float" office:value="0">
                <text:p>0</text:p>
                <draw:g>
                  <svg:desc>AgCl.E2:AgCl.E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0268896815913">
                <text:p>2.70268896815913</text:p>
              </table:table-cell>
              <table:table-cell office:value-type="float" office:value="0.967">
                <text:p>0.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3248825577051">
                <text:p>2.43248825577051</text:p>
              </table:table-cell>
              <table:table-cell office:value-type="float" office:value="0.961">
                <text:p>0.96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839790094814">
                <text:p>2.37839790094814</text:p>
              </table:table-cell>
              <table:table-cell office:value-type="float" office:value="0.961">
                <text:p>0.96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428245529769">
                <text:p>2.32428245529769</text:p>
              </table:table-cell>
              <table:table-cell office:value-type="float" office:value="0.954">
                <text:p>0.95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7021285489624">
                <text:p>2.27021285489624</text:p>
              </table:table-cell>
              <table:table-cell office:value-type="float" office:value="0.954">
                <text:p>0.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6226561429802">
                <text:p>2.16226561429802</text:p>
              </table:table-cell>
              <table:table-cell office:value-type="float" office:value="0.947">
                <text:p>0.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822665637493">
                <text:p>2.10822665637493</text:p>
              </table:table-cell>
              <table:table-cell office:value-type="float" office:value="0.947">
                <text:p>0.94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542299098634">
                <text:p>2.0542299098634</text:p>
              </table:table-cell>
              <table:table-cell office:value-type="float" office:value="0.941">
                <text:p>0.94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41">
                <text:p>0.94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4596070357757">
                <text:p>1.94596070357757</text:p>
              </table:table-cell>
              <table:table-cell office:value-type="float" office:value="0.934">
                <text:p>0.93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9187183044558">
                <text:p>1.89187183044558</text:p>
              </table:table-cell>
              <table:table-cell office:value-type="float" office:value="0.934">
                <text:p>0.93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784086165552">
                <text:p>1.83784086165552</text:p>
              </table:table-cell>
              <table:table-cell office:value-type="float" office:value="0.934">
                <text:p>0.93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8376069574392">
                <text:p>1.78376069574392</text:p>
              </table:table-cell>
              <table:table-cell office:value-type="float" office:value="0.934">
                <text:p>0.93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973159528704">
                <text:p>1.72973159528704</text:p>
              </table:table-cell>
              <table:table-cell office:value-type="float" office:value="0.954">
                <text:p>0.95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756867086994">
                <text:p>1.6756867086994</text:p>
              </table:table-cell>
              <table:table-cell office:value-type="float" office:value="0.921">
                <text:p>0.92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2159167585922">
                <text:p>1.62159167585922</text:p>
              </table:table-cell>
              <table:table-cell office:value-type="float" office:value="0.901">
                <text:p>0.90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6761444273084">
                <text:p>1.56761444273084</text:p>
              </table:table-cell>
              <table:table-cell office:value-type="float" office:value="0.868">
                <text:p>0.86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1348395670426">
                <text:p>1.51348395670426</text:p>
              </table:table-cell>
              <table:table-cell office:value-type="float" office:value="0.829">
                <text:p>0.82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39248775923">
                <text:p>1.45939248775923</text:p>
              </table:table-cell>
              <table:table-cell office:value-type="float" office:value="0.803">
                <text:p>0.80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0534636017571">
                <text:p>1.40534636017571</text:p>
              </table:table-cell>
              <table:table-cell office:value-type="float" office:value="0.783">
                <text:p>0.78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.044">
                <text:p>1.044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093510710338">
                <text:p>1.39093510710338</text:p>
              </table:table-cell>
              <table:table-cell office:value-type="float" office:value="1.051">
                <text:p>1.051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140975192544">
                <text:p>1.35140975192544</text:p>
              </table:table-cell>
              <table:table-cell office:value-type="float" office:value="0.809">
                <text:p>0.809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4947179921439">
                <text:p>1.34947179921439</text:p>
              </table:table-cell>
              <table:table-cell office:value-type="float" office:value="1.072">
                <text:p>1.072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0384377488865">
                <text:p>1.30384377488865</text:p>
              </table:table-cell>
              <table:table-cell office:value-type="float" office:value="1.086">
                <text:p>1.086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73227142053">
                <text:p>1.2973227142053</text:p>
              </table:table-cell>
              <table:table-cell office:value-type="float" office:value="0.875">
                <text:p>0.875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5261034056737">
                <text:p>1.25261034056737</text:p>
              </table:table-cell>
              <table:table-cell office:value-type="float" office:value="1.156">
                <text:p>1.156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4328614608345">
                <text:p>1.24328614608345</text:p>
              </table:table-cell>
              <table:table-cell office:value-type="float" office:value="0.993">
                <text:p>0.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1.204">
                <text:p>1.204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8920948958231">
                <text:p>1.18920948958231</text:p>
              </table:table-cell>
              <table:table-cell office:value-type="float" office:value="1.132">
                <text:p>1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6908635748702">
                <text:p>1.16908635748702</text:p>
              </table:table-cell>
              <table:table-cell office:value-type="float" office:value="1.267">
                <text:p>1.267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5563963375978">
                <text:p>1.15563963375978</text:p>
              </table:table-cell>
              <table:table-cell office:value-type="float" office:value="1.371">
                <text:p>1.371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4176323027579">
                <text:p>1.14176323027579</text:p>
              </table:table-cell>
              <table:table-cell office:value-type="float" office:value="1.336">
                <text:p>1.33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3513265137677">
                <text:p>1.13513265137677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2775251583297">
                <text:p>1.12775251583297</text:p>
              </table:table-cell>
              <table:table-cell office:value-type="float" office:value="1.392">
                <text:p>1.392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1293997608408">
                <text:p>1.11293997608408</text:p>
              </table:table-cell>
              <table:table-cell office:value-type="float" office:value="1.427">
                <text:p>1.427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9760432887441">
                <text:p>1.09760432887441</text:p>
              </table:table-cell>
              <table:table-cell office:value-type="float" office:value="1.455">
                <text:p>1.455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206693428511">
                <text:p>1.08206693428511</text:p>
              </table:table-cell>
              <table:table-cell office:value-type="float" office:value="1.462">
                <text:p>1.46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098704691089">
                <text:p>1.08098704691089</text:p>
              </table:table-cell>
              <table:table-cell office:value-type="float" office:value="1.329">
                <text:p>1.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6557971472845">
                <text:p>1.06557971472845</text:p>
              </table:table-cell>
              <table:table-cell office:value-type="float" office:value="1.469">
                <text:p>1.469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484418035504">
                <text:p>1.0484418035504</text:p>
              </table:table-cell>
              <table:table-cell office:value-type="float" office:value="1.524">
                <text:p>1.524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059972196595">
                <text:p>1.03059972196595</text:p>
              </table:table-cell>
              <table:table-cell office:value-type="float" office:value="1.594">
                <text:p>1.594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2694162795903">
                <text:p>1.02694162795903</text:p>
              </table:table-cell>
              <table:table-cell office:value-type="float" office:value="1.415">
                <text:p>1.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241537476243">
                <text:p>1.01241537476243</text:p>
              </table:table-cell>
              <table:table-cell office:value-type="float" office:value="1.664">
                <text:p>1.664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2995098431341">
                <text:p>0.992995098431341</text:p>
              </table:table-cell>
              <table:table-cell office:value-type="float" office:value="1.636">
                <text:p>1.63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2989226855349">
                <text:p>0.972989226855349</text:p>
              </table:table-cell>
              <table:table-cell office:value-type="float" office:value="1.421">
                <text:p>1.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2665592266111">
                <text:p>0.972665592266111</text:p>
              </table:table-cell>
              <table:table-cell office:value-type="float" office:value="1.573">
                <text:p>1.573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1337518795918">
                <text:p>0.951337518795918</text:p>
              </table:table-cell>
              <table:table-cell office:value-type="float" office:value="1.51">
                <text:p>1.51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9418925714293">
                <text:p>0.929418925714293</text:p>
              </table:table-cell>
              <table:table-cell office:value-type="float" office:value="1.517">
                <text:p>1.51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8921090091336">
                <text:p>0.918921090091336</text:p>
              </table:table-cell>
              <table:table-cell office:value-type="float" office:value="1.329">
                <text:p>1.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5795880367868">
                <text:p>0.905795880367868</text:p>
              </table:table-cell>
              <table:table-cell office:value-type="float" office:value="1.524">
                <text:p>1.524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0813592280791">
                <text:p>0.880813592280791</text:p>
              </table:table-cell>
              <table:table-cell office:value-type="float" office:value="1.531">
                <text:p>1.531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64866914328526">
                <text:p>0.864866914328526</text:p>
              </table:table-cell>
              <table:table-cell office:value-type="float" office:value="1.428">
                <text:p>1.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4913022307855">
                <text:p>0.854913022307855</text:p>
              </table:table-cell>
              <table:table-cell office:value-type="float" office:value="1.81">
                <text:p>1.81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0716949436898">
                <text:p>0.830716949436898</text:p>
              </table:table-cell>
              <table:table-cell office:value-type="float" office:value="2.075">
                <text:p>2.075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26722520168992">
                <text:p>0.826722520168992</text:p>
              </table:table-cell>
              <table:table-cell office:value-type="float" office:value="2.019">
                <text:p>2.019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25036441221354">
                <text:p>0.825036441221354</text:p>
              </table:table-cell>
              <table:table-cell office:value-type="float" office:value="2.053">
                <text:p>2.053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19280646972481">
                <text:p>0.819280646972481</text:p>
              </table:table-cell>
              <table:table-cell office:value-type="float" office:value="2.039">
                <text:p>2.03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3514271541883">
                <text:p>0.813514271541883</text:p>
              </table:table-cell>
              <table:table-cell office:value-type="float" office:value="2.053">
                <text:p>2.053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0837151140488">
                <text:p>0.810837151140488</text:p>
              </table:table-cell>
              <table:table-cell office:value-type="float" office:value="1.691">
                <text:p>1.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07602669916495">
                <text:p>0.807602669916495</text:p>
              </table:table-cell>
              <table:table-cell office:value-type="float" office:value="2.082">
                <text:p>2.082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01609488027319">
                <text:p>0.801609488027319</text:p>
              </table:table-cell>
              <table:table-cell office:value-type="float" office:value="2.131">
                <text:p>2.13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9657433321043">
                <text:p>0.79657433321043</text:p>
              </table:table-cell>
              <table:table-cell office:value-type="float" office:value="1.984">
                <text:p>1.984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560197989418">
                <text:p>0.79560197989418</text:p>
              </table:table-cell>
              <table:table-cell office:value-type="float" office:value="2.02">
                <text:p>2.0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89439684567179">
                <text:p>0.789439684567179</text:p>
              </table:table-cell>
              <table:table-cell office:value-type="float" office:value="2.273">
                <text:p>2.273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3188691075258">
                <text:p>0.783188691075258</text:p>
              </table:table-cell>
              <table:table-cell office:value-type="float" office:value="2.309">
                <text:p>2.309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6846408695299">
                <text:p>0.776846408695299</text:p>
              </table:table-cell>
              <table:table-cell office:value-type="float" office:value="2.351">
                <text:p>2.351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0483809431108">
                <text:p>0.770483809431108</text:p>
              </table:table-cell>
              <table:table-cell office:value-type="float" office:value="2.351">
                <text:p>2.351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4176132390331">
                <text:p>0.764176132390331</text:p>
              </table:table-cell>
              <table:table-cell office:value-type="float" office:value="2.095">
                <text:p>2.0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63951826033324">
                <text:p>0.763951826033324</text:p>
              </table:table-cell>
              <table:table-cell office:value-type="float" office:value="2.344">
                <text:p>2.344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7320096546672">
                <text:p>0.757320096546672</text:p>
              </table:table-cell>
              <table:table-cell office:value-type="float" office:value="2.344">
                <text:p>2.34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6788198768118">
                <text:p>0.756788198768118</text:p>
              </table:table-cell>
              <table:table-cell office:value-type="float" office:value="2.205">
                <text:p>2.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0662646134056">
                <text:p>0.750662646134056</text:p>
              </table:table-cell>
              <table:table-cell office:value-type="float" office:value="2.337">
                <text:p>2.337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382322160375">
                <text:p>0.74382322160375</text:p>
              </table:table-cell>
              <table:table-cell office:value-type="float" office:value="2.337">
                <text:p>2.337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36874361648423">
                <text:p>0.736874361648423</text:p>
              </table:table-cell>
              <table:table-cell office:value-type="float" office:value="2.33">
                <text:p>2.33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9974285699556">
                <text:p>0.729974285699556</text:p>
              </table:table-cell>
              <table:table-cell office:value-type="float" office:value="2.227">
                <text:p>2.227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9812507160936">
                <text:p>0.729812507160936</text:p>
              </table:table-cell>
              <table:table-cell office:value-type="float" office:value="2.323">
                <text:p>2.323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2716167488495">
                <text:p>0.722716167488495</text:p>
              </table:table-cell>
              <table:table-cell office:value-type="float" office:value="2.316">
                <text:p>2.316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15418322595056">
                <text:p>0.715418322595056</text:p>
              </table:table-cell>
              <table:table-cell office:value-type="float" office:value="2.309">
                <text:p>2.309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07995746422929">
                <text:p>0.707995746422929</text:p>
              </table:table-cell>
              <table:table-cell office:value-type="float" office:value="2.287">
                <text:p>2.287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2688968159133">
                <text:p>0.702688968159133</text:p>
              </table:table-cell>
              <table:table-cell office:value-type="float" office:value="2.284">
                <text:p>2.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00530656978592">
                <text:p>0.700530656978592</text:p>
              </table:table-cell>
              <table:table-cell office:value-type="float" office:value="2.28">
                <text:p>2.28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9284691927723">
                <text:p>0.69284691927723</text:p>
              </table:table-cell>
              <table:table-cell office:value-type="float" office:value="2.301">
                <text:p>2.301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196510276736">
                <text:p>0.69196510276736</text:p>
              </table:table-cell>
              <table:table-cell office:value-type="float" office:value="2.332">
                <text:p>2.332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85024785105714">
                <text:p>0.685024785105714</text:p>
              </table:table-cell>
              <table:table-cell office:value-type="float" office:value="2.422">
                <text:p>2.422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7059177392161">
                <text:p>0.677059177392161</text:p>
              </table:table-cell>
              <table:table-cell office:value-type="float" office:value="2.564">
                <text:p>2.564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5686708699401">
                <text:p>0.675686708699401</text:p>
              </table:table-cell>
              <table:table-cell office:value-type="float" office:value="2.547">
                <text:p>2.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9037800885156">
                <text:p>0.669037800885156</text:p>
              </table:table-cell>
              <table:table-cell office:value-type="float" office:value="2.599">
                <text:p>2.599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60770643527697">
                <text:p>0.660770643527697</text:p>
              </table:table-cell>
              <table:table-cell office:value-type="float" office:value="2.571">
                <text:p>2.571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52343055062715">
                <text:p>0.652343055062715</text:p>
              </table:table-cell>
              <table:table-cell office:value-type="float" office:value="2.507">
                <text:p>2.5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50307523131936">
                <text:p>0.650307523131936</text:p>
              </table:table-cell>
              <table:table-cell office:value-type="float" office:value="2.715">
                <text:p>2.715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8652695131223">
                <text:p>0.648652695131223</text:p>
              </table:table-cell>
              <table:table-cell office:value-type="float" office:value="2.448">
                <text:p>2.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5081436010873">
                <text:p>0.635081436010873</text:p>
              </table:table-cell>
              <table:table-cell office:value-type="float" office:value="2.422">
                <text:p>2.42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5305046141109">
                <text:p>0.605305046141109</text:p>
              </table:table-cell>
              <table:table-cell office:value-type="float" office:value="2.471">
                <text:p>2.4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8243191653623">
                <text:p>0.598243191653623</text:p>
              </table:table-cell>
              <table:table-cell office:value-type="float" office:value="2.287">
                <text:p>2.28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94613509160098">
                <text:p>0.594613509160098</text:p>
              </table:table-cell>
              <table:table-cell office:value-type="float" office:value="2.211">
                <text:p>2.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849580100721">
                <text:p>0.58849580100721</text:p>
              </table:table-cell>
              <table:table-cell office:value-type="float" office:value="2.259">
                <text:p>2.25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53883026643874">
                <text:p>0.553883026643874</text:p>
              </table:table-cell>
              <table:table-cell office:value-type="float" office:value="2.276">
                <text:p>2.27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40579716504454">
                <text:p>0.540579716504454</text:p>
              </table:table-cell>
              <table:table-cell office:value-type="float" office:value="2.073">
                <text:p>2.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5544337546448">
                <text:p>0.495544337546448</text:p>
              </table:table-cell>
              <table:table-cell office:value-type="float" office:value="2.186">
                <text:p>2.18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86430478854434">
                <text:p>0.486430478854434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2488255770506">
                <text:p>0.432488255770506</text:p>
              </table:table-cell>
              <table:table-cell office:value-type="float" office:value="1.987">
                <text:p>1.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8134794028789">
                <text:p>0.428134794028789</text:p>
              </table:table-cell>
              <table:table-cell office:value-type="float" office:value="2.123">
                <text:p>2.12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8397900948138">
                <text:p>0.378397900948138</text:p>
              </table:table-cell>
              <table:table-cell office:value-type="float" office:value="1.974">
                <text:p>1.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0248018334163">
                <text:p>0.350248018334163</text:p>
              </table:table-cell>
              <table:table-cell office:value-type="float" office:value="2.081">
                <text:p>2.08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1427296520743">
                <text:p>0.331427296520743</text:p>
              </table:table-cell>
              <table:table-cell office:value-type="float" office:value="2.069">
                <text:p>2.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4282455297693">
                <text:p>0.324282455297693</text:p>
              </table:table-cell>
              <table:table-cell office:value-type="float" office:value="1.961">
                <text:p>1.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4656282788516">
                <text:p>0.284656282788516</text:p>
              </table:table-cell>
              <table:table-cell office:value-type="float" office:value="2.055">
                <text:p>2.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0212854896243">
                <text:p>0.270212854896243</text:p>
              </table:table-cell>
              <table:table-cell office:value-type="float" office:value="1.948">
                <text:p>1.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6165902285993">
                <text:p>0.216165902285993</text:p>
              </table:table-cell>
              <table:table-cell office:value-type="float" office:value="1.948">
                <text:p>1.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2265614298022">
                <text:p>0.162265614298022</text:p>
              </table:table-cell>
              <table:table-cell office:value-type="float" office:value="1.941">
                <text:p>1.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70712059065354">
                <text:p>0.0870712059065354</text:p>
              </table:table-cell>
              <table:table-cell office:value-type="float" office:value="2.022">
                <text:p>2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06023401140731">
                <text:p>0.0406023401140731</text:p>
              </table:table-cell>
              <table:table-cell office:value-type="float" office:value="2.018">
                <text:p>2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33514207947967">
                <text:p>-0.0433514207947967</text:p>
              </table:table-cell>
              <table:table-cell office:value-type="float" office:value="2.012">
                <text:p>2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37093786437002">
                <text:p>-0.137093786437002</text:p>
              </table:table-cell>
              <table:table-cell office:value-type="float" office:value="2.008">
                <text:p>2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11973115904196">
                <text:p>-0.211973115904196</text:p>
              </table:table-cell>
              <table:table-cell office:value-type="float" office:value="2.006">
                <text:p>2.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292259545726229">
                <text:p>-0.292259545726229</text:p>
              </table:table-cell>
              <table:table-cell office:value-type="float" office:value="2.004">
                <text:p>2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36875039661956">
                <text:p>-0.436875039661956</text:p>
              </table:table-cell>
              <table:table-cell office:value-type="float" office:value="2.001">
                <text:p>2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34022631714177">
                <text:p>-0.534022631714177</text:p>
              </table:table-cell>
              <table:table-cell office:value-type="float" office:value="1.999">
                <text:p>1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571217488503046">
                <text:p>-0.571217488503046</text:p>
              </table:table-cell>
              <table:table-cell office:value-type="float" office:value="1.998">
                <text:p>1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94141600682363">
                <text:p>-0.594141600682363</text:p>
              </table:table-cell>
              <table:table-cell office:value-type="float" office:value="1.998">
                <text:p>1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03115524461453">
                <text:p>-0.703115524461453</text:p>
              </table:table-cell>
              <table:table-cell office:value-type="float" office:value="1.994">
                <text:p>1.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715569266155481">
                <text:p>-0.715569266155481</text:p>
              </table:table-cell>
              <table:table-cell office:value-type="float" office:value="1.994">
                <text:p>1.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1.993">
                <text:p>1.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821598658466245">
                <text:p>-0.821598658466245</text:p>
              </table:table-cell>
              <table:table-cell office:value-type="float" office:value="1.988">
                <text:p>1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21180816901151">
                <text:p>-0.921180816901151</text:p>
              </table:table-cell>
              <table:table-cell office:value-type="float" office:value="1.979">
                <text:p>1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49233688766958">
                <text:p>-0.949233688766958</text:p>
              </table:table-cell>
              <table:table-cell office:value-type="float" office:value="1.975">
                <text:p>1.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6617430604669">
                <text:p>-0.96617430604669</text:p>
              </table:table-cell>
              <table:table-cell office:value-type="float" office:value="1.973">
                <text:p>1.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0883709552927">
                <text:p>-0.980883709552927</text:p>
              </table:table-cell>
              <table:table-cell office:value-type="float" office:value="1.971">
                <text:p>1.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02784346414051">
                <text:p>-1.02784346414051</text:p>
              </table:table-cell>
              <table:table-cell office:value-type="float" office:value="1.963">
                <text:p>1.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06258241852286">
                <text:p>-1.06258241852286</text:p>
              </table:table-cell>
              <table:table-cell office:value-type="float" office:value="1.956">
                <text:p>1.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08212704480115">
                <text:p>-1.08212704480115</text:p>
              </table:table-cell>
              <table:table-cell office:value-type="float" office:value="1.951">
                <text:p>1.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147820449879">
                <text:p>-1.12147820449879</text:p>
              </table:table-cell>
              <table:table-cell office:value-type="float" office:value="1.94">
                <text:p>1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13454067733804">
                <text:p>-1.13454067733804</text:p>
              </table:table-cell>
              <table:table-cell office:value-type="float" office:value="1.936">
                <text:p>1.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14666689499766">
                <text:p>-1.14666689499766</text:p>
              </table:table-cell>
              <table:table-cell office:value-type="float" office:value="1.932">
                <text:p>1.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15701652987778">
                <text:p>-1.15701652987778</text:p>
              </table:table-cell>
              <table:table-cell office:value-type="float" office:value="1.928">
                <text:p>1.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6577009714832">
                <text:p>-1.16577009714832</text:p>
              </table:table-cell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032869367191">
                <text:p>-1.2032869367191</text:p>
              </table:table-cell>
              <table:table-cell office:value-type="float" office:value="1.909">
                <text:p>1.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21968268785985">
                <text:p>-1.21968268785985</text:p>
              </table:table-cell>
              <table:table-cell office:value-type="float" office:value="1.901">
                <text:p>1.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52287874528034">
                <text:p>-1.52287874528034</text:p>
              </table:table-cell>
              <table:table-cell office:value-type="float" office:value="1.506">
                <text:p>1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53461714855158">
                <text:p>-1.53461714855158</text:p>
              </table:table-cell>
              <table:table-cell office:value-type="float" office:value="1.343">
                <text:p>1.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54821356447571">
                <text:p>-1.54821356447571</text:p>
              </table:table-cell>
              <table:table-cell office:value-type="float" office:value="1.302">
                <text:p>1.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56066730616974">
                <text:p>-1.56066730616974</text:p>
              </table:table-cell>
              <table:table-cell office:value-type="float" office:value="1.221">
                <text:p>1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7186520597121">
                <text:p>-1.57186520597121</text:p>
              </table:table-cell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58502665202918">
                <text:p>-1.58502665202918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60032627851896">
                <text:p>-1.60032627851896</text:p>
              </table:table-cell>
              <table:table-cell office:value-type="float" office:value="0.895">
                <text:p>0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1083391563547">
                <text:p>-1.61083391563547</text:p>
              </table:table-cell>
              <table:table-cell office:value-type="float" office:value="0.855">
                <text:p>0.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62160209905186">
                <text:p>-1.62160209905186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6252516539899">
                <text:p>-1.6252516539899</text:p>
              </table:table-cell>
              <table:table-cell office:value-type="float" office:value="0.814">
                <text:p>0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63264407897398">
                <text:p>-1.63264407897398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63827216398241">
                <text:p>-1.63827216398241</text:p>
              </table:table-cell>
              <table:table-cell office:value-type="float" office:value="0.773">
                <text:p>0.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64206515299955">
                <text:p>-1.642065152999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65169513695184">
                <text:p>-1.6516951369518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65364702554936">
                <text:p>-1.65364702554936</text:p>
              </table:table-cell>
              <table:table-cell office:value-type="float" office:value="0.814">
                <text:p>0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65955588515988">
                <text:p>-1.65955588515988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66554624884907">
                <text:p>-1.66554624884907</text:p>
              </table:table-cell>
              <table:table-cell office:value-type="float" office:value="0.855">
                <text:p>0.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66756154008439">
                <text:p>-1.66756154008439</text:p>
              </table:table-cell>
              <table:table-cell office:value-type="float" office:value="NaN">
                <text:p>NaN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67778070526608">
                <text:p>-1.67778070526608</text:p>
              </table:table-cell>
              <table:table-cell office:value-type="float" office:value="NaN">
                <text:p>NaN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68193666503724">
                <text:p>-1.68193666503724</text:p>
              </table:table-cell>
              <table:table-cell office:value-type="float" office:value="0.895">
                <text:p>0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69250396208679">
                <text:p>-1.69250396208679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69680394257951">
                <text:p>-1.69680394257951</text:p>
              </table:table-cell>
              <table:table-cell office:value-type="float" office:value="NaN">
                <text:p>NaN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69680394257951">
                <text:p>-1.69680394257951</text:p>
              </table:table-cell>
              <table:table-cell office:value-type="float" office:value="1.099">
                <text:p>1.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70996538863748">
                <text:p>-1.70996538863748</text:p>
              </table:table-cell>
              <table:table-cell office:value-type="float" office:value="NaN">
                <text:p>NaN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71219827006977">
                <text:p>-1.71219827006977</text:p>
              </table:table-cell>
              <table:table-cell office:value-type="float" office:value="1.262">
                <text:p>1.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72124639904717">
                <text:p>-1.72124639904717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7281583934635">
                <text:p>-1.7281583934635</text:p>
              </table:table-cell>
              <table:table-cell office:value-type="float" office:value="1.506">
                <text:p>1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73282827159699">
                <text:p>-1.73282827159699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74714696902011">
                <text:p>-1.74714696902011</text:p>
              </table:table-cell>
              <table:table-cell office:value-type="float" office:value="1.709">
                <text:p>1.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75202673363819">
                <text:p>-1.75202673363819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6447155309245">
                <text:p>-1.76447155309245</text:p>
              </table:table-cell>
              <table:table-cell office:value-type="float" office:value="1.954">
                <text:p>1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76700388960785">
                <text:p>-1.76700388960785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78251605578609">
                <text:p>-1.78251605578609</text:p>
              </table:table-cell>
              <table:table-cell office:value-type="float" office:value="NaN">
                <text:p>NaN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7851561519523">
                <text:p>-1.7851561519523</text:p>
              </table:table-cell>
              <table:table-cell office:value-type="float" office:value="2.116">
                <text:p>2.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79860287567955">
                <text:p>-1.79860287567955</text:p>
              </table:table-cell>
              <table:table-cell office:value-type="float" office:value="NaN">
                <text:p>NaN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80134291304558">
                <text:p>-1.80134291304558</text:p>
              </table:table-cell>
              <table:table-cell office:value-type="float" office:value="2.401">
                <text:p>2.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81247927916354">
                <text:p>-1.8124792791635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81815641205523">
                <text:p>-1.81815641205523</text:p>
              </table:table-cell>
              <table:table-cell office:value-type="float" office:value="2.767">
                <text:p>2.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82681373158773">
                <text:p>-1.82681373158773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83268266525182">
                <text:p>-1.83268266525182</text:p>
              </table:table-cell>
              <table:table-cell office:value-type="float" office:value="3.174">
                <text:p>3.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84163750790475">
                <text:p>-1.8416375079047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85078088734462">
                <text:p>-1.85078088734462</text:p>
              </table:table-cell>
              <table:table-cell office:value-type="float" office:value="3.622">
                <text:p>3.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6012091359876">
                <text:p>-1.86012091359876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86966623150499">
                <text:p>-1.8696662315049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87289520163519">
                <text:p>-1.87289520163519</text:p>
              </table:table-cell>
              <table:table-cell office:value-type="float" office:value="NaN">
                <text:p>NaN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88272870434424">
                <text:p>-1.88272870434424</text:p>
              </table:table-cell>
              <table:table-cell office:value-type="float" office:value="4.477">
                <text:p>4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88627239771552">
                <text:p>-1.88627239771552</text:p>
              </table:table-cell>
              <table:table-cell office:value-type="float" office:value="NaN">
                <text:p>NaN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89295398307203">
                <text:p>-1.89295398307203</text:p>
              </table:table-cell>
              <table:table-cell office:value-type="float" office:value="NaN">
                <text:p>NaN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89633372372341">
                <text:p>-1.89633372372341</text:p>
              </table:table-cell>
              <table:table-cell office:value-type="float" office:value="4.965">
                <text:p>4.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90317314825372">
                <text:p>-1.90317314825372</text:p>
              </table:table-cell>
              <table:table-cell office:value-type="float" office:value="NaN">
                <text:p>NaN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91727286658698">
                <text:p>-1.91727286658698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9188780636247">
                <text:p>-1.9188780636247</text:p>
              </table:table-cell>
              <table:table-cell office:value-type="float" office:value="5.209">
                <text:p>5.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92269182137934">
                <text:p>-1.92269182137934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93745082113096">
                <text:p>-1.93745082113096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94067979126116">
                <text:p>-1.94067979126116</text:p>
              </table:table-cell>
              <table:table-cell office:value-type="float" office:value="5.291">
                <text:p>5.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94507021800116">
                <text:p>-1.94507021800116</text:p>
              </table:table-cell>
              <table:table-cell office:value-type="float" office:value="NaN">
                <text:p>NaN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95670723669531">
                <text:p>-1.95670723669531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96561943665766">
                <text:p>-1.96561943665766</text:p>
              </table:table-cell>
              <table:table-cell office:value-type="float" office:value="5.169">
                <text:p>5.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96866467741177">
                <text:p>-1.96866467741177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98302703734577">
                <text:p>-1.98302703734577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98786964933523">
                <text:p>-1.98786964933523</text:p>
              </table:table-cell>
              <table:table-cell office:value-type="float" office:value="4.884">
                <text:p>4.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99788066117869">
                <text:p>-1.99788066117869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00917154235016">
                <text:p>-2.00917154235016</text:p>
              </table:table-cell>
              <table:table-cell office:value-type="float" office:value="4.517">
                <text:p>4.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03389485289056">
                <text:p>-2.03389485289056</text:p>
              </table:table-cell>
              <table:table-cell office:value-type="float" office:value="4.151">
                <text:p>4.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06004917746518">
                <text:p>-2.06004917746518</text:p>
              </table:table-cell>
              <table:table-cell office:value-type="float" office:value="3.866">
                <text:p>3.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09849025460173">
                <text:p>-2.09849025460173</text:p>
              </table:table-cell>
              <table:table-cell office:value-type="float" office:value="3.581">
                <text:p>3.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15266781449806">
                <text:p>-2.15266781449806</text:p>
              </table:table-cell>
              <table:table-cell office:value-type="float" office:value="3.378">
                <text:p>3.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20076996807931">
                <text:p>-2.20076996807931</text:p>
              </table:table-cell>
              <table:table-cell office:value-type="float" office:value="3.337">
                <text:p>3.3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00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1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01cm" svg:y="3.703cm" style:legend-expansion="high" chart:style-name="ch2"/>
        <chart:plot-area chart:style-name="ch3" table:cell-range-address="MgF2.C2:MgF2.F206 MgF2.D1:MgF2.F1" chart:data-source-has-labels="row" svg:x="0.32cm" svg:y="0.18cm" svg:width="11.661cm" svg:height="8.64cm">
          <chartooo:coordinate-region svg:x="1.232cm" svg:y="0.379cm" svg:width="10.2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gF2.D2:MgF2.D206" chart:label-cell-address="MgF2.D1:MgF2.D1" chart:class="chart:scatter">
            <chart:domain table:cell-range-address="MgF2.C2:MgF2.C206"/>
            <chart:data-point chart:repeated="205"/>
          </chart:series>
          <chart:series chart:style-name="ch8" chart:values-cell-range-address="MgF2.E2:MgF2.E206" chart:label-cell-address="MgF2.E1:MgF2.E1" chart:class="chart:scatter">
            <chart:data-point chart:repeated="205"/>
          </chart:series>
          <chart:series chart:style-name="ch9" chart:values-cell-range-address="MgF2.F2:MgF2.F206" chart:label-cell-address="MgF2.F1:MgF2.F1" chart:class="chart:scatter">
            <chart:data-point chart:repeated="2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_ordinary</text:p>
                <draw:g>
                  <svg:desc>MgF2.D1:MgF2.D1</svg:desc>
                </draw:g>
              </table:table-cell>
              <table:table-cell office:value-type="string">
                <text:p>kappa_ordinary</text:p>
                <draw:g>
                  <svg:desc>MgF2.E1:MgF2.E1</svg:desc>
                </draw:g>
              </table:table-cell>
              <table:table-cell office:value-type="string">
                <text:p>n_extraordinary</text:p>
                <draw:g>
                  <svg:desc>MgF2.F1:MgF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98.30905371">
                <text:p>49998.30905371</text:p>
                <draw:g>
                  <svg:desc>MgF2.C2:MgF2.C206</svg:desc>
                </draw:g>
              </table:table-cell>
              <table:table-cell office:value-type="float" office:value="1.42309">
                <text:p>1.42309</text:p>
                <draw:g>
                  <svg:desc>MgF2.D2:MgF2.D206</svg:desc>
                </draw:g>
              </table:table-cell>
              <table:table-cell office:value-type="float" office:value="NaN">
                <text:p>NaN</text:p>
                <draw:g>
                  <svg:desc>MgF2.E2:MgF2.E206</svg:desc>
                </draw:g>
              </table:table-cell>
              <table:table-cell office:value-type="float" office:value="1.43657">
                <text:p>1.43657</text:p>
                <draw:g>
                  <svg:desc>MgF2.F2:MgF2.F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94.77685529">
                <text:p>47594.77685529</text:p>
              </table:table-cell>
              <table:table-cell office:value-type="float" office:value="1.41754">
                <text:p>1.41754</text:p>
              </table:table-cell>
              <table:table-cell office:value-type="float" office:value="NaN">
                <text:p>NaN</text:p>
              </table:table-cell>
              <table:table-cell office:value-type="float" office:value="1.43085">
                <text:p>1.43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457.40761844">
                <text:p>45457.40761844</text:p>
              </table:table-cell>
              <table:table-cell office:value-type="float" office:value="1.41291">
                <text:p>1.41291</text:p>
              </table:table-cell>
              <table:table-cell office:value-type="float" office:value="NaN">
                <text:p>NaN</text:p>
              </table:table-cell>
              <table:table-cell office:value-type="float" office:value="1.42608">
                <text:p>1.42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81.34926739">
                <text:p>43481.34926739</text:p>
              </table:table-cell>
              <table:table-cell office:value-type="float" office:value="1.409">
                <text:p>1.409</text:p>
              </table:table-cell>
              <table:table-cell office:value-type="float" office:value="NaN">
                <text:p>NaN</text:p>
              </table:table-cell>
              <table:table-cell office:value-type="float" office:value="1.42204">
                <text:p>1.42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66.60180214">
                <text:p>41666.60180214</text:p>
              </table:table-cell>
              <table:table-cell office:value-type="float" office:value="1.40567">
                <text:p>1.40567</text:p>
              </table:table-cell>
              <table:table-cell office:value-type="float" office:value="NaN">
                <text:p>NaN</text:p>
              </table:table-cell>
              <table:table-cell office:value-type="float" office:value="1.41859">
                <text:p>1.41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97.03413411">
                <text:p>39997.03413411</text:p>
              </table:table-cell>
              <table:table-cell office:value-type="float" office:value="1.4028">
                <text:p>1.4028</text:p>
              </table:table-cell>
              <table:table-cell office:value-type="float" office:value="NaN">
                <text:p>NaN</text:p>
              </table:table-cell>
              <table:table-cell office:value-type="float" office:value="1.41562">
                <text:p>1.41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64.58071901">
                <text:p>38464.58071901</text:p>
              </table:table-cell>
              <table:table-cell office:value-type="float" office:value="1.4003">
                <text:p>1.4003</text:p>
              </table:table-cell>
              <table:table-cell office:value-type="float" office:value="NaN">
                <text:p>NaN</text:p>
              </table:table-cell>
              <table:table-cell office:value-type="float" office:value="1.41303">
                <text:p>1.41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36.97937968">
                <text:p>37036.97937968</text:p>
              </table:table-cell>
              <table:table-cell office:value-type="float" office:value="1.39812">
                <text:p>1.39812</text:p>
              </table:table-cell>
              <table:table-cell office:value-type="float" office:value="NaN">
                <text:p>NaN</text:p>
              </table:table-cell>
              <table:table-cell office:value-type="float" office:value="1.41077">
                <text:p>1.41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14.23011612">
                <text:p>35714.23011612</text:p>
              </table:table-cell>
              <table:table-cell office:value-type="float" office:value="1.3962">
                <text:p>1.3962</text:p>
              </table:table-cell>
              <table:table-cell office:value-type="float" office:value="NaN">
                <text:p>NaN</text:p>
              </table:table-cell>
              <table:table-cell office:value-type="float" office:value="1.40877">
                <text:p>1.40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480.20183975">
                <text:p>34480.20183975</text:p>
              </table:table-cell>
              <table:table-cell office:value-type="float" office:value="1.3945">
                <text:p>1.3945</text:p>
              </table:table-cell>
              <table:table-cell office:value-type="float" office:value="NaN">
                <text:p>NaN</text:p>
              </table:table-cell>
              <table:table-cell office:value-type="float" office:value="1.407">
                <text:p>1.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34.89455057">
                <text:p>33334.89455057</text:p>
              </table:table-cell>
              <table:table-cell office:value-type="float" office:value="1.39298">
                <text:p>1.39298</text:p>
              </table:table-cell>
              <table:table-cell office:value-type="float" office:value="NaN">
                <text:p>NaN</text:p>
              </table:table-cell>
              <table:table-cell office:value-type="float" office:value="1.40543">
                <text:p>1.40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62.17716">
                <text:p>32262.17716</text:p>
              </table:table-cell>
              <table:table-cell office:value-type="float" office:value="1.39162">
                <text:p>1.39162</text:p>
              </table:table-cell>
              <table:table-cell office:value-type="float" office:value="NaN">
                <text:p>NaN</text:p>
              </table:table-cell>
              <table:table-cell office:value-type="float" office:value="1.40402">
                <text:p>1.40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53.98412375">
                <text:p>31253.98412375</text:p>
              </table:table-cell>
              <table:table-cell office:value-type="float" office:value="1.3904">
                <text:p>1.3904</text:p>
              </table:table-cell>
              <table:table-cell office:value-type="float" office:value="NaN">
                <text:p>NaN</text:p>
              </table:table-cell>
              <table:table-cell office:value-type="float" office:value="1.40275">
                <text:p>1.40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302.24989753">
                <text:p>30302.24989753</text:p>
              </table:table-cell>
              <table:table-cell office:value-type="float" office:value="1.3893">
                <text:p>1.3893</text:p>
              </table:table-cell>
              <table:table-cell office:value-type="float" office:value="NaN">
                <text:p>NaN</text:p>
              </table:table-cell>
              <table:table-cell office:value-type="float" office:value="1.4016">
                <text:p>1.4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15.04002563">
                <text:p>29415.04002563</text:p>
              </table:table-cell>
              <table:table-cell office:value-type="float" office:value="1.3883">
                <text:p>1.3883</text:p>
              </table:table-cell>
              <table:table-cell office:value-type="float" office:value="NaN">
                <text:p>NaN</text:p>
              </table:table-cell>
              <table:table-cell office:value-type="float" office:value="1.40056">
                <text:p>1.40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68.15787518">
                <text:p>28568.15787518</text:p>
              </table:table-cell>
              <table:table-cell office:value-type="float" office:value="1.38739">
                <text:p>1.38739</text:p>
              </table:table-cell>
              <table:table-cell office:value-type="float" office:value="NaN">
                <text:p>NaN</text:p>
              </table:table-cell>
              <table:table-cell office:value-type="float" office:value="1.39961">
                <text:p>1.39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777.73453476">
                <text:p>27777.73453476</text:p>
              </table:table-cell>
              <table:table-cell office:value-type="float" office:value="1.38656">
                <text:p>1.38656</text:p>
              </table:table-cell>
              <table:table-cell office:value-type="float" office:value="NaN">
                <text:p>NaN</text:p>
              </table:table-cell>
              <table:table-cell office:value-type="float" office:value="1.39875">
                <text:p>1.39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27.63891579">
                <text:p>27027.63891579</text:p>
              </table:table-cell>
              <table:table-cell office:value-type="float" office:value="1.3858">
                <text:p>1.3858</text:p>
              </table:table-cell>
              <table:table-cell office:value-type="float" office:value="NaN">
                <text:p>NaN</text:p>
              </table:table-cell>
              <table:table-cell office:value-type="float" office:value="1.39796">
                <text:p>1.39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17.87101827">
                <text:p>26317.87101827</text:p>
              </table:table-cell>
              <table:table-cell office:value-type="float" office:value="1.3851">
                <text:p>1.3851</text:p>
              </table:table-cell>
              <table:table-cell office:value-type="float" office:value="NaN">
                <text:p>NaN</text:p>
              </table:table-cell>
              <table:table-cell office:value-type="float" office:value="1.39723">
                <text:p>1.39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40.36529791">
                <text:p>25640.36529791</text:p>
              </table:table-cell>
              <table:table-cell office:value-type="float" office:value="1.38446">
                <text:p>1.38446</text:p>
              </table:table-cell>
              <table:table-cell office:value-type="float" office:value="NaN">
                <text:p>NaN</text:p>
              </table:table-cell>
              <table:table-cell office:value-type="float" office:value="1.39656">
                <text:p>1.39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03.187299">
                <text:p>25003.187299</text:p>
              </table:table-cell>
              <table:table-cell office:value-type="float" office:value="1.38387">
                <text:p>1.38387</text:p>
              </table:table-cell>
              <table:table-cell office:value-type="float" office:value="NaN">
                <text:p>NaN</text:p>
              </table:table-cell>
              <table:table-cell office:value-type="float" office:value="1.39594">
                <text:p>1.39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09.48674408">
                <text:p>23809.48674408</text:p>
              </table:table-cell>
              <table:table-cell office:value-type="float" office:value="1.38281">
                <text:p>1.38281</text:p>
              </table:table-cell>
              <table:table-cell office:value-type="float" office:value="NaN">
                <text:p>NaN</text:p>
              </table:table-cell>
              <table:table-cell office:value-type="float" office:value="1.39484">
                <text:p>1.39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728.70380922">
                <text:p>22728.70380922</text:p>
              </table:table-cell>
              <table:table-cell office:value-type="float" office:value="1.38189">
                <text:p>1.38189</text:p>
              </table:table-cell>
              <table:table-cell office:value-type="float" office:value="NaN">
                <text:p>NaN</text:p>
              </table:table-cell>
              <table:table-cell office:value-type="float" office:value="1.39389">
                <text:p>1.39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36.64186155">
                <text:p>21736.64186155</text:p>
              </table:table-cell>
              <table:table-cell office:value-type="float" office:value="1.3811">
                <text:p>1.3811</text:p>
              </table:table-cell>
              <table:table-cell office:value-type="float" office:value="NaN">
                <text:p>NaN</text:p>
              </table:table-cell>
              <table:table-cell office:value-type="float" office:value="1.39306">
                <text:p>1.39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33.30090107">
                <text:p>20833.30090107</text:p>
              </table:table-cell>
              <table:table-cell office:value-type="float" office:value="1.3804">
                <text:p>1.3804</text:p>
              </table:table-cell>
              <table:table-cell office:value-type="float" office:value="NaN">
                <text:p>NaN</text:p>
              </table:table-cell>
              <table:table-cell office:value-type="float" office:value="1.39233">
                <text:p>1.39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2.5498392">
                <text:p>20002.5498392</text:p>
              </table:table-cell>
              <table:table-cell office:value-type="float" office:value="1.37978">
                <text:p>1.37978</text:p>
              </table:table-cell>
              <table:table-cell office:value-type="float" office:value="NaN">
                <text:p>NaN</text:p>
              </table:table-cell>
              <table:table-cell office:value-type="float" office:value="1.39168">
                <text:p>1.39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28.25758736">
                <text:p>19228.25758736</text:p>
              </table:table-cell>
              <table:table-cell office:value-type="float" office:value="1.37923">
                <text:p>1.37923</text:p>
              </table:table-cell>
              <table:table-cell office:value-type="float" office:value="NaN">
                <text:p>NaN</text:p>
              </table:table-cell>
              <table:table-cell office:value-type="float" office:value="1.39111">
                <text:p>1.39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518.48968984">
                <text:p>18518.48968984</text:p>
              </table:table-cell>
              <table:table-cell office:value-type="float" office:value="1.37873">
                <text:p>1.37873</text:p>
              </table:table-cell>
              <table:table-cell office:value-type="float" office:value="NaN">
                <text:p>NaN</text:p>
              </table:table-cell>
              <table:table-cell office:value-type="float" office:value="1.39059">
                <text:p>1.39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57.11505806">
                <text:p>17857.11505806</text:p>
              </table:table-cell>
              <table:table-cell office:value-type="float" office:value="1.37829">
                <text:p>1.37829</text:p>
              </table:table-cell>
              <table:table-cell office:value-type="float" office:value="NaN">
                <text:p>NaN</text:p>
              </table:table-cell>
              <table:table-cell office:value-type="float" office:value="1.39013">
                <text:p>1.39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44.13369202">
                <text:p>17244.13369202</text:p>
              </table:table-cell>
              <table:table-cell office:value-type="float" office:value="1.37789">
                <text:p>1.37789</text:p>
              </table:table-cell>
              <table:table-cell office:value-type="float" office:value="NaN">
                <text:p>NaN</text:p>
              </table:table-cell>
              <table:table-cell office:value-type="float" office:value="1.38971">
                <text:p>1.38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63.41450314">
                <text:p>16663.41450314</text:p>
              </table:table-cell>
              <table:table-cell office:value-type="float" office:value="1.37752">
                <text:p>1.37752</text:p>
              </table:table-cell>
              <table:table-cell office:value-type="float" office:value="NaN">
                <text:p>NaN</text:p>
              </table:table-cell>
              <table:table-cell office:value-type="float" office:value="1.38932">
                <text:p>1.38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131.08858">
                <text:p>16131.08858</text:p>
              </table:table-cell>
              <table:table-cell office:value-type="float" office:value="1.37718">
                <text:p>1.37718</text:p>
              </table:table-cell>
              <table:table-cell office:value-type="float" office:value="NaN">
                <text:p>NaN</text:p>
              </table:table-cell>
              <table:table-cell office:value-type="float" office:value="1.38897">
                <text:p>1.38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22.95928973">
                <text:p>15622.95928973</text:p>
              </table:table-cell>
              <table:table-cell office:value-type="float" office:value="1.37688">
                <text:p>1.37688</text:p>
              </table:table-cell>
              <table:table-cell office:value-type="float" office:value="NaN">
                <text:p>NaN</text:p>
              </table:table-cell>
              <table:table-cell office:value-type="float" office:value="1.38865">
                <text:p>1.38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55.15772091">
                <text:p>15155.15772091</text:p>
              </table:table-cell>
              <table:table-cell office:value-type="float" office:value="1.37659">
                <text:p>1.37659</text:p>
              </table:table-cell>
              <table:table-cell office:value-type="float" office:value="NaN">
                <text:p>NaN</text:p>
              </table:table-cell>
              <table:table-cell office:value-type="float" office:value="1.38835">
                <text:p>1.38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03.48724067">
                <text:p>14703.48724067</text:p>
              </table:table-cell>
              <table:table-cell office:value-type="float" office:value="1.37633">
                <text:p>1.37633</text:p>
              </table:table-cell>
              <table:table-cell office:value-type="float" office:value="NaN">
                <text:p>NaN</text:p>
              </table:table-cell>
              <table:table-cell office:value-type="float" office:value="1.38808">
                <text:p>1.388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84.07893759">
                <text:p>14284.07893759</text:p>
              </table:table-cell>
              <table:table-cell office:value-type="float" office:value="1.37608">
                <text:p>1.37608</text:p>
              </table:table-cell>
              <table:table-cell office:value-type="float" office:value="NaN">
                <text:p>NaN</text:p>
              </table:table-cell>
              <table:table-cell office:value-type="float" office:value="1.38782">
                <text:p>1.387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88.86726738">
                <text:p>13888.86726738</text:p>
              </table:table-cell>
              <table:table-cell office:value-type="float" office:value="1.37585">
                <text:p>1.37585</text:p>
              </table:table-cell>
              <table:table-cell office:value-type="float" office:value="NaN">
                <text:p>NaN</text:p>
              </table:table-cell>
              <table:table-cell office:value-type="float" office:value="1.38758">
                <text:p>1.387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09.78668575">
                <text:p>13509.78668575</text:p>
              </table:table-cell>
              <table:table-cell office:value-type="float" office:value="1.37563">
                <text:p>1.37563</text:p>
              </table:table-cell>
              <table:table-cell office:value-type="float" office:value="NaN">
                <text:p>NaN</text:p>
              </table:table-cell>
              <table:table-cell office:value-type="float" office:value="1.38735">
                <text:p>1.38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54.90273699">
                <text:p>13154.90273699</text:p>
              </table:table-cell>
              <table:table-cell office:value-type="float" office:value="1.37543">
                <text:p>1.37543</text:p>
              </table:table-cell>
              <table:table-cell office:value-type="float" office:value="NaN">
                <text:p>NaN</text:p>
              </table:table-cell>
              <table:table-cell office:value-type="float" office:value="1.38714">
                <text:p>1.38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24.2154211">
                <text:p>12824.2154211</text:p>
              </table:table-cell>
              <table:table-cell office:value-type="float" office:value="1.37524">
                <text:p>1.37524</text:p>
              </table:table-cell>
              <table:table-cell office:value-type="float" office:value="NaN">
                <text:p>NaN</text:p>
              </table:table-cell>
              <table:table-cell office:value-type="float" office:value="1.38693">
                <text:p>1.38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01.5936495">
                <text:p>12501.5936495</text:p>
              </table:table-cell>
              <table:table-cell office:value-type="float" office:value="1.37506">
                <text:p>1.37506</text:p>
              </table:table-cell>
              <table:table-cell office:value-type="float" office:value="NaN">
                <text:p>NaN</text:p>
              </table:table-cell>
              <table:table-cell office:value-type="float" office:value="1.38674">
                <text:p>1.38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95.10296648">
                <text:p>12195.10296648</text:p>
              </table:table-cell>
              <table:table-cell office:value-type="float" office:value="1.37488">
                <text:p>1.37488</text:p>
              </table:table-cell>
              <table:table-cell office:value-type="float" office:value="NaN">
                <text:p>NaN</text:p>
              </table:table-cell>
              <table:table-cell office:value-type="float" office:value="1.38656">
                <text:p>1.38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04.74337204">
                <text:p>11904.74337204</text:p>
              </table:table-cell>
              <table:table-cell office:value-type="float" office:value="1.37472">
                <text:p>1.37472</text:p>
              </table:table-cell>
              <table:table-cell office:value-type="float" office:value="NaN">
                <text:p>NaN</text:p>
              </table:table-cell>
              <table:table-cell office:value-type="float" office:value="1.38639">
                <text:p>1.386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30.51486618">
                <text:p>11630.51486618</text:p>
              </table:table-cell>
              <table:table-cell office:value-type="float" office:value="1.37456">
                <text:p>1.37456</text:p>
              </table:table-cell>
              <table:table-cell office:value-type="float" office:value="NaN">
                <text:p>NaN</text:p>
              </table:table-cell>
              <table:table-cell office:value-type="float" office:value="1.38622">
                <text:p>1.386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364.35190461">
                <text:p>11364.35190461</text:p>
              </table:table-cell>
              <table:table-cell office:value-type="float" office:value="1.3744">
                <text:p>1.3744</text:p>
              </table:table-cell>
              <table:table-cell office:value-type="float" office:value="NaN">
                <text:p>NaN</text:p>
              </table:table-cell>
              <table:table-cell office:value-type="float" office:value="1.38606">
                <text:p>1.38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114.32003162">
                <text:p>11114.32003162</text:p>
              </table:table-cell>
              <table:table-cell office:value-type="float" office:value="1.37426">
                <text:p>1.37426</text:p>
              </table:table-cell>
              <table:table-cell office:value-type="float" office:value="NaN">
                <text:p>NaN</text:p>
              </table:table-cell>
              <table:table-cell office:value-type="float" office:value="1.3859">
                <text:p>1.3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72.35370292">
                <text:p>10872.35370292</text:p>
              </table:table-cell>
              <table:table-cell office:value-type="float" office:value="1.37411">
                <text:p>1.37411</text:p>
              </table:table-cell>
              <table:table-cell office:value-type="float" office:value="NaN">
                <text:p>NaN</text:p>
              </table:table-cell>
              <table:table-cell office:value-type="float" office:value="1.38575">
                <text:p>1.38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38.45291851">
                <text:p>10638.45291851</text:p>
              </table:table-cell>
              <table:table-cell office:value-type="float" office:value="1.37398">
                <text:p>1.37398</text:p>
              </table:table-cell>
              <table:table-cell office:value-type="float" office:value="NaN">
                <text:p>NaN</text:p>
              </table:table-cell>
              <table:table-cell office:value-type="float" office:value="1.38561">
                <text:p>1.38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0.68322268">
                <text:p>10420.68322268</text:p>
              </table:table-cell>
              <table:table-cell office:value-type="float" office:value="1.37384">
                <text:p>1.37384</text:p>
              </table:table-cell>
              <table:table-cell office:value-type="float" office:value="NaN">
                <text:p>NaN</text:p>
              </table:table-cell>
              <table:table-cell office:value-type="float" office:value="1.38546">
                <text:p>1.38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2.91352685">
                <text:p>10202.91352685</text:p>
              </table:table-cell>
              <table:table-cell office:value-type="float" office:value="1.37371">
                <text:p>1.37371</text:p>
              </table:table-cell>
              <table:table-cell office:value-type="float" office:value="NaN">
                <text:p>NaN</text:p>
              </table:table-cell>
              <table:table-cell office:value-type="float" office:value="1.38533">
                <text:p>1.38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1.2749196">
                <text:p>10001.2749196</text:p>
              </table:table-cell>
              <table:table-cell office:value-type="float" office:value="1.37358">
                <text:p>1.37358</text:p>
              </table:table-cell>
              <table:table-cell office:value-type="float" office:value="NaN">
                <text:p>NaN</text:p>
              </table:table-cell>
              <table:table-cell office:value-type="float" office:value="1.38519">
                <text:p>1.38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99.63631235">
                <text:p>9799.63631235</text:p>
              </table:table-cell>
              <table:table-cell office:value-type="float" office:value="1.37346">
                <text:p>1.37346</text:p>
              </table:table-cell>
              <table:table-cell office:value-type="float" office:value="NaN">
                <text:p>NaN</text:p>
              </table:table-cell>
              <table:table-cell office:value-type="float" office:value="1.38506">
                <text:p>1.38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97.9977051">
                <text:p>9597.9977051</text:p>
              </table:table-cell>
              <table:table-cell office:value-type="float" office:value="1.37333">
                <text:p>1.37333</text:p>
              </table:table-cell>
              <table:table-cell office:value-type="float" office:value="NaN">
                <text:p>NaN</text:p>
              </table:table-cell>
              <table:table-cell office:value-type="float" office:value="1.38492">
                <text:p>1.38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96.35909785">
                <text:p>9396.35909785</text:p>
              </table:table-cell>
              <table:table-cell office:value-type="float" office:value="1.37319">
                <text:p>1.37319</text:p>
              </table:table-cell>
              <table:table-cell office:value-type="float" office:value="NaN">
                <text:p>NaN</text:p>
              </table:table-cell>
              <table:table-cell office:value-type="float" office:value="1.38478">
                <text:p>1.384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02.78603489">
                <text:p>9202.78603489</text:p>
              </table:table-cell>
              <table:table-cell office:value-type="float" office:value="1.37305">
                <text:p>1.37305</text:p>
              </table:table-cell>
              <table:table-cell office:value-type="float" office:value="NaN">
                <text:p>NaN</text:p>
              </table:table-cell>
              <table:table-cell office:value-type="float" office:value="1.38464">
                <text:p>1.38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1.14742764">
                <text:p>9001.14742764</text:p>
              </table:table-cell>
              <table:table-cell office:value-type="float" office:value="1.37292">
                <text:p>1.37292</text:p>
              </table:table-cell>
              <table:table-cell office:value-type="float" office:value="NaN">
                <text:p>NaN</text:p>
              </table:table-cell>
              <table:table-cell office:value-type="float" office:value="1.38449">
                <text:p>1.38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99.50882039">
                <text:p>8799.50882039</text:p>
              </table:table-cell>
              <table:table-cell office:value-type="float" office:value="1.37277">
                <text:p>1.37277</text:p>
              </table:table-cell>
              <table:table-cell office:value-type="float" office:value="NaN">
                <text:p>NaN</text:p>
              </table:table-cell>
              <table:table-cell office:value-type="float" office:value="1.38434">
                <text:p>1.38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97.87021314">
                <text:p>8597.87021314</text:p>
              </table:table-cell>
              <table:table-cell office:value-type="float" office:value="1.37263">
                <text:p>1.37263</text:p>
              </table:table-cell>
              <table:table-cell office:value-type="float" office:value="NaN">
                <text:p>NaN</text:p>
              </table:table-cell>
              <table:table-cell office:value-type="float" office:value="1.38418">
                <text:p>1.38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96.23160589">
                <text:p>8396.23160589</text:p>
              </table:table-cell>
              <table:table-cell office:value-type="float" office:value="1.37247">
                <text:p>1.37247</text:p>
              </table:table-cell>
              <table:table-cell office:value-type="float" office:value="NaN">
                <text:p>NaN</text:p>
              </table:table-cell>
              <table:table-cell office:value-type="float" office:value="1.38402">
                <text:p>1.384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02.65854293">
                <text:p>8202.65854293</text:p>
              </table:table-cell>
              <table:table-cell office:value-type="float" office:value="1.37231">
                <text:p>1.37231</text:p>
              </table:table-cell>
              <table:table-cell office:value-type="float" office:value="NaN">
                <text:p>NaN</text:p>
              </table:table-cell>
              <table:table-cell office:value-type="float" office:value="1.38385">
                <text:p>1.383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.213381251">
                <text:p>8000.213381251</text:p>
              </table:table-cell>
              <table:table-cell office:value-type="float" office:value="1.37215">
                <text:p>1.37215</text:p>
              </table:table-cell>
              <table:table-cell office:value-type="float" office:value="NaN">
                <text:p>NaN</text:p>
              </table:table-cell>
              <table:table-cell office:value-type="float" office:value="1.38367">
                <text:p>1.383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00.187882859">
                <text:p>7800.187882859</text:p>
              </table:table-cell>
              <table:table-cell office:value-type="float" office:value="1.37197">
                <text:p>1.37197</text:p>
              </table:table-cell>
              <table:table-cell office:value-type="float" office:value="NaN">
                <text:p>NaN</text:p>
              </table:table-cell>
              <table:table-cell office:value-type="float" office:value="1.38349">
                <text:p>1.38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00.162384467">
                <text:p>7600.162384467</text:p>
              </table:table-cell>
              <table:table-cell office:value-type="float" office:value="1.37179">
                <text:p>1.37179</text:p>
              </table:table-cell>
              <table:table-cell office:value-type="float" office:value="NaN">
                <text:p>NaN</text:p>
              </table:table-cell>
              <table:table-cell office:value-type="float" office:value="1.38329">
                <text:p>1.38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00.136886075">
                <text:p>7400.136886075</text:p>
              </table:table-cell>
              <table:table-cell office:value-type="float" office:value="1.3716">
                <text:p>1.3716</text:p>
              </table:table-cell>
              <table:table-cell office:value-type="float" office:value="NaN">
                <text:p>NaN</text:p>
              </table:table-cell>
              <table:table-cell office:value-type="float" office:value="1.38309">
                <text:p>1.383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00.111387683">
                <text:p>7200.111387683</text:p>
              </table:table-cell>
              <table:table-cell office:value-type="float" office:value="1.3714">
                <text:p>1.3714</text:p>
              </table:table-cell>
              <table:table-cell office:value-type="float" office:value="NaN">
                <text:p>NaN</text:p>
              </table:table-cell>
              <table:table-cell office:value-type="float" office:value="1.38287">
                <text:p>1.382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0.085889291">
                <text:p>7000.085889291</text:p>
              </table:table-cell>
              <table:table-cell office:value-type="float" office:value="1.37118">
                <text:p>1.37118</text:p>
              </table:table-cell>
              <table:table-cell office:value-type="float" office:value="NaN">
                <text:p>NaN</text:p>
              </table:table-cell>
              <table:table-cell office:value-type="float" office:value="1.38265">
                <text:p>1.382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.060390899">
                <text:p>6800.060390899</text:p>
              </table:table-cell>
              <table:table-cell office:value-type="float" office:value="1.37096">
                <text:p>1.37096</text:p>
              </table:table-cell>
              <table:table-cell office:value-type="float" office:value="NaN">
                <text:p>NaN</text:p>
              </table:table-cell>
              <table:table-cell office:value-type="float" office:value="1.3824">
                <text:p>1.3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0.034892507">
                <text:p>6600.034892507</text:p>
              </table:table-cell>
              <table:table-cell office:value-type="float" office:value="1.37071">
                <text:p>1.37071</text:p>
              </table:table-cell>
              <table:table-cell office:value-type="float" office:value="NaN">
                <text:p>NaN</text:p>
              </table:table-cell>
              <table:table-cell office:value-type="float" office:value="1.38214">
                <text:p>1.38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00.009394115">
                <text:p>6400.009394115</text:p>
              </table:table-cell>
              <table:table-cell office:value-type="float" office:value="1.37045">
                <text:p>1.37045</text:p>
              </table:table-cell>
              <table:table-cell office:value-type="float" office:value="NaN">
                <text:p>NaN</text:p>
              </table:table-cell>
              <table:table-cell office:value-type="float" office:value="1.38186">
                <text:p>1.38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99.983895723">
                <text:p>6199.983895723</text:p>
              </table:table-cell>
              <table:table-cell office:value-type="float" office:value="1.37017">
                <text:p>1.37017</text:p>
              </table:table-cell>
              <table:table-cell office:value-type="float" office:value="NaN">
                <text:p>NaN</text:p>
              </table:table-cell>
              <table:table-cell office:value-type="float" office:value="1.38156">
                <text:p>1.38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99.958397331">
                <text:p>5999.958397331</text:p>
              </table:table-cell>
              <table:table-cell office:value-type="float" office:value="1.36986">
                <text:p>1.36986</text:p>
              </table:table-cell>
              <table:table-cell office:value-type="float" office:value="NaN">
                <text:p>NaN</text:p>
              </table:table-cell>
              <table:table-cell office:value-type="float" office:value="1.38124">
                <text:p>1.38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99.932898939">
                <text:p>5799.932898939</text:p>
              </table:table-cell>
              <table:table-cell office:value-type="float" office:value="1.36953">
                <text:p>1.36953</text:p>
              </table:table-cell>
              <table:table-cell office:value-type="float" office:value="NaN">
                <text:p>NaN</text:p>
              </table:table-cell>
              <table:table-cell office:value-type="float" office:value="1.38088">
                <text:p>1.38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99.907400547">
                <text:p>5599.907400547</text:p>
              </table:table-cell>
              <table:table-cell office:value-type="float" office:value="1.36917">
                <text:p>1.36917</text:p>
              </table:table-cell>
              <table:table-cell office:value-type="float" office:value="NaN">
                <text:p>NaN</text:p>
              </table:table-cell>
              <table:table-cell office:value-type="float" office:value="1.38049">
                <text:p>1.38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99.881902155">
                <text:p>5399.881902155</text:p>
              </table:table-cell>
              <table:table-cell office:value-type="float" office:value="1.36877">
                <text:p>1.36877</text:p>
              </table:table-cell>
              <table:table-cell office:value-type="float" office:value="NaN">
                <text:p>NaN</text:p>
              </table:table-cell>
              <table:table-cell office:value-type="float" office:value="1.38007">
                <text:p>1.38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99.856403763">
                <text:p>5199.856403763</text:p>
              </table:table-cell>
              <table:table-cell office:value-type="float" office:value="1.36833">
                <text:p>1.36833</text:p>
              </table:table-cell>
              <table:table-cell office:value-type="float" office:value="NaN">
                <text:p>NaN</text:p>
              </table:table-cell>
              <table:table-cell office:value-type="float" office:value="1.3796">
                <text:p>1.3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99.830905371">
                <text:p>4999.830905371</text:p>
              </table:table-cell>
              <table:table-cell office:value-type="float" office:value="1.36784">
                <text:p>1.36784</text:p>
              </table:table-cell>
              <table:table-cell office:value-type="float" office:value="NaN">
                <text:p>NaN</text:p>
              </table:table-cell>
              <table:table-cell office:value-type="float" office:value="1.37907">
                <text:p>1.379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99.818156175">
                <text:p>4899.818156175</text:p>
              </table:table-cell>
              <table:table-cell office:value-type="float" office:value="1.36757">
                <text:p>1.36757</text:p>
              </table:table-cell>
              <table:table-cell office:value-type="float" office:value="NaN">
                <text:p>NaN</text:p>
              </table:table-cell>
              <table:table-cell office:value-type="float" office:value="1.37879">
                <text:p>1.37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99.805406979">
                <text:p>4799.805406979</text:p>
              </table:table-cell>
              <table:table-cell office:value-type="float" office:value="1.36729">
                <text:p>1.36729</text:p>
              </table:table-cell>
              <table:table-cell office:value-type="float" office:value="NaN">
                <text:p>NaN</text:p>
              </table:table-cell>
              <table:table-cell office:value-type="float" office:value="1.37849">
                <text:p>1.378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99.792657783">
                <text:p>4699.792657783</text:p>
              </table:table-cell>
              <table:table-cell office:value-type="float" office:value="1.36699">
                <text:p>1.36699</text:p>
              </table:table-cell>
              <table:table-cell office:value-type="float" office:value="NaN">
                <text:p>NaN</text:p>
              </table:table-cell>
              <table:table-cell office:value-type="float" office:value="1.37817">
                <text:p>1.37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9.779908587">
                <text:p>4599.779908587</text:p>
              </table:table-cell>
              <table:table-cell office:value-type="float" office:value="1.36667">
                <text:p>1.36667</text:p>
              </table:table-cell>
              <table:table-cell office:value-type="float" office:value="NaN">
                <text:p>NaN</text:p>
              </table:table-cell>
              <table:table-cell office:value-type="float" office:value="1.37783">
                <text:p>1.37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99.767159391">
                <text:p>4499.767159391</text:p>
              </table:table-cell>
              <table:table-cell office:value-type="float" office:value="1.36633">
                <text:p>1.36633</text:p>
              </table:table-cell>
              <table:table-cell office:value-type="float" office:value="NaN">
                <text:p>NaN</text:p>
              </table:table-cell>
              <table:table-cell office:value-type="float" office:value="1.37747">
                <text:p>1.377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99.754410195">
                <text:p>4399.754410195</text:p>
              </table:table-cell>
              <table:table-cell office:value-type="float" office:value="1.36597">
                <text:p>1.36597</text:p>
              </table:table-cell>
              <table:table-cell office:value-type="float" office:value="NaN">
                <text:p>NaN</text:p>
              </table:table-cell>
              <table:table-cell office:value-type="float" office:value="1.37708">
                <text:p>1.37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9.741660999">
                <text:p>4299.741660999</text:p>
              </table:table-cell>
              <table:table-cell office:value-type="float" office:value="1.36559">
                <text:p>1.36559</text:p>
              </table:table-cell>
              <table:table-cell office:value-type="float" office:value="NaN">
                <text:p>NaN</text:p>
              </table:table-cell>
              <table:table-cell office:value-type="float" office:value="1.37667">
                <text:p>1.37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99.728911803">
                <text:p>4199.728911803</text:p>
              </table:table-cell>
              <table:table-cell office:value-type="float" office:value="1.36518">
                <text:p>1.36518</text:p>
              </table:table-cell>
              <table:table-cell office:value-type="float" office:value="NaN">
                <text:p>NaN</text:p>
              </table:table-cell>
              <table:table-cell office:value-type="float" office:value="1.37623">
                <text:p>1.37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99.716162607">
                <text:p>4099.716162607</text:p>
              </table:table-cell>
              <table:table-cell office:value-type="float" office:value="1.36474">
                <text:p>1.36474</text:p>
              </table:table-cell>
              <table:table-cell office:value-type="float" office:value="NaN">
                <text:p>NaN</text:p>
              </table:table-cell>
              <table:table-cell office:value-type="float" office:value="1.37579">
                <text:p>1.37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9.703413411">
                <text:p>3999.703413411</text:p>
              </table:table-cell>
              <table:table-cell office:value-type="float" office:value="1.36426">
                <text:p>1.36426</text:p>
              </table:table-cell>
              <table:table-cell office:value-type="float" office:value="NaN">
                <text:p>NaN</text:p>
              </table:table-cell>
              <table:table-cell office:value-type="float" office:value="1.37525">
                <text:p>1.37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9.690664215">
                <text:p>3899.690664215</text:p>
              </table:table-cell>
              <table:table-cell office:value-type="float" office:value="1.36375">
                <text:p>1.36375</text:p>
              </table:table-cell>
              <table:table-cell office:value-type="float" office:value="NaN">
                <text:p>NaN</text:p>
              </table:table-cell>
              <table:table-cell office:value-type="float" office:value="1.37471">
                <text:p>1.374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99.677915019">
                <text:p>3799.677915019</text:p>
              </table:table-cell>
              <table:table-cell office:value-type="float" office:value="1.3632">
                <text:p>1.3632</text:p>
              </table:table-cell>
              <table:table-cell office:value-type="float" office:value="NaN">
                <text:p>NaN</text:p>
              </table:table-cell>
              <table:table-cell office:value-type="float" office:value="1.37415">
                <text:p>1.374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9.665165823">
                <text:p>3699.665165823</text:p>
              </table:table-cell>
              <table:table-cell office:value-type="float" office:value="1.36261">
                <text:p>1.36261</text:p>
              </table:table-cell>
              <table:table-cell office:value-type="float" office:value="NaN">
                <text:p>NaN</text:p>
              </table:table-cell>
              <table:table-cell office:value-type="float" office:value="1.37348">
                <text:p>1.37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9.652416627">
                <text:p>3599.652416627</text:p>
              </table:table-cell>
              <table:table-cell office:value-type="float" office:value="1.36196">
                <text:p>1.36196</text:p>
              </table:table-cell>
              <table:table-cell office:value-type="float" office:value="NaN">
                <text:p>NaN</text:p>
              </table:table-cell>
              <table:table-cell office:value-type="float" office:value="1.37279">
                <text:p>1.37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9.639667431">
                <text:p>3499.639667431</text:p>
              </table:table-cell>
              <table:table-cell office:value-type="float" office:value="1.36126">
                <text:p>1.36126</text:p>
              </table:table-cell>
              <table:table-cell office:value-type="float" office:value="NaN">
                <text:p>NaN</text:p>
              </table:table-cell>
              <table:table-cell office:value-type="float" office:value="1.37204">
                <text:p>1.372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99.626918235">
                <text:p>3399.626918235</text:p>
              </table:table-cell>
              <table:table-cell office:value-type="float" office:value="1.36049">
                <text:p>1.36049</text:p>
              </table:table-cell>
              <table:table-cell office:value-type="float" office:value="NaN">
                <text:p>NaN</text:p>
              </table:table-cell>
              <table:table-cell office:value-type="float" office:value="1.37122">
                <text:p>1.37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00.420723468">
                <text:p>3300.420723468</text:p>
              </table:table-cell>
              <table:table-cell office:value-type="float" office:value="1.35966">
                <text:p>1.35966</text:p>
              </table:table-cell>
              <table:table-cell office:value-type="float" office:value="NaN">
                <text:p>NaN</text:p>
              </table:table-cell>
              <table:table-cell office:value-type="float" office:value="1.37033">
                <text:p>1.37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00.407974272">
                <text:p>3200.407974272</text:p>
              </table:table-cell>
              <table:table-cell office:value-type="float" office:value="1.35874">
                <text:p>1.35874</text:p>
              </table:table-cell>
              <table:table-cell office:value-type="float" office:value="NaN">
                <text:p>NaN</text:p>
              </table:table-cell>
              <table:table-cell office:value-type="float" office:value="1.36934">
                <text:p>1.369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00.395225076">
                <text:p>3100.395225076</text:p>
              </table:table-cell>
              <table:table-cell office:value-type="float" office:value="1.35773">
                <text:p>1.35773</text:p>
              </table:table-cell>
              <table:table-cell office:value-type="float" office:value="NaN">
                <text:p>NaN</text:p>
              </table:table-cell>
              <table:table-cell office:value-type="float" office:value="1.36827">
                <text:p>1.368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00.38247588">
                <text:p>3000.38247588</text:p>
              </table:table-cell>
              <table:table-cell office:value-type="float" office:value="1.35662">
                <text:p>1.35662</text:p>
              </table:table-cell>
              <table:table-cell office:value-type="float" office:value="NaN">
                <text:p>NaN</text:p>
              </table:table-cell>
              <table:table-cell office:value-type="float" office:value="1.36707">
                <text:p>1.367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00.369726684">
                <text:p>2900.369726684</text:p>
              </table:table-cell>
              <table:table-cell office:value-type="float" office:value="1.35539">
                <text:p>1.35539</text:p>
              </table:table-cell>
              <table:table-cell office:value-type="float" office:value="NaN">
                <text:p>NaN</text:p>
              </table:table-cell>
              <table:table-cell office:value-type="float" office:value="1.36575">
                <text:p>1.36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00.356977488">
                <text:p>2800.356977488</text:p>
              </table:table-cell>
              <table:table-cell office:value-type="float" office:value="1.35402">
                <text:p>1.35402</text:p>
              </table:table-cell>
              <table:table-cell office:value-type="float" office:value="NaN">
                <text:p>NaN</text:p>
              </table:table-cell>
              <table:table-cell office:value-type="float" office:value="1.36429">
                <text:p>1.36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.344228292">
                <text:p>2700.344228292</text:p>
              </table:table-cell>
              <table:table-cell office:value-type="float" office:value="1.35249">
                <text:p>1.35249</text:p>
              </table:table-cell>
              <table:table-cell office:value-type="float" office:value="NaN">
                <text:p>NaN</text:p>
              </table:table-cell>
              <table:table-cell office:value-type="float" office:value="1.36265">
                <text:p>1.36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00.331479096">
                <text:p>2600.331479096</text:p>
              </table:table-cell>
              <table:table-cell office:value-type="float" office:value="1.35077">
                <text:p>1.35077</text:p>
              </table:table-cell>
              <table:table-cell office:value-type="float" office:value="NaN">
                <text:p>NaN</text:p>
              </table:table-cell>
              <table:table-cell office:value-type="float" office:value="1.3608">
                <text:p>1.3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.3187299">
                <text:p>2500.3187299</text:p>
              </table:table-cell>
              <table:table-cell office:value-type="float" office:value="1.34883">
                <text:p>1.34883</text:p>
              </table:table-cell>
              <table:table-cell office:value-type="float" office:value="NaN">
                <text:p>NaN</text:p>
              </table:table-cell>
              <table:table-cell office:value-type="float" office:value="1.35873">
                <text:p>1.35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0.305980704">
                <text:p>2400.305980704</text:p>
              </table:table-cell>
              <table:table-cell office:value-type="float" office:value="1.34663">
                <text:p>1.34663</text:p>
              </table:table-cell>
              <table:table-cell office:value-type="float" office:value="NaN">
                <text:p>NaN</text:p>
              </table:table-cell>
              <table:table-cell office:value-type="float" office:value="1.35637">
                <text:p>1.356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00.293231508">
                <text:p>2300.293231508</text:p>
              </table:table-cell>
              <table:table-cell office:value-type="float" office:value="1.34412">
                <text:p>1.34412</text:p>
              </table:table-cell>
              <table:table-cell office:value-type="float" office:value="NaN">
                <text:p>NaN</text:p>
              </table:table-cell>
              <table:table-cell office:value-type="float" office:value="1.35369">
                <text:p>1.353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00.280482312">
                <text:p>2200.280482312</text:p>
              </table:table-cell>
              <table:table-cell office:value-type="float" office:value="1.34123">
                <text:p>1.34123</text:p>
              </table:table-cell>
              <table:table-cell office:value-type="float" office:value="NaN">
                <text:p>NaN</text:p>
              </table:table-cell>
              <table:table-cell office:value-type="float" office:value="1.3506">
                <text:p>1.35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.267733116">
                <text:p>2100.267733116</text:p>
              </table:table-cell>
              <table:table-cell office:value-type="float" office:value="1.33792">
                <text:p>1.33792</text:p>
              </table:table-cell>
              <table:table-cell office:value-type="float" office:value="NaN">
                <text:p>NaN</text:p>
              </table:table-cell>
              <table:table-cell office:value-type="float" office:value="1.34704">
                <text:p>1.34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0.25498392">
                <text:p>2000.25498392</text:p>
              </table:table-cell>
              <table:table-cell office:value-type="float" office:value="1.33404">
                <text:p>1.33404</text:p>
              </table:table-cell>
              <table:table-cell office:value-type="float" office:value="0.00000042">
                <text:p>0.00000042</text:p>
              </table:table-cell>
              <table:table-cell office:value-type="float" office:value="1.34288">
                <text:p>1.342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50.248609322">
                <text:p>1950.248609322</text:p>
              </table:table-cell>
              <table:table-cell office:value-type="float" office:value="1.33186">
                <text:p>1.33186</text:p>
              </table:table-cell>
              <table:table-cell office:value-type="float" office:value="0.0000006">
                <text:p>0.0000006</text:p>
              </table:table-cell>
              <table:table-cell office:value-type="float" office:value="1.34054">
                <text:p>1.340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00.242234724">
                <text:p>1900.242234724</text:p>
              </table:table-cell>
              <table:table-cell office:value-type="float" office:value="1.32948">
                <text:p>1.32948</text:p>
              </table:table-cell>
              <table:table-cell office:value-type="float" office:value="0.00000085">
                <text:p>0.00000085</text:p>
              </table:table-cell>
              <table:table-cell office:value-type="float" office:value="1.33799">
                <text:p>1.33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0.235860126">
                <text:p>1850.235860126</text:p>
              </table:table-cell>
              <table:table-cell office:value-type="float" office:value="1.32689">
                <text:p>1.32689</text:p>
              </table:table-cell>
              <table:table-cell office:value-type="float" office:value="0.0000012">
                <text:p>0.0000012</text:p>
              </table:table-cell>
              <table:table-cell office:value-type="float" office:value="1.33521">
                <text:p>1.33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0.229485528">
                <text:p>1800.229485528</text:p>
              </table:table-cell>
              <table:table-cell office:value-type="float" office:value="1.32406">
                <text:p>1.32406</text:p>
              </table:table-cell>
              <table:table-cell office:value-type="float" office:value="0.0000017">
                <text:p>0.0000017</text:p>
              </table:table-cell>
              <table:table-cell office:value-type="float" office:value="1.33217">
                <text:p>1.332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50.22311093">
                <text:p>1750.22311093</text:p>
              </table:table-cell>
              <table:table-cell office:value-type="float" office:value="1.32096">
                <text:p>1.32096</text:p>
              </table:table-cell>
              <table:table-cell office:value-type="float" office:value="0.0000025">
                <text:p>0.0000025</text:p>
              </table:table-cell>
              <table:table-cell office:value-type="float" office:value="1.32885">
                <text:p>1.328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0.216736332">
                <text:p>1700.216736332</text:p>
              </table:table-cell>
              <table:table-cell office:value-type="float" office:value="1.31754">
                <text:p>1.31754</text:p>
              </table:table-cell>
              <table:table-cell office:value-type="float" office:value="0.0000036">
                <text:p>0.0000036</text:p>
              </table:table-cell>
              <table:table-cell office:value-type="float" office:value="1.32518">
                <text:p>1.325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0.210361734">
                <text:p>1650.210361734</text:p>
              </table:table-cell>
              <table:table-cell office:value-type="float" office:value="1.31378">
                <text:p>1.31378</text:p>
              </table:table-cell>
              <table:table-cell office:value-type="float" office:value="0.0000051">
                <text:p>0.0000051</text:p>
              </table:table-cell>
              <table:table-cell office:value-type="float" office:value="1.32114">
                <text:p>1.32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00.203987136">
                <text:p>1600.203987136</text:p>
              </table:table-cell>
              <table:table-cell office:value-type="float" office:value="1.30961">
                <text:p>1.30961</text:p>
              </table:table-cell>
              <table:table-cell office:value-type="float" office:value="0.0000074">
                <text:p>0.0000074</text:p>
              </table:table-cell>
              <table:table-cell office:value-type="float" office:value="1.31666">
                <text:p>1.31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0.197612538">
                <text:p>1550.197612538</text:p>
              </table:table-cell>
              <table:table-cell office:value-type="float" office:value="1.30497">
                <text:p>1.30497</text:p>
              </table:table-cell>
              <table:table-cell office:value-type="float" office:value="0.000011">
                <text:p>0.000011</text:p>
              </table:table-cell>
              <table:table-cell office:value-type="float" office:value="1.31168">
                <text:p>1.311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0.19123794">
                <text:p>1500.19123794</text:p>
              </table:table-cell>
              <table:table-cell office:value-type="float" office:value="1.29978">
                <text:p>1.29978</text:p>
              </table:table-cell>
              <table:table-cell office:value-type="float" office:value="0.000016">
                <text:p>0.000016</text:p>
              </table:table-cell>
              <table:table-cell office:value-type="float" office:value="1.30611">
                <text:p>1.306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0.184863342">
                <text:p>1450.184863342</text:p>
              </table:table-cell>
              <table:table-cell office:value-type="float" office:value="1.29396">
                <text:p>1.29396</text:p>
              </table:table-cell>
              <table:table-cell office:value-type="float" office:value="0.000024">
                <text:p>0.000024</text:p>
              </table:table-cell>
              <table:table-cell office:value-type="float" office:value="1.29986">
                <text:p>1.29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0.178488744">
                <text:p>1400.178488744</text:p>
              </table:table-cell>
              <table:table-cell office:value-type="float" office:value="1.2874">
                <text:p>1.2874</text:p>
              </table:table-cell>
              <table:table-cell office:value-type="float" office:value="0.000037">
                <text:p>0.000037</text:p>
              </table:table-cell>
              <table:table-cell office:value-type="float" office:value="1.2928">
                <text:p>1.29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50.172114146">
                <text:p>1350.172114146</text:p>
              </table:table-cell>
              <table:table-cell office:value-type="float" office:value="1.281">
                <text:p>1.281</text:p>
              </table:table-cell>
              <table:table-cell office:value-type="float" office:value="0.000057">
                <text:p>0.000057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0.165739548">
                <text:p>1300.165739548</text:p>
              </table:table-cell>
              <table:table-cell office:value-type="float" office:value="1.273">
                <text:p>1.273</text:p>
              </table:table-cell>
              <table:table-cell office:value-type="float" office:value="0.000086">
                <text:p>0.000086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0.15936495">
                <text:p>1250.15936495</text:p>
              </table:table-cell>
              <table:table-cell office:value-type="float" office:value="1.264">
                <text:p>1.264</text:p>
              </table:table-cell>
              <table:table-cell office:value-type="float" office:value="0.00013">
                <text:p>0.00013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0">
                <text:p>1200</text:p>
              </table:table-cell>
              <table:table-cell office:value-type="float" office:value="1.252">
                <text:p>1.252</text:p>
              </table:table-cell>
              <table:table-cell office:value-type="float" office:value="0.00019">
                <text:p>0.00019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0">
                <text:p>1150</text:p>
              </table:table-cell>
              <table:table-cell office:value-type="float" office:value="1.24">
                <text:p>1.24</text:p>
              </table:table-cell>
              <table:table-cell office:value-type="float" office:value="0.00028">
                <text:p>0.00028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0">
                <text:p>1100</text:p>
              </table:table-cell>
              <table:table-cell office:value-type="float" office:value="1.224">
                <text:p>1.224</text:p>
              </table:table-cell>
              <table:table-cell office:value-type="float" office:value="0.00044">
                <text:p>0.00044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0">
                <text:p>1050</text:p>
              </table:table-cell>
              <table:table-cell office:value-type="float" office:value="1.206">
                <text:p>1.206</text:p>
              </table:table-cell>
              <table:table-cell office:value-type="float" office:value="0.00071">
                <text:p>0.00071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">
                <text:p>1000</text:p>
              </table:table-cell>
              <table:table-cell office:value-type="float" office:value="1.18">
                <text:p>1.18</text:p>
              </table:table-cell>
              <table:table-cell office:value-type="float" office:value="0.0012">
                <text:p>0.001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80">
                <text:p>980</text:p>
              </table:table-cell>
              <table:table-cell office:value-type="float" office:value="1.17">
                <text:p>1.17</text:p>
              </table:table-cell>
              <table:table-cell office:value-type="float" office:value="0.0015">
                <text:p>0.00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60">
                <text:p>960</text:p>
              </table:table-cell>
              <table:table-cell office:value-type="float" office:value="1.16">
                <text:p>1.16</text:p>
              </table:table-cell>
              <table:table-cell office:value-type="float" office:value="0.0019">
                <text:p>0.00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40">
                <text:p>940</text:p>
              </table:table-cell>
              <table:table-cell office:value-type="float" office:value="1.15">
                <text:p>1.15</text:p>
              </table:table-cell>
              <table:table-cell office:value-type="float" office:value="0.0024">
                <text:p>0.002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0">
                <text:p>920</text:p>
              </table:table-cell>
              <table:table-cell office:value-type="float" office:value="1.14">
                <text:p>1.14</text:p>
              </table:table-cell>
              <table:table-cell office:value-type="float" office:value="0.003">
                <text:p>0.00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0">
                <text:p>900</text:p>
              </table:table-cell>
              <table:table-cell office:value-type="float" office:value="1.12">
                <text:p>1.12</text:p>
              </table:table-cell>
              <table:table-cell office:value-type="float" office:value="0.0037">
                <text:p>0.0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0">
                <text:p>880</text:p>
              </table:table-cell>
              <table:table-cell office:value-type="float" office:value="1.11">
                <text:p>1.11</text:p>
              </table:table-cell>
              <table:table-cell office:value-type="float" office:value="0.0046">
                <text:p>0.004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0">
                <text:p>860</text:p>
              </table:table-cell>
              <table:table-cell office:value-type="float" office:value="1.09">
                <text:p>1.09</text:p>
              </table:table-cell>
              <table:table-cell office:value-type="float" office:value="0.0057">
                <text:p>0.00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0">
                <text:p>840</text:p>
              </table:table-cell>
              <table:table-cell office:value-type="float" office:value="1.07">
                <text:p>1.07</text:p>
              </table:table-cell>
              <table:table-cell office:value-type="float" office:value="0.0069">
                <text:p>0.006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0">
                <text:p>820</text:p>
              </table:table-cell>
              <table:table-cell office:value-type="float" office:value="1.04">
                <text:p>1.04</text:p>
              </table:table-cell>
              <table:table-cell office:value-type="float" office:value="0.0084">
                <text:p>0.008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0">
                <text:p>800</text:p>
              </table:table-cell>
              <table:table-cell office:value-type="float" office:value="1.02">
                <text:p>1.02</text:p>
              </table:table-cell>
              <table:table-cell office:value-type="float" office:value="0.01">
                <text:p>0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0">
                <text:p>780</text:p>
              </table:table-cell>
              <table:table-cell office:value-type="float" office:value="0.99">
                <text:p>0.99</text:p>
              </table:table-cell>
              <table:table-cell office:value-type="float" office:value="0.012">
                <text:p>0.01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0">
                <text:p>760</text:p>
              </table:table-cell>
              <table:table-cell office:value-type="float" office:value="0.95">
                <text:p>0.95</text:p>
              </table:table-cell>
              <table:table-cell office:value-type="float" office:value="0.015">
                <text:p>0.01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0">
                <text:p>740</text:p>
              </table:table-cell>
              <table:table-cell office:value-type="float" office:value="0.91">
                <text:p>0.91</text:p>
              </table:table-cell>
              <table:table-cell office:value-type="float" office:value="0.018">
                <text:p>0.01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0">
                <text:p>720</text:p>
              </table:table-cell>
              <table:table-cell office:value-type="float" office:value="0.86">
                <text:p>0.86</text:p>
              </table:table-cell>
              <table:table-cell office:value-type="float" office:value="0.022">
                <text:p>0.02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0.79">
                <text:p>0.79</text:p>
              </table:table-cell>
              <table:table-cell office:value-type="float" office:value="0.029">
                <text:p>0.02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0">
                <text:p>680</text:p>
              </table:table-cell>
              <table:table-cell office:value-type="float" office:value="0.71">
                <text:p>0.71</text:p>
              </table:table-cell>
              <table:table-cell office:value-type="float" office:value="0.041">
                <text:p>0.04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0">
                <text:p>660</text:p>
              </table:table-cell>
              <table:table-cell office:value-type="float" office:value="0.61">
                <text:p>0.61</text:p>
              </table:table-cell>
              <table:table-cell office:value-type="float" office:value="0.062">
                <text:p>0.06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0">
                <text:p>640</text:p>
              </table:table-cell>
              <table:table-cell office:value-type="float" office:value="0.47">
                <text:p>0.47</text:p>
              </table:table-cell>
              <table:table-cell office:value-type="float" office:value="0.11">
                <text:p>0.1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0">
                <text:p>620</text:p>
              </table:table-cell>
              <table:table-cell office:value-type="float" office:value="0.28">
                <text:p>0.28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0">
                <text:p>600</text:p>
              </table:table-cell>
              <table:table-cell office:value-type="float" office:value="0.17">
                <text:p>0.17</text:p>
              </table:table-cell>
              <table:table-cell office:value-type="float" office:value="0.5">
                <text:p>0.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0">
                <text:p>580</text:p>
              </table:table-cell>
              <table:table-cell office:value-type="float" office:value="0.14">
                <text:p>0.14</text:p>
              </table:table-cell>
              <table:table-cell office:value-type="float" office:value="0.73">
                <text:p>0.7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0">
                <text:p>560</text:p>
              </table:table-cell>
              <table:table-cell office:value-type="float" office:value="0.14">
                <text:p>0.14</text:p>
              </table:table-cell>
              <table:table-cell office:value-type="float" office:value="0.96">
                <text:p>0.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0">
                <text:p>540</text:p>
              </table:table-cell>
              <table:table-cell office:value-type="float" office:value="0.14">
                <text:p>0.14</text:p>
              </table:table-cell>
              <table:table-cell office:value-type="float" office:value="1.2">
                <text:p>1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0">
                <text:p>520</text:p>
              </table:table-cell>
              <table:table-cell office:value-type="float" office:value="0.15">
                <text:p>0.15</text:p>
              </table:table-cell>
              <table:table-cell office:value-type="float" office:value="1.5">
                <text:p>1.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0">
                <text:p>500</text:p>
              </table:table-cell>
              <table:table-cell office:value-type="float" office:value="0.17">
                <text:p>0.17</text:p>
              </table:table-cell>
              <table:table-cell office:value-type="float" office:value="1.9">
                <text:p>1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0">
                <text:p>490</text:p>
              </table:table-cell>
              <table:table-cell office:value-type="float" office:value="0.21">
                <text:p>0.21</text:p>
              </table:table-cell>
              <table:table-cell office:value-type="float" office:value="2.2">
                <text:p>2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0">
                <text:p>480</text:p>
              </table:table-cell>
              <table:table-cell office:value-type="float" office:value="0.27">
                <text:p>0.27</text:p>
              </table:table-cell>
              <table:table-cell office:value-type="float" office:value="2.5">
                <text:p>2.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0">
                <text:p>470</text:p>
              </table:table-cell>
              <table:table-cell office:value-type="float" office:value="0.42">
                <text:p>0.42</text:p>
              </table:table-cell>
              <table:table-cell office:value-type="float" office:value="3.1">
                <text:p>3.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0">
                <text:p>460</text:p>
              </table:table-cell>
              <table:table-cell office:value-type="float" office:value="0.86">
                <text:p>0.86</text:p>
              </table:table-cell>
              <table:table-cell office:value-type="float" office:value="4">
                <text:p>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0">
                <text:p>450</text:p>
              </table:table-cell>
              <table:table-cell office:value-type="float" office:value="3.11">
                <text:p>3.11</text:p>
              </table:table-cell>
              <table:table-cell office:value-type="float" office:value="5.3">
                <text:p>5.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0">
                <text:p>440</text:p>
              </table:table-cell>
              <table:table-cell office:value-type="float" office:value="4.97">
                <text:p>4.97</text:p>
              </table:table-cell>
              <table:table-cell office:value-type="float" office:value="1.8">
                <text:p>1.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0">
                <text:p>430</text:p>
              </table:table-cell>
              <table:table-cell office:value-type="float" office:value="3.58">
                <text:p>3.58</text:p>
              </table:table-cell>
              <table:table-cell office:value-type="float" office:value="0.68">
                <text:p>0.6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0">
                <text:p>420</text:p>
              </table:table-cell>
              <table:table-cell office:value-type="float" office:value="2.59">
                <text:p>2.59</text:p>
              </table:table-cell>
              <table:table-cell office:value-type="float" office:value="0.58">
                <text:p>0.5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0">
                <text:p>410</text:p>
              </table:table-cell>
              <table:table-cell office:value-type="float" office:value="2.7">
                <text:p>2.7</text:p>
              </table:table-cell>
              <table:table-cell office:value-type="float" office:value="2.2">
                <text:p>2.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0">
                <text:p>400</text:p>
              </table:table-cell>
              <table:table-cell office:value-type="float" office:value="3.3">
                <text:p>3.3</text:p>
              </table:table-cell>
              <table:table-cell office:value-type="float" office:value="0.39">
                <text:p>0.39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0">
                <text:p>390</text:p>
              </table:table-cell>
              <table:table-cell office:value-type="float" office:value="2.74">
                <text:p>2.74</text:p>
              </table:table-cell>
              <table:table-cell office:value-type="float" office:value="0.17">
                <text:p>0.17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0">
                <text:p>380</text:p>
              </table:table-cell>
              <table:table-cell office:value-type="float" office:value="2.43">
                <text:p>2.43</text:p>
              </table:table-cell>
              <table:table-cell office:value-type="float" office:value="0.12">
                <text:p>0.12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0">
                <text:p>370</text:p>
              </table:table-cell>
              <table:table-cell office:value-type="float" office:value="2.21">
                <text:p>2.21</text:p>
              </table:table-cell>
              <table:table-cell office:value-type="float" office:value="0.091">
                <text:p>0.09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0">
                <text:p>360</text:p>
              </table:table-cell>
              <table:table-cell office:value-type="float" office:value="2.02">
                <text:p>2.02</text:p>
              </table:table-cell>
              <table:table-cell office:value-type="float" office:value="0.078">
                <text:p>0.07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0">
                <text:p>350</text:p>
              </table:table-cell>
              <table:table-cell office:value-type="float" office:value="1.84">
                <text:p>1.84</text:p>
              </table:table-cell>
              <table:table-cell office:value-type="float" office:value="0.07">
                <text:p>0.0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0">
                <text:p>340</text:p>
              </table:table-cell>
              <table:table-cell office:value-type="float" office:value="1.66">
                <text:p>1.66</text:p>
              </table:table-cell>
              <table:table-cell office:value-type="float" office:value="0.068">
                <text:p>0.06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0">
                <text:p>330</text:p>
              </table:table-cell>
              <table:table-cell office:value-type="float" office:value="1.46">
                <text:p>1.46</text:p>
              </table:table-cell>
              <table:table-cell office:value-type="float" office:value="0.071">
                <text:p>0.07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0">
                <text:p>320</text:p>
              </table:table-cell>
              <table:table-cell office:value-type="float" office:value="1.2">
                <text:p>1.2</text:p>
              </table:table-cell>
              <table:table-cell office:value-type="float" office:value="0.083">
                <text:p>0.08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0">
                <text:p>310</text:p>
              </table:table-cell>
              <table:table-cell office:value-type="float" office:value="0.81">
                <text:p>0.81</text:p>
              </table:table-cell>
              <table:table-cell office:value-type="float" office:value="0.13">
                <text:p>0.1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0">
                <text:p>300</text:p>
              </table:table-cell>
              <table:table-cell office:value-type="float" office:value="0.18">
                <text:p>0.18</text:p>
              </table:table-cell>
              <table:table-cell office:value-type="float" office:value="0.64">
                <text:p>0.64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0">
                <text:p>290</text:p>
              </table:table-cell>
              <table:table-cell office:value-type="float" office:value="0.11">
                <text:p>0.11</text:p>
              </table:table-cell>
              <table:table-cell office:value-type="float" office:value="1.3">
                <text:p>1.3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0">
                <text:p>280</text:p>
              </table:table-cell>
              <table:table-cell office:value-type="float" office:value="0.11">
                <text:p>0.11</text:p>
              </table:table-cell>
              <table:table-cell office:value-type="float" office:value="2">
                <text:p>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0">
                <text:p>270</text:p>
              </table:table-cell>
              <table:table-cell office:value-type="float" office:value="0.15">
                <text:p>0.15</text:p>
              </table:table-cell>
              <table:table-cell office:value-type="float" office:value="2.8">
                <text:p>2.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0">
                <text:p>260</text:p>
              </table:table-cell>
              <table:table-cell office:value-type="float" office:value="0.32">
                <text:p>0.32</text:p>
              </table:table-cell>
              <table:table-cell office:value-type="float" office:value="4.3">
                <text:p>4.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">
                <text:p>250</text:p>
              </table:table-cell>
              <table:table-cell office:value-type="float" office:value="3.25">
                <text:p>3.25</text:p>
              </table:table-cell>
              <table:table-cell office:value-type="float" office:value="9.9">
                <text:p>9.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0">
                <text:p>240</text:p>
              </table:table-cell>
              <table:table-cell office:value-type="float" office:value="6.19">
                <text:p>6.19</text:p>
              </table:table-cell>
              <table:table-cell office:value-type="float" office:value="0.49">
                <text:p>0.4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0">
                <text:p>230</text:p>
              </table:table-cell>
              <table:table-cell office:value-type="float" office:value="4.43">
                <text:p>4.43</text:p>
              </table:table-cell>
              <table:table-cell office:value-type="float" office:value="0.14">
                <text:p>0.1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0">
                <text:p>220</text:p>
              </table:table-cell>
              <table:table-cell office:value-type="float" office:value="3.76">
                <text:p>3.76</text:p>
              </table:table-cell>
              <table:table-cell office:value-type="float" office:value="0.072">
                <text:p>0.07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3.4">
                <text:p>3.4</text:p>
              </table:table-cell>
              <table:table-cell office:value-type="float" office:value="0.045">
                <text:p>0.04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">
                <text:p>200</text:p>
              </table:table-cell>
              <table:table-cell office:value-type="float" office:value="3.16">
                <text:p>3.16</text:p>
              </table:table-cell>
              <table:table-cell office:value-type="float" office:value="0.032">
                <text:p>0.03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">
                <text:p>190</text:p>
              </table:table-cell>
              <table:table-cell office:value-type="float" office:value="2.99">
                <text:p>2.99</text:p>
              </table:table-cell>
              <table:table-cell office:value-type="float" office:value="0.024">
                <text:p>0.024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">
                <text:p>180</text:p>
              </table:table-cell>
              <table:table-cell office:value-type="float" office:value="2.87">
                <text:p>2.87</text:p>
              </table:table-cell>
              <table:table-cell office:value-type="float" office:value="0.019">
                <text:p>0.01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0">
                <text:p>170</text:p>
              </table:table-cell>
              <table:table-cell office:value-type="float" office:value="2.78">
                <text:p>2.78</text:p>
              </table:table-cell>
              <table:table-cell office:value-type="float" office:value="0.015">
                <text:p>0.01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0">
                <text:p>160</text:p>
              </table:table-cell>
              <table:table-cell office:value-type="float" office:value="2.7">
                <text:p>2.7</text:p>
              </table:table-cell>
              <table:table-cell office:value-type="float" office:value="0.013">
                <text:p>0.01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0">
                <text:p>150</text:p>
              </table:table-cell>
              <table:table-cell office:value-type="float" office:value="2.64">
                <text:p>2.64</text:p>
              </table:table-cell>
              <table:table-cell office:value-type="float" office:value="0.011">
                <text:p>0.01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">
                <text:p>140</text:p>
              </table:table-cell>
              <table:table-cell office:value-type="float" office:value="2.59">
                <text:p>2.59</text:p>
              </table:table-cell>
              <table:table-cell office:value-type="float" office:value="0.0093">
                <text:p>0.009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0">
                <text:p>130</text:p>
              </table:table-cell>
              <table:table-cell office:value-type="float" office:value="2.54">
                <text:p>2.54</text:p>
              </table:table-cell>
              <table:table-cell office:value-type="float" office:value="0.008">
                <text:p>0.00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">
                <text:p>120</text:p>
              </table:table-cell>
              <table:table-cell office:value-type="float" office:value="2.51">
                <text:p>2.51</text:p>
              </table:table-cell>
              <table:table-cell office:value-type="float" office:value="0.007">
                <text:p>0.00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2.48">
                <text:p>2.48</text:p>
              </table:table-cell>
              <table:table-cell office:value-type="float" office:value="0.0061">
                <text:p>0.006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">
                <text:p>100</text:p>
              </table:table-cell>
              <table:table-cell office:value-type="float" office:value="2.45">
                <text:p>2.45</text:p>
              </table:table-cell>
              <table:table-cell office:value-type="float" office:value="0.0052">
                <text:p>0.005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0">
                <text:p>90</text:p>
              </table:table-cell>
              <table:table-cell office:value-type="float" office:value="2.43">
                <text:p>2.43</text:p>
              </table:table-cell>
              <table:table-cell office:value-type="float" office:value="0.0045">
                <text:p>0.004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2.41">
                <text:p>2.41</text:p>
              </table:table-cell>
              <table:table-cell office:value-type="float" office:value="0.0039">
                <text:p>0.003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">
                <text:p>70</text:p>
              </table:table-cell>
              <table:table-cell office:value-type="float" office:value="2.39">
                <text:p>2.39</text:p>
              </table:table-cell>
              <table:table-cell office:value-type="float" office:value="0.0033">
                <text:p>0.003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2.38">
                <text:p>2.38</text:p>
              </table:table-cell>
              <table:table-cell office:value-type="float" office:value="0.0028">
                <text:p>0.002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">
                <text:p>50</text:p>
              </table:table-cell>
              <table:table-cell office:value-type="float" office:value="2.37">
                <text:p>2.37</text:p>
              </table:table-cell>
              <table:table-cell office:value-type="float" office:value="0.0023">
                <text:p>0.002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2.36">
                <text:p>2.36</text:p>
              </table:table-cell>
              <table:table-cell office:value-type="float" office:value="0.0018">
                <text:p>0.001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.35">
                <text:p>2.35</text:p>
              </table:table-cell>
              <table:table-cell office:value-type="float" office:value="0.0013">
                <text:p>0.001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3">
                <text:p>23.3</text:p>
              </table:table-cell>
              <table:table-cell office:value-type="float" office:value="2.354">
                <text:p>2.354</text:p>
              </table:table-cell>
              <table:table-cell office:value-type="float" office:value="0.0024">
                <text:p>0.002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2.35">
                <text:p>2.35</text:p>
              </table:table-cell>
              <table:table-cell office:value-type="float" office:value="0.00087">
                <text:p>0.0008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7">
                <text:p>16.7</text:p>
              </table:table-cell>
              <table:table-cell office:value-type="float" office:value="2.345">
                <text:p>2.345</text:p>
              </table:table-cell>
              <table:table-cell office:value-type="float" office:value="0.0014">
                <text:p>0.0014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  <table:table-cell office:value-type="float" office:value="2.34">
                <text:p>2.34</text:p>
              </table:table-cell>
              <table:table-cell office:value-type="float" office:value="0.00065">
                <text:p>0.0006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">
                <text:p>10</text:p>
              </table:table-cell>
              <table:table-cell office:value-type="float" office:value="2.34">
                <text:p>2.34</text:p>
              </table:table-cell>
              <table:table-cell office:value-type="float" office:value="0.00043">
                <text:p>0.0004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2.34">
                <text:p>2.34</text:p>
              </table:table-cell>
              <table:table-cell office:value-type="float" office:value="0.00022">
                <text:p>0.0002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2.15">
                <text:p>2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